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  <style:text-properties fo:color="#134f5c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134f5c"/>
    </style:style>
    <style:style style:name="T3_2" style:family="text">
      <style:text-properties fo:color="#134f5c"/>
    </style:style>
    <style:style style:name="T3_3" style:family="text">
      <style:text-properties fo:color="#134f5c"/>
    </style:style>
    <style:style style:name="T3_4" style:family="text">
      <style:text-properties fo:color="#134f5c"/>
    </style:style>
    <style:style style:name="T3_5" style:family="text">
      <style:text-properties fo:color="#134f5c"/>
    </style:style>
    <style:style style:name="T3_6" style:family="text">
      <style:text-properties fo:color="#134f5c"/>
    </style:style>
    <style:style style:name="T3_7" style:family="text">
      <style:text-properties fo:color="#134f5c"/>
    </style:style>
    <style:style style:name="T3_8" style:family="text">
      <style:text-properties fo:color="#134f5c"/>
    </style:style>
    <style:style style:name="T3_9" style:family="text">
      <style:text-properties fo:color="#134f5c"/>
    </style:style>
    <style:style style:name="T3_10" style:family="text">
      <style:text-properties fo:color="#134f5c"/>
    </style:style>
    <style:style style:name="T3_11" style:family="text">
      <style:text-properties fo:color="#134f5c"/>
    </style:style>
    <style:style style:name="T3_12" style:family="text">
      <style:text-properties fo:color="#134f5c"/>
    </style:style>
    <style:style style:name="T3_13" style:family="text">
      <style:text-properties fo:color="#134f5c" fo:font-weight="bold" style:font-weight-asian="bold" style:font-weight-complex="bold"/>
    </style:style>
    <style:style style:name="T3_14" style:family="text">
      <style:text-properties fo:color="#134f5c" fo:font-weight="bold" style:font-weight-asian="bold" style:font-weight-complex="bold"/>
    </style:style>
    <style:style style:name="T3_15" style:family="text">
      <style:text-properties fo:color="#134f5c" fo:font-weight="bold" style:font-weight-asian="bold" style:font-weight-complex="bold"/>
    </style:style>
    <style:style style:name="T3_16" style:family="text">
      <style:text-properties fo:color="#134f5c" fo:font-weight="bold" style:font-weight-asian="bold" style:font-weight-complex="bold"/>
    </style:style>
    <style:style style:name="T3_17" style:family="text">
      <style:text-properties fo:color="#134f5c" fo:font-weight="bold" style:font-weight-asian="bold" style:font-weight-complex="bold"/>
    </style:style>
    <style:style style:name="T3_18" style:family="text">
      <style:text-properties fo:color="#134f5c" fo:font-weight="bold" style:font-weight-asian="bold" style:font-weight-complex="bold"/>
    </style:style>
    <style:style style:name="T3_19" style:family="text">
      <style:text-properties fo:color="#134f5c"/>
    </style:style>
    <style:style style:name="T3_20" style:family="text">
      <style:text-properties fo:color="#134f5c"/>
    </style:style>
    <style:style style:name="T3_21" style:family="text">
      <style:text-properties fo:color="#134f5c"/>
    </style:style>
    <style:style style:name="T3_22" style:family="text">
      <style:text-properties fo:color="#134f5c"/>
    </style:style>
    <style:style style:name="T3_23" style:family="text">
      <style:text-properties fo:color="#134f5c"/>
    </style:style>
    <style:style style:name="T3_24" style:family="text">
      <style:text-properties fo:color="#134f5c"/>
    </style:style>
    <style:style style:name="T3_25" style:family="text">
      <style:text-properties fo:color="#134f5c"/>
    </style:style>
    <style:style style:name="T3_26" style:family="text">
      <style:text-properties fo:color="#134f5c"/>
    </style:style>
    <style:style style:name="T3_27" style:family="text">
      <style:text-properties fo:color="#134f5c"/>
    </style:style>
    <style:style style:name="T3_28" style:family="text">
      <style:text-properties fo:color="#134f5c"/>
    </style:style>
    <style:style style:name="T3_29" style:family="text">
      <style:text-properties fo:color="#134f5c"/>
    </style:style>
    <style:style style:name="T3_30" style:family="text">
      <style:text-properties fo:color="#134f5c"/>
    </style:style>
    <style:style style:name="T3_31" style:family="text">
      <style:text-properties fo:color="#134f5c"/>
    </style:style>
    <style:style style:name="T3_32" style:family="text">
      <style:text-properties fo:color="#134f5c"/>
    </style:style>
    <style:style style:name="T3_33" style:family="text">
      <style:text-properties fo:color="#134f5c"/>
    </style:style>
    <style:style style:name="T3_34" style:family="text">
      <style:text-properties fo:color="#134f5c"/>
    </style:style>
    <style:style style:name="T3_35" style:family="text">
      <style:text-properties fo:color="#134f5c"/>
    </style:style>
    <style:style style:name="T3_36" style:family="text">
      <style:text-properties fo:color="#134f5c"/>
    </style:style>
    <style:style style:name="T3_37" style:family="text">
      <style:text-properties fo:color="#134f5c"/>
    </style:style>
    <style:style style:name="T3_38" style:family="text">
      <style:text-properties fo:color="#134f5c"/>
    </style:style>
    <style:style style:name="T3_39" style:family="text">
      <style:text-properties fo:color="#134f5c"/>
    </style:style>
    <style:style style:name="T3_40" style:family="text">
      <style:text-properties fo:color="#134f5c"/>
    </style:style>
    <style:style style:name="T3_41" style:family="text">
      <style:text-properties fo:color="#134f5c"/>
    </style:style>
    <style:style style:name="T3_42" style:family="text">
      <style:text-properties fo:color="#134f5c"/>
    </style:style>
    <style:style style:name="T3_43" style:family="text">
      <style:text-properties fo:color="#1155cc" style:text-underline-style="solid" style:text-underline-color="font-color"/>
    </style:style>
    <style:style style:name="T3_44" style:family="text">
      <style:text-properties fo:color="#1155cc" style:text-underline-style="solid" style:text-underline-color="font-color"/>
    </style:style>
    <style:style style:name="T3_45" style:family="text">
      <style:text-properties fo:color="#1155cc" style:text-underline-style="solid" style:text-underline-color="font-color"/>
    </style:style>
    <style:style style:name="T3_46" style:family="text">
      <style:text-properties fo:color="#1155cc" style:text-underline-style="solid" style:text-underline-color="font-color"/>
    </style:style>
    <style:style style:name="T3_47" style:family="text">
      <style:text-properties fo:color="#1155cc" style:text-underline-style="solid" style:text-underline-color="font-color"/>
    </style:style>
    <style:style style:name="T3_48" style:family="text">
      <style:text-properties fo:color="#1155cc" style:text-underline-style="solid" style:text-underline-color="font-color"/>
    </style:style>
    <style:style style:name="T3_49" style:family="text">
      <style:text-properties fo:color="#1155cc" style:text-underline-style="solid" style:text-underline-color="font-color"/>
    </style:style>
    <style:style style:name="T3_50" style:family="text">
      <style:text-properties fo:color="#134f5c"/>
    </style:style>
    <style:style style:name="T3_51" style:family="text">
      <style:text-properties fo:color="#134f5c"/>
    </style:style>
    <style:style style:name="T3_52" style:family="text">
      <style:text-properties fo:color="#134f5c"/>
    </style:style>
    <style:style style:name="T3_53" style:family="text">
      <style:text-properties fo:color="#134f5c"/>
    </style:style>
    <style:style style:name="T3_54" style:family="text">
      <style:text-properties fo:color="#134f5c"/>
    </style:style>
    <style:style style:name="T3_55" style:family="text">
      <style:text-properties fo:color="#134f5c"/>
    </style:style>
    <style:style style:name="T3_56" style:family="text">
      <style:text-properties fo:color="#134f5c"/>
    </style:style>
    <style:style style:name="T3_57" style:family="text">
      <style:text-properties fo:color="#134f5c"/>
    </style:style>
    <style:style style:name="T3_58" style:family="text">
      <style:text-properties fo:color="#134f5c"/>
    </style:style>
    <style:style style:name="T3_59" style:family="text">
      <style:text-properties fo:color="#134f5c"/>
    </style:style>
    <style:style style:name="T3_60" style:family="text">
      <style:text-properties fo:color="#134f5c"/>
    </style:style>
    <style:style style:name="T3_61" style:family="text">
      <style:text-properties fo:color="#134f5c"/>
    </style:style>
    <style:style style:name="T3_62" style:family="text">
      <style:text-properties fo:color="#134f5c"/>
    </style:style>
    <style:style style:name="P4" style:family="paragraph" style:parent-style-name="Standard">
      <style:paragraph-properties fo:break-before="auto" fo:line-height="115%" style:writing-mode="lr-tb"/>
      <style:text-properties fo:color="#134f5c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color="#134f5c"/>
    </style:style>
    <style:style style:name="T5_2" style:family="text">
      <style:text-properties fo:color="#134f5c"/>
    </style:style>
    <style:style style:name="T5_3" style:family="text">
      <style:text-properties fo:color="#134f5c"/>
    </style:style>
    <style:style style:name="T5_4" style:family="text">
      <style:text-properties fo:color="#134f5c"/>
    </style:style>
    <style:style style:name="T5_5" style:family="text">
      <style:text-properties fo:color="#134f5c"/>
    </style:style>
    <style:style style:name="T5_6" style:family="text">
      <style:text-properties fo:color="#134f5c"/>
    </style:style>
    <style:style style:name="T5_7" style:family="text">
      <style:text-properties fo:color="#134f5c"/>
    </style:style>
    <style:style style:name="T5_8" style:family="text">
      <style:text-properties fo:color="#134f5c"/>
    </style:style>
    <style:style style:name="T5_9" style:family="text">
      <style:text-properties fo:color="#134f5c"/>
    </style:style>
    <style:style style:name="T5_10" style:family="text">
      <style:text-properties fo:color="#134f5c"/>
    </style:style>
    <style:style style:name="T5_11" style:family="text">
      <style:text-properties fo:color="#134f5c"/>
    </style:style>
    <style:style style:name="T5_12" style:family="text">
      <style:text-properties fo:color="#134f5c"/>
    </style:style>
    <style:style style:name="T5_13" style:family="text">
      <style:text-properties fo:color="#134f5c"/>
    </style:style>
    <style:style style:name="T5_14" style:family="text">
      <style:text-properties fo:color="#134f5c"/>
    </style:style>
    <style:style style:name="T5_15" style:family="text">
      <style:text-properties fo:color="#134f5c"/>
    </style:style>
    <style:style style:name="T5_16" style:family="text">
      <style:text-properties fo:color="#134f5c"/>
    </style:style>
    <style:style style:name="T5_17" style:family="text">
      <style:text-properties fo:color="#134f5c"/>
    </style:style>
    <style:style style:name="T5_18" style:family="text">
      <style:text-properties fo:color="#134f5c"/>
    </style:style>
    <style:style style:name="T5_19" style:family="text">
      <style:text-properties fo:color="#134f5c"/>
    </style:style>
    <style:style style:name="T5_20" style:family="text">
      <style:text-properties fo:color="#134f5c"/>
    </style:style>
    <style:style style:name="T5_21" style:family="text">
      <style:text-properties fo:color="#134f5c"/>
    </style:style>
    <style:style style:name="T5_22" style:family="text">
      <style:text-properties fo:color="#134f5c"/>
    </style:style>
    <style:style style:name="T5_23" style:family="text">
      <style:text-properties fo:color="#134f5c"/>
    </style:style>
    <style:style style:name="T5_24" style:family="text">
      <style:text-properties fo:color="#134f5c"/>
    </style:style>
    <style:style style:name="T5_25" style:family="text">
      <style:text-properties fo:color="#134f5c"/>
    </style:style>
    <style:style style:name="T5_26" style:family="text">
      <style:text-properties fo:color="#134f5c"/>
    </style:style>
    <style:style style:name="T5_27" style:family="text">
      <style:text-properties fo:color="#134f5c"/>
    </style:style>
    <style:style style:name="T5_28" style:family="text">
      <style:text-properties fo:color="#134f5c"/>
    </style:style>
    <style:style style:name="T5_29" style:family="text">
      <style:text-properties fo:color="#134f5c"/>
    </style:style>
    <style:style style:name="T5_30" style:family="text">
      <style:text-properties fo:color="#134f5c"/>
    </style:style>
    <style:style style:name="T5_31" style:family="text">
      <style:text-properties fo:color="#134f5c"/>
    </style:style>
    <style:style style:name="T5_32" style:family="text">
      <style:text-properties fo:color="#134f5c"/>
    </style:style>
    <style:style style:name="T5_33" style:family="text">
      <style:text-properties fo:color="#134f5c"/>
    </style:style>
    <style:style style:name="T5_34" style:family="text">
      <style:text-properties fo:color="#134f5c"/>
    </style:style>
    <style:style style:name="T5_35" style:family="text">
      <style:text-properties fo:color="#134f5c"/>
    </style:style>
    <style:style style:name="T5_36" style:family="text">
      <style:text-properties fo:color="#134f5c"/>
    </style:style>
    <style:style style:name="T5_37" style:family="text">
      <style:text-properties fo:color="#134f5c"/>
    </style:style>
    <style:style style:name="T5_38" style:family="text">
      <style:text-properties fo:color="#134f5c"/>
    </style:style>
    <style:style style:name="T5_39" style:family="text">
      <style:text-properties fo:color="#134f5c"/>
    </style:style>
    <style:style style:name="T5_40" style:family="text">
      <style:text-properties fo:color="#134f5c"/>
    </style:style>
    <style:style style:name="T5_41" style:family="text">
      <style:text-properties fo:color="#134f5c"/>
    </style:style>
    <style:style style:name="T5_42" style:family="text">
      <style:text-properties fo:color="#134f5c"/>
    </style:style>
    <style:style style:name="T5_43" style:family="text">
      <style:text-properties fo:color="#134f5c"/>
    </style:style>
    <style:style style:name="T5_44" style:family="text">
      <style:text-properties fo:color="#134f5c"/>
    </style:style>
    <style:style style:name="T5_45" style:family="text">
      <style:text-properties fo:color="#134f5c"/>
    </style:style>
    <style:style style:name="T5_46" style:family="text">
      <style:text-properties fo:color="#134f5c"/>
    </style:style>
    <style:style style:name="T5_47" style:family="text">
      <style:text-properties fo:color="#134f5c"/>
    </style:style>
    <style:style style:name="T5_48" style:family="text">
      <style:text-properties fo:color="#134f5c"/>
    </style:style>
    <style:style style:name="T5_49" style:family="text">
      <style:text-properties fo:color="#134f5c"/>
    </style:style>
    <style:style style:name="T5_50" style:family="text">
      <style:text-properties fo:color="#134f5c"/>
    </style:style>
    <style:style style:name="T5_51" style:family="text">
      <style:text-properties fo:color="#134f5c"/>
    </style:style>
    <style:style style:name="T5_52" style:family="text">
      <style:text-properties fo:color="#134f5c"/>
    </style:style>
    <style:style style:name="T5_53" style:family="text">
      <style:text-properties fo:color="#134f5c"/>
    </style:style>
    <style:style style:name="T5_54" style:family="text">
      <style:text-properties fo:color="#134f5c"/>
    </style:style>
    <style:style style:name="T5_55" style:family="text">
      <style:text-properties fo:color="#134f5c"/>
    </style:style>
    <style:style style:name="T5_56" style:family="text">
      <style:text-properties fo:color="#134f5c"/>
    </style:style>
    <style:style style:name="T5_57" style:family="text">
      <style:text-properties fo:color="#134f5c"/>
    </style:style>
    <style:style style:name="T5_58" style:family="text">
      <style:text-properties fo:color="#134f5c"/>
    </style:style>
    <style:style style:name="T5_59" style:family="text">
      <style:text-properties fo:color="#134f5c"/>
    </style:style>
    <style:style style:name="T5_60" style:family="text">
      <style:text-properties fo:color="#134f5c"/>
    </style:style>
    <style:style style:name="T5_61" style:family="text">
      <style:text-properties fo:color="#134f5c"/>
    </style:style>
    <style:style style:name="T5_62" style:family="text">
      <style:text-properties fo:color="#134f5c"/>
    </style:style>
    <style:style style:name="T5_63" style:family="text">
      <style:text-properties fo:color="#134f5c"/>
    </style:style>
    <style:style style:name="T5_64" style:family="text">
      <style:text-properties fo:color="#134f5c"/>
    </style:style>
    <style:style style:name="T5_65" style:family="text">
      <style:text-properties fo:color="#134f5c"/>
    </style:style>
    <style:style style:name="T5_66" style:family="text">
      <style:text-properties fo:color="#134f5c"/>
    </style:style>
    <style:style style:name="T5_67" style:family="text">
      <style:text-properties fo:color="#134f5c"/>
    </style:style>
    <style:style style:name="T5_68" style:family="text">
      <style:text-properties fo:color="#134f5c"/>
    </style:style>
    <style:style style:name="T5_69" style:family="text">
      <style:text-properties fo:color="#134f5c"/>
    </style:style>
    <style:style style:name="T5_70" style:family="text">
      <style:text-properties fo:color="#134f5c"/>
    </style:style>
    <style:style style:name="T5_71" style:family="text">
      <style:text-properties fo:color="#134f5c"/>
    </style:style>
    <style:style style:name="T5_72" style:family="text">
      <style:text-properties fo:color="#134f5c"/>
    </style:style>
    <style:style style:name="T5_73" style:family="text">
      <style:text-properties fo:color="#134f5c"/>
    </style:style>
    <style:style style:name="T5_74" style:family="text">
      <style:text-properties fo:color="#134f5c"/>
    </style:style>
    <style:style style:name="T5_75" style:family="text">
      <style:text-properties fo:color="#134f5c"/>
    </style:style>
    <style:style style:name="T5_76" style:family="text">
      <style:text-properties fo:color="#134f5c"/>
    </style:style>
    <style:style style:name="T5_77" style:family="text">
      <style:text-properties fo:color="#134f5c"/>
    </style:style>
    <style:style style:name="T5_78" style:family="text">
      <style:text-properties fo:color="#134f5c"/>
    </style:style>
    <style:style style:name="T5_79" style:family="text">
      <style:text-properties fo:color="#134f5c"/>
    </style:style>
    <style:style style:name="T5_80" style:family="text">
      <style:text-properties fo:color="#134f5c"/>
    </style:style>
    <style:style style:name="T5_81" style:family="text">
      <style:text-properties fo:color="#134f5c"/>
    </style:style>
    <style:style style:name="T5_82" style:family="text">
      <style:text-properties fo:color="#134f5c"/>
    </style:style>
    <style:style style:name="T5_83" style:family="text">
      <style:text-properties fo:color="#134f5c"/>
    </style:style>
    <style:style style:name="T5_84" style:family="text">
      <style:text-properties fo:color="#134f5c"/>
    </style:style>
    <style:style style:name="T5_85" style:family="text">
      <style:text-properties fo:color="#134f5c"/>
    </style:style>
    <style:style style:name="T5_86" style:family="text">
      <style:text-properties fo:color="#134f5c"/>
    </style:style>
    <style:style style:name="T5_87" style:family="text">
      <style:text-properties fo:color="#134f5c"/>
    </style:style>
    <style:style style:name="T5_88" style:family="text">
      <style:text-properties fo:color="#134f5c"/>
    </style:style>
    <style:style style:name="T5_89" style:family="text">
      <style:text-properties fo:color="#134f5c"/>
    </style:style>
    <style:style style:name="T5_90" style:family="text">
      <style:text-properties fo:color="#134f5c"/>
    </style:style>
    <style:style style:name="T5_91" style:family="text">
      <style:text-properties fo:color="#134f5c"/>
    </style:style>
    <style:style style:name="T5_92" style:family="text">
      <style:text-properties fo:color="#134f5c"/>
    </style:style>
    <style:style style:name="T5_93" style:family="text">
      <style:text-properties fo:color="#134f5c"/>
    </style:style>
    <style:style style:name="T5_94" style:family="text">
      <style:text-properties fo:color="#134f5c"/>
    </style:style>
    <style:style style:name="T5_95" style:family="text">
      <style:text-properties fo:color="#134f5c"/>
    </style:style>
    <style:style style:name="T5_96" style:family="text">
      <style:text-properties fo:color="#134f5c"/>
    </style:style>
    <style:style style:name="T5_97" style:family="text">
      <style:text-properties fo:color="#134f5c"/>
    </style:style>
    <style:style style:name="T5_98" style:family="text">
      <style:text-properties fo:color="#134f5c"/>
    </style:style>
    <style:style style:name="T5_99" style:family="text">
      <style:text-properties fo:color="#134f5c"/>
    </style:style>
    <style:style style:name="T5_100" style:family="text">
      <style:text-properties fo:color="#134f5c"/>
    </style:style>
    <style:style style:name="T5_101" style:family="text">
      <style:text-properties fo:color="#134f5c"/>
    </style:style>
    <style:style style:name="T5_102" style:family="text">
      <style:text-properties fo:color="#134f5c"/>
    </style:style>
    <style:style style:name="T5_103" style:family="text">
      <style:text-properties fo:color="#134f5c"/>
    </style:style>
    <style:style style:name="T5_104" style:family="text">
      <style:text-properties fo:color="#134f5c"/>
    </style:style>
    <style:style style:name="T5_105" style:family="text">
      <style:text-properties fo:color="#134f5c"/>
    </style:style>
    <style:style style:name="T5_106" style:family="text">
      <style:text-properties fo:color="#134f5c"/>
    </style:style>
    <style:style style:name="T5_107" style:family="text">
      <style:text-properties fo:color="#134f5c"/>
    </style:style>
    <style:style style:name="T5_108" style:family="text">
      <style:text-properties fo:color="#134f5c"/>
    </style:style>
    <style:style style:name="T5_109" style:family="text">
      <style:text-properties fo:color="#134f5c"/>
    </style:style>
    <style:style style:name="T5_110" style:family="text">
      <style:text-properties fo:color="#134f5c"/>
    </style:style>
    <style:style style:name="T5_111" style:family="text">
      <style:text-properties fo:color="#134f5c"/>
    </style:style>
    <style:style style:name="T5_112" style:family="text">
      <style:text-properties fo:color="#134f5c"/>
    </style:style>
    <style:style style:name="T5_113" style:family="text">
      <style:text-properties fo:color="#134f5c"/>
    </style:style>
    <style:style style:name="T5_114" style:family="text">
      <style:text-properties fo:color="#134f5c"/>
    </style:style>
    <style:style style:name="T5_115" style:family="text">
      <style:text-properties fo:color="#134f5c"/>
    </style:style>
    <style:style style:name="T5_116" style:family="text">
      <style:text-properties fo:color="#134f5c"/>
    </style:style>
    <style:style style:name="T5_117" style:family="text">
      <style:text-properties fo:color="#134f5c"/>
    </style:style>
    <style:style style:name="T5_118" style:family="text">
      <style:text-properties fo:color="#134f5c"/>
    </style:style>
    <style:style style:name="T5_119" style:family="text">
      <style:text-properties fo:color="#134f5c"/>
    </style:style>
    <style:style style:name="T5_120" style:family="text">
      <style:text-properties fo:color="#134f5c"/>
    </style:style>
    <style:style style:name="T5_121" style:family="text">
      <style:text-properties fo:color="#134f5c"/>
    </style:style>
    <style:style style:name="T5_122" style:family="text">
      <style:text-properties fo:color="#134f5c"/>
    </style:style>
    <style:style style:name="T5_123" style:family="text">
      <style:text-properties fo:color="#134f5c"/>
    </style:style>
    <style:style style:name="T5_124" style:family="text">
      <style:text-properties fo:color="#134f5c"/>
    </style:style>
    <style:style style:name="T5_125" style:family="text">
      <style:text-properties fo:color="#134f5c"/>
    </style:style>
    <style:style style:name="T5_126" style:family="text">
      <style:text-properties fo:color="#134f5c"/>
    </style:style>
    <style:style style:name="T5_127" style:family="text">
      <style:text-properties fo:color="#134f5c"/>
    </style:style>
    <style:style style:name="T5_128" style:family="text">
      <style:text-properties fo:color="#134f5c"/>
    </style:style>
    <style:style style:name="T5_129" style:family="text">
      <style:text-properties fo:color="#134f5c"/>
    </style:style>
    <style:style style:name="T5_130" style:family="text">
      <style:text-properties fo:color="#134f5c"/>
    </style:style>
    <style:style style:name="T5_131" style:family="text">
      <style:text-properties fo:color="#134f5c"/>
    </style:style>
    <style:style style:name="T5_132" style:family="text">
      <style:text-properties fo:color="#134f5c"/>
    </style:style>
    <style:style style:name="T5_133" style:family="text">
      <style:text-properties fo:color="#134f5c"/>
    </style:style>
    <style:style style:name="T5_134" style:family="text">
      <style:text-properties fo:color="#134f5c"/>
    </style:style>
    <style:style style:name="T5_135" style:family="text">
      <style:text-properties fo:color="#134f5c"/>
    </style:style>
    <style:style style:name="T5_136" style:family="text">
      <style:text-properties fo:color="#134f5c"/>
    </style:style>
    <style:style style:name="T5_137" style:family="text">
      <style:text-properties fo:color="#134f5c"/>
    </style:style>
    <style:style style:name="T5_138" style:family="text">
      <style:text-properties fo:color="#134f5c"/>
    </style:style>
    <style:style style:name="T5_139" style:family="text">
      <style:text-properties fo:color="#134f5c"/>
    </style:style>
    <style:style style:name="T5_140" style:family="text">
      <style:text-properties fo:color="#134f5c"/>
    </style:style>
    <style:style style:name="T5_141" style:family="text">
      <style:text-properties fo:color="#134f5c"/>
    </style:style>
    <style:style style:name="T5_142" style:family="text">
      <style:text-properties fo:color="#134f5c"/>
    </style:style>
    <style:style style:name="T5_143" style:family="text">
      <style:text-properties fo:color="#134f5c"/>
    </style:style>
    <style:style style:name="T5_144" style:family="text">
      <style:text-properties fo:color="#134f5c"/>
    </style:style>
    <style:style style:name="T5_145" style:family="text">
      <style:text-properties fo:color="#134f5c"/>
    </style:style>
    <style:style style:name="T5_146" style:family="text">
      <style:text-properties fo:color="#134f5c"/>
    </style:style>
    <style:style style:name="T5_147" style:family="text">
      <style:text-properties fo:color="#134f5c"/>
    </style:style>
    <style:style style:name="T5_148" style:family="text">
      <style:text-properties fo:color="#134f5c"/>
    </style:style>
    <style:style style:name="T5_149" style:family="text">
      <style:text-properties fo:color="#134f5c"/>
    </style:style>
    <style:style style:name="T5_150" style:family="text">
      <style:text-properties fo:color="#134f5c"/>
    </style:style>
    <style:style style:name="T5_151" style:family="text">
      <style:text-properties fo:color="#134f5c"/>
    </style:style>
    <style:style style:name="T5_152" style:family="text">
      <style:text-properties fo:color="#134f5c"/>
    </style:style>
    <style:style style:name="T5_153" style:family="text">
      <style:text-properties fo:color="#134f5c"/>
    </style:style>
    <style:style style:name="T5_154" style:family="text">
      <style:text-properties fo:color="#134f5c"/>
    </style:style>
    <style:style style:name="T5_155" style:family="text">
      <style:text-properties fo:color="#134f5c"/>
    </style:style>
    <style:style style:name="T5_156" style:family="text">
      <style:text-properties fo:color="#134f5c"/>
    </style:style>
    <style:style style:name="T5_157" style:family="text">
      <style:text-properties fo:color="#134f5c"/>
    </style:style>
    <style:style style:name="T5_158" style:family="text">
      <style:text-properties fo:color="#134f5c"/>
    </style:style>
    <style:style style:name="T5_159" style:family="text">
      <style:text-properties fo:color="#134f5c"/>
    </style:style>
    <style:style style:name="T5_160" style:family="text">
      <style:text-properties fo:color="#134f5c"/>
    </style:style>
    <style:style style:name="T5_161" style:family="text">
      <style:text-properties fo:color="#134f5c"/>
    </style:style>
    <style:style style:name="T5_162" style:family="text">
      <style:text-properties fo:color="#134f5c"/>
    </style:style>
    <style:style style:name="T5_163" style:family="text">
      <style:text-properties fo:color="#134f5c"/>
    </style:style>
    <style:style style:name="T5_164" style:family="text">
      <style:text-properties fo:color="#134f5c"/>
    </style:style>
    <style:style style:name="T5_165" style:family="text">
      <style:text-properties fo:color="#134f5c"/>
    </style:style>
    <style:style style:name="T5_166" style:family="text">
      <style:text-properties fo:color="#134f5c"/>
    </style:style>
    <style:style style:name="T5_167" style:family="text">
      <style:text-properties fo:color="#134f5c"/>
    </style:style>
    <style:style style:name="T5_168" style:family="text">
      <style:text-properties fo:color="#134f5c"/>
    </style:style>
    <style:style style:name="T5_169" style:family="text">
      <style:text-properties fo:color="#134f5c"/>
    </style:style>
    <style:style style:name="T5_170" style:family="text">
      <style:text-properties fo:color="#134f5c"/>
    </style:style>
    <style:style style:name="T5_171" style:family="text">
      <style:text-properties fo:color="#134f5c"/>
    </style:style>
    <style:style style:name="T5_172" style:family="text">
      <style:text-properties fo:color="#134f5c"/>
    </style:style>
    <style:style style:name="T5_173" style:family="text">
      <style:text-properties fo:color="#134f5c"/>
    </style:style>
    <style:style style:name="T5_174" style:family="text">
      <style:text-properties fo:color="#134f5c"/>
    </style:style>
    <style:style style:name="T5_175" style:family="text">
      <style:text-properties fo:color="#134f5c"/>
    </style:style>
    <style:style style:name="T5_176" style:family="text">
      <style:text-properties fo:color="#134f5c"/>
    </style:style>
    <style:style style:name="T5_177" style:family="text">
      <style:text-properties fo:color="#134f5c"/>
    </style:style>
    <style:style style:name="T5_178" style:family="text">
      <style:text-properties fo:color="#134f5c"/>
    </style:style>
    <style:style style:name="T5_179" style:family="text">
      <style:text-properties fo:color="#134f5c"/>
    </style:style>
    <style:style style:name="T5_180" style:family="text">
      <style:text-properties fo:color="#134f5c"/>
    </style:style>
    <style:style style:name="T5_181" style:family="text">
      <style:text-properties fo:color="#134f5c"/>
    </style:style>
    <style:style style:name="T5_182" style:family="text">
      <style:text-properties fo:color="#134f5c"/>
    </style:style>
    <style:style style:name="T5_183" style:family="text">
      <style:text-properties fo:color="#134f5c"/>
    </style:style>
    <style:style style:name="T5_184" style:family="text">
      <style:text-properties fo:color="#134f5c"/>
    </style:style>
    <style:style style:name="T5_185" style:family="text">
      <style:text-properties fo:color="#134f5c"/>
    </style:style>
    <style:style style:name="T5_186" style:family="text">
      <style:text-properties fo:color="#134f5c"/>
    </style:style>
    <style:style style:name="T5_187" style:family="text">
      <style:text-properties fo:color="#134f5c"/>
    </style:style>
    <style:style style:name="T5_188" style:family="text">
      <style:text-properties fo:color="#134f5c"/>
    </style:style>
    <style:style style:name="T5_189" style:family="text">
      <style:text-properties fo:color="#134f5c"/>
    </style:style>
    <style:style style:name="T5_190" style:family="text">
      <style:text-properties fo:color="#134f5c"/>
    </style:style>
    <style:style style:name="T5_191" style:family="text">
      <style:text-properties fo:color="#134f5c"/>
    </style:style>
    <style:style style:name="T5_192" style:family="text">
      <style:text-properties fo:color="#134f5c"/>
    </style:style>
    <style:style style:name="T5_193" style:family="text">
      <style:text-properties fo:color="#134f5c"/>
    </style:style>
    <style:style style:name="T5_194" style:family="text">
      <style:text-properties fo:color="#134f5c"/>
    </style:style>
    <style:style style:name="T5_195" style:family="text">
      <style:text-properties fo:color="#134f5c"/>
    </style:style>
    <style:style style:name="T5_196" style:family="text">
      <style:text-properties fo:color="#134f5c"/>
    </style:style>
    <style:style style:name="T5_197" style:family="text">
      <style:text-properties fo:color="#134f5c"/>
    </style:style>
    <style:style style:name="T5_198" style:family="text">
      <style:text-properties fo:color="#134f5c"/>
    </style:style>
    <style:style style:name="T5_199" style:family="text">
      <style:text-properties fo:color="#134f5c"/>
    </style:style>
    <style:style style:name="T5_200" style:family="text">
      <style:text-properties fo:color="#134f5c"/>
    </style:style>
    <style:style style:name="T5_201" style:family="text">
      <style:text-properties fo:color="#134f5c"/>
    </style:style>
    <style:style style:name="T5_202" style:family="text">
      <style:text-properties fo:color="#134f5c"/>
    </style:style>
    <style:style style:name="T5_203" style:family="text">
      <style:text-properties fo:color="#134f5c"/>
    </style:style>
    <style:style style:name="T5_204" style:family="text">
      <style:text-properties fo:color="#134f5c"/>
    </style:style>
    <style:style style:name="T5_205" style:family="text">
      <style:text-properties fo:color="#134f5c"/>
    </style:style>
    <style:style style:name="T5_206" style:family="text">
      <style:text-properties fo:color="#134f5c"/>
    </style:style>
    <style:style style:name="T5_207" style:family="text">
      <style:text-properties fo:color="#134f5c"/>
    </style:style>
    <style:style style:name="T5_208" style:family="text">
      <style:text-properties fo:color="#134f5c"/>
    </style:style>
    <style:style style:name="T5_209" style:family="text">
      <style:text-properties fo:color="#134f5c"/>
    </style:style>
    <style:style style:name="T5_210" style:family="text">
      <style:text-properties fo:color="#134f5c"/>
    </style:style>
    <style:style style:name="T5_211" style:family="text">
      <style:text-properties fo:color="#134f5c"/>
    </style:style>
    <style:style style:name="T5_212" style:family="text">
      <style:text-properties fo:color="#134f5c"/>
    </style:style>
    <style:style style:name="T5_213" style:family="text">
      <style:text-properties fo:color="#134f5c"/>
    </style:style>
    <style:style style:name="T5_214" style:family="text">
      <style:text-properties fo:color="#134f5c"/>
    </style:style>
    <style:style style:name="T5_215" style:family="text">
      <style:text-properties fo:color="#134f5c"/>
    </style:style>
    <style:style style:name="T5_216" style:family="text">
      <style:text-properties fo:color="#134f5c"/>
    </style:style>
    <style:style style:name="T5_217" style:family="text">
      <style:text-properties fo:color="#134f5c"/>
    </style:style>
    <style:style style:name="T5_218" style:family="text">
      <style:text-properties fo:color="#134f5c"/>
    </style:style>
    <style:style style:name="T5_219" style:family="text">
      <style:text-properties fo:color="#134f5c"/>
    </style:style>
    <style:style style:name="T5_220" style:family="text">
      <style:text-properties fo:color="#134f5c"/>
    </style:style>
    <style:style style:name="T5_221" style:family="text">
      <style:text-properties fo:color="#134f5c"/>
    </style:style>
    <style:style style:name="T5_222" style:family="text">
      <style:text-properties fo:color="#134f5c"/>
    </style:style>
    <style:style style:name="T5_223" style:family="text">
      <style:text-properties fo:color="#134f5c"/>
    </style:style>
    <style:style style:name="T5_224" style:family="text">
      <style:text-properties fo:color="#134f5c"/>
    </style:style>
    <style:style style:name="T5_225" style:family="text">
      <style:text-properties fo:color="#134f5c"/>
    </style:style>
    <style:style style:name="T5_226" style:family="text">
      <style:text-properties fo:color="#134f5c"/>
    </style:style>
    <style:style style:name="T5_227" style:family="text">
      <style:text-properties fo:color="#134f5c"/>
    </style:style>
    <style:style style:name="T5_228" style:family="text">
      <style:text-properties fo:color="#134f5c"/>
    </style:style>
    <style:style style:name="T5_229" style:family="text">
      <style:text-properties fo:color="#134f5c"/>
    </style:style>
    <style:style style:name="T5_230" style:family="text">
      <style:text-properties fo:color="#134f5c"/>
    </style:style>
    <style:style style:name="T5_231" style:family="text">
      <style:text-properties fo:color="#134f5c"/>
    </style:style>
    <style:style style:name="T5_232" style:family="text">
      <style:text-properties fo:color="#134f5c"/>
    </style:style>
    <style:style style:name="T5_233" style:family="text">
      <style:text-properties fo:color="#134f5c"/>
    </style:style>
    <style:style style:name="T5_234" style:family="text">
      <style:text-properties fo:color="#134f5c"/>
    </style:style>
    <style:style style:name="T5_235" style:family="text">
      <style:text-properties fo:color="#134f5c"/>
    </style:style>
    <style:style style:name="T5_236" style:family="text">
      <style:text-properties fo:color="#134f5c"/>
    </style:style>
    <style:style style:name="T5_237" style:family="text">
      <style:text-properties fo:color="#134f5c"/>
    </style:style>
    <style:style style:name="T5_238" style:family="text">
      <style:text-properties fo:color="#134f5c"/>
    </style:style>
    <style:style style:name="T5_239" style:family="text">
      <style:text-properties fo:color="#134f5c"/>
    </style:style>
    <style:style style:name="T5_240" style:family="text">
      <style:text-properties fo:color="#134f5c"/>
    </style:style>
    <style:style style:name="T5_241" style:family="text">
      <style:text-properties fo:color="#134f5c"/>
    </style:style>
    <style:style style:name="T5_242" style:family="text">
      <style:text-properties fo:color="#134f5c"/>
    </style:style>
    <style:style style:name="T5_243" style:family="text">
      <style:text-properties fo:color="#134f5c"/>
    </style:style>
    <style:style style:name="T5_244" style:family="text">
      <style:text-properties fo:color="#134f5c"/>
    </style:style>
    <style:style style:name="T5_245" style:family="text">
      <style:text-properties fo:color="#134f5c"/>
    </style:style>
    <style:style style:name="T5_246" style:family="text">
      <style:text-properties fo:color="#134f5c"/>
    </style:style>
    <style:style style:name="T5_247" style:family="text">
      <style:text-properties fo:color="#134f5c"/>
    </style:style>
    <style:style style:name="T5_248" style:family="text">
      <style:text-properties fo:color="#134f5c"/>
    </style:style>
    <style:style style:name="T5_249" style:family="text">
      <style:text-properties fo:color="#134f5c"/>
    </style:style>
    <style:style style:name="T5_250" style:family="text">
      <style:text-properties fo:color="#134f5c"/>
    </style:style>
    <style:style style:name="T5_251" style:family="text">
      <style:text-properties fo:color="#134f5c"/>
    </style:style>
    <style:style style:name="T5_252" style:family="text">
      <style:text-properties fo:color="#134f5c"/>
    </style:style>
    <style:style style:name="T5_253" style:family="text">
      <style:text-properties fo:color="#134f5c"/>
    </style:style>
    <style:style style:name="T5_254" style:family="text">
      <style:text-properties fo:color="#134f5c"/>
    </style:style>
    <style:style style:name="T5_255" style:family="text">
      <style:text-properties fo:color="#134f5c"/>
    </style:style>
    <style:style style:name="T5_256" style:family="text">
      <style:text-properties fo:color="#134f5c"/>
    </style:style>
    <style:style style:name="T5_257" style:family="text">
      <style:text-properties fo:color="#134f5c"/>
    </style:style>
    <style:style style:name="T5_258" style:family="text">
      <style:text-properties fo:color="#134f5c"/>
    </style:style>
    <style:style style:name="T5_259" style:family="text">
      <style:text-properties fo:color="#134f5c"/>
    </style:style>
    <style:style style:name="T5_260" style:family="text">
      <style:text-properties fo:color="#134f5c"/>
    </style:style>
    <style:style style:name="T5_261" style:family="text">
      <style:text-properties fo:color="#134f5c"/>
    </style:style>
    <style:style style:name="T5_262" style:family="text">
      <style:text-properties fo:color="#134f5c"/>
    </style:style>
    <style:style style:name="T5_263" style:family="text">
      <style:text-properties fo:color="#134f5c"/>
    </style:style>
    <style:style style:name="T5_264" style:family="text">
      <style:text-properties fo:color="#134f5c"/>
    </style:style>
    <style:style style:name="T5_265" style:family="text">
      <style:text-properties fo:color="#134f5c"/>
    </style:style>
    <style:style style:name="T5_266" style:family="text">
      <style:text-properties fo:color="#134f5c"/>
    </style:style>
    <style:style style:name="T5_267" style:family="text">
      <style:text-properties fo:color="#134f5c"/>
    </style:style>
    <style:style style:name="T5_268" style:family="text">
      <style:text-properties fo:color="#134f5c"/>
    </style:style>
    <style:style style:name="T5_269" style:family="text">
      <style:text-properties fo:color="#134f5c"/>
    </style:style>
    <style:style style:name="T5_270" style:family="text">
      <style:text-properties fo:color="#134f5c"/>
    </style:style>
    <style:style style:name="T5_271" style:family="text">
      <style:text-properties fo:color="#134f5c"/>
    </style:style>
    <style:style style:name="T5_272" style:family="text">
      <style:text-properties fo:color="#134f5c"/>
    </style:style>
    <style:style style:name="T5_273" style:family="text">
      <style:text-properties fo:color="#134f5c"/>
    </style:style>
    <style:style style:name="T5_274" style:family="text">
      <style:text-properties fo:color="#134f5c"/>
    </style:style>
    <style:style style:name="T5_275" style:family="text">
      <style:text-properties fo:color="#134f5c"/>
    </style:style>
    <style:style style:name="T5_276" style:family="text">
      <style:text-properties fo:color="#134f5c"/>
    </style:style>
    <style:style style:name="T5_277" style:family="text">
      <style:text-properties fo:color="#134f5c"/>
    </style:style>
    <style:style style:name="T5_278" style:family="text">
      <style:text-properties fo:color="#134f5c"/>
    </style:style>
    <style:style style:name="T5_279" style:family="text">
      <style:text-properties fo:color="#134f5c"/>
    </style:style>
    <style:style style:name="T5_280" style:family="text">
      <style:text-properties fo:color="#134f5c"/>
    </style:style>
    <style:style style:name="T5_281" style:family="text">
      <style:text-properties fo:color="#134f5c"/>
    </style:style>
    <style:style style:name="T5_282" style:family="text">
      <style:text-properties fo:color="#134f5c"/>
    </style:style>
    <style:style style:name="T5_283" style:family="text">
      <style:text-properties fo:color="#134f5c"/>
    </style:style>
    <style:style style:name="T5_284" style:family="text">
      <style:text-properties fo:color="#134f5c"/>
    </style:style>
    <style:style style:name="T5_285" style:family="text">
      <style:text-properties fo:color="#134f5c"/>
    </style:style>
    <style:style style:name="T5_286" style:family="text">
      <style:text-properties fo:color="#134f5c"/>
    </style:style>
    <style:style style:name="T5_287" style:family="text">
      <style:text-properties fo:color="#134f5c"/>
    </style:style>
    <style:style style:name="T5_288" style:family="text">
      <style:text-properties fo:color="#134f5c"/>
    </style:style>
    <style:style style:name="T5_289" style:family="text">
      <style:text-properties fo:color="#134f5c"/>
    </style:style>
    <style:style style:name="T5_290" style:family="text">
      <style:text-properties fo:color="#134f5c"/>
    </style:style>
    <style:style style:name="T5_291" style:family="text">
      <style:text-properties fo:color="#134f5c"/>
    </style:style>
    <style:style style:name="T5_292" style:family="text">
      <style:text-properties fo:color="#134f5c"/>
    </style:style>
    <style:style style:name="T5_293" style:family="text">
      <style:text-properties fo:color="#134f5c"/>
    </style:style>
    <style:style style:name="T5_294" style:family="text">
      <style:text-properties fo:color="#134f5c"/>
    </style:style>
    <style:style style:name="T5_295" style:family="text">
      <style:text-properties fo:color="#134f5c"/>
    </style:style>
    <style:style style:name="T5_296" style:family="text">
      <style:text-properties fo:color="#134f5c"/>
    </style:style>
    <style:style style:name="T5_297" style:family="text">
      <style:text-properties fo:color="#134f5c"/>
    </style:style>
    <style:style style:name="T5_298" style:family="text">
      <style:text-properties fo:color="#134f5c"/>
    </style:style>
    <style:style style:name="T5_299" style:family="text">
      <style:text-properties fo:color="#134f5c"/>
    </style:style>
    <style:style style:name="T5_300" style:family="text">
      <style:text-properties fo:color="#134f5c"/>
    </style:style>
    <style:style style:name="T5_301" style:family="text">
      <style:text-properties fo:color="#134f5c"/>
    </style:style>
    <style:style style:name="T5_302" style:family="text">
      <style:text-properties fo:color="#134f5c"/>
    </style:style>
    <style:style style:name="T5_303" style:family="text">
      <style:text-properties fo:color="#134f5c"/>
    </style:style>
    <style:style style:name="T5_304" style:family="text">
      <style:text-properties fo:color="#134f5c"/>
    </style:style>
    <style:style style:name="T5_305" style:family="text">
      <style:text-properties fo:color="#134f5c"/>
    </style:style>
    <style:style style:name="T5_306" style:family="text">
      <style:text-properties fo:color="#134f5c"/>
    </style:style>
    <style:style style:name="T5_307" style:family="text">
      <style:text-properties fo:color="#134f5c"/>
    </style:style>
    <style:style style:name="T5_308" style:family="text">
      <style:text-properties fo:color="#134f5c"/>
    </style:style>
    <style:style style:name="T5_309" style:family="text">
      <style:text-properties fo:color="#134f5c"/>
    </style:style>
    <style:style style:name="T5_310" style:family="text">
      <style:text-properties fo:color="#134f5c"/>
    </style:style>
    <style:style style:name="T5_311" style:family="text">
      <style:text-properties fo:color="#134f5c"/>
    </style:style>
    <style:style style:name="T5_312" style:family="text">
      <style:text-properties fo:color="#134f5c"/>
    </style:style>
    <style:style style:name="T5_313" style:family="text">
      <style:text-properties fo:color="#134f5c"/>
    </style:style>
    <style:style style:name="T5_314" style:family="text">
      <style:text-properties fo:color="#134f5c"/>
    </style:style>
    <style:style style:name="T5_315" style:family="text">
      <style:text-properties fo:color="#134f5c"/>
    </style:style>
    <style:style style:name="T5_316" style:family="text">
      <style:text-properties fo:color="#134f5c"/>
    </style:style>
    <style:style style:name="T5_317" style:family="text">
      <style:text-properties fo:color="#134f5c"/>
    </style:style>
    <style:style style:name="T5_318" style:family="text">
      <style:text-properties fo:color="#134f5c"/>
    </style:style>
    <style:style style:name="T5_319" style:family="text">
      <style:text-properties fo:color="#134f5c"/>
    </style:style>
    <style:style style:name="T5_320" style:family="text">
      <style:text-properties fo:color="#134f5c"/>
    </style:style>
    <style:style style:name="T5_321" style:family="text">
      <style:text-properties fo:color="#134f5c"/>
    </style:style>
    <style:style style:name="T5_322" style:family="text">
      <style:text-properties fo:color="#134f5c"/>
    </style:style>
    <style:style style:name="T5_323" style:family="text">
      <style:text-properties fo:color="#134f5c"/>
    </style:style>
    <style:style style:name="T5_324" style:family="text">
      <style:text-properties fo:color="#134f5c"/>
    </style:style>
    <style:style style:name="T5_325" style:family="text">
      <style:text-properties fo:color="#134f5c"/>
    </style:style>
    <style:style style:name="T5_326" style:family="text">
      <style:text-properties fo:color="#134f5c"/>
    </style:style>
    <style:style style:name="T5_327" style:family="text">
      <style:text-properties fo:color="#134f5c"/>
    </style:style>
    <style:style style:name="T5_328" style:family="text">
      <style:text-properties fo:color="#134f5c"/>
    </style:style>
    <style:style style:name="T5_329" style:family="text">
      <style:text-properties fo:color="#134f5c"/>
    </style:style>
    <style:style style:name="T5_330" style:family="text">
      <style:text-properties fo:color="#134f5c"/>
    </style:style>
    <style:style style:name="T5_331" style:family="text">
      <style:text-properties fo:color="#134f5c"/>
    </style:style>
    <style:style style:name="T5_332" style:family="text">
      <style:text-properties fo:color="#134f5c"/>
    </style:style>
    <style:style style:name="T5_333" style:family="text">
      <style:text-properties fo:color="#134f5c"/>
    </style:style>
    <style:style style:name="T5_334" style:family="text">
      <style:text-properties fo:color="#134f5c"/>
    </style:style>
    <style:style style:name="T5_335" style:family="text">
      <style:text-properties fo:color="#134f5c"/>
    </style:style>
    <style:style style:name="T5_336" style:family="text">
      <style:text-properties fo:color="#134f5c"/>
    </style:style>
    <style:style style:name="T5_337" style:family="text">
      <style:text-properties fo:color="#134f5c"/>
    </style:style>
    <style:style style:name="T5_338" style:family="text">
      <style:text-properties fo:color="#134f5c"/>
    </style:style>
    <style:style style:name="T5_339" style:family="text">
      <style:text-properties fo:color="#134f5c"/>
    </style:style>
    <style:style style:name="T5_340" style:family="text">
      <style:text-properties fo:color="#134f5c"/>
    </style:style>
    <style:style style:name="T5_341" style:family="text">
      <style:text-properties fo:color="#134f5c"/>
    </style:style>
    <style:style style:name="T5_342" style:family="text">
      <style:text-properties fo:color="#134f5c"/>
    </style:style>
    <style:style style:name="T5_343" style:family="text">
      <style:text-properties fo:color="#134f5c"/>
    </style:style>
    <style:style style:name="T5_344" style:family="text">
      <style:text-properties fo:color="#134f5c"/>
    </style:style>
    <style:style style:name="T5_345" style:family="text">
      <style:text-properties fo:color="#134f5c"/>
    </style:style>
    <style:style style:name="T5_346" style:family="text">
      <style:text-properties fo:color="#134f5c"/>
    </style:style>
    <style:style style:name="T5_347" style:family="text">
      <style:text-properties fo:color="#134f5c"/>
    </style:style>
    <style:style style:name="T5_348" style:family="text">
      <style:text-properties fo:color="#134f5c"/>
    </style:style>
    <style:style style:name="T5_349" style:family="text">
      <style:text-properties fo:color="#134f5c"/>
    </style:style>
    <style:style style:name="T5_350" style:family="text">
      <style:text-properties fo:color="#134f5c"/>
    </style:style>
    <style:style style:name="T5_351" style:family="text">
      <style:text-properties fo:color="#134f5c"/>
    </style:style>
    <style:style style:name="T5_352" style:family="text">
      <style:text-properties fo:color="#134f5c"/>
    </style:style>
    <style:style style:name="T5_353" style:family="text">
      <style:text-properties fo:color="#134f5c"/>
    </style:style>
    <style:style style:name="T5_354" style:family="text">
      <style:text-properties fo:color="#134f5c"/>
    </style:style>
    <style:style style:name="T5_355" style:family="text">
      <style:text-properties fo:color="#134f5c"/>
    </style:style>
    <style:style style:name="T5_356" style:family="text">
      <style:text-properties fo:color="#134f5c"/>
    </style:style>
    <style:style style:name="T5_357" style:family="text">
      <style:text-properties fo:color="#134f5c"/>
    </style:style>
    <style:style style:name="T5_358" style:family="text">
      <style:text-properties fo:color="#134f5c"/>
    </style:style>
    <style:style style:name="T5_359" style:family="text">
      <style:text-properties fo:color="#134f5c"/>
    </style:style>
    <style:style style:name="T5_360" style:family="text">
      <style:text-properties fo:color="#134f5c"/>
    </style:style>
    <style:style style:name="T5_361" style:family="text">
      <style:text-properties fo:color="#134f5c"/>
    </style:style>
    <style:style style:name="T5_362" style:family="text">
      <style:text-properties fo:color="#134f5c"/>
    </style:style>
    <style:style style:name="T5_363" style:family="text">
      <style:text-properties fo:color="#134f5c"/>
    </style:style>
    <style:style style:name="T5_364" style:family="text">
      <style:text-properties fo:color="#134f5c"/>
    </style:style>
    <style:style style:name="T5_365" style:family="text">
      <style:text-properties fo:color="#134f5c"/>
    </style:style>
    <style:style style:name="T5_366" style:family="text">
      <style:text-properties fo:color="#134f5c"/>
    </style:style>
    <style:style style:name="P6" style:family="paragraph" style:parent-style-name="Standard">
      <style:paragraph-properties fo:break-before="auto" fo:line-height="115%" style:writing-mode="lr-tb"/>
      <style:text-properties fo:color="#134f5c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color="#134f5c"/>
    </style:style>
    <style:style style:name="T7_2" style:family="text">
      <style:text-properties fo:color="#134f5c"/>
    </style:style>
    <style:style style:name="T7_3" style:family="text">
      <style:text-properties fo:color="#134f5c"/>
    </style:style>
    <style:style style:name="T7_4" style:family="text">
      <style:text-properties fo:color="#134f5c"/>
    </style:style>
    <style:style style:name="T7_5" style:family="text" style:parent-style-name="Standard"/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3" style:family="text">
      <style:text-properties fo:color="#134f5c"/>
    </style:style>
    <style:style style:name="T9_44" style:family="text">
      <style:text-properties fo:color="#134f5c"/>
    </style:style>
    <style:style style:name="T9_45" style:family="text">
      <style:text-properties fo:color="#134f5c"/>
    </style:style>
    <style:style style:name="T9_46" style:family="text">
      <style:text-properties fo:color="#134f5c"/>
    </style:style>
    <style:style style:name="T9_47" style:family="text">
      <style:text-properties fo:color="#134f5c"/>
    </style:style>
    <style:style style:name="T9_48" style:family="text">
      <style:text-properties fo:color="#134f5c"/>
    </style:style>
    <style:style style:name="T9_49" style:family="text">
      <style:text-properties fo:color="#134f5c"/>
    </style:style>
    <style:style style:name="T9_50" style:family="text">
      <style:text-properties fo:color="#134f5c"/>
    </style:style>
    <style:style style:name="T9_51" style:family="text">
      <style:text-properties fo:color="#134f5c"/>
    </style:style>
    <style:style style:name="T9_52" style:family="text">
      <style:text-properties fo:color="#134f5c"/>
    </style:style>
    <style:style style:name="T9_53" style:family="text">
      <style:text-properties fo:color="#134f5c"/>
    </style:style>
    <style:style style:name="T9_54" style:family="text">
      <style:text-properties fo:color="#134f5c"/>
    </style:style>
    <style:style style:name="T9_55" style:family="text">
      <style:text-properties fo:color="#134f5c"/>
    </style:style>
    <style:style style:name="T9_56" style:family="text">
      <style:text-properties fo:color="#134f5c"/>
    </style:style>
    <style:style style:name="P10" style:family="paragraph" style:parent-style-name="Heading_20_1">
      <style:paragraph-properties fo:break-before="auto" fo:line-height="115%" style:writing-mode="lr-tb"/>
    </style:style>
    <style:style style:name="P11" style:family="paragraph" style:parent-style-name="Heading_20_1">
      <style:paragraph-properties fo:break-before="auto" fo:line-height="115%" style:writing-mode="lr-tb"/>
    </style:style>
    <style:style style:name="P12" style:family="paragraph" style:parent-style-name="Heading_20_1">
      <style:paragraph-properties fo:break-before="auto" fo:line-height="115%" style:writing-mode="lr-tb"/>
    </style:style>
    <style:style style:name="P13" style:family="paragraph" style:parent-style-name="Heading_20_1">
      <style:paragraph-properties fo:break-before="auto" fo:line-height="115%" style:writing-mode="lr-tb"/>
    </style:style>
    <style:style style:name="P14" style:family="paragraph" style:parent-style-name="Heading_20_1">
      <style:paragraph-properties fo:break-before="auto" fo:line-height="115%" style:writing-mode="lr-tb"/>
    </style:style>
    <style:style style:name="P15" style:family="paragraph" style:parent-style-name="Heading_20_1">
      <style:paragraph-properties fo:break-before="auto" fo:line-height="115%" style:writing-mode="lr-tb"/>
    </style:style>
    <style:style style:name="P16" style:family="paragraph" style:parent-style-name="Heading_20_1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  <style:text-properties fo:color="#134f5c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color="#134f5c"/>
    </style:style>
    <style:style style:name="T18_2" style:family="text">
      <style:text-properties fo:color="#134f5c"/>
    </style:style>
    <style:style style:name="T18_3" style:family="text">
      <style:text-properties fo:color="#134f5c"/>
    </style:style>
    <style:style style:name="T18_4" style:family="text">
      <style:text-properties fo:color="#134f5c"/>
    </style:style>
    <style:style style:name="P19" style:family="paragraph" style:parent-style-name="Standard">
      <style:paragraph-properties fo:break-before="auto" fo:line-height="115%" style:writing-mode="lr-tb"/>
      <style:text-properties fo:color="#134f5c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color="#134f5c"/>
    </style:style>
    <style:style style:name="T20_2" style:family="text">
      <style:text-properties fo:color="#134f5c"/>
    </style:style>
    <style:style style:name="T20_3" style:family="text">
      <style:text-properties fo:color="#134f5c"/>
    </style:style>
    <style:style style:name="T20_4" style:family="text">
      <style:text-properties fo:color="#134f5c"/>
    </style:style>
    <style:style style:name="T20_5" style:family="text">
      <style:text-properties fo:color="#134f5c"/>
    </style:style>
    <style:style style:name="T20_6" style:family="text">
      <style:text-properties fo:color="#134f5c"/>
    </style:style>
    <style:style style:name="T20_7" style:family="text">
      <style:text-properties fo:color="#134f5c"/>
    </style:style>
    <style:style style:name="T20_8" style:family="text">
      <style:text-properties fo:color="#134f5c"/>
    </style:style>
    <style:style style:name="T20_9" style:family="text">
      <style:text-properties fo:color="#134f5c"/>
    </style:style>
    <style:style style:name="T20_10" style:family="text">
      <style:text-properties fo:color="#134f5c"/>
    </style:style>
    <style:style style:name="T20_11" style:family="text">
      <style:text-properties fo:color="#134f5c"/>
    </style:style>
    <style:style style:name="T20_12" style:family="text">
      <style:text-properties fo:color="#134f5c"/>
    </style:style>
    <style:style style:name="T20_13" style:family="text">
      <style:text-properties fo:color="#134f5c"/>
    </style:style>
    <style:style style:name="T20_14" style:family="text">
      <style:text-properties fo:color="#134f5c"/>
    </style:style>
    <style:style style:name="T20_15" style:family="text">
      <style:text-properties fo:color="#134f5c"/>
    </style:style>
    <style:style style:name="T20_16" style:family="text">
      <style:text-properties fo:color="#134f5c"/>
    </style:style>
    <style:style style:name="T20_17" style:family="text">
      <style:text-properties fo:color="#134f5c"/>
    </style:style>
    <style:style style:name="T20_18" style:family="text">
      <style:text-properties fo:color="#134f5c"/>
    </style:style>
    <style:style style:name="T20_19" style:family="text">
      <style:text-properties fo:color="#134f5c"/>
    </style:style>
    <style:style style:name="T20_20" style:family="text">
      <style:text-properties fo:color="#134f5c"/>
    </style:style>
    <style:style style:name="T20_21" style:family="text">
      <style:text-properties fo:color="#134f5c"/>
    </style:style>
    <style:style style:name="T20_22" style:family="text">
      <style:text-properties fo:color="#134f5c"/>
    </style:style>
    <style:style style:name="T20_23" style:family="text">
      <style:text-properties fo:color="#134f5c"/>
    </style:style>
    <style:style style:name="T20_24" style:family="text">
      <style:text-properties fo:color="#134f5c"/>
    </style:style>
    <style:style style:name="T20_25" style:family="text">
      <style:text-properties fo:color="#134f5c"/>
    </style:style>
    <style:style style:name="T20_26" style:family="text">
      <style:text-properties fo:color="#134f5c"/>
    </style:style>
    <style:style style:name="T20_27" style:family="text">
      <style:text-properties fo:color="#134f5c"/>
    </style:style>
    <style:style style:name="T20_28" style:family="text">
      <style:text-properties fo:color="#134f5c"/>
    </style:style>
    <style:style style:name="T20_29" style:family="text">
      <style:text-properties fo:color="#134f5c"/>
    </style:style>
    <style:style style:name="T20_30" style:family="text">
      <style:text-properties fo:color="#134f5c"/>
    </style:style>
    <style:style style:name="T20_31" style:family="text">
      <style:text-properties fo:color="#134f5c"/>
    </style:style>
    <style:style style:name="T20_32" style:family="text">
      <style:text-properties fo:color="#134f5c"/>
    </style:style>
    <style:style style:name="T20_33" style:family="text">
      <style:text-properties fo:color="#134f5c"/>
    </style:style>
    <style:style style:name="T20_34" style:family="text">
      <style:text-properties fo:color="#134f5c"/>
    </style:style>
    <style:style style:name="T20_35" style:family="text">
      <style:text-properties fo:color="#134f5c"/>
    </style:style>
    <style:style style:name="T20_36" style:family="text">
      <style:text-properties fo:color="#134f5c"/>
    </style:style>
    <style:style style:name="T20_37" style:family="text">
      <style:text-properties fo:color="#134f5c"/>
    </style:style>
    <style:style style:name="T20_38" style:family="text">
      <style:text-properties fo:color="#134f5c"/>
    </style:style>
    <style:style style:name="T20_39" style:family="text">
      <style:text-properties fo:color="#134f5c"/>
    </style:style>
    <style:style style:name="T20_40" style:family="text">
      <style:text-properties fo:color="#134f5c"/>
    </style:style>
    <style:style style:name="T20_41" style:family="text">
      <style:text-properties fo:color="#134f5c"/>
    </style:style>
    <style:style style:name="T20_42" style:family="text">
      <style:text-properties fo:color="#134f5c"/>
    </style:style>
    <style:style style:name="T20_43" style:family="text">
      <style:text-properties fo:color="#134f5c"/>
    </style:style>
    <style:style style:name="T20_44" style:family="text">
      <style:text-properties fo:color="#134f5c"/>
    </style:style>
    <style:style style:name="T20_45" style:family="text">
      <style:text-properties fo:color="#134f5c"/>
    </style:style>
    <style:style style:name="T20_46" style:family="text">
      <style:text-properties fo:color="#134f5c"/>
    </style:style>
    <style:style style:name="T20_47" style:family="text">
      <style:text-properties fo:color="#134f5c"/>
    </style:style>
    <style:style style:name="T20_48" style:family="text">
      <style:text-properties fo:color="#134f5c"/>
    </style:style>
    <style:style style:name="T20_49" style:family="text">
      <style:text-properties fo:color="#134f5c"/>
    </style:style>
    <style:style style:name="T20_50" style:family="text">
      <style:text-properties fo:color="#134f5c"/>
    </style:style>
    <style:style style:name="T20_51" style:family="text">
      <style:text-properties fo:color="#134f5c"/>
    </style:style>
    <style:style style:name="T20_52" style:family="text">
      <style:text-properties fo:color="#134f5c"/>
    </style:style>
    <style:style style:name="T20_53" style:family="text">
      <style:text-properties fo:color="#134f5c"/>
    </style:style>
    <style:style style:name="T20_54" style:family="text">
      <style:text-properties fo:color="#134f5c"/>
    </style:style>
    <style:style style:name="T20_55" style:family="text">
      <style:text-properties fo:color="#134f5c"/>
    </style:style>
    <style:style style:name="T20_56" style:family="text">
      <style:text-properties fo:color="#134f5c"/>
    </style:style>
    <style:style style:name="T20_57" style:family="text">
      <style:text-properties fo:color="#134f5c"/>
    </style:style>
    <style:style style:name="T20_58" style:family="text">
      <style:text-properties fo:color="#134f5c"/>
    </style:style>
    <style:style style:name="T20_59" style:family="text">
      <style:text-properties fo:color="#134f5c"/>
    </style:style>
    <style:style style:name="T20_60" style:family="text">
      <style:text-properties fo:color="#134f5c"/>
    </style:style>
    <style:style style:name="T20_61" style:family="text">
      <style:text-properties fo:color="#134f5c"/>
    </style:style>
    <style:style style:name="T20_62" style:family="text">
      <style:text-properties fo:color="#134f5c"/>
    </style:style>
    <style:style style:name="T20_63" style:family="text">
      <style:text-properties fo:color="#134f5c"/>
    </style:style>
    <style:style style:name="T20_64" style:family="text">
      <style:text-properties fo:color="#134f5c"/>
    </style:style>
    <style:style style:name="T20_65" style:family="text">
      <style:text-properties fo:color="#134f5c"/>
    </style:style>
    <style:style style:name="T20_66" style:family="text">
      <style:text-properties fo:color="#134f5c"/>
    </style:style>
    <style:style style:name="T20_67" style:family="text">
      <style:text-properties fo:color="#134f5c"/>
    </style:style>
    <style:style style:name="T20_68" style:family="text">
      <style:text-properties fo:color="#134f5c"/>
    </style:style>
    <style:style style:name="T20_69" style:family="text">
      <style:text-properties fo:color="#134f5c"/>
    </style:style>
    <style:style style:name="T20_70" style:family="text">
      <style:text-properties fo:color="#134f5c"/>
    </style:style>
    <style:style style:name="T20_71" style:family="text">
      <style:text-properties fo:color="#134f5c"/>
    </style:style>
    <style:style style:name="T20_72" style:family="text">
      <style:text-properties fo:color="#134f5c"/>
    </style:style>
    <style:style style:name="T20_73" style:family="text">
      <style:text-properties fo:color="#134f5c"/>
    </style:style>
    <style:style style:name="T20_74" style:family="text">
      <style:text-properties fo:color="#134f5c"/>
    </style:style>
    <style:style style:name="T20_75" style:family="text">
      <style:text-properties fo:color="#134f5c"/>
    </style:style>
    <style:style style:name="T20_76" style:family="text">
      <style:text-properties fo:color="#134f5c"/>
    </style:style>
    <style:style style:name="T20_77" style:family="text">
      <style:text-properties fo:color="#134f5c"/>
    </style:style>
    <style:style style:name="T20_78" style:family="text">
      <style:text-properties fo:color="#134f5c"/>
    </style:style>
    <style:style style:name="T20_79" style:family="text">
      <style:text-properties fo:color="#134f5c"/>
    </style:style>
    <style:style style:name="T20_80" style:family="text">
      <style:text-properties fo:color="#134f5c"/>
    </style:style>
    <style:style style:name="T20_81" style:family="text">
      <style:text-properties fo:color="#134f5c"/>
    </style:style>
    <style:style style:name="T20_82" style:family="text">
      <style:text-properties fo:color="#134f5c"/>
    </style:style>
    <style:style style:name="T20_83" style:family="text">
      <style:text-properties fo:color="#134f5c"/>
    </style:style>
    <style:style style:name="T20_84" style:family="text">
      <style:text-properties fo:color="#134f5c"/>
    </style:style>
    <style:style style:name="T20_85" style:family="text">
      <style:text-properties fo:color="#134f5c"/>
    </style:style>
    <style:style style:name="T20_86" style:family="text">
      <style:text-properties fo:color="#134f5c"/>
    </style:style>
    <style:style style:name="P21" style:family="paragraph" style:parent-style-name="Standard">
      <style:paragraph-properties fo:break-before="auto" fo:line-height="115%" style:writing-mode="lr-tb"/>
      <style:text-properties fo:color="#134f5c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color="#134f5c"/>
    </style:style>
    <style:style style:name="T22_2" style:family="text">
      <style:text-properties fo:color="#134f5c"/>
    </style:style>
    <style:style style:name="T22_3" style:family="text">
      <style:text-properties fo:color="#134f5c"/>
    </style:style>
    <style:style style:name="T22_4" style:family="text">
      <style:text-properties fo:color="#134f5c"/>
    </style:style>
    <style:style style:name="T22_5" style:family="text">
      <style:text-properties fo:color="#134f5c"/>
    </style:style>
    <style:style style:name="T22_6" style:family="text">
      <style:text-properties fo:color="#134f5c"/>
    </style:style>
    <style:style style:name="T22_7" style:family="text">
      <style:text-properties fo:color="#134f5c"/>
    </style:style>
    <style:style style:name="T22_8" style:family="text">
      <style:text-properties fo:color="#134f5c"/>
    </style:style>
    <style:style style:name="T22_9" style:family="text">
      <style:text-properties fo:color="#134f5c"/>
    </style:style>
    <style:style style:name="T22_10" style:family="text">
      <style:text-properties fo:color="#134f5c"/>
    </style:style>
    <style:style style:name="T22_11" style:family="text">
      <style:text-properties fo:color="#134f5c"/>
    </style:style>
    <style:style style:name="T22_12" style:family="text">
      <style:text-properties fo:color="#134f5c"/>
    </style:style>
    <style:style style:name="T22_13" style:family="text">
      <style:text-properties fo:color="#134f5c"/>
    </style:style>
    <style:style style:name="T22_14" style:family="text">
      <style:text-properties fo:color="#134f5c"/>
    </style:style>
    <style:style style:name="T22_15" style:family="text">
      <style:text-properties fo:color="#134f5c"/>
    </style:style>
    <style:style style:name="T22_16" style:family="text">
      <style:text-properties fo:color="#134f5c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color="#134f5c"/>
    </style:style>
    <style:style style:name="T23_2" style:family="text">
      <style:text-properties fo:color="#134f5c"/>
    </style:style>
    <style:style style:name="T23_3" style:family="text">
      <style:text-properties fo:color="#134f5c"/>
    </style:style>
    <style:style style:name="T23_4" style:family="text">
      <style:text-properties fo:color="#134f5c"/>
    </style:style>
    <style:style style:name="P24" style:family="paragraph" style:parent-style-name="Standard">
      <style:paragraph-properties fo:break-before="auto" fo:line-height="115%" style:writing-mode="lr-tb"/>
      <style:text-properties fo:color="#134f5c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color="#134f5c"/>
    </style:style>
    <style:style style:name="T25_2" style:family="text">
      <style:text-properties fo:color="#134f5c"/>
    </style:style>
    <style:style style:name="T25_3" style:family="text">
      <style:text-properties fo:color="#134f5c"/>
    </style:style>
    <style:style style:name="T25_4" style:family="text">
      <style:text-properties fo:color="#134f5c"/>
    </style:style>
    <style:style style:name="T25_5" style:family="text">
      <style:text-properties fo:color="#134f5c"/>
    </style:style>
    <style:style style:name="T25_6" style:family="text">
      <style:text-properties fo:color="#134f5c"/>
    </style:style>
    <style:style style:name="T25_7" style:family="text">
      <style:text-properties fo:color="#134f5c"/>
    </style:style>
    <style:style style:name="T25_8" style:family="text">
      <style:text-properties fo:color="#134f5c"/>
    </style:style>
    <style:style style:name="T25_9" style:family="text">
      <style:text-properties fo:color="#134f5c"/>
    </style:style>
    <style:style style:name="T25_10" style:family="text">
      <style:text-properties fo:color="#134f5c"/>
    </style:style>
    <style:style style:name="P26" style:family="paragraph" style:parent-style-name="Standard">
      <style:paragraph-properties fo:break-before="auto" fo:line-height="115%" style:writing-mode="lr-tb"/>
      <style:text-properties fo:color="#134f5c"/>
    </style:style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>
      <style:text-properties fo:color="#134f5c"/>
    </style:style>
    <style:style style:name="T27_2" style:family="text">
      <style:text-properties fo:color="#134f5c"/>
    </style:style>
    <style:style style:name="T27_3" style:family="text">
      <style:text-properties fo:color="#134f5c"/>
    </style:style>
    <style:style style:name="T27_4" style:family="text">
      <style:text-properties fo:color="#134f5c"/>
    </style:style>
    <style:style style:name="T27_5" style:family="text">
      <style:text-properties fo:color="#134f5c"/>
    </style:style>
    <style:style style:name="T27_6" style:family="text">
      <style:text-properties fo:color="#134f5c"/>
    </style:style>
    <style:style style:name="T27_7" style:family="text">
      <style:text-properties fo:color="#134f5c"/>
    </style:style>
    <style:style style:name="T27_8" style:family="text">
      <style:text-properties fo:color="#134f5c"/>
    </style:style>
    <style:style style:name="T27_9" style:family="text">
      <style:text-properties fo:color="#134f5c"/>
    </style:style>
    <style:style style:name="T27_10" style:family="text">
      <style:text-properties fo:color="#134f5c"/>
    </style:style>
    <style:style style:name="T27_11" style:family="text">
      <style:text-properties fo:color="#134f5c"/>
    </style:style>
    <style:style style:name="T27_12" style:family="text">
      <style:text-properties fo:color="#134f5c"/>
    </style:style>
    <style:style style:name="T27_13" style:family="text">
      <style:text-properties fo:color="#134f5c"/>
    </style:style>
    <style:style style:name="T27_14" style:family="text">
      <style:text-properties fo:color="#134f5c"/>
    </style:style>
    <style:style style:name="T27_15" style:family="text">
      <style:text-properties fo:color="#134f5c"/>
    </style:style>
    <style:style style:name="T27_16" style:family="text">
      <style:text-properties fo:color="#134f5c"/>
    </style:style>
    <style:style style:name="T27_17" style:family="text">
      <style:text-properties fo:color="#134f5c"/>
    </style:style>
    <style:style style:name="T27_18" style:family="text">
      <style:text-properties fo:color="#134f5c"/>
    </style:style>
    <style:style style:name="T27_19" style:family="text">
      <style:text-properties fo:color="#134f5c"/>
    </style:style>
    <style:style style:name="T27_20" style:family="text">
      <style:text-properties fo:color="#134f5c"/>
    </style:style>
    <style:style style:name="T27_21" style:family="text">
      <style:text-properties fo:color="#134f5c"/>
    </style:style>
    <style:style style:name="T27_22" style:family="text">
      <style:text-properties fo:color="#134f5c"/>
    </style:style>
    <style:style style:name="T27_23" style:family="text">
      <style:text-properties fo:color="#134f5c"/>
    </style:style>
    <style:style style:name="T27_24" style:family="text">
      <style:text-properties fo:color="#134f5c"/>
    </style:style>
    <style:style style:name="T27_25" style:family="text">
      <style:text-properties fo:color="#134f5c"/>
    </style:style>
    <style:style style:name="T27_26" style:family="text">
      <style:text-properties fo:color="#134f5c"/>
    </style:style>
    <style:style style:name="T27_27" style:family="text">
      <style:text-properties fo:color="#134f5c"/>
    </style:style>
    <style:style style:name="T27_28" style:family="text">
      <style:text-properties fo:color="#134f5c"/>
    </style:style>
    <style:style style:name="T27_29" style:family="text">
      <style:text-properties fo:color="#134f5c"/>
    </style:style>
    <style:style style:name="T27_30" style:family="text">
      <style:text-properties fo:color="#134f5c"/>
    </style:style>
    <style:style style:name="T27_31" style:family="text">
      <style:text-properties fo:color="#134f5c"/>
    </style:style>
    <style:style style:name="T27_32" style:family="text">
      <style:text-properties fo:color="#134f5c"/>
    </style:style>
    <style:style style:name="T27_33" style:family="text">
      <style:text-properties fo:color="#134f5c"/>
    </style:style>
    <style:style style:name="T27_34" style:family="text">
      <style:text-properties fo:color="#134f5c"/>
    </style:style>
    <style:style style:name="T27_35" style:family="text">
      <style:text-properties fo:color="#134f5c"/>
    </style:style>
    <style:style style:name="T27_36" style:family="text">
      <style:text-properties fo:color="#134f5c"/>
    </style:style>
    <style:style style:name="T27_37" style:family="text">
      <style:text-properties fo:color="#134f5c"/>
    </style:style>
    <style:style style:name="T27_38" style:family="text">
      <style:text-properties fo:color="#134f5c"/>
    </style:style>
    <style:style style:name="T27_39" style:family="text">
      <style:text-properties fo:color="#134f5c"/>
    </style:style>
    <style:style style:name="T27_40" style:family="text">
      <style:text-properties fo:color="#134f5c"/>
    </style:style>
    <style:style style:name="T27_41" style:family="text">
      <style:text-properties fo:color="#134f5c"/>
    </style:style>
    <style:style style:name="T27_42" style:family="text">
      <style:text-properties fo:color="#134f5c"/>
    </style:style>
    <style:style style:name="T27_43" style:family="text">
      <style:text-properties fo:color="#134f5c"/>
    </style:style>
    <style:style style:name="T27_44" style:family="text">
      <style:text-properties fo:color="#134f5c"/>
    </style:style>
    <style:style style:name="T27_45" style:family="text">
      <style:text-properties fo:color="#134f5c"/>
    </style:style>
    <style:style style:name="T27_46" style:family="text">
      <style:text-properties fo:color="#134f5c"/>
    </style:style>
    <style:style style:name="T27_47" style:family="text">
      <style:text-properties fo:color="#134f5c"/>
    </style:style>
    <style:style style:name="T27_48" style:family="text">
      <style:text-properties fo:color="#134f5c"/>
    </style:style>
    <style:style style:name="T27_49" style:family="text">
      <style:text-properties fo:color="#134f5c"/>
    </style:style>
    <style:style style:name="T27_50" style:family="text">
      <style:text-properties fo:color="#134f5c"/>
    </style:style>
    <style:style style:name="T27_51" style:family="text">
      <style:text-properties fo:color="#134f5c"/>
    </style:style>
    <style:style style:name="P28" style:family="paragraph" style:parent-style-name="Standard">
      <style:paragraph-properties fo:break-before="auto" fo:line-height="115%" style:writing-mode="lr-tb"/>
      <style:text-properties fo:color="#134f5c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color="#134f5c"/>
    </style:style>
    <style:style style:name="T29_2" style:family="text">
      <style:text-properties fo:color="#134f5c"/>
    </style:style>
    <style:style style:name="T29_3" style:family="text">
      <style:text-properties fo:color="#134f5c"/>
    </style:style>
    <style:style style:name="T29_4" style:family="text">
      <style:text-properties fo:color="#134f5c"/>
    </style:style>
    <style:style style:name="T29_5" style:family="text">
      <style:text-properties fo:color="#134f5c"/>
    </style:style>
    <style:style style:name="T29_6" style:family="text">
      <style:text-properties fo:color="#134f5c"/>
    </style:style>
    <style:style style:name="T29_7" style:family="text">
      <style:text-properties fo:color="#134f5c"/>
    </style:style>
    <style:style style:name="T29_8" style:family="text">
      <style:text-properties fo:color="#134f5c"/>
    </style:style>
    <style:style style:name="T29_9" style:family="text">
      <style:text-properties fo:color="#134f5c"/>
    </style:style>
    <style:style style:name="T29_10" style:family="text">
      <style:text-properties fo:color="#134f5c"/>
    </style:style>
    <style:style style:name="T29_11" style:family="text">
      <style:text-properties fo:color="#134f5c"/>
    </style:style>
    <style:style style:name="T29_12" style:family="text">
      <style:text-properties fo:color="#134f5c"/>
    </style:style>
    <style:style style:name="T29_13" style:family="text">
      <style:text-properties fo:color="#134f5c"/>
    </style:style>
    <style:style style:name="T29_14" style:family="text">
      <style:text-properties fo:color="#134f5c"/>
    </style:style>
    <style:style style:name="T29_15" style:family="text">
      <style:text-properties fo:color="#134f5c"/>
    </style:style>
    <style:style style:name="T29_16" style:family="text">
      <style:text-properties fo:color="#134f5c"/>
    </style:style>
    <style:style style:name="T29_17" style:family="text">
      <style:text-properties fo:color="#134f5c"/>
    </style:style>
    <style:style style:name="T29_18" style:family="text">
      <style:text-properties fo:color="#134f5c"/>
    </style:style>
    <style:style style:name="T29_19" style:family="text">
      <style:text-properties fo:color="#134f5c"/>
    </style:style>
    <style:style style:name="T29_20" style:family="text">
      <style:text-properties fo:color="#134f5c"/>
    </style:style>
    <style:style style:name="T29_21" style:family="text">
      <style:text-properties fo:color="#134f5c"/>
    </style:style>
    <style:style style:name="T29_22" style:family="text">
      <style:text-properties fo:color="#134f5c"/>
    </style:style>
    <style:style style:name="T29_23" style:family="text">
      <style:text-properties fo:color="#134f5c"/>
    </style:style>
    <style:style style:name="T29_24" style:family="text">
      <style:text-properties fo:color="#134f5c"/>
    </style:style>
    <style:style style:name="T29_25" style:family="text">
      <style:text-properties fo:color="#134f5c"/>
    </style:style>
    <style:style style:name="T29_26" style:family="text">
      <style:text-properties fo:color="#134f5c"/>
    </style:style>
    <style:style style:name="T29_27" style:family="text">
      <style:text-properties fo:color="#134f5c"/>
    </style:style>
    <style:style style:name="T29_28" style:family="text">
      <style:text-properties fo:color="#134f5c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color="#134f5c"/>
    </style:style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>
      <style:text-properties fo:color="#134f5c"/>
    </style:style>
    <style:style style:name="T31_2" style:family="text">
      <style:text-properties fo:color="#134f5c"/>
    </style:style>
    <style:style style:name="T31_3" style:family="text">
      <style:text-properties fo:color="#134f5c"/>
    </style:style>
    <style:style style:name="T31_4" style:family="text">
      <style:text-properties fo:color="#134f5c"/>
    </style:style>
    <style:style style:name="T31_5" style:family="text">
      <style:text-properties fo:color="#134f5c"/>
    </style:style>
    <style:style style:name="T31_6" style:family="text">
      <style:text-properties fo:color="#134f5c"/>
    </style:style>
    <style:style style:name="T31_7" style:family="text">
      <style:text-properties fo:color="#134f5c"/>
    </style:style>
    <style:style style:name="T31_8" style:family="text">
      <style:text-properties fo:color="#134f5c"/>
    </style:style>
    <style:style style:name="T31_9" style:family="text">
      <style:text-properties fo:color="#134f5c"/>
    </style:style>
    <style:style style:name="T31_10" style:family="text">
      <style:text-properties fo:color="#134f5c"/>
    </style:style>
    <style:style style:name="T31_11" style:family="text">
      <style:text-properties fo:color="#134f5c"/>
    </style:style>
    <style:style style:name="T31_12" style:family="text">
      <style:text-properties fo:color="#134f5c"/>
    </style:style>
    <style:style style:name="T31_13" style:family="text">
      <style:text-properties fo:color="#134f5c"/>
    </style:style>
    <style:style style:name="T31_14" style:family="text">
      <style:text-properties fo:color="#134f5c"/>
    </style:style>
    <style:style style:name="T31_15" style:family="text">
      <style:text-properties fo:color="#134f5c"/>
    </style:style>
    <style:style style:name="T31_16" style:family="text">
      <style:text-properties fo:color="#134f5c"/>
    </style:style>
    <style:style style:name="T31_17" style:family="text">
      <style:text-properties fo:color="#134f5c"/>
    </style:style>
    <style:style style:name="T31_18" style:family="text">
      <style:text-properties fo:color="#134f5c"/>
    </style:style>
    <style:style style:name="T31_19" style:family="text">
      <style:text-properties fo:color="#134f5c"/>
    </style:style>
    <style:style style:name="T31_20" style:family="text">
      <style:text-properties fo:color="#134f5c"/>
    </style:style>
    <style:style style:name="T31_21" style:family="text">
      <style:text-properties fo:color="#134f5c"/>
    </style:style>
    <style:style style:name="T31_22" style:family="text">
      <style:text-properties fo:color="#134f5c"/>
    </style:style>
    <style:style style:name="T31_23" style:family="text">
      <style:text-properties fo:color="#134f5c"/>
    </style:style>
    <style:style style:name="T31_24" style:family="text">
      <style:text-properties fo:color="#134f5c"/>
    </style:style>
    <style:style style:name="T31_25" style:family="text">
      <style:text-properties fo:color="#134f5c"/>
    </style:style>
    <style:style style:name="T31_26" style:family="text">
      <style:text-properties fo:color="#134f5c"/>
    </style:style>
    <style:style style:name="T31_27" style:family="text">
      <style:text-properties fo:color="#134f5c"/>
    </style:style>
    <style:style style:name="T31_28" style:family="text">
      <style:text-properties fo:color="#134f5c"/>
    </style:style>
    <style:style style:name="T31_29" style:family="text">
      <style:text-properties fo:color="#134f5c"/>
    </style:style>
    <style:style style:name="T31_30" style:family="text">
      <style:text-properties fo:color="#134f5c"/>
    </style:style>
    <style:style style:name="T31_31" style:family="text">
      <style:text-properties fo:color="#134f5c"/>
    </style:style>
    <style:style style:name="T31_32" style:family="text">
      <style:text-properties fo:color="#134f5c"/>
    </style:style>
    <style:style style:name="T31_33" style:family="text">
      <style:text-properties fo:color="#134f5c"/>
    </style:style>
    <style:style style:name="T31_34" style:family="text">
      <style:text-properties fo:color="#134f5c"/>
    </style:style>
    <style:style style:name="T31_35" style:family="text">
      <style:text-properties fo:color="#134f5c"/>
    </style:style>
    <style:style style:name="T31_36" style:family="text">
      <style:text-properties fo:color="#134f5c"/>
    </style:style>
    <style:style style:name="T31_37" style:family="text">
      <style:text-properties fo:color="#134f5c"/>
    </style:style>
    <style:style style:name="T31_38" style:family="text">
      <style:text-properties fo:color="#134f5c"/>
    </style:style>
    <style:style style:name="T31_39" style:family="text">
      <style:text-properties fo:color="#134f5c"/>
    </style:style>
    <style:style style:name="T31_40" style:family="text">
      <style:text-properties fo:color="#134f5c"/>
    </style:style>
    <style:style style:name="T31_41" style:family="text" style:parent-style-name="Standard"/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7" style:family="text">
      <style:text-properties fo:color="#134f5c"/>
    </style:style>
    <style:style style:name="T33_208" style:family="text">
      <style:text-properties fo:color="#134f5c"/>
    </style:style>
    <style:style style:name="T33_209" style:family="text">
      <style:text-properties fo:color="#134f5c"/>
    </style:style>
    <style:style style:name="T33_210" style:family="text">
      <style:text-properties fo:color="#134f5c"/>
    </style:style>
    <style:style style:name="T33_211" style:family="text">
      <style:text-properties fo:color="#134f5c"/>
    </style:style>
    <style:style style:name="T33_212" style:family="text">
      <style:text-properties fo:color="#134f5c"/>
    </style:style>
    <style:style style:name="T33_213" style:family="text">
      <style:text-properties fo:color="#134f5c"/>
    </style:style>
    <style:style style:name="T33_214" style:family="text">
      <style:text-properties fo:color="#134f5c"/>
    </style:style>
    <style:style style:name="T33_215" style:family="text">
      <style:text-properties fo:color="#134f5c"/>
    </style:style>
    <style:style style:name="T33_216" style:family="text">
      <style:text-properties fo:color="#134f5c"/>
    </style:style>
    <style:style style:name="T33_217" style:family="text">
      <style:text-properties fo:color="#134f5c"/>
    </style:style>
    <style:style style:name="T33_218" style:family="text">
      <style:text-properties fo:color="#134f5c"/>
    </style:style>
    <style:style style:name="T33_219" style:family="text">
      <style:text-properties fo:color="#134f5c"/>
    </style:style>
    <style:style style:name="T33_220" style:family="text">
      <style:text-properties fo:color="#134f5c"/>
    </style:style>
    <style:style style:name="T33_221" style:family="text">
      <style:text-properties fo:color="#134f5c"/>
    </style:style>
    <style:style style:name="T33_222" style:family="text">
      <style:text-properties fo:color="#134f5c"/>
    </style:style>
    <style:style style:name="T33_223" style:family="text">
      <style:text-properties fo:color="#134f5c"/>
    </style:style>
    <style:style style:name="T33_224" style:family="text">
      <style:text-properties fo:color="#134f5c"/>
    </style:style>
    <style:style style:name="T33_225" style:family="text">
      <style:text-properties fo:color="#134f5c"/>
    </style:style>
    <style:style style:name="T33_226" style:family="text">
      <style:text-properties fo:color="#134f5c"/>
    </style:style>
    <style:style style:name="T33_227" style:family="text">
      <style:text-properties fo:color="#134f5c"/>
    </style:style>
    <style:style style:name="T33_228" style:family="text">
      <style:text-properties fo:color="#134f5c"/>
    </style:style>
    <style:style style:name="T33_229" style:family="text">
      <style:text-properties fo:color="#134f5c"/>
    </style:style>
    <style:style style:name="T33_230" style:family="text">
      <style:text-properties fo:color="#134f5c"/>
    </style:style>
    <style:style style:name="T33_231" style:family="text">
      <style:text-properties fo:color="#134f5c"/>
    </style:style>
    <style:style style:name="T33_232" style:family="text">
      <style:text-properties fo:color="#134f5c"/>
    </style:style>
    <style:style style:name="T33_233" style:family="text">
      <style:text-properties fo:color="#134f5c"/>
    </style:style>
    <style:style style:name="T33_234" style:family="text">
      <style:text-properties fo:color="#134f5c"/>
    </style:style>
    <style:style style:name="T33_235" style:family="text">
      <style:text-properties fo:color="#134f5c"/>
    </style:style>
    <style:style style:name="T33_236" style:family="text">
      <style:text-properties fo:color="#134f5c"/>
    </style:style>
    <style:style style:name="P34" style:family="paragraph" style:parent-style-name="Standard">
      <style:paragraph-properties fo:break-before="auto" fo:line-height="115%" style:writing-mode="lr-tb"/>
      <style:text-properties fo:color="#134f5c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color="#134f5c"/>
    </style:style>
    <style:style style:name="T35_2" style:family="text">
      <style:text-properties fo:color="#134f5c"/>
    </style:style>
    <style:style style:name="T35_3" style:family="text">
      <style:text-properties fo:color="#134f5c"/>
    </style:style>
    <style:style style:name="T35_4" style:family="text">
      <style:text-properties fo:color="#134f5c"/>
    </style:style>
    <style:style style:name="T35_5" style:family="text">
      <style:text-properties fo:color="#134f5c"/>
    </style:style>
    <style:style style:name="T35_6" style:family="text">
      <style:text-properties fo:color="#134f5c"/>
    </style:style>
    <style:style style:name="T35_7" style:family="text">
      <style:text-properties fo:color="#134f5c"/>
    </style:style>
    <style:style style:name="T35_8" style:family="text">
      <style:text-properties fo:color="#134f5c"/>
    </style:style>
    <style:style style:name="T35_9" style:family="text">
      <style:text-properties fo:color="#134f5c"/>
    </style:style>
    <style:style style:name="T35_10" style:family="text">
      <style:text-properties fo:color="#134f5c"/>
    </style:style>
    <style:style style:name="T35_11" style:family="text">
      <style:text-properties fo:color="#134f5c"/>
    </style:style>
    <style:style style:name="T35_12" style:family="text">
      <style:text-properties fo:color="#134f5c"/>
    </style:style>
    <style:style style:name="T35_13" style:family="text">
      <style:text-properties fo:color="#134f5c"/>
    </style:style>
    <style:style style:name="T35_14" style:family="text">
      <style:text-properties fo:color="#134f5c"/>
    </style:style>
    <style:style style:name="T35_15" style:family="text">
      <style:text-properties fo:color="#134f5c"/>
    </style:style>
    <style:style style:name="T35_16" style:family="text">
      <style:text-properties fo:color="#134f5c"/>
    </style:style>
    <style:style style:name="T35_17" style:family="text">
      <style:text-properties fo:color="#134f5c"/>
    </style:style>
    <style:style style:name="T35_18" style:family="text">
      <style:text-properties fo:color="#134f5c"/>
    </style:style>
    <style:style style:name="T35_19" style:family="text">
      <style:text-properties fo:color="#134f5c"/>
    </style:style>
    <style:style style:name="T35_20" style:family="text">
      <style:text-properties fo:color="#134f5c"/>
    </style:style>
    <style:style style:name="T35_21" style:family="text">
      <style:text-properties fo:color="#134f5c"/>
    </style:style>
    <style:style style:name="T35_22" style:family="text">
      <style:text-properties fo:color="#134f5c"/>
    </style:style>
    <style:style style:name="T35_23" style:family="text">
      <style:text-properties fo:color="#134f5c"/>
    </style:style>
    <style:style style:name="T35_24" style:family="text">
      <style:text-properties fo:color="#134f5c"/>
    </style:style>
    <style:style style:name="T35_25" style:family="text">
      <style:text-properties fo:color="#134f5c"/>
    </style:style>
    <style:style style:name="T35_26" style:family="text">
      <style:text-properties fo:color="#134f5c"/>
    </style:style>
    <style:style style:name="T35_27" style:family="text">
      <style:text-properties fo:color="#134f5c"/>
    </style:style>
    <style:style style:name="T35_28" style:family="text">
      <style:text-properties fo:color="#134f5c"/>
    </style:style>
    <style:style style:name="T35_29" style:family="text">
      <style:text-properties fo:color="#134f5c"/>
    </style:style>
    <style:style style:name="T35_30" style:family="text">
      <style:text-properties fo:color="#134f5c"/>
    </style:style>
    <style:style style:name="T35_31" style:family="text">
      <style:text-properties fo:color="#134f5c"/>
    </style:style>
    <style:style style:name="T35_32" style:family="text">
      <style:text-properties fo:color="#134f5c"/>
    </style:style>
    <style:style style:name="T35_33" style:family="text">
      <style:text-properties fo:color="#134f5c"/>
    </style:style>
    <style:style style:name="T35_34" style:family="text">
      <style:text-properties fo:color="#134f5c"/>
    </style:style>
    <style:style style:name="T35_35" style:family="text">
      <style:text-properties fo:color="#134f5c"/>
    </style:style>
    <style:style style:name="T35_36" style:family="text">
      <style:text-properties fo:color="#134f5c"/>
    </style:style>
    <style:style style:name="T35_37" style:family="text">
      <style:text-properties fo:color="#134f5c"/>
    </style:style>
    <style:style style:name="T35_38" style:family="text">
      <style:text-properties fo:color="#134f5c"/>
    </style:style>
    <style:style style:name="T35_39" style:family="text">
      <style:text-properties fo:color="#134f5c"/>
    </style:style>
    <style:style style:name="T35_40" style:family="text">
      <style:text-properties fo:color="#134f5c"/>
    </style:style>
    <style:style style:name="T35_41" style:family="text">
      <style:text-properties fo:color="#134f5c"/>
    </style:style>
    <style:style style:name="T35_42" style:family="text">
      <style:text-properties fo:color="#134f5c"/>
    </style:style>
    <style:style style:name="T35_43" style:family="text">
      <style:text-properties fo:color="#134f5c"/>
    </style:style>
    <style:style style:name="T35_44" style:family="text">
      <style:text-properties fo:color="#134f5c"/>
    </style:style>
    <style:style style:name="T35_45" style:family="text">
      <style:text-properties fo:color="#134f5c"/>
    </style:style>
    <style:style style:name="T35_46" style:family="text">
      <style:text-properties fo:color="#134f5c"/>
    </style:style>
    <style:style style:name="T35_47" style:family="text">
      <style:text-properties fo:color="#134f5c"/>
    </style:style>
    <style:style style:name="T35_48" style:family="text">
      <style:text-properties fo:color="#134f5c"/>
    </style:style>
    <style:style style:name="T35_49" style:family="text">
      <style:text-properties fo:color="#134f5c"/>
    </style:style>
    <style:style style:name="T35_50" style:family="text">
      <style:text-properties fo:color="#134f5c"/>
    </style:style>
    <style:style style:name="T35_51" style:family="text">
      <style:text-properties fo:color="#134f5c"/>
    </style:style>
    <style:style style:name="T35_52" style:family="text">
      <style:text-properties fo:color="#134f5c"/>
    </style:style>
    <style:style style:name="T35_53" style:family="text">
      <style:text-properties fo:color="#134f5c"/>
    </style:style>
    <style:style style:name="T35_54" style:family="text">
      <style:text-properties fo:color="#134f5c"/>
    </style:style>
    <style:style style:name="T35_55" style:family="text">
      <style:text-properties fo:color="#134f5c"/>
    </style:style>
    <style:style style:name="T35_56" style:family="text">
      <style:text-properties fo:color="#134f5c"/>
    </style:style>
    <style:style style:name="T35_57" style:family="text">
      <style:text-properties fo:color="#134f5c"/>
    </style:style>
    <style:style style:name="T35_58" style:family="text">
      <style:text-properties fo:color="#134f5c"/>
    </style:style>
    <style:style style:name="P36" style:family="paragraph" style:parent-style-name="Standard">
      <style:paragraph-properties fo:break-before="auto" fo:line-height="115%" style:writing-mode="lr-tb"/>
      <style:text-properties fo:color="#134f5c"/>
    </style:style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>
      <style:text-properties fo:color="#134f5c"/>
    </style:style>
    <style:style style:name="T37_2" style:family="text">
      <style:text-properties fo:color="#134f5c"/>
    </style:style>
    <style:style style:name="T37_3" style:family="text">
      <style:text-properties fo:color="#134f5c"/>
    </style:style>
    <style:style style:name="T37_4" style:family="text">
      <style:text-properties fo:color="#134f5c"/>
    </style:style>
    <style:style style:name="T37_5" style:family="text">
      <style:text-properties fo:color="#134f5c"/>
    </style:style>
    <style:style style:name="T37_6" style:family="text">
      <style:text-properties fo:color="#134f5c"/>
    </style:style>
    <style:style style:name="T37_7" style:family="text">
      <style:text-properties fo:color="#134f5c"/>
    </style:style>
    <style:style style:name="T37_8" style:family="text">
      <style:text-properties fo:color="#134f5c"/>
    </style:style>
    <style:style style:name="T37_9" style:family="text">
      <style:text-properties fo:color="#134f5c"/>
    </style:style>
    <style:style style:name="T37_10" style:family="text">
      <style:text-properties fo:color="#134f5c"/>
    </style:style>
    <style:style style:name="T37_11" style:family="text">
      <style:text-properties fo:color="#134f5c"/>
    </style:style>
    <style:style style:name="T37_12" style:family="text">
      <style:text-properties fo:color="#134f5c"/>
    </style:style>
    <style:style style:name="T37_13" style:family="text">
      <style:text-properties fo:color="#134f5c"/>
    </style:style>
    <style:style style:name="T37_14" style:family="text">
      <style:text-properties fo:color="#134f5c"/>
    </style:style>
    <style:style style:name="T37_15" style:family="text">
      <style:text-properties fo:color="#134f5c"/>
    </style:style>
    <style:style style:name="T37_16" style:family="text">
      <style:text-properties fo:color="#134f5c"/>
    </style:style>
    <style:style style:name="T37_17" style:family="text">
      <style:text-properties fo:color="#134f5c"/>
    </style:style>
    <style:style style:name="T37_18" style:family="text">
      <style:text-properties fo:color="#134f5c"/>
    </style:style>
    <style:style style:name="T37_19" style:family="text">
      <style:text-properties fo:color="#134f5c"/>
    </style:style>
    <style:style style:name="T37_20" style:family="text">
      <style:text-properties fo:color="#134f5c"/>
    </style:style>
    <style:style style:name="T37_21" style:family="text">
      <style:text-properties fo:color="#134f5c"/>
    </style:style>
    <style:style style:name="T37_22" style:family="text">
      <style:text-properties fo:color="#134f5c"/>
    </style:style>
    <style:style style:name="T37_23" style:family="text">
      <style:text-properties fo:color="#134f5c"/>
    </style:style>
    <style:style style:name="T37_24" style:family="text">
      <style:text-properties fo:color="#134f5c"/>
    </style:style>
    <style:style style:name="T37_25" style:family="text">
      <style:text-properties fo:color="#134f5c"/>
    </style:style>
    <style:style style:name="T37_26" style:family="text">
      <style:text-properties fo:color="#134f5c"/>
    </style:style>
    <style:style style:name="T37_27" style:family="text">
      <style:text-properties fo:color="#134f5c"/>
    </style:style>
    <style:style style:name="T37_28" style:family="text">
      <style:text-properties fo:color="#134f5c"/>
    </style:style>
    <style:style style:name="T37_29" style:family="text">
      <style:text-properties fo:color="#134f5c"/>
    </style:style>
    <style:style style:name="T37_30" style:family="text">
      <style:text-properties fo:color="#134f5c"/>
    </style:style>
    <style:style style:name="T37_31" style:family="text">
      <style:text-properties fo:color="#134f5c"/>
    </style:style>
    <style:style style:name="T37_32" style:family="text">
      <style:text-properties fo:color="#134f5c"/>
    </style:style>
    <style:style style:name="T37_33" style:family="text">
      <style:text-properties fo:color="#134f5c"/>
    </style:style>
    <style:style style:name="T37_34" style:family="text">
      <style:text-properties fo:color="#134f5c"/>
    </style:style>
    <style:style style:name="T37_35" style:family="text">
      <style:text-properties fo:color="#134f5c"/>
    </style:style>
    <style:style style:name="T37_36" style:family="text">
      <style:text-properties fo:color="#134f5c"/>
    </style:style>
    <style:style style:name="T37_37" style:family="text">
      <style:text-properties fo:color="#134f5c"/>
    </style:style>
    <style:style style:name="T37_38" style:family="text">
      <style:text-properties fo:color="#134f5c"/>
    </style:style>
    <style:style style:name="T37_39" style:family="text">
      <style:text-properties fo:color="#134f5c"/>
    </style:style>
    <style:style style:name="T37_40" style:family="text">
      <style:text-properties fo:color="#134f5c"/>
    </style:style>
    <style:style style:name="T37_41" style:family="text">
      <style:text-properties fo:color="#134f5c"/>
    </style:style>
    <style:style style:name="T37_42" style:family="text">
      <style:text-properties fo:color="#134f5c"/>
    </style:style>
    <style:style style:name="T37_43" style:family="text">
      <style:text-properties fo:color="#134f5c"/>
    </style:style>
    <style:style style:name="T37_44" style:family="text">
      <style:text-properties fo:color="#134f5c"/>
    </style:style>
    <style:style style:name="T37_45" style:family="text">
      <style:text-properties fo:color="#134f5c"/>
    </style:style>
    <style:style style:name="T37_46" style:family="text">
      <style:text-properties fo:color="#134f5c"/>
    </style:style>
    <style:style style:name="T37_47" style:family="text">
      <style:text-properties fo:color="#134f5c"/>
    </style:style>
    <style:style style:name="T37_48" style:family="text">
      <style:text-properties fo:color="#134f5c"/>
    </style:style>
    <style:style style:name="T37_49" style:family="text">
      <style:text-properties fo:color="#134f5c"/>
    </style:style>
    <style:style style:name="T37_50" style:family="text">
      <style:text-properties fo:color="#134f5c"/>
    </style:style>
    <style:style style:name="T37_51" style:family="text">
      <style:text-properties fo:color="#134f5c"/>
    </style:style>
    <style:style style:name="T37_52" style:family="text">
      <style:text-properties fo:color="#134f5c"/>
    </style:style>
    <style:style style:name="T37_53" style:family="text">
      <style:text-properties fo:color="#134f5c"/>
    </style:style>
    <style:style style:name="T37_54" style:family="text">
      <style:text-properties fo:color="#134f5c"/>
    </style:style>
    <style:style style:name="T37_55" style:family="text">
      <style:text-properties fo:color="#134f5c"/>
    </style:style>
    <style:style style:name="T37_56" style:family="text">
      <style:text-properties fo:color="#134f5c"/>
    </style:style>
    <style:style style:name="T37_57" style:family="text">
      <style:text-properties fo:color="#134f5c"/>
    </style:style>
    <style:style style:name="T37_58" style:family="text">
      <style:text-properties fo:color="#134f5c"/>
    </style:style>
    <style:style style:name="T37_59" style:family="text">
      <style:text-properties fo:color="#134f5c"/>
    </style:style>
    <style:style style:name="T37_60" style:family="text">
      <style:text-properties fo:color="#134f5c"/>
    </style:style>
    <style:style style:name="T37_61" style:family="text">
      <style:text-properties fo:color="#134f5c"/>
    </style:style>
    <style:style style:name="T37_62" style:family="text">
      <style:text-properties fo:color="#134f5c"/>
    </style:style>
    <style:style style:name="T37_63" style:family="text">
      <style:text-properties fo:color="#134f5c"/>
    </style:style>
    <style:style style:name="T37_64" style:family="text">
      <style:text-properties fo:color="#134f5c"/>
    </style:style>
    <style:style style:name="T37_65" style:family="text">
      <style:text-properties fo:color="#134f5c"/>
    </style:style>
    <style:style style:name="T37_66" style:family="text">
      <style:text-properties fo:color="#134f5c"/>
    </style:style>
    <style:style style:name="T37_67" style:family="text">
      <style:text-properties fo:color="#134f5c"/>
    </style:style>
    <style:style style:name="T37_68" style:family="text">
      <style:text-properties fo:color="#134f5c"/>
    </style:style>
    <style:style style:name="T37_69" style:family="text">
      <style:text-properties fo:color="#134f5c"/>
    </style:style>
    <style:style style:name="T37_70" style:family="text">
      <style:text-properties fo:color="#134f5c"/>
    </style:style>
    <style:style style:name="T37_71" style:family="text">
      <style:text-properties fo:color="#134f5c"/>
    </style:style>
    <style:style style:name="T37_72" style:family="text">
      <style:text-properties fo:color="#134f5c"/>
    </style:style>
    <style:style style:name="T37_73" style:family="text">
      <style:text-properties fo:color="#134f5c"/>
    </style:style>
    <style:style style:name="T37_74" style:family="text">
      <style:text-properties fo:color="#134f5c"/>
    </style:style>
    <style:style style:name="T37_75" style:family="text">
      <style:text-properties fo:color="#134f5c"/>
    </style:style>
    <style:style style:name="T37_76" style:family="text">
      <style:text-properties fo:color="#134f5c"/>
    </style:style>
    <style:style style:name="T37_77" style:family="text">
      <style:text-properties fo:color="#134f5c"/>
    </style:style>
    <style:style style:name="T37_78" style:family="text">
      <style:text-properties fo:color="#134f5c"/>
    </style:style>
    <style:style style:name="T37_79" style:family="text">
      <style:text-properties fo:color="#134f5c"/>
    </style:style>
    <style:style style:name="T37_80" style:family="text">
      <style:text-properties fo:color="#134f5c"/>
    </style:style>
    <style:style style:name="T37_81" style:family="text">
      <style:text-properties fo:color="#134f5c"/>
    </style:style>
    <style:style style:name="T37_82" style:family="text">
      <style:text-properties fo:color="#134f5c"/>
    </style:style>
    <style:style style:name="T37_83" style:family="text">
      <style:text-properties fo:color="#134f5c"/>
    </style:style>
    <style:style style:name="T37_84" style:family="text">
      <style:text-properties fo:color="#134f5c"/>
    </style:style>
    <style:style style:name="T37_85" style:family="text">
      <style:text-properties fo:color="#134f5c"/>
    </style:style>
    <style:style style:name="T37_86" style:family="text">
      <style:text-properties fo:color="#134f5c"/>
    </style:style>
    <style:style style:name="T37_87" style:family="text">
      <style:text-properties fo:color="#134f5c"/>
    </style:style>
    <style:style style:name="T37_88" style:family="text">
      <style:text-properties fo:color="#134f5c"/>
    </style:style>
    <style:style style:name="T37_89" style:family="text">
      <style:text-properties fo:color="#134f5c"/>
    </style:style>
    <style:style style:name="T37_90" style:family="text">
      <style:text-properties fo:color="#134f5c"/>
    </style:style>
    <style:style style:name="T37_91" style:family="text">
      <style:text-properties fo:color="#134f5c"/>
    </style:style>
    <style:style style:name="T37_92" style:family="text">
      <style:text-properties fo:color="#134f5c"/>
    </style:style>
    <style:style style:name="T37_93" style:family="text">
      <style:text-properties fo:color="#134f5c"/>
    </style:style>
    <style:style style:name="T37_94" style:family="text">
      <style:text-properties fo:color="#134f5c"/>
    </style:style>
    <style:style style:name="T37_95" style:family="text">
      <style:text-properties fo:color="#134f5c"/>
    </style:style>
    <style:style style:name="T37_96" style:family="text">
      <style:text-properties fo:color="#134f5c"/>
    </style:style>
    <style:style style:name="T37_97" style:family="text">
      <style:text-properties fo:color="#134f5c"/>
    </style:style>
    <style:style style:name="T37_98" style:family="text">
      <style:text-properties fo:color="#134f5c"/>
    </style:style>
    <style:style style:name="T37_99" style:family="text">
      <style:text-properties fo:color="#134f5c"/>
    </style:style>
    <style:style style:name="T37_100" style:family="text">
      <style:text-properties fo:color="#134f5c"/>
    </style:style>
    <style:style style:name="T37_101" style:family="text">
      <style:text-properties fo:color="#134f5c"/>
    </style:style>
    <style:style style:name="T37_102" style:family="text">
      <style:text-properties fo:color="#134f5c"/>
    </style:style>
    <style:style style:name="T37_103" style:family="text">
      <style:text-properties fo:color="#134f5c"/>
    </style:style>
    <style:style style:name="T37_104" style:family="text">
      <style:text-properties fo:color="#134f5c"/>
    </style:style>
    <style:style style:name="P38" style:family="paragraph" style:parent-style-name="Standard">
      <style:paragraph-properties fo:break-before="auto" fo:line-height="115%" style:writing-mode="lr-tb"/>
      <style:text-properties fo:color="#134f5c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134f5c"/>
    </style:style>
    <style:style style:name="T39_2" style:family="text">
      <style:text-properties fo:color="#134f5c"/>
    </style:style>
    <style:style style:name="T39_3" style:family="text">
      <style:text-properties fo:color="#134f5c"/>
    </style:style>
    <style:style style:name="T39_4" style:family="text">
      <style:text-properties fo:color="#134f5c"/>
    </style:style>
    <style:style style:name="T39_5" style:family="text">
      <style:text-properties fo:color="#134f5c"/>
    </style:style>
    <style:style style:name="T39_6" style:family="text">
      <style:text-properties fo:color="#134f5c"/>
    </style:style>
    <style:style style:name="T39_7" style:family="text">
      <style:text-properties fo:color="#134f5c"/>
    </style:style>
    <style:style style:name="T39_8" style:family="text">
      <style:text-properties fo:color="#134f5c"/>
    </style:style>
    <style:style style:name="T39_9" style:family="text">
      <style:text-properties fo:color="#134f5c"/>
    </style:style>
    <style:style style:name="T39_10" style:family="text">
      <style:text-properties fo:color="#134f5c"/>
    </style:style>
    <style:style style:name="T39_11" style:family="text">
      <style:text-properties fo:color="#134f5c"/>
    </style:style>
    <style:style style:name="T39_12" style:family="text">
      <style:text-properties fo:color="#134f5c"/>
    </style:style>
    <style:style style:name="T39_13" style:family="text">
      <style:text-properties fo:color="#134f5c"/>
    </style:style>
    <style:style style:name="T39_14" style:family="text">
      <style:text-properties fo:color="#134f5c"/>
    </style:style>
    <style:style style:name="T39_15" style:family="text">
      <style:text-properties fo:color="#134f5c"/>
    </style:style>
    <style:style style:name="T39_16" style:family="text">
      <style:text-properties fo:color="#134f5c"/>
    </style:style>
    <style:style style:name="T39_17" style:family="text">
      <style:text-properties fo:color="#134f5c"/>
    </style:style>
    <style:style style:name="T39_18" style:family="text">
      <style:text-properties fo:color="#134f5c"/>
    </style:style>
    <style:style style:name="T39_19" style:family="text">
      <style:text-properties fo:color="#134f5c"/>
    </style:style>
    <style:style style:name="T39_20" style:family="text">
      <style:text-properties fo:color="#134f5c"/>
    </style:style>
    <style:style style:name="T39_21" style:family="text">
      <style:text-properties fo:color="#134f5c"/>
    </style:style>
    <style:style style:name="T39_22" style:family="text">
      <style:text-properties fo:color="#134f5c"/>
    </style:style>
    <style:style style:name="T39_23" style:family="text">
      <style:text-properties fo:color="#134f5c"/>
    </style:style>
    <style:style style:name="T39_24" style:family="text">
      <style:text-properties fo:color="#134f5c"/>
    </style:style>
    <style:style style:name="T39_25" style:family="text">
      <style:text-properties fo:color="#134f5c"/>
    </style:style>
    <style:style style:name="T39_26" style:family="text">
      <style:text-properties fo:color="#134f5c"/>
    </style:style>
    <style:style style:name="T39_27" style:family="text">
      <style:text-properties fo:color="#134f5c"/>
    </style:style>
    <style:style style:name="T39_28" style:family="text">
      <style:text-properties fo:color="#134f5c"/>
    </style:style>
    <style:style style:name="T39_29" style:family="text">
      <style:text-properties fo:color="#134f5c"/>
    </style:style>
    <style:style style:name="T39_30" style:family="text">
      <style:text-properties fo:color="#134f5c"/>
    </style:style>
    <style:style style:name="T39_31" style:family="text">
      <style:text-properties fo:color="#134f5c"/>
    </style:style>
    <style:style style:name="T39_32" style:family="text">
      <style:text-properties fo:color="#134f5c"/>
    </style:style>
    <style:style style:name="T39_33" style:family="text">
      <style:text-properties fo:color="#134f5c"/>
    </style:style>
    <style:style style:name="T39_34" style:family="text">
      <style:text-properties fo:color="#134f5c"/>
    </style:style>
    <style:style style:name="T39_35" style:family="text">
      <style:text-properties fo:color="#134f5c"/>
    </style:style>
    <style:style style:name="T39_36" style:family="text">
      <style:text-properties fo:color="#134f5c"/>
    </style:style>
    <style:style style:name="T39_37" style:family="text">
      <style:text-properties fo:color="#134f5c"/>
    </style:style>
    <style:style style:name="T39_38" style:family="text">
      <style:text-properties fo:color="#134f5c"/>
    </style:style>
    <style:style style:name="T39_39" style:family="text">
      <style:text-properties fo:color="#134f5c"/>
    </style:style>
    <style:style style:name="T39_40" style:family="text">
      <style:text-properties fo:color="#134f5c"/>
    </style:style>
    <style:style style:name="T39_41" style:family="text">
      <style:text-properties fo:color="#134f5c"/>
    </style:style>
    <style:style style:name="T39_42" style:family="text">
      <style:text-properties fo:color="#134f5c"/>
    </style:style>
    <style:style style:name="T39_43" style:family="text">
      <style:text-properties fo:color="#134f5c"/>
    </style:style>
    <style:style style:name="T39_44" style:family="text">
      <style:text-properties fo:color="#134f5c"/>
    </style:style>
    <style:style style:name="T39_45" style:family="text">
      <style:text-properties fo:color="#134f5c"/>
    </style:style>
    <style:style style:name="T39_46" style:family="text">
      <style:text-properties fo:color="#134f5c"/>
    </style:style>
    <style:style style:name="T39_47" style:family="text">
      <style:text-properties fo:color="#134f5c"/>
    </style:style>
    <style:style style:name="T39_48" style:family="text">
      <style:text-properties fo:color="#134f5c"/>
    </style:style>
    <style:style style:name="T39_49" style:family="text">
      <style:text-properties fo:color="#134f5c"/>
    </style:style>
    <style:style style:name="T39_50" style:family="text">
      <style:text-properties fo:color="#134f5c"/>
    </style:style>
    <style:style style:name="T39_51" style:family="text">
      <style:text-properties fo:color="#134f5c"/>
    </style:style>
    <style:style style:name="T39_52" style:family="text">
      <style:text-properties fo:color="#134f5c"/>
    </style:style>
    <style:style style:name="T39_53" style:family="text">
      <style:text-properties fo:color="#134f5c"/>
    </style:style>
    <style:style style:name="T39_54" style:family="text">
      <style:text-properties fo:color="#134f5c"/>
    </style:style>
    <style:style style:name="T39_55" style:family="text">
      <style:text-properties fo:color="#134f5c"/>
    </style:style>
    <style:style style:name="T39_56" style:family="text">
      <style:text-properties fo:color="#134f5c"/>
    </style:style>
    <style:style style:name="T39_57" style:family="text">
      <style:text-properties fo:color="#134f5c"/>
    </style:style>
    <style:style style:name="T39_58" style:family="text">
      <style:text-properties fo:color="#134f5c"/>
    </style:style>
    <style:style style:name="T39_59" style:family="text">
      <style:text-properties fo:color="#134f5c"/>
    </style:style>
    <style:style style:name="T39_60" style:family="text">
      <style:text-properties fo:color="#134f5c"/>
    </style:style>
    <style:style style:name="T39_61" style:family="text">
      <style:text-properties fo:color="#134f5c"/>
    </style:style>
    <style:style style:name="T39_62" style:family="text">
      <style:text-properties fo:color="#134f5c"/>
    </style:style>
    <style:style style:name="T39_63" style:family="text">
      <style:text-properties fo:color="#134f5c"/>
    </style:style>
    <style:style style:name="T39_64" style:family="text">
      <style:text-properties fo:color="#134f5c"/>
    </style:style>
    <style:style style:name="T39_65" style:family="text">
      <style:text-properties fo:color="#134f5c"/>
    </style:style>
    <style:style style:name="T39_66" style:family="text">
      <style:text-properties fo:color="#134f5c"/>
    </style:style>
    <style:style style:name="T39_67" style:family="text">
      <style:text-properties fo:color="#134f5c"/>
    </style:style>
    <style:style style:name="T39_68" style:family="text">
      <style:text-properties fo:color="#134f5c"/>
    </style:style>
    <style:style style:name="T39_69" style:family="text">
      <style:text-properties fo:color="#134f5c"/>
    </style:style>
    <style:style style:name="T39_70" style:family="text">
      <style:text-properties fo:color="#134f5c"/>
    </style:style>
    <style:style style:name="T39_71" style:family="text">
      <style:text-properties fo:color="#134f5c"/>
    </style:style>
    <style:style style:name="T39_72" style:family="text">
      <style:text-properties fo:color="#134f5c"/>
    </style:style>
    <style:style style:name="T39_73" style:family="text">
      <style:text-properties fo:color="#134f5c"/>
    </style:style>
    <style:style style:name="T39_74" style:family="text">
      <style:text-properties fo:color="#134f5c"/>
    </style:style>
    <style:style style:name="T39_75" style:family="text">
      <style:text-properties fo:color="#134f5c"/>
    </style:style>
    <style:style style:name="T39_76" style:family="text">
      <style:text-properties fo:color="#134f5c"/>
    </style:style>
    <style:style style:name="T39_77" style:family="text">
      <style:text-properties fo:color="#134f5c"/>
    </style:style>
    <style:style style:name="T39_78" style:family="text">
      <style:text-properties fo:color="#134f5c"/>
    </style:style>
    <style:style style:name="T39_79" style:family="text">
      <style:text-properties fo:color="#134f5c"/>
    </style:style>
    <style:style style:name="T39_80" style:family="text">
      <style:text-properties fo:color="#134f5c"/>
    </style:style>
    <style:style style:name="T39_81" style:family="text">
      <style:text-properties fo:color="#134f5c"/>
    </style:style>
    <style:style style:name="T39_82" style:family="text">
      <style:text-properties fo:color="#134f5c"/>
    </style:style>
    <style:style style:name="T39_83" style:family="text">
      <style:text-properties fo:color="#134f5c"/>
    </style:style>
    <style:style style:name="T39_84" style:family="text">
      <style:text-properties fo:color="#134f5c"/>
    </style:style>
    <style:style style:name="T39_85" style:family="text">
      <style:text-properties fo:color="#134f5c"/>
    </style:style>
    <style:style style:name="T39_86" style:family="text">
      <style:text-properties fo:color="#134f5c"/>
    </style:style>
    <style:style style:name="T39_87" style:family="text">
      <style:text-properties fo:color="#134f5c"/>
    </style:style>
    <style:style style:name="T39_88" style:family="text">
      <style:text-properties fo:color="#134f5c"/>
    </style:style>
    <style:style style:name="T39_89" style:family="text">
      <style:text-properties fo:color="#134f5c"/>
    </style:style>
    <style:style style:name="T39_90" style:family="text">
      <style:text-properties fo:color="#134f5c"/>
    </style:style>
    <style:style style:name="T39_91" style:family="text">
      <style:text-properties fo:color="#134f5c"/>
    </style:style>
    <style:style style:name="T39_92" style:family="text">
      <style:text-properties fo:color="#134f5c"/>
    </style:style>
    <style:style style:name="T39_93" style:family="text">
      <style:text-properties fo:color="#134f5c"/>
    </style:style>
    <style:style style:name="T39_94" style:family="text">
      <style:text-properties fo:color="#134f5c"/>
    </style:style>
    <style:style style:name="T39_95" style:family="text">
      <style:text-properties fo:color="#134f5c"/>
    </style:style>
    <style:style style:name="T39_96" style:family="text">
      <style:text-properties fo:color="#134f5c"/>
    </style:style>
    <style:style style:name="T39_97" style:family="text">
      <style:text-properties fo:color="#134f5c"/>
    </style:style>
    <style:style style:name="T39_98" style:family="text">
      <style:text-properties fo:color="#134f5c"/>
    </style:style>
    <style:style style:name="T39_99" style:family="text">
      <style:text-properties fo:color="#134f5c"/>
    </style:style>
    <style:style style:name="T39_100" style:family="text">
      <style:text-properties fo:color="#134f5c"/>
    </style:style>
    <style:style style:name="T39_101" style:family="text">
      <style:text-properties fo:color="#134f5c"/>
    </style:style>
    <style:style style:name="T39_102" style:family="text">
      <style:text-properties fo:color="#134f5c"/>
    </style:style>
    <style:style style:name="T39_103" style:family="text">
      <style:text-properties fo:color="#134f5c"/>
    </style:style>
    <style:style style:name="T39_104" style:family="text">
      <style:text-properties fo:color="#134f5c"/>
    </style:style>
    <style:style style:name="T39_105" style:family="text">
      <style:text-properties fo:color="#134f5c"/>
    </style:style>
    <style:style style:name="T39_106" style:family="text">
      <style:text-properties fo:color="#134f5c"/>
    </style:style>
    <style:style style:name="T39_107" style:family="text">
      <style:text-properties fo:color="#134f5c"/>
    </style:style>
    <style:style style:name="T39_108" style:family="text">
      <style:text-properties fo:color="#134f5c"/>
    </style:style>
    <style:style style:name="T39_109" style:family="text">
      <style:text-properties fo:color="#134f5c"/>
    </style:style>
    <style:style style:name="T39_110" style:family="text">
      <style:text-properties fo:color="#134f5c"/>
    </style:style>
    <style:style style:name="T39_111" style:family="text">
      <style:text-properties fo:color="#134f5c"/>
    </style:style>
    <style:style style:name="T39_112" style:family="text">
      <style:text-properties fo:color="#134f5c"/>
    </style:style>
    <style:style style:name="T39_113" style:family="text">
      <style:text-properties fo:color="#134f5c"/>
    </style:style>
    <style:style style:name="T39_114" style:family="text">
      <style:text-properties fo:color="#134f5c"/>
    </style:style>
    <style:style style:name="T39_115" style:family="text">
      <style:text-properties fo:color="#134f5c"/>
    </style:style>
    <style:style style:name="T39_116" style:family="text">
      <style:text-properties fo:color="#134f5c"/>
    </style:style>
    <style:style style:name="T39_117" style:family="text">
      <style:text-properties fo:color="#134f5c"/>
    </style:style>
    <style:style style:name="T39_118" style:family="text">
      <style:text-properties fo:color="#134f5c"/>
    </style:style>
    <style:style style:name="T39_119" style:family="text">
      <style:text-properties fo:color="#134f5c"/>
    </style:style>
    <style:style style:name="T39_120" style:family="text">
      <style:text-properties fo:color="#134f5c"/>
    </style:style>
    <style:style style:name="T39_121" style:family="text">
      <style:text-properties fo:color="#134f5c"/>
    </style:style>
    <style:style style:name="T39_122" style:family="text">
      <style:text-properties fo:color="#134f5c"/>
    </style:style>
    <style:style style:name="T39_123" style:family="text">
      <style:text-properties fo:color="#134f5c"/>
    </style:style>
    <style:style style:name="T39_124" style:family="text">
      <style:text-properties fo:color="#134f5c"/>
    </style:style>
    <style:style style:name="T39_125" style:family="text">
      <style:text-properties fo:color="#134f5c"/>
    </style:style>
    <style:style style:name="T39_126" style:family="text">
      <style:text-properties fo:color="#134f5c"/>
    </style:style>
    <style:style style:name="T39_127" style:family="text">
      <style:text-properties fo:color="#134f5c"/>
    </style:style>
    <style:style style:name="T39_128" style:family="text">
      <style:text-properties fo:color="#134f5c"/>
    </style:style>
    <style:style style:name="T39_129" style:family="text">
      <style:text-properties fo:color="#134f5c"/>
    </style:style>
    <style:style style:name="T39_130" style:family="text">
      <style:text-properties fo:color="#134f5c"/>
    </style:style>
    <style:style style:name="T39_131" style:family="text">
      <style:text-properties fo:color="#134f5c"/>
    </style:style>
    <style:style style:name="T39_132" style:family="text">
      <style:text-properties fo:color="#134f5c"/>
    </style:style>
    <style:style style:name="T39_133" style:family="text">
      <style:text-properties fo:color="#134f5c"/>
    </style:style>
    <style:style style:name="T39_134" style:family="text">
      <style:text-properties fo:color="#134f5c"/>
    </style:style>
    <style:style style:name="T39_135" style:family="text">
      <style:text-properties fo:color="#134f5c"/>
    </style:style>
    <style:style style:name="T39_136" style:family="text">
      <style:text-properties fo:color="#134f5c"/>
    </style:style>
    <style:style style:name="T39_137" style:family="text">
      <style:text-properties fo:color="#134f5c"/>
    </style:style>
    <style:style style:name="T39_138" style:family="text">
      <style:text-properties fo:color="#134f5c"/>
    </style:style>
    <style:style style:name="T39_139" style:family="text">
      <style:text-properties fo:color="#134f5c"/>
    </style:style>
    <style:style style:name="T39_140" style:family="text">
      <style:text-properties fo:color="#134f5c"/>
    </style:style>
    <style:style style:name="T39_141" style:family="text">
      <style:text-properties fo:color="#134f5c"/>
    </style:style>
    <style:style style:name="T39_142" style:family="text">
      <style:text-properties fo:color="#134f5c"/>
    </style:style>
    <style:style style:name="T39_143" style:family="text">
      <style:text-properties fo:color="#134f5c"/>
    </style:style>
    <style:style style:name="T39_144" style:family="text">
      <style:text-properties fo:color="#134f5c"/>
    </style:style>
    <style:style style:name="T39_145" style:family="text">
      <style:text-properties fo:color="#134f5c"/>
    </style:style>
    <style:style style:name="T39_146" style:family="text">
      <style:text-properties fo:color="#134f5c"/>
    </style:style>
    <style:style style:name="T39_147" style:family="text">
      <style:text-properties fo:color="#134f5c"/>
    </style:style>
    <style:style style:name="T39_148" style:family="text">
      <style:text-properties fo:color="#134f5c"/>
    </style:style>
    <style:style style:name="T39_149" style:family="text">
      <style:text-properties fo:color="#134f5c"/>
    </style:style>
    <style:style style:name="T39_150" style:family="text">
      <style:text-properties fo:color="#134f5c"/>
    </style:style>
    <style:style style:name="T39_151" style:family="text">
      <style:text-properties fo:color="#134f5c"/>
    </style:style>
    <style:style style:name="T39_152" style:family="text">
      <style:text-properties fo:color="#134f5c"/>
    </style:style>
    <style:style style:name="T39_153" style:family="text">
      <style:text-properties fo:color="#134f5c"/>
    </style:style>
    <style:style style:name="T39_154" style:family="text">
      <style:text-properties fo:color="#134f5c"/>
    </style:style>
    <style:style style:name="T39_155" style:family="text">
      <style:text-properties fo:color="#134f5c"/>
    </style:style>
    <style:style style:name="T39_156" style:family="text">
      <style:text-properties fo:color="#134f5c"/>
    </style:style>
    <style:style style:name="T39_157" style:family="text">
      <style:text-properties fo:color="#134f5c"/>
    </style:style>
    <style:style style:name="T39_158" style:family="text">
      <style:text-properties fo:color="#134f5c"/>
    </style:style>
    <style:style style:name="T39_159" style:family="text">
      <style:text-properties fo:color="#134f5c"/>
    </style:style>
    <style:style style:name="T39_160" style:family="text">
      <style:text-properties fo:color="#134f5c"/>
    </style:style>
    <style:style style:name="T39_161" style:family="text">
      <style:text-properties fo:color="#134f5c"/>
    </style:style>
    <style:style style:name="T39_162" style:family="text">
      <style:text-properties fo:color="#134f5c"/>
    </style:style>
    <style:style style:name="T39_163" style:family="text">
      <style:text-properties fo:color="#134f5c"/>
    </style:style>
    <style:style style:name="T39_164" style:family="text">
      <style:text-properties fo:color="#134f5c"/>
    </style:style>
    <style:style style:name="T39_165" style:family="text">
      <style:text-properties fo:color="#134f5c"/>
    </style:style>
    <style:style style:name="T39_166" style:family="text">
      <style:text-properties fo:color="#134f5c"/>
    </style:style>
    <style:style style:name="T39_167" style:family="text">
      <style:text-properties fo:color="#134f5c"/>
    </style:style>
    <style:style style:name="T39_168" style:family="text">
      <style:text-properties fo:color="#134f5c"/>
    </style:style>
    <style:style style:name="T39_169" style:family="text">
      <style:text-properties fo:color="#134f5c"/>
    </style:style>
    <style:style style:name="T39_170" style:family="text">
      <style:text-properties fo:color="#134f5c"/>
    </style:style>
    <style:style style:name="T39_171" style:family="text">
      <style:text-properties fo:color="#134f5c"/>
    </style:style>
    <style:style style:name="T39_172" style:family="text">
      <style:text-properties fo:color="#134f5c"/>
    </style:style>
    <style:style style:name="T39_173" style:family="text">
      <style:text-properties fo:color="#134f5c"/>
    </style:style>
    <style:style style:name="T39_174" style:family="text">
      <style:text-properties fo:color="#134f5c"/>
    </style:style>
    <style:style style:name="T39_175" style:family="text">
      <style:text-properties fo:color="#134f5c"/>
    </style:style>
    <style:style style:name="T39_176" style:family="text">
      <style:text-properties fo:color="#134f5c"/>
    </style:style>
    <style:style style:name="T39_177" style:family="text">
      <style:text-properties fo:color="#134f5c"/>
    </style:style>
    <style:style style:name="T39_178" style:family="text">
      <style:text-properties fo:color="#134f5c"/>
    </style:style>
    <style:style style:name="T39_179" style:family="text">
      <style:text-properties fo:color="#134f5c"/>
    </style:style>
    <style:style style:name="T39_180" style:family="text">
      <style:text-properties fo:color="#134f5c"/>
    </style:style>
    <style:style style:name="T39_181" style:family="text">
      <style:text-properties fo:color="#134f5c"/>
    </style:style>
    <style:style style:name="T39_182" style:family="text">
      <style:text-properties fo:color="#134f5c"/>
    </style:style>
    <style:style style:name="T39_183" style:family="text">
      <style:text-properties fo:color="#134f5c"/>
    </style:style>
    <style:style style:name="T39_184" style:family="text">
      <style:text-properties fo:color="#134f5c"/>
    </style:style>
    <style:style style:name="T39_185" style:family="text">
      <style:text-properties fo:color="#134f5c"/>
    </style:style>
    <style:style style:name="T39_186" style:family="text">
      <style:text-properties fo:color="#134f5c"/>
    </style:style>
    <style:style style:name="T39_187" style:family="text">
      <style:text-properties fo:color="#134f5c"/>
    </style:style>
    <style:style style:name="T39_188" style:family="text">
      <style:text-properties fo:color="#134f5c"/>
    </style:style>
    <style:style style:name="T39_189" style:family="text">
      <style:text-properties fo:color="#134f5c"/>
    </style:style>
    <style:style style:name="T39_190" style:family="text">
      <style:text-properties fo:color="#134f5c"/>
    </style:style>
    <style:style style:name="T39_191" style:family="text">
      <style:text-properties fo:color="#134f5c"/>
    </style:style>
    <style:style style:name="T39_192" style:family="text">
      <style:text-properties fo:color="#134f5c"/>
    </style:style>
    <style:style style:name="T39_193" style:family="text">
      <style:text-properties fo:color="#134f5c"/>
    </style:style>
    <style:style style:name="T39_194" style:family="text">
      <style:text-properties fo:color="#134f5c"/>
    </style:style>
    <style:style style:name="T39_195" style:family="text">
      <style:text-properties fo:color="#134f5c"/>
    </style:style>
    <style:style style:name="T39_196" style:family="text">
      <style:text-properties fo:color="#134f5c"/>
    </style:style>
    <style:style style:name="P40" style:family="paragraph" style:parent-style-name="Standard">
      <style:paragraph-properties fo:break-before="auto" fo:line-height="115%" style:writing-mode="lr-tb"/>
      <style:text-properties fo:color="#134f5c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color="#134f5c"/>
    </style:style>
    <style:style style:name="T41_2" style:family="text">
      <style:text-properties fo:color="#134f5c"/>
    </style:style>
    <style:style style:name="T41_3" style:family="text">
      <style:text-properties fo:color="#134f5c"/>
    </style:style>
    <style:style style:name="T41_4" style:family="text">
      <style:text-properties fo:color="#134f5c"/>
    </style:style>
    <style:style style:name="T41_5" style:family="text">
      <style:text-properties fo:color="#134f5c"/>
    </style:style>
    <style:style style:name="P42" style:family="paragraph" style:parent-style-name="Standard">
      <style:paragraph-properties fo:break-before="auto" fo:line-height="115%" style:writing-mode="lr-tb"/>
      <style:text-properties fo:color="#134f5c"/>
    </style:style>
    <style:style style:name="P43" style:family="paragraph" style:parent-style-name="Standard">
      <style:paragraph-properties fo:break-before="auto" fo:line-height="115%" fo:margin-top="0cm" fo:margin-bottom="0cm" style:writing-mode="lr-tb"/>
    </style:style>
    <style:style style:name="T43_1" style:family="text">
      <style:text-properties fo:color="#134f5c"/>
    </style:style>
    <style:style style:name="T43_2" style:family="text">
      <style:text-properties fo:color="#134f5c"/>
    </style:style>
    <style:style style:name="T43_3" style:family="text">
      <style:text-properties fo:color="#134f5c"/>
    </style:style>
    <style:style style:name="T43_4" style:family="text">
      <style:text-properties fo:color="#134f5c"/>
    </style:style>
    <style:style style:name="T43_5" style:family="text">
      <style:text-properties fo:color="#134f5c"/>
    </style:style>
    <style:style style:name="T43_6" style:family="text">
      <style:text-properties fo:color="#134f5c"/>
    </style:style>
    <style:style style:name="T43_7" style:family="text">
      <style:text-properties fo:color="#134f5c"/>
    </style:style>
    <style:style style:name="T43_8" style:family="text">
      <style:text-properties fo:color="#134f5c"/>
    </style:style>
    <style:style style:name="T43_9" style:family="text">
      <style:text-properties fo:color="#134f5c"/>
    </style:style>
    <style:style style:name="T43_10" style:family="text">
      <style:text-properties fo:color="#134f5c"/>
    </style:style>
    <style:style style:name="T43_11" style:family="text">
      <style:text-properties fo:color="#134f5c"/>
    </style:style>
    <style:style style:name="T43_12" style:family="text">
      <style:text-properties fo:color="#134f5c"/>
    </style:style>
    <style:style style:name="T43_13" style:family="text" style:parent-style-name="Standard"/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fo:color="#134f5c"/>
    </style:style>
    <style:style style:name="T45_28" style:family="text">
      <style:text-properties fo:color="#134f5c"/>
    </style:style>
    <style:style style:name="T45_29" style:family="text">
      <style:text-properties fo:color="#134f5c"/>
    </style:style>
    <style:style style:name="T45_30" style:family="text">
      <style:text-properties fo:color="#134f5c"/>
    </style:style>
    <style:style style:name="T45_31" style:family="text">
      <style:text-properties fo:color="#134f5c"/>
    </style:style>
    <style:style style:name="T45_32" style:family="text">
      <style:text-properties fo:color="#134f5c"/>
    </style:style>
    <style:style style:name="T45_33" style:family="text">
      <style:text-properties fo:color="#134f5c"/>
    </style:style>
    <style:style style:name="P46" style:family="paragraph" style:parent-style-name="Standard">
      <style:paragraph-properties fo:break-before="auto" fo:line-height="115%" style:writing-mode="lr-tb"/>
      <style:text-properties fo:color="#134f5c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134f5c"/>
    </style:style>
    <style:style style:name="T47_2" style:family="text">
      <style:text-properties fo:color="#134f5c"/>
    </style:style>
    <style:style style:name="T47_3" style:family="text">
      <style:text-properties fo:color="#134f5c"/>
    </style:style>
    <style:style style:name="T47_4" style:family="text">
      <style:text-properties fo:color="#134f5c"/>
    </style:style>
    <style:style style:name="T47_5" style:family="text">
      <style:text-properties fo:color="#134f5c"/>
    </style:style>
    <style:style style:name="T47_6" style:family="text">
      <style:text-properties fo:color="#134f5c"/>
    </style:style>
    <style:style style:name="T47_7" style:family="text">
      <style:text-properties fo:color="#134f5c"/>
    </style:style>
    <style:style style:name="T47_8" style:family="text">
      <style:text-properties fo:color="#134f5c"/>
    </style:style>
    <style:style style:name="T47_9" style:family="text">
      <style:text-properties fo:color="#134f5c"/>
    </style:style>
    <style:style style:name="T47_10" style:family="text">
      <style:text-properties fo:color="#134f5c"/>
    </style:style>
    <style:style style:name="T47_11" style:family="text">
      <style:text-properties fo:color="#134f5c"/>
    </style:style>
    <style:style style:name="T47_12" style:family="text">
      <style:text-properties fo:color="#134f5c"/>
    </style:style>
    <style:style style:name="T47_13" style:family="text">
      <style:text-properties fo:color="#134f5c"/>
    </style:style>
    <style:style style:name="T47_14" style:family="text">
      <style:text-properties fo:color="#134f5c"/>
    </style:style>
    <style:style style:name="T47_15" style:family="text">
      <style:text-properties fo:color="#134f5c"/>
    </style:style>
    <style:style style:name="T47_16" style:family="text">
      <style:text-properties fo:color="#134f5c"/>
    </style:style>
    <style:style style:name="T47_17" style:family="text">
      <style:text-properties fo:color="#134f5c"/>
    </style:style>
    <style:style style:name="T47_18" style:family="text">
      <style:text-properties fo:color="#134f5c"/>
    </style:style>
    <style:style style:name="T47_19" style:family="text">
      <style:text-properties fo:color="#134f5c"/>
    </style:style>
    <style:style style:name="T47_20" style:family="text">
      <style:text-properties fo:color="#134f5c"/>
    </style:style>
    <style:style style:name="T47_21" style:family="text">
      <style:text-properties fo:color="#134f5c"/>
    </style:style>
    <style:style style:name="T47_22" style:family="text">
      <style:text-properties fo:color="#134f5c"/>
    </style:style>
    <style:style style:name="T47_23" style:family="text">
      <style:text-properties fo:color="#134f5c"/>
    </style:style>
    <style:style style:name="T47_24" style:family="text">
      <style:text-properties fo:color="#134f5c"/>
    </style:style>
    <style:style style:name="T47_25" style:family="text">
      <style:text-properties fo:color="#134f5c"/>
    </style:style>
    <style:style style:name="T47_26" style:family="text">
      <style:text-properties fo:color="#134f5c"/>
    </style:style>
    <style:style style:name="T47_27" style:family="text">
      <style:text-properties fo:color="#134f5c"/>
    </style:style>
    <style:style style:name="T47_28" style:family="text">
      <style:text-properties fo:color="#134f5c"/>
    </style:style>
    <style:style style:name="T47_29" style:family="text">
      <style:text-properties fo:color="#134f5c"/>
    </style:style>
    <style:style style:name="T47_30" style:family="text">
      <style:text-properties fo:color="#134f5c"/>
    </style:style>
    <style:style style:name="T47_31" style:family="text">
      <style:text-properties fo:color="#134f5c"/>
    </style:style>
    <style:style style:name="T47_32" style:family="text">
      <style:text-properties fo:color="#134f5c"/>
    </style:style>
    <style:style style:name="T47_33" style:family="text">
      <style:text-properties fo:color="#134f5c"/>
    </style:style>
    <style:style style:name="T47_34" style:family="text">
      <style:text-properties fo:color="#134f5c"/>
    </style:style>
    <style:style style:name="T47_35" style:family="text">
      <style:text-properties fo:color="#134f5c"/>
    </style:style>
    <style:style style:name="T47_36" style:family="text">
      <style:text-properties fo:color="#134f5c"/>
    </style:style>
    <style:style style:name="T47_37" style:family="text">
      <style:text-properties fo:color="#134f5c"/>
    </style:style>
    <style:style style:name="T47_38" style:family="text">
      <style:text-properties fo:color="#134f5c"/>
    </style:style>
    <style:style style:name="T47_39" style:family="text">
      <style:text-properties fo:color="#134f5c"/>
    </style:style>
    <style:style style:name="T47_40" style:family="text">
      <style:text-properties fo:color="#134f5c"/>
    </style:style>
    <style:style style:name="T47_41" style:family="text">
      <style:text-properties fo:color="#134f5c"/>
    </style:style>
    <style:style style:name="T47_42" style:family="text">
      <style:text-properties fo:color="#134f5c"/>
    </style:style>
    <style:style style:name="T47_43" style:family="text">
      <style:text-properties fo:color="#134f5c"/>
    </style:style>
    <style:style style:name="T47_44" style:family="text">
      <style:text-properties fo:color="#134f5c"/>
    </style:style>
    <style:style style:name="T47_45" style:family="text">
      <style:text-properties fo:color="#134f5c"/>
    </style:style>
    <style:style style:name="T47_46" style:family="text">
      <style:text-properties fo:color="#134f5c"/>
    </style:style>
    <style:style style:name="T47_47" style:family="text">
      <style:text-properties fo:color="#134f5c"/>
    </style:style>
    <style:style style:name="T47_48" style:family="text">
      <style:text-properties fo:color="#134f5c"/>
    </style:style>
    <style:style style:name="T47_49" style:family="text">
      <style:text-properties fo:color="#134f5c"/>
    </style:style>
    <style:style style:name="T47_50" style:family="text">
      <style:text-properties fo:color="#134f5c"/>
    </style:style>
    <style:style style:name="T47_51" style:family="text">
      <style:text-properties fo:color="#134f5c"/>
    </style:style>
    <style:style style:name="T47_52" style:family="text">
      <style:text-properties fo:color="#134f5c"/>
    </style:style>
    <style:style style:name="T47_53" style:family="text">
      <style:text-properties fo:color="#134f5c"/>
    </style:style>
    <style:style style:name="T47_54" style:family="text">
      <style:text-properties fo:color="#134f5c"/>
    </style:style>
    <style:style style:name="T47_55" style:family="text">
      <style:text-properties fo:color="#134f5c"/>
    </style:style>
    <style:style style:name="T47_56" style:family="text">
      <style:text-properties fo:color="#134f5c"/>
    </style:style>
    <style:style style:name="T47_57" style:family="text">
      <style:text-properties fo:color="#134f5c"/>
    </style:style>
    <style:style style:name="T47_58" style:family="text">
      <style:text-properties fo:color="#134f5c"/>
    </style:style>
    <style:style style:name="T47_59" style:family="text">
      <style:text-properties fo:color="#134f5c"/>
    </style:style>
    <style:style style:name="T47_60" style:family="text">
      <style:text-properties fo:color="#134f5c"/>
    </style:style>
    <style:style style:name="T47_61" style:family="text">
      <style:text-properties fo:color="#134f5c"/>
    </style:style>
    <style:style style:name="T47_62" style:family="text">
      <style:text-properties fo:color="#134f5c"/>
    </style:style>
    <style:style style:name="T47_63" style:family="text">
      <style:text-properties fo:color="#134f5c"/>
    </style:style>
    <style:style style:name="T47_64" style:family="text">
      <style:text-properties fo:color="#134f5c"/>
    </style:style>
    <style:style style:name="T47_65" style:family="text">
      <style:text-properties fo:color="#134f5c"/>
    </style:style>
    <style:style style:name="T47_66" style:family="text">
      <style:text-properties fo:color="#134f5c"/>
    </style:style>
    <style:style style:name="T47_67" style:family="text">
      <style:text-properties fo:color="#134f5c"/>
    </style:style>
    <style:style style:name="T47_68" style:family="text">
      <style:text-properties fo:color="#134f5c"/>
    </style:style>
    <style:style style:name="T47_69" style:family="text">
      <style:text-properties fo:color="#134f5c"/>
    </style:style>
    <style:style style:name="T47_70" style:family="text">
      <style:text-properties fo:color="#134f5c"/>
    </style:style>
    <style:style style:name="T47_71" style:family="text">
      <style:text-properties fo:color="#134f5c"/>
    </style:style>
    <style:style style:name="T47_72" style:family="text">
      <style:text-properties fo:color="#134f5c"/>
    </style:style>
    <style:style style:name="T47_73" style:family="text">
      <style:text-properties fo:color="#134f5c"/>
    </style:style>
    <style:style style:name="T47_74" style:family="text">
      <style:text-properties fo:color="#134f5c"/>
    </style:style>
    <style:style style:name="T47_75" style:family="text">
      <style:text-properties fo:color="#134f5c"/>
    </style:style>
    <style:style style:name="T47_76" style:family="text">
      <style:text-properties fo:color="#134f5c"/>
    </style:style>
    <style:style style:name="T47_77" style:family="text">
      <style:text-properties fo:color="#134f5c"/>
    </style:style>
    <style:style style:name="T47_78" style:family="text">
      <style:text-properties fo:color="#134f5c"/>
    </style:style>
    <style:style style:name="T47_79" style:family="text">
      <style:text-properties fo:color="#134f5c"/>
    </style:style>
    <style:style style:name="T47_80" style:family="text">
      <style:text-properties fo:color="#134f5c"/>
    </style:style>
    <style:style style:name="T47_81" style:family="text">
      <style:text-properties fo:color="#134f5c"/>
    </style:style>
    <style:style style:name="T47_82" style:family="text">
      <style:text-properties fo:color="#134f5c"/>
    </style:style>
    <style:style style:name="T47_83" style:family="text">
      <style:text-properties fo:color="#134f5c"/>
    </style:style>
    <style:style style:name="T47_84" style:family="text">
      <style:text-properties fo:color="#134f5c"/>
    </style:style>
    <style:style style:name="T47_85" style:family="text">
      <style:text-properties fo:color="#134f5c"/>
    </style:style>
    <style:style style:name="T47_86" style:family="text">
      <style:text-properties fo:color="#134f5c"/>
    </style:style>
    <style:style style:name="T47_87" style:family="text">
      <style:text-properties fo:color="#134f5c"/>
    </style:style>
    <style:style style:name="T47_88" style:family="text">
      <style:text-properties fo:color="#134f5c"/>
    </style:style>
    <style:style style:name="T47_89" style:family="text">
      <style:text-properties fo:color="#134f5c"/>
    </style:style>
    <style:style style:name="T47_90" style:family="text">
      <style:text-properties fo:color="#134f5c"/>
    </style:style>
    <style:style style:name="T47_91" style:family="text">
      <style:text-properties fo:color="#134f5c"/>
    </style:style>
    <style:style style:name="T47_92" style:family="text">
      <style:text-properties fo:color="#134f5c"/>
    </style:style>
    <style:style style:name="T47_93" style:family="text">
      <style:text-properties fo:color="#134f5c"/>
    </style:style>
    <style:style style:name="T47_94" style:family="text">
      <style:text-properties fo:color="#134f5c"/>
    </style:style>
    <style:style style:name="T47_95" style:family="text">
      <style:text-properties fo:color="#134f5c"/>
    </style:style>
    <style:style style:name="T47_96" style:family="text">
      <style:text-properties fo:color="#134f5c"/>
    </style:style>
    <style:style style:name="T47_97" style:family="text">
      <style:text-properties fo:color="#134f5c"/>
    </style:style>
    <style:style style:name="T47_98" style:family="text">
      <style:text-properties fo:color="#134f5c"/>
    </style:style>
    <style:style style:name="T47_99" style:family="text">
      <style:text-properties fo:color="#134f5c"/>
    </style:style>
    <style:style style:name="T47_100" style:family="text">
      <style:text-properties fo:color="#134f5c"/>
    </style:style>
    <style:style style:name="T47_101" style:family="text">
      <style:text-properties fo:color="#134f5c"/>
    </style:style>
    <style:style style:name="T47_102" style:family="text">
      <style:text-properties fo:color="#134f5c"/>
    </style:style>
    <style:style style:name="T47_103" style:family="text">
      <style:text-properties fo:color="#134f5c"/>
    </style:style>
    <style:style style:name="T47_104" style:family="text">
      <style:text-properties fo:color="#134f5c"/>
    </style:style>
    <style:style style:name="T47_105" style:family="text">
      <style:text-properties fo:color="#134f5c"/>
    </style:style>
    <style:style style:name="T47_106" style:family="text">
      <style:text-properties fo:color="#134f5c"/>
    </style:style>
    <style:style style:name="T47_107" style:family="text">
      <style:text-properties fo:color="#134f5c"/>
    </style:style>
    <style:style style:name="T47_108" style:family="text">
      <style:text-properties fo:color="#134f5c"/>
    </style:style>
    <style:style style:name="T47_109" style:family="text">
      <style:text-properties fo:color="#134f5c"/>
    </style:style>
    <style:style style:name="T47_110" style:family="text">
      <style:text-properties fo:color="#134f5c"/>
    </style:style>
    <style:style style:name="T47_111" style:family="text">
      <style:text-properties fo:color="#134f5c"/>
    </style:style>
    <style:style style:name="T47_112" style:family="text">
      <style:text-properties fo:color="#134f5c"/>
    </style:style>
    <style:style style:name="T47_113" style:family="text">
      <style:text-properties fo:color="#134f5c"/>
    </style:style>
    <style:style style:name="T47_114" style:family="text">
      <style:text-properties fo:color="#134f5c"/>
    </style:style>
    <style:style style:name="T47_115" style:family="text">
      <style:text-properties fo:color="#134f5c"/>
    </style:style>
    <style:style style:name="T47_116" style:family="text">
      <style:text-properties fo:color="#134f5c"/>
    </style:style>
    <style:style style:name="T47_117" style:family="text">
      <style:text-properties fo:color="#134f5c"/>
    </style:style>
    <style:style style:name="T47_118" style:family="text">
      <style:text-properties fo:color="#134f5c"/>
    </style:style>
    <style:style style:name="T47_119" style:family="text">
      <style:text-properties fo:color="#134f5c"/>
    </style:style>
    <style:style style:name="T47_120" style:family="text">
      <style:text-properties fo:color="#134f5c"/>
    </style:style>
    <style:style style:name="T47_121" style:family="text">
      <style:text-properties fo:color="#134f5c"/>
    </style:style>
    <style:style style:name="T47_122" style:family="text">
      <style:text-properties fo:color="#134f5c"/>
    </style:style>
    <style:style style:name="T47_123" style:family="text">
      <style:text-properties fo:color="#134f5c"/>
    </style:style>
    <style:style style:name="T47_124" style:family="text">
      <style:text-properties fo:color="#134f5c"/>
    </style:style>
    <style:style style:name="T47_125" style:family="text">
      <style:text-properties fo:color="#134f5c"/>
    </style:style>
    <style:style style:name="T47_126" style:family="text">
      <style:text-properties fo:color="#134f5c"/>
    </style:style>
    <style:style style:name="T47_127" style:family="text">
      <style:text-properties fo:color="#134f5c"/>
    </style:style>
    <style:style style:name="T47_128" style:family="text">
      <style:text-properties fo:color="#134f5c"/>
    </style:style>
    <style:style style:name="T47_129" style:family="text">
      <style:text-properties fo:color="#134f5c"/>
    </style:style>
    <style:style style:name="T47_130" style:family="text">
      <style:text-properties fo:color="#134f5c"/>
    </style:style>
    <style:style style:name="T47_131" style:family="text">
      <style:text-properties fo:color="#134f5c"/>
    </style:style>
    <style:style style:name="T47_132" style:family="text">
      <style:text-properties fo:color="#134f5c"/>
    </style:style>
    <style:style style:name="T47_133" style:family="text">
      <style:text-properties fo:color="#134f5c"/>
    </style:style>
    <style:style style:name="T47_134" style:family="text">
      <style:text-properties fo:color="#134f5c"/>
    </style:style>
    <style:style style:name="T47_135" style:family="text">
      <style:text-properties fo:color="#134f5c"/>
    </style:style>
    <style:style style:name="T47_136" style:family="text">
      <style:text-properties fo:color="#134f5c"/>
    </style:style>
    <style:style style:name="T47_137" style:family="text">
      <style:text-properties fo:color="#134f5c"/>
    </style:style>
    <style:style style:name="T47_138" style:family="text">
      <style:text-properties fo:color="#134f5c"/>
    </style:style>
    <style:style style:name="T47_139" style:family="text">
      <style:text-properties fo:color="#134f5c"/>
    </style:style>
    <style:style style:name="T47_140" style:family="text">
      <style:text-properties fo:color="#134f5c"/>
    </style:style>
    <style:style style:name="T47_141" style:family="text">
      <style:text-properties fo:color="#134f5c"/>
    </style:style>
    <style:style style:name="T47_142" style:family="text">
      <style:text-properties fo:color="#134f5c"/>
    </style:style>
    <style:style style:name="T47_143" style:family="text">
      <style:text-properties fo:color="#134f5c"/>
    </style:style>
    <style:style style:name="T47_144" style:family="text">
      <style:text-properties fo:color="#134f5c"/>
    </style:style>
    <style:style style:name="T47_145" style:family="text">
      <style:text-properties fo:color="#134f5c"/>
    </style:style>
    <style:style style:name="T47_146" style:family="text">
      <style:text-properties fo:color="#134f5c"/>
    </style:style>
    <style:style style:name="T47_147" style:family="text">
      <style:text-properties fo:color="#134f5c"/>
    </style:style>
    <style:style style:name="T47_148" style:family="text">
      <style:text-properties fo:color="#134f5c"/>
    </style:style>
    <style:style style:name="T47_149" style:family="text">
      <style:text-properties fo:color="#134f5c"/>
    </style:style>
    <style:style style:name="T47_150" style:family="text">
      <style:text-properties fo:color="#134f5c"/>
    </style:style>
    <style:style style:name="T47_151" style:family="text">
      <style:text-properties fo:color="#134f5c"/>
    </style:style>
    <style:style style:name="T47_152" style:family="text">
      <style:text-properties fo:color="#134f5c"/>
    </style:style>
    <style:style style:name="T47_153" style:family="text">
      <style:text-properties fo:color="#134f5c"/>
    </style:style>
    <style:style style:name="T47_154" style:family="text">
      <style:text-properties fo:color="#134f5c"/>
    </style:style>
    <style:style style:name="T47_155" style:family="text">
      <style:text-properties fo:color="#134f5c"/>
    </style:style>
    <style:style style:name="T47_156" style:family="text">
      <style:text-properties fo:color="#134f5c"/>
    </style:style>
    <style:style style:name="T47_157" style:family="text">
      <style:text-properties fo:color="#134f5c"/>
    </style:style>
    <style:style style:name="T47_158" style:family="text">
      <style:text-properties fo:color="#134f5c"/>
    </style:style>
    <style:style style:name="T47_159" style:family="text">
      <style:text-properties fo:color="#134f5c"/>
    </style:style>
    <style:style style:name="T47_160" style:family="text">
      <style:text-properties fo:color="#134f5c"/>
    </style:style>
    <style:style style:name="T47_161" style:family="text">
      <style:text-properties fo:color="#134f5c"/>
    </style:style>
    <style:style style:name="T47_162" style:family="text">
      <style:text-properties fo:color="#134f5c"/>
    </style:style>
    <style:style style:name="T47_163" style:family="text">
      <style:text-properties fo:color="#134f5c"/>
    </style:style>
    <style:style style:name="T47_164" style:family="text">
      <style:text-properties fo:color="#134f5c"/>
    </style:style>
    <style:style style:name="T47_165" style:family="text">
      <style:text-properties fo:color="#134f5c"/>
    </style:style>
    <style:style style:name="T47_166" style:family="text">
      <style:text-properties fo:color="#134f5c"/>
    </style:style>
    <style:style style:name="T47_167" style:family="text">
      <style:text-properties fo:color="#134f5c"/>
    </style:style>
    <style:style style:name="T47_168" style:family="text">
      <style:text-properties fo:color="#134f5c"/>
    </style:style>
    <style:style style:name="T47_169" style:family="text">
      <style:text-properties fo:color="#134f5c"/>
    </style:style>
    <style:style style:name="T47_170" style:family="text">
      <style:text-properties fo:color="#134f5c"/>
    </style:style>
    <style:style style:name="T47_171" style:family="text">
      <style:text-properties fo:color="#134f5c"/>
    </style:style>
    <style:style style:name="T47_172" style:family="text">
      <style:text-properties fo:color="#134f5c"/>
    </style:style>
    <style:style style:name="T47_173" style:family="text">
      <style:text-properties fo:color="#134f5c"/>
    </style:style>
    <style:style style:name="T47_174" style:family="text">
      <style:text-properties fo:color="#134f5c"/>
    </style:style>
    <style:style style:name="T47_175" style:family="text">
      <style:text-properties fo:color="#134f5c"/>
    </style:style>
    <style:style style:name="T47_176" style:family="text">
      <style:text-properties fo:color="#134f5c"/>
    </style:style>
    <style:style style:name="T47_177" style:family="text">
      <style:text-properties fo:color="#134f5c"/>
    </style:style>
    <style:style style:name="T47_178" style:family="text">
      <style:text-properties fo:color="#134f5c"/>
    </style:style>
    <style:style style:name="T47_179" style:family="text">
      <style:text-properties fo:color="#134f5c"/>
    </style:style>
    <style:style style:name="T47_180" style:family="text">
      <style:text-properties fo:color="#134f5c"/>
    </style:style>
    <style:style style:name="T47_181" style:family="text">
      <style:text-properties fo:color="#134f5c"/>
    </style:style>
    <style:style style:name="T47_182" style:family="text">
      <style:text-properties fo:color="#134f5c"/>
    </style:style>
    <style:style style:name="T47_183" style:family="text">
      <style:text-properties fo:color="#134f5c"/>
    </style:style>
    <style:style style:name="T47_184" style:family="text">
      <style:text-properties fo:color="#134f5c"/>
    </style:style>
    <style:style style:name="T47_185" style:family="text">
      <style:text-properties fo:color="#134f5c"/>
    </style:style>
    <style:style style:name="T47_186" style:family="text">
      <style:text-properties fo:color="#134f5c"/>
    </style:style>
    <style:style style:name="T47_187" style:family="text">
      <style:text-properties fo:color="#134f5c"/>
    </style:style>
    <style:style style:name="T47_188" style:family="text">
      <style:text-properties fo:color="#134f5c"/>
    </style:style>
    <style:style style:name="T47_189" style:family="text">
      <style:text-properties fo:color="#134f5c"/>
    </style:style>
    <style:style style:name="T47_190" style:family="text">
      <style:text-properties fo:color="#134f5c"/>
    </style:style>
    <style:style style:name="T47_191" style:family="text">
      <style:text-properties fo:color="#134f5c"/>
    </style:style>
    <style:style style:name="T47_192" style:family="text">
      <style:text-properties fo:color="#134f5c"/>
    </style:style>
    <style:style style:name="T47_193" style:family="text">
      <style:text-properties fo:color="#134f5c"/>
    </style:style>
    <style:style style:name="T47_194" style:family="text">
      <style:text-properties fo:color="#134f5c"/>
    </style:style>
    <style:style style:name="T47_195" style:family="text">
      <style:text-properties fo:color="#134f5c"/>
    </style:style>
    <style:style style:name="T47_196" style:family="text">
      <style:text-properties fo:color="#134f5c"/>
    </style:style>
    <style:style style:name="T47_197" style:family="text">
      <style:text-properties fo:color="#134f5c"/>
    </style:style>
    <style:style style:name="T47_198" style:family="text">
      <style:text-properties fo:color="#134f5c"/>
    </style:style>
    <style:style style:name="T47_199" style:family="text">
      <style:text-properties fo:color="#134f5c"/>
    </style:style>
    <style:style style:name="T47_200" style:family="text">
      <style:text-properties fo:color="#134f5c"/>
    </style:style>
    <style:style style:name="T47_201" style:family="text">
      <style:text-properties fo:color="#134f5c"/>
    </style:style>
    <style:style style:name="T47_202" style:family="text">
      <style:text-properties fo:color="#134f5c"/>
    </style:style>
    <style:style style:name="T47_203" style:family="text">
      <style:text-properties fo:color="#134f5c"/>
    </style:style>
    <style:style style:name="T47_204" style:family="text">
      <style:text-properties fo:color="#134f5c"/>
    </style:style>
    <style:style style:name="T47_205" style:family="text">
      <style:text-properties fo:color="#134f5c"/>
    </style:style>
    <style:style style:name="T47_206" style:family="text">
      <style:text-properties fo:color="#134f5c"/>
    </style:style>
    <style:style style:name="T47_207" style:family="text">
      <style:text-properties fo:color="#134f5c"/>
    </style:style>
    <style:style style:name="T47_208" style:family="text">
      <style:text-properties fo:color="#134f5c"/>
    </style:style>
    <style:style style:name="T47_209" style:family="text">
      <style:text-properties fo:color="#134f5c"/>
    </style:style>
    <style:style style:name="T47_210" style:family="text">
      <style:text-properties fo:color="#134f5c"/>
    </style:style>
    <style:style style:name="T47_211" style:family="text">
      <style:text-properties fo:color="#134f5c"/>
    </style:style>
    <style:style style:name="T47_212" style:family="text">
      <style:text-properties fo:color="#134f5c"/>
    </style:style>
    <style:style style:name="T47_213" style:family="text">
      <style:text-properties fo:color="#134f5c"/>
    </style:style>
    <style:style style:name="T47_214" style:family="text">
      <style:text-properties fo:color="#134f5c"/>
    </style:style>
    <style:style style:name="T47_215" style:family="text">
      <style:text-properties fo:color="#134f5c"/>
    </style:style>
    <style:style style:name="T47_216" style:family="text">
      <style:text-properties fo:color="#134f5c"/>
    </style:style>
    <style:style style:name="T47_217" style:family="text">
      <style:text-properties fo:color="#134f5c"/>
    </style:style>
    <style:style style:name="T47_218" style:family="text">
      <style:text-properties fo:color="#134f5c"/>
    </style:style>
    <style:style style:name="T47_219" style:family="text">
      <style:text-properties fo:color="#134f5c"/>
    </style:style>
    <style:style style:name="T47_220" style:family="text">
      <style:text-properties fo:color="#134f5c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color="#134f5c"/>
    </style:style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>
      <style:text-properties fo:color="#134f5c"/>
    </style:style>
    <style:style style:name="T49_2" style:family="text">
      <style:text-properties fo:color="#134f5c"/>
    </style:style>
    <style:style style:name="T49_3" style:family="text">
      <style:text-properties fo:color="#134f5c"/>
    </style:style>
    <style:style style:name="T49_4" style:family="text">
      <style:text-properties fo:color="#134f5c"/>
    </style:style>
    <style:style style:name="T49_5" style:family="text">
      <style:text-properties fo:color="#134f5c"/>
    </style:style>
    <style:style style:name="T49_6" style:family="text">
      <style:text-properties fo:color="#134f5c"/>
    </style:style>
    <style:style style:name="T49_7" style:family="text">
      <style:text-properties fo:color="#134f5c"/>
    </style:style>
    <style:style style:name="T49_8" style:family="text">
      <style:text-properties fo:color="#134f5c"/>
    </style:style>
    <style:style style:name="T49_9" style:family="text">
      <style:text-properties fo:color="#134f5c"/>
    </style:style>
    <style:style style:name="T49_10" style:family="text">
      <style:text-properties fo:color="#134f5c"/>
    </style:style>
    <style:style style:name="T49_11" style:family="text">
      <style:text-properties fo:color="#134f5c"/>
    </style:style>
    <style:style style:name="T49_12" style:family="text">
      <style:text-properties fo:color="#134f5c"/>
    </style:style>
    <style:style style:name="T49_13" style:family="text">
      <style:text-properties fo:color="#134f5c"/>
    </style:style>
    <style:style style:name="T49_14" style:family="text">
      <style:text-properties fo:color="#134f5c"/>
    </style:style>
    <style:style style:name="T49_15" style:family="text">
      <style:text-properties fo:color="#134f5c"/>
    </style:style>
    <style:style style:name="T49_16" style:family="text">
      <style:text-properties fo:color="#134f5c"/>
    </style:style>
    <style:style style:name="T49_17" style:family="text">
      <style:text-properties fo:color="#134f5c"/>
    </style:style>
    <style:style style:name="T49_18" style:family="text">
      <style:text-properties fo:color="#134f5c"/>
    </style:style>
    <style:style style:name="T49_19" style:family="text">
      <style:text-properties fo:color="#134f5c"/>
    </style:style>
    <style:style style:name="T49_20" style:family="text">
      <style:text-properties fo:color="#134f5c"/>
    </style:style>
    <style:style style:name="T49_21" style:family="text">
      <style:text-properties fo:color="#134f5c"/>
    </style:style>
    <style:style style:name="T49_22" style:family="text">
      <style:text-properties fo:color="#134f5c"/>
    </style:style>
    <style:style style:name="T49_23" style:family="text">
      <style:text-properties fo:color="#134f5c"/>
    </style:style>
    <style:style style:name="T49_24" style:family="text">
      <style:text-properties fo:color="#134f5c"/>
    </style:style>
    <style:style style:name="T49_25" style:family="text">
      <style:text-properties fo:color="#134f5c"/>
    </style:style>
    <style:style style:name="T49_26" style:family="text">
      <style:text-properties fo:color="#134f5c"/>
    </style:style>
    <style:style style:name="T49_27" style:family="text">
      <style:text-properties fo:color="#134f5c"/>
    </style:style>
    <style:style style:name="T49_28" style:family="text">
      <style:text-properties fo:color="#134f5c"/>
    </style:style>
    <style:style style:name="T49_29" style:family="text">
      <style:text-properties fo:color="#134f5c"/>
    </style:style>
    <style:style style:name="T49_30" style:family="text">
      <style:text-properties fo:color="#134f5c"/>
    </style:style>
    <style:style style:name="T49_31" style:family="text">
      <style:text-properties fo:color="#134f5c"/>
    </style:style>
    <style:style style:name="T49_32" style:family="text">
      <style:text-properties fo:color="#134f5c"/>
    </style:style>
    <style:style style:name="T49_33" style:family="text">
      <style:text-properties fo:color="#134f5c"/>
    </style:style>
    <style:style style:name="T49_34" style:family="text">
      <style:text-properties fo:color="#134f5c"/>
    </style:style>
    <style:style style:name="T49_35" style:family="text">
      <style:text-properties fo:color="#134f5c"/>
    </style:style>
    <style:style style:name="T49_36" style:family="text">
      <style:text-properties fo:color="#134f5c"/>
    </style:style>
    <style:style style:name="T49_37" style:family="text">
      <style:text-properties fo:color="#134f5c"/>
    </style:style>
    <style:style style:name="T49_38" style:family="text">
      <style:text-properties fo:color="#134f5c"/>
    </style:style>
    <style:style style:name="T49_39" style:family="text">
      <style:text-properties fo:color="#134f5c"/>
    </style:style>
    <style:style style:name="T49_40" style:family="text">
      <style:text-properties fo:color="#134f5c"/>
    </style:style>
    <style:style style:name="T49_41" style:family="text">
      <style:text-properties fo:color="#134f5c"/>
    </style:style>
    <style:style style:name="T49_42" style:family="text">
      <style:text-properties fo:color="#134f5c"/>
    </style:style>
    <style:style style:name="P50" style:family="paragraph" style:parent-style-name="Standard">
      <style:paragraph-properties fo:break-before="auto" fo:line-height="115%" style:writing-mode="lr-tb"/>
      <style:text-properties fo:color="#134f5c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color="#134f5c"/>
    </style:style>
    <style:style style:name="T51_2" style:family="text">
      <style:text-properties fo:color="#134f5c"/>
    </style:style>
    <style:style style:name="T51_3" style:family="text">
      <style:text-properties fo:color="#134f5c"/>
    </style:style>
    <style:style style:name="T51_4" style:family="text">
      <style:text-properties fo:color="#134f5c"/>
    </style:style>
    <style:style style:name="T51_5" style:family="text">
      <style:text-properties fo:color="#134f5c"/>
    </style:style>
    <style:style style:name="T51_6" style:family="text">
      <style:text-properties fo:color="#134f5c"/>
    </style:style>
    <style:style style:name="T51_7" style:family="text">
      <style:text-properties fo:color="#134f5c"/>
    </style:style>
    <style:style style:name="T51_8" style:family="text">
      <style:text-properties fo:color="#134f5c"/>
    </style:style>
    <style:style style:name="T51_9" style:family="text">
      <style:text-properties fo:color="#134f5c"/>
    </style:style>
    <style:style style:name="T51_10" style:family="text">
      <style:text-properties fo:color="#134f5c"/>
    </style:style>
    <style:style style:name="T51_11" style:family="text">
      <style:text-properties fo:color="#134f5c"/>
    </style:style>
    <style:style style:name="T51_12" style:family="text">
      <style:text-properties fo:color="#134f5c"/>
    </style:style>
    <style:style style:name="T51_13" style:family="text">
      <style:text-properties fo:color="#134f5c"/>
    </style:style>
    <style:style style:name="T51_14" style:family="text">
      <style:text-properties fo:color="#134f5c"/>
    </style:style>
    <style:style style:name="T51_15" style:family="text">
      <style:text-properties fo:color="#134f5c"/>
    </style:style>
    <style:style style:name="T51_16" style:family="text">
      <style:text-properties fo:color="#134f5c"/>
    </style:style>
    <style:style style:name="T51_17" style:family="text">
      <style:text-properties fo:color="#134f5c"/>
    </style:style>
    <style:style style:name="T51_18" style:family="text">
      <style:text-properties fo:color="#134f5c"/>
    </style:style>
    <style:style style:name="T51_19" style:family="text">
      <style:text-properties fo:color="#134f5c"/>
    </style:style>
    <style:style style:name="T51_20" style:family="text">
      <style:text-properties fo:color="#134f5c"/>
    </style:style>
    <style:style style:name="T51_21" style:family="text">
      <style:text-properties fo:color="#134f5c"/>
    </style:style>
    <style:style style:name="T51_22" style:family="text">
      <style:text-properties fo:color="#134f5c"/>
    </style:style>
    <style:style style:name="T51_23" style:family="text">
      <style:text-properties fo:color="#134f5c"/>
    </style:style>
    <style:style style:name="T51_24" style:family="text">
      <style:text-properties fo:color="#134f5c"/>
    </style:style>
    <style:style style:name="T51_25" style:family="text">
      <style:text-properties fo:color="#134f5c"/>
    </style:style>
    <style:style style:name="T51_26" style:family="text">
      <style:text-properties fo:color="#134f5c"/>
    </style:style>
    <style:style style:name="T51_27" style:family="text">
      <style:text-properties fo:color="#134f5c"/>
    </style:style>
    <style:style style:name="T51_28" style:family="text">
      <style:text-properties fo:color="#134f5c"/>
    </style:style>
    <style:style style:name="T51_29" style:family="text">
      <style:text-properties fo:color="#134f5c"/>
    </style:style>
    <style:style style:name="T51_30" style:family="text">
      <style:text-properties fo:color="#134f5c"/>
    </style:style>
    <style:style style:name="T51_31" style:family="text">
      <style:text-properties fo:color="#134f5c"/>
    </style:style>
    <style:style style:name="T51_32" style:family="text">
      <style:text-properties fo:color="#134f5c"/>
    </style:style>
    <style:style style:name="T51_33" style:family="text">
      <style:text-properties fo:color="#134f5c"/>
    </style:style>
    <style:style style:name="T51_34" style:family="text">
      <style:text-properties fo:color="#134f5c"/>
    </style:style>
    <style:style style:name="T51_35" style:family="text">
      <style:text-properties fo:color="#134f5c"/>
    </style:style>
    <style:style style:name="T51_36" style:family="text">
      <style:text-properties fo:color="#134f5c"/>
    </style:style>
    <style:style style:name="T51_37" style:family="text">
      <style:text-properties fo:color="#134f5c"/>
    </style:style>
    <style:style style:name="T51_38" style:family="text">
      <style:text-properties fo:color="#134f5c"/>
    </style:style>
    <style:style style:name="T51_39" style:family="text">
      <style:text-properties fo:color="#134f5c"/>
    </style:style>
    <style:style style:name="T51_40" style:family="text">
      <style:text-properties fo:color="#134f5c"/>
    </style:style>
    <style:style style:name="T51_41" style:family="text">
      <style:text-properties fo:color="#134f5c"/>
    </style:style>
    <style:style style:name="T51_42" style:family="text">
      <style:text-properties fo:color="#134f5c"/>
    </style:style>
    <style:style style:name="T51_43" style:family="text">
      <style:text-properties fo:color="#134f5c"/>
    </style:style>
    <style:style style:name="T51_44" style:family="text">
      <style:text-properties fo:color="#134f5c"/>
    </style:style>
    <style:style style:name="T51_45" style:family="text">
      <style:text-properties fo:color="#134f5c"/>
    </style:style>
    <style:style style:name="T51_46" style:family="text">
      <style:text-properties fo:color="#134f5c"/>
    </style:style>
    <style:style style:name="T51_47" style:family="text">
      <style:text-properties fo:color="#134f5c"/>
    </style:style>
    <style:style style:name="T51_48" style:family="text">
      <style:text-properties fo:color="#134f5c"/>
    </style:style>
    <style:style style:name="T51_49" style:family="text">
      <style:text-properties fo:color="#134f5c"/>
    </style:style>
    <style:style style:name="T51_50" style:family="text">
      <style:text-properties fo:color="#134f5c"/>
    </style:style>
    <style:style style:name="T51_51" style:family="text">
      <style:text-properties fo:color="#134f5c"/>
    </style:style>
    <style:style style:name="T51_52" style:family="text">
      <style:text-properties fo:color="#134f5c"/>
    </style:style>
    <style:style style:name="T51_53" style:family="text">
      <style:text-properties fo:color="#134f5c"/>
    </style:style>
    <style:style style:name="T51_54" style:family="text">
      <style:text-properties fo:color="#134f5c"/>
    </style:style>
    <style:style style:name="T51_55" style:family="text">
      <style:text-properties fo:color="#134f5c"/>
    </style:style>
    <style:style style:name="T51_56" style:family="text">
      <style:text-properties fo:color="#134f5c"/>
    </style:style>
    <style:style style:name="T51_57" style:family="text">
      <style:text-properties fo:color="#134f5c"/>
    </style:style>
    <style:style style:name="T51_58" style:family="text">
      <style:text-properties fo:color="#134f5c"/>
    </style:style>
    <style:style style:name="T51_59" style:family="text">
      <style:text-properties fo:color="#134f5c"/>
    </style:style>
    <style:style style:name="T51_60" style:family="text">
      <style:text-properties fo:color="#134f5c"/>
    </style:style>
    <style:style style:name="T51_61" style:family="text">
      <style:text-properties fo:color="#134f5c"/>
    </style:style>
    <style:style style:name="T51_62" style:family="text">
      <style:text-properties fo:color="#134f5c"/>
    </style:style>
    <style:style style:name="T51_63" style:family="text">
      <style:text-properties fo:color="#134f5c"/>
    </style:style>
    <style:style style:name="T51_64" style:family="text">
      <style:text-properties fo:color="#134f5c"/>
    </style:style>
    <style:style style:name="T51_65" style:family="text">
      <style:text-properties fo:color="#134f5c"/>
    </style:style>
    <style:style style:name="T51_66" style:family="text">
      <style:text-properties fo:color="#134f5c"/>
    </style:style>
    <style:style style:name="T51_67" style:family="text">
      <style:text-properties fo:color="#134f5c"/>
    </style:style>
    <style:style style:name="T51_68" style:family="text">
      <style:text-properties fo:color="#134f5c"/>
    </style:style>
    <style:style style:name="T51_69" style:family="text">
      <style:text-properties fo:color="#134f5c"/>
    </style:style>
    <style:style style:name="T51_70" style:family="text">
      <style:text-properties fo:color="#134f5c"/>
    </style:style>
    <style:style style:name="T51_71" style:family="text">
      <style:text-properties fo:color="#134f5c"/>
    </style:style>
    <style:style style:name="T51_72" style:family="text">
      <style:text-properties fo:color="#134f5c"/>
    </style:style>
    <style:style style:name="T51_73" style:family="text">
      <style:text-properties fo:color="#134f5c"/>
    </style:style>
    <style:style style:name="T51_74" style:family="text">
      <style:text-properties fo:color="#134f5c"/>
    </style:style>
    <style:style style:name="T51_75" style:family="text">
      <style:text-properties fo:color="#134f5c"/>
    </style:style>
    <style:style style:name="T51_76" style:family="text">
      <style:text-properties fo:color="#134f5c"/>
    </style:style>
    <style:style style:name="T51_77" style:family="text">
      <style:text-properties fo:color="#134f5c"/>
    </style:style>
    <style:style style:name="T51_78" style:family="text">
      <style:text-properties fo:color="#134f5c"/>
    </style:style>
    <style:style style:name="T51_79" style:family="text">
      <style:text-properties fo:color="#134f5c"/>
    </style:style>
    <style:style style:name="T51_80" style:family="text">
      <style:text-properties fo:color="#134f5c"/>
    </style:style>
    <style:style style:name="T51_81" style:family="text">
      <style:text-properties fo:color="#134f5c"/>
    </style:style>
    <style:style style:name="T51_82" style:family="text">
      <style:text-properties fo:color="#134f5c"/>
    </style:style>
    <style:style style:name="T51_83" style:family="text">
      <style:text-properties fo:color="#134f5c"/>
    </style:style>
    <style:style style:name="T51_84" style:family="text">
      <style:text-properties fo:color="#134f5c"/>
    </style:style>
    <style:style style:name="T51_85" style:family="text">
      <style:text-properties fo:color="#134f5c"/>
    </style:style>
    <style:style style:name="T51_86" style:family="text">
      <style:text-properties fo:color="#134f5c"/>
    </style:style>
    <style:style style:name="T51_87" style:family="text">
      <style:text-properties fo:color="#134f5c"/>
    </style:style>
    <style:style style:name="T51_88" style:family="text">
      <style:text-properties fo:color="#134f5c"/>
    </style:style>
    <style:style style:name="T51_89" style:family="text">
      <style:text-properties fo:color="#134f5c"/>
    </style:style>
    <style:style style:name="T51_90" style:family="text">
      <style:text-properties fo:color="#134f5c"/>
    </style:style>
    <style:style style:name="T51_91" style:family="text">
      <style:text-properties fo:color="#134f5c"/>
    </style:style>
    <style:style style:name="T51_92" style:family="text">
      <style:text-properties fo:color="#134f5c"/>
    </style:style>
    <style:style style:name="T51_93" style:family="text">
      <style:text-properties fo:color="#134f5c"/>
    </style:style>
    <style:style style:name="T51_94" style:family="text">
      <style:text-properties fo:color="#134f5c"/>
    </style:style>
    <style:style style:name="T51_95" style:family="text">
      <style:text-properties fo:color="#134f5c"/>
    </style:style>
    <style:style style:name="T51_96" style:family="text">
      <style:text-properties fo:color="#134f5c"/>
    </style:style>
    <style:style style:name="T51_97" style:family="text">
      <style:text-properties fo:color="#134f5c"/>
    </style:style>
    <style:style style:name="T51_98" style:family="text">
      <style:text-properties fo:color="#134f5c"/>
    </style:style>
    <style:style style:name="T51_99" style:family="text">
      <style:text-properties fo:color="#134f5c"/>
    </style:style>
    <style:style style:name="T51_100" style:family="text">
      <style:text-properties fo:color="#134f5c"/>
    </style:style>
    <style:style style:name="T51_101" style:family="text">
      <style:text-properties fo:color="#134f5c"/>
    </style:style>
    <style:style style:name="T51_102" style:family="text">
      <style:text-properties fo:color="#134f5c"/>
    </style:style>
    <style:style style:name="T51_103" style:family="text">
      <style:text-properties fo:color="#134f5c"/>
    </style:style>
    <style:style style:name="T51_104" style:family="text">
      <style:text-properties fo:color="#134f5c"/>
    </style:style>
    <style:style style:name="T51_105" style:family="text">
      <style:text-properties fo:color="#134f5c"/>
    </style:style>
    <style:style style:name="T51_106" style:family="text">
      <style:text-properties fo:color="#134f5c"/>
    </style:style>
    <style:style style:name="T51_107" style:family="text">
      <style:text-properties fo:color="#134f5c"/>
    </style:style>
    <style:style style:name="T51_108" style:family="text">
      <style:text-properties fo:color="#134f5c"/>
    </style:style>
    <style:style style:name="T51_109" style:family="text">
      <style:text-properties fo:color="#134f5c"/>
    </style:style>
    <style:style style:name="T51_110" style:family="text">
      <style:text-properties fo:color="#134f5c"/>
    </style:style>
    <style:style style:name="T51_111" style:family="text">
      <style:text-properties fo:color="#134f5c"/>
    </style:style>
    <style:style style:name="T51_112" style:family="text">
      <style:text-properties fo:color="#134f5c"/>
    </style:style>
    <style:style style:name="T51_113" style:family="text">
      <style:text-properties fo:color="#134f5c"/>
    </style:style>
    <style:style style:name="T51_114" style:family="text">
      <style:text-properties fo:color="#134f5c"/>
    </style:style>
    <style:style style:name="T51_115" style:family="text">
      <style:text-properties fo:color="#134f5c"/>
    </style:style>
    <style:style style:name="T51_116" style:family="text">
      <style:text-properties fo:color="#134f5c"/>
    </style:style>
    <style:style style:name="T51_117" style:family="text">
      <style:text-properties fo:color="#134f5c"/>
    </style:style>
    <style:style style:name="T51_118" style:family="text">
      <style:text-properties fo:color="#134f5c"/>
    </style:style>
    <style:style style:name="T51_119" style:family="text">
      <style:text-properties fo:color="#134f5c"/>
    </style:style>
    <style:style style:name="T51_120" style:family="text">
      <style:text-properties fo:color="#134f5c"/>
    </style:style>
    <style:style style:name="T51_121" style:family="text">
      <style:text-properties fo:color="#134f5c"/>
    </style:style>
    <style:style style:name="T51_122" style:family="text">
      <style:text-properties fo:color="#134f5c"/>
    </style:style>
    <style:style style:name="T51_123" style:family="text">
      <style:text-properties fo:color="#134f5c"/>
    </style:style>
    <style:style style:name="T51_124" style:family="text">
      <style:text-properties fo:color="#134f5c"/>
    </style:style>
    <style:style style:name="T51_125" style:family="text">
      <style:text-properties fo:color="#134f5c"/>
    </style:style>
    <style:style style:name="T51_126" style:family="text">
      <style:text-properties fo:color="#134f5c"/>
    </style:style>
    <style:style style:name="T51_127" style:family="text">
      <style:text-properties fo:color="#134f5c"/>
    </style:style>
    <style:style style:name="T51_128" style:family="text">
      <style:text-properties fo:color="#134f5c"/>
    </style:style>
    <style:style style:name="T51_129" style:family="text">
      <style:text-properties fo:color="#134f5c"/>
    </style:style>
    <style:style style:name="T51_130" style:family="text">
      <style:text-properties fo:color="#134f5c"/>
    </style:style>
    <style:style style:name="T51_131" style:family="text">
      <style:text-properties fo:color="#134f5c"/>
    </style:style>
    <style:style style:name="T51_132" style:family="text">
      <style:text-properties fo:color="#134f5c"/>
    </style:style>
    <style:style style:name="T51_133" style:family="text">
      <style:text-properties fo:color="#134f5c"/>
    </style:style>
    <style:style style:name="T51_134" style:family="text">
      <style:text-properties fo:color="#134f5c"/>
    </style:style>
    <style:style style:name="T51_135" style:family="text">
      <style:text-properties fo:color="#134f5c"/>
    </style:style>
    <style:style style:name="T51_136" style:family="text">
      <style:text-properties fo:color="#134f5c"/>
    </style:style>
    <style:style style:name="T51_137" style:family="text">
      <style:text-properties fo:color="#134f5c"/>
    </style:style>
    <style:style style:name="T51_138" style:family="text">
      <style:text-properties fo:color="#134f5c"/>
    </style:style>
    <style:style style:name="T51_139" style:family="text">
      <style:text-properties fo:color="#134f5c"/>
    </style:style>
    <style:style style:name="T51_140" style:family="text">
      <style:text-properties fo:color="#134f5c"/>
    </style:style>
    <style:style style:name="T51_141" style:family="text">
      <style:text-properties fo:color="#134f5c"/>
    </style:style>
    <style:style style:name="T51_142" style:family="text">
      <style:text-properties fo:color="#134f5c"/>
    </style:style>
    <style:style style:name="T51_143" style:family="text">
      <style:text-properties fo:color="#134f5c"/>
    </style:style>
    <style:style style:name="T51_144" style:family="text">
      <style:text-properties fo:color="#134f5c"/>
    </style:style>
    <style:style style:name="T51_145" style:family="text">
      <style:text-properties fo:color="#134f5c"/>
    </style:style>
    <style:style style:name="T51_146" style:family="text">
      <style:text-properties fo:color="#134f5c"/>
    </style:style>
    <style:style style:name="T51_147" style:family="text">
      <style:text-properties fo:color="#134f5c"/>
    </style:style>
    <style:style style:name="T51_148" style:family="text">
      <style:text-properties fo:color="#134f5c"/>
    </style:style>
    <style:style style:name="T51_149" style:family="text">
      <style:text-properties fo:color="#134f5c"/>
    </style:style>
    <style:style style:name="T51_150" style:family="text">
      <style:text-properties fo:color="#134f5c"/>
    </style:style>
    <style:style style:name="T51_151" style:family="text">
      <style:text-properties fo:color="#134f5c"/>
    </style:style>
    <style:style style:name="T51_152" style:family="text">
      <style:text-properties fo:color="#134f5c"/>
    </style:style>
    <style:style style:name="T51_153" style:family="text">
      <style:text-properties fo:color="#134f5c"/>
    </style:style>
    <style:style style:name="T51_154" style:family="text">
      <style:text-properties fo:color="#134f5c"/>
    </style:style>
    <style:style style:name="T51_155" style:family="text">
      <style:text-properties fo:color="#134f5c"/>
    </style:style>
    <style:style style:name="T51_156" style:family="text">
      <style:text-properties fo:color="#134f5c"/>
    </style:style>
    <style:style style:name="T51_157" style:family="text">
      <style:text-properties fo:color="#134f5c"/>
    </style:style>
    <style:style style:name="T51_158" style:family="text">
      <style:text-properties fo:color="#134f5c"/>
    </style:style>
    <style:style style:name="T51_159" style:family="text">
      <style:text-properties fo:color="#134f5c"/>
    </style:style>
    <style:style style:name="T51_160" style:family="text">
      <style:text-properties fo:color="#134f5c"/>
    </style:style>
    <style:style style:name="T51_161" style:family="text">
      <style:text-properties fo:color="#134f5c"/>
    </style:style>
    <style:style style:name="T51_162" style:family="text">
      <style:text-properties fo:color="#134f5c"/>
    </style:style>
    <style:style style:name="T51_163" style:family="text">
      <style:text-properties fo:color="#134f5c"/>
    </style:style>
    <style:style style:name="T51_164" style:family="text">
      <style:text-properties fo:color="#134f5c"/>
    </style:style>
    <style:style style:name="T51_165" style:family="text">
      <style:text-properties fo:color="#134f5c"/>
    </style:style>
    <style:style style:name="T51_166" style:family="text">
      <style:text-properties fo:color="#134f5c"/>
    </style:style>
    <style:style style:name="T51_167" style:family="text">
      <style:text-properties fo:color="#134f5c"/>
    </style:style>
    <style:style style:name="T51_168" style:family="text">
      <style:text-properties fo:color="#134f5c"/>
    </style:style>
    <style:style style:name="T51_169" style:family="text">
      <style:text-properties fo:color="#134f5c"/>
    </style:style>
    <style:style style:name="T51_170" style:family="text">
      <style:text-properties fo:color="#134f5c"/>
    </style:style>
    <style:style style:name="T51_171" style:family="text">
      <style:text-properties fo:color="#134f5c"/>
    </style:style>
    <style:style style:name="T51_172" style:family="text">
      <style:text-properties fo:color="#134f5c"/>
    </style:style>
    <style:style style:name="T51_173" style:family="text">
      <style:text-properties fo:color="#134f5c"/>
    </style:style>
    <style:style style:name="T51_174" style:family="text">
      <style:text-properties fo:color="#134f5c"/>
    </style:style>
    <style:style style:name="T51_175" style:family="text">
      <style:text-properties fo:color="#134f5c"/>
    </style:style>
    <style:style style:name="T51_176" style:family="text">
      <style:text-properties fo:color="#134f5c"/>
    </style:style>
    <style:style style:name="T51_177" style:family="text">
      <style:text-properties fo:color="#134f5c"/>
    </style:style>
    <style:style style:name="T51_178" style:family="text">
      <style:text-properties fo:color="#134f5c"/>
    </style:style>
    <style:style style:name="T51_179" style:family="text">
      <style:text-properties fo:color="#134f5c"/>
    </style:style>
    <style:style style:name="T51_180" style:family="text">
      <style:text-properties fo:color="#134f5c"/>
    </style:style>
    <style:style style:name="T51_181" style:family="text">
      <style:text-properties fo:color="#134f5c"/>
    </style:style>
    <style:style style:name="T51_182" style:family="text">
      <style:text-properties fo:color="#134f5c"/>
    </style:style>
    <style:style style:name="T51_183" style:family="text">
      <style:text-properties fo:color="#134f5c"/>
    </style:style>
    <style:style style:name="T51_184" style:family="text">
      <style:text-properties fo:color="#134f5c"/>
    </style:style>
    <style:style style:name="T51_185" style:family="text">
      <style:text-properties fo:color="#134f5c"/>
    </style:style>
    <style:style style:name="T51_186" style:family="text">
      <style:text-properties fo:color="#134f5c"/>
    </style:style>
    <style:style style:name="T51_187" style:family="text">
      <style:text-properties fo:color="#134f5c"/>
    </style:style>
    <style:style style:name="T51_188" style:family="text">
      <style:text-properties fo:color="#134f5c"/>
    </style:style>
    <style:style style:name="T51_189" style:family="text">
      <style:text-properties fo:color="#134f5c"/>
    </style:style>
    <style:style style:name="T51_190" style:family="text">
      <style:text-properties fo:color="#134f5c"/>
    </style:style>
    <style:style style:name="T51_191" style:family="text">
      <style:text-properties fo:color="#134f5c"/>
    </style:style>
    <style:style style:name="T51_192" style:family="text">
      <style:text-properties fo:color="#134f5c"/>
    </style:style>
    <style:style style:name="T51_193" style:family="text">
      <style:text-properties fo:color="#134f5c"/>
    </style:style>
    <style:style style:name="T51_194" style:family="text">
      <style:text-properties fo:color="#134f5c"/>
    </style:style>
    <style:style style:name="T51_195" style:family="text">
      <style:text-properties fo:color="#134f5c"/>
    </style:style>
    <style:style style:name="T51_196" style:family="text">
      <style:text-properties fo:color="#134f5c"/>
    </style:style>
    <style:style style:name="T51_197" style:family="text">
      <style:text-properties fo:color="#134f5c"/>
    </style:style>
    <style:style style:name="T51_198" style:family="text">
      <style:text-properties fo:color="#134f5c"/>
    </style:style>
    <style:style style:name="T51_199" style:family="text">
      <style:text-properties fo:color="#134f5c"/>
    </style:style>
    <style:style style:name="T51_200" style:family="text">
      <style:text-properties fo:color="#134f5c"/>
    </style:style>
    <style:style style:name="T51_201" style:family="text">
      <style:text-properties fo:color="#134f5c"/>
    </style:style>
    <style:style style:name="T51_202" style:family="text">
      <style:text-properties fo:color="#134f5c"/>
    </style:style>
    <style:style style:name="T51_203" style:family="text">
      <style:text-properties fo:color="#134f5c"/>
    </style:style>
    <style:style style:name="T51_204" style:family="text">
      <style:text-properties fo:color="#134f5c"/>
    </style:style>
    <style:style style:name="T51_205" style:family="text">
      <style:text-properties fo:color="#134f5c"/>
    </style:style>
    <style:style style:name="T51_206" style:family="text">
      <style:text-properties fo:color="#134f5c"/>
    </style:style>
    <style:style style:name="T51_207" style:family="text">
      <style:text-properties fo:color="#134f5c"/>
    </style:style>
    <style:style style:name="T51_208" style:family="text">
      <style:text-properties fo:color="#134f5c"/>
    </style:style>
    <style:style style:name="T51_209" style:family="text">
      <style:text-properties fo:color="#134f5c"/>
    </style:style>
    <style:style style:name="T51_210" style:family="text">
      <style:text-properties fo:color="#134f5c"/>
    </style:style>
    <style:style style:name="T51_211" style:family="text">
      <style:text-properties fo:color="#134f5c"/>
    </style:style>
    <style:style style:name="T51_212" style:family="text">
      <style:text-properties fo:color="#134f5c"/>
    </style:style>
    <style:style style:name="T51_213" style:family="text">
      <style:text-properties fo:color="#134f5c"/>
    </style:style>
    <style:style style:name="T51_214" style:family="text">
      <style:text-properties fo:color="#134f5c"/>
    </style:style>
    <style:style style:name="T51_215" style:family="text">
      <style:text-properties fo:color="#134f5c"/>
    </style:style>
    <style:style style:name="T51_216" style:family="text">
      <style:text-properties fo:color="#134f5c"/>
    </style:style>
    <style:style style:name="T51_217" style:family="text">
      <style:text-properties fo:color="#134f5c"/>
    </style:style>
    <style:style style:name="T51_218" style:family="text">
      <style:text-properties fo:color="#134f5c"/>
    </style:style>
    <style:style style:name="T51_219" style:family="text">
      <style:text-properties fo:color="#134f5c"/>
    </style:style>
    <style:style style:name="T51_220" style:family="text">
      <style:text-properties fo:color="#134f5c"/>
    </style:style>
    <style:style style:name="T51_221" style:family="text">
      <style:text-properties fo:color="#134f5c"/>
    </style:style>
    <style:style style:name="T51_222" style:family="text">
      <style:text-properties fo:color="#134f5c"/>
    </style:style>
    <style:style style:name="T51_223" style:family="text">
      <style:text-properties fo:color="#134f5c"/>
    </style:style>
    <style:style style:name="T51_224" style:family="text">
      <style:text-properties fo:color="#134f5c"/>
    </style:style>
    <style:style style:name="T51_225" style:family="text">
      <style:text-properties fo:color="#134f5c"/>
    </style:style>
    <style:style style:name="T51_226" style:family="text">
      <style:text-properties fo:color="#134f5c"/>
    </style:style>
    <style:style style:name="T51_227" style:family="text">
      <style:text-properties fo:color="#134f5c"/>
    </style:style>
    <style:style style:name="T51_228" style:family="text">
      <style:text-properties fo:color="#134f5c"/>
    </style:style>
    <style:style style:name="T51_229" style:family="text">
      <style:text-properties fo:color="#134f5c"/>
    </style:style>
    <style:style style:name="T51_230" style:family="text">
      <style:text-properties fo:color="#134f5c"/>
    </style:style>
    <style:style style:name="T51_231" style:family="text">
      <style:text-properties fo:color="#134f5c"/>
    </style:style>
    <style:style style:name="T51_232" style:family="text">
      <style:text-properties fo:color="#134f5c"/>
    </style:style>
    <style:style style:name="T51_233" style:family="text">
      <style:text-properties fo:color="#134f5c"/>
    </style:style>
    <style:style style:name="T51_234" style:family="text">
      <style:text-properties fo:color="#134f5c"/>
    </style:style>
    <style:style style:name="T51_235" style:family="text">
      <style:text-properties fo:color="#134f5c"/>
    </style:style>
    <style:style style:name="T51_236" style:family="text">
      <style:text-properties fo:color="#134f5c"/>
    </style:style>
    <style:style style:name="T51_237" style:family="text">
      <style:text-properties fo:color="#134f5c"/>
    </style:style>
    <style:style style:name="T51_238" style:family="text">
      <style:text-properties fo:color="#134f5c"/>
    </style:style>
    <style:style style:name="T51_239" style:family="text">
      <style:text-properties fo:color="#134f5c"/>
    </style:style>
    <style:style style:name="T51_240" style:family="text">
      <style:text-properties fo:color="#134f5c"/>
    </style:style>
    <style:style style:name="T51_241" style:family="text">
      <style:text-properties fo:color="#134f5c"/>
    </style:style>
    <style:style style:name="T51_242" style:family="text">
      <style:text-properties fo:color="#134f5c"/>
    </style:style>
    <style:style style:name="T51_243" style:family="text">
      <style:text-properties fo:color="#134f5c"/>
    </style:style>
    <style:style style:name="T51_244" style:family="text">
      <style:text-properties fo:color="#134f5c"/>
    </style:style>
    <style:style style:name="T51_245" style:family="text">
      <style:text-properties fo:color="#134f5c"/>
    </style:style>
    <style:style style:name="T51_246" style:family="text">
      <style:text-properties fo:color="#134f5c"/>
    </style:style>
    <style:style style:name="T51_247" style:family="text">
      <style:text-properties fo:color="#134f5c"/>
    </style:style>
    <style:style style:name="T51_248" style:family="text">
      <style:text-properties fo:color="#134f5c"/>
    </style:style>
    <style:style style:name="T51_249" style:family="text">
      <style:text-properties fo:color="#134f5c"/>
    </style:style>
    <style:style style:name="T51_250" style:family="text">
      <style:text-properties fo:color="#134f5c"/>
    </style:style>
    <style:style style:name="T51_251" style:family="text">
      <style:text-properties fo:color="#134f5c"/>
    </style:style>
    <style:style style:name="T51_252" style:family="text">
      <style:text-properties fo:color="#134f5c"/>
    </style:style>
    <style:style style:name="T51_253" style:family="text">
      <style:text-properties fo:color="#134f5c"/>
    </style:style>
    <style:style style:name="T51_254" style:family="text">
      <style:text-properties fo:color="#134f5c"/>
    </style:style>
    <style:style style:name="T51_255" style:family="text">
      <style:text-properties fo:color="#134f5c"/>
    </style:style>
    <style:style style:name="T51_256" style:family="text">
      <style:text-properties fo:color="#134f5c"/>
    </style:style>
    <style:style style:name="T51_257" style:family="text">
      <style:text-properties fo:color="#134f5c"/>
    </style:style>
    <style:style style:name="T51_258" style:family="text">
      <style:text-properties fo:color="#134f5c"/>
    </style:style>
    <style:style style:name="T51_259" style:family="text">
      <style:text-properties fo:color="#134f5c"/>
    </style:style>
    <style:style style:name="T51_260" style:family="text">
      <style:text-properties fo:color="#134f5c"/>
    </style:style>
    <style:style style:name="T51_261" style:family="text">
      <style:text-properties fo:color="#134f5c"/>
    </style:style>
    <style:style style:name="T51_262" style:family="text">
      <style:text-properties fo:color="#134f5c"/>
    </style:style>
    <style:style style:name="T51_263" style:family="text">
      <style:text-properties fo:color="#134f5c"/>
    </style:style>
    <style:style style:name="T51_264" style:family="text">
      <style:text-properties fo:color="#134f5c"/>
    </style:style>
    <style:style style:name="T51_265" style:family="text">
      <style:text-properties fo:color="#134f5c"/>
    </style:style>
    <style:style style:name="T51_266" style:family="text">
      <style:text-properties fo:color="#134f5c"/>
    </style:style>
    <style:style style:name="T51_267" style:family="text">
      <style:text-properties fo:color="#134f5c"/>
    </style:style>
    <style:style style:name="T51_268" style:family="text">
      <style:text-properties fo:color="#134f5c"/>
    </style:style>
    <style:style style:name="T51_269" style:family="text">
      <style:text-properties fo:color="#134f5c"/>
    </style:style>
    <style:style style:name="T51_270" style:family="text">
      <style:text-properties fo:color="#134f5c"/>
    </style:style>
    <style:style style:name="T51_271" style:family="text">
      <style:text-properties fo:color="#134f5c"/>
    </style:style>
    <style:style style:name="T51_272" style:family="text">
      <style:text-properties fo:color="#134f5c"/>
    </style:style>
    <style:style style:name="T51_273" style:family="text">
      <style:text-properties fo:color="#134f5c"/>
    </style:style>
    <style:style style:name="T51_274" style:family="text">
      <style:text-properties fo:color="#134f5c"/>
    </style:style>
    <style:style style:name="T51_275" style:family="text">
      <style:text-properties fo:color="#134f5c"/>
    </style:style>
    <style:style style:name="T51_276" style:family="text">
      <style:text-properties fo:color="#134f5c"/>
    </style:style>
    <style:style style:name="T51_277" style:family="text">
      <style:text-properties fo:color="#134f5c"/>
    </style:style>
    <style:style style:name="T51_278" style:family="text">
      <style:text-properties fo:color="#134f5c"/>
    </style:style>
    <style:style style:name="T51_279" style:family="text">
      <style:text-properties fo:color="#134f5c"/>
    </style:style>
    <style:style style:name="T51_280" style:family="text">
      <style:text-properties fo:color="#134f5c"/>
    </style:style>
    <style:style style:name="T51_281" style:family="text">
      <style:text-properties fo:color="#134f5c"/>
    </style:style>
    <style:style style:name="T51_282" style:family="text">
      <style:text-properties fo:color="#134f5c"/>
    </style:style>
    <style:style style:name="T51_283" style:family="text">
      <style:text-properties fo:color="#134f5c"/>
    </style:style>
    <style:style style:name="T51_284" style:family="text">
      <style:text-properties fo:color="#134f5c"/>
    </style:style>
    <style:style style:name="T51_285" style:family="text">
      <style:text-properties fo:color="#134f5c"/>
    </style:style>
    <style:style style:name="T51_286" style:family="text">
      <style:text-properties fo:color="#134f5c"/>
    </style:style>
    <style:style style:name="T51_287" style:family="text">
      <style:text-properties fo:color="#134f5c"/>
    </style:style>
    <style:style style:name="T51_288" style:family="text">
      <style:text-properties fo:color="#134f5c"/>
    </style:style>
    <style:style style:name="T51_289" style:family="text">
      <style:text-properties fo:color="#134f5c"/>
    </style:style>
    <style:style style:name="T51_290" style:family="text">
      <style:text-properties fo:color="#134f5c"/>
    </style:style>
    <style:style style:name="T51_291" style:family="text">
      <style:text-properties fo:color="#134f5c"/>
    </style:style>
    <style:style style:name="T51_292" style:family="text">
      <style:text-properties fo:color="#134f5c"/>
    </style:style>
    <style:style style:name="T51_293" style:family="text">
      <style:text-properties fo:color="#134f5c"/>
    </style:style>
    <style:style style:name="T51_294" style:family="text">
      <style:text-properties fo:color="#134f5c"/>
    </style:style>
    <style:style style:name="T51_295" style:family="text">
      <style:text-properties fo:color="#134f5c"/>
    </style:style>
    <style:style style:name="T51_296" style:family="text">
      <style:text-properties fo:color="#134f5c"/>
    </style:style>
    <style:style style:name="T51_297" style:family="text">
      <style:text-properties fo:color="#134f5c"/>
    </style:style>
    <style:style style:name="T51_298" style:family="text">
      <style:text-properties fo:color="#134f5c"/>
    </style:style>
    <style:style style:name="T51_299" style:family="text">
      <style:text-properties fo:color="#134f5c"/>
    </style:style>
    <style:style style:name="T51_300" style:family="text">
      <style:text-properties fo:color="#134f5c"/>
    </style:style>
    <style:style style:name="T51_301" style:family="text">
      <style:text-properties fo:color="#134f5c"/>
    </style:style>
    <style:style style:name="T51_302" style:family="text">
      <style:text-properties fo:color="#134f5c"/>
    </style:style>
    <style:style style:name="T51_303" style:family="text">
      <style:text-properties fo:color="#134f5c"/>
    </style:style>
    <style:style style:name="T51_304" style:family="text">
      <style:text-properties fo:color="#134f5c"/>
    </style:style>
    <style:style style:name="T51_305" style:family="text">
      <style:text-properties fo:color="#134f5c"/>
    </style:style>
    <style:style style:name="T51_306" style:family="text">
      <style:text-properties fo:color="#134f5c"/>
    </style:style>
    <style:style style:name="T51_307" style:family="text">
      <style:text-properties fo:color="#134f5c"/>
    </style:style>
    <style:style style:name="T51_308" style:family="text">
      <style:text-properties fo:color="#134f5c"/>
    </style:style>
    <style:style style:name="T51_309" style:family="text">
      <style:text-properties fo:color="#134f5c"/>
    </style:style>
    <style:style style:name="T51_310" style:family="text">
      <style:text-properties fo:color="#134f5c"/>
    </style:style>
    <style:style style:name="T51_311" style:family="text">
      <style:text-properties fo:color="#134f5c"/>
    </style:style>
    <style:style style:name="T51_312" style:family="text">
      <style:text-properties fo:color="#134f5c"/>
    </style:style>
    <style:style style:name="T51_313" style:family="text">
      <style:text-properties fo:color="#134f5c"/>
    </style:style>
    <style:style style:name="T51_314" style:family="text">
      <style:text-properties fo:color="#134f5c"/>
    </style:style>
    <style:style style:name="T51_315" style:family="text">
      <style:text-properties fo:color="#134f5c"/>
    </style:style>
    <style:style style:name="T51_316" style:family="text">
      <style:text-properties fo:color="#134f5c"/>
    </style:style>
    <style:style style:name="T51_317" style:family="text">
      <style:text-properties fo:color="#134f5c"/>
    </style:style>
    <style:style style:name="T51_318" style:family="text">
      <style:text-properties fo:color="#134f5c"/>
    </style:style>
    <style:style style:name="T51_319" style:family="text">
      <style:text-properties fo:color="#134f5c"/>
    </style:style>
    <style:style style:name="T51_320" style:family="text">
      <style:text-properties fo:color="#134f5c"/>
    </style:style>
    <style:style style:name="T51_321" style:family="text">
      <style:text-properties fo:color="#134f5c"/>
    </style:style>
    <style:style style:name="T51_322" style:family="text">
      <style:text-properties fo:color="#134f5c"/>
    </style:style>
    <style:style style:name="T51_323" style:family="text">
      <style:text-properties fo:color="#134f5c"/>
    </style:style>
    <style:style style:name="T51_324" style:family="text">
      <style:text-properties fo:color="#134f5c"/>
    </style:style>
    <style:style style:name="T51_325" style:family="text">
      <style:text-properties fo:color="#134f5c"/>
    </style:style>
    <style:style style:name="T51_326" style:family="text">
      <style:text-properties fo:color="#134f5c"/>
    </style:style>
    <style:style style:name="T51_327" style:family="text">
      <style:text-properties fo:color="#134f5c"/>
    </style:style>
    <style:style style:name="T51_328" style:family="text">
      <style:text-properties fo:color="#134f5c"/>
    </style:style>
    <style:style style:name="T51_329" style:family="text">
      <style:text-properties fo:color="#134f5c"/>
    </style:style>
    <style:style style:name="T51_330" style:family="text">
      <style:text-properties fo:color="#134f5c"/>
    </style:style>
    <style:style style:name="T51_331" style:family="text">
      <style:text-properties fo:color="#134f5c"/>
    </style:style>
    <style:style style:name="T51_332" style:family="text">
      <style:text-properties fo:color="#134f5c"/>
    </style:style>
    <style:style style:name="T51_333" style:family="text">
      <style:text-properties fo:color="#134f5c"/>
    </style:style>
    <style:style style:name="T51_334" style:family="text">
      <style:text-properties fo:color="#134f5c"/>
    </style:style>
    <style:style style:name="T51_335" style:family="text">
      <style:text-properties fo:color="#134f5c"/>
    </style:style>
    <style:style style:name="T51_336" style:family="text">
      <style:text-properties fo:color="#134f5c"/>
    </style:style>
    <style:style style:name="T51_337" style:family="text">
      <style:text-properties fo:color="#134f5c"/>
    </style:style>
    <style:style style:name="T51_338" style:family="text">
      <style:text-properties fo:color="#134f5c"/>
    </style:style>
    <style:style style:name="T51_339" style:family="text">
      <style:text-properties fo:color="#134f5c"/>
    </style:style>
    <style:style style:name="T51_340" style:family="text">
      <style:text-properties fo:color="#134f5c"/>
    </style:style>
    <style:style style:name="T51_341" style:family="text">
      <style:text-properties fo:color="#134f5c"/>
    </style:style>
    <style:style style:name="T51_342" style:family="text">
      <style:text-properties fo:color="#134f5c"/>
    </style:style>
    <style:style style:name="T51_343" style:family="text">
      <style:text-properties fo:color="#134f5c"/>
    </style:style>
    <style:style style:name="T51_344" style:family="text">
      <style:text-properties fo:color="#134f5c"/>
    </style:style>
    <style:style style:name="T51_345" style:family="text">
      <style:text-properties fo:color="#134f5c"/>
    </style:style>
    <style:style style:name="T51_346" style:family="text">
      <style:text-properties fo:color="#134f5c"/>
    </style:style>
    <style:style style:name="T51_347" style:family="text">
      <style:text-properties fo:color="#134f5c"/>
    </style:style>
    <style:style style:name="T51_348" style:family="text">
      <style:text-properties fo:color="#134f5c"/>
    </style:style>
    <style:style style:name="T51_349" style:family="text">
      <style:text-properties fo:color="#134f5c"/>
    </style:style>
    <style:style style:name="T51_350" style:family="text">
      <style:text-properties fo:color="#134f5c"/>
    </style:style>
    <style:style style:name="T51_351" style:family="text">
      <style:text-properties fo:color="#134f5c"/>
    </style:style>
    <style:style style:name="T51_352" style:family="text">
      <style:text-properties fo:color="#134f5c"/>
    </style:style>
    <style:style style:name="T51_353" style:family="text">
      <style:text-properties fo:color="#134f5c"/>
    </style:style>
    <style:style style:name="T51_354" style:family="text">
      <style:text-properties fo:color="#134f5c"/>
    </style:style>
    <style:style style:name="T51_355" style:family="text">
      <style:text-properties fo:color="#134f5c"/>
    </style:style>
    <style:style style:name="T51_356" style:family="text">
      <style:text-properties fo:color="#134f5c"/>
    </style:style>
    <style:style style:name="T51_357" style:family="text">
      <style:text-properties fo:color="#134f5c"/>
    </style:style>
    <style:style style:name="T51_358" style:family="text">
      <style:text-properties fo:color="#134f5c"/>
    </style:style>
    <style:style style:name="T51_359" style:family="text">
      <style:text-properties fo:color="#134f5c"/>
    </style:style>
    <style:style style:name="T51_360" style:family="text">
      <style:text-properties fo:color="#134f5c"/>
    </style:style>
    <style:style style:name="T51_361" style:family="text">
      <style:text-properties fo:color="#134f5c"/>
    </style:style>
    <style:style style:name="T51_362" style:family="text">
      <style:text-properties fo:color="#134f5c"/>
    </style:style>
    <style:style style:name="T51_363" style:family="text">
      <style:text-properties fo:color="#134f5c"/>
    </style:style>
    <style:style style:name="T51_364" style:family="text">
      <style:text-properties fo:color="#134f5c"/>
    </style:style>
    <style:style style:name="T51_365" style:family="text">
      <style:text-properties fo:color="#134f5c"/>
    </style:style>
    <style:style style:name="T51_366" style:family="text">
      <style:text-properties fo:color="#134f5c"/>
    </style:style>
    <style:style style:name="T51_367" style:family="text">
      <style:text-properties fo:color="#134f5c"/>
    </style:style>
    <style:style style:name="T51_368" style:family="text">
      <style:text-properties fo:color="#134f5c"/>
    </style:style>
    <style:style style:name="T51_369" style:family="text">
      <style:text-properties fo:color="#134f5c"/>
    </style:style>
    <style:style style:name="T51_370" style:family="text">
      <style:text-properties fo:color="#134f5c"/>
    </style:style>
    <style:style style:name="T51_371" style:family="text">
      <style:text-properties fo:color="#134f5c"/>
    </style:style>
    <style:style style:name="T51_372" style:family="text">
      <style:text-properties fo:color="#134f5c"/>
    </style:style>
    <style:style style:name="T51_373" style:family="text">
      <style:text-properties fo:color="#134f5c"/>
    </style:style>
    <style:style style:name="T51_374" style:family="text">
      <style:text-properties fo:color="#134f5c"/>
    </style:style>
    <style:style style:name="T51_375" style:family="text">
      <style:text-properties fo:color="#134f5c"/>
    </style:style>
    <style:style style:name="T51_376" style:family="text">
      <style:text-properties fo:color="#134f5c"/>
    </style:style>
    <style:style style:name="T51_377" style:family="text">
      <style:text-properties fo:color="#134f5c"/>
    </style:style>
    <style:style style:name="T51_378" style:family="text">
      <style:text-properties fo:color="#134f5c"/>
    </style:style>
    <style:style style:name="T51_379" style:family="text">
      <style:text-properties fo:color="#134f5c"/>
    </style:style>
    <style:style style:name="T51_380" style:family="text">
      <style:text-properties fo:color="#134f5c"/>
    </style:style>
    <style:style style:name="T51_381" style:family="text">
      <style:text-properties fo:color="#134f5c"/>
    </style:style>
    <style:style style:name="T51_382" style:family="text">
      <style:text-properties fo:color="#134f5c"/>
    </style:style>
    <style:style style:name="T51_383" style:family="text">
      <style:text-properties fo:color="#134f5c"/>
    </style:style>
    <style:style style:name="T51_384" style:family="text">
      <style:text-properties fo:color="#134f5c"/>
    </style:style>
    <style:style style:name="T51_385" style:family="text">
      <style:text-properties fo:color="#134f5c"/>
    </style:style>
    <style:style style:name="T51_386" style:family="text">
      <style:text-properties fo:color="#134f5c"/>
    </style:style>
    <style:style style:name="T51_387" style:family="text">
      <style:text-properties fo:color="#134f5c"/>
    </style:style>
    <style:style style:name="T51_388" style:family="text">
      <style:text-properties fo:color="#134f5c"/>
    </style:style>
    <style:style style:name="T51_389" style:family="text">
      <style:text-properties fo:color="#134f5c"/>
    </style:style>
    <style:style style:name="T51_390" style:family="text">
      <style:text-properties fo:color="#134f5c"/>
    </style:style>
    <style:style style:name="T51_391" style:family="text">
      <style:text-properties fo:color="#134f5c"/>
    </style:style>
    <style:style style:name="T51_392" style:family="text">
      <style:text-properties fo:color="#134f5c"/>
    </style:style>
    <style:style style:name="T51_393" style:family="text">
      <style:text-properties fo:color="#134f5c"/>
    </style:style>
    <style:style style:name="T51_394" style:family="text">
      <style:text-properties fo:color="#134f5c"/>
    </style:style>
    <style:style style:name="T51_395" style:family="text">
      <style:text-properties fo:color="#134f5c"/>
    </style:style>
    <style:style style:name="T51_396" style:family="text">
      <style:text-properties fo:color="#134f5c"/>
    </style:style>
    <style:style style:name="T51_397" style:family="text">
      <style:text-properties fo:color="#134f5c"/>
    </style:style>
    <style:style style:name="T51_398" style:family="text">
      <style:text-properties fo:color="#134f5c"/>
    </style:style>
    <style:style style:name="T51_399" style:family="text">
      <style:text-properties fo:color="#134f5c"/>
    </style:style>
    <style:style style:name="T51_400" style:family="text">
      <style:text-properties fo:color="#134f5c"/>
    </style:style>
    <style:style style:name="T51_401" style:family="text">
      <style:text-properties fo:color="#134f5c"/>
    </style:style>
    <style:style style:name="T51_402" style:family="text">
      <style:text-properties fo:color="#134f5c"/>
    </style:style>
    <style:style style:name="T51_403" style:family="text">
      <style:text-properties fo:color="#134f5c"/>
    </style:style>
    <style:style style:name="T51_404" style:family="text">
      <style:text-properties fo:color="#134f5c"/>
    </style:style>
    <style:style style:name="T51_405" style:family="text">
      <style:text-properties fo:color="#134f5c"/>
    </style:style>
    <style:style style:name="T51_406" style:family="text">
      <style:text-properties fo:color="#134f5c"/>
    </style:style>
    <style:style style:name="T51_407" style:family="text">
      <style:text-properties fo:color="#134f5c"/>
    </style:style>
    <style:style style:name="T51_408" style:family="text">
      <style:text-properties fo:color="#134f5c"/>
    </style:style>
    <style:style style:name="T51_409" style:family="text">
      <style:text-properties fo:color="#134f5c"/>
    </style:style>
    <style:style style:name="T51_410" style:family="text">
      <style:text-properties fo:color="#134f5c"/>
    </style:style>
    <style:style style:name="T51_411" style:family="text">
      <style:text-properties fo:color="#134f5c"/>
    </style:style>
    <style:style style:name="T51_412" style:family="text">
      <style:text-properties fo:color="#134f5c"/>
    </style:style>
    <style:style style:name="T51_413" style:family="text">
      <style:text-properties fo:color="#134f5c"/>
    </style:style>
    <style:style style:name="T51_414" style:family="text">
      <style:text-properties fo:color="#134f5c"/>
    </style:style>
    <style:style style:name="T51_415" style:family="text">
      <style:text-properties fo:color="#134f5c"/>
    </style:style>
    <style:style style:name="T51_416" style:family="text">
      <style:text-properties fo:color="#134f5c"/>
    </style:style>
    <style:style style:name="T51_417" style:family="text">
      <style:text-properties fo:color="#134f5c"/>
    </style:style>
    <style:style style:name="T51_418" style:family="text">
      <style:text-properties fo:color="#134f5c"/>
    </style:style>
    <style:style style:name="T51_419" style:family="text">
      <style:text-properties fo:color="#134f5c"/>
    </style:style>
    <style:style style:name="T51_420" style:family="text">
      <style:text-properties fo:color="#134f5c"/>
    </style:style>
    <style:style style:name="T51_421" style:family="text">
      <style:text-properties fo:color="#134f5c"/>
    </style:style>
    <style:style style:name="T51_422" style:family="text">
      <style:text-properties fo:color="#134f5c"/>
    </style:style>
    <style:style style:name="T51_423" style:family="text">
      <style:text-properties fo:color="#134f5c"/>
    </style:style>
    <style:style style:name="T51_424" style:family="text">
      <style:text-properties fo:color="#134f5c"/>
    </style:style>
    <style:style style:name="T51_425" style:family="text">
      <style:text-properties fo:color="#134f5c"/>
    </style:style>
    <style:style style:name="T51_426" style:family="text">
      <style:text-properties fo:color="#134f5c"/>
    </style:style>
    <style:style style:name="T51_427" style:family="text">
      <style:text-properties fo:color="#134f5c"/>
    </style:style>
    <style:style style:name="T51_428" style:family="text">
      <style:text-properties fo:color="#134f5c"/>
    </style:style>
    <style:style style:name="T51_429" style:family="text">
      <style:text-properties fo:color="#134f5c"/>
    </style:style>
    <style:style style:name="T51_430" style:family="text">
      <style:text-properties fo:color="#134f5c"/>
    </style:style>
    <style:style style:name="T51_431" style:family="text">
      <style:text-properties fo:color="#134f5c"/>
    </style:style>
    <style:style style:name="T51_432" style:family="text">
      <style:text-properties fo:color="#134f5c"/>
    </style:style>
    <style:style style:name="T51_433" style:family="text">
      <style:text-properties fo:color="#134f5c"/>
    </style:style>
    <style:style style:name="T51_434" style:family="text">
      <style:text-properties fo:color="#134f5c"/>
    </style:style>
    <style:style style:name="T51_435" style:family="text">
      <style:text-properties fo:color="#134f5c"/>
    </style:style>
    <style:style style:name="T51_436" style:family="text">
      <style:text-properties fo:color="#134f5c"/>
    </style:style>
    <style:style style:name="T51_437" style:family="text">
      <style:text-properties fo:color="#134f5c"/>
    </style:style>
    <style:style style:name="T51_438" style:family="text">
      <style:text-properties fo:color="#134f5c"/>
    </style:style>
    <style:style style:name="T51_439" style:family="text">
      <style:text-properties fo:color="#134f5c"/>
    </style:style>
    <style:style style:name="T51_440" style:family="text">
      <style:text-properties fo:color="#134f5c"/>
    </style:style>
    <style:style style:name="T51_441" style:family="text">
      <style:text-properties fo:color="#134f5c"/>
    </style:style>
    <style:style style:name="T51_442" style:family="text">
      <style:text-properties fo:color="#134f5c"/>
    </style:style>
    <style:style style:name="T51_443" style:family="text">
      <style:text-properties fo:color="#134f5c"/>
    </style:style>
    <style:style style:name="T51_444" style:family="text">
      <style:text-properties fo:color="#134f5c"/>
    </style:style>
    <style:style style:name="T51_445" style:family="text">
      <style:text-properties fo:color="#134f5c"/>
    </style:style>
    <style:style style:name="T51_446" style:family="text">
      <style:text-properties fo:color="#134f5c"/>
    </style:style>
    <style:style style:name="T51_447" style:family="text">
      <style:text-properties fo:color="#134f5c"/>
    </style:style>
    <style:style style:name="T51_448" style:family="text">
      <style:text-properties fo:color="#134f5c"/>
    </style:style>
    <style:style style:name="T51_449" style:family="text">
      <style:text-properties fo:color="#134f5c"/>
    </style:style>
    <style:style style:name="T51_450" style:family="text">
      <style:text-properties fo:color="#134f5c"/>
    </style:style>
    <style:style style:name="T51_451" style:family="text">
      <style:text-properties fo:color="#134f5c"/>
    </style:style>
    <style:style style:name="T51_452" style:family="text">
      <style:text-properties fo:color="#134f5c"/>
    </style:style>
    <style:style style:name="T51_453" style:family="text">
      <style:text-properties fo:color="#134f5c"/>
    </style:style>
    <style:style style:name="T51_454" style:family="text">
      <style:text-properties fo:color="#134f5c"/>
    </style:style>
    <style:style style:name="T51_455" style:family="text">
      <style:text-properties fo:color="#134f5c"/>
    </style:style>
    <style:style style:name="T51_456" style:family="text">
      <style:text-properties fo:color="#134f5c"/>
    </style:style>
    <style:style style:name="T51_457" style:family="text">
      <style:text-properties fo:color="#134f5c"/>
    </style:style>
    <style:style style:name="T51_458" style:family="text">
      <style:text-properties fo:color="#134f5c"/>
    </style:style>
    <style:style style:name="T51_459" style:family="text">
      <style:text-properties fo:color="#134f5c"/>
    </style:style>
    <style:style style:name="T51_460" style:family="text">
      <style:text-properties fo:color="#134f5c"/>
    </style:style>
    <style:style style:name="T51_461" style:family="text">
      <style:text-properties fo:color="#134f5c"/>
    </style:style>
    <style:style style:name="T51_462" style:family="text">
      <style:text-properties fo:color="#134f5c"/>
    </style:style>
    <style:style style:name="T51_463" style:family="text">
      <style:text-properties fo:color="#134f5c"/>
    </style:style>
    <style:style style:name="T51_464" style:family="text">
      <style:text-properties fo:color="#134f5c"/>
    </style:style>
    <style:style style:name="T51_465" style:family="text">
      <style:text-properties fo:color="#134f5c"/>
    </style:style>
    <style:style style:name="T51_466" style:family="text">
      <style:text-properties fo:color="#134f5c"/>
    </style:style>
    <style:style style:name="T51_467" style:family="text">
      <style:text-properties fo:color="#134f5c"/>
    </style:style>
    <style:style style:name="T51_468" style:family="text">
      <style:text-properties fo:color="#134f5c"/>
    </style:style>
    <style:style style:name="P52" style:family="paragraph" style:parent-style-name="Standard">
      <style:paragraph-properties fo:break-before="auto" fo:line-height="115%" style:writing-mode="lr-tb"/>
      <style:text-properties fo:color="#134f5c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color="#134f5c"/>
    </style:style>
    <style:style style:name="T53_2" style:family="text">
      <style:text-properties fo:color="#134f5c"/>
    </style:style>
    <style:style style:name="T53_3" style:family="text">
      <style:text-properties fo:color="#134f5c"/>
    </style:style>
    <style:style style:name="T53_4" style:family="text">
      <style:text-properties fo:color="#134f5c"/>
    </style:style>
    <style:style style:name="T53_5" style:family="text">
      <style:text-properties fo:color="#134f5c"/>
    </style:style>
    <style:style style:name="T53_6" style:family="text">
      <style:text-properties fo:color="#134f5c"/>
    </style:style>
    <style:style style:name="P54" style:family="paragraph" style:parent-style-name="Standard">
      <style:paragraph-properties fo:break-before="auto" fo:line-height="115%" style:writing-mode="lr-tb"/>
      <style:text-properties fo:color="#134f5c"/>
    </style:style>
    <style:style style:name="P55" style:family="paragraph" style:parent-style-name="Standard">
      <style:paragraph-properties fo:break-before="auto" fo:line-height="115%" fo:margin-top="0cm" fo:margin-bottom="0cm" style:writing-mode="lr-tb"/>
    </style:style>
    <style:style style:name="T55_1" style:family="text">
      <style:text-properties fo:color="#134f5c"/>
    </style:style>
    <style:style style:name="T55_2" style:family="text">
      <style:text-properties fo:color="#134f5c"/>
    </style:style>
    <style:style style:name="T55_3" style:family="text">
      <style:text-properties fo:color="#134f5c"/>
    </style:style>
    <style:style style:name="T55_4" style:family="text">
      <style:text-properties fo:color="#134f5c"/>
    </style:style>
    <style:style style:name="T55_5" style:family="text">
      <style:text-properties fo:color="#134f5c"/>
    </style:style>
    <style:style style:name="T55_6" style:family="text">
      <style:text-properties fo:color="#134f5c"/>
    </style:style>
    <style:style style:name="T55_7" style:family="text">
      <style:text-properties fo:color="#134f5c"/>
    </style:style>
    <style:style style:name="T55_8" style:family="text">
      <style:text-properties fo:color="#134f5c"/>
    </style:style>
    <style:style style:name="T55_9" style:family="text">
      <style:text-properties fo:color="#134f5c"/>
    </style:style>
    <style:style style:name="T55_10" style:family="text">
      <style:text-properties fo:color="#134f5c"/>
    </style:style>
    <style:style style:name="T55_11" style:family="text">
      <style:text-properties fo:color="#134f5c"/>
    </style:style>
    <style:style style:name="T55_12" style:family="text">
      <style:text-properties fo:color="#134f5c"/>
    </style:style>
    <style:style style:name="T55_13" style:family="text">
      <style:text-properties fo:color="#134f5c"/>
    </style:style>
    <style:style style:name="T55_14" style:family="text">
      <style:text-properties fo:color="#134f5c"/>
    </style:style>
    <style:style style:name="T55_15" style:family="text">
      <style:text-properties fo:color="#134f5c"/>
    </style:style>
    <style:style style:name="T55_16" style:family="text">
      <style:text-properties fo:color="#134f5c"/>
    </style:style>
    <style:style style:name="T55_17" style:family="text">
      <style:text-properties fo:color="#134f5c"/>
    </style:style>
    <style:style style:name="T55_18" style:family="text">
      <style:text-properties fo:color="#134f5c"/>
    </style:style>
    <style:style style:name="T55_19" style:family="text">
      <style:text-properties fo:color="#134f5c"/>
    </style:style>
    <style:style style:name="T55_20" style:family="text">
      <style:text-properties fo:color="#134f5c"/>
    </style:style>
    <style:style style:name="T55_21" style:family="text">
      <style:text-properties fo:color="#134f5c"/>
    </style:style>
    <style:style style:name="T55_22" style:family="text">
      <style:text-properties fo:color="#134f5c"/>
    </style:style>
    <style:style style:name="T55_23" style:family="text">
      <style:text-properties fo:color="#134f5c"/>
    </style:style>
    <style:style style:name="T55_24" style:family="text">
      <style:text-properties fo:color="#134f5c"/>
    </style:style>
    <style:style style:name="T55_25" style:family="text">
      <style:text-properties fo:color="#134f5c"/>
    </style:style>
    <style:style style:name="T55_26" style:family="text">
      <style:text-properties fo:color="#134f5c"/>
    </style:style>
    <style:style style:name="T55_27" style:family="text">
      <style:text-properties fo:color="#134f5c"/>
    </style:style>
    <style:style style:name="T55_28" style:family="text">
      <style:text-properties fo:color="#134f5c"/>
    </style:style>
    <style:style style:name="T55_29" style:family="text">
      <style:text-properties fo:color="#134f5c"/>
    </style:style>
    <style:style style:name="T55_30" style:family="text">
      <style:text-properties fo:color="#134f5c"/>
    </style:style>
    <style:style style:name="T55_31" style:family="text">
      <style:text-properties fo:color="#134f5c"/>
    </style:style>
    <style:style style:name="T55_32" style:family="text">
      <style:text-properties fo:color="#134f5c"/>
    </style:style>
    <style:style style:name="T55_33" style:family="text">
      <style:text-properties fo:color="#134f5c"/>
    </style:style>
    <style:style style:name="T55_34" style:family="text">
      <style:text-properties fo:color="#134f5c"/>
    </style:style>
    <style:style style:name="T55_35" style:family="text">
      <style:text-properties fo:color="#134f5c"/>
    </style:style>
    <style:style style:name="T55_36" style:family="text">
      <style:text-properties fo:color="#134f5c"/>
    </style:style>
    <style:style style:name="T55_37" style:family="text">
      <style:text-properties fo:color="#134f5c"/>
    </style:style>
    <style:style style:name="T55_38" style:family="text">
      <style:text-properties fo:color="#134f5c"/>
    </style:style>
    <style:style style:name="T55_39" style:family="text">
      <style:text-properties fo:color="#134f5c"/>
    </style:style>
    <style:style style:name="T55_40" style:family="text">
      <style:text-properties fo:color="#134f5c"/>
    </style:style>
    <style:style style:name="T55_41" style:family="text">
      <style:text-properties fo:color="#134f5c"/>
    </style:style>
    <style:style style:name="T55_42" style:family="text">
      <style:text-properties fo:color="#134f5c"/>
    </style:style>
    <style:style style:name="T55_43" style:family="text">
      <style:text-properties fo:color="#134f5c"/>
    </style:style>
    <style:style style:name="T55_44" style:family="text">
      <style:text-properties fo:color="#134f5c"/>
    </style:style>
    <style:style style:name="T55_45" style:family="text">
      <style:text-properties fo:color="#134f5c"/>
    </style:style>
    <style:style style:name="T55_46" style:family="text">
      <style:text-properties fo:color="#134f5c"/>
    </style:style>
    <style:style style:name="T55_47" style:family="text">
      <style:text-properties fo:color="#134f5c"/>
    </style:style>
    <style:style style:name="T55_48" style:family="text">
      <style:text-properties fo:color="#134f5c"/>
    </style:style>
    <style:style style:name="P56" style:family="paragraph" style:parent-style-name="Standard">
      <style:paragraph-properties fo:break-before="auto" fo:line-height="115%" style:writing-mode="lr-tb"/>
      <style:text-properties fo:color="#134f5c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color="#134f5c"/>
    </style:style>
    <style:style style:name="T57_2" style:family="text">
      <style:text-properties fo:color="#134f5c"/>
    </style:style>
    <style:style style:name="T57_3" style:family="text">
      <style:text-properties fo:color="#134f5c"/>
    </style:style>
    <style:style style:name="T57_4" style:family="text">
      <style:text-properties fo:color="#134f5c"/>
    </style:style>
    <style:style style:name="T57_5" style:family="text">
      <style:text-properties fo:color="#134f5c"/>
    </style:style>
    <style:style style:name="T57_6" style:family="text">
      <style:text-properties fo:color="#134f5c"/>
    </style:style>
    <style:style style:name="T57_7" style:family="text">
      <style:text-properties fo:color="#134f5c"/>
    </style:style>
    <style:style style:name="T57_8" style:family="text">
      <style:text-properties fo:color="#134f5c"/>
    </style:style>
    <style:style style:name="T57_9" style:family="text">
      <style:text-properties fo:color="#134f5c"/>
    </style:style>
    <style:style style:name="T57_10" style:family="text">
      <style:text-properties fo:color="#134f5c"/>
    </style:style>
    <style:style style:name="T57_11" style:family="text">
      <style:text-properties fo:color="#134f5c"/>
    </style:style>
    <style:style style:name="T57_12" style:family="text">
      <style:text-properties fo:color="#134f5c"/>
    </style:style>
    <style:style style:name="T57_13" style:family="text">
      <style:text-properties fo:color="#134f5c"/>
    </style:style>
    <style:style style:name="T57_14" style:family="text">
      <style:text-properties fo:color="#134f5c"/>
    </style:style>
    <style:style style:name="T57_15" style:family="text">
      <style:text-properties fo:color="#134f5c"/>
    </style:style>
    <style:style style:name="T57_16" style:family="text">
      <style:text-properties fo:color="#134f5c"/>
    </style:style>
    <style:style style:name="T57_17" style:family="text">
      <style:text-properties fo:color="#134f5c"/>
    </style:style>
    <style:style style:name="T57_18" style:family="text">
      <style:text-properties fo:color="#134f5c"/>
    </style:style>
    <style:style style:name="T57_19" style:family="text">
      <style:text-properties fo:color="#134f5c"/>
    </style:style>
    <style:style style:name="T57_20" style:family="text">
      <style:text-properties fo:color="#134f5c"/>
    </style:style>
    <style:style style:name="T57_21" style:family="text">
      <style:text-properties fo:color="#134f5c"/>
    </style:style>
    <style:style style:name="T57_22" style:family="text">
      <style:text-properties fo:color="#134f5c"/>
    </style:style>
    <style:style style:name="T57_23" style:family="text">
      <style:text-properties fo:color="#134f5c"/>
    </style:style>
    <style:style style:name="T57_24" style:family="text">
      <style:text-properties fo:color="#134f5c"/>
    </style:style>
    <style:style style:name="T57_25" style:family="text">
      <style:text-properties fo:color="#134f5c"/>
    </style:style>
    <style:style style:name="T57_26" style:family="text">
      <style:text-properties fo:color="#134f5c"/>
    </style:style>
    <style:style style:name="T57_27" style:family="text">
      <style:text-properties fo:color="#134f5c"/>
    </style:style>
    <style:style style:name="T57_28" style:family="text">
      <style:text-properties fo:color="#134f5c"/>
    </style:style>
    <style:style style:name="T57_29" style:family="text">
      <style:text-properties fo:color="#134f5c"/>
    </style:style>
    <style:style style:name="T57_30" style:family="text">
      <style:text-properties fo:color="#134f5c"/>
    </style:style>
    <style:style style:name="T57_31" style:family="text">
      <style:text-properties fo:color="#134f5c"/>
    </style:style>
    <style:style style:name="T57_32" style:family="text">
      <style:text-properties fo:color="#134f5c"/>
    </style:style>
    <style:style style:name="T57_33" style:family="text">
      <style:text-properties fo:color="#134f5c"/>
    </style:style>
    <style:style style:name="T57_34" style:family="text">
      <style:text-properties fo:color="#134f5c"/>
    </style:style>
    <style:style style:name="T57_35" style:family="text">
      <style:text-properties fo:color="#134f5c"/>
    </style:style>
    <style:style style:name="T57_36" style:family="text">
      <style:text-properties fo:color="#134f5c"/>
    </style:style>
    <style:style style:name="T57_37" style:family="text">
      <style:text-properties fo:color="#134f5c"/>
    </style:style>
    <style:style style:name="T57_38" style:family="text">
      <style:text-properties fo:color="#134f5c"/>
    </style:style>
    <style:style style:name="T57_39" style:family="text">
      <style:text-properties fo:color="#134f5c"/>
    </style:style>
    <style:style style:name="T57_40" style:family="text">
      <style:text-properties fo:color="#134f5c"/>
    </style:style>
    <style:style style:name="T57_41" style:family="text">
      <style:text-properties fo:color="#134f5c"/>
    </style:style>
    <style:style style:name="T57_42" style:family="text">
      <style:text-properties fo:color="#134f5c"/>
    </style:style>
    <style:style style:name="T57_43" style:family="text">
      <style:text-properties fo:color="#134f5c"/>
    </style:style>
    <style:style style:name="T57_44" style:family="text">
      <style:text-properties fo:color="#134f5c"/>
    </style:style>
    <style:style style:name="T57_45" style:family="text">
      <style:text-properties fo:color="#134f5c"/>
    </style:style>
    <style:style style:name="T57_46" style:family="text">
      <style:text-properties fo:color="#134f5c"/>
    </style:style>
    <style:style style:name="T57_47" style:family="text">
      <style:text-properties fo:color="#134f5c"/>
    </style:style>
    <style:style style:name="T57_48" style:family="text">
      <style:text-properties fo:color="#134f5c"/>
    </style:style>
    <style:style style:name="T57_49" style:family="text">
      <style:text-properties fo:color="#134f5c"/>
    </style:style>
    <style:style style:name="T57_50" style:family="text">
      <style:text-properties fo:color="#134f5c"/>
    </style:style>
    <style:style style:name="T57_51" style:family="text">
      <style:text-properties fo:color="#134f5c"/>
    </style:style>
    <style:style style:name="T57_52" style:family="text">
      <style:text-properties fo:color="#134f5c"/>
    </style:style>
    <style:style style:name="T57_53" style:family="text">
      <style:text-properties fo:color="#134f5c"/>
    </style:style>
    <style:style style:name="T57_54" style:family="text">
      <style:text-properties fo:color="#134f5c"/>
    </style:style>
    <style:style style:name="T57_55" style:family="text">
      <style:text-properties fo:color="#134f5c"/>
    </style:style>
    <style:style style:name="T57_56" style:family="text">
      <style:text-properties fo:color="#134f5c"/>
    </style:style>
    <style:style style:name="T57_57" style:family="text">
      <style:text-properties fo:color="#134f5c"/>
    </style:style>
    <style:style style:name="T57_58" style:family="text">
      <style:text-properties fo:color="#134f5c"/>
    </style:style>
    <style:style style:name="T57_59" style:family="text">
      <style:text-properties fo:color="#134f5c"/>
    </style:style>
    <style:style style:name="T57_60" style:family="text">
      <style:text-properties fo:color="#134f5c"/>
    </style:style>
    <style:style style:name="T57_61" style:family="text">
      <style:text-properties fo:color="#134f5c"/>
    </style:style>
    <style:style style:name="T57_62" style:family="text">
      <style:text-properties fo:color="#134f5c"/>
    </style:style>
    <style:style style:name="T57_63" style:family="text">
      <style:text-properties fo:color="#134f5c"/>
    </style:style>
    <style:style style:name="T57_64" style:family="text">
      <style:text-properties fo:color="#134f5c"/>
    </style:style>
    <style:style style:name="T57_65" style:family="text">
      <style:text-properties fo:color="#134f5c"/>
    </style:style>
    <style:style style:name="T57_66" style:family="text">
      <style:text-properties fo:color="#134f5c"/>
    </style:style>
    <style:style style:name="T57_67" style:family="text">
      <style:text-properties fo:color="#134f5c"/>
    </style:style>
    <style:style style:name="T57_68" style:family="text">
      <style:text-properties fo:color="#134f5c"/>
    </style:style>
    <style:style style:name="T57_69" style:family="text">
      <style:text-properties fo:color="#134f5c"/>
    </style:style>
    <style:style style:name="T57_70" style:family="text">
      <style:text-properties fo:color="#134f5c"/>
    </style:style>
    <style:style style:name="T57_71" style:family="text">
      <style:text-properties fo:color="#134f5c"/>
    </style:style>
    <style:style style:name="T57_72" style:family="text">
      <style:text-properties fo:color="#134f5c"/>
    </style:style>
    <style:style style:name="T57_73" style:family="text">
      <style:text-properties fo:color="#134f5c"/>
    </style:style>
    <style:style style:name="T57_74" style:family="text">
      <style:text-properties fo:color="#134f5c"/>
    </style:style>
    <style:style style:name="T57_75" style:family="text">
      <style:text-properties fo:color="#134f5c"/>
    </style:style>
    <style:style style:name="T57_76" style:family="text">
      <style:text-properties fo:color="#134f5c"/>
    </style:style>
    <style:style style:name="T57_77" style:family="text">
      <style:text-properties fo:color="#134f5c"/>
    </style:style>
    <style:style style:name="T57_78" style:family="text">
      <style:text-properties fo:color="#134f5c"/>
    </style:style>
    <style:style style:name="T57_79" style:family="text">
      <style:text-properties fo:color="#134f5c"/>
    </style:style>
    <style:style style:name="T57_80" style:family="text">
      <style:text-properties fo:color="#134f5c"/>
    </style:style>
    <style:style style:name="T57_81" style:family="text">
      <style:text-properties fo:color="#134f5c"/>
    </style:style>
    <style:style style:name="T57_82" style:family="text">
      <style:text-properties fo:color="#134f5c"/>
    </style:style>
    <style:style style:name="T57_83" style:family="text">
      <style:text-properties fo:color="#134f5c"/>
    </style:style>
    <style:style style:name="T57_84" style:family="text">
      <style:text-properties fo:color="#134f5c"/>
    </style:style>
    <style:style style:name="T57_85" style:family="text">
      <style:text-properties fo:color="#134f5c"/>
    </style:style>
    <style:style style:name="T57_86" style:family="text">
      <style:text-properties fo:color="#134f5c"/>
    </style:style>
    <style:style style:name="T57_87" style:family="text">
      <style:text-properties fo:color="#134f5c"/>
    </style:style>
    <style:style style:name="T57_88" style:family="text">
      <style:text-properties fo:color="#134f5c"/>
    </style:style>
    <style:style style:name="T57_89" style:family="text">
      <style:text-properties fo:color="#134f5c"/>
    </style:style>
    <style:style style:name="T57_90" style:family="text">
      <style:text-properties fo:color="#134f5c"/>
    </style:style>
    <style:style style:name="T57_91" style:family="text">
      <style:text-properties fo:color="#134f5c"/>
    </style:style>
    <style:style style:name="T57_92" style:family="text">
      <style:text-properties fo:color="#134f5c"/>
    </style:style>
    <style:style style:name="T57_93" style:family="text">
      <style:text-properties fo:color="#134f5c"/>
    </style:style>
    <style:style style:name="T57_94" style:family="text">
      <style:text-properties fo:color="#134f5c"/>
    </style:style>
    <style:style style:name="T57_95" style:family="text">
      <style:text-properties fo:color="#134f5c"/>
    </style:style>
    <style:style style:name="T57_96" style:family="text">
      <style:text-properties fo:color="#134f5c"/>
    </style:style>
    <style:style style:name="T57_97" style:family="text">
      <style:text-properties fo:color="#134f5c"/>
    </style:style>
    <style:style style:name="T57_98" style:family="text">
      <style:text-properties fo:color="#134f5c"/>
    </style:style>
    <style:style style:name="T57_99" style:family="text">
      <style:text-properties fo:color="#134f5c"/>
    </style:style>
    <style:style style:name="T57_100" style:family="text">
      <style:text-properties fo:color="#134f5c"/>
    </style:style>
    <style:style style:name="T57_101" style:family="text">
      <style:text-properties fo:color="#134f5c"/>
    </style:style>
    <style:style style:name="T57_102" style:family="text">
      <style:text-properties fo:color="#134f5c"/>
    </style:style>
    <style:style style:name="T57_103" style:family="text">
      <style:text-properties fo:color="#134f5c"/>
    </style:style>
    <style:style style:name="T57_104" style:family="text">
      <style:text-properties fo:color="#134f5c"/>
    </style:style>
    <style:style style:name="T57_105" style:family="text">
      <style:text-properties fo:color="#134f5c"/>
    </style:style>
    <style:style style:name="T57_106" style:family="text">
      <style:text-properties fo:color="#134f5c"/>
    </style:style>
    <style:style style:name="T57_107" style:family="text">
      <style:text-properties fo:color="#134f5c"/>
    </style:style>
    <style:style style:name="T57_108" style:family="text">
      <style:text-properties fo:color="#134f5c"/>
    </style:style>
    <style:style style:name="T57_109" style:family="text">
      <style:text-properties fo:color="#134f5c"/>
    </style:style>
    <style:style style:name="T57_110" style:family="text">
      <style:text-properties fo:color="#134f5c"/>
    </style:style>
    <style:style style:name="T57_111" style:family="text">
      <style:text-properties fo:color="#134f5c"/>
    </style:style>
    <style:style style:name="T57_112" style:family="text">
      <style:text-properties fo:color="#134f5c"/>
    </style:style>
    <style:style style:name="T57_113" style:family="text">
      <style:text-properties fo:color="#134f5c"/>
    </style:style>
    <style:style style:name="T57_114" style:family="text">
      <style:text-properties fo:color="#134f5c"/>
    </style:style>
    <style:style style:name="T57_115" style:family="text">
      <style:text-properties fo:color="#134f5c"/>
    </style:style>
    <style:style style:name="T57_116" style:family="text">
      <style:text-properties fo:color="#134f5c"/>
    </style:style>
    <style:style style:name="T57_117" style:family="text">
      <style:text-properties fo:color="#134f5c"/>
    </style:style>
    <style:style style:name="T57_118" style:family="text">
      <style:text-properties fo:color="#134f5c"/>
    </style:style>
    <style:style style:name="T57_119" style:family="text">
      <style:text-properties fo:color="#134f5c"/>
    </style:style>
    <style:style style:name="T57_120" style:family="text">
      <style:text-properties fo:color="#134f5c"/>
    </style:style>
    <style:style style:name="T57_121" style:family="text">
      <style:text-properties fo:color="#134f5c"/>
    </style:style>
    <style:style style:name="T57_122" style:family="text">
      <style:text-properties fo:color="#134f5c"/>
    </style:style>
    <style:style style:name="T57_123" style:family="text">
      <style:text-properties fo:color="#134f5c"/>
    </style:style>
    <style:style style:name="T57_124" style:family="text">
      <style:text-properties fo:color="#134f5c"/>
    </style:style>
    <style:style style:name="T57_125" style:family="text">
      <style:text-properties fo:color="#134f5c"/>
    </style:style>
    <style:style style:name="T57_126" style:family="text">
      <style:text-properties fo:color="#134f5c"/>
    </style:style>
    <style:style style:name="T57_127" style:family="text">
      <style:text-properties fo:color="#134f5c"/>
    </style:style>
    <style:style style:name="T57_128" style:family="text">
      <style:text-properties fo:color="#134f5c"/>
    </style:style>
    <style:style style:name="T57_129" style:family="text">
      <style:text-properties fo:color="#134f5c"/>
    </style:style>
    <style:style style:name="T57_130" style:family="text">
      <style:text-properties fo:color="#134f5c"/>
    </style:style>
    <style:style style:name="T57_131" style:family="text">
      <style:text-properties fo:color="#134f5c"/>
    </style:style>
    <style:style style:name="T57_132" style:family="text">
      <style:text-properties fo:color="#134f5c"/>
    </style:style>
    <style:style style:name="T57_133" style:family="text">
      <style:text-properties fo:color="#134f5c"/>
    </style:style>
    <style:style style:name="T57_134" style:family="text">
      <style:text-properties fo:color="#134f5c"/>
    </style:style>
    <style:style style:name="T57_135" style:family="text">
      <style:text-properties fo:color="#134f5c"/>
    </style:style>
    <style:style style:name="T57_136" style:family="text">
      <style:text-properties fo:color="#134f5c"/>
    </style:style>
    <style:style style:name="T57_137" style:family="text">
      <style:text-properties fo:color="#134f5c"/>
    </style:style>
    <style:style style:name="T57_138" style:family="text">
      <style:text-properties fo:color="#134f5c"/>
    </style:style>
    <style:style style:name="T57_139" style:family="text">
      <style:text-properties fo:color="#134f5c"/>
    </style:style>
    <style:style style:name="T57_140" style:family="text">
      <style:text-properties fo:color="#134f5c"/>
    </style:style>
    <style:style style:name="T57_141" style:family="text">
      <style:text-properties fo:color="#134f5c"/>
    </style:style>
    <style:style style:name="T57_142" style:family="text">
      <style:text-properties fo:color="#134f5c"/>
    </style:style>
    <style:style style:name="T57_143" style:family="text">
      <style:text-properties fo:color="#134f5c"/>
    </style:style>
    <style:style style:name="T57_144" style:family="text">
      <style:text-properties fo:color="#134f5c"/>
    </style:style>
    <style:style style:name="T57_145" style:family="text">
      <style:text-properties fo:color="#134f5c"/>
    </style:style>
    <style:style style:name="T57_146" style:family="text">
      <style:text-properties fo:color="#134f5c"/>
    </style:style>
    <style:style style:name="T57_147" style:family="text">
      <style:text-properties fo:color="#134f5c"/>
    </style:style>
    <style:style style:name="T57_148" style:family="text">
      <style:text-properties fo:color="#134f5c"/>
    </style:style>
    <style:style style:name="T57_149" style:family="text">
      <style:text-properties fo:color="#134f5c"/>
    </style:style>
    <style:style style:name="T57_150" style:family="text">
      <style:text-properties fo:color="#134f5c"/>
    </style:style>
    <style:style style:name="T57_151" style:family="text">
      <style:text-properties fo:color="#134f5c"/>
    </style:style>
    <style:style style:name="T57_152" style:family="text">
      <style:text-properties fo:color="#134f5c"/>
    </style:style>
    <style:style style:name="T57_153" style:family="text">
      <style:text-properties fo:color="#134f5c"/>
    </style:style>
    <style:style style:name="T57_154" style:family="text">
      <style:text-properties fo:color="#134f5c"/>
    </style:style>
    <style:style style:name="T57_155" style:family="text">
      <style:text-properties fo:color="#134f5c"/>
    </style:style>
    <style:style style:name="T57_156" style:family="text">
      <style:text-properties fo:color="#134f5c"/>
    </style:style>
    <style:style style:name="T57_157" style:family="text">
      <style:text-properties fo:color="#134f5c"/>
    </style:style>
    <style:style style:name="T57_158" style:family="text">
      <style:text-properties fo:color="#134f5c"/>
    </style:style>
    <style:style style:name="T57_159" style:family="text">
      <style:text-properties fo:color="#134f5c"/>
    </style:style>
    <style:style style:name="T57_160" style:family="text">
      <style:text-properties fo:color="#134f5c"/>
    </style:style>
    <style:style style:name="T57_161" style:family="text">
      <style:text-properties fo:color="#134f5c"/>
    </style:style>
    <style:style style:name="T57_162" style:family="text">
      <style:text-properties fo:color="#134f5c"/>
    </style:style>
    <style:style style:name="T57_163" style:family="text">
      <style:text-properties fo:color="#134f5c"/>
    </style:style>
    <style:style style:name="T57_164" style:family="text">
      <style:text-properties fo:color="#134f5c"/>
    </style:style>
    <style:style style:name="T57_165" style:family="text">
      <style:text-properties fo:color="#134f5c"/>
    </style:style>
    <style:style style:name="T57_166" style:family="text">
      <style:text-properties fo:color="#134f5c"/>
    </style:style>
    <style:style style:name="T57_167" style:family="text">
      <style:text-properties fo:color="#134f5c"/>
    </style:style>
    <style:style style:name="T57_168" style:family="text">
      <style:text-properties fo:color="#134f5c"/>
    </style:style>
    <style:style style:name="T57_169" style:family="text">
      <style:text-properties fo:color="#134f5c"/>
    </style:style>
    <style:style style:name="T57_170" style:family="text">
      <style:text-properties fo:color="#134f5c"/>
    </style:style>
    <style:style style:name="T57_171" style:family="text">
      <style:text-properties fo:color="#134f5c"/>
    </style:style>
    <style:style style:name="T57_172" style:family="text">
      <style:text-properties fo:color="#134f5c"/>
    </style:style>
    <style:style style:name="T57_173" style:family="text">
      <style:text-properties fo:color="#134f5c"/>
    </style:style>
    <style:style style:name="T57_174" style:family="text">
      <style:text-properties fo:color="#134f5c"/>
    </style:style>
    <style:style style:name="T57_175" style:family="text">
      <style:text-properties fo:color="#134f5c"/>
    </style:style>
    <style:style style:name="T57_176" style:family="text">
      <style:text-properties fo:color="#134f5c"/>
    </style:style>
    <style:style style:name="T57_177" style:family="text">
      <style:text-properties fo:color="#134f5c"/>
    </style:style>
    <style:style style:name="T57_178" style:family="text">
      <style:text-properties fo:color="#134f5c"/>
    </style:style>
    <style:style style:name="T57_179" style:family="text">
      <style:text-properties fo:color="#134f5c"/>
    </style:style>
    <style:style style:name="T57_180" style:family="text">
      <style:text-properties fo:color="#134f5c"/>
    </style:style>
    <style:style style:name="T57_181" style:family="text">
      <style:text-properties fo:color="#134f5c"/>
    </style:style>
    <style:style style:name="T57_182" style:family="text">
      <style:text-properties fo:color="#134f5c"/>
    </style:style>
    <style:style style:name="T57_183" style:family="text">
      <style:text-properties fo:color="#134f5c"/>
    </style:style>
    <style:style style:name="T57_184" style:family="text">
      <style:text-properties fo:color="#134f5c"/>
    </style:style>
    <style:style style:name="T57_185" style:family="text">
      <style:text-properties fo:color="#134f5c"/>
    </style:style>
    <style:style style:name="T57_186" style:family="text">
      <style:text-properties fo:color="#134f5c"/>
    </style:style>
    <style:style style:name="T57_187" style:family="text">
      <style:text-properties fo:color="#134f5c"/>
    </style:style>
    <style:style style:name="T57_188" style:family="text">
      <style:text-properties fo:color="#134f5c"/>
    </style:style>
    <style:style style:name="T57_189" style:family="text">
      <style:text-properties fo:color="#134f5c"/>
    </style:style>
    <style:style style:name="T57_190" style:family="text">
      <style:text-properties fo:color="#134f5c"/>
    </style:style>
    <style:style style:name="T57_191" style:family="text">
      <style:text-properties fo:color="#134f5c"/>
    </style:style>
    <style:style style:name="T57_192" style:family="text">
      <style:text-properties fo:color="#134f5c"/>
    </style:style>
    <style:style style:name="T57_193" style:family="text">
      <style:text-properties fo:color="#134f5c"/>
    </style:style>
    <style:style style:name="T57_194" style:family="text">
      <style:text-properties fo:color="#134f5c"/>
    </style:style>
    <style:style style:name="T57_195" style:family="text">
      <style:text-properties fo:color="#134f5c"/>
    </style:style>
    <style:style style:name="T57_196" style:family="text">
      <style:text-properties fo:color="#134f5c"/>
    </style:style>
    <style:style style:name="T57_197" style:family="text">
      <style:text-properties fo:color="#134f5c"/>
    </style:style>
    <style:style style:name="T57_198" style:family="text">
      <style:text-properties fo:color="#134f5c"/>
    </style:style>
    <style:style style:name="T57_199" style:family="text">
      <style:text-properties fo:color="#134f5c"/>
    </style:style>
    <style:style style:name="T57_200" style:family="text">
      <style:text-properties fo:color="#134f5c"/>
    </style:style>
    <style:style style:name="T57_201" style:family="text">
      <style:text-properties fo:color="#134f5c"/>
    </style:style>
    <style:style style:name="T57_202" style:family="text">
      <style:text-properties fo:color="#134f5c"/>
    </style:style>
    <style:style style:name="T57_203" style:family="text">
      <style:text-properties fo:color="#134f5c"/>
    </style:style>
    <style:style style:name="T57_204" style:family="text">
      <style:text-properties fo:color="#134f5c"/>
    </style:style>
    <style:style style:name="T57_205" style:family="text">
      <style:text-properties fo:color="#134f5c"/>
    </style:style>
    <style:style style:name="T57_206" style:family="text">
      <style:text-properties fo:color="#134f5c"/>
    </style:style>
    <style:style style:name="T57_207" style:family="text">
      <style:text-properties fo:color="#134f5c"/>
    </style:style>
    <style:style style:name="T57_208" style:family="text">
      <style:text-properties fo:color="#134f5c"/>
    </style:style>
    <style:style style:name="T57_209" style:family="text">
      <style:text-properties fo:color="#134f5c"/>
    </style:style>
    <style:style style:name="T57_210" style:family="text">
      <style:text-properties fo:color="#134f5c"/>
    </style:style>
    <style:style style:name="T57_211" style:family="text">
      <style:text-properties fo:color="#134f5c"/>
    </style:style>
    <style:style style:name="T57_212" style:family="text">
      <style:text-properties fo:color="#134f5c"/>
    </style:style>
    <style:style style:name="T57_213" style:family="text">
      <style:text-properties fo:color="#134f5c"/>
    </style:style>
    <style:style style:name="T57_214" style:family="text">
      <style:text-properties fo:color="#134f5c"/>
    </style:style>
    <style:style style:name="T57_215" style:family="text">
      <style:text-properties fo:color="#134f5c"/>
    </style:style>
    <style:style style:name="T57_216" style:family="text">
      <style:text-properties fo:color="#134f5c"/>
    </style:style>
    <style:style style:name="T57_217" style:family="text">
      <style:text-properties fo:color="#134f5c"/>
    </style:style>
    <style:style style:name="T57_218" style:family="text">
      <style:text-properties fo:color="#134f5c"/>
    </style:style>
    <style:style style:name="P58" style:family="paragraph" style:parent-style-name="Standard">
      <style:paragraph-properties fo:break-before="auto" fo:line-height="115%" style:writing-mode="lr-tb"/>
      <style:text-properties fo:color="#134f5c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color="#134f5c"/>
    </style:style>
    <style:style style:name="T59_2" style:family="text">
      <style:text-properties fo:color="#134f5c"/>
    </style:style>
    <style:style style:name="T59_3" style:family="text">
      <style:text-properties fo:color="#134f5c"/>
    </style:style>
    <style:style style:name="T59_4" style:family="text">
      <style:text-properties fo:color="#134f5c"/>
    </style:style>
    <style:style style:name="T59_5" style:family="text">
      <style:text-properties fo:color="#134f5c"/>
    </style:style>
    <style:style style:name="T59_6" style:family="text">
      <style:text-properties fo:color="#134f5c"/>
    </style:style>
    <style:style style:name="T59_7" style:family="text">
      <style:text-properties fo:color="#134f5c"/>
    </style:style>
    <style:style style:name="T59_8" style:family="text">
      <style:text-properties fo:color="#134f5c"/>
    </style:style>
    <style:style style:name="T59_9" style:family="text">
      <style:text-properties fo:color="#134f5c"/>
    </style:style>
    <style:style style:name="T59_10" style:family="text">
      <style:text-properties fo:color="#134f5c"/>
    </style:style>
    <style:style style:name="T59_11" style:family="text">
      <style:text-properties fo:color="#134f5c"/>
    </style:style>
    <style:style style:name="T59_12" style:family="text">
      <style:text-properties fo:color="#134f5c"/>
    </style:style>
    <style:style style:name="T59_13" style:family="text">
      <style:text-properties fo:color="#134f5c"/>
    </style:style>
    <style:style style:name="T59_14" style:family="text">
      <style:text-properties fo:color="#134f5c"/>
    </style:style>
    <style:style style:name="T59_15" style:family="text">
      <style:text-properties fo:color="#134f5c"/>
    </style:style>
    <style:style style:name="T59_16" style:family="text">
      <style:text-properties fo:color="#134f5c"/>
    </style:style>
    <style:style style:name="T59_17" style:family="text">
      <style:text-properties fo:color="#134f5c"/>
    </style:style>
    <style:style style:name="T59_18" style:family="text">
      <style:text-properties fo:color="#134f5c"/>
    </style:style>
    <style:style style:name="T59_19" style:family="text">
      <style:text-properties fo:color="#134f5c"/>
    </style:style>
    <style:style style:name="T59_20" style:family="text">
      <style:text-properties fo:color="#134f5c"/>
    </style:style>
    <style:style style:name="T59_21" style:family="text">
      <style:text-properties fo:color="#134f5c"/>
    </style:style>
    <style:style style:name="T59_22" style:family="text">
      <style:text-properties fo:color="#134f5c"/>
    </style:style>
    <style:style style:name="T59_23" style:family="text">
      <style:text-properties fo:color="#134f5c"/>
    </style:style>
    <style:style style:name="T59_24" style:family="text">
      <style:text-properties fo:color="#134f5c"/>
    </style:style>
    <style:style style:name="T59_25" style:family="text">
      <style:text-properties fo:color="#134f5c"/>
    </style:style>
    <style:style style:name="T59_26" style:family="text">
      <style:text-properties fo:color="#134f5c"/>
    </style:style>
    <style:style style:name="T59_27" style:family="text">
      <style:text-properties fo:color="#134f5c"/>
    </style:style>
    <style:style style:name="T59_28" style:family="text">
      <style:text-properties fo:color="#134f5c"/>
    </style:style>
    <style:style style:name="T59_29" style:family="text">
      <style:text-properties fo:color="#134f5c"/>
    </style:style>
    <style:style style:name="T59_30" style:family="text">
      <style:text-properties fo:color="#134f5c"/>
    </style:style>
    <style:style style:name="T59_31" style:family="text">
      <style:text-properties fo:color="#134f5c"/>
    </style:style>
    <style:style style:name="T59_32" style:family="text">
      <style:text-properties fo:color="#134f5c"/>
    </style:style>
    <style:style style:name="T59_33" style:family="text">
      <style:text-properties fo:color="#134f5c"/>
    </style:style>
    <style:style style:name="T59_34" style:family="text">
      <style:text-properties fo:color="#134f5c"/>
    </style:style>
    <style:style style:name="T59_35" style:family="text">
      <style:text-properties fo:color="#134f5c"/>
    </style:style>
    <style:style style:name="T59_36" style:family="text">
      <style:text-properties fo:color="#134f5c"/>
    </style:style>
    <style:style style:name="T59_37" style:family="text">
      <style:text-properties fo:color="#134f5c"/>
    </style:style>
    <style:style style:name="T59_38" style:family="text">
      <style:text-properties fo:color="#134f5c"/>
    </style:style>
    <style:style style:name="T59_39" style:family="text">
      <style:text-properties fo:color="#134f5c"/>
    </style:style>
    <style:style style:name="T59_40" style:family="text">
      <style:text-properties fo:color="#134f5c"/>
    </style:style>
    <style:style style:name="T59_41" style:family="text">
      <style:text-properties fo:color="#134f5c"/>
    </style:style>
    <style:style style:name="T59_42" style:family="text">
      <style:text-properties fo:color="#134f5c"/>
    </style:style>
    <style:style style:name="T59_43" style:family="text">
      <style:text-properties fo:color="#134f5c"/>
    </style:style>
    <style:style style:name="T59_44" style:family="text">
      <style:text-properties fo:color="#134f5c"/>
    </style:style>
    <style:style style:name="T59_45" style:family="text">
      <style:text-properties fo:color="#134f5c"/>
    </style:style>
    <style:style style:name="T59_46" style:family="text">
      <style:text-properties fo:color="#134f5c"/>
    </style:style>
    <style:style style:name="T59_47" style:family="text">
      <style:text-properties fo:color="#134f5c"/>
    </style:style>
    <style:style style:name="T59_48" style:family="text">
      <style:text-properties fo:color="#134f5c"/>
    </style:style>
    <style:style style:name="T59_49" style:family="text">
      <style:text-properties fo:color="#134f5c"/>
    </style:style>
    <style:style style:name="T59_50" style:family="text">
      <style:text-properties fo:color="#134f5c"/>
    </style:style>
    <style:style style:name="T59_51" style:family="text">
      <style:text-properties fo:color="#134f5c"/>
    </style:style>
    <style:style style:name="T59_52" style:family="text">
      <style:text-properties fo:color="#134f5c"/>
    </style:style>
    <style:style style:name="T59_53" style:family="text">
      <style:text-properties fo:color="#134f5c"/>
    </style:style>
    <style:style style:name="T59_54" style:family="text">
      <style:text-properties fo:color="#134f5c"/>
    </style:style>
    <style:style style:name="T59_55" style:family="text">
      <style:text-properties fo:color="#134f5c"/>
    </style:style>
    <style:style style:name="T59_56" style:family="text">
      <style:text-properties fo:color="#134f5c"/>
    </style:style>
    <style:style style:name="T59_57" style:family="text">
      <style:text-properties fo:color="#134f5c"/>
    </style:style>
    <style:style style:name="T59_58" style:family="text">
      <style:text-properties fo:color="#134f5c"/>
    </style:style>
    <style:style style:name="T59_59" style:family="text">
      <style:text-properties fo:color="#134f5c"/>
    </style:style>
    <style:style style:name="T59_60" style:family="text">
      <style:text-properties fo:color="#134f5c"/>
    </style:style>
    <style:style style:name="T59_61" style:family="text">
      <style:text-properties fo:color="#134f5c"/>
    </style:style>
    <style:style style:name="T59_62" style:family="text">
      <style:text-properties fo:color="#134f5c"/>
    </style:style>
    <style:style style:name="T59_63" style:family="text">
      <style:text-properties fo:color="#134f5c"/>
    </style:style>
    <style:style style:name="T59_64" style:family="text">
      <style:text-properties fo:color="#134f5c"/>
    </style:style>
    <style:style style:name="T59_65" style:family="text">
      <style:text-properties fo:color="#134f5c"/>
    </style:style>
    <style:style style:name="T59_66" style:family="text">
      <style:text-properties fo:color="#134f5c"/>
    </style:style>
    <style:style style:name="T59_67" style:family="text">
      <style:text-properties fo:color="#134f5c"/>
    </style:style>
    <style:style style:name="T59_68" style:family="text">
      <style:text-properties fo:color="#134f5c"/>
    </style:style>
    <style:style style:name="T59_69" style:family="text">
      <style:text-properties fo:color="#134f5c"/>
    </style:style>
    <style:style style:name="T59_70" style:family="text">
      <style:text-properties fo:color="#134f5c"/>
    </style:style>
    <style:style style:name="T59_71" style:family="text">
      <style:text-properties fo:color="#134f5c"/>
    </style:style>
    <style:style style:name="T59_72" style:family="text">
      <style:text-properties fo:color="#134f5c"/>
    </style:style>
    <style:style style:name="T59_73" style:family="text">
      <style:text-properties fo:color="#134f5c"/>
    </style:style>
    <style:style style:name="T59_74" style:family="text">
      <style:text-properties fo:color="#134f5c"/>
    </style:style>
    <style:style style:name="T59_75" style:family="text">
      <style:text-properties fo:color="#134f5c"/>
    </style:style>
    <style:style style:name="T59_76" style:family="text">
      <style:text-properties fo:color="#134f5c"/>
    </style:style>
    <style:style style:name="T59_77" style:family="text">
      <style:text-properties fo:color="#134f5c"/>
    </style:style>
    <style:style style:name="T59_78" style:family="text">
      <style:text-properties fo:color="#134f5c"/>
    </style:style>
    <style:style style:name="T59_79" style:family="text">
      <style:text-properties fo:color="#134f5c"/>
    </style:style>
    <style:style style:name="T59_80" style:family="text">
      <style:text-properties fo:color="#134f5c"/>
    </style:style>
    <style:style style:name="T59_81" style:family="text">
      <style:text-properties fo:color="#134f5c"/>
    </style:style>
    <style:style style:name="T59_82" style:family="text">
      <style:text-properties fo:color="#134f5c"/>
    </style:style>
    <style:style style:name="T59_83" style:family="text">
      <style:text-properties fo:color="#134f5c"/>
    </style:style>
    <style:style style:name="T59_84" style:family="text">
      <style:text-properties fo:color="#134f5c"/>
    </style:style>
    <style:style style:name="T59_85" style:family="text">
      <style:text-properties fo:color="#134f5c"/>
    </style:style>
    <style:style style:name="T59_86" style:family="text">
      <style:text-properties fo:color="#134f5c"/>
    </style:style>
    <style:style style:name="T59_87" style:family="text">
      <style:text-properties fo:color="#134f5c"/>
    </style:style>
    <style:style style:name="T59_88" style:family="text">
      <style:text-properties fo:color="#134f5c"/>
    </style:style>
    <style:style style:name="T59_89" style:family="text">
      <style:text-properties fo:color="#134f5c"/>
    </style:style>
    <style:style style:name="T59_90" style:family="text">
      <style:text-properties fo:color="#134f5c"/>
    </style:style>
    <style:style style:name="T59_91" style:family="text">
      <style:text-properties fo:color="#134f5c"/>
    </style:style>
    <style:style style:name="T59_92" style:family="text">
      <style:text-properties fo:color="#134f5c"/>
    </style:style>
    <style:style style:name="T59_93" style:family="text">
      <style:text-properties fo:color="#134f5c"/>
    </style:style>
    <style:style style:name="T59_94" style:family="text">
      <style:text-properties fo:color="#134f5c"/>
    </style:style>
    <style:style style:name="T59_95" style:family="text">
      <style:text-properties fo:color="#134f5c"/>
    </style:style>
    <style:style style:name="T59_96" style:family="text">
      <style:text-properties fo:color="#134f5c"/>
    </style:style>
    <style:style style:name="T59_97" style:family="text">
      <style:text-properties fo:color="#134f5c"/>
    </style:style>
    <style:style style:name="T59_98" style:family="text">
      <style:text-properties fo:color="#134f5c"/>
    </style:style>
    <style:style style:name="T59_99" style:family="text">
      <style:text-properties fo:color="#134f5c"/>
    </style:style>
    <style:style style:name="T59_100" style:family="text">
      <style:text-properties fo:color="#134f5c"/>
    </style:style>
    <style:style style:name="T59_101" style:family="text">
      <style:text-properties fo:color="#134f5c"/>
    </style:style>
    <style:style style:name="T59_102" style:family="text">
      <style:text-properties fo:color="#134f5c"/>
    </style:style>
    <style:style style:name="T59_103" style:family="text">
      <style:text-properties fo:color="#134f5c"/>
    </style:style>
    <style:style style:name="T59_104" style:family="text">
      <style:text-properties fo:color="#134f5c"/>
    </style:style>
    <style:style style:name="T59_105" style:family="text">
      <style:text-properties fo:color="#134f5c"/>
    </style:style>
    <style:style style:name="T59_106" style:family="text">
      <style:text-properties fo:color="#134f5c"/>
    </style:style>
    <style:style style:name="T59_107" style:family="text">
      <style:text-properties fo:color="#134f5c"/>
    </style:style>
    <style:style style:name="T59_108" style:family="text">
      <style:text-properties fo:color="#134f5c"/>
    </style:style>
    <style:style style:name="T59_109" style:family="text">
      <style:text-properties fo:color="#134f5c"/>
    </style:style>
    <style:style style:name="T59_110" style:family="text">
      <style:text-properties fo:color="#134f5c"/>
    </style:style>
    <style:style style:name="T59_111" style:family="text">
      <style:text-properties fo:color="#134f5c"/>
    </style:style>
    <style:style style:name="T59_112" style:family="text">
      <style:text-properties fo:color="#134f5c"/>
    </style:style>
    <style:style style:name="T59_113" style:family="text">
      <style:text-properties fo:color="#134f5c"/>
    </style:style>
    <style:style style:name="T59_114" style:family="text">
      <style:text-properties fo:color="#134f5c"/>
    </style:style>
    <style:style style:name="T59_115" style:family="text">
      <style:text-properties fo:color="#134f5c"/>
    </style:style>
    <style:style style:name="T59_116" style:family="text">
      <style:text-properties fo:color="#134f5c"/>
    </style:style>
    <style:style style:name="T59_117" style:family="text">
      <style:text-properties fo:color="#134f5c"/>
    </style:style>
    <style:style style:name="T59_118" style:family="text">
      <style:text-properties fo:color="#134f5c"/>
    </style:style>
    <style:style style:name="T59_119" style:family="text">
      <style:text-properties fo:color="#134f5c"/>
    </style:style>
    <style:style style:name="T59_120" style:family="text">
      <style:text-properties fo:color="#134f5c"/>
    </style:style>
    <style:style style:name="T59_121" style:family="text">
      <style:text-properties fo:color="#134f5c"/>
    </style:style>
    <style:style style:name="T59_122" style:family="text">
      <style:text-properties fo:color="#134f5c"/>
    </style:style>
    <style:style style:name="T59_123" style:family="text">
      <style:text-properties fo:color="#134f5c"/>
    </style:style>
    <style:style style:name="T59_124" style:family="text">
      <style:text-properties fo:color="#134f5c"/>
    </style:style>
    <style:style style:name="T59_125" style:family="text">
      <style:text-properties fo:color="#134f5c"/>
    </style:style>
    <style:style style:name="T59_126" style:family="text">
      <style:text-properties fo:color="#134f5c"/>
    </style:style>
    <style:style style:name="T59_127" style:family="text">
      <style:text-properties fo:color="#134f5c"/>
    </style:style>
    <style:style style:name="T59_128" style:family="text">
      <style:text-properties fo:color="#134f5c"/>
    </style:style>
    <style:style style:name="T59_129" style:family="text">
      <style:text-properties fo:color="#134f5c"/>
    </style:style>
    <style:style style:name="T59_130" style:family="text">
      <style:text-properties fo:color="#134f5c"/>
    </style:style>
    <style:style style:name="T59_131" style:family="text">
      <style:text-properties fo:color="#134f5c"/>
    </style:style>
    <style:style style:name="T59_132" style:family="text">
      <style:text-properties fo:color="#134f5c"/>
    </style:style>
    <style:style style:name="T59_133" style:family="text">
      <style:text-properties fo:color="#134f5c"/>
    </style:style>
    <style:style style:name="T59_134" style:family="text">
      <style:text-properties fo:color="#134f5c"/>
    </style:style>
    <style:style style:name="T59_135" style:family="text">
      <style:text-properties fo:color="#134f5c"/>
    </style:style>
    <style:style style:name="T59_136" style:family="text">
      <style:text-properties fo:color="#134f5c"/>
    </style:style>
    <style:style style:name="T59_137" style:family="text">
      <style:text-properties fo:color="#134f5c"/>
    </style:style>
    <style:style style:name="T59_138" style:family="text">
      <style:text-properties fo:color="#134f5c"/>
    </style:style>
    <style:style style:name="T59_139" style:family="text">
      <style:text-properties fo:color="#134f5c"/>
    </style:style>
    <style:style style:name="T59_140" style:family="text">
      <style:text-properties fo:color="#134f5c"/>
    </style:style>
    <style:style style:name="T59_141" style:family="text">
      <style:text-properties fo:color="#134f5c"/>
    </style:style>
    <style:style style:name="T59_142" style:family="text">
      <style:text-properties fo:color="#134f5c"/>
    </style:style>
    <style:style style:name="T59_143" style:family="text">
      <style:text-properties fo:color="#134f5c"/>
    </style:style>
    <style:style style:name="T59_144" style:family="text">
      <style:text-properties fo:color="#134f5c"/>
    </style:style>
    <style:style style:name="T59_145" style:family="text">
      <style:text-properties fo:color="#134f5c"/>
    </style:style>
    <style:style style:name="T59_146" style:family="text">
      <style:text-properties fo:color="#134f5c"/>
    </style:style>
    <style:style style:name="T59_147" style:family="text">
      <style:text-properties fo:color="#134f5c"/>
    </style:style>
    <style:style style:name="T59_148" style:family="text">
      <style:text-properties fo:color="#134f5c"/>
    </style:style>
    <style:style style:name="T59_149" style:family="text">
      <style:text-properties fo:color="#134f5c"/>
    </style:style>
    <style:style style:name="T59_150" style:family="text">
      <style:text-properties fo:color="#134f5c"/>
    </style:style>
    <style:style style:name="T59_151" style:family="text">
      <style:text-properties fo:color="#134f5c"/>
    </style:style>
    <style:style style:name="T59_152" style:family="text">
      <style:text-properties fo:color="#134f5c"/>
    </style:style>
    <style:style style:name="T59_153" style:family="text">
      <style:text-properties fo:color="#134f5c"/>
    </style:style>
    <style:style style:name="T59_154" style:family="text">
      <style:text-properties fo:color="#134f5c"/>
    </style:style>
    <style:style style:name="T59_155" style:family="text">
      <style:text-properties fo:color="#134f5c"/>
    </style:style>
    <style:style style:name="T59_156" style:family="text">
      <style:text-properties fo:color="#134f5c"/>
    </style:style>
    <style:style style:name="T59_157" style:family="text">
      <style:text-properties fo:color="#134f5c"/>
    </style:style>
    <style:style style:name="T59_158" style:family="text">
      <style:text-properties fo:color="#134f5c"/>
    </style:style>
    <style:style style:name="T59_159" style:family="text">
      <style:text-properties fo:color="#134f5c"/>
    </style:style>
    <style:style style:name="T59_160" style:family="text">
      <style:text-properties fo:color="#134f5c"/>
    </style:style>
    <style:style style:name="T59_161" style:family="text">
      <style:text-properties fo:color="#134f5c"/>
    </style:style>
    <style:style style:name="T59_162" style:family="text">
      <style:text-properties fo:color="#134f5c"/>
    </style:style>
    <style:style style:name="T59_163" style:family="text">
      <style:text-properties fo:color="#134f5c"/>
    </style:style>
    <style:style style:name="T59_164" style:family="text">
      <style:text-properties fo:color="#134f5c"/>
    </style:style>
    <style:style style:name="T59_165" style:family="text">
      <style:text-properties fo:color="#134f5c"/>
    </style:style>
    <style:style style:name="T59_166" style:family="text">
      <style:text-properties fo:color="#134f5c"/>
    </style:style>
    <style:style style:name="T59_167" style:family="text">
      <style:text-properties fo:color="#134f5c"/>
    </style:style>
    <style:style style:name="T59_168" style:family="text">
      <style:text-properties fo:color="#134f5c"/>
    </style:style>
    <style:style style:name="T59_169" style:family="text">
      <style:text-properties fo:color="#134f5c"/>
    </style:style>
    <style:style style:name="T59_170" style:family="text">
      <style:text-properties fo:color="#134f5c"/>
    </style:style>
    <style:style style:name="T59_171" style:family="text">
      <style:text-properties fo:color="#134f5c"/>
    </style:style>
    <style:style style:name="T59_172" style:family="text">
      <style:text-properties fo:color="#134f5c"/>
    </style:style>
    <style:style style:name="T59_173" style:family="text">
      <style:text-properties fo:color="#134f5c"/>
    </style:style>
    <style:style style:name="T59_174" style:family="text">
      <style:text-properties fo:color="#134f5c"/>
    </style:style>
    <style:style style:name="T59_175" style:family="text">
      <style:text-properties fo:color="#134f5c"/>
    </style:style>
    <style:style style:name="T59_176" style:family="text">
      <style:text-properties fo:color="#134f5c"/>
    </style:style>
    <style:style style:name="T59_177" style:family="text">
      <style:text-properties fo:color="#134f5c"/>
    </style:style>
    <style:style style:name="T59_178" style:family="text">
      <style:text-properties fo:color="#134f5c"/>
    </style:style>
    <style:style style:name="T59_179" style:family="text">
      <style:text-properties fo:color="#134f5c"/>
    </style:style>
    <style:style style:name="T59_180" style:family="text">
      <style:text-properties fo:color="#134f5c"/>
    </style:style>
    <style:style style:name="T59_181" style:family="text">
      <style:text-properties fo:color="#134f5c"/>
    </style:style>
    <style:style style:name="T59_182" style:family="text">
      <style:text-properties fo:color="#134f5c"/>
    </style:style>
    <style:style style:name="T59_183" style:family="text">
      <style:text-properties fo:color="#134f5c"/>
    </style:style>
    <style:style style:name="T59_184" style:family="text">
      <style:text-properties fo:color="#134f5c"/>
    </style:style>
    <style:style style:name="T59_185" style:family="text">
      <style:text-properties fo:color="#134f5c"/>
    </style:style>
    <style:style style:name="T59_186" style:family="text">
      <style:text-properties fo:color="#134f5c"/>
    </style:style>
    <style:style style:name="T59_187" style:family="text">
      <style:text-properties fo:color="#134f5c"/>
    </style:style>
    <style:style style:name="T59_188" style:family="text">
      <style:text-properties fo:color="#134f5c"/>
    </style:style>
    <style:style style:name="T59_189" style:family="text">
      <style:text-properties fo:color="#134f5c"/>
    </style:style>
    <style:style style:name="T59_190" style:family="text">
      <style:text-properties fo:color="#134f5c"/>
    </style:style>
    <style:style style:name="T59_191" style:family="text">
      <style:text-properties fo:color="#134f5c"/>
    </style:style>
    <style:style style:name="T59_192" style:family="text">
      <style:text-properties fo:color="#134f5c"/>
    </style:style>
    <style:style style:name="T59_193" style:family="text">
      <style:text-properties fo:color="#134f5c"/>
    </style:style>
    <style:style style:name="T59_194" style:family="text">
      <style:text-properties fo:color="#134f5c"/>
    </style:style>
    <style:style style:name="T59_195" style:family="text">
      <style:text-properties fo:color="#134f5c"/>
    </style:style>
    <style:style style:name="T59_196" style:family="text">
      <style:text-properties fo:color="#134f5c"/>
    </style:style>
    <style:style style:name="T59_197" style:family="text">
      <style:text-properties fo:color="#134f5c"/>
    </style:style>
    <style:style style:name="T59_198" style:family="text">
      <style:text-properties fo:color="#134f5c"/>
    </style:style>
    <style:style style:name="T59_199" style:family="text">
      <style:text-properties fo:color="#134f5c"/>
    </style:style>
    <style:style style:name="T59_200" style:family="text">
      <style:text-properties fo:color="#134f5c"/>
    </style:style>
    <style:style style:name="T59_201" style:family="text">
      <style:text-properties fo:color="#134f5c"/>
    </style:style>
    <style:style style:name="T59_202" style:family="text">
      <style:text-properties fo:color="#134f5c"/>
    </style:style>
    <style:style style:name="T59_203" style:family="text">
      <style:text-properties fo:color="#134f5c"/>
    </style:style>
    <style:style style:name="T59_204" style:family="text">
      <style:text-properties fo:color="#134f5c"/>
    </style:style>
    <style:style style:name="T59_205" style:family="text">
      <style:text-properties fo:color="#134f5c"/>
    </style:style>
    <style:style style:name="T59_206" style:family="text">
      <style:text-properties fo:color="#134f5c"/>
    </style:style>
    <style:style style:name="T59_207" style:family="text">
      <style:text-properties fo:color="#134f5c"/>
    </style:style>
    <style:style style:name="T59_208" style:family="text">
      <style:text-properties fo:color="#134f5c"/>
    </style:style>
    <style:style style:name="T59_209" style:family="text">
      <style:text-properties fo:color="#134f5c"/>
    </style:style>
    <style:style style:name="T59_210" style:family="text">
      <style:text-properties fo:color="#134f5c"/>
    </style:style>
    <style:style style:name="T59_211" style:family="text">
      <style:text-properties fo:color="#134f5c"/>
    </style:style>
    <style:style style:name="T59_212" style:family="text">
      <style:text-properties fo:color="#134f5c"/>
    </style:style>
    <style:style style:name="T59_213" style:family="text">
      <style:text-properties fo:color="#134f5c"/>
    </style:style>
    <style:style style:name="T59_214" style:family="text">
      <style:text-properties fo:color="#134f5c"/>
    </style:style>
    <style:style style:name="T59_215" style:family="text">
      <style:text-properties fo:color="#134f5c"/>
    </style:style>
    <style:style style:name="T59_216" style:family="text">
      <style:text-properties fo:color="#134f5c"/>
    </style:style>
    <style:style style:name="T59_217" style:family="text">
      <style:text-properties fo:color="#134f5c"/>
    </style:style>
    <style:style style:name="T59_218" style:family="text">
      <style:text-properties fo:color="#134f5c"/>
    </style:style>
    <style:style style:name="T59_219" style:family="text">
      <style:text-properties fo:color="#134f5c"/>
    </style:style>
    <style:style style:name="T59_220" style:family="text">
      <style:text-properties fo:color="#134f5c"/>
    </style:style>
    <style:style style:name="T59_221" style:family="text">
      <style:text-properties fo:color="#134f5c"/>
    </style:style>
    <style:style style:name="T59_222" style:family="text">
      <style:text-properties fo:color="#134f5c"/>
    </style:style>
    <style:style style:name="T59_223" style:family="text">
      <style:text-properties fo:color="#134f5c"/>
    </style:style>
    <style:style style:name="T59_224" style:family="text">
      <style:text-properties fo:color="#134f5c"/>
    </style:style>
    <style:style style:name="T59_225" style:family="text">
      <style:text-properties fo:color="#134f5c"/>
    </style:style>
    <style:style style:name="T59_226" style:family="text">
      <style:text-properties fo:color="#134f5c"/>
    </style:style>
    <style:style style:name="T59_227" style:family="text">
      <style:text-properties fo:color="#134f5c"/>
    </style:style>
    <style:style style:name="T59_228" style:family="text">
      <style:text-properties fo:color="#134f5c"/>
    </style:style>
    <style:style style:name="T59_229" style:family="text">
      <style:text-properties fo:color="#134f5c"/>
    </style:style>
    <style:style style:name="T59_230" style:family="text">
      <style:text-properties fo:color="#134f5c"/>
    </style:style>
    <style:style style:name="T59_231" style:family="text">
      <style:text-properties fo:color="#134f5c"/>
    </style:style>
    <style:style style:name="T59_232" style:family="text">
      <style:text-properties fo:color="#134f5c"/>
    </style:style>
    <style:style style:name="T59_233" style:family="text">
      <style:text-properties fo:color="#134f5c"/>
    </style:style>
    <style:style style:name="T59_234" style:family="text">
      <style:text-properties fo:color="#134f5c"/>
    </style:style>
    <style:style style:name="T59_235" style:family="text">
      <style:text-properties fo:color="#134f5c"/>
    </style:style>
    <style:style style:name="T59_236" style:family="text">
      <style:text-properties fo:color="#134f5c"/>
    </style:style>
    <style:style style:name="T59_237" style:family="text">
      <style:text-properties fo:color="#134f5c"/>
    </style:style>
    <style:style style:name="T59_238" style:family="text">
      <style:text-properties fo:color="#134f5c"/>
    </style:style>
    <style:style style:name="T59_239" style:family="text">
      <style:text-properties fo:color="#134f5c"/>
    </style:style>
    <style:style style:name="T59_240" style:family="text">
      <style:text-properties fo:color="#134f5c"/>
    </style:style>
    <style:style style:name="T59_241" style:family="text">
      <style:text-properties fo:color="#134f5c"/>
    </style:style>
    <style:style style:name="T59_242" style:family="text">
      <style:text-properties fo:color="#134f5c"/>
    </style:style>
    <style:style style:name="T59_243" style:family="text">
      <style:text-properties fo:color="#134f5c"/>
    </style:style>
    <style:style style:name="T59_244" style:family="text">
      <style:text-properties fo:color="#134f5c"/>
    </style:style>
    <style:style style:name="T59_245" style:family="text">
      <style:text-properties fo:color="#134f5c"/>
    </style:style>
    <style:style style:name="T59_246" style:family="text">
      <style:text-properties fo:color="#134f5c"/>
    </style:style>
    <style:style style:name="T59_247" style:family="text">
      <style:text-properties fo:color="#134f5c"/>
    </style:style>
    <style:style style:name="T59_248" style:family="text">
      <style:text-properties fo:color="#134f5c"/>
    </style:style>
    <style:style style:name="T59_249" style:family="text">
      <style:text-properties fo:color="#134f5c"/>
    </style:style>
    <style:style style:name="T59_250" style:family="text">
      <style:text-properties fo:color="#134f5c"/>
    </style:style>
    <style:style style:name="T59_251" style:family="text">
      <style:text-properties fo:color="#134f5c"/>
    </style:style>
    <style:style style:name="T59_252" style:family="text">
      <style:text-properties fo:color="#134f5c"/>
    </style:style>
    <style:style style:name="T59_253" style:family="text">
      <style:text-properties fo:color="#134f5c"/>
    </style:style>
    <style:style style:name="T59_254" style:family="text">
      <style:text-properties fo:color="#134f5c"/>
    </style:style>
    <style:style style:name="T59_255" style:family="text">
      <style:text-properties fo:color="#134f5c"/>
    </style:style>
    <style:style style:name="T59_256" style:family="text">
      <style:text-properties fo:color="#134f5c"/>
    </style:style>
    <style:style style:name="T59_257" style:family="text">
      <style:text-properties fo:color="#134f5c"/>
    </style:style>
    <style:style style:name="T59_258" style:family="text">
      <style:text-properties fo:color="#134f5c"/>
    </style:style>
    <style:style style:name="T59_259" style:family="text">
      <style:text-properties fo:color="#134f5c"/>
    </style:style>
    <style:style style:name="T59_260" style:family="text">
      <style:text-properties fo:color="#134f5c"/>
    </style:style>
    <style:style style:name="T59_261" style:family="text">
      <style:text-properties fo:color="#134f5c"/>
    </style:style>
    <style:style style:name="T59_262" style:family="text">
      <style:text-properties fo:color="#134f5c"/>
    </style:style>
    <style:style style:name="P60" style:family="paragraph" style:parent-style-name="Standard">
      <style:paragraph-properties fo:break-before="auto" fo:line-height="115%" style:writing-mode="lr-tb"/>
      <style:text-properties fo:color="#134f5c"/>
    </style:style>
    <style:style style:name="P61" style:family="paragraph" style:parent-style-name="Standard">
      <style:paragraph-properties fo:break-before="auto" fo:line-height="115%" style:writing-mode="lr-tb"/>
      <style:text-properties fo:color="#134f5c"/>
    </style:style>
    <style:style style:name="P62" style:family="paragraph" style:parent-style-name="Standard">
      <style:paragraph-properties fo:break-before="auto" fo:line-height="115%" style:writing-mode="lr-tb"/>
      <style:text-properties fo:color="#134f5c"/>
    </style:style>
    <style:style style:name="P63" style:family="paragraph" style:parent-style-name="Standard">
      <style:paragraph-properties fo:break-before="auto" fo:line-height="115%" style:writing-mode="lr-tb"/>
      <style:text-properties fo:color="#134f5c"/>
    </style:style>
    <style:style style:name="P64" style:family="paragraph" style:parent-style-name="Standard">
      <style:paragraph-properties fo:break-before="auto" fo:line-height="115%" style:writing-mode="lr-tb"/>
      <style:text-properties fo:color="#134f5c"/>
    </style:style>
    <style:style style:name="P65" style:family="paragraph" style:parent-style-name="Standard">
      <style:paragraph-properties fo:break-before="auto" fo:line-height="115%" style:writing-mode="lr-tb"/>
      <style:text-properties fo:color="#134f5c"/>
    </style:style>
    <style:style style:name="P66" style:family="paragraph" style:parent-style-name="Standard">
      <style:paragraph-properties fo:break-before="auto" fo:line-height="115%" style:writing-mode="lr-tb"/>
      <style:text-properties fo:color="#134f5c"/>
    </style:style>
    <style:style style:name="P67" style:family="paragraph" style:parent-style-name="Standard">
      <style:paragraph-properties fo:break-before="auto" fo:line-height="115%" style:writing-mode="lr-tb"/>
      <style:text-properties fo:color="#134f5c"/>
    </style:style>
    <style:style style:name="P68" style:family="paragraph" style:parent-style-name="Standard">
      <style:paragraph-properties fo:break-before="auto" fo:line-height="115%" style:writing-mode="lr-tb"/>
      <style:text-properties fo:color="#134f5c"/>
    </style:style>
    <style:style style:name="P69" style:family="paragraph" style:parent-style-name="Standard">
      <style:paragraph-properties fo:break-before="auto" fo:line-height="115%" style:writing-mode="lr-tb"/>
      <style:text-properties fo:color="#134f5c"/>
    </style:style>
    <style:style style:name="P70" style:family="paragraph" style:parent-style-name="Standard">
      <style:paragraph-properties fo:break-before="auto" fo:line-height="115%" style:writing-mode="lr-tb"/>
      <style:text-properties fo:color="#134f5c"/>
    </style:style>
    <style:style style:name="P71" style:family="paragraph" style:parent-style-name="Standard">
      <style:paragraph-properties fo:break-before="auto" fo:line-height="115%" style:writing-mode="lr-tb"/>
      <style:text-properties fo:color="#134f5c"/>
    </style:style>
    <style:style style:name="P72" style:family="paragraph" style:parent-style-name="Standard">
      <style:paragraph-properties fo:break-before="auto" fo:line-height="115%" style:writing-mode="lr-tb"/>
      <style:text-properties fo:color="#134f5c"/>
    </style:style>
    <style:style style:name="P73" style:family="paragraph" style:parent-style-name="Standard">
      <style:paragraph-properties fo:break-before="auto" fo:line-height="115%" style:writing-mode="lr-tb"/>
      <style:text-properties fo:color="#134f5c"/>
    </style:style>
    <style:style style:name="P74" style:family="paragraph" style:parent-style-name="Standard">
      <style:paragraph-properties fo:break-before="auto" fo:line-height="115%" style:writing-mode="lr-tb"/>
      <style:text-properties fo:color="#134f5c"/>
    </style:style>
    <style:style style:name="P75" style:family="paragraph" style:parent-style-name="Standard">
      <style:paragraph-properties fo:break-before="auto" fo:line-height="115%" style:writing-mode="lr-tb"/>
      <style:text-properties fo:color="#134f5c"/>
    </style:style>
    <style:style style:name="P76" style:family="paragraph" style:parent-style-name="Standard">
      <style:paragraph-properties fo:break-before="auto" fo:line-height="115%" style:writing-mode="lr-tb"/>
      <style:text-properties fo:color="#134f5c"/>
    </style:style>
    <style:style style:name="P77" style:family="paragraph" style:parent-style-name="Standard">
      <style:paragraph-properties fo:break-before="auto" fo:line-height="115%" style:writing-mode="lr-tb"/>
      <style:text-properties fo:color="#134f5c"/>
    </style:style>
    <style:style style:name="P78" style:family="paragraph" style:parent-style-name="Standard">
      <style:paragraph-properties fo:break-before="auto" fo:line-height="115%" style:writing-mode="lr-tb"/>
      <style:text-properties fo:color="#134f5c"/>
    </style:style>
    <style:style style:name="P79" style:family="paragraph" style:parent-style-name="Standard">
      <style:paragraph-properties fo:break-before="auto" fo:line-height="115%" style:writing-mode="lr-tb"/>
      <style:text-properties fo:color="#134f5c"/>
    </style:style>
    <style:style style:name="P80" style:family="paragraph" style:parent-style-name="Standard">
      <style:paragraph-properties fo:break-before="auto" fo:line-height="115%" style:writing-mode="lr-tb"/>
      <style:text-properties fo:color="#134f5c"/>
    </style:style>
    <style:style style:name="P81" style:family="paragraph" style:parent-style-name="Standard">
      <style:paragraph-properties fo:break-before="auto" fo:line-height="115%" style:writing-mode="lr-tb"/>
      <style:text-properties fo:color="#134f5c"/>
    </style:style>
    <style:style style:name="P82" style:family="paragraph" style:parent-style-name="Standard">
      <style:paragraph-properties fo:break-before="auto" fo:line-height="115%" style:writing-mode="lr-tb"/>
      <style:text-properties fo:color="#134f5c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24pt" style:font-size-asian="24pt" style:font-size-complex="24pt"/>
    </style:style>
    <style:style style:name="T83_2" style:family="text">
      <style:text-properties fo:font-size="24pt" style:font-size-asian="24pt" style:font-size-complex="24pt"/>
    </style:style>
    <style:style style:name="T83_3" style:family="text">
      <style:text-properties fo:font-size="24pt" style:font-size-asian="24pt" style:font-size-complex="24pt"/>
    </style:style>
    <style:style style:name="T83_4" style:family="text">
      <style:text-properties fo:font-size="24pt" style:font-size-asian="24pt" style:font-size-complex="24pt"/>
    </style:style>
    <style:style style:name="T83_5" style:family="text">
      <style:text-properties fo:font-size="24pt" style:font-size-asian="24pt" style:font-size-complex="24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T84_7" style:family="text"/>
    <style:style style:name="T84_8" style:family="text">
      <style:text-properties fo:color="#1155cc" style:text-underline-style="solid" style:text-underline-color="font-color"/>
    </style:style>
    <style:style style:name="T84_9" style:family="text"/>
    <style:style style:name="T84_10" style:family="text">
      <style:text-properties fo:color="#1155cc" style:text-underline-style="solid" style:text-underline-color="font-color"/>
    </style:style>
    <style:style style:name="T84_11" style:family="text"/>
    <style:style style:name="T84_12" style:family="text">
      <style:text-properties fo:color="#1155cc" style:text-underline-style="solid" style:text-underline-color="font-color"/>
    </style:style>
    <style:style style:name="T84_13" style:family="text"/>
    <style:style style:name="T84_14" style:family="text">
      <style:text-properties fo:color="#1155cc" style:text-underline-style="solid" style:text-underline-color="font-color"/>
    </style:style>
    <style:style style:name="T84_15" style:family="text"/>
    <style:style style:name="T84_16" style:family="text">
      <style:text-properties fo:color="#1155cc" style:text-underline-style="solid" style:text-underline-color="font-color"/>
    </style:style>
    <style:style style:name="T84_17" style:family="text"/>
    <style:style style:name="T84_18" style:family="text">
      <style:text-properties fo:color="#1155cc" style:text-underline-style="solid" style:text-underline-color="font-color"/>
    </style:style>
    <style:style style:name="T84_19" style:family="text"/>
    <style:style style:name="T84_20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text-indent="0cm" fo:line-height="115%" fo:margin-left="0.635cm" style:writing-mode="lr-tb"/>
    </style:style>
    <style:style style:name="T86_1" style:family="text"/>
    <style:style style:name="T86_2" style:family="text">
      <style:text-properties fo:color="#1155cc" style:text-underline-style="solid" style:text-underline-color="font-color"/>
    </style:style>
    <style:style style:name="T86_3" style:family="text"/>
    <style:style style:name="T86_4" style:family="text">
      <style:text-properties fo:color="#1155cc" style:text-underline-style="solid" style:text-underline-color="font-color"/>
    </style:style>
    <style:style style:name="T86_5" style:family="text"/>
    <style:style style:name="T86_6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text-indent="0cm" fo:line-height="115%" fo:margin-left="0.635cm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text-indent="0cm" fo:line-height="115%" fo:margin-left="0.635cm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text-indent="0cm" fo:line-height="115%" fo:margin-left="0.635cm" style:writing-mode="lr-tb"/>
    </style:style>
    <style:style style:name="T89_1" style:family="text"/>
    <style:style style:name="T89_2" style:family="text"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text-indent="0cm" fo:line-height="115%" fo:margin-left="0.635cm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text-indent="0cm" fo:line-height="115%" fo:margin-left="0.635cm" style:writing-mode="lr-tb"/>
    </style:style>
    <style:style style:name="T91_1" style:family="text"/>
    <style:style style:name="T91_2" style:family="text">
      <style:text-properties fo:color="#1155cc" style:text-underline-style="solid" style:text-underline-color="font-color"/>
    </style:style>
    <style:style style:name="T91_3" style:family="text"/>
    <style:style style:name="T91_4" style:family="text">
      <style:text-properties fo:color="#1155cc" style:text-underline-style="solid" style:text-underline-color="font-color"/>
    </style:style>
    <style:style style:name="T91_5" style:family="text"/>
    <style:style style:name="T91_6" style:family="text"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text-indent="0cm" fo:line-height="115%" fo:margin-left="0.635cm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T92_3" style:family="text"/>
    <style:style style:name="T92_4" style:family="text">
      <style:text-properties fo:color="#1155cc" style:text-underline-style="solid" style:text-underline-color="font-color"/>
    </style:style>
    <style:style style:name="T92_5" style:family="text"/>
    <style:style style:name="T92_6" style:family="text">
      <style:text-properties fo:color="#1155cc" style:text-underline-style="solid" style:text-underline-color="font-color"/>
    </style:style>
    <style:style style:name="T92_7" style:family="text"/>
    <style:style style:name="T92_8" style:family="text">
      <style:text-properties fo:color="#1155cc" style:text-underline-style="solid" style:text-underline-color="font-color"/>
    </style:style>
    <style:style style:name="T92_9" style:family="text"/>
    <style:style style:name="T92_10" style:family="text">
      <style:text-properties fo:color="#1155cc" style:text-underline-style="solid" style:text-underline-color="font-color"/>
    </style:style>
    <style:style style:name="T92_11" style:family="text"/>
    <style:style style:name="T92_12" style:family="text">
      <style:text-properties fo:color="#1155cc" style:text-underline-style="solid" style:text-underline-color="font-color"/>
    </style:style>
    <style:style style:name="T92_13" style:family="text"/>
    <style:style style:name="T92_14" style:family="text">
      <style:text-properties fo:color="#1155cc" style:text-underline-style="solid" style:text-underline-color="font-color"/>
    </style:style>
    <style:style style:name="T92_15" style:family="text"/>
    <style:style style:name="T92_16" style:family="text">
      <style:text-properties fo:color="#1155cc" style:text-underline-style="solid" style:text-underline-color="font-color"/>
    </style:style>
    <style:style style:name="T92_17" style:family="text"/>
    <style:style style:name="T92_18" style:family="text">
      <style:text-properties fo:color="#1155cc" style:text-underline-style="solid" style:text-underline-color="font-color"/>
    </style:style>
    <style:style style:name="T92_19" style:family="text"/>
    <style:style style:name="T92_20" style:family="text">
      <style:text-properties fo:color="#1155cc" style:text-underline-style="solid" style:text-underline-color="font-color"/>
    </style:style>
    <style:style style:name="T92_21" style:family="text"/>
    <style:style style:name="T92_22" style:family="text">
      <style:text-properties fo:color="#1155cc" style:text-underline-style="solid" style:text-underline-color="font-color"/>
    </style:style>
    <style:style style:name="T92_23" style:family="text"/>
    <style:style style:name="T92_24" style:family="text">
      <style:text-properties fo:color="#1155cc" style:text-underline-style="solid" style:text-underline-color="font-color"/>
    </style:style>
    <style:style style:name="T92_25" style:family="text"/>
    <style:style style:name="T92_26" style:family="text">
      <style:text-properties fo:color="#1155cc" style:text-underline-style="solid" style:text-underline-color="font-color"/>
    </style:style>
    <style:style style:name="T92_27" style:family="text"/>
    <style:style style:name="T92_28" style:family="text">
      <style:text-properties fo:color="#1155cc" style:text-underline-style="solid" style:text-underline-color="font-color"/>
    </style:style>
    <style:style style:name="T92_29" style:family="text"/>
    <style:style style:name="T92_30" style:family="text">
      <style:text-properties fo:color="#1155cc" style:text-underline-style="solid" style:text-underline-color="font-color"/>
    </style:style>
    <style:style style:name="T92_31" style:family="text"/>
    <style:style style:name="T92_32" style:family="text">
      <style:text-properties fo:color="#1155cc" style:text-underline-style="solid" style:text-underline-color="font-color"/>
    </style:style>
    <style:style style:name="T92_33" style:family="text"/>
    <style:style style:name="T92_34" style:family="text">
      <style:text-properties fo:color="#1155cc" style:text-underline-style="solid" style:text-underline-color="font-color"/>
    </style:style>
    <style:style style:name="T92_35" style:family="text"/>
    <style:style style:name="T92_36" style:family="text">
      <style:text-properties fo:color="#1155cc" style:text-underline-style="solid" style:text-underline-color="font-color"/>
    </style:style>
    <style:style style:name="T92_37" style:family="text"/>
    <style:style style:name="T92_38" style:family="text">
      <style:text-properties fo:color="#1155cc" style:text-underline-style="solid" style:text-underline-color="font-color"/>
    </style:style>
    <style:style style:name="T92_39" style:family="text"/>
    <style:style style:name="T92_40" style:family="text"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text-indent="0cm" fo:line-height="115%" fo:margin-left="0.635cm" style:writing-mode="lr-tb"/>
    </style:style>
    <style:style style:name="T93_1" style:family="text"/>
    <style:style style:name="T93_2" style:family="text"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text-indent="0cm" fo:line-height="115%" fo:margin-left="0.635cm" style:writing-mode="lr-tb"/>
    </style:style>
    <style:style style:name="T94_1" style:family="text"/>
    <style:style style:name="T94_2" style:family="text"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text-indent="0cm" fo:line-height="115%" fo:margin-left="0.635cm" style:writing-mode="lr-tb"/>
    </style:style>
    <style:style style:name="T95_1" style:family="text"/>
    <style:style style:name="T95_2" style:family="text">
      <style:text-properties fo:color="#1155cc" style:text-underline-style="solid" style:text-underline-color="font-color"/>
    </style:style>
    <style:style style:name="T95_3" style:family="text"/>
    <style:style style:name="T95_4" style:family="text">
      <style:text-properties fo:color="#1155cc" style:text-underline-style="solid" style:text-underline-color="font-color"/>
    </style:style>
    <style:style style:name="T95_5" style:family="text"/>
    <style:style style:name="T95_6" style:family="text"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text-indent="0cm" fo:line-height="115%" fo:margin-left="0.635cm" style:writing-mode="lr-tb"/>
    </style:style>
    <style:style style:name="T96_1" style:family="text"/>
    <style:style style:name="T96_2" style:family="text"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text-indent="0cm" fo:line-height="115%" fo:margin-left="0.635cm" style:writing-mode="lr-tb"/>
    </style:style>
    <style:style style:name="T97_1" style:family="text"/>
    <style:style style:name="T97_2" style:family="text"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text-indent="0cm" fo:line-height="115%" fo:margin-left="0.635cm" style:writing-mode="lr-tb"/>
    </style:style>
    <style:style style:name="T98_1" style:family="text"/>
    <style:style style:name="T98_2" style:family="text">
      <style:text-properties fo:color="#1155cc" style:text-underline-style="solid" style:text-underline-color="font-color"/>
    </style:style>
    <style:style style:name="T98_3" style:family="text"/>
    <style:style style:name="T98_4" style:family="text">
      <style:text-properties fo:color="#1155cc" style:text-underline-style="solid" style:text-underline-color="font-color"/>
    </style:style>
    <style:style style:name="T98_5" style:family="text"/>
    <style:style style:name="T98_6" style:family="text">
      <style:text-properties fo:color="#1155cc" style:text-underline-style="solid" style:text-underline-color="font-color"/>
    </style:style>
    <style:style style:name="T98_7" style:family="text"/>
    <style:style style:name="T98_8" style:family="text">
      <style:text-properties fo:color="#1155cc" style:text-underline-style="solid" style:text-underline-color="font-color"/>
    </style:style>
    <style:style style:name="T98_9" style:family="text"/>
    <style:style style:name="T98_10" style:family="text">
      <style:text-properties fo:color="#1155cc" style:text-underline-style="solid" style:text-underline-color="font-color"/>
    </style:style>
    <style:style style:name="T98_11" style:family="text"/>
    <style:style style:name="T98_12" style:family="text">
      <style:text-properties fo:color="#1155cc" style:text-underline-style="solid" style:text-underline-color="font-color"/>
    </style:style>
    <style:style style:name="T98_13" style:family="text"/>
    <style:style style:name="T98_14" style:family="text">
      <style:text-properties fo:color="#1155cc" style:text-underline-style="solid" style:text-underline-color="font-color"/>
    </style:style>
    <style:style style:name="T98_15" style:family="text"/>
    <style:style style:name="T98_16" style:family="text">
      <style:text-properties fo:color="#1155cc" style:text-underline-style="solid" style:text-underline-color="font-color"/>
    </style:style>
    <style:style style:name="T98_17" style:family="text"/>
    <style:style style:name="T98_18" style:family="text">
      <style:text-properties fo:color="#1155cc" style:text-underline-style="solid" style:text-underline-color="font-color"/>
    </style:style>
    <style:style style:name="T98_19" style:family="text"/>
    <style:style style:name="T98_20" style:family="text">
      <style:text-properties fo:color="#1155cc" style:text-underline-style="solid" style:text-underline-color="font-color"/>
    </style:style>
    <style:style style:name="T98_21" style:family="text"/>
    <style:style style:name="T98_22" style:family="text"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text-indent="0cm" fo:line-height="115%" fo:margin-left="0.635cm" style:writing-mode="lr-tb"/>
    </style:style>
    <style:style style:name="T99_1" style:family="text"/>
    <style:style style:name="T99_2" style:family="text">
      <style:text-properties fo:color="#1155cc" style:text-underline-style="solid" style:text-underline-color="font-color"/>
    </style:style>
    <style:style style:name="T99_3" style:family="text"/>
    <style:style style:name="T99_4" style:family="text">
      <style:text-properties fo:color="#1155cc" style:text-underline-style="solid" style:text-underline-color="font-color"/>
    </style:style>
    <style:style style:name="T99_5" style:family="text"/>
    <style:style style:name="T99_6" style:family="text">
      <style:text-properties fo:color="#1155cc" style:text-underline-style="solid" style:text-underline-color="font-color"/>
    </style:style>
    <style:style style:name="T99_7" style:family="text"/>
    <style:style style:name="T99_8" style:family="text">
      <style:text-properties fo:color="#1155cc" style:text-underline-style="solid" style:text-underline-color="font-color"/>
    </style:style>
    <style:style style:name="T99_9" style:family="text"/>
    <style:style style:name="T99_10" style:family="text">
      <style:text-properties fo:color="#1155cc" style:text-underline-style="solid" style:text-underline-color="font-color"/>
    </style:style>
    <style:style style:name="T99_11" style:family="text"/>
    <style:style style:name="T99_12" style:family="text">
      <style:text-properties fo:color="#1155cc" style:text-underline-style="solid" style:text-underline-color="font-color"/>
    </style:style>
    <style:style style:name="T99_13" style:family="text"/>
    <style:style style:name="T99_14" style:family="text"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text-indent="0cm" fo:line-height="115%" fo:margin-left="0.635cm" style:writing-mode="lr-tb"/>
    </style:style>
    <style:style style:name="T100_1" style:family="text"/>
    <style:style style:name="T100_2" style:family="text">
      <style:text-properties fo:color="#1155cc" style:text-underline-style="solid" style:text-underline-color="font-color"/>
    </style:style>
    <style:style style:name="T100_3" style:family="text"/>
    <style:style style:name="T100_4" style:family="text">
      <style:text-properties fo:color="#1155cc" style:text-underline-style="solid" style:text-underline-color="font-color"/>
    </style:style>
    <style:style style:name="T100_5" style:family="text"/>
    <style:style style:name="T100_6" style:family="text">
      <style:text-properties fo:color="#1155cc" style:text-underline-style="solid" style:text-underline-color="font-color"/>
    </style:style>
    <style:style style:name="T100_7" style:family="text"/>
    <style:style style:name="T100_8" style:family="text">
      <style:text-properties fo:color="#1155cc" style:text-underline-style="solid" style:text-underline-color="font-color"/>
    </style:style>
    <style:style style:name="T100_9" style:family="text"/>
    <style:style style:name="T100_10" style:family="text">
      <style:text-properties fo:color="#1155cc" style:text-underline-style="solid" style:text-underline-color="font-color"/>
    </style:style>
    <style:style style:name="T100_11" style:family="text"/>
    <style:style style:name="T100_12" style:family="text">
      <style:text-properties fo:color="#1155cc" style:text-underline-style="solid" style:text-underline-color="font-color"/>
    </style:style>
    <style:style style:name="T100_13" style:family="text"/>
    <style:style style:name="T100_14" style:family="text"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text-indent="0cm" fo:line-height="115%" fo:margin-left="0.635cm" style:writing-mode="lr-tb"/>
    </style:style>
    <style:style style:name="T101_1" style:family="text"/>
    <style:style style:name="T101_2" style:family="text">
      <style:text-properties fo:color="#1155cc" style:text-underline-style="solid" style:text-underline-color="font-color"/>
    </style:style>
    <style:style style:name="T101_3" style:family="text"/>
    <style:style style:name="T101_4" style:family="text">
      <style:text-properties fo:color="#1155cc" style:text-underline-style="solid" style:text-underline-color="font-color"/>
    </style:style>
    <style:style style:name="T101_5" style:family="text"/>
    <style:style style:name="T101_6" style:family="text">
      <style:text-properties fo:color="#1155cc" style:text-underline-style="solid" style:text-underline-color="font-color"/>
    </style:style>
    <style:style style:name="P102" style:family="paragraph" style:parent-style-name="Heading_20_2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Heading_20_2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>
      <style:text-properties fo:font-weight="bold" style:font-weight-asian="bold" style:font-weight-complex="bold"/>
    </style:style>
    <style:style style:name="T124_4" style:family="text">
      <style:text-properties fo:font-weight="bold" style:font-weight-asian="bold" style:font-weight-complex="bold"/>
    </style:style>
    <style:style style:name="T124_5" style:family="text"/>
    <style:style style:name="T124_6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weight="bold" style:font-weight-asian="bold" style:font-weight-complex="bold"/>
    </style:style>
    <style:style style:name="T125_2" style:family="text">
      <style:text-properties fo:font-weight="bold" style:font-weight-asian="bold" style:font-weight-complex="bold"/>
    </style:style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weight="bold" style:font-weight-asian="bold" style:font-weight-complex="bold"/>
    </style:style>
    <style:style style:name="T126_2" style:family="text">
      <style:text-properties fo:font-weight="bold" style:font-weight-asian="bold" style:font-weight-complex="bold"/>
    </style:style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weight="bold" style:font-weight-asian="bold" style:font-weight-complex="bold"/>
    </style:style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weight="bold" style:font-weight-asian="bold" style:font-weight-complex="bold"/>
    </style:style>
    <style:style style:name="T128_2" style:family="text">
      <style:text-properties fo:font-weight="bold" style:font-weight-asian="bold" style:font-weight-complex="bold"/>
    </style:style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>
      <style:text-properties fo:color="#1155cc" style:text-underline-style="solid" style:text-underline-color="font-color"/>
    </style:style>
    <style:style style:name="T132_51" style:family="text"/>
    <style:style style:name="T132_52" style:family="text">
      <style:text-properties fo:color="#1155cc" style:text-underline-style="solid" style:text-underline-color="font-color"/>
    </style:style>
    <style:style style:name="T132_53" style:family="text"/>
    <style:style style:name="T132_54" style:family="text">
      <style:text-properties fo:color="#1155cc" style:text-underline-style="solid" style:text-underline-color="font-color"/>
    </style:style>
    <style:style style:name="T132_55" style:family="text"/>
    <style:style style:name="T132_56" style:family="text">
      <style:text-properties fo:color="#1155cc" style:text-underline-style="solid" style:text-underline-color="font-color"/>
    </style:style>
    <style:style style:name="T132_57" style:family="text"/>
    <style:style style:name="T132_58" style:family="text">
      <style:text-properties fo:color="#1155cc" style:text-underline-style="solid" style:text-underline-color="font-color"/>
    </style:style>
    <style:style style:name="T132_59" style:family="text"/>
    <style:style style:name="T132_60" style:family="text">
      <style:text-properties fo:color="#1155cc" style:text-underline-style="solid" style:text-underline-color="font-color"/>
    </style:style>
    <style:style style:name="T132_61" style:family="text"/>
    <style:style style:name="T132_62" style:family="text">
      <style:text-properties fo:color="#1155cc" style:text-underline-style="solid" style:text-underline-color="font-color"/>
    </style:style>
    <style:style style:name="T132_63" style:family="text"/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>
      <style:text-properties fo:color="#1155cc" style:text-underline-style="solid" style:text-underline-color="font-color"/>
    </style:style>
    <style:style style:name="T133_53" style:family="text"/>
    <style:style style:name="T133_54" style:family="text">
      <style:text-properties fo:color="#1155cc" style:text-underline-style="solid" style:text-underline-color="font-color"/>
    </style:style>
    <style:style style:name="T133_55" style:family="text"/>
    <style:style style:name="T133_56" style:family="text">
      <style:text-properties fo:color="#1155cc" style:text-underline-style="solid" style:text-underline-color="font-color"/>
    </style:style>
    <style:style style:name="T133_57" style:family="text"/>
    <style:style style:name="T133_58" style:family="text">
      <style:text-properties fo:color="#1155cc" style:text-underline-style="solid" style:text-underline-color="font-color"/>
    </style:style>
    <style:style style:name="T133_59" style:family="text"/>
    <style:style style:name="T133_60" style:family="text">
      <style:text-properties fo:color="#1155cc" style:text-underline-style="solid" style:text-underline-color="font-color"/>
    </style:style>
    <style:style style:name="T133_61" style:family="text"/>
    <style:style style:name="T133_62" style:family="text">
      <style:text-properties fo:color="#1155cc" style:text-underline-style="solid" style:text-underline-color="font-color"/>
    </style:style>
    <style:style style:name="T133_63" style:family="text"/>
    <style:style style:name="T133_64" style:family="text">
      <style:text-properties fo:color="#1155cc" style:text-underline-style="solid" style:text-underline-color="font-color"/>
    </style:style>
    <style:style style:name="T133_65" style:family="text"/>
    <style:style style:name="T133_66" style:family="text">
      <style:text-properties fo:color="#1155cc" style:text-underline-style="solid" style:text-underline-color="font-color"/>
    </style:style>
    <style:style style:name="T133_67" style:family="text"/>
    <style:style style:name="T133_68" style:family="text">
      <style:text-properties fo:color="#1155cc" style:text-underline-style="solid" style:text-underline-color="font-color"/>
    </style:style>
    <style:style style:name="T133_69" style:family="text"/>
    <style:style style:name="T133_70" style:family="text">
      <style:text-properties fo:color="#1155cc" style:text-underline-style="solid" style:text-underline-color="font-color"/>
    </style:style>
    <style:style style:name="T133_71" style:family="text"/>
    <style:style style:name="T133_72" style:family="text">
      <style:text-properties fo:color="#1155cc" style:text-underline-style="solid" style:text-underline-color="font-color"/>
    </style:style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>
      <style:text-properties fo:color="#1155cc" style:text-underline-style="solid" style:text-underline-color="font-color"/>
    </style:style>
    <style:style style:name="T136_19" style:family="text"/>
    <style:style style:name="T136_20" style:family="text">
      <style:text-properties fo:color="#1155cc" style:text-underline-style="solid" style:text-underline-color="font-color"/>
    </style:style>
    <style:style style:name="T136_21" style:family="text"/>
    <style:style style:name="T136_22" style:family="text">
      <style:text-properties fo:color="#1155cc" style:text-underline-style="solid" style:text-underline-color="font-color"/>
    </style:style>
    <style:style style:name="T136_23" style:family="text"/>
    <style:style style:name="T136_24" style:family="text">
      <style:text-properties fo:color="#1155cc" style:text-underline-style="solid" style:text-underline-color="font-color"/>
    </style:style>
    <style:style style:name="T136_25" style:family="text"/>
    <style:style style:name="T136_26" style:family="text">
      <style:text-properties fo:color="#1155cc" style:text-underline-style="solid" style:text-underline-color="font-color"/>
    </style:style>
    <style:style style:name="T136_27" style:family="text"/>
    <style:style style:name="T136_28" style:family="text">
      <style:text-properties fo:color="#1155cc" style:text-underline-style="solid" style:text-underline-color="font-color"/>
    </style:style>
    <style:style style:name="T136_29" style:family="text"/>
    <style:style style:name="P137" style:family="paragraph" style:parent-style-name="Standard">
      <style:paragraph-properties fo:break-before="auto" fo:line-height="115%" fo:margin-top="0cm" fo:margin-bottom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>
      <style:text-properties fo:color="#1155cc" style:text-underline-style="solid" style:text-underline-color="font-color"/>
    </style:style>
    <style:style style:name="T137_25" style:family="text"/>
    <style:style style:name="T137_26" style:family="text">
      <style:text-properties fo:color="#1155cc" style:text-underline-style="solid" style:text-underline-color="font-color"/>
    </style:style>
    <style:style style:name="T137_27" style:family="text"/>
    <style:style style:name="T137_28" style:family="text">
      <style:text-properties fo:color="#1155cc" style:text-underline-style="solid" style:text-underline-color="font-color"/>
    </style:style>
    <style:style style:name="T137_29" style:family="text"/>
    <style:style style:name="T137_30" style:family="text">
      <style:text-properties fo:color="#1155cc" style:text-underline-style="solid" style:text-underline-color="font-color"/>
    </style:style>
    <style:style style:name="T137_31" style:family="text"/>
    <style:style style:name="T137_32" style:family="text">
      <style:text-properties fo:color="#1155cc" style:text-underline-style="solid" style:text-underline-color="font-color"/>
    </style:style>
    <style:style style:name="T137_33" style:family="text"/>
    <style:style style:name="T137_34" style:family="text">
      <style:text-properties fo:color="#1155cc" style:text-underline-style="solid" style:text-underline-color="font-color"/>
    </style:style>
    <style:style style:name="T137_35" style:family="text"/>
    <style:style style:name="T137_36" style:family="text">
      <style:text-properties fo:color="#1155cc" style:text-underline-style="solid" style:text-underline-color="font-color"/>
    </style:style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P13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39" style:family="paragraph" style:parent-style-name="Standard">
      <style:paragraph-properties fo:text-align="justify"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  <style:style style:name="T139_73" style:family="text"/>
    <style:style style:name="T139_74" style:family="text"/>
    <style:style style:name="T139_75" style:family="text"/>
    <style:style style:name="T139_76" style:family="text"/>
    <style:style style:name="T139_77" style:family="text"/>
    <style:style style:name="T139_78" style:family="text"/>
    <style:style style:name="T139_79" style:family="text"/>
    <style:style style:name="T139_80" style:family="text"/>
    <style:style style:name="T139_81" style:family="text"/>
    <style:style style:name="T139_82" style:family="text"/>
    <style:style style:name="T139_83" style:family="text"/>
    <style:style style:name="T139_84" style:family="text"/>
    <style:style style:name="T139_85" style:family="text"/>
    <style:style style:name="T139_86" style:family="text"/>
    <style:style style:name="T139_87" style:family="text"/>
    <style:style style:name="T139_88" style:family="text"/>
    <style:style style:name="T139_89" style:family="text"/>
    <style:style style:name="T139_90" style:family="text"/>
    <style:style style:name="T139_91" style:family="text"/>
    <style:style style:name="T139_92" style:family="text"/>
    <style:style style:name="T139_93" style:family="text"/>
    <style:style style:name="T139_94" style:family="text"/>
    <style:style style:name="T139_95" style:family="text"/>
    <style:style style:name="T139_96" style:family="text"/>
    <style:style style:name="T139_97" style:family="text"/>
    <style:style style:name="T139_98" style:family="text"/>
    <style:style style:name="T139_99" style:family="text"/>
    <style:style style:name="T139_100" style:family="text"/>
    <style:style style:name="T139_101" style:family="text"/>
    <style:style style:name="T139_102" style:family="text"/>
    <style:style style:name="T139_103" style:family="text"/>
    <style:style style:name="T139_104" style:family="text"/>
    <style:style style:name="T139_105" style:family="text"/>
    <style:style style:name="T139_106" style:family="text"/>
    <style:style style:name="T139_107" style:family="text"/>
    <style:style style:name="T139_108" style:family="text"/>
    <style:style style:name="T139_109" style:family="text"/>
    <style:style style:name="T139_110" style:family="text"/>
    <style:style style:name="T139_111" style:family="text"/>
    <style:style style:name="T139_112" style:family="text"/>
    <style:style style:name="T139_113" style:family="text"/>
    <style:style style:name="T139_114" style:family="text"/>
    <style:style style:name="T139_115" style:family="text"/>
    <style:style style:name="T139_116" style:family="text"/>
    <style:style style:name="T139_117" style:family="text"/>
    <style:style style:name="T139_118" style:family="text"/>
    <style:style style:name="T139_119" style:family="text"/>
    <style:style style:name="T139_120" style:family="text"/>
    <style:style style:name="T139_121" style:family="text"/>
    <style:style style:name="T139_122" style:family="text"/>
    <style:style style:name="T139_123" style:family="text"/>
    <style:style style:name="T139_124" style:family="text"/>
    <style:style style:name="T139_125" style:family="text"/>
    <style:style style:name="T139_126" style:family="text"/>
    <style:style style:name="T139_127" style:family="text"/>
    <style:style style:name="T139_128" style:family="text"/>
    <style:style style:name="T139_129" style:family="text"/>
    <style:style style:name="T139_130" style:family="text"/>
    <style:style style:name="T139_131" style:family="text"/>
    <style:style style:name="T139_132" style:family="text"/>
    <style:style style:name="T139_133" style:family="text"/>
    <style:style style:name="T139_134" style:family="text"/>
    <style:style style:name="T139_135" style:family="text"/>
    <style:style style:name="T139_136" style:family="text"/>
    <style:style style:name="T139_137" style:family="text"/>
    <style:style style:name="T139_138" style:family="text"/>
    <style:style style:name="T139_139" style:family="text"/>
    <style:style style:name="T139_140" style:family="text"/>
    <style:style style:name="T139_141" style:family="text"/>
    <style:style style:name="T139_142" style:family="text"/>
    <style:style style:name="T139_143" style:family="text"/>
    <style:style style:name="T139_144" style:family="text"/>
    <style:style style:name="T139_145" style:family="text"/>
    <style:style style:name="T139_146" style:family="text"/>
    <style:style style:name="T139_147" style:family="text"/>
    <style:style style:name="T139_148" style:family="text"/>
    <style:style style:name="T139_149" style:family="text"/>
    <style:style style:name="T139_150" style:family="text"/>
    <style:style style:name="T139_151" style:family="text"/>
    <style:style style:name="T139_152" style:family="text"/>
    <style:style style:name="T139_153" style:family="text"/>
    <style:style style:name="T139_154" style:family="text"/>
    <style:style style:name="T139_155" style:family="text"/>
    <style:style style:name="T139_156" style:family="text"/>
    <style:style style:name="T139_157" style:family="text"/>
    <style:style style:name="T139_158" style:family="text"/>
    <style:style style:name="T139_159" style:family="text"/>
    <style:style style:name="T139_160" style:family="text"/>
    <style:style style:name="T139_161" style:family="text"/>
    <style:style style:name="T139_162" style:family="text"/>
    <style:style style:name="T139_163" style:family="text"/>
    <style:style style:name="T139_164" style:family="text"/>
    <style:style style:name="T139_165" style:family="text"/>
    <style:style style:name="T139_166" style:family="text"/>
    <style:style style:name="T139_167" style:family="text"/>
    <style:style style:name="T139_168" style:family="text"/>
    <style:style style:name="T139_169" style:family="text"/>
    <style:style style:name="T139_170" style:family="text"/>
    <style:style style:name="T139_171" style:family="text"/>
    <style:style style:name="T139_172" style:family="text"/>
    <style:style style:name="T139_173" style:family="text"/>
    <style:style style:name="T139_174" style:family="text"/>
    <style:style style:name="T139_175" style:family="text"/>
    <style:style style:name="T139_176" style:family="text"/>
    <style:style style:name="T139_177" style:family="text"/>
    <style:style style:name="T139_178" style:family="text"/>
    <style:style style:name="T139_179" style:family="text"/>
    <style:style style:name="T139_180" style:family="text"/>
    <style:style style:name="T139_181" style:family="text"/>
    <style:style style:name="T139_182" style:family="text"/>
    <style:style style:name="T139_183" style:family="text"/>
    <style:style style:name="T139_184" style:family="text"/>
    <style:style style:name="T139_185" style:family="text"/>
    <style:style style:name="T139_186" style:family="text"/>
    <style:style style:name="T139_187" style:family="text"/>
    <style:style style:name="T139_188" style:family="text"/>
    <style:style style:name="T139_189" style:family="text"/>
    <style:style style:name="T139_190" style:family="text"/>
    <style:style style:name="T139_191" style:family="text"/>
    <style:style style:name="T139_192" style:family="text"/>
    <style:style style:name="T139_193" style:family="text"/>
    <style:style style:name="T139_194" style:family="text"/>
    <style:style style:name="T139_195" style:family="text"/>
    <style:style style:name="T139_196" style:family="text"/>
    <style:style style:name="T139_197" style:family="text"/>
    <style:style style:name="T139_198" style:family="text"/>
    <style:style style:name="T139_199" style:family="text"/>
    <style:style style:name="T139_200" style:family="text"/>
    <style:style style:name="T139_201" style:family="text"/>
    <style:style style:name="T139_202" style:family="text"/>
    <style:style style:name="T139_203" style:family="text"/>
    <style:style style:name="T139_204" style:family="text"/>
    <style:style style:name="T139_205" style:family="text"/>
    <style:style style:name="T139_206" style:family="text"/>
    <style:style style:name="T139_207" style:family="text"/>
    <style:style style:name="T139_208" style:family="text"/>
    <style:style style:name="T139_209" style:family="text"/>
    <style:style style:name="T139_210" style:family="text"/>
    <style:style style:name="T139_211" style:family="text"/>
    <style:style style:name="T139_212" style:family="text"/>
    <style:style style:name="T139_213" style:family="text"/>
    <style:style style:name="T139_214" style:family="text"/>
    <style:style style:name="T139_215" style:family="text"/>
    <style:style style:name="T139_216" style:family="text"/>
    <style:style style:name="T139_217" style:family="text"/>
    <style:style style:name="T139_218" style:family="text"/>
    <style:style style:name="T139_219" style:family="text"/>
    <style:style style:name="T139_220" style:family="text"/>
    <style:style style:name="T139_221" style:family="text"/>
    <style:style style:name="T139_222" style:family="text"/>
    <style:style style:name="T139_223" style:family="text"/>
    <style:style style:name="T139_224" style:family="text"/>
    <style:style style:name="T139_225" style:family="text"/>
    <style:style style:name="T139_226" style:family="text"/>
    <style:style style:name="T139_227" style:family="text"/>
    <style:style style:name="T139_228" style:family="text"/>
    <style:style style:name="T139_229" style:family="text"/>
    <style:style style:name="T139_230" style:family="text"/>
    <style:style style:name="T139_231" style:family="text"/>
    <style:style style:name="T139_232" style:family="text"/>
    <style:style style:name="T139_233" style:family="text"/>
    <style:style style:name="T139_234" style:family="text"/>
    <style:style style:name="T139_235" style:family="text"/>
    <style:style style:name="T139_236" style:family="text"/>
    <style:style style:name="T139_237" style:family="text"/>
    <style:style style:name="T139_238" style:family="text"/>
    <style:style style:name="T139_239" style:family="text"/>
    <style:style style:name="T139_240" style:family="text"/>
    <style:style style:name="T139_241" style:family="text"/>
    <style:style style:name="T139_242" style:family="text"/>
    <style:style style:name="T139_243" style:family="text"/>
    <style:style style:name="T139_244" style:family="text"/>
    <style:style style:name="T139_245" style:family="text"/>
    <style:style style:name="T139_246" style:family="text"/>
    <style:style style:name="T139_247" style:family="text"/>
    <style:style style:name="T139_248" style:family="text"/>
    <style:style style:name="T139_249" style:family="text"/>
    <style:style style:name="T139_250" style:family="text"/>
    <style:style style:name="T139_251" style:family="text"/>
    <style:style style:name="T139_252" style:family="text"/>
    <style:style style:name="T139_253" style:family="text"/>
    <style:style style:name="T139_254" style:family="text"/>
    <style:style style:name="T139_255" style:family="text"/>
    <style:style style:name="T139_256" style:family="text"/>
    <style:style style:name="T139_257" style:family="text"/>
    <style:style style:name="T139_258" style:family="text"/>
    <style:style style:name="T139_259" style:family="text"/>
    <style:style style:name="T139_260" style:family="text"/>
    <style:style style:name="T139_261" style:family="text"/>
    <style:style style:name="T139_262" style:family="text"/>
    <style:style style:name="T139_263" style:family="text"/>
    <style:style style:name="T139_264" style:family="text"/>
    <style:style style:name="T139_265" style:family="text"/>
    <style:style style:name="T139_266" style:family="text"/>
    <style:style style:name="T139_267" style:family="text"/>
    <style:style style:name="T139_268" style:family="text"/>
    <style:style style:name="T139_269" style:family="text"/>
    <style:style style:name="T139_270" style:family="text"/>
    <style:style style:name="T139_271" style:family="text"/>
    <style:style style:name="T139_272" style:family="text"/>
    <style:style style:name="T139_273" style:family="text"/>
    <style:style style:name="T139_274" style:family="text"/>
    <style:style style:name="T139_275" style:family="text"/>
    <style:style style:name="T139_276" style:family="text"/>
    <style:style style:name="T139_277" style:family="text"/>
    <style:style style:name="T139_278" style:family="text"/>
    <style:style style:name="T139_279" style:family="text"/>
    <style:style style:name="T139_280" style:family="text"/>
    <style:style style:name="T139_281" style:family="text"/>
    <style:style style:name="T139_282" style:family="text"/>
    <style:style style:name="T139_283" style:family="text"/>
    <style:style style:name="T139_284" style:family="text"/>
    <style:style style:name="T139_285" style:family="text"/>
    <style:style style:name="T139_286" style:family="text"/>
    <style:style style:name="T139_287" style:family="text"/>
    <style:style style:name="T139_288" style:family="text"/>
    <style:style style:name="T139_289" style:family="text"/>
    <style:style style:name="T139_290" style:family="text"/>
    <style:style style:name="T139_291" style:family="text"/>
    <style:style style:name="T139_292" style:family="text"/>
    <style:style style:name="T139_293" style:family="text"/>
    <style:style style:name="T139_294" style:family="text"/>
    <style:style style:name="T139_295" style:family="text"/>
    <style:style style:name="T139_296" style:family="text"/>
    <style:style style:name="T139_297" style:family="text"/>
    <style:style style:name="T139_298" style:family="text"/>
    <style:style style:name="T139_299" style:family="text"/>
    <style:style style:name="T139_300" style:family="text"/>
    <style:style style:name="T139_301" style:family="text"/>
    <style:style style:name="T139_302" style:family="text"/>
    <style:style style:name="T139_303" style:family="text"/>
    <style:style style:name="T139_304" style:family="text"/>
    <style:style style:name="T139_305" style:family="text"/>
    <style:style style:name="T139_306" style:family="text"/>
    <style:style style:name="T139_307" style:family="text"/>
    <style:style style:name="T139_308" style:family="text"/>
    <style:style style:name="T139_309" style:family="text"/>
    <style:style style:name="T139_310" style:family="text"/>
    <style:style style:name="T139_311" style:family="text"/>
    <style:style style:name="T139_312" style:family="text"/>
    <style:style style:name="P140" style:family="paragraph" style:parent-style-name="Standard">
      <style:paragraph-properties fo:text-align="justify" fo:break-before="auto" fo:line-height="115%" style:writing-mode="lr-tb"/>
    </style:style>
    <style:style style:name="P141" style:family="paragraph" style:parent-style-name="Heading_20_2">
      <style:paragraph-properties fo:break-before="auto" fo:line-height="115%" style:writing-mode="lr-tb"/>
    </style:style>
    <style:style style:name="T141_1" style:family="text" style:parent-style-name="Heading_20_2"/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15" style:family="text"/>
    <style:style style:name="T143_16" style:family="text"/>
    <style:style style:name="T143_17" style:family="text"/>
    <style:style style:name="T143_18" style:family="text" style:parent-style-name="Heading_20_2"/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7" style:family="text"/>
    <style:style style:name="T145_38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T146_83" style:family="text"/>
    <style:style style:name="T146_84" style:family="text"/>
    <style:style style:name="T146_85" style:family="text"/>
    <style:style style:name="T146_86" style:family="text"/>
    <style:style style:name="T146_87" style:family="text"/>
    <style:style style:name="T146_88" style:family="text"/>
    <style:style style:name="T146_89" style:family="text"/>
    <style:style style:name="T146_90" style:family="text"/>
    <style:style style:name="T146_91" style:family="text"/>
    <style:style style:name="T146_92" style:family="text"/>
    <style:style style:name="T146_93" style:family="text"/>
    <style:style style:name="T146_94" style:family="text"/>
    <style:style style:name="T146_95" style:family="text"/>
    <style:style style:name="T146_96" style:family="text"/>
    <style:style style:name="T146_97" style:family="text"/>
    <style:style style:name="T146_98" style:family="text"/>
    <style:style style:name="T146_99" style:family="text"/>
    <style:style style:name="T146_100" style:family="text"/>
    <style:style style:name="T146_101" style:family="text"/>
    <style:style style:name="T146_102" style:family="text"/>
    <style:style style:name="T146_103" style:family="text"/>
    <style:style style:name="T146_104" style:family="text"/>
    <style:style style:name="T146_105" style:family="text"/>
    <style:style style:name="T146_106" style:family="text"/>
    <style:style style:name="T146_107" style:family="text"/>
    <style:style style:name="T146_108" style:family="text"/>
    <style:style style:name="T146_109" style:family="text"/>
    <style:style style:name="T146_110" style:family="text"/>
    <style:style style:name="T146_111" style:family="text"/>
    <style:style style:name="T146_112" style:family="text"/>
    <style:style style:name="T146_113" style:family="text"/>
    <style:style style:name="T146_114" style:family="text"/>
    <style:style style:name="T146_115" style:family="text"/>
    <style:style style:name="T146_116" style:family="text"/>
    <style:style style:name="T146_117" style:family="text"/>
    <style:style style:name="T146_118" style:family="text"/>
    <style:style style:name="T146_119" style:family="text"/>
    <style:style style:name="T146_120" style:family="text"/>
    <style:style style:name="T146_121" style:family="text"/>
    <style:style style:name="T146_122" style:family="text"/>
    <style:style style:name="T146_123" style:family="text"/>
    <style:style style:name="T146_124" style:family="text"/>
    <style:style style:name="T146_125" style:family="text"/>
    <style:style style:name="T146_126" style:family="text"/>
    <style:style style:name="T146_127" style:family="text"/>
    <style:style style:name="T146_128" style:family="text"/>
    <style:style style:name="T146_129" style:family="text"/>
    <style:style style:name="T146_130" style:family="text"/>
    <style:style style:name="T146_131" style:family="text"/>
    <style:style style:name="T146_132" style:family="text"/>
    <style:style style:name="T146_133" style:family="text"/>
    <style:style style:name="T146_134" style:family="text"/>
    <style:style style:name="T146_135" style:family="text"/>
    <style:style style:name="T146_136" style:family="text"/>
    <style:style style:name="T146_137" style:family="text"/>
    <style:style style:name="T146_138" style:family="text"/>
    <style:style style:name="T146_139" style:family="text"/>
    <style:style style:name="T146_140" style:family="text"/>
    <style:style style:name="T146_141" style:family="text"/>
    <style:style style:name="T146_142" style:family="text"/>
    <style:style style:name="T146_143" style:family="text"/>
    <style:style style:name="T146_144" style:family="text"/>
    <style:style style:name="T146_145" style:family="text"/>
    <style:style style:name="T146_146" style:family="text"/>
    <style:style style:name="T146_147" style:family="text"/>
    <style:style style:name="T146_148" style:family="text"/>
    <style:style style:name="T146_149" style:family="text"/>
    <style:style style:name="T146_150" style:family="text"/>
    <style:style style:name="T146_151" style:family="text"/>
    <style:style style:name="T146_152" style:family="text"/>
    <style:style style:name="T146_153" style:family="text"/>
    <style:style style:name="T146_154" style:family="text"/>
    <style:style style:name="T146_155" style:family="text"/>
    <style:style style:name="T146_156" style:family="text"/>
    <style:style style:name="T146_157" style:family="text"/>
    <style:style style:name="T146_158" style:family="text"/>
    <style:style style:name="T146_159" style:family="text"/>
    <style:style style:name="T146_160" style:family="text"/>
    <style:style style:name="T146_161" style:family="text"/>
    <style:style style:name="T146_162" style:family="text"/>
    <style:style style:name="T146_163" style:family="text"/>
    <style:style style:name="T146_164" style:family="text"/>
    <style:style style:name="T146_165" style:family="text"/>
    <style:style style:name="T146_166" style:family="text"/>
    <style:style style:name="T146_167" style:family="text"/>
    <style:style style:name="T146_168" style:family="text"/>
    <style:style style:name="T146_169" style:family="text"/>
    <style:style style:name="T146_170" style:family="text"/>
    <style:style style:name="T146_171" style:family="text"/>
    <style:style style:name="T146_172" style:family="text"/>
    <style:style style:name="T146_173" style:family="text"/>
    <style:style style:name="T146_174" style:family="text"/>
    <style:style style:name="T146_175" style:family="text"/>
    <style:style style:name="T146_176" style:family="text"/>
    <style:style style:name="T146_177" style:family="text"/>
    <style:style style:name="T146_178" style:family="text"/>
    <style:style style:name="T146_179" style:family="text"/>
    <style:style style:name="T146_180" style:family="text"/>
    <style:style style:name="T146_181" style:family="text"/>
    <style:style style:name="T146_182" style:family="text"/>
    <style:style style:name="T146_183" style:family="text"/>
    <style:style style:name="T146_184" style:family="text"/>
    <style:style style:name="T146_185" style:family="text"/>
    <style:style style:name="T146_186" style:family="text"/>
    <style:style style:name="T146_187" style:family="text"/>
    <style:style style:name="T146_188" style:family="text"/>
    <style:style style:name="T146_189" style:family="text"/>
    <style:style style:name="T146_190" style:family="text"/>
    <style:style style:name="T146_191" style:family="text"/>
    <style:style style:name="T146_192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T148_109" style:family="text"/>
    <style:style style:name="T148_110" style:family="text"/>
    <style:style style:name="T148_111" style:family="text"/>
    <style:style style:name="T148_112" style:family="text"/>
    <style:style style:name="T148_113" style:family="text"/>
    <style:style style:name="T148_114" style:family="text"/>
    <style:style style:name="T148_115" style:family="text"/>
    <style:style style:name="T148_116" style:family="text"/>
    <style:style style:name="T148_117" style:family="text"/>
    <style:style style:name="T148_118" style:family="text"/>
    <style:style style:name="T148_119" style:family="text"/>
    <style:style style:name="T148_120" style:family="text"/>
    <style:style style:name="T148_121" style:family="text"/>
    <style:style style:name="T148_122" style:family="text"/>
    <style:style style:name="T148_123" style:family="text"/>
    <style:style style:name="T148_124" style:family="text"/>
    <style:style style:name="T148_125" style:family="text"/>
    <style:style style:name="T148_126" style:family="text"/>
    <style:style style:name="T148_127" style:family="text"/>
    <style:style style:name="T148_128" style:family="text"/>
    <style:style style:name="T148_129" style:family="text"/>
    <style:style style:name="T148_130" style:family="text"/>
    <style:style style:name="T148_131" style:family="text"/>
    <style:style style:name="T148_132" style:family="text"/>
    <style:style style:name="T148_133" style:family="text"/>
    <style:style style:name="T148_134" style:family="text"/>
    <style:style style:name="T148_135" style:family="text"/>
    <style:style style:name="T148_136" style:family="text"/>
    <style:style style:name="T148_137" style:family="text"/>
    <style:style style:name="T148_138" style:family="text"/>
    <style:style style:name="T148_139" style:family="text"/>
    <style:style style:name="T148_140" style:family="text"/>
    <style:style style:name="T148_141" style:family="text"/>
    <style:style style:name="T148_142" style:family="text"/>
    <style:style style:name="T148_143" style:family="text"/>
    <style:style style:name="T148_144" style:family="text"/>
    <style:style style:name="T148_145" style:family="text"/>
    <style:style style:name="T148_146" style:family="text"/>
    <style:style style:name="T148_147" style:family="text"/>
    <style:style style:name="T148_148" style:family="text"/>
    <style:style style:name="T148_149" style:family="text"/>
    <style:style style:name="T148_150" style:family="text"/>
    <style:style style:name="T148_151" style:family="text"/>
    <style:style style:name="T148_152" style:family="text"/>
    <style:style style:name="T148_153" style:family="text"/>
    <style:style style:name="T148_154" style:family="text"/>
    <style:style style:name="T148_155" style:family="text"/>
    <style:style style:name="T148_156" style:family="text"/>
    <style:style style:name="T148_157" style:family="text"/>
    <style:style style:name="T148_158" style:family="text"/>
    <style:style style:name="T148_159" style:family="text"/>
    <style:style style:name="T148_160" style:family="text"/>
    <style:style style:name="T148_161" style:family="text"/>
    <style:style style:name="T148_162" style:family="text"/>
    <style:style style:name="T148_163" style:family="text"/>
    <style:style style:name="T148_164" style:family="text"/>
    <style:style style:name="T148_165" style:family="text"/>
    <style:style style:name="T148_166" style:family="text"/>
    <style:style style:name="T148_167" style:family="text"/>
    <style:style style:name="T148_168" style:family="text"/>
    <style:style style:name="T148_169" style:family="text"/>
    <style:style style:name="T148_170" style:family="text"/>
    <style:style style:name="T148_171" style:family="text"/>
    <style:style style:name="T148_172" style:family="text"/>
    <style:style style:name="T148_173" style:family="text"/>
    <style:style style:name="T148_174" style:family="text"/>
    <style:style style:name="T148_175" style:family="text"/>
    <style:style style:name="T148_176" style:family="text"/>
    <style:style style:name="T148_177" style:family="text"/>
    <style:style style:name="T148_178" style:family="text"/>
    <style:style style:name="T148_179" style:family="text"/>
    <style:style style:name="T148_180" style:family="text"/>
    <style:style style:name="T148_181" style:family="text"/>
    <style:style style:name="T148_182" style:family="text"/>
    <style:style style:name="T148_183" style:family="text"/>
    <style:style style:name="T148_184" style:family="text"/>
    <style:style style:name="T148_185" style:family="text"/>
    <style:style style:name="T148_186" style:family="text"/>
    <style:style style:name="T148_187" style:family="text"/>
    <style:style style:name="T148_188" style:family="text"/>
    <style:style style:name="T148_189" style:family="text"/>
    <style:style style:name="T148_190" style:family="text"/>
    <style:style style:name="P149" style:family="paragraph" style:parent-style-name="Heading_20_2">
      <style:paragraph-properties fo:break-before="auto" fo:line-height="115%" style:writing-mode="lr-tb"/>
    </style:style>
    <style:style style:name="T149_1" style:family="text" style:parent-style-name="Heading_20_2"/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3" style:family="text"/>
    <style:style style:name="T153_194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>
      <style:text-properties fo:color="#1155cc" style:text-underline-style="solid" style:text-underline-color="font-color"/>
    </style:style>
    <style:style style:name="T154_3" style:family="text"/>
    <style:style style:name="T154_4" style:family="text">
      <style:text-properties fo:color="#1155cc" style:text-underline-style="solid" style:text-underline-color="font-color"/>
    </style:style>
    <style:style style:name="T154_5" style:family="text"/>
    <style:style style:name="T154_6" style:family="text">
      <style:text-properties fo:color="#1155cc" style:text-underline-style="solid" style:text-underline-color="font-color"/>
    </style:style>
    <style:style style:name="T154_7" style:family="text"/>
    <style:style style:name="T154_8" style:family="text">
      <style:text-properties fo:color="#1155cc" style:text-underline-style="solid" style:text-underline-color="font-color"/>
    </style:style>
    <style:style style:name="T154_9" style:family="text"/>
    <style:style style:name="T154_10" style:family="text">
      <style:text-properties fo:color="#1155cc" style:text-underline-style="solid" style:text-underline-color="font-color"/>
    </style:style>
    <style:style style:name="T154_11" style:family="text"/>
    <style:style style:name="T154_12" style:family="text">
      <style:text-properties fo:color="#1155cc" style:text-underline-style="solid" style:text-underline-color="font-color"/>
    </style:style>
    <style:style style:name="T154_13" style:family="text"/>
    <style:style style:name="T154_14" style:family="text">
      <style:text-properties fo:color="#1155cc" style:text-underline-style="solid" style:text-underline-color="font-color"/>
    </style:style>
    <style:style style:name="T154_15" style:family="text"/>
    <style:style style:name="T154_16" style:family="text">
      <style:text-properties fo:color="#1155cc" style:text-underline-style="solid" style:text-underline-color="font-color"/>
    </style:style>
    <style:style style:name="T154_17" style:family="text"/>
    <style:style style:name="T154_18" style:family="text">
      <style:text-properties fo:color="#1155cc" style:text-underline-style="solid" style:text-underline-color="font-color"/>
    </style:style>
    <style:style style:name="T154_19" style:family="text"/>
    <style:style style:name="T154_20" style:family="text">
      <style:text-properties fo:color="#1155cc" style:text-underline-style="solid" style:text-underline-color="font-color"/>
    </style:style>
    <style:style style:name="T154_21" style:family="text"/>
    <style:style style:name="T154_22" style:family="text">
      <style:text-properties fo:color="#1155cc" style:text-underline-style="solid" style:text-underline-color="font-color"/>
    </style:style>
    <style:style style:name="T154_23" style:family="text"/>
    <style:style style:name="T154_24" style:family="text">
      <style:text-properties fo:color="#1155cc" style:text-underline-style="solid" style:text-underline-color="font-color"/>
    </style:style>
    <style:style style:name="T154_25" style:family="text"/>
    <style:style style:name="T154_26" style:family="text">
      <style:text-properties fo:color="#1155cc" style:text-underline-style="solid" style:text-underline-color="font-color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>
      <style:text-properties fo:color="#1155cc" style:text-underline-style="solid" style:text-underline-color="font-color"/>
    </style:style>
    <style:style style:name="T155_3" style:family="text"/>
    <style:style style:name="T155_4" style:family="text">
      <style:text-properties fo:color="#1155cc" style:text-underline-style="solid" style:text-underline-color="font-color"/>
    </style:style>
    <style:style style:name="T155_5" style:family="text"/>
    <style:style style:name="T155_6" style:family="text">
      <style:text-properties fo:color="#1155cc" style:text-underline-style="solid" style:text-underline-color="font-color"/>
    </style:style>
    <style:style style:name="T155_7" style:family="text"/>
    <style:style style:name="T155_8" style:family="text">
      <style:text-properties fo:color="#1155cc" style:text-underline-style="solid" style:text-underline-color="font-color"/>
    </style:style>
    <style:style style:name="T155_9" style:family="text"/>
    <style:style style:name="T155_10" style:family="text">
      <style:text-properties fo:color="#1155cc" style:text-underline-style="solid" style:text-underline-color="font-color"/>
    </style:style>
    <style:style style:name="T155_11" style:family="text"/>
    <style:style style:name="T155_12" style:family="text">
      <style:text-properties fo:color="#1155cc" style:text-underline-style="solid" style:text-underline-color="font-color"/>
    </style:style>
    <style:style style:name="T155_13" style:family="text"/>
    <style:style style:name="T155_14" style:family="text">
      <style:text-properties fo:color="#1155cc" style:text-underline-style="solid" style:text-underline-color="font-color"/>
    </style:style>
    <style:style style:name="T155_15" style:family="text"/>
    <style:style style:name="T155_16" style:family="text">
      <style:text-properties fo:color="#1155cc" style:text-underline-style="solid" style:text-underline-color="font-color"/>
    </style:style>
    <style:style style:name="T155_17" style:family="text"/>
    <style:style style:name="T155_18" style:family="text">
      <style:text-properties fo:color="#1155cc" style:text-underline-style="solid" style:text-underline-color="font-color"/>
    </style:style>
    <style:style style:name="T155_19" style:family="text"/>
    <style:style style:name="T155_20" style:family="text">
      <style:text-properties fo:color="#1155cc" style:text-underline-style="solid" style:text-underline-color="font-color"/>
    </style:style>
    <style:style style:name="T155_21" style:family="text"/>
    <style:style style:name="T155_22" style:family="text">
      <style:text-properties fo:color="#1155cc" style:text-underline-style="solid" style:text-underline-color="font-color"/>
    </style:style>
    <style:style style:name="T155_23" style:family="text"/>
    <style:style style:name="T155_24" style:family="text">
      <style:text-properties fo:color="#1155cc" style:text-underline-style="solid" style:text-underline-color="font-color"/>
    </style:style>
    <style:style style:name="T155_25" style:family="text"/>
    <style:style style:name="T155_26" style:family="text">
      <style:text-properties fo:color="#1155cc" style:text-underline-style="solid" style:text-underline-color="font-color"/>
    </style:style>
    <style:style style:name="T155_27" style:family="text"/>
    <style:style style:name="T155_28" style:family="text">
      <style:text-properties fo:color="#1155cc" style:text-underline-style="solid" style:text-underline-color="font-color"/>
    </style:style>
    <style:style style:name="T155_29" style:family="text"/>
    <style:style style:name="T155_30" style:family="text">
      <style:text-properties fo:color="#1155cc" style:text-underline-style="solid" style:text-underline-color="font-color"/>
    </style:style>
    <style:style style:name="T155_31" style:family="text"/>
    <style:style style:name="T155_32" style:family="text">
      <style:text-properties fo:color="#1155cc" style:text-underline-style="solid" style:text-underline-color="font-color"/>
    </style:style>
    <style:style style:name="T155_33" style:family="text"/>
    <style:style style:name="T155_34" style:family="text">
      <style:text-properties fo:color="#1155cc" style:text-underline-style="solid" style:text-underline-color="font-color"/>
    </style:style>
    <style:style style:name="P156" style:family="paragraph" style:parent-style-name="Heading_20_2">
      <style:paragraph-properties fo:break-before="auto" fo:line-height="115%" style:writing-mode="lr-tb"/>
    </style:style>
    <style:style style:name="T156_1" style:family="text" style:parent-style-name="Heading_20_2"/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1" style:family="text"/>
    <style:style style:name="T158_22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T159_87" style:family="text"/>
    <style:style style:name="T159_88" style:family="text"/>
    <style:style style:name="T159_89" style:family="text"/>
    <style:style style:name="T159_90" style:family="text"/>
    <style:style style:name="T159_91" style:family="text"/>
    <style:style style:name="T159_92" style:family="text"/>
    <style:style style:name="T159_93" style:family="text"/>
    <style:style style:name="T159_94" style:family="text"/>
    <style:style style:name="T159_95" style:family="text"/>
    <style:style style:name="T159_96" style:family="text"/>
    <style:style style:name="T159_97" style:family="text"/>
    <style:style style:name="T159_98" style:family="text"/>
    <style:style style:name="T159_99" style:family="text"/>
    <style:style style:name="T159_100" style:family="text"/>
    <style:style style:name="T159_101" style:family="text"/>
    <style:style style:name="T159_102" style:family="text"/>
    <style:style style:name="T159_103" style:family="text"/>
    <style:style style:name="T159_104" style:family="text"/>
    <style:style style:name="T159_105" style:family="text"/>
    <style:style style:name="T159_106" style:family="text"/>
    <style:style style:name="T159_107" style:family="text"/>
    <style:style style:name="T159_108" style:family="text"/>
    <style:style style:name="T159_109" style:family="text"/>
    <style:style style:name="T159_110" style:family="text"/>
    <style:style style:name="T159_111" style:family="text"/>
    <style:style style:name="T159_112" style:family="text"/>
    <style:style style:name="T159_113" style:family="text"/>
    <style:style style:name="T159_114" style:family="text"/>
    <style:style style:name="T159_115" style:family="text"/>
    <style:style style:name="T159_116" style:family="text"/>
    <style:style style:name="T159_117" style:family="text"/>
    <style:style style:name="T159_118" style:family="text"/>
    <style:style style:name="T159_119" style:family="text"/>
    <style:style style:name="T159_120" style:family="text"/>
    <style:style style:name="T159_121" style:family="text"/>
    <style:style style:name="T159_122" style:family="text"/>
    <style:style style:name="T159_123" style:family="text"/>
    <style:style style:name="T159_124" style:family="text"/>
    <style:style style:name="T159_125" style:family="text"/>
    <style:style style:name="T159_126" style:family="text"/>
    <style:style style:name="T159_127" style:family="text"/>
    <style:style style:name="T159_128" style:family="text"/>
    <style:style style:name="T159_129" style:family="text"/>
    <style:style style:name="T159_130" style:family="text"/>
    <style:style style:name="T159_131" style:family="text"/>
    <style:style style:name="T159_132" style:family="text"/>
    <style:style style:name="T159_133" style:family="text"/>
    <style:style style:name="T159_134" style:family="text"/>
    <style:style style:name="T159_135" style:family="text"/>
    <style:style style:name="T159_136" style:family="text"/>
    <style:style style:name="T159_137" style:family="text"/>
    <style:style style:name="T159_138" style:family="text"/>
    <style:style style:name="T159_139" style:family="text"/>
    <style:style style:name="T159_140" style:family="text"/>
    <style:style style:name="T159_141" style:family="text"/>
    <style:style style:name="T159_142" style:family="text"/>
    <style:style style:name="T159_143" style:family="text"/>
    <style:style style:name="T159_144" style:family="text"/>
    <style:style style:name="T159_145" style:family="text"/>
    <style:style style:name="T159_146" style:family="text"/>
    <style:style style:name="T159_147" style:family="text"/>
    <style:style style:name="T159_148" style:family="text"/>
    <style:style style:name="T159_149" style:family="text"/>
    <style:style style:name="T159_150" style:family="text"/>
    <style:style style:name="T159_151" style:family="text"/>
    <style:style style:name="T159_152" style:family="text"/>
    <style:style style:name="T159_153" style:family="text"/>
    <style:style style:name="T159_154" style:family="text"/>
    <style:style style:name="T159_155" style:family="text"/>
    <style:style style:name="T159_156" style:family="text"/>
    <style:style style:name="T159_157" style:family="text"/>
    <style:style style:name="T159_158" style:family="text"/>
    <style:style style:name="T159_159" style:family="text"/>
    <style:style style:name="T159_160" style:family="text"/>
    <style:style style:name="T159_161" style:family="text"/>
    <style:style style:name="T159_162" style:family="text"/>
    <style:style style:name="T159_163" style:family="text"/>
    <style:style style:name="T159_164" style:family="text"/>
    <style:style style:name="T159_165" style:family="text"/>
    <style:style style:name="T159_166" style:family="text"/>
    <style:style style:name="T159_167" style:family="text"/>
    <style:style style:name="T159_168" style:family="text"/>
    <style:style style:name="T159_169" style:family="text"/>
    <style:style style:name="T159_170" style:family="text"/>
    <style:style style:name="T159_171" style:family="text"/>
    <style:style style:name="T159_172" style:family="text"/>
    <style:style style:name="T159_173" style:family="text"/>
    <style:style style:name="T159_174" style:family="text"/>
    <style:style style:name="T159_175" style:family="text"/>
    <style:style style:name="T159_176" style:family="text"/>
    <style:style style:name="T159_177" style:family="text"/>
    <style:style style:name="T159_178" style:family="text"/>
    <style:style style:name="T159_179" style:family="text"/>
    <style:style style:name="T159_180" style:family="text"/>
    <style:style style:name="T159_181" style:family="text"/>
    <style:style style:name="T159_182" style:family="text"/>
    <style:style style:name="T159_183" style:family="text"/>
    <style:style style:name="T159_184" style:family="text"/>
    <style:style style:name="T159_185" style:family="text"/>
    <style:style style:name="T159_186" style:family="text"/>
    <style:style style:name="T159_187" style:family="text"/>
    <style:style style:name="T159_188" style:family="text"/>
    <style:style style:name="T159_189" style:family="text"/>
    <style:style style:name="T159_190" style:family="text"/>
    <style:style style:name="T159_191" style:family="text"/>
    <style:style style:name="T159_192" style:family="text"/>
    <style:style style:name="T159_193" style:family="text"/>
    <style:style style:name="T159_194" style:family="text"/>
    <style:style style:name="T159_195" style:family="text"/>
    <style:style style:name="T159_196" style:family="text"/>
    <style:style style:name="P160" style:family="paragraph" style:parent-style-name="Heading_20_2">
      <style:paragraph-properties fo:break-before="auto" fo:line-height="115%" style:writing-mode="lr-tb"/>
    </style:style>
    <style:style style:name="T160_1" style:family="text" style:parent-style-name="Heading_20_2"/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6" style:family="text"/>
    <style:style style:name="T162_57" style:family="text"/>
    <style:style style:name="T162_58" style:family="text"/>
    <style:style style:name="T162_59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/>
    <style:style style:name="T163_62" style:family="text"/>
    <style:style style:name="T163_63" style:family="text"/>
    <style:style style:name="T163_64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fo:margin-top="0cm" fo:margin-bottom="0cm" style:writing-mode="lr-tb"/>
    </style:style>
    <style:style style:name="T165_1" style:family="text">
      <style:text-properties fo:font-weight="bold" style:font-weight-asian="bold" style:font-weight-complex="bold"/>
    </style:style>
    <style:style style:name="T165_2" style:family="text">
      <style:text-properties fo:font-weight="bold" style:font-weight-asian="bold" style:font-weight-complex="bold"/>
    </style:style>
    <style:style style:name="T165_3" style:family="text">
      <style:text-properties fo:font-weight="bold" style:font-weight-asian="bold" style:font-weight-complex="bold"/>
    </style:style>
    <style:style style:name="T165_4" style:family="text">
      <style:text-properties fo:font-weight="bold" style:font-weight-asian="bold" style:font-weight-complex="bold"/>
    </style:style>
    <style:style style:name="T165_5" style:family="text">
      <style:text-properties fo:font-weight="bold" style:font-weight-asian="bold" style:font-weight-complex="bold"/>
    </style:style>
    <style:style style:name="T165_6" style:family="text">
      <style:text-properties fo:font-weight="bold" style:font-weight-asian="bold" style:font-weight-complex="bold"/>
    </style:style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T165_75" style:family="text"/>
    <style:style style:name="T165_76" style:family="text"/>
    <style:style style:name="T165_77" style:family="text"/>
    <style:style style:name="T165_78" style:family="text"/>
    <style:style style:name="T165_79" style:family="text"/>
    <style:style style:name="T165_80" style:family="text"/>
    <style:style style:name="T165_81" style:family="text"/>
    <style:style style:name="T165_82" style:family="text">
      <style:text-properties fo:color="#1155cc" style:text-underline-style="solid" style:text-underline-color="font-color"/>
    </style:style>
    <style:style style:name="T165_83" style:family="text"/>
    <style:style style:name="T165_84" style:family="text">
      <style:text-properties fo:color="#1155cc" style:text-underline-style="solid" style:text-underline-color="font-color"/>
    </style:style>
    <style:style style:name="T165_85" style:family="text"/>
    <style:style style:name="T165_86" style:family="text">
      <style:text-properties fo:color="#1155cc" style:text-underline-style="solid" style:text-underline-color="font-color"/>
    </style:style>
    <style:style style:name="T165_87" style:family="text"/>
    <style:style style:name="T165_88" style:family="text">
      <style:text-properties fo:color="#1155cc" style:text-underline-style="solid" style:text-underline-color="font-color"/>
    </style:style>
    <style:style style:name="T165_89" style:family="text"/>
    <style:style style:name="T165_90" style:family="text">
      <style:text-properties fo:color="#1155cc" style:text-underline-style="solid" style:text-underline-color="font-color"/>
    </style:style>
    <style:style style:name="T165_91" style:family="text"/>
    <style:style style:name="T165_92" style:family="text">
      <style:text-properties fo:color="#1155cc" style:text-underline-style="solid" style:text-underline-color="font-color"/>
    </style:style>
    <style:style style:name="T165_93" style:family="text"/>
    <style:style style:name="T165_94" style:family="text">
      <style:text-properties fo:color="#1155cc" style:text-underline-style="solid" style:text-underline-color="font-color"/>
    </style:style>
    <style:style style:name="T165_95" style:family="text"/>
    <style:style style:name="T165_96" style:family="text">
      <style:text-properties fo:color="#1155cc" style:text-underline-style="solid" style:text-underline-color="font-color"/>
    </style:style>
    <style:style style:name="T165_97" style:family="text"/>
    <style:style style:name="T165_98" style:family="text">
      <style:text-properties fo:color="#1155cc" style:text-underline-style="solid" style:text-underline-color="font-color"/>
    </style:style>
    <style:style style:name="T165_99" style:family="text"/>
    <style:style style:name="T165_100" style:family="text">
      <style:text-properties fo:color="#1155cc" style:text-underline-style="solid" style:text-underline-color="font-color"/>
    </style:style>
    <style:style style:name="T165_101" style:family="text"/>
    <style:style style:name="T165_102" style:family="text">
      <style:text-properties fo:color="#1155cc" style:text-underline-style="solid" style:text-underline-color="font-color"/>
    </style:style>
    <style:style style:name="T165_103" style:family="text"/>
    <style:style style:name="T165_104" style:family="text"/>
    <style:style style:name="T165_105" style:family="text"/>
    <style:style style:name="T165_106" style:family="text"/>
    <style:style style:name="T165_107" style:family="text"/>
    <style:style style:name="T165_108" style:family="text"/>
    <style:style style:name="T165_109" style:family="text">
      <style:text-properties fo:color="#1155cc" style:text-underline-style="solid" style:text-underline-color="font-color"/>
    </style:style>
    <style:style style:name="T165_110" style:family="text"/>
    <style:style style:name="T165_111" style:family="text">
      <style:text-properties fo:color="#1155cc" style:text-underline-style="solid" style:text-underline-color="font-color"/>
    </style:style>
    <style:style style:name="T165_112" style:family="text"/>
    <style:style style:name="T165_113" style:family="text">
      <style:text-properties fo:color="#1155cc" style:text-underline-style="solid" style:text-underline-color="font-color"/>
    </style:style>
    <style:style style:name="T165_114" style:family="text"/>
    <style:style style:name="T165_115" style:family="text">
      <style:text-properties fo:color="#1155cc" style:text-underline-style="solid" style:text-underline-color="font-color"/>
    </style:style>
    <style:style style:name="T165_116" style:family="text"/>
    <style:style style:name="T165_117" style:family="text">
      <style:text-properties fo:color="#1155cc" style:text-underline-style="solid" style:text-underline-color="font-color"/>
    </style:style>
    <style:style style:name="T165_118" style:family="text"/>
    <style:style style:name="T165_119" style:family="text">
      <style:text-properties fo:color="#1155cc" style:text-underline-style="solid" style:text-underline-color="font-color"/>
    </style:style>
    <style:style style:name="T165_120" style:family="text"/>
    <style:style style:name="T165_121" style:family="text">
      <style:text-properties fo:color="#1155cc" style:text-underline-style="solid" style:text-underline-color="font-color"/>
    </style:style>
    <style:style style:name="T165_122" style:family="text"/>
    <style:style style:name="T165_123" style:family="text">
      <style:text-properties fo:color="#1155cc" style:text-underline-style="solid" style:text-underline-color="font-color"/>
    </style:style>
    <style:style style:name="T165_124" style:family="text"/>
    <style:style style:name="T165_125" style:family="text">
      <style:text-properties fo:color="#1155cc" style:text-underline-style="solid" style:text-underline-color="font-color"/>
    </style:style>
    <style:style style:name="T165_126" style:family="text"/>
    <style:style style:name="T165_127" style:family="text">
      <style:text-properties fo:color="#1155cc" style:text-underline-style="solid" style:text-underline-color="font-color"/>
    </style:style>
    <style:style style:name="T165_128" style:family="text"/>
    <style:style style:name="T165_129" style:family="text">
      <style:text-properties fo:color="#1155cc" style:text-underline-style="solid" style:text-underline-color="font-color"/>
    </style:style>
    <style:style style:name="T165_130" style:family="text"/>
    <style:style style:name="T165_131" style:family="text">
      <style:text-properties fo:color="#1155cc" style:text-underline-style="solid" style:text-underline-color="font-color"/>
    </style:style>
    <style:style style:name="T165_132" style:family="text"/>
    <style:style style:name="T165_133" style:family="text">
      <style:text-properties fo:color="#1155cc" style:text-underline-style="solid" style:text-underline-color="font-color"/>
    </style:style>
    <style:style style:name="T165_134" style:family="text"/>
    <style:style style:name="T165_135" style:family="text"/>
    <style:style style:name="T165_136" style:family="text"/>
    <style:style style:name="T165_137" style:family="text"/>
    <style:style style:name="T165_138" style:family="text"/>
    <style:style style:name="T165_139" style:family="text"/>
    <style:style style:name="T165_140" style:family="text"/>
    <style:style style:name="T165_141" style:family="text"/>
    <style:style style:name="T165_142" style:family="text"/>
    <style:style style:name="T165_143" style:family="text"/>
    <style:style style:name="T165_144" style:family="text"/>
    <style:style style:name="T165_145" style:family="text"/>
    <style:style style:name="T165_146" style:family="text"/>
    <style:style style:name="T165_147" style:family="text"/>
    <style:style style:name="T165_148" style:family="text">
      <style:text-properties fo:color="#1155cc" style:text-underline-style="solid" style:text-underline-color="font-color"/>
    </style:style>
    <style:style style:name="T165_149" style:family="text"/>
    <style:style style:name="T165_150" style:family="text">
      <style:text-properties fo:color="#1155cc" style:text-underline-style="solid" style:text-underline-color="font-color"/>
    </style:style>
    <style:style style:name="T165_151" style:family="text"/>
    <style:style style:name="T165_152" style:family="text">
      <style:text-properties fo:color="#1155cc" style:text-underline-style="solid" style:text-underline-color="font-color"/>
    </style:style>
    <style:style style:name="T165_153" style:family="text"/>
    <style:style style:name="T165_154" style:family="text">
      <style:text-properties fo:color="#1155cc" style:text-underline-style="solid" style:text-underline-color="font-color"/>
    </style:style>
    <style:style style:name="T165_155" style:family="text"/>
    <style:style style:name="T165_156" style:family="text">
      <style:text-properties fo:color="#1155cc" style:text-underline-style="solid" style:text-underline-color="font-color"/>
    </style:style>
    <style:style style:name="T165_157" style:family="text"/>
    <style:style style:name="T165_158" style:family="text">
      <style:text-properties fo:color="#1155cc" style:text-underline-style="solid" style:text-underline-color="font-color"/>
    </style:style>
    <style:style style:name="T165_159" style:family="text"/>
    <style:style style:name="T165_160" style:family="text">
      <style:text-properties fo:color="#1155cc" style:text-underline-style="solid" style:text-underline-color="font-color"/>
    </style:style>
    <style:style style:name="T165_161" style:family="text"/>
    <style:style style:name="T165_162" style:family="text">
      <style:text-properties fo:color="#1155cc" style:text-underline-style="solid" style:text-underline-color="font-color"/>
    </style:style>
    <style:style style:name="T165_163" style:family="text"/>
    <style:style style:name="T165_164" style:family="text">
      <style:text-properties fo:color="#1155cc" style:text-underline-style="solid" style:text-underline-color="font-color"/>
    </style:style>
    <style:style style:name="T165_165" style:family="text"/>
    <style:style style:name="T165_166" style:family="text">
      <style:text-properties fo:color="#1155cc" style:text-underline-style="solid" style:text-underline-color="font-color"/>
    </style:style>
    <style:style style:name="T165_167" style:family="text"/>
    <style:style style:name="T165_168" style:family="text">
      <style:text-properties fo:color="#1155cc" style:text-underline-style="solid" style:text-underline-color="font-color"/>
    </style:style>
    <style:style style:name="T165_169" style:family="text"/>
    <style:style style:name="T165_170" style:family="text">
      <style:text-properties fo:color="#1155cc" style:text-underline-style="solid" style:text-underline-color="font-color"/>
    </style:style>
    <style:style style:name="T165_171" style:family="text"/>
    <style:style style:name="T165_172" style:family="text">
      <style:text-properties fo:color="#1155cc" style:text-underline-style="solid" style:text-underline-color="font-color"/>
    </style:style>
    <style:style style:name="T165_173" style:family="text"/>
    <style:style style:name="T165_174" style:family="text">
      <style:text-properties fo:color="#1155cc" style:text-underline-style="solid" style:text-underline-color="font-color"/>
    </style:style>
    <style:style style:name="T165_175" style:family="text"/>
    <style:style style:name="T165_176" style:family="text">
      <style:text-properties fo:color="#1155cc" style:text-underline-style="solid" style:text-underline-color="font-color"/>
    </style:style>
    <style:style style:name="T165_177" style:family="text"/>
    <style:style style:name="T165_178" style:family="text"/>
    <style:style style:name="T165_179" style:family="text"/>
    <style:style style:name="T165_180" style:family="text"/>
    <style:style style:name="T165_181" style:family="text"/>
    <style:style style:name="T165_182" style:family="text"/>
    <style:style style:name="T165_183" style:family="text">
      <style:text-properties fo:color="#1155cc" style:text-underline-style="solid" style:text-underline-color="font-color"/>
    </style:style>
    <style:style style:name="T165_184" style:family="text"/>
    <style:style style:name="T165_185" style:family="text">
      <style:text-properties fo:color="#1155cc" style:text-underline-style="solid" style:text-underline-color="font-color"/>
    </style:style>
    <style:style style:name="T165_186" style:family="text"/>
    <style:style style:name="T165_187" style:family="text">
      <style:text-properties fo:color="#1155cc" style:text-underline-style="solid" style:text-underline-color="font-color"/>
    </style:style>
    <style:style style:name="T165_188" style:family="text"/>
    <style:style style:name="T165_189" style:family="text">
      <style:text-properties fo:color="#1155cc" style:text-underline-style="solid" style:text-underline-color="font-color"/>
    </style:style>
    <style:style style:name="T165_190" style:family="text"/>
    <style:style style:name="T165_191" style:family="text">
      <style:text-properties fo:color="#1155cc" style:text-underline-style="solid" style:text-underline-color="font-color"/>
    </style:style>
    <style:style style:name="T165_192" style:family="text"/>
    <style:style style:name="T165_193" style:family="text">
      <style:text-properties fo:color="#1155cc" style:text-underline-style="solid" style:text-underline-color="font-color"/>
    </style:style>
    <style:style style:name="T165_194" style:family="text"/>
    <style:style style:name="T165_195" style:family="text">
      <style:text-properties fo:color="#1155cc" style:text-underline-style="solid" style:text-underline-color="font-color"/>
    </style:style>
    <style:style style:name="T165_196" style:family="text"/>
    <style:style style:name="T165_197" style:family="text">
      <style:text-properties fo:color="#1155cc" style:text-underline-style="solid" style:text-underline-color="font-color"/>
    </style:style>
    <style:style style:name="T165_198" style:family="text"/>
    <style:style style:name="T165_199" style:family="text"/>
    <style:style style:name="T165_200" style:family="text"/>
    <style:style style:name="T165_201" style:family="text"/>
    <style:style style:name="T165_202" style:family="text"/>
    <style:style style:name="T165_203" style:family="text"/>
    <style:style style:name="T165_204" style:family="text"/>
    <style:style style:name="T165_205" style:family="text"/>
    <style:style style:name="T165_206" style:family="text"/>
    <style:style style:name="T165_207" style:family="text"/>
    <style:style style:name="T165_208" style:family="text"/>
    <style:style style:name="T165_209" style:family="text"/>
    <style:style style:name="T165_210" style:family="text"/>
    <style:style style:name="T165_211" style:family="text"/>
    <style:style style:name="T165_212" style:family="text"/>
    <style:style style:name="T165_213" style:family="text"/>
    <style:style style:name="T165_214" style:family="text"/>
    <style:style style:name="T165_215" style:family="text"/>
    <style:style style:name="T165_216" style:family="text"/>
    <style:style style:name="T165_217" style:family="text"/>
    <style:style style:name="T165_218" style:family="text"/>
    <style:style style:name="T165_219" style:family="text"/>
    <style:style style:name="T165_220" style:family="text"/>
    <style:style style:name="T165_221" style:family="text"/>
    <style:style style:name="T165_222" style:family="text"/>
    <style:style style:name="T165_223" style:family="text"/>
    <style:style style:name="T165_224" style:family="text"/>
    <style:style style:name="T165_225" style:family="text"/>
    <style:style style:name="T165_226" style:family="text"/>
    <style:style style:name="T165_227" style:family="text"/>
    <style:style style:name="T165_228" style:family="text"/>
    <style:style style:name="T165_229" style:family="text"/>
    <style:style style:name="T165_230" style:family="text"/>
    <style:style style:name="T165_231" style:family="text"/>
    <style:style style:name="T165_232" style:family="text"/>
    <style:style style:name="T165_233" style:family="text"/>
    <style:style style:name="T165_234" style:family="text"/>
    <style:style style:name="T165_235" style:family="text"/>
    <style:style style:name="T165_236" style:family="text"/>
    <style:style style:name="T165_237" style:family="text"/>
    <style:style style:name="T165_238" style:family="text"/>
    <style:style style:name="T165_239" style:family="text"/>
    <style:style style:name="T165_240" style:family="text"/>
    <style:style style:name="T165_241" style:family="text"/>
    <style:style style:name="T165_242" style:family="text"/>
    <style:style style:name="T165_243" style:family="text"/>
    <style:style style:name="T165_244" style:family="text"/>
    <style:style style:name="T165_245" style:family="text"/>
    <style:style style:name="T165_246" style:family="text"/>
    <style:style style:name="T165_247" style:family="text"/>
    <style:style style:name="T165_248" style:family="text"/>
    <style:style style:name="T165_249" style:family="text"/>
    <style:style style:name="T165_250" style:family="text"/>
    <style:style style:name="T165_251" style:family="text"/>
    <style:style style:name="T165_252" style:family="text"/>
    <style:style style:name="T165_253" style:family="text"/>
    <style:style style:name="T165_254" style:family="text"/>
    <style:style style:name="T165_255" style:family="text"/>
    <style:style style:name="T165_256" style:family="text"/>
    <style:style style:name="T165_257" style:family="text"/>
    <style:style style:name="T165_258" style:family="text"/>
    <style:style style:name="T165_259" style:family="text"/>
    <style:style style:name="T165_260" style:family="text"/>
    <style:style style:name="T165_261" style:family="text"/>
    <style:style style:name="T165_262" style:family="text"/>
    <style:style style:name="T165_263" style:family="text"/>
    <style:style style:name="T165_264" style:family="text"/>
    <style:style style:name="T165_265" style:family="text"/>
    <style:style style:name="T165_266" style:family="text"/>
    <style:style style:name="T165_267" style:family="text"/>
    <style:style style:name="T165_268" style:family="text"/>
    <style:style style:name="T165_269" style:family="text"/>
    <style:style style:name="T165_270" style:family="text"/>
    <style:style style:name="T165_271" style:family="text"/>
    <style:style style:name="T165_272" style:family="text"/>
    <style:style style:name="T165_273" style:family="text"/>
    <style:style style:name="T165_274" style:family="text"/>
    <style:style style:name="T165_275" style:family="text"/>
    <style:style style:name="T165_276" style:family="text"/>
    <style:style style:name="T165_277" style:family="text"/>
    <style:style style:name="T165_278" style:family="text"/>
    <style:style style:name="T165_279" style:family="text"/>
    <style:style style:name="T165_280" style:family="text"/>
    <style:style style:name="T165_281" style:family="text"/>
    <style:style style:name="T165_282" style:family="text"/>
    <style:style style:name="T165_283" style:family="text"/>
    <style:style style:name="T165_284" style:family="text"/>
    <style:style style:name="T165_285" style:family="text"/>
    <style:style style:name="T165_286" style:family="text">
      <style:text-properties fo:color="#1155cc" style:text-underline-style="solid" style:text-underline-color="font-color"/>
    </style:style>
    <style:style style:name="T165_287" style:family="text"/>
    <style:style style:name="T165_288" style:family="text">
      <style:text-properties fo:color="#1155cc" style:text-underline-style="solid" style:text-underline-color="font-color"/>
    </style:style>
    <style:style style:name="T165_289" style:family="text"/>
    <style:style style:name="T165_290" style:family="text">
      <style:text-properties fo:color="#1155cc" style:text-underline-style="solid" style:text-underline-color="font-color"/>
    </style:style>
    <style:style style:name="T165_291" style:family="text"/>
    <style:style style:name="T165_292" style:family="text">
      <style:text-properties fo:color="#1155cc" style:text-underline-style="solid" style:text-underline-color="font-color"/>
    </style:style>
    <style:style style:name="T165_293" style:family="text"/>
    <style:style style:name="T165_294" style:family="text">
      <style:text-properties fo:color="#1155cc" style:text-underline-style="solid" style:text-underline-color="font-color"/>
    </style:style>
    <style:style style:name="T165_295" style:family="text"/>
    <style:style style:name="T165_296" style:family="text">
      <style:text-properties fo:color="#1155cc" style:text-underline-style="solid" style:text-underline-color="font-color"/>
    </style:style>
    <style:style style:name="T165_297" style:family="text"/>
    <style:style style:name="T165_298" style:family="text">
      <style:text-properties fo:color="#1155cc" style:text-underline-style="solid" style:text-underline-color="font-color"/>
    </style:style>
    <style:style style:name="T165_299" style:family="text"/>
    <style:style style:name="T165_300" style:family="text">
      <style:text-properties fo:color="#1155cc" style:text-underline-style="solid" style:text-underline-color="font-color"/>
    </style:style>
    <style:style style:name="T165_301" style:family="text"/>
    <style:style style:name="T165_302" style:family="text">
      <style:text-properties fo:color="#1155cc" style:text-underline-style="solid" style:text-underline-color="font-color"/>
    </style:style>
    <style:style style:name="T165_303" style:family="text"/>
    <style:style style:name="T165_304" style:family="text">
      <style:text-properties fo:color="#1155cc" style:text-underline-style="solid" style:text-underline-color="font-color"/>
    </style:style>
    <style:style style:name="T165_305" style:family="text"/>
    <style:style style:name="T165_306" style:family="text">
      <style:text-properties fo:color="#1155cc" style:text-underline-style="solid" style:text-underline-color="font-color"/>
    </style:style>
    <style:style style:name="T165_307" style:family="text"/>
    <style:style style:name="T165_308" style:family="text">
      <style:text-properties fo:color="#1155cc" style:text-underline-style="solid" style:text-underline-color="font-color"/>
    </style:style>
    <style:style style:name="T165_309" style:family="text"/>
    <style:style style:name="T165_310" style:family="text">
      <style:text-properties fo:color="#1155cc" style:text-underline-style="solid" style:text-underline-color="font-color"/>
    </style:style>
    <style:style style:name="T165_311" style:family="text"/>
    <style:style style:name="T165_312" style:family="text">
      <style:text-properties fo:color="#1155cc" style:text-underline-style="solid" style:text-underline-color="font-color"/>
    </style:style>
    <style:style style:name="T165_313" style:family="text"/>
    <style:style style:name="T165_314" style:family="text">
      <style:text-properties fo:color="#1155cc" style:text-underline-style="solid" style:text-underline-color="font-color"/>
    </style:style>
    <style:style style:name="T165_315" style:family="text"/>
    <style:style style:name="T165_316" style:family="text">
      <style:text-properties fo:color="#1155cc" style:text-underline-style="solid" style:text-underline-color="font-color"/>
    </style:style>
    <style:style style:name="T165_317" style:family="text"/>
    <style:style style:name="T165_318" style:family="text">
      <style:text-properties fo:color="#1155cc" style:text-underline-style="solid" style:text-underline-color="font-color"/>
    </style:style>
    <style:style style:name="T165_319" style:family="text"/>
    <style:style style:name="T165_320" style:family="text">
      <style:text-properties fo:color="#1155cc" style:text-underline-style="solid" style:text-underline-color="font-color"/>
    </style:style>
    <style:style style:name="T165_321" style:family="text"/>
    <style:style style:name="T165_322" style:family="text"/>
    <style:style style:name="T165_323" style:family="text"/>
    <style:style style:name="T165_324" style:family="text"/>
    <style:style style:name="T165_325" style:family="text"/>
    <style:style style:name="T165_326" style:family="text"/>
    <style:style style:name="T165_327" style:family="text"/>
    <style:style style:name="T165_328" style:family="text"/>
    <style:style style:name="T165_329" style:family="text"/>
    <style:style style:name="T165_330" style:family="text"/>
    <style:style style:name="T165_331" style:family="text"/>
    <style:style style:name="T165_332" style:family="text"/>
    <style:style style:name="T165_333" style:family="text"/>
    <style:style style:name="T165_334" style:family="text"/>
    <style:style style:name="T165_335" style:family="text"/>
    <style:style style:name="T165_336" style:family="text"/>
    <style:style style:name="T165_337" style:family="text"/>
    <style:style style:name="T165_338" style:family="text"/>
    <style:style style:name="T165_339" style:family="text"/>
    <style:style style:name="T165_340" style:family="text"/>
    <style:style style:name="T165_341" style:family="text"/>
    <style:style style:name="T165_342" style:family="text"/>
    <style:style style:name="T165_343" style:family="text"/>
    <style:style style:name="T165_344" style:family="text"/>
    <style:style style:name="T165_345" style:family="text"/>
    <style:style style:name="T165_346" style:family="text"/>
    <style:style style:name="T165_347" style:family="text"/>
    <style:style style:name="T165_348" style:family="text"/>
    <style:style style:name="T165_349" style:family="text">
      <style:text-properties fo:color="#1155cc" style:text-underline-style="solid" style:text-underline-color="font-color"/>
    </style:style>
    <style:style style:name="T165_350" style:family="text"/>
    <style:style style:name="T165_351" style:family="text">
      <style:text-properties fo:color="#1155cc" style:text-underline-style="solid" style:text-underline-color="font-color"/>
    </style:style>
    <style:style style:name="T165_352" style:family="text"/>
    <style:style style:name="T165_353" style:family="text">
      <style:text-properties fo:color="#1155cc" style:text-underline-style="solid" style:text-underline-color="font-color"/>
    </style:style>
    <style:style style:name="T165_354" style:family="text"/>
    <style:style style:name="T165_355" style:family="text">
      <style:text-properties fo:color="#1155cc" style:text-underline-style="solid" style:text-underline-color="font-color"/>
    </style:style>
    <style:style style:name="T165_356" style:family="text"/>
    <style:style style:name="T165_357" style:family="text">
      <style:text-properties fo:color="#1155cc" style:text-underline-style="solid" style:text-underline-color="font-color"/>
    </style:style>
    <style:style style:name="T165_358" style:family="text"/>
    <style:style style:name="T165_359" style:family="text">
      <style:text-properties fo:color="#1155cc" style:text-underline-style="solid" style:text-underline-color="font-color"/>
    </style:style>
    <style:style style:name="T165_360" style:family="text"/>
    <style:style style:name="T165_361" style:family="text">
      <style:text-properties fo:color="#1155cc" style:text-underline-style="solid" style:text-underline-color="font-color"/>
    </style:style>
    <style:style style:name="T165_362" style:family="text"/>
    <style:style style:name="T165_363" style:family="text">
      <style:text-properties fo:color="#1155cc" style:text-underline-style="solid" style:text-underline-color="font-color"/>
    </style:style>
    <style:style style:name="T165_364" style:family="text"/>
    <style:style style:name="T165_365" style:family="text">
      <style:text-properties fo:color="#1155cc" style:text-underline-style="solid" style:text-underline-color="font-color"/>
    </style:style>
    <style:style style:name="T165_366" style:family="text"/>
    <style:style style:name="T165_367" style:family="text">
      <style:text-properties fo:color="#1155cc" style:text-underline-style="solid" style:text-underline-color="font-color"/>
    </style:style>
    <style:style style:name="T165_368" style:family="text"/>
    <style:style style:name="T165_369" style:family="text">
      <style:text-properties fo:color="#1155cc" style:text-underline-style="solid" style:text-underline-color="font-color"/>
    </style:style>
    <style:style style:name="T165_370" style:family="text"/>
    <style:style style:name="T165_371" style:family="text">
      <style:text-properties fo:color="#1155cc" style:text-underline-style="solid" style:text-underline-color="font-color"/>
    </style:style>
    <style:style style:name="T165_372" style:family="text"/>
    <style:style style:name="T165_373" style:family="text">
      <style:text-properties fo:color="#1155cc" style:text-underline-style="solid" style:text-underline-color="font-color"/>
    </style:style>
    <style:style style:name="T165_374" style:family="text"/>
    <style:style style:name="T165_375" style:family="text">
      <style:text-properties fo:color="#1155cc" style:text-underline-style="solid" style:text-underline-color="font-color"/>
    </style:style>
    <style:style style:name="T165_376" style:family="text"/>
    <style:style style:name="T165_377" style:family="text">
      <style:text-properties fo:color="#1155cc" style:text-underline-style="solid" style:text-underline-color="font-color"/>
    </style:style>
    <style:style style:name="T165_378" style:family="text"/>
    <style:style style:name="T165_379" style:family="text">
      <style:text-properties fo:color="#1155cc" style:text-underline-style="solid" style:text-underline-color="font-color"/>
    </style:style>
    <style:style style:name="T165_380" style:family="text"/>
    <style:style style:name="T165_381" style:family="text">
      <style:text-properties fo:color="#1155cc" style:text-underline-style="solid" style:text-underline-color="font-color"/>
    </style:style>
    <style:style style:name="T165_382" style:family="text"/>
    <style:style style:name="T165_383" style:family="text">
      <style:text-properties fo:color="#1155cc" style:text-underline-style="solid" style:text-underline-color="font-color"/>
    </style:style>
    <style:style style:name="T165_384" style:family="text"/>
    <style:style style:name="P16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7" style:family="paragraph" style:parent-style-name="Standard">
      <style:paragraph-properties fo:break-before="auto" fo:line-height="115%" fo:margin-top="0cm" fo:margin-bottom="0cm" style:writing-mode="lr-tb"/>
    </style:style>
    <style:style style:name="T167_1" style:family="text">
      <style:text-properties fo:font-weight="bold" style:font-weight-asian="bold" style:font-weight-complex="bold"/>
    </style:style>
    <style:style style:name="T167_2" style:family="text">
      <style:text-properties fo:font-weight="bold" style:font-weight-asian="bold" style:font-weight-complex="bold"/>
    </style:style>
    <style:style style:name="T167_3" style:family="text">
      <style:text-properties fo:font-weight="bold" style:font-weight-asian="bold" style:font-weight-complex="bold"/>
    </style:style>
    <style:style style:name="T167_4" style:family="text">
      <style:text-properties fo:font-weight="bold" style:font-weight-asian="bold" style:font-weight-complex="bold"/>
    </style:style>
    <style:style style:name="T167_5" style:family="text">
      <style:text-properties fo:font-weight="bold" style:font-weight-asian="bold" style:font-weight-complex="bold"/>
    </style:style>
    <style:style style:name="T167_6" style:family="text">
      <style:text-properties fo:font-weight="bold" style:font-weight-asian="bold" style:font-weight-complex="bold"/>
    </style:style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T167_53" style:family="text">
      <style:text-properties fo:color="#1155cc" style:text-underline-style="solid" style:text-underline-color="font-color"/>
    </style:style>
    <style:style style:name="T167_54" style:family="text"/>
    <style:style style:name="T167_55" style:family="text">
      <style:text-properties fo:color="#1155cc" style:text-underline-style="solid" style:text-underline-color="font-color"/>
    </style:style>
    <style:style style:name="T167_56" style:family="text"/>
    <style:style style:name="T167_57" style:family="text">
      <style:text-properties fo:color="#1155cc" style:text-underline-style="solid" style:text-underline-color="font-color"/>
    </style:style>
    <style:style style:name="T167_58" style:family="text"/>
    <style:style style:name="T167_59" style:family="text">
      <style:text-properties fo:color="#1155cc" style:text-underline-style="solid" style:text-underline-color="font-color"/>
    </style:style>
    <style:style style:name="T167_60" style:family="text"/>
    <style:style style:name="T167_61" style:family="text">
      <style:text-properties fo:color="#1155cc" style:text-underline-style="solid" style:text-underline-color="font-color"/>
    </style:style>
    <style:style style:name="T167_62" style:family="text"/>
    <style:style style:name="T167_63" style:family="text">
      <style:text-properties fo:color="#1155cc" style:text-underline-style="solid" style:text-underline-color="font-color"/>
    </style:style>
    <style:style style:name="T167_64" style:family="text"/>
    <style:style style:name="T167_65" style:family="text">
      <style:text-properties fo:color="#1155cc" style:text-underline-style="solid" style:text-underline-color="font-color"/>
    </style:style>
    <style:style style:name="T167_66" style:family="text"/>
    <style:style style:name="T167_67" style:family="text">
      <style:text-properties fo:color="#1155cc" style:text-underline-style="solid" style:text-underline-color="font-color"/>
    </style:style>
    <style:style style:name="T167_68" style:family="text"/>
    <style:style style:name="T167_69" style:family="text">
      <style:text-properties fo:color="#1155cc" style:text-underline-style="solid" style:text-underline-color="font-color"/>
    </style:style>
    <style:style style:name="T167_70" style:family="text"/>
    <style:style style:name="T167_71" style:family="text">
      <style:text-properties fo:color="#1155cc" style:text-underline-style="solid" style:text-underline-color="font-color"/>
    </style:style>
    <style:style style:name="T167_72" style:family="text"/>
    <style:style style:name="T167_73" style:family="text">
      <style:text-properties fo:color="#1155cc" style:text-underline-style="solid" style:text-underline-color="font-color"/>
    </style:style>
    <style:style style:name="T167_74" style:family="text"/>
    <style:style style:name="T167_75" style:family="text">
      <style:text-properties fo:color="#1155cc" style:text-underline-style="solid" style:text-underline-color="font-color"/>
    </style:style>
    <style:style style:name="T167_76" style:family="text"/>
    <style:style style:name="T167_77" style:family="text"/>
    <style:style style:name="T167_78" style:family="text"/>
    <style:style style:name="T167_79" style:family="text"/>
    <style:style style:name="T167_80" style:family="text"/>
    <style:style style:name="T167_81" style:family="text"/>
    <style:style style:name="T167_82" style:family="text"/>
    <style:style style:name="T167_83" style:family="text"/>
    <style:style style:name="T167_84" style:family="text"/>
    <style:style style:name="T167_85" style:family="text"/>
    <style:style style:name="T167_86" style:family="text"/>
    <style:style style:name="T167_87" style:family="text"/>
    <style:style style:name="T167_88" style:family="text"/>
    <style:style style:name="T167_89" style:family="text"/>
    <style:style style:name="T167_90" style:family="text"/>
    <style:style style:name="T167_91" style:family="text"/>
    <style:style style:name="T167_92" style:family="text"/>
    <style:style style:name="T167_93" style:family="text"/>
    <style:style style:name="T167_94" style:family="text"/>
    <style:style style:name="T167_95" style:family="text"/>
    <style:style style:name="T167_96" style:family="text"/>
    <style:style style:name="T167_97" style:family="text"/>
    <style:style style:name="T167_98" style:family="text"/>
    <style:style style:name="T167_99" style:family="text"/>
    <style:style style:name="T167_100" style:family="text"/>
    <style:style style:name="T167_101" style:family="text"/>
    <style:style style:name="T167_102" style:family="text"/>
    <style:style style:name="T167_103" style:family="text"/>
    <style:style style:name="T167_104" style:family="text"/>
    <style:style style:name="T167_105" style:family="text"/>
    <style:style style:name="T167_106" style:family="text"/>
    <style:style style:name="T167_107" style:family="text"/>
    <style:style style:name="T167_108" style:family="text"/>
    <style:style style:name="T167_109" style:family="text"/>
    <style:style style:name="T167_110" style:family="text"/>
    <style:style style:name="T167_111" style:family="text"/>
    <style:style style:name="T167_112" style:family="text"/>
    <style:style style:name="T167_113" style:family="text"/>
    <style:style style:name="T167_114" style:family="text"/>
    <style:style style:name="T167_115" style:family="text"/>
    <style:style style:name="T167_116" style:family="text"/>
    <style:style style:name="T167_117" style:family="text"/>
    <style:style style:name="T167_118" style:family="text"/>
    <style:style style:name="T167_119" style:family="text"/>
    <style:style style:name="T167_120" style:family="text"/>
    <style:style style:name="T167_121" style:family="text"/>
    <style:style style:name="T167_122" style:family="text"/>
    <style:style style:name="T167_123" style:family="text"/>
    <style:style style:name="T167_124" style:family="text"/>
    <style:style style:name="T167_125" style:family="text"/>
    <style:style style:name="T167_126" style:family="text"/>
    <style:style style:name="T167_127" style:family="text"/>
    <style:style style:name="T167_128" style:family="text"/>
    <style:style style:name="T167_129" style:family="text"/>
    <style:style style:name="T167_130" style:family="text"/>
    <style:style style:name="T167_131" style:family="text"/>
    <style:style style:name="T167_132" style:family="text"/>
    <style:style style:name="T167_133" style:family="text"/>
    <style:style style:name="T167_134" style:family="text"/>
    <style:style style:name="T167_135" style:family="text"/>
    <style:style style:name="T167_136" style:family="text"/>
    <style:style style:name="T167_137" style:family="text"/>
    <style:style style:name="T167_138" style:family="text"/>
    <style:style style:name="T167_139" style:family="text"/>
    <style:style style:name="T167_140" style:family="text"/>
    <style:style style:name="T167_141" style:family="text"/>
    <style:style style:name="T167_142" style:family="text"/>
    <style:style style:name="T167_143" style:family="text"/>
    <style:style style:name="T167_144" style:family="text"/>
    <style:style style:name="T167_145" style:family="text"/>
    <style:style style:name="T167_146" style:family="text"/>
    <style:style style:name="T167_147" style:family="text"/>
    <style:style style:name="T167_148" style:family="text"/>
    <style:style style:name="T167_149" style:family="text"/>
    <style:style style:name="T167_150" style:family="text"/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fo:margin-top="0cm" fo:margin-bottom="0cm" style:writing-mode="lr-tb"/>
    </style:style>
    <style:style style:name="T169_1" style:family="text">
      <style:text-properties fo:font-weight="bold" style:font-weight-asian="bold" style:font-weight-complex="bold"/>
    </style:style>
    <style:style style:name="T169_2" style:family="text">
      <style:text-properties fo:font-weight="bold" style:font-weight-asian="bold" style:font-weight-complex="bold"/>
    </style:style>
    <style:style style:name="T169_3" style:family="text">
      <style:text-properties fo:font-weight="bold" style:font-weight-asian="bold" style:font-weight-complex="bold"/>
    </style:style>
    <style:style style:name="T169_4" style:family="text">
      <style:text-properties fo:font-weight="bold" style:font-weight-asian="bold" style:font-weight-complex="bold"/>
    </style:style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T169_59" style:family="text"/>
    <style:style style:name="T169_60" style:family="text"/>
    <style:style style:name="T169_61" style:family="text"/>
    <style:style style:name="T169_62" style:family="text"/>
    <style:style style:name="T169_63" style:family="text"/>
    <style:style style:name="T169_64" style:family="text"/>
    <style:style style:name="T169_65" style:family="text"/>
    <style:style style:name="T169_66" style:family="text"/>
    <style:style style:name="T169_67" style:family="text"/>
    <style:style style:name="T169_68" style:family="text"/>
    <style:style style:name="T169_69" style:family="text"/>
    <style:style style:name="T169_70" style:family="text"/>
    <style:style style:name="T169_71" style:family="text"/>
    <style:style style:name="T169_72" style:family="text"/>
    <style:style style:name="T169_73" style:family="text"/>
    <style:style style:name="T169_74" style:family="text"/>
    <style:style style:name="T169_75" style:family="text"/>
    <style:style style:name="T169_76" style:family="text"/>
    <style:style style:name="T169_77" style:family="text"/>
    <style:style style:name="T169_78" style:family="text"/>
    <style:style style:name="T169_79" style:family="text"/>
    <style:style style:name="T169_80" style:family="text"/>
    <style:style style:name="T169_81" style:family="text"/>
    <style:style style:name="T169_82" style:family="text"/>
    <style:style style:name="T169_83" style:family="text"/>
    <style:style style:name="T169_84" style:family="text"/>
    <style:style style:name="T169_85" style:family="text"/>
    <style:style style:name="T169_86" style:family="text"/>
    <style:style style:name="T169_87" style:family="text"/>
    <style:style style:name="T169_88" style:family="text"/>
    <style:style style:name="T169_89" style:family="text"/>
    <style:style style:name="T169_90" style:family="text"/>
    <style:style style:name="T169_91" style:family="text"/>
    <style:style style:name="T169_92" style:family="text"/>
    <style:style style:name="T169_93" style:family="text"/>
    <style:style style:name="T169_94" style:family="text"/>
    <style:style style:name="T169_95" style:family="text"/>
    <style:style style:name="T169_96" style:family="text"/>
    <style:style style:name="T169_97" style:family="text"/>
    <style:style style:name="T169_98" style:family="text"/>
    <style:style style:name="T169_99" style:family="text"/>
    <style:style style:name="T169_100" style:family="text"/>
    <style:style style:name="T169_101" style:family="text"/>
    <style:style style:name="T169_102" style:family="text"/>
    <style:style style:name="T169_103" style:family="text"/>
    <style:style style:name="T169_104" style:family="text"/>
    <style:style style:name="T169_105" style:family="text"/>
    <style:style style:name="T169_106" style:family="text"/>
    <style:style style:name="T169_107" style:family="text"/>
    <style:style style:name="T169_108" style:family="text">
      <style:text-properties fo:color="#1155cc" style:text-underline-style="solid" style:text-underline-color="font-color"/>
    </style:style>
    <style:style style:name="T169_109" style:family="text"/>
    <style:style style:name="T169_110" style:family="text">
      <style:text-properties fo:color="#1155cc" style:text-underline-style="solid" style:text-underline-color="font-color"/>
    </style:style>
    <style:style style:name="T169_111" style:family="text"/>
    <style:style style:name="T169_112" style:family="text">
      <style:text-properties fo:color="#1155cc" style:text-underline-style="solid" style:text-underline-color="font-color"/>
    </style:style>
    <style:style style:name="T169_113" style:family="text"/>
    <style:style style:name="T169_114" style:family="text">
      <style:text-properties fo:color="#1155cc" style:text-underline-style="solid" style:text-underline-color="font-color"/>
    </style:style>
    <style:style style:name="T169_115" style:family="text"/>
    <style:style style:name="T169_116" style:family="text">
      <style:text-properties fo:color="#1155cc" style:text-underline-style="solid" style:text-underline-color="font-color"/>
    </style:style>
    <style:style style:name="T169_117" style:family="text"/>
    <style:style style:name="T169_118" style:family="text">
      <style:text-properties fo:color="#1155cc" style:text-underline-style="solid" style:text-underline-color="font-color"/>
    </style:style>
    <style:style style:name="T169_119" style:family="text"/>
    <style:style style:name="T169_120" style:family="text">
      <style:text-properties fo:color="#1155cc" style:text-underline-style="solid" style:text-underline-color="font-color"/>
    </style:style>
    <style:style style:name="T169_121" style:family="text"/>
    <style:style style:name="T169_122" style:family="text">
      <style:text-properties fo:color="#1155cc" style:text-underline-style="solid" style:text-underline-color="font-color"/>
    </style:style>
    <style:style style:name="T169_123" style:family="text"/>
    <style:style style:name="T169_124" style:family="text">
      <style:text-properties fo:color="#1155cc" style:text-underline-style="solid" style:text-underline-color="font-color"/>
    </style:style>
    <style:style style:name="T169_125" style:family="text"/>
    <style:style style:name="T169_126" style:family="text">
      <style:text-properties fo:color="#1155cc" style:text-underline-style="solid" style:text-underline-color="font-color"/>
    </style:style>
    <style:style style:name="T169_127" style:family="text"/>
    <style:style style:name="T169_128" style:family="text">
      <style:text-properties fo:color="#1155cc" style:text-underline-style="solid" style:text-underline-color="font-color"/>
    </style:style>
    <style:style style:name="T169_129" style:family="text"/>
    <style:style style:name="T169_130" style:family="text">
      <style:text-properties fo:color="#1155cc" style:text-underline-style="solid" style:text-underline-color="font-color"/>
    </style:style>
    <style:style style:name="T169_131" style:family="text"/>
    <style:style style:name="T169_132" style:family="text">
      <style:text-properties fo:color="#1155cc" style:text-underline-style="solid" style:text-underline-color="font-color"/>
    </style:style>
    <style:style style:name="T169_133" style:family="text"/>
    <style:style style:name="T169_134" style:family="text">
      <style:text-properties fo:color="#1155cc" style:text-underline-style="solid" style:text-underline-color="font-color"/>
    </style:style>
    <style:style style:name="T169_135" style:family="text"/>
    <style:style style:name="T169_136" style:family="text">
      <style:text-properties fo:color="#1155cc" style:text-underline-style="solid" style:text-underline-color="font-color"/>
    </style:style>
    <style:style style:name="T169_137" style:family="text"/>
    <style:style style:name="T169_138" style:family="text">
      <style:text-properties fo:color="#1155cc" style:text-underline-style="solid" style:text-underline-color="font-color"/>
    </style:style>
    <style:style style:name="T169_139" style:family="text"/>
    <style:style style:name="T169_140" style:family="text">
      <style:text-properties fo:color="#1155cc" style:text-underline-style="solid" style:text-underline-color="font-color"/>
    </style:style>
    <style:style style:name="T169_141" style:family="text"/>
    <style:style style:name="T169_142" style:family="text">
      <style:text-properties fo:color="#1155cc" style:text-underline-style="solid" style:text-underline-color="font-color"/>
    </style:style>
    <style:style style:name="T169_143" style:family="text"/>
    <style:style style:name="T169_144" style:family="text">
      <style:text-properties fo:color="#1155cc" style:text-underline-style="solid" style:text-underline-color="font-color"/>
    </style:style>
    <style:style style:name="T169_145" style:family="text"/>
    <style:style style:name="T169_146" style:family="text">
      <style:text-properties fo:color="#1155cc" style:text-underline-style="solid" style:text-underline-color="font-color"/>
    </style:style>
    <style:style style:name="T169_147" style:family="text"/>
    <style:style style:name="T169_148" style:family="text">
      <style:text-properties fo:color="#1155cc" style:text-underline-style="solid" style:text-underline-color="font-color"/>
    </style:style>
    <style:style style:name="T169_149" style:family="text"/>
    <style:style style:name="T169_150" style:family="text">
      <style:text-properties fo:color="#1155cc" style:text-underline-style="solid" style:text-underline-color="font-color"/>
    </style:style>
    <style:style style:name="T169_151" style:family="text"/>
    <style:style style:name="T169_152" style:family="text">
      <style:text-properties fo:color="#1155cc" style:text-underline-style="solid" style:text-underline-color="font-color"/>
    </style:style>
    <style:style style:name="T169_153" style:family="text"/>
    <style:style style:name="T169_154" style:family="text"/>
    <style:style style:name="T169_155" style:family="text"/>
    <style:style style:name="T169_156" style:family="text"/>
    <style:style style:name="T169_157" style:family="text"/>
    <style:style style:name="T169_158" style:family="text"/>
    <style:style style:name="T169_159" style:family="text"/>
    <style:style style:name="T169_160" style:family="text"/>
    <style:style style:name="T169_161" style:family="text"/>
    <style:style style:name="T169_162" style:family="text"/>
    <style:style style:name="T169_163" style:family="text"/>
    <style:style style:name="T169_164" style:family="text"/>
    <style:style style:name="T169_165" style:family="text"/>
    <style:style style:name="T169_166" style:family="text"/>
    <style:style style:name="T169_167" style:family="text"/>
    <style:style style:name="T169_168" style:family="text"/>
    <style:style style:name="T169_169" style:family="text"/>
    <style:style style:name="T169_170" style:family="text"/>
    <style:style style:name="T169_171" style:family="text"/>
    <style:style style:name="T169_172" style:family="text"/>
    <style:style style:name="T169_173" style:family="text"/>
    <style:style style:name="T169_174" style:family="text"/>
    <style:style style:name="T169_175" style:family="text"/>
    <style:style style:name="T169_176" style:family="text"/>
    <style:style style:name="T169_177" style:family="text"/>
    <style:style style:name="T169_178" style:family="text"/>
    <style:style style:name="T169_179" style:family="text"/>
    <style:style style:name="T169_180" style:family="text"/>
    <style:style style:name="T169_181" style:family="text"/>
    <style:style style:name="T169_182" style:family="text"/>
    <style:style style:name="T169_183" style:family="text"/>
    <style:style style:name="T169_184" style:family="text"/>
    <style:style style:name="T169_185" style:family="text"/>
    <style:style style:name="T169_186" style:family="text"/>
    <style:style style:name="T169_187" style:family="text"/>
    <style:style style:name="T169_188" style:family="text"/>
    <style:style style:name="T169_189" style:family="text"/>
    <style:style style:name="T169_190" style:family="text"/>
    <style:style style:name="T169_191" style:family="text"/>
    <style:style style:name="T169_192" style:family="text"/>
    <style:style style:name="T169_193" style:family="text"/>
    <style:style style:name="T169_194" style:family="text"/>
    <style:style style:name="T169_195" style:family="text"/>
    <style:style style:name="T169_196" style:family="text"/>
    <style:style style:name="T169_197" style:family="text"/>
    <style:style style:name="T169_198" style:family="text"/>
    <style:style style:name="T169_199" style:family="text"/>
    <style:style style:name="T169_200" style:family="text"/>
    <style:style style:name="T169_201" style:family="text"/>
    <style:style style:name="T169_202" style:family="text"/>
    <style:style style:name="T169_203" style:family="text"/>
    <style:style style:name="T169_204" style:family="text"/>
    <style:style style:name="T169_205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P172" style:family="paragraph" style:parent-style-name="Standard">
      <style:paragraph-properties fo:break-before="auto" fo:line-height="115%" style:writing-mode="lr-tb"/>
    </style:style>
    <style:style style:name="P173" style:family="paragraph" style:parent-style-name="Standard">
      <style:paragraph-properties fo:break-before="auto" fo:line-height="115%" fo:margin-top="0cm" fo:margin-bottom="0cm" style:writing-mode="lr-tb"/>
    </style:style>
    <style:style style:name="T173_1" style:family="text">
      <style:text-properties fo:font-weight="bold" style:font-weight-asian="bold" style:font-weight-complex="bold"/>
    </style:style>
    <style:style style:name="T173_2" style:family="text">
      <style:text-properties fo:font-weight="bold" style:font-weight-asian="bold" style:font-weight-complex="bold"/>
    </style:style>
    <style:style style:name="T173_3" style:family="text">
      <style:text-properties fo:font-weight="bold" style:font-weight-asian="bold" style:font-weight-complex="bold"/>
    </style:style>
    <style:style style:name="T173_4" style:family="text">
      <style:text-properties fo:font-weight="bold" style:font-weight-asian="bold" style:font-weight-complex="bold"/>
    </style:style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>
      <style:text-properties fo:color="#1155cc" style:text-underline-style="solid" style:text-underline-color="font-color"/>
    </style:style>
    <style:style style:name="T173_49" style:family="text"/>
    <style:style style:name="T173_50" style:family="text">
      <style:text-properties fo:color="#1155cc" style:text-underline-style="solid" style:text-underline-color="font-color"/>
    </style:style>
    <style:style style:name="T173_51" style:family="text"/>
    <style:style style:name="T173_52" style:family="text">
      <style:text-properties fo:color="#1155cc" style:text-underline-style="solid" style:text-underline-color="font-color"/>
    </style:style>
    <style:style style:name="T173_53" style:family="text"/>
    <style:style style:name="T173_54" style:family="text">
      <style:text-properties fo:color="#1155cc" style:text-underline-style="solid" style:text-underline-color="font-color"/>
    </style:style>
    <style:style style:name="T173_55" style:family="text"/>
    <style:style style:name="T173_56" style:family="text">
      <style:text-properties fo:color="#1155cc" style:text-underline-style="solid" style:text-underline-color="font-color"/>
    </style:style>
    <style:style style:name="T173_57" style:family="text"/>
    <style:style style:name="T173_58" style:family="text">
      <style:text-properties fo:color="#1155cc" style:text-underline-style="solid" style:text-underline-color="font-color"/>
    </style:style>
    <style:style style:name="T173_59" style:family="text"/>
    <style:style style:name="T173_60" style:family="text">
      <style:text-properties fo:color="#1155cc" style:text-underline-style="solid" style:text-underline-color="font-color"/>
    </style:style>
    <style:style style:name="T173_61" style:family="text"/>
    <style:style style:name="T173_62" style:family="text">
      <style:text-properties fo:color="#1155cc" style:text-underline-style="solid" style:text-underline-color="font-color"/>
    </style:style>
    <style:style style:name="T173_63" style:family="text"/>
    <style:style style:name="T173_64" style:family="text">
      <style:text-properties fo:color="#1155cc" style:text-underline-style="solid" style:text-underline-color="font-color"/>
    </style:style>
    <style:style style:name="T173_65" style:family="text"/>
    <style:style style:name="T173_66" style:family="text"/>
    <style:style style:name="T173_67" style:family="text"/>
    <style:style style:name="T173_68" style:family="text"/>
    <style:style style:name="T173_69" style:family="text"/>
    <style:style style:name="T173_70" style:family="text">
      <style:text-properties fo:color="#1155cc" style:text-underline-style="solid" style:text-underline-color="font-color"/>
    </style:style>
    <style:style style:name="T173_71" style:family="text"/>
    <style:style style:name="T173_72" style:family="text">
      <style:text-properties fo:color="#1155cc" style:text-underline-style="solid" style:text-underline-color="font-color"/>
    </style:style>
    <style:style style:name="T173_73" style:family="text"/>
    <style:style style:name="T173_74" style:family="text">
      <style:text-properties fo:color="#1155cc" style:text-underline-style="solid" style:text-underline-color="font-color"/>
    </style:style>
    <style:style style:name="T173_75" style:family="text"/>
    <style:style style:name="T173_76" style:family="text">
      <style:text-properties fo:color="#1155cc" style:text-underline-style="solid" style:text-underline-color="font-color"/>
    </style:style>
    <style:style style:name="T173_77" style:family="text"/>
    <style:style style:name="T173_78" style:family="text">
      <style:text-properties fo:color="#1155cc" style:text-underline-style="solid" style:text-underline-color="font-color"/>
    </style:style>
    <style:style style:name="T173_79" style:family="text"/>
    <style:style style:name="T173_80" style:family="text">
      <style:text-properties fo:color="#1155cc" style:text-underline-style="solid" style:text-underline-color="font-color"/>
    </style:style>
    <style:style style:name="T173_81" style:family="text"/>
    <style:style style:name="T173_82" style:family="text">
      <style:text-properties fo:color="#1155cc" style:text-underline-style="solid" style:text-underline-color="font-color"/>
    </style:style>
    <style:style style:name="T173_83" style:family="text"/>
    <style:style style:name="T173_84" style:family="text">
      <style:text-properties fo:color="#1155cc" style:text-underline-style="solid" style:text-underline-color="font-color"/>
    </style:style>
    <style:style style:name="T173_85" style:family="text"/>
    <style:style style:name="T173_86" style:family="text"/>
    <style:style style:name="T173_87" style:family="text"/>
    <style:style style:name="T173_88" style:family="text"/>
    <style:style style:name="T173_89" style:family="text">
      <style:text-properties fo:color="#1155cc" style:text-underline-style="solid" style:text-underline-color="font-color"/>
    </style:style>
    <style:style style:name="T173_90" style:family="text"/>
    <style:style style:name="T173_91" style:family="text">
      <style:text-properties fo:color="#1155cc" style:text-underline-style="solid" style:text-underline-color="font-color"/>
    </style:style>
    <style:style style:name="T173_92" style:family="text"/>
    <style:style style:name="T173_93" style:family="text">
      <style:text-properties fo:color="#1155cc" style:text-underline-style="solid" style:text-underline-color="font-color"/>
    </style:style>
    <style:style style:name="T173_94" style:family="text"/>
    <style:style style:name="T173_95" style:family="text">
      <style:text-properties fo:color="#1155cc" style:text-underline-style="solid" style:text-underline-color="font-color"/>
    </style:style>
    <style:style style:name="T173_96" style:family="text"/>
    <style:style style:name="T173_97" style:family="text">
      <style:text-properties fo:color="#1155cc" style:text-underline-style="solid" style:text-underline-color="font-color"/>
    </style:style>
    <style:style style:name="T173_98" style:family="text"/>
    <style:style style:name="T173_99" style:family="text">
      <style:text-properties fo:color="#1155cc" style:text-underline-style="solid" style:text-underline-color="font-color"/>
    </style:style>
    <style:style style:name="T173_100" style:family="text"/>
    <style:style style:name="T173_101" style:family="text">
      <style:text-properties fo:color="#1155cc" style:text-underline-style="solid" style:text-underline-color="font-color"/>
    </style:style>
    <style:style style:name="T173_102" style:family="text"/>
    <style:style style:name="T173_103" style:family="text"/>
    <style:style style:name="T173_104" style:family="text"/>
    <style:style style:name="T173_105" style:family="text"/>
    <style:style style:name="T173_106" style:family="text"/>
    <style:style style:name="T173_107" style:family="text"/>
    <style:style style:name="T173_108" style:family="text"/>
    <style:style style:name="T173_109" style:family="text"/>
    <style:style style:name="T173_110" style:family="text">
      <style:text-properties fo:color="#1155cc" style:text-underline-style="solid" style:text-underline-color="font-color"/>
    </style:style>
    <style:style style:name="T173_111" style:family="text"/>
    <style:style style:name="T173_112" style:family="text">
      <style:text-properties fo:color="#1155cc" style:text-underline-style="solid" style:text-underline-color="font-color"/>
    </style:style>
    <style:style style:name="T173_113" style:family="text"/>
    <style:style style:name="T173_114" style:family="text">
      <style:text-properties fo:color="#1155cc" style:text-underline-style="solid" style:text-underline-color="font-color"/>
    </style:style>
    <style:style style:name="T173_115" style:family="text"/>
    <style:style style:name="T173_116" style:family="text">
      <style:text-properties fo:color="#1155cc" style:text-underline-style="solid" style:text-underline-color="font-color"/>
    </style:style>
    <style:style style:name="T173_117" style:family="text"/>
    <style:style style:name="T173_118" style:family="text">
      <style:text-properties fo:color="#1155cc" style:text-underline-style="solid" style:text-underline-color="font-color"/>
    </style:style>
    <style:style style:name="T173_119" style:family="text"/>
    <style:style style:name="T173_120" style:family="text">
      <style:text-properties fo:color="#1155cc" style:text-underline-style="solid" style:text-underline-color="font-color"/>
    </style:style>
    <style:style style:name="T173_121" style:family="text"/>
    <style:style style:name="T173_122" style:family="text">
      <style:text-properties fo:color="#1155cc" style:text-underline-style="solid" style:text-underline-color="font-color"/>
    </style:style>
    <style:style style:name="T173_123" style:family="text"/>
    <style:style style:name="T173_124" style:family="text">
      <style:text-properties fo:color="#1155cc" style:text-underline-style="solid" style:text-underline-color="font-color"/>
    </style:style>
    <style:style style:name="T173_125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fo:margin-top="0cm" fo:margin-bottom="0cm" style:writing-mode="lr-tb"/>
    </style:style>
    <style:style style:name="T175_1" style:family="text">
      <style:text-properties fo:font-weight="bold" style:font-weight-asian="bold" style:font-weight-complex="bold"/>
    </style:style>
    <style:style style:name="T175_2" style:family="text">
      <style:text-properties fo:font-weight="bold" style:font-weight-asian="bold" style:font-weight-complex="bold"/>
    </style:style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P176" style:family="paragraph" style:parent-style-name="Heading_20_2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font-weight="bold" style:font-weight-asian="bold" style:font-weight-complex="bold"/>
    </style:style>
    <style:style style:name="T179_2" style:family="text">
      <style:text-properties fo:font-weight="bold" style:font-weight-asian="bold" style:font-weight-complex="bold"/>
    </style:style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>
      <style:text-properties fo:color="#1155cc" style:text-underline-style="solid" style:text-underline-color="font-color"/>
    </style:style>
    <style:style style:name="T179_21" style:family="text"/>
    <style:style style:name="T179_22" style:family="text">
      <style:text-properties fo:color="#1155cc" style:text-underline-style="solid" style:text-underline-color="font-color"/>
    </style:style>
    <style:style style:name="T179_23" style:family="text"/>
    <style:style style:name="T179_24" style:family="text">
      <style:text-properties fo:color="#1155cc" style:text-underline-style="solid" style:text-underline-color="font-color"/>
    </style:style>
    <style:style style:name="T179_25" style:family="text"/>
    <style:style style:name="T179_26" style:family="text">
      <style:text-properties fo:color="#1155cc" style:text-underline-style="solid" style:text-underline-color="font-color"/>
    </style:style>
    <style:style style:name="T179_27" style:family="text"/>
    <style:style style:name="T179_28" style:family="text">
      <style:text-properties fo:color="#1155cc" style:text-underline-style="solid" style:text-underline-color="font-color"/>
    </style:style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/>
    <style:style style:name="T179_73" style:family="text"/>
    <style:style style:name="T179_74" style:family="text"/>
    <style:style style:name="T179_75" style:family="text"/>
    <style:style style:name="T179_76" style:family="text"/>
    <style:style style:name="T179_77" style:family="text"/>
    <style:style style:name="T179_78" style:family="text"/>
    <style:style style:name="T179_79" style:family="text"/>
    <style:style style:name="T179_80" style:family="text"/>
    <style:style style:name="T179_81" style:family="text"/>
    <style:style style:name="T179_82" style:family="text"/>
    <style:style style:name="T179_83" style:family="text"/>
    <style:style style:name="T179_84" style:family="text"/>
    <style:style style:name="T179_85" style:family="text"/>
    <style:style style:name="T179_86" style:family="text"/>
    <style:style style:name="T179_87" style:family="text"/>
    <style:style style:name="T179_88" style:family="text"/>
    <style:style style:name="T179_89" style:family="text"/>
    <style:style style:name="T179_90" style:family="text"/>
    <style:style style:name="T179_91" style:family="text"/>
    <style:style style:name="T179_92" style:family="text"/>
    <style:style style:name="T179_93" style:family="text"/>
    <style:style style:name="T179_94" style:family="text"/>
    <style:style style:name="T179_95" style:family="text"/>
    <style:style style:name="T179_96" style:family="text"/>
    <style:style style:name="T179_97" style:family="text"/>
    <style:style style:name="T179_98" style:family="text"/>
    <style:style style:name="T179_99" style:family="text"/>
    <style:style style:name="T179_100" style:family="text"/>
    <style:style style:name="T179_101" style:family="text"/>
    <style:style style:name="T179_102" style:family="text"/>
    <style:style style:name="T179_103" style:family="text">
      <style:text-properties fo:color="#1155cc" style:text-underline-style="solid" style:text-underline-color="font-color"/>
    </style:style>
    <style:style style:name="T179_104" style:family="text"/>
    <style:style style:name="T179_105" style:family="text">
      <style:text-properties fo:color="#1155cc" style:text-underline-style="solid" style:text-underline-color="font-color"/>
    </style:style>
    <style:style style:name="T179_106" style:family="text"/>
    <style:style style:name="T179_107" style:family="text">
      <style:text-properties fo:color="#1155cc" style:text-underline-style="solid" style:text-underline-color="font-color"/>
    </style:style>
    <style:style style:name="T179_108" style:family="text"/>
    <style:style style:name="T179_109" style:family="text">
      <style:text-properties fo:color="#1155cc" style:text-underline-style="solid" style:text-underline-color="font-color"/>
    </style:style>
    <style:style style:name="T179_110" style:family="text"/>
    <style:style style:name="T179_111" style:family="text">
      <style:text-properties fo:color="#1155cc" style:text-underline-style="solid" style:text-underline-color="font-color"/>
    </style:style>
    <style:style style:name="T179_112" style:family="text"/>
    <style:style style:name="T179_113" style:family="text">
      <style:text-properties fo:color="#1155cc" style:text-underline-style="solid" style:text-underline-color="font-color"/>
    </style:style>
    <style:style style:name="T179_114" style:family="text"/>
    <style:style style:name="T179_115" style:family="text">
      <style:text-properties fo:color="#1155cc" style:text-underline-style="solid" style:text-underline-color="font-color"/>
    </style:style>
    <style:style style:name="T179_116" style:family="text"/>
    <style:style style:name="T179_117" style:family="text"/>
    <style:style style:name="T179_118" style:family="text"/>
    <style:style style:name="T179_119" style:family="text"/>
    <style:style style:name="T179_120" style:family="text"/>
    <style:style style:name="T179_121" style:family="text"/>
    <style:style style:name="T179_122" style:family="text"/>
    <style:style style:name="T179_123" style:family="text"/>
    <style:style style:name="T179_124" style:family="text"/>
    <style:style style:name="T179_125" style:family="text"/>
    <style:style style:name="T179_126" style:family="text"/>
    <style:style style:name="T179_127" style:family="text"/>
    <style:style style:name="T179_128" style:family="text"/>
    <style:style style:name="T179_129" style:family="text"/>
    <style:style style:name="T179_130" style:family="text"/>
    <style:style style:name="T179_131" style:family="text"/>
    <style:style style:name="T179_132" style:family="text"/>
    <style:style style:name="T179_133" style:family="text"/>
    <style:style style:name="T179_134" style:family="text"/>
    <style:style style:name="T179_135" style:family="text"/>
    <style:style style:name="T179_136" style:family="text"/>
    <style:style style:name="T179_137" style:family="text"/>
    <style:style style:name="T179_138" style:family="text"/>
    <style:style style:name="T179_139" style:family="text"/>
    <style:style style:name="T179_140" style:family="text"/>
    <style:style style:name="T179_141" style:family="text"/>
    <style:style style:name="T179_142" style:family="text"/>
    <style:style style:name="T179_143" style:family="text"/>
    <style:style style:name="T179_144" style:family="text"/>
    <style:style style:name="T179_145" style:family="text"/>
    <style:style style:name="T179_146" style:family="text"/>
    <style:style style:name="T179_147" style:family="text"/>
    <style:style style:name="T179_148" style:family="text"/>
    <style:style style:name="T179_149" style:family="text"/>
    <style:style style:name="T179_150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weight="bold" style:font-weight-asian="bold" style:font-weight-complex="bold"/>
    </style:style>
    <style:style style:name="T181_2" style:family="text">
      <style:text-properties fo:font-weight="bold" style:font-weight-asian="bold" style:font-weight-complex="bold"/>
    </style:style>
    <style:style style:name="T181_3" style:family="text">
      <style:text-properties fo:font-weight="bold" style:font-weight-asian="bold" style:font-weight-complex="bold"/>
    </style:style>
    <style:style style:name="T181_4" style:family="text">
      <style:text-properties fo:font-weight="bold" style:font-weight-asian="bold" style:font-weight-complex="bold"/>
    </style:style>
    <style:style style:name="T181_5" style:family="text">
      <style:text-properties fo:font-weight="bold" style:font-weight-asian="bold" style:font-weight-complex="bold"/>
    </style:style>
    <style:style style:name="T181_6" style:family="text">
      <style:text-properties fo:font-weight="bold" style:font-weight-asian="bold" style:font-weight-complex="bold"/>
    </style:style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T181_61" style:family="text"/>
    <style:style style:name="T181_62" style:family="text"/>
    <style:style style:name="T181_63" style:family="text"/>
    <style:style style:name="T181_64" style:family="text"/>
    <style:style style:name="T181_65" style:family="text"/>
    <style:style style:name="T181_66" style:family="text"/>
    <style:style style:name="T181_67" style:family="text"/>
    <style:style style:name="T181_68" style:family="text"/>
    <style:style style:name="T181_69" style:family="text"/>
    <style:style style:name="T181_70" style:family="text"/>
    <style:style style:name="T181_71" style:family="text"/>
    <style:style style:name="T181_72" style:family="text"/>
    <style:style style:name="T181_73" style:family="text"/>
    <style:style style:name="T181_74" style:family="text"/>
    <style:style style:name="T181_75" style:family="text"/>
    <style:style style:name="T181_76" style:family="text"/>
    <style:style style:name="T181_77" style:family="text"/>
    <style:style style:name="T181_78" style:family="text"/>
    <style:style style:name="T181_79" style:family="text"/>
    <style:style style:name="T181_80" style:family="text">
      <style:text-properties fo:color="#1155cc" style:text-underline-style="solid" style:text-underline-color="font-color"/>
    </style:style>
    <style:style style:name="T181_81" style:family="text"/>
    <style:style style:name="T181_82" style:family="text">
      <style:text-properties fo:color="#1155cc" style:text-underline-style="solid" style:text-underline-color="font-color"/>
    </style:style>
    <style:style style:name="T181_83" style:family="text"/>
    <style:style style:name="T181_84" style:family="text">
      <style:text-properties fo:color="#1155cc" style:text-underline-style="solid" style:text-underline-color="font-color"/>
    </style:style>
    <style:style style:name="T181_85" style:family="text"/>
    <style:style style:name="T181_86" style:family="text">
      <style:text-properties fo:color="#1155cc" style:text-underline-style="solid" style:text-underline-color="font-color"/>
    </style:style>
    <style:style style:name="T181_87" style:family="text"/>
    <style:style style:name="T181_88" style:family="text">
      <style:text-properties fo:color="#1155cc" style:text-underline-style="solid" style:text-underline-color="font-color"/>
    </style:style>
    <style:style style:name="T181_89" style:family="text"/>
    <style:style style:name="T181_90" style:family="text">
      <style:text-properties fo:color="#1155cc" style:text-underline-style="solid" style:text-underline-color="font-color"/>
    </style:style>
    <style:style style:name="T181_91" style:family="text"/>
    <style:style style:name="T181_92" style:family="text">
      <style:text-properties fo:color="#1155cc" style:text-underline-style="solid" style:text-underline-color="font-color"/>
    </style:style>
    <style:style style:name="T181_93" style:family="text"/>
    <style:style style:name="T181_94" style:family="text">
      <style:text-properties fo:color="#1155cc" style:text-underline-style="solid" style:text-underline-color="font-color"/>
    </style:style>
    <style:style style:name="T181_95" style:family="text"/>
    <style:style style:name="T181_96" style:family="text">
      <style:text-properties fo:color="#1155cc" style:text-underline-style="solid" style:text-underline-color="font-color"/>
    </style:style>
    <style:style style:name="T181_97" style:family="text"/>
    <style:style style:name="T181_98" style:family="text"/>
    <style:style style:name="T181_99" style:family="text"/>
    <style:style style:name="T181_100" style:family="text"/>
    <style:style style:name="T181_101" style:family="text"/>
    <style:style style:name="T181_102" style:family="text"/>
    <style:style style:name="T181_103" style:family="text"/>
    <style:style style:name="T181_104" style:family="text"/>
    <style:style style:name="T181_105" style:family="text"/>
    <style:style style:name="T181_106" style:family="text"/>
    <style:style style:name="T181_107" style:family="text"/>
    <style:style style:name="T181_108" style:family="text"/>
    <style:style style:name="T181_109" style:family="text"/>
    <style:style style:name="T181_110" style:family="text"/>
    <style:style style:name="T181_111" style:family="text"/>
    <style:style style:name="T181_112" style:family="text"/>
    <style:style style:name="T181_113" style:family="text"/>
    <style:style style:name="T181_114" style:family="text"/>
    <style:style style:name="T181_115" style:family="text"/>
    <style:style style:name="T181_116" style:family="text"/>
    <style:style style:name="T181_117" style:family="text"/>
    <style:style style:name="T181_118" style:family="text"/>
    <style:style style:name="T181_119" style:family="text"/>
    <style:style style:name="T181_120" style:family="text"/>
    <style:style style:name="T181_121" style:family="text"/>
    <style:style style:name="T181_122" style:family="text">
      <style:text-properties fo:color="#1155cc" style:text-underline-style="solid" style:text-underline-color="font-color"/>
    </style:style>
    <style:style style:name="T181_123" style:family="text"/>
    <style:style style:name="T181_124" style:family="text">
      <style:text-properties fo:color="#1155cc" style:text-underline-style="solid" style:text-underline-color="font-color"/>
    </style:style>
    <style:style style:name="T181_125" style:family="text"/>
    <style:style style:name="T181_126" style:family="text">
      <style:text-properties fo:color="#1155cc" style:text-underline-style="solid" style:text-underline-color="font-color"/>
    </style:style>
    <style:style style:name="T181_127" style:family="text"/>
    <style:style style:name="T181_128" style:family="text">
      <style:text-properties fo:color="#1155cc" style:text-underline-style="solid" style:text-underline-color="font-color"/>
    </style:style>
    <style:style style:name="T181_129" style:family="text"/>
    <style:style style:name="T181_130" style:family="text">
      <style:text-properties fo:color="#1155cc" style:text-underline-style="solid" style:text-underline-color="font-color"/>
    </style:style>
    <style:style style:name="T181_131" style:family="text"/>
    <style:style style:name="T181_132" style:family="text">
      <style:text-properties fo:color="#1155cc" style:text-underline-style="solid" style:text-underline-color="font-color"/>
    </style:style>
    <style:style style:name="T181_133" style:family="text"/>
    <style:style style:name="T181_134" style:family="text">
      <style:text-properties fo:color="#1155cc" style:text-underline-style="solid" style:text-underline-color="font-color"/>
    </style:style>
    <style:style style:name="T181_135" style:family="text"/>
    <style:style style:name="T181_136" style:family="text">
      <style:text-properties fo:color="#1155cc" style:text-underline-style="solid" style:text-underline-color="font-color"/>
    </style:style>
    <style:style style:name="T181_137" style:family="text"/>
    <style:style style:name="T181_138" style:family="text">
      <style:text-properties fo:color="#1155cc" style:text-underline-style="solid" style:text-underline-color="font-color"/>
    </style:style>
    <style:style style:name="T181_139" style:family="text"/>
    <style:style style:name="T181_140" style:family="text">
      <style:text-properties fo:color="#1155cc" style:text-underline-style="solid" style:text-underline-color="font-color"/>
    </style:style>
    <style:style style:name="T181_141" style:family="text"/>
    <style:style style:name="T181_142" style:family="text"/>
    <style:style style:name="T181_143" style:family="text"/>
    <style:style style:name="T181_144" style:family="text"/>
    <style:style style:name="T181_145" style:family="text"/>
    <style:style style:name="T181_146" style:family="text"/>
    <style:style style:name="T181_147" style:family="text"/>
    <style:style style:name="T181_148" style:family="text"/>
    <style:style style:name="T181_149" style:family="text"/>
    <style:style style:name="P182" style:family="paragraph" style:parent-style-name="Standard">
      <style:paragraph-properties fo:break-before="auto" fo:line-height="115%" style:writing-mode="lr-tb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weight="bold" style:font-weight-asian="bold" style:font-weight-complex="bold"/>
    </style:style>
    <style:style style:name="T183_2" style:family="text">
      <style:text-properties fo:font-weight="bold" style:font-weight-asian="bold" style:font-weight-complex="bold"/>
    </style:style>
    <style:style style:name="T183_3" style:family="text">
      <style:text-properties fo:font-weight="bold" style:font-weight-asian="bold" style:font-weight-complex="bold"/>
    </style:style>
    <style:style style:name="T183_4" style:family="text">
      <style:text-properties fo:font-weight="bold" style:font-weight-asian="bold" style:font-weight-complex="bold"/>
    </style:style>
    <style:style style:name="T183_5" style:family="text">
      <style:text-properties fo:font-weight="bold" style:font-weight-asian="bold" style:font-weight-complex="bold"/>
    </style:style>
    <style:style style:name="T183_6" style:family="text">
      <style:text-properties fo:font-weight="bold" style:font-weight-asian="bold" style:font-weight-complex="bold"/>
    </style:style>
    <style:style style:name="T183_7" style:family="text">
      <style:text-properties fo:font-weight="bold" style:font-weight-asian="bold" style:font-weight-complex="bold"/>
    </style:style>
    <style:style style:name="T183_8" style:family="text">
      <style:text-properties fo:font-weight="bold" style:font-weight-asian="bold" style:font-weight-complex="bold"/>
    </style:style>
    <style:style style:name="T183_9" style:family="text">
      <style:text-properties fo:font-weight="bold" style:font-weight-asian="bold" style:font-weight-complex="bold"/>
    </style:style>
    <style:style style:name="T183_10" style:family="text">
      <style:text-properties fo:font-weight="bold" style:font-weight-asian="bold" style:font-weight-complex="bold"/>
    </style:style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T183_78" style:family="text"/>
    <style:style style:name="T183_79" style:family="text"/>
    <style:style style:name="T183_80" style:family="text"/>
    <style:style style:name="T183_81" style:family="text"/>
    <style:style style:name="T183_82" style:family="text"/>
    <style:style style:name="T183_83" style:family="text"/>
    <style:style style:name="T183_84" style:family="text"/>
    <style:style style:name="T183_85" style:family="text"/>
    <style:style style:name="T183_86" style:family="text"/>
    <style:style style:name="T183_87" style:family="text"/>
    <style:style style:name="T183_88" style:family="text"/>
    <style:style style:name="T183_89" style:family="text"/>
    <style:style style:name="T183_90" style:family="text"/>
    <style:style style:name="T183_91" style:family="text"/>
    <style:style style:name="T183_92" style:family="text"/>
    <style:style style:name="T183_93" style:family="text"/>
    <style:style style:name="T183_94" style:family="text"/>
    <style:style style:name="T183_95" style:family="text"/>
    <style:style style:name="T183_96" style:family="text"/>
    <style:style style:name="T183_97" style:family="text"/>
    <style:style style:name="T183_98" style:family="text"/>
    <style:style style:name="T183_99" style:family="text"/>
    <style:style style:name="T183_100" style:family="text"/>
    <style:style style:name="T183_101" style:family="text"/>
    <style:style style:name="T183_102" style:family="text"/>
    <style:style style:name="T183_103" style:family="text"/>
    <style:style style:name="T183_104" style:family="text"/>
    <style:style style:name="T183_105" style:family="text"/>
    <style:style style:name="T183_106" style:family="text"/>
    <style:style style:name="T183_107" style:family="text"/>
    <style:style style:name="T183_108" style:family="text"/>
    <style:style style:name="T183_109" style:family="text"/>
    <style:style style:name="T183_110" style:family="text"/>
    <style:style style:name="T183_111" style:family="text"/>
    <style:style style:name="T183_112" style:family="text"/>
    <style:style style:name="T183_113" style:family="text"/>
    <style:style style:name="T183_114" style:family="text"/>
    <style:style style:name="T183_115" style:family="text"/>
    <style:style style:name="T183_116" style:family="text"/>
    <style:style style:name="T183_117" style:family="text"/>
    <style:style style:name="T183_118" style:family="text"/>
    <style:style style:name="T183_119" style:family="text"/>
    <style:style style:name="T183_120" style:family="text"/>
    <style:style style:name="T183_121" style:family="text"/>
    <style:style style:name="T183_122" style:family="text"/>
    <style:style style:name="T183_123" style:family="text"/>
    <style:style style:name="T183_124" style:family="text"/>
    <style:style style:name="P184" style:family="paragraph" style:parent-style-name="Heading_20_2">
      <style:paragraph-properties fo:break-before="auto" fo:line-height="115%" style:writing-mode="lr-tb"/>
    </style:style>
    <style:style style:name="T184_1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/>
    <style:style style:name="T185_70" style:family="text"/>
    <style:style style:name="T185_71" style:family="text"/>
    <style:style style:name="T185_72" style:family="text"/>
    <style:style style:name="T185_73" style:family="text"/>
    <style:style style:name="T185_74" style:family="text"/>
    <style:style style:name="T185_75" style:family="text"/>
    <style:style style:name="T185_76" style:family="text"/>
    <style:style style:name="T185_77" style:family="text"/>
    <style:style style:name="T185_78" style:family="text"/>
    <style:style style:name="T185_79" style:family="text"/>
    <style:style style:name="T185_80" style:family="text"/>
    <style:style style:name="T185_81" style:family="text"/>
    <style:style style:name="T185_82" style:family="text"/>
    <style:style style:name="T185_83" style:family="text"/>
    <style:style style:name="T185_84" style:family="text"/>
    <style:style style:name="T185_85" style:family="text"/>
    <style:style style:name="T185_86" style:family="text"/>
    <style:style style:name="T185_87" style:family="text"/>
    <style:style style:name="T185_88" style:family="text"/>
    <style:style style:name="T185_89" style:family="text"/>
    <style:style style:name="T185_90" style:family="text"/>
    <style:style style:name="T185_91" style:family="text"/>
    <style:style style:name="T185_92" style:family="text"/>
    <style:style style:name="T185_93" style:family="text"/>
    <style:style style:name="T185_94" style:family="text"/>
    <style:style style:name="T185_95" style:family="text"/>
    <style:style style:name="T185_96" style:family="text"/>
    <style:style style:name="T185_97" style:family="text"/>
    <style:style style:name="T185_98" style:family="text"/>
    <style:style style:name="T185_99" style:family="text"/>
    <style:style style:name="T185_100" style:family="text"/>
    <style:style style:name="T185_101" style:family="text"/>
    <style:style style:name="T185_102" style:family="text"/>
    <style:style style:name="T185_103" style:family="text"/>
    <style:style style:name="T185_104" style:family="text"/>
    <style:style style:name="T185_105" style:family="text"/>
    <style:style style:name="T185_106" style:family="text"/>
    <style:style style:name="T185_107" style:family="text"/>
    <style:style style:name="T185_108" style:family="text"/>
    <style:style style:name="T185_109" style:family="text"/>
    <style:style style:name="T185_110" style:family="text"/>
    <style:style style:name="T185_111" style:family="text"/>
    <style:style style:name="T185_112" style:family="text"/>
    <style:style style:name="T185_113" style:family="text"/>
    <style:style style:name="T185_114" style:family="text"/>
    <style:style style:name="T185_115" style:family="text"/>
    <style:style style:name="T185_116" style:family="text"/>
    <style:style style:name="T185_117" style:family="text"/>
    <style:style style:name="T185_118" style:family="text"/>
    <style:style style:name="T185_119" style:family="text"/>
    <style:style style:name="T185_120" style:family="text"/>
    <style:style style:name="T185_121" style:family="text"/>
    <style:style style:name="T185_122" style:family="text"/>
    <style:style style:name="T185_123" style:family="text"/>
    <style:style style:name="T185_124" style:family="text"/>
    <style:style style:name="T185_125" style:family="text"/>
    <style:style style:name="T185_126" style:family="text"/>
    <style:style style:name="T185_127" style:family="text"/>
    <style:style style:name="T185_128" style:family="text"/>
    <style:style style:name="T185_129" style:family="text"/>
    <style:style style:name="T185_130" style:family="text"/>
    <style:style style:name="T185_131" style:family="text"/>
    <style:style style:name="T185_132" style:family="text"/>
    <style:style style:name="T185_133" style:family="text"/>
    <style:style style:name="T185_134" style:family="text"/>
    <style:style style:name="T185_135" style:family="text"/>
    <style:style style:name="T185_136" style:family="text"/>
    <style:style style:name="T185_137" style:family="text"/>
    <style:style style:name="T185_138" style:family="text"/>
    <style:style style:name="T185_139" style:family="text"/>
    <style:style style:name="T185_140" style:family="text"/>
    <style:style style:name="T185_141" style:family="text"/>
    <style:style style:name="T185_142" style:family="text"/>
    <style:style style:name="T185_143" style:family="text"/>
    <style:style style:name="T185_144" style:family="text"/>
    <style:style style:name="T185_145" style:family="text"/>
    <style:style style:name="T185_146" style:family="text"/>
    <style:style style:name="T185_147" style:family="text"/>
    <style:style style:name="T185_148" style:family="text"/>
    <style:style style:name="T185_149" style:family="text"/>
    <style:style style:name="T185_150" style:family="text"/>
    <style:style style:name="T185_151" style:family="text"/>
    <style:style style:name="T185_152" style:family="text"/>
    <style:style style:name="T185_153" style:family="text"/>
    <style:style style:name="T185_154" style:family="text"/>
    <style:style style:name="T185_155" style:family="text"/>
    <style:style style:name="T185_156" style:family="text"/>
    <style:style style:name="T185_157" style:family="text"/>
    <style:style style:name="T185_158" style:family="text"/>
    <style:style style:name="T185_159" style:family="text"/>
    <style:style style:name="T185_160" style:family="text"/>
    <style:style style:name="T185_161" style:family="text"/>
    <style:style style:name="T185_162" style:family="text"/>
    <style:style style:name="T185_163" style:family="text"/>
    <style:style style:name="T185_164" style:family="text"/>
    <style:style style:name="T185_165" style:family="text"/>
    <style:style style:name="T185_166" style:family="text"/>
    <style:style style:name="T185_167" style:family="text"/>
    <style:style style:name="T185_168" style:family="text"/>
    <style:style style:name="T185_169" style:family="text"/>
    <style:style style:name="T185_170" style:family="text"/>
    <style:style style:name="T185_171" style:family="text"/>
    <style:style style:name="T185_172" style:family="text"/>
    <style:style style:name="T185_173" style:family="text"/>
    <style:style style:name="T185_174" style:family="text"/>
    <style:style style:name="T185_175" style:family="text"/>
    <style:style style:name="T185_176" style:family="text"/>
    <style:style style:name="T185_177" style:family="text"/>
    <style:style style:name="T185_178" style:family="text"/>
    <style:style style:name="T185_179" style:family="text"/>
    <style:style style:name="T185_180" style:family="text"/>
    <style:style style:name="T185_181" style:family="text"/>
    <style:style style:name="T185_182" style:family="text"/>
    <style:style style:name="T185_183" style:family="text"/>
    <style:style style:name="T185_184" style:family="text"/>
    <style:style style:name="T185_185" style:family="text"/>
    <style:style style:name="T185_186" style:family="text"/>
    <style:style style:name="T185_187" style:family="text"/>
    <style:style style:name="T185_188" style:family="text"/>
    <style:style style:name="T185_189" style:family="text"/>
    <style:style style:name="T185_190" style:family="text"/>
    <style:style style:name="T185_191" style:family="text"/>
    <style:style style:name="T185_192" style:family="text"/>
    <style:style style:name="T185_193" style:family="text"/>
    <style:style style:name="T185_194" style:family="text"/>
    <style:style style:name="T185_195" style:family="text"/>
    <style:style style:name="T185_196" style:family="text"/>
    <style:style style:name="T185_197" style:family="text"/>
    <style:style style:name="T185_198" style:family="text"/>
    <style:style style:name="T185_199" style:family="text"/>
    <style:style style:name="T185_200" style:family="text"/>
    <style:style style:name="T185_201" style:family="text"/>
    <style:style style:name="T185_202" style:family="text"/>
    <style:style style:name="T185_203" style:family="text"/>
    <style:style style:name="T185_204" style:family="text"/>
    <style:style style:name="T185_205" style:family="text"/>
    <style:style style:name="T185_206" style:family="text"/>
    <style:style style:name="T185_207" style:family="text"/>
    <style:style style:name="T185_208" style:family="text"/>
    <style:style style:name="T185_209" style:family="text"/>
    <style:style style:name="T185_210" style:family="text"/>
    <style:style style:name="T185_211" style:family="text"/>
    <style:style style:name="T185_212" style:family="text"/>
    <style:style style:name="T185_213" style:family="text"/>
    <style:style style:name="T185_214" style:family="text"/>
    <style:style style:name="T185_215" style:family="text"/>
    <style:style style:name="T185_216" style:family="text"/>
    <style:style style:name="T185_217" style:family="text"/>
    <style:style style:name="T185_218" style:family="text"/>
    <style:style style:name="T185_219" style:family="text"/>
    <style:style style:name="T185_220" style:family="text"/>
    <style:style style:name="T185_221" style:family="text"/>
    <style:style style:name="T185_222" style:family="text"/>
    <style:style style:name="T185_223" style:family="text"/>
    <style:style style:name="T185_224" style:family="text"/>
    <style:style style:name="T185_225" style:family="text"/>
    <style:style style:name="T185_226" style:family="text"/>
    <style:style style:name="T185_227" style:family="text"/>
    <style:style style:name="T185_228" style:family="text"/>
    <style:style style:name="T185_229" style:family="text"/>
    <style:style style:name="T185_230" style:family="text"/>
    <style:style style:name="T185_231" style:family="text"/>
    <style:style style:name="T185_232" style:family="text"/>
    <style:style style:name="T185_233" style:family="text"/>
    <style:style style:name="T185_234" style:family="text"/>
    <style:style style:name="T185_235" style:family="text"/>
    <style:style style:name="T185_236" style:family="text"/>
    <style:style style:name="T185_237" style:family="text"/>
    <style:style style:name="T185_238" style:family="text"/>
    <style:style style:name="T185_239" style:family="text"/>
    <style:style style:name="T185_240" style:family="text"/>
    <style:style style:name="T185_241" style:family="text"/>
    <style:style style:name="T185_242" style:family="text"/>
    <style:style style:name="T185_243" style:family="text"/>
    <style:style style:name="T185_244" style:family="text"/>
    <style:style style:name="T185_245" style:family="text"/>
    <style:style style:name="T185_246" style:family="text"/>
    <style:style style:name="T185_247" style:family="text"/>
    <style:style style:name="T185_248" style:family="text"/>
    <style:style style:name="T185_249" style:family="text"/>
    <style:style style:name="T185_250" style:family="text"/>
    <style:style style:name="T185_251" style:family="text"/>
    <style:style style:name="T185_252" style:family="text"/>
    <style:style style:name="T185_253" style:family="text"/>
    <style:style style:name="T185_254" style:family="text"/>
    <style:style style:name="T185_255" style:family="text"/>
    <style:style style:name="T185_256" style:family="text"/>
    <style:style style:name="T185_257" style:family="text"/>
    <style:style style:name="T185_258" style:family="text"/>
    <style:style style:name="T185_259" style:family="text"/>
    <style:style style:name="T185_260" style:family="text"/>
    <style:style style:name="T185_261" style:family="text"/>
    <style:style style:name="T185_262" style:family="text"/>
    <style:style style:name="T185_263" style:family="text"/>
    <style:style style:name="T185_264" style:family="text"/>
    <style:style style:name="T185_265" style:family="text"/>
    <style:style style:name="T185_266" style:family="text"/>
    <style:style style:name="T185_267" style:family="text"/>
    <style:style style:name="T185_268" style:family="text"/>
    <style:style style:name="T185_269" style:family="text"/>
    <style:style style:name="T185_270" style:family="text"/>
    <style:style style:name="T185_271" style:family="text"/>
    <style:style style:name="T185_272" style:family="text"/>
    <style:style style:name="T185_273" style:family="text"/>
    <style:style style:name="T185_274" style:family="text"/>
    <style:style style:name="T185_275" style:family="text"/>
    <style:style style:name="T185_276" style:family="text"/>
    <style:style style:name="T185_277" style:family="text"/>
    <style:style style:name="T185_278" style:family="text"/>
    <style:style style:name="T185_279" style:family="text"/>
    <style:style style:name="T185_280" style:family="text"/>
    <style:style style:name="T185_281" style:family="text"/>
    <style:style style:name="T185_282" style:family="text"/>
    <style:style style:name="T185_283" style:family="text"/>
    <style:style style:name="T185_284" style:family="text"/>
    <style:style style:name="T185_285" style:family="text"/>
    <style:style style:name="T185_286" style:family="text"/>
    <style:style style:name="T185_287" style:family="text"/>
    <style:style style:name="T185_288" style:family="text"/>
    <style:style style:name="T185_289" style:family="text"/>
    <style:style style:name="T185_290" style:family="text"/>
    <style:style style:name="T185_291" style:family="text"/>
    <style:style style:name="T185_292" style:family="text"/>
    <style:style style:name="T185_293" style:family="text"/>
    <style:style style:name="T185_294" style:family="text"/>
    <style:style style:name="T185_295" style:family="text"/>
    <style:style style:name="T185_296" style:family="text"/>
    <style:style style:name="T185_297" style:family="text"/>
    <style:style style:name="T185_298" style:family="text"/>
    <style:style style:name="T185_299" style:family="text"/>
    <style:style style:name="T185_300" style:family="text"/>
    <style:style style:name="T185_301" style:family="text"/>
    <style:style style:name="T185_302" style:family="text"/>
    <style:style style:name="T185_303" style:family="text"/>
    <style:style style:name="T185_304" style:family="text"/>
    <style:style style:name="T185_305" style:family="text"/>
    <style:style style:name="T185_306" style:family="text"/>
    <style:style style:name="T185_307" style:family="text"/>
    <style:style style:name="T185_308" style:family="text"/>
    <style:style style:name="T185_309" style:family="text"/>
    <style:style style:name="T185_310" style:family="text"/>
    <style:style style:name="T185_311" style:family="text"/>
    <style:style style:name="T185_312" style:family="text"/>
    <style:style style:name="T185_313" style:family="text"/>
    <style:style style:name="T185_314" style:family="text"/>
    <style:style style:name="T185_315" style:family="text"/>
    <style:style style:name="T185_316" style:family="text"/>
    <style:style style:name="T185_317" style:family="text"/>
    <style:style style:name="T185_318" style:family="text"/>
    <style:style style:name="T185_319" style:family="text"/>
    <style:style style:name="T185_320" style:family="text"/>
    <style:style style:name="T185_321" style:family="text"/>
    <style:style style:name="T185_322" style:family="text"/>
    <style:style style:name="T185_323" style:family="text"/>
    <style:style style:name="T185_324" style:family="text"/>
    <style:style style:name="T185_325" style:family="text"/>
    <style:style style:name="T185_326" style:family="text"/>
    <style:style style:name="T185_327" style:family="text"/>
    <style:style style:name="T185_328" style:family="text"/>
    <style:style style:name="T185_329" style:family="text"/>
    <style:style style:name="T185_330" style:family="text"/>
    <style:style style:name="T185_331" style:family="text"/>
    <style:style style:name="T185_332" style:family="text"/>
    <style:style style:name="T185_333" style:family="text"/>
    <style:style style:name="T185_334" style:family="text"/>
    <style:style style:name="T185_335" style:family="text"/>
    <style:style style:name="T185_336" style:family="text"/>
    <style:style style:name="T185_337" style:family="text"/>
    <style:style style:name="T185_338" style:family="text"/>
    <style:style style:name="T185_339" style:family="text"/>
    <style:style style:name="T185_340" style:family="text"/>
    <style:style style:name="T185_341" style:family="text"/>
    <style:style style:name="T185_342" style:family="text"/>
    <style:style style:name="T185_343" style:family="text"/>
    <style:style style:name="T185_344" style:family="text"/>
    <style:style style:name="T185_345" style:family="text"/>
    <style:style style:name="T185_346" style:family="text"/>
    <style:style style:name="T185_347" style:family="text"/>
    <style:style style:name="T185_348" style:family="text"/>
    <style:style style:name="T185_349" style:family="text"/>
    <style:style style:name="T185_350" style:family="text"/>
    <style:style style:name="T185_351" style:family="text"/>
    <style:style style:name="T185_352" style:family="text"/>
    <style:style style:name="T185_353" style:family="text"/>
    <style:style style:name="T185_354" style:family="text"/>
    <style:style style:name="T185_355" style:family="text"/>
    <style:style style:name="T185_356" style:family="text"/>
    <style:style style:name="T185_357" style:family="text"/>
    <style:style style:name="T185_358" style:family="text"/>
    <style:style style:name="T185_359" style:family="text"/>
    <style:style style:name="T185_360" style:family="text"/>
    <style:style style:name="T185_361" style:family="text"/>
    <style:style style:name="T185_362" style:family="text"/>
    <style:style style:name="T185_363" style:family="text"/>
    <style:style style:name="T185_364" style:family="text"/>
    <style:style style:name="T185_365" style:family="text"/>
    <style:style style:name="T185_366" style:family="text"/>
    <style:style style:name="T185_367" style:family="text"/>
    <style:style style:name="T185_368" style:family="text"/>
    <style:style style:name="T185_369" style:family="text"/>
    <style:style style:name="T185_370" style:family="text"/>
    <style:style style:name="T185_371" style:family="text"/>
    <style:style style:name="T185_372" style:family="text"/>
    <style:style style:name="T185_373" style:family="text"/>
    <style:style style:name="T185_374" style:family="text"/>
    <style:style style:name="T185_375" style:family="text"/>
    <style:style style:name="T185_376" style:family="text"/>
    <style:style style:name="T185_377" style:family="text"/>
    <style:style style:name="T185_378" style:family="text"/>
    <style:style style:name="T185_379" style:family="text"/>
    <style:style style:name="T185_380" style:family="text"/>
    <style:style style:name="T185_381" style:family="text"/>
    <style:style style:name="T185_382" style:family="text"/>
    <style:style style:name="T185_383" style:family="text"/>
    <style:style style:name="T185_384" style:family="text"/>
    <style:style style:name="T185_385" style:family="text"/>
    <style:style style:name="T185_386" style:family="text"/>
    <style:style style:name="T185_387" style:family="text"/>
    <style:style style:name="T185_388" style:family="text"/>
    <style:style style:name="T185_389" style:family="text"/>
    <style:style style:name="T185_390" style:family="text"/>
    <style:style style:name="T185_391" style:family="text"/>
    <style:style style:name="T185_392" style:family="text"/>
    <style:style style:name="T185_393" style:family="text"/>
    <style:style style:name="T185_394" style:family="text"/>
    <style:style style:name="T185_395" style:family="text"/>
    <style:style style:name="T185_396" style:family="text"/>
    <style:style style:name="T185_397" style:family="text"/>
    <style:style style:name="T185_398" style:family="text"/>
    <style:style style:name="T185_399" style:family="text"/>
    <style:style style:name="T185_400" style:family="text"/>
    <style:style style:name="T185_401" style:family="text"/>
    <style:style style:name="T185_402" style:family="text"/>
    <style:style style:name="T185_403" style:family="text"/>
    <style:style style:name="T185_404" style:family="text"/>
    <style:style style:name="T185_405" style:family="text"/>
    <style:style style:name="T185_406" style:family="text"/>
    <style:style style:name="T185_407" style:family="text"/>
    <style:style style:name="T185_408" style:family="text"/>
    <style:style style:name="T185_409" style:family="text"/>
    <style:style style:name="T185_410" style:family="text"/>
    <style:style style:name="T185_411" style:family="text"/>
    <style:style style:name="T185_412" style:family="text"/>
    <style:style style:name="T185_413" style:family="text"/>
    <style:style style:name="T185_414" style:family="text"/>
    <style:style style:name="T185_415" style:family="text"/>
    <style:style style:name="T185_416" style:family="text"/>
    <style:style style:name="T185_417" style:family="text"/>
    <style:style style:name="T185_418" style:family="text"/>
    <style:style style:name="T185_419" style:family="text"/>
    <style:style style:name="T185_420" style:family="text"/>
    <style:style style:name="T185_421" style:family="text"/>
    <style:style style:name="T185_422" style:family="text"/>
    <style:style style:name="T185_423" style:family="text"/>
    <style:style style:name="T185_424" style:family="text"/>
    <style:style style:name="T185_425" style:family="text"/>
    <style:style style:name="T185_426" style:family="text"/>
    <style:style style:name="T185_427" style:family="text"/>
    <style:style style:name="T185_428" style:family="text"/>
    <style:style style:name="T185_429" style:family="text"/>
    <style:style style:name="T185_430" style:family="text"/>
    <style:style style:name="T185_431" style:family="text"/>
    <style:style style:name="T185_432" style:family="text"/>
    <style:style style:name="T185_433" style:family="text"/>
    <style:style style:name="T185_434" style:family="text"/>
    <style:style style:name="T185_435" style:family="text"/>
    <style:style style:name="T185_436" style:family="text"/>
    <style:style style:name="T185_437" style:family="text"/>
    <style:style style:name="T185_438" style:family="text"/>
    <style:style style:name="T185_439" style:family="text"/>
    <style:style style:name="T185_440" style:family="text"/>
    <style:style style:name="T185_441" style:family="text"/>
    <style:style style:name="T185_442" style:family="text"/>
    <style:style style:name="T185_443" style:family="text"/>
    <style:style style:name="T185_444" style:family="text"/>
    <style:style style:name="T185_445" style:family="text"/>
    <style:style style:name="T185_446" style:family="text"/>
    <style:style style:name="P186" style:family="paragraph" style:parent-style-name="Heading_20_2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fo:font-weight="bold" style:font-weight-asian="bold" style:font-weight-complex="bold"/>
    </style:style>
    <style:style style:name="T187_2" style:family="text">
      <style:text-properties fo:font-weight="bold" style:font-weight-asian="bold" style:font-weight-complex="bold"/>
    </style:style>
    <style:style style:name="T187_3" style:family="text">
      <style:text-properties fo:font-weight="bold" style:font-weight-asian="bold" style:font-weight-complex="bold"/>
    </style:style>
    <style:style style:name="T187_4" style:family="text">
      <style:text-properties fo:font-weight="bold" style:font-weight-asian="bold" style:font-weight-complex="bold"/>
    </style:style>
    <style:style style:name="T187_5" style:family="text">
      <style:text-properties fo:font-weight="bold" style:font-weight-asian="bold" style:font-weight-complex="bold"/>
    </style:style>
    <style:style style:name="T187_6" style:family="text">
      <style:text-properties fo:font-weight="bold" style:font-weight-asian="bold" style:font-weight-complex="bold"/>
    </style:style>
    <style:style style:name="T187_7" style:family="text">
      <style:text-properties fo:font-weight="bold" style:font-weight-asian="bold" style:font-weight-complex="bold"/>
    </style:style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T187_65" style:family="text"/>
    <style:style style:name="T187_66" style:family="text"/>
    <style:style style:name="T187_67" style:family="text"/>
    <style:style style:name="T187_68" style:family="text"/>
    <style:style style:name="T187_69" style:family="text"/>
    <style:style style:name="T187_70" style:family="text"/>
    <style:style style:name="T187_71" style:family="text"/>
    <style:style style:name="T187_72" style:family="text"/>
    <style:style style:name="T187_73" style:family="text"/>
    <style:style style:name="T187_74" style:family="text"/>
    <style:style style:name="T187_75" style:family="text"/>
    <style:style style:name="T187_76" style:family="text"/>
    <style:style style:name="T187_77" style:family="text"/>
    <style:style style:name="T187_78" style:family="text"/>
    <style:style style:name="T187_79" style:family="text"/>
    <style:style style:name="T187_80" style:family="text"/>
    <style:style style:name="T187_81" style:family="text"/>
    <style:style style:name="T187_82" style:family="text"/>
    <style:style style:name="T187_83" style:family="text"/>
    <style:style style:name="T187_84" style:family="text"/>
    <style:style style:name="T187_85" style:family="text"/>
    <style:style style:name="T187_86" style:family="text"/>
    <style:style style:name="T187_87" style:family="text"/>
    <style:style style:name="T187_88" style:family="text"/>
    <style:style style:name="T187_89" style:family="text"/>
    <style:style style:name="T187_90" style:family="text"/>
    <style:style style:name="T187_91" style:family="text"/>
    <style:style style:name="T187_92" style:family="text"/>
    <style:style style:name="T187_93" style:family="text"/>
    <style:style style:name="T187_94" style:family="text"/>
    <style:style style:name="T187_95" style:family="text"/>
    <style:style style:name="T187_96" style:family="text"/>
    <style:style style:name="T187_97" style:family="text"/>
    <style:style style:name="T187_98" style:family="text"/>
    <style:style style:name="T187_99" style:family="text"/>
    <style:style style:name="T187_100" style:family="text"/>
    <style:style style:name="T187_101" style:family="text"/>
    <style:style style:name="T187_102" style:family="text"/>
    <style:style style:name="T187_103" style:family="text"/>
    <style:style style:name="T187_104" style:family="text"/>
    <style:style style:name="T187_105" style:family="text"/>
    <style:style style:name="T187_106" style:family="text"/>
    <style:style style:name="T187_107" style:family="text"/>
    <style:style style:name="T187_108" style:family="text"/>
    <style:style style:name="T187_109" style:family="text"/>
    <style:style style:name="T187_110" style:family="text"/>
    <style:style style:name="T187_111" style:family="text"/>
    <style:style style:name="T187_112" style:family="text"/>
    <style:style style:name="T187_113" style:family="text"/>
    <style:style style:name="T187_114" style:family="text"/>
    <style:style style:name="T187_115" style:family="text"/>
    <style:style style:name="T187_116" style:family="text"/>
    <style:style style:name="T187_117" style:family="text"/>
    <style:style style:name="T187_118" style:family="text"/>
    <style:style style:name="T187_119" style:family="text"/>
    <style:style style:name="T187_120" style:family="text"/>
    <style:style style:name="T187_121" style:family="text"/>
    <style:style style:name="T187_122" style:family="text"/>
    <style:style style:name="T187_123" style:family="text"/>
    <style:style style:name="T187_124" style:family="text"/>
    <style:style style:name="T187_125" style:family="text"/>
    <style:style style:name="T187_126" style:family="text"/>
    <style:style style:name="T187_127" style:family="text"/>
    <style:style style:name="T187_128" style:family="text"/>
    <style:style style:name="T187_129" style:family="text"/>
    <style:style style:name="T187_130" style:family="text"/>
    <style:style style:name="T187_131" style:family="text"/>
    <style:style style:name="T187_132" style:family="text"/>
    <style:style style:name="T187_133" style:family="text"/>
    <style:style style:name="T187_134" style:family="text"/>
    <style:style style:name="T187_135" style:family="text"/>
    <style:style style:name="T187_136" style:family="text"/>
    <style:style style:name="T187_137" style:family="text"/>
    <style:style style:name="T187_138" style:family="text"/>
    <style:style style:name="T187_139" style:family="text"/>
    <style:style style:name="T187_140" style:family="text"/>
    <style:style style:name="T187_141" style:family="text"/>
    <style:style style:name="T187_142" style:family="text"/>
    <style:style style:name="T187_143" style:family="text"/>
    <style:style style:name="T187_144" style:family="text"/>
    <style:style style:name="T187_145" style:family="text"/>
    <style:style style:name="T187_146" style:family="text"/>
    <style:style style:name="T187_147" style:family="text"/>
    <style:style style:name="T187_148" style:family="text"/>
    <style:style style:name="T187_149" style:family="text"/>
    <style:style style:name="T187_150" style:family="text"/>
    <style:style style:name="T187_151" style:family="text"/>
    <style:style style:name="T187_152" style:family="text"/>
    <style:style style:name="T187_153" style:family="text"/>
    <style:style style:name="T187_154" style:family="text"/>
    <style:style style:name="T187_155" style:family="text"/>
    <style:style style:name="T187_156" style:family="text"/>
    <style:style style:name="T187_157" style:family="text"/>
    <style:style style:name="T187_158" style:family="text"/>
    <style:style style:name="T187_159" style:family="text"/>
    <style:style style:name="T187_160" style:family="text"/>
    <style:style style:name="T187_161" style:family="text"/>
    <style:style style:name="T187_162" style:family="text"/>
    <style:style style:name="T187_163" style:family="text"/>
    <style:style style:name="T187_164" style:family="text"/>
    <style:style style:name="T187_165" style:family="text"/>
    <style:style style:name="T187_166" style:family="text"/>
    <style:style style:name="T187_167" style:family="text"/>
    <style:style style:name="T187_168" style:family="text"/>
    <style:style style:name="T187_169" style:family="text"/>
    <style:style style:name="T187_170" style:family="text"/>
    <style:style style:name="T187_171" style:family="text"/>
    <style:style style:name="T187_172" style:family="text"/>
    <style:style style:name="T187_173" style:family="text"/>
    <style:style style:name="T187_174" style:family="text"/>
    <style:style style:name="T187_175" style:family="text"/>
    <style:style style:name="T187_176" style:family="text"/>
    <style:style style:name="T187_177" style:family="text"/>
    <style:style style:name="T187_178" style:family="text"/>
    <style:style style:name="T187_179" style:family="text"/>
    <style:style style:name="T187_180" style:family="text"/>
    <style:style style:name="T187_181" style:family="text"/>
    <style:style style:name="T187_182" style:family="text"/>
    <style:style style:name="T187_183" style:family="text"/>
    <style:style style:name="T187_184" style:family="text"/>
    <style:style style:name="T187_185" style:family="text"/>
    <style:style style:name="T187_186" style:family="text"/>
    <style:style style:name="T187_187" style:family="text"/>
    <style:style style:name="T187_188" style:family="text"/>
    <style:style style:name="T187_189" style:family="text"/>
    <style:style style:name="T187_190" style:family="text"/>
    <style:style style:name="T187_191" style:family="text"/>
    <style:style style:name="T187_192" style:family="text"/>
    <style:style style:name="T187_193" style:family="text"/>
    <style:style style:name="T187_194" style:family="text"/>
    <style:style style:name="T187_195" style:family="text"/>
    <style:style style:name="T187_196" style:family="text"/>
    <style:style style:name="T187_197" style:family="text"/>
    <style:style style:name="T187_198" style:family="text"/>
    <style:style style:name="T187_199" style:family="text"/>
    <style:style style:name="T187_200" style:family="text"/>
    <style:style style:name="T187_201" style:family="text"/>
    <style:style style:name="T187_202" style:family="text"/>
    <style:style style:name="T187_203" style:family="text"/>
    <style:style style:name="T187_204" style:family="text"/>
    <style:style style:name="T187_205" style:family="text"/>
    <style:style style:name="T187_206" style:family="text"/>
    <style:style style:name="T187_207" style:family="text"/>
    <style:style style:name="T187_208" style:family="text"/>
    <style:style style:name="T187_209" style:family="text"/>
    <style:style style:name="T187_210" style:family="text"/>
    <style:style style:name="T187_211" style:family="text"/>
    <style:style style:name="T187_212" style:family="text"/>
    <style:style style:name="T187_213" style:family="text"/>
    <style:style style:name="T187_214" style:family="text"/>
    <style:style style:name="T187_215" style:family="text"/>
    <style:style style:name="T187_216" style:family="text"/>
    <style:style style:name="T187_217" style:family="text"/>
    <style:style style:name="T187_218" style:family="text"/>
    <style:style style:name="T187_219" style:family="text"/>
    <style:style style:name="T187_220" style:family="text"/>
    <style:style style:name="T187_221" style:family="text"/>
    <style:style style:name="T187_222" style:family="text"/>
    <style:style style:name="T187_223" style:family="text"/>
    <style:style style:name="T187_224" style:family="text"/>
    <style:style style:name="P18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weight="bold" style:font-weight-asian="bold" style:font-weight-complex="bold"/>
    </style:style>
    <style:style style:name="T189_2" style:family="text">
      <style:text-properties fo:font-weight="bold" style:font-weight-asian="bold" style:font-weight-complex="bold"/>
    </style:style>
    <style:style style:name="T189_3" style:family="text">
      <style:text-properties fo:font-weight="bold" style:font-weight-asian="bold" style:font-weight-complex="bold"/>
    </style:style>
    <style:style style:name="T189_4" style:family="text">
      <style:text-properties fo:font-weight="bold" style:font-weight-asian="bold" style:font-weight-complex="bold"/>
    </style:style>
    <style:style style:name="T189_5" style:family="text">
      <style:text-properties fo:font-weight="bold" style:font-weight-asian="bold" style:font-weight-complex="bold"/>
    </style:style>
    <style:style style:name="T189_6" style:family="text">
      <style:text-properties fo:font-weight="bold" style:font-weight-asian="bold" style:font-weight-complex="bold"/>
    </style:style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/>
    <style:style style:name="T189_69" style:family="text"/>
    <style:style style:name="T189_70" style:family="text"/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T189_76" style:family="text"/>
    <style:style style:name="T189_77" style:family="text"/>
    <style:style style:name="T189_78" style:family="text"/>
    <style:style style:name="T189_79" style:family="text"/>
    <style:style style:name="T189_80" style:family="text"/>
    <style:style style:name="T189_81" style:family="text"/>
    <style:style style:name="T189_82" style:family="text"/>
    <style:style style:name="T189_83" style:family="text"/>
    <style:style style:name="T189_84" style:family="text"/>
    <style:style style:name="T189_85" style:family="text"/>
    <style:style style:name="T189_86" style:family="text"/>
    <style:style style:name="T189_87" style:family="text"/>
    <style:style style:name="T189_88" style:family="text"/>
    <style:style style:name="T189_89" style:family="text"/>
    <style:style style:name="T189_90" style:family="text"/>
    <style:style style:name="T189_91" style:family="text"/>
    <style:style style:name="T189_92" style:family="text"/>
    <style:style style:name="T189_93" style:family="text"/>
    <style:style style:name="T189_94" style:family="text"/>
    <style:style style:name="T189_95" style:family="text"/>
    <style:style style:name="T189_96" style:family="text"/>
    <style:style style:name="T189_97" style:family="text"/>
    <style:style style:name="T189_98" style:family="text"/>
    <style:style style:name="T189_99" style:family="text"/>
    <style:style style:name="T189_100" style:family="text"/>
    <style:style style:name="T189_101" style:family="text"/>
    <style:style style:name="T189_102" style:family="text"/>
    <style:style style:name="T189_103" style:family="text"/>
    <style:style style:name="T189_104" style:family="text"/>
    <style:style style:name="T189_105" style:family="text"/>
    <style:style style:name="T189_106" style:family="text"/>
    <style:style style:name="T189_107" style:family="text"/>
    <style:style style:name="T189_108" style:family="text"/>
    <style:style style:name="T189_109" style:family="text"/>
    <style:style style:name="T189_110" style:family="text"/>
    <style:style style:name="T189_111" style:family="text"/>
    <style:style style:name="T189_112" style:family="text"/>
    <style:style style:name="T189_113" style:family="text"/>
    <style:style style:name="T189_114" style:family="text"/>
    <style:style style:name="T189_115" style:family="text"/>
    <style:style style:name="T189_116" style:family="text"/>
    <style:style style:name="T189_117" style:family="text"/>
    <style:style style:name="T189_118" style:family="text"/>
    <style:style style:name="T189_119" style:family="text"/>
    <style:style style:name="T189_120" style:family="text"/>
    <style:style style:name="T189_121" style:family="text"/>
    <style:style style:name="T189_122" style:family="text"/>
    <style:style style:name="T189_123" style:family="text"/>
    <style:style style:name="T189_124" style:family="text"/>
    <style:style style:name="T189_125" style:family="text"/>
    <style:style style:name="T189_126" style:family="text"/>
    <style:style style:name="T189_127" style:family="text"/>
    <style:style style:name="T189_128" style:family="text"/>
    <style:style style:name="T189_129" style:family="text"/>
    <style:style style:name="T189_130" style:family="text"/>
    <style:style style:name="T189_131" style:family="text"/>
    <style:style style:name="T189_132" style:family="text"/>
    <style:style style:name="T189_133" style:family="text"/>
    <style:style style:name="T189_134" style:family="text"/>
    <style:style style:name="T189_135" style:family="text"/>
    <style:style style:name="T189_136" style:family="text"/>
    <style:style style:name="T189_137" style:family="text"/>
    <style:style style:name="T189_138" style:family="text"/>
    <style:style style:name="T189_139" style:family="text"/>
    <style:style style:name="T189_140" style:family="text"/>
    <style:style style:name="T189_141" style:family="text"/>
    <style:style style:name="T189_142" style:family="text"/>
    <style:style style:name="T189_143" style:family="text"/>
    <style:style style:name="T189_144" style:family="text"/>
    <style:style style:name="T189_145" style:family="text"/>
    <style:style style:name="T189_146" style:family="text"/>
    <style:style style:name="T189_147" style:family="text"/>
    <style:style style:name="T189_148" style:family="text"/>
    <style:style style:name="T189_149" style:family="text"/>
    <style:style style:name="T189_150" style:family="text"/>
    <style:style style:name="T189_151" style:family="text"/>
    <style:style style:name="T189_152" style:family="text"/>
    <style:style style:name="T189_153" style:family="text"/>
    <style:style style:name="T189_154" style:family="text"/>
    <style:style style:name="T189_155" style:family="text"/>
    <style:style style:name="T189_156" style:family="text"/>
    <style:style style:name="T189_157" style:family="text"/>
    <style:style style:name="T189_158" style:family="text"/>
    <style:style style:name="T189_159" style:family="text"/>
    <style:style style:name="T189_160" style:family="text"/>
    <style:style style:name="T189_161" style:family="text"/>
    <style:style style:name="T189_162" style:family="text"/>
    <style:style style:name="T189_163" style:family="text"/>
    <style:style style:name="T189_164" style:family="text"/>
    <style:style style:name="T189_165" style:family="text"/>
    <style:style style:name="T189_166" style:family="text"/>
    <style:style style:name="T189_167" style:family="text"/>
    <style:style style:name="T189_168" style:family="text"/>
    <style:style style:name="T189_169" style:family="text"/>
    <style:style style:name="T189_170" style:family="text"/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font-weight="bold" style:font-weight-asian="bold" style:font-weight-complex="bold"/>
    </style:style>
    <style:style style:name="T191_2" style:family="text">
      <style:text-properties fo:font-weight="bold" style:font-weight-asian="bold" style:font-weight-complex="bold"/>
    </style:style>
    <style:style style:name="T191_3" style:family="text">
      <style:text-properties fo:font-weight="bold" style:font-weight-asian="bold" style:font-weight-complex="bold"/>
    </style:style>
    <style:style style:name="T191_4" style:family="text"/>
    <style:style style:name="T191_5" style:family="text"/>
    <style:style style:name="T191_6" style:family="text">
      <style:text-properties fo:color="#1155cc" style:text-underline-style="solid" style:text-underline-color="font-color"/>
    </style:style>
    <style:style style:name="T191_7" style:family="text"/>
    <style:style style:name="T191_8" style:family="text">
      <style:text-properties fo:color="#1155cc" style:text-underline-style="solid" style:text-underline-color="font-color"/>
    </style:style>
    <style:style style:name="T191_9" style:family="text"/>
    <style:style style:name="T191_10" style:family="text">
      <style:text-properties fo:color="#1155cc" style:text-underline-style="solid" style:text-underline-color="font-color"/>
    </style:style>
    <style:style style:name="T191_11" style:family="text"/>
    <style:style style:name="T191_12" style:family="text">
      <style:text-properties fo:color="#1155cc" style:text-underline-style="solid" style:text-underline-color="font-color"/>
    </style:style>
    <style:style style:name="T191_13" style:family="text"/>
    <style:style style:name="T191_14" style:family="text">
      <style:text-properties fo:color="#1155cc" style:text-underline-style="solid" style:text-underline-color="font-color"/>
    </style:style>
    <style:style style:name="T191_15" style:family="text"/>
    <style:style style:name="T191_16" style:family="text">
      <style:text-properties fo:color="#1155cc" style:text-underline-style="solid" style:text-underline-color="font-color"/>
    </style:style>
    <style:style style:name="T191_17" style:family="text"/>
    <style:style style:name="T191_18" style:family="text">
      <style:text-properties fo:font-style="italic" style:font-style-asian="italic" style:font-style-complex="italic"/>
    </style:style>
    <style:style style:name="T191_19" style:family="text">
      <style:text-properties fo:font-style="italic" style:font-style-asian="italic" style:font-style-complex="italic"/>
    </style:style>
    <style:style style:name="T191_20" style:family="text">
      <style:text-properties fo:font-style="italic" style:font-style-asian="italic" style:font-style-complex="italic"/>
    </style:style>
    <style:style style:name="T191_21" style:family="text">
      <style:text-properties fo:font-style="italic" style:font-style-asian="italic" style:font-style-complex="italic"/>
    </style:style>
    <style:style style:name="T191_22" style:family="text">
      <style:text-properties fo:font-style="italic" style:font-style-asian="italic" style:font-style-complex="italic"/>
    </style:style>
    <style:style style:name="T191_23" style:family="text">
      <style:text-properties fo:font-style="italic" style:font-style-asian="italic" style:font-style-complex="italic"/>
    </style:style>
    <style:style style:name="T191_24" style:family="text">
      <style:text-properties fo:font-style="italic" style:font-style-asian="italic" style:font-style-complex="italic"/>
    </style:style>
    <style:style style:name="T191_25" style:family="text">
      <style:text-properties fo:font-style="italic" style:font-style-asian="italic" style:font-style-complex="italic"/>
    </style:style>
    <style:style style:name="T191_26" style:family="text">
      <style:text-properties fo:font-style="italic" style:font-style-asian="italic" style:font-style-complex="italic"/>
    </style:style>
    <style:style style:name="T191_27" style:family="text">
      <style:text-properties fo:font-style="italic" style:font-style-asian="italic" style:font-style-complex="italic"/>
    </style:style>
    <style:style style:name="T191_28" style:family="text">
      <style:text-properties fo:font-style="italic" style:font-style-asian="italic" style:font-style-complex="italic"/>
    </style:style>
    <style:style style:name="T191_29" style:family="text">
      <style:text-properties fo:font-style="italic" style:font-style-asian="italic" style:font-style-complex="italic"/>
    </style:style>
    <style:style style:name="T191_30" style:family="text">
      <style:text-properties fo:font-style="italic" style:font-style-asian="italic" style:font-style-complex="italic"/>
    </style:style>
    <style:style style:name="T191_31" style:family="text">
      <style:text-properties fo:font-style="italic" style:font-style-asian="italic" style:font-style-complex="italic"/>
    </style:style>
    <style:style style:name="T191_32" style:family="text">
      <style:text-properties fo:font-style="italic" style:font-style-asian="italic" style:font-style-complex="italic"/>
    </style:style>
    <style:style style:name="T191_33" style:family="text">
      <style:text-properties fo:font-style="italic" style:font-style-asian="italic" style:font-style-complex="italic"/>
    </style:style>
    <style:style style:name="T191_34" style:family="text">
      <style:text-properties fo:font-style="italic" style:font-style-asian="italic" style:font-style-complex="italic"/>
    </style:style>
    <style:style style:name="T191_35" style:family="text">
      <style:text-properties fo:font-style="italic" style:font-style-asian="italic" style:font-style-complex="italic"/>
    </style:style>
    <style:style style:name="T191_36" style:family="text">
      <style:text-properties fo:font-style="italic" style:font-style-asian="italic" style:font-style-complex="italic"/>
    </style:style>
    <style:style style:name="T191_37" style:family="text">
      <style:text-properties fo:font-style="italic" style:font-style-asian="italic" style:font-style-complex="italic"/>
    </style:style>
    <style:style style:name="T191_38" style:family="text">
      <style:text-properties fo:font-style="italic" style:font-style-asian="italic" style:font-style-complex="italic"/>
    </style:style>
    <style:style style:name="T191_39" style:family="text">
      <style:text-properties fo:font-style="italic" style:font-style-asian="italic" style:font-style-complex="italic"/>
    </style:style>
    <style:style style:name="T191_40" style:family="text">
      <style:text-properties fo:font-style="italic" style:font-style-asian="italic" style:font-style-complex="italic"/>
    </style:style>
    <style:style style:name="T191_41" style:family="text">
      <style:text-properties fo:font-style="italic" style:font-style-asian="italic" style:font-style-complex="italic"/>
    </style:style>
    <style:style style:name="T191_42" style:family="text">
      <style:text-properties fo:font-style="italic" style:font-style-asian="italic" style:font-style-complex="italic"/>
    </style:style>
    <style:style style:name="T191_43" style:family="text">
      <style:text-properties fo:font-style="italic" style:font-style-asian="italic" style:font-style-complex="italic"/>
    </style:style>
    <style:style style:name="T191_44" style:family="text">
      <style:text-properties fo:font-style="italic" style:font-style-asian="italic" style:font-style-complex="italic"/>
    </style:style>
    <style:style style:name="T191_45" style:family="text">
      <style:text-properties fo:font-style="italic" style:font-style-asian="italic" style:font-style-complex="italic"/>
    </style:style>
    <style:style style:name="T191_46" style:family="text">
      <style:text-properties fo:font-style="italic" style:font-style-asian="italic" style:font-style-complex="italic"/>
    </style:style>
    <style:style style:name="T191_47" style:family="text">
      <style:text-properties fo:font-style="italic" style:font-style-asian="italic" style:font-style-complex="italic"/>
    </style:style>
    <style:style style:name="T191_48" style:family="text">
      <style:text-properties fo:font-style="italic" style:font-style-asian="italic" style:font-style-complex="italic"/>
    </style:style>
    <style:style style:name="T191_49" style:family="text">
      <style:text-properties fo:font-style="italic" style:font-style-asian="italic" style:font-style-complex="italic"/>
    </style:style>
    <style:style style:name="T191_50" style:family="text">
      <style:text-properties fo:font-style="italic" style:font-style-asian="italic" style:font-style-complex="italic"/>
    </style:style>
    <style:style style:name="T191_51" style:family="text">
      <style:text-properties fo:font-style="italic" style:font-style-asian="italic" style:font-style-complex="italic"/>
    </style:style>
    <style:style style:name="T191_52" style:family="text"/>
    <style:style style:name="T191_53" style:family="text"/>
    <style:style style:name="T191_54" style:family="text"/>
    <style:style style:name="T191_55" style:family="text"/>
    <style:style style:name="T191_56" style:family="text"/>
    <style:style style:name="T191_57" style:family="text"/>
    <style:style style:name="T191_58" style:family="text"/>
    <style:style style:name="T191_59" style:family="text"/>
    <style:style style:name="T191_60" style:family="text"/>
    <style:style style:name="T191_61" style:family="text"/>
    <style:style style:name="T191_62" style:family="text"/>
    <style:style style:name="T191_63" style:family="text"/>
    <style:style style:name="T191_64" style:family="text"/>
    <style:style style:name="T191_65" style:family="text"/>
    <style:style style:name="T191_66" style:family="text"/>
    <style:style style:name="T191_67" style:family="text"/>
    <style:style style:name="T191_68" style:family="text"/>
    <style:style style:name="T191_69" style:family="text"/>
    <style:style style:name="T191_70" style:family="text"/>
    <style:style style:name="T191_71" style:family="text"/>
    <style:style style:name="T191_72" style:family="text"/>
    <style:style style:name="T191_73" style:family="text"/>
    <style:style style:name="T191_74" style:family="text"/>
    <style:style style:name="T191_75" style:family="text"/>
    <style:style style:name="T191_76" style:family="text"/>
    <style:style style:name="T191_77" style:family="text"/>
    <style:style style:name="T191_78" style:family="text"/>
    <style:style style:name="T191_79" style:family="text"/>
    <style:style style:name="T191_80" style:family="text"/>
    <style:style style:name="T191_81" style:family="text"/>
    <style:style style:name="T191_82" style:family="text"/>
    <style:style style:name="T191_83" style:family="text"/>
    <style:style style:name="T191_84" style:family="text"/>
    <style:style style:name="T191_85" style:family="text"/>
    <style:style style:name="T191_86" style:family="text"/>
    <style:style style:name="T191_87" style:family="text"/>
    <style:style style:name="T191_88" style:family="text"/>
    <style:style style:name="T191_89" style:family="text"/>
    <style:style style:name="T191_90" style:family="text"/>
    <style:style style:name="T191_91" style:family="text"/>
    <style:style style:name="T191_92" style:family="text"/>
    <style:style style:name="T191_93" style:family="text"/>
    <style:style style:name="T191_94" style:family="text"/>
    <style:style style:name="T191_95" style:family="text"/>
    <style:style style:name="T191_96" style:family="text"/>
    <style:style style:name="T191_97" style:family="text"/>
    <style:style style:name="T191_98" style:family="text"/>
    <style:style style:name="T191_99" style:family="text"/>
    <style:style style:name="T191_100" style:family="text"/>
    <style:style style:name="T191_101" style:family="text"/>
    <style:style style:name="T191_102" style:family="text"/>
    <style:style style:name="T191_103" style:family="text"/>
    <style:style style:name="T191_104" style:family="text"/>
    <style:style style:name="T191_105" style:family="text"/>
    <style:style style:name="T191_106" style:family="text"/>
    <style:style style:name="T191_107" style:family="text"/>
    <style:style style:name="T191_108" style:family="text"/>
    <style:style style:name="T191_109" style:family="text"/>
    <style:style style:name="T191_110" style:family="text"/>
    <style:style style:name="T191_111" style:family="text"/>
    <style:style style:name="T191_112" style:family="text"/>
    <style:style style:name="T191_113" style:family="text"/>
    <style:style style:name="T191_114" style:family="text"/>
    <style:style style:name="T191_115" style:family="text"/>
    <style:style style:name="T191_116" style:family="text"/>
    <style:style style:name="T191_117" style:family="text"/>
    <style:style style:name="T191_118" style:family="text"/>
    <style:style style:name="T191_119" style:family="text"/>
    <style:style style:name="T191_120" style:family="text"/>
    <style:style style:name="T191_121" style:family="text"/>
    <style:style style:name="T191_122" style:family="text"/>
    <style:style style:name="T191_123" style:family="text"/>
    <style:style style:name="T191_124" style:family="text"/>
    <style:style style:name="T191_125" style:family="text"/>
    <style:style style:name="T191_126" style:family="text"/>
    <style:style style:name="T191_127" style:family="text"/>
    <style:style style:name="T191_128" style:family="text"/>
    <style:style style:name="T191_129" style:family="text"/>
    <style:style style:name="T191_130" style:family="text"/>
    <style:style style:name="T191_131" style:family="text"/>
    <style:style style:name="T191_132" style:family="text"/>
    <style:style style:name="T191_133" style:family="text"/>
    <style:style style:name="T191_134" style:family="text"/>
    <style:style style:name="T191_135" style:family="text"/>
    <style:style style:name="T191_136" style:family="text"/>
    <style:style style:name="T191_137" style:family="text"/>
    <style:style style:name="T191_138" style:family="text"/>
    <style:style style:name="T191_139" style:family="text"/>
    <style:style style:name="T191_140" style:family="text"/>
    <style:style style:name="T191_141" style:family="text"/>
    <style:style style:name="T191_142" style:family="text"/>
    <style:style style:name="T191_143" style:family="text"/>
    <style:style style:name="T191_144" style:family="text"/>
    <style:style style:name="T191_145" style:family="text"/>
    <style:style style:name="T191_146" style:family="text"/>
    <style:style style:name="T191_147" style:family="text"/>
    <style:style style:name="T191_148" style:family="text"/>
    <style:style style:name="T191_149" style:family="text"/>
    <style:style style:name="T191_150" style:family="text"/>
    <style:style style:name="T191_151" style:family="text"/>
    <style:style style:name="T191_152" style:family="text"/>
    <style:style style:name="T191_153" style:family="text"/>
    <style:style style:name="T191_154" style:family="text"/>
    <style:style style:name="T191_155" style:family="text"/>
    <style:style style:name="T191_156" style:family="text"/>
    <style:style style:name="T191_157" style:family="text"/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weight="bold" style:font-weight-asian="bold" style:font-weight-complex="bold"/>
    </style:style>
    <style:style style:name="T193_2" style:family="text">
      <style:text-properties fo:font-weight="bold" style:font-weight-asian="bold" style:font-weight-complex="bold"/>
    </style:style>
    <style:style style:name="T193_3" style:family="text">
      <style:text-properties fo:font-weight="bold" style:font-weight-asian="bold" style:font-weight-complex="bold"/>
    </style:style>
    <style:style style:name="T193_4" style:family="text"/>
    <style:style style:name="T193_5" style:family="text"/>
    <style:style style:name="T193_6" style:family="text">
      <style:text-properties fo:color="#1155cc" style:text-underline-style="solid" style:text-underline-color="font-color"/>
    </style:style>
    <style:style style:name="T193_7" style:family="text"/>
    <style:style style:name="T193_8" style:family="text">
      <style:text-properties fo:color="#1155cc" style:text-underline-style="solid" style:text-underline-color="font-color"/>
    </style:style>
    <style:style style:name="T193_9" style:family="text"/>
    <style:style style:name="T193_10" style:family="text">
      <style:text-properties fo:color="#1155cc" style:text-underline-style="solid" style:text-underline-color="font-color"/>
    </style:style>
    <style:style style:name="T193_11" style:family="text"/>
    <style:style style:name="T193_12" style:family="text">
      <style:text-properties fo:color="#1155cc" style:text-underline-style="solid" style:text-underline-color="font-color"/>
    </style:style>
    <style:style style:name="T193_13" style:family="text"/>
    <style:style style:name="T193_14" style:family="text">
      <style:text-properties fo:color="#1155cc" style:text-underline-style="solid" style:text-underline-color="font-color"/>
    </style:style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T193_65" style:family="text"/>
    <style:style style:name="T193_66" style:family="text"/>
    <style:style style:name="T193_67" style:family="text"/>
    <style:style style:name="T193_68" style:family="text"/>
    <style:style style:name="T193_69" style:family="text"/>
    <style:style style:name="T193_70" style:family="text"/>
    <style:style style:name="T193_71" style:family="text"/>
    <style:style style:name="T193_72" style:family="text"/>
    <style:style style:name="T193_73" style:family="text"/>
    <style:style style:name="T193_74" style:family="text"/>
    <style:style style:name="T193_75" style:family="text"/>
    <style:style style:name="T193_76" style:family="text"/>
    <style:style style:name="T193_77" style:family="text"/>
    <style:style style:name="T193_78" style:family="text"/>
    <style:style style:name="T193_79" style:family="text"/>
    <style:style style:name="T193_80" style:family="text"/>
    <style:style style:name="T193_81" style:family="text"/>
    <style:style style:name="T193_82" style:family="text"/>
    <style:style style:name="T193_83" style:family="text"/>
    <style:style style:name="T193_84" style:family="text"/>
    <style:style style:name="T193_85" style:family="text"/>
    <style:style style:name="T193_86" style:family="text"/>
    <style:style style:name="T193_87" style:family="text"/>
    <style:style style:name="T193_88" style:family="text"/>
    <style:style style:name="T193_89" style:family="text"/>
    <style:style style:name="T193_90" style:family="text"/>
    <style:style style:name="T193_91" style:family="text"/>
    <style:style style:name="T193_92" style:family="text"/>
    <style:style style:name="T193_93" style:family="text"/>
    <style:style style:name="T193_94" style:family="text"/>
    <style:style style:name="T193_95" style:family="text"/>
    <style:style style:name="T193_96" style:family="text"/>
    <style:style style:name="T193_97" style:family="text"/>
    <style:style style:name="T193_98" style:family="text"/>
    <style:style style:name="T193_99" style:family="text"/>
    <style:style style:name="T193_100" style:family="text"/>
    <style:style style:name="T193_101" style:family="text"/>
    <style:style style:name="T193_102" style:family="text"/>
    <style:style style:name="T193_103" style:family="text"/>
    <style:style style:name="T193_104" style:family="text"/>
    <style:style style:name="T193_105" style:family="text"/>
    <style:style style:name="T193_106" style:family="text"/>
    <style:style style:name="T193_107" style:family="text"/>
    <style:style style:name="T193_108" style:family="text"/>
    <style:style style:name="T193_109" style:family="text"/>
    <style:style style:name="T193_110" style:family="text"/>
    <style:style style:name="T193_111" style:family="text"/>
    <style:style style:name="T193_112" style:family="text"/>
    <style:style style:name="T193_113" style:family="text"/>
    <style:style style:name="T193_114" style:family="text"/>
    <style:style style:name="T193_115" style:family="text"/>
    <style:style style:name="T193_116" style:family="text"/>
    <style:style style:name="T193_117" style:family="text"/>
    <style:style style:name="T193_118" style:family="text"/>
    <style:style style:name="T193_119" style:family="text"/>
    <style:style style:name="T193_120" style:family="text"/>
    <style:style style:name="T193_121" style:family="text"/>
    <style:style style:name="T193_122" style:family="text"/>
    <style:style style:name="T193_123" style:family="text"/>
    <style:style style:name="T193_124" style:family="text"/>
    <style:style style:name="T193_125" style:family="text"/>
    <style:style style:name="T193_126" style:family="text"/>
    <style:style style:name="T193_127" style:family="text"/>
    <style:style style:name="T193_128" style:family="text"/>
    <style:style style:name="T193_129" style:family="text"/>
    <style:style style:name="T193_130" style:family="text"/>
    <style:style style:name="T193_131" style:family="text"/>
    <style:style style:name="T193_132" style:family="text"/>
    <style:style style:name="T193_133" style:family="text"/>
    <style:style style:name="T193_134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weight="bold" style:font-weight-asian="bold" style:font-weight-complex="bold"/>
    </style:style>
    <style:style style:name="T195_2" style:family="text"/>
    <style:style style:name="T195_3" style:family="text"/>
    <style:style style:name="T195_4" style:family="text">
      <style:text-properties fo:color="#1155cc" style:text-underline-style="solid" style:text-underline-color="font-color"/>
    </style:style>
    <style:style style:name="T195_5" style:family="text"/>
    <style:style style:name="T195_6" style:family="text">
      <style:text-properties fo:color="#1155cc" style:text-underline-style="solid" style:text-underline-color="font-color"/>
    </style:style>
    <style:style style:name="T195_7" style:family="text"/>
    <style:style style:name="T195_8" style:family="text">
      <style:text-properties fo:color="#1155cc" style:text-underline-style="solid" style:text-underline-color="font-color"/>
    </style:style>
    <style:style style:name="T195_9" style:family="text"/>
    <style:style style:name="T195_10" style:family="text">
      <style:text-properties fo:color="#1155cc" style:text-underline-style="solid" style:text-underline-color="font-color"/>
    </style:style>
    <style:style style:name="T195_11" style:family="text"/>
    <style:style style:name="T195_12" style:family="text">
      <style:text-properties fo:color="#1155cc" style:text-underline-style="solid" style:text-underline-color="font-color"/>
    </style:style>
    <style:style style:name="T195_13" style:family="text"/>
    <style:style style:name="T195_14" style:family="text">
      <style:text-properties fo:color="#1155cc" style:text-underline-style="solid" style:text-underline-color="font-color"/>
    </style:style>
    <style:style style:name="T195_15" style:family="text"/>
    <style:style style:name="T195_16" style:family="text">
      <style:text-properties fo:color="#1155cc" style:text-underline-style="solid" style:text-underline-color="font-color"/>
    </style:style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/>
    <style:style style:name="T195_45" style:family="text"/>
    <style:style style:name="T195_46" style:family="text"/>
    <style:style style:name="T195_47" style:family="text"/>
    <style:style style:name="T195_48" style:family="text"/>
    <style:style style:name="T195_49" style:family="text"/>
    <style:style style:name="T195_50" style:family="text"/>
    <style:style style:name="T195_51" style:family="text"/>
    <style:style style:name="T195_52" style:family="text"/>
    <style:style style:name="T195_53" style:family="text"/>
    <style:style style:name="T195_54" style:family="text"/>
    <style:style style:name="T195_55" style:family="text"/>
    <style:style style:name="T195_56" style:family="text"/>
    <style:style style:name="T195_57" style:family="text"/>
    <style:style style:name="T195_58" style:family="text"/>
    <style:style style:name="T195_59" style:family="text"/>
    <style:style style:name="T195_60" style:family="text"/>
    <style:style style:name="T195_61" style:family="text"/>
    <style:style style:name="T195_62" style:family="text"/>
    <style:style style:name="T195_63" style:family="text"/>
    <style:style style:name="T195_64" style:family="text"/>
    <style:style style:name="T195_65" style:family="text"/>
    <style:style style:name="T195_66" style:family="text"/>
    <style:style style:name="T195_67" style:family="text"/>
    <style:style style:name="T195_68" style:family="text"/>
    <style:style style:name="T195_69" style:family="text"/>
    <style:style style:name="T195_70" style:family="text"/>
    <style:style style:name="T195_71" style:family="text"/>
    <style:style style:name="T195_72" style:family="text"/>
    <style:style style:name="T195_73" style:family="text"/>
    <style:style style:name="T195_74" style:family="text"/>
    <style:style style:name="T195_75" style:family="text"/>
    <style:style style:name="T195_76" style:family="text"/>
    <style:style style:name="T195_77" style:family="text"/>
    <style:style style:name="T195_78" style:family="text"/>
    <style:style style:name="T195_79" style:family="text"/>
    <style:style style:name="T195_80" style:family="text"/>
    <style:style style:name="T195_81" style:family="text"/>
    <style:style style:name="T195_82" style:family="text"/>
    <style:style style:name="T195_83" style:family="text"/>
    <style:style style:name="T195_84" style:family="text"/>
    <style:style style:name="T195_85" style:family="text"/>
    <style:style style:name="T195_86" style:family="text"/>
    <style:style style:name="T195_87" style:family="text"/>
    <style:style style:name="T195_88" style:family="text"/>
    <style:style style:name="T195_89" style:family="text"/>
    <style:style style:name="T195_90" style:family="text"/>
    <style:style style:name="T195_91" style:family="text"/>
    <style:style style:name="T195_92" style:family="text"/>
    <style:style style:name="T195_93" style:family="text"/>
    <style:style style:name="T195_94" style:family="text"/>
    <style:style style:name="T195_95" style:family="text"/>
    <style:style style:name="T195_96" style:family="text"/>
    <style:style style:name="T195_97" style:family="text"/>
    <style:style style:name="T195_98" style:family="text"/>
    <style:style style:name="T195_99" style:family="text"/>
    <style:style style:name="T195_100" style:family="text"/>
    <style:style style:name="T195_101" style:family="text"/>
    <style:style style:name="T195_102" style:family="text"/>
    <style:style style:name="T195_103" style:family="text"/>
    <style:style style:name="T195_104" style:family="text"/>
    <style:style style:name="T195_105" style:family="text"/>
    <style:style style:name="T195_106" style:family="text"/>
    <style:style style:name="T195_107" style:family="text"/>
    <style:style style:name="T195_108" style:family="text"/>
    <style:style style:name="T195_109" style:family="text"/>
    <style:style style:name="T195_110" style:family="text"/>
    <style:style style:name="T195_111" style:family="text"/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fo:font-weight="bold" style:font-weight-asian="bold" style:font-weight-complex="bold"/>
    </style:style>
    <style:style style:name="T197_2" style:family="text">
      <style:text-properties fo:font-weight="bold" style:font-weight-asian="bold" style:font-weight-complex="bold"/>
    </style:style>
    <style:style style:name="T197_3" style:family="text"/>
    <style:style style:name="T197_4" style:family="text"/>
    <style:style style:name="T197_5" style:family="text">
      <style:text-properties fo:color="#1155cc" style:text-underline-style="solid" style:text-underline-color="font-color"/>
    </style:style>
    <style:style style:name="T197_6" style:family="text"/>
    <style:style style:name="T197_7" style:family="text">
      <style:text-properties fo:color="#1155cc" style:text-underline-style="solid" style:text-underline-color="font-color"/>
    </style:style>
    <style:style style:name="T197_8" style:family="text"/>
    <style:style style:name="T197_9" style:family="text">
      <style:text-properties fo:color="#1155cc" style:text-underline-style="solid" style:text-underline-color="font-color"/>
    </style:style>
    <style:style style:name="T197_10" style:family="text"/>
    <style:style style:name="T197_11" style:family="text">
      <style:text-properties fo:color="#1155cc" style:text-underline-style="solid" style:text-underline-color="font-color"/>
    </style:style>
    <style:style style:name="T197_12" style:family="text"/>
    <style:style style:name="T197_13" style:family="text">
      <style:text-properties fo:color="#1155cc" style:text-underline-style="solid" style:text-underline-color="font-color"/>
    </style:style>
    <style:style style:name="T197_14" style:family="text"/>
    <style:style style:name="T197_15" style:family="text">
      <style:text-properties fo:color="#1155cc" style:text-underline-style="solid" style:text-underline-color="font-color"/>
    </style:style>
    <style:style style:name="T197_16" style:family="text"/>
    <style:style style:name="T197_17" style:family="text">
      <style:text-properties fo:color="#1155cc" style:text-underline-style="solid" style:text-underline-color="font-color"/>
    </style:style>
    <style:style style:name="T197_18" style:family="text"/>
    <style:style style:name="T197_19" style:family="text">
      <style:text-properties fo:color="#1155cc" style:text-underline-style="solid" style:text-underline-color="font-color"/>
    </style:style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>
      <style:text-properties fo:font-style="italic" style:font-style-asian="italic" style:font-style-complex="italic"/>
    </style:style>
    <style:style style:name="T197_40" style:family="text">
      <style:text-properties fo:font-style="italic" style:font-style-asian="italic" style:font-style-complex="italic"/>
    </style:style>
    <style:style style:name="T197_41" style:family="text">
      <style:text-properties fo:font-style="italic" style:font-style-asian="italic" style:font-style-complex="italic"/>
    </style:style>
    <style:style style:name="T197_42" style:family="text">
      <style:text-properties fo:font-style="italic" style:font-style-asian="italic" style:font-style-complex="italic"/>
    </style:style>
    <style:style style:name="T197_43" style:family="text">
      <style:text-properties fo:font-style="italic" style:font-style-asian="italic" style:font-style-complex="italic"/>
    </style:style>
    <style:style style:name="T197_44" style:family="text">
      <style:text-properties fo:font-style="italic" style:font-style-asian="italic" style:font-style-complex="italic"/>
    </style:style>
    <style:style style:name="T197_45" style:family="text">
      <style:text-properties fo:font-style="italic" style:font-style-asian="italic" style:font-style-complex="italic"/>
    </style:style>
    <style:style style:name="T197_46" style:family="text">
      <style:text-properties fo:font-style="italic" style:font-style-asian="italic" style:font-style-complex="italic"/>
    </style:style>
    <style:style style:name="T197_47" style:family="text">
      <style:text-properties fo:font-style="italic" style:font-style-asian="italic" style:font-style-complex="italic"/>
    </style:style>
    <style:style style:name="T197_48" style:family="text">
      <style:text-properties fo:font-style="italic" style:font-style-asian="italic" style:font-style-complex="italic"/>
    </style:style>
    <style:style style:name="T197_49" style:family="text">
      <style:text-properties fo:font-style="italic" style:font-style-asian="italic" style:font-style-complex="italic"/>
    </style:style>
    <style:style style:name="T197_50" style:family="text">
      <style:text-properties fo:font-style="italic" style:font-style-asian="italic" style:font-style-complex="italic"/>
    </style:style>
    <style:style style:name="T197_51" style:family="text">
      <style:text-properties fo:font-style="italic" style:font-style-asian="italic" style:font-style-complex="italic"/>
    </style:style>
    <style:style style:name="T197_52" style:family="text">
      <style:text-properties fo:font-style="italic" style:font-style-asian="italic" style:font-style-complex="italic"/>
    </style:style>
    <style:style style:name="T197_53" style:family="text">
      <style:text-properties fo:font-style="italic" style:font-style-asian="italic" style:font-style-complex="italic"/>
    </style:style>
    <style:style style:name="T197_54" style:family="text">
      <style:text-properties fo:font-style="italic" style:font-style-asian="italic" style:font-style-complex="italic"/>
    </style:style>
    <style:style style:name="T197_55" style:family="text">
      <style:text-properties fo:font-style="italic" style:font-style-asian="italic" style:font-style-complex="italic"/>
    </style:style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T197_71" style:family="text"/>
    <style:style style:name="T197_72" style:family="text"/>
    <style:style style:name="T197_73" style:family="text"/>
    <style:style style:name="T197_74" style:family="text"/>
    <style:style style:name="T197_75" style:family="text"/>
    <style:style style:name="T197_76" style:family="text"/>
    <style:style style:name="T197_77" style:family="text"/>
    <style:style style:name="T197_78" style:family="text"/>
    <style:style style:name="T197_79" style:family="text"/>
    <style:style style:name="T197_80" style:family="text"/>
    <style:style style:name="T197_81" style:family="text"/>
    <style:style style:name="T197_82" style:family="text"/>
    <style:style style:name="T197_83" style:family="text"/>
    <style:style style:name="T197_84" style:family="text"/>
    <style:style style:name="T197_85" style:family="text"/>
    <style:style style:name="T197_86" style:family="text"/>
    <style:style style:name="T197_87" style:family="text"/>
    <style:style style:name="T197_88" style:family="text"/>
    <style:style style:name="T197_89" style:family="text"/>
    <style:style style:name="T197_90" style:family="text"/>
    <style:style style:name="T197_91" style:family="text"/>
    <style:style style:name="T197_92" style:family="text"/>
    <style:style style:name="T197_93" style:family="text"/>
    <style:style style:name="T197_94" style:family="text"/>
    <style:style style:name="T197_95" style:family="text"/>
    <style:style style:name="T197_96" style:family="text"/>
    <style:style style:name="T197_97" style:family="text"/>
    <style:style style:name="T197_98" style:family="text"/>
    <style:style style:name="T197_99" style:family="text"/>
    <style:style style:name="T197_100" style:family="text"/>
    <style:style style:name="T197_101" style:family="text"/>
    <style:style style:name="T197_102" style:family="text"/>
    <style:style style:name="T197_103" style:family="text"/>
    <style:style style:name="T197_104" style:family="text"/>
    <style:style style:name="T197_105" style:family="text"/>
    <style:style style:name="T197_106" style:family="text"/>
    <style:style style:name="T197_107" style:family="text"/>
    <style:style style:name="T197_108" style:family="text"/>
    <style:style style:name="T197_109" style:family="text"/>
    <style:style style:name="T197_110" style:family="text"/>
    <style:style style:name="T197_111" style:family="text"/>
    <style:style style:name="T197_112" style:family="text"/>
    <style:style style:name="T197_113" style:family="text"/>
    <style:style style:name="T197_114" style:family="text"/>
    <style:style style:name="T197_115" style:family="text"/>
    <style:style style:name="T197_116" style:family="text"/>
    <style:style style:name="T197_117" style:family="text"/>
    <style:style style:name="T197_118" style:family="text"/>
    <style:style style:name="T197_119" style:family="text"/>
    <style:style style:name="T197_120" style:family="text"/>
    <style:style style:name="T197_121" style:family="text"/>
    <style:style style:name="T197_122" style:family="text"/>
    <style:style style:name="T197_123" style:family="text"/>
    <style:style style:name="T197_124" style:family="text"/>
    <style:style style:name="T197_125" style:family="text"/>
    <style:style style:name="T197_126" style:family="text"/>
    <style:style style:name="T197_127" style:family="text"/>
    <style:style style:name="T197_128" style:family="text"/>
    <style:style style:name="T197_129" style:family="text"/>
    <style:style style:name="T197_130" style:family="text"/>
    <style:style style:name="T197_131" style:family="text"/>
    <style:style style:name="T197_132" style:family="text"/>
    <style:style style:name="T197_133" style:family="text"/>
    <style:style style:name="T197_134" style:family="text"/>
    <style:style style:name="P19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font-weight="bold" style:font-weight-asian="bold" style:font-weight-complex="bold"/>
    </style:style>
    <style:style style:name="T199_2" style:family="text">
      <style:text-properties fo:font-weight="bold" style:font-weight-asian="bold" style:font-weight-complex="bold"/>
    </style:style>
    <style:style style:name="T199_3" style:family="text"/>
    <style:style style:name="T199_4" style:family="text">
      <style:text-properties fo:color="#1155cc" style:text-underline-style="solid" style:text-underline-color="font-color"/>
    </style:style>
    <style:style style:name="T199_5" style:family="text"/>
    <style:style style:name="T199_6" style:family="text">
      <style:text-properties fo:color="#1155cc" style:text-underline-style="solid" style:text-underline-color="font-color"/>
    </style:style>
    <style:style style:name="T199_7" style:family="text"/>
    <style:style style:name="T199_8" style:family="text">
      <style:text-properties fo:color="#1155cc" style:text-underline-style="solid" style:text-underline-color="font-color"/>
    </style:style>
    <style:style style:name="T199_9" style:family="text"/>
    <style:style style:name="T199_10" style:family="text">
      <style:text-properties fo:color="#1155cc" style:text-underline-style="solid" style:text-underline-color="font-color"/>
    </style:style>
    <style:style style:name="T199_11" style:family="text"/>
    <style:style style:name="T199_12" style:family="text">
      <style:text-properties fo:color="#1155cc" style:text-underline-style="solid" style:text-underline-color="font-color"/>
    </style:style>
    <style:style style:name="T199_13" style:family="text"/>
    <style:style style:name="T199_14" style:family="text">
      <style:text-properties fo:color="#1155cc" style:text-underline-style="solid" style:text-underline-color="font-color"/>
    </style:style>
    <style:style style:name="T199_15" style:family="text"/>
    <style:style style:name="T199_16" style:family="text">
      <style:text-properties fo:color="#1155cc" style:text-underline-style="solid" style:text-underline-color="font-color"/>
    </style:style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T199_47" style:family="text"/>
    <style:style style:name="T199_48" style:family="text"/>
    <style:style style:name="T199_49" style:family="text"/>
    <style:style style:name="T199_50" style:family="text"/>
    <style:style style:name="T199_51" style:family="text"/>
    <style:style style:name="T199_52" style:family="text"/>
    <style:style style:name="T199_53" style:family="text"/>
    <style:style style:name="T199_54" style:family="text"/>
    <style:style style:name="T199_55" style:family="text"/>
    <style:style style:name="T199_56" style:family="text"/>
    <style:style style:name="T199_57" style:family="text"/>
    <style:style style:name="T199_58" style:family="text"/>
    <style:style style:name="T199_59" style:family="text"/>
    <style:style style:name="T199_60" style:family="text"/>
    <style:style style:name="T199_61" style:family="text"/>
    <style:style style:name="T199_62" style:family="text"/>
    <style:style style:name="T199_63" style:family="text"/>
    <style:style style:name="T199_64" style:family="text"/>
    <style:style style:name="T199_65" style:family="text"/>
    <style:style style:name="T199_66" style:family="text"/>
    <style:style style:name="T199_67" style:family="text"/>
    <style:style style:name="T199_68" style:family="text"/>
    <style:style style:name="T199_69" style:family="text"/>
    <style:style style:name="T199_70" style:family="text"/>
    <style:style style:name="T199_71" style:family="text"/>
    <style:style style:name="T199_72" style:family="text"/>
    <style:style style:name="T199_73" style:family="text"/>
    <style:style style:name="T199_74" style:family="text"/>
    <style:style style:name="T199_75" style:family="text"/>
    <style:style style:name="T199_76" style:family="text"/>
    <style:style style:name="T199_77" style:family="text"/>
    <style:style style:name="T199_78" style:family="text"/>
    <style:style style:name="T199_79" style:family="text"/>
    <style:style style:name="T199_80" style:family="text"/>
    <style:style style:name="T199_81" style:family="text"/>
    <style:style style:name="T199_82" style:family="text"/>
    <style:style style:name="T199_83" style:family="text"/>
    <style:style style:name="T199_84" style:family="text"/>
    <style:style style:name="T199_85" style:family="text"/>
    <style:style style:name="T199_86" style:family="text"/>
    <style:style style:name="T199_87" style:family="text"/>
    <style:style style:name="T199_88" style:family="text"/>
    <style:style style:name="T199_89" style:family="text"/>
    <style:style style:name="T199_90" style:family="text"/>
    <style:style style:name="T199_91" style:family="text"/>
    <style:style style:name="T199_92" style:family="text"/>
    <style:style style:name="T199_93" style:family="text"/>
    <style:style style:name="T199_94" style:family="text"/>
    <style:style style:name="T199_95" style:family="text"/>
    <style:style style:name="T199_96" style:family="text"/>
    <style:style style:name="T199_97" style:family="text"/>
    <style:style style:name="T199_98" style:family="text"/>
    <style:style style:name="T199_99" style:family="text"/>
    <style:style style:name="T199_100" style:family="text"/>
    <style:style style:name="T199_101" style:family="text"/>
    <style:style style:name="T199_102" style:family="text"/>
    <style:style style:name="T199_103" style:family="text"/>
    <style:style style:name="T199_104" style:family="text"/>
    <style:style style:name="T199_105" style:family="text"/>
    <style:style style:name="T199_106" style:family="text"/>
    <style:style style:name="T199_107" style:family="text"/>
    <style:style style:name="T199_108" style:family="text"/>
    <style:style style:name="T199_109" style:family="text"/>
    <style:style style:name="T199_110" style:family="text"/>
    <style:style style:name="T199_111" style:family="text"/>
    <style:style style:name="T199_112" style:family="text"/>
    <style:style style:name="T199_113" style:family="text"/>
    <style:style style:name="T199_114" style:family="text"/>
    <style:style style:name="T199_115" style:family="text"/>
    <style:style style:name="T199_116" style:family="text"/>
    <style:style style:name="T199_117" style:family="text"/>
    <style:style style:name="T199_118" style:family="text"/>
    <style:style style:name="T199_119" style:family="text"/>
    <style:style style:name="P200" style:family="paragraph" style:parent-style-name="Heading_20_2">
      <style:paragraph-properties fo:break-before="auto" fo:line-height="115%" style:writing-mode="lr-tb"/>
    </style:style>
    <style:style style:name="T200_1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font-weight="bold" style:font-weight-asian="bold" style:font-weight-complex="bold"/>
    </style:style>
    <style:style style:name="T201_2" style:family="text">
      <style:text-properties fo:font-weight="bold" style:font-weight-asian="bold" style:font-weight-complex="bold"/>
    </style:style>
    <style:style style:name="T201_3" style:family="text">
      <style:text-properties fo:font-weight="bold" style:font-weight-asian="bold" style:font-weight-complex="bold"/>
    </style:style>
    <style:style style:name="T201_4" style:family="text">
      <style:text-properties fo:font-weight="bold" style:font-weight-asian="bold" style:font-weight-complex="bold"/>
    </style:style>
    <style:style style:name="T201_5" style:family="text">
      <style:text-properties fo:font-weight="bold" style:font-weight-asian="bold" style:font-weight-complex="bold"/>
    </style:style>
    <style:style style:name="T201_6" style:family="text">
      <style:text-properties fo:font-weight="bold" style:font-weight-asian="bold" style:font-weight-complex="bold"/>
    </style:style>
    <style:style style:name="T201_7" style:family="text">
      <style:text-properties fo:font-weight="bold" style:font-weight-asian="bold" style:font-weight-complex="bold"/>
    </style:style>
    <style:style style:name="T201_8" style:family="text">
      <style:text-properties fo:font-weight="bold" style:font-weight-asian="bold" style:font-weight-complex="bold"/>
    </style:style>
    <style:style style:name="T201_9" style:family="text">
      <style:text-properties fo:font-weight="bold" style:font-weight-asian="bold" style:font-weight-complex="bold"/>
    </style:style>
    <style:style style:name="T201_10" style:family="text">
      <style:text-properties fo:font-weight="bold" style:font-weight-asian="bold" style:font-weight-complex="bold"/>
    </style:style>
    <style:style style:name="T201_11" style:family="text"/>
    <style:style style:name="T201_12" style:family="text"/>
    <style:style style:name="T201_13" style:family="text">
      <style:text-properties fo:color="#1155cc" style:text-underline-style="solid" style:text-underline-color="font-color"/>
    </style:style>
    <style:style style:name="T201_14" style:family="text"/>
    <style:style style:name="T201_15" style:family="text">
      <style:text-properties fo:color="#1155cc" style:text-underline-style="solid" style:text-underline-color="font-color"/>
    </style:style>
    <style:style style:name="T201_16" style:family="text"/>
    <style:style style:name="T201_17" style:family="text">
      <style:text-properties fo:color="#1155cc" style:text-underline-style="solid" style:text-underline-color="font-color"/>
    </style:style>
    <style:style style:name="T201_18" style:family="text"/>
    <style:style style:name="T201_19" style:family="text">
      <style:text-properties fo:color="#1155cc" style:text-underline-style="solid" style:text-underline-color="font-color"/>
    </style:style>
    <style:style style:name="T201_20" style:family="text"/>
    <style:style style:name="T201_21" style:family="text">
      <style:text-properties fo:color="#1155cc" style:text-underline-style="solid" style:text-underline-color="font-color"/>
    </style:style>
    <style:style style:name="T201_22" style:family="text"/>
    <style:style style:name="T201_23" style:family="text">
      <style:text-properties fo:color="#1155cc" style:text-underline-style="solid" style:text-underline-color="font-color"/>
    </style:style>
    <style:style style:name="T201_24" style:family="text"/>
    <style:style style:name="T201_25" style:family="text">
      <style:text-properties fo:color="#1155cc" style:text-underline-style="solid" style:text-underline-color="font-color"/>
    </style:style>
    <style:style style:name="T201_26" style:family="text"/>
    <style:style style:name="T201_27" style:family="text">
      <style:text-properties fo:color="#1155cc" style:text-underline-style="solid" style:text-underline-color="font-color"/>
    </style:style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T201_53" style:family="text"/>
    <style:style style:name="T201_54" style:family="text"/>
    <style:style style:name="T201_55" style:family="text"/>
    <style:style style:name="T201_56" style:family="text"/>
    <style:style style:name="T201_57" style:family="text"/>
    <style:style style:name="T201_58" style:family="text"/>
    <style:style style:name="T201_59" style:family="text"/>
    <style:style style:name="T201_60" style:family="text"/>
    <style:style style:name="T201_61" style:family="text"/>
    <style:style style:name="T201_62" style:family="text"/>
    <style:style style:name="T201_63" style:family="text"/>
    <style:style style:name="T201_64" style:family="text"/>
    <style:style style:name="T201_65" style:family="text"/>
    <style:style style:name="T201_66" style:family="text"/>
    <style:style style:name="T201_67" style:family="text"/>
    <style:style style:name="T201_68" style:family="text"/>
    <style:style style:name="T201_69" style:family="text"/>
    <style:style style:name="T201_70" style:family="text"/>
    <style:style style:name="T201_71" style:family="text"/>
    <style:style style:name="T201_72" style:family="text"/>
    <style:style style:name="T201_73" style:family="text"/>
    <style:style style:name="T201_74" style:family="text"/>
    <style:style style:name="T201_75" style:family="text"/>
    <style:style style:name="T201_76" style:family="text"/>
    <style:style style:name="T201_77" style:family="text"/>
    <style:style style:name="T201_78" style:family="text"/>
    <style:style style:name="T201_79" style:family="text"/>
    <style:style style:name="T201_80" style:family="text"/>
    <style:style style:name="T201_81" style:family="text"/>
    <style:style style:name="T201_82" style:family="text"/>
    <style:style style:name="T201_83" style:family="text"/>
    <style:style style:name="T201_84" style:family="text"/>
    <style:style style:name="T201_85" style:family="text"/>
    <style:style style:name="T201_86" style:family="text"/>
    <style:style style:name="T201_87" style:family="text"/>
    <style:style style:name="T201_88" style:family="text"/>
    <style:style style:name="T201_89" style:family="text"/>
    <style:style style:name="T201_90" style:family="text"/>
    <style:style style:name="T201_91" style:family="text"/>
    <style:style style:name="T201_92" style:family="text"/>
    <style:style style:name="T201_93" style:family="text"/>
    <style:style style:name="T201_94" style:family="text"/>
    <style:style style:name="T201_95" style:family="text"/>
    <style:style style:name="T201_96" style:family="text"/>
    <style:style style:name="T201_97" style:family="text"/>
    <style:style style:name="T201_98" style:family="text"/>
    <style:style style:name="T201_99" style:family="text"/>
    <style:style style:name="T201_100" style:family="text"/>
    <style:style style:name="T201_101" style:family="text"/>
    <style:style style:name="T201_102" style:family="text"/>
    <style:style style:name="T201_103" style:family="text"/>
    <style:style style:name="T201_104" style:family="text"/>
    <style:style style:name="T201_105" style:family="text"/>
    <style:style style:name="T201_106" style:family="text"/>
    <style:style style:name="T201_107" style:family="text"/>
    <style:style style:name="T201_108" style:family="text"/>
    <style:style style:name="T201_109" style:family="text"/>
    <style:style style:name="T201_110" style:family="text"/>
    <style:style style:name="P20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font-weight="bold" style:font-weight-asian="bold" style:font-weight-complex="bold"/>
    </style:style>
    <style:style style:name="T203_2" style:family="text">
      <style:text-properties fo:font-weight="bold" style:font-weight-asian="bold" style:font-weight-complex="bold"/>
    </style:style>
    <style:style style:name="T203_3" style:family="text">
      <style:text-properties fo:font-weight="bold" style:font-weight-asian="bold" style:font-weight-complex="bold"/>
    </style:style>
    <style:style style:name="T203_4" style:family="text">
      <style:text-properties fo:font-weight="bold" style:font-weight-asian="bold" style:font-weight-complex="bold"/>
    </style:style>
    <style:style style:name="T203_5" style:family="text">
      <style:text-properties fo:font-weight="bold" style:font-weight-asian="bold" style:font-weight-complex="bold"/>
    </style:style>
    <style:style style:name="T203_6" style:family="text">
      <style:text-properties fo:font-weight="bold" style:font-weight-asian="bold" style:font-weight-complex="bold"/>
    </style:style>
    <style:style style:name="T203_7" style:family="text"/>
    <style:style style:name="T203_8" style:family="text"/>
    <style:style style:name="T203_9" style:family="text">
      <style:text-properties fo:color="#1155cc" style:text-underline-style="solid" style:text-underline-color="font-color"/>
    </style:style>
    <style:style style:name="T203_10" style:family="text"/>
    <style:style style:name="T203_11" style:family="text">
      <style:text-properties fo:color="#1155cc" style:text-underline-style="solid" style:text-underline-color="font-color"/>
    </style:style>
    <style:style style:name="T203_12" style:family="text"/>
    <style:style style:name="T203_13" style:family="text">
      <style:text-properties fo:color="#1155cc" style:text-underline-style="solid" style:text-underline-color="font-color"/>
    </style:style>
    <style:style style:name="T203_14" style:family="text"/>
    <style:style style:name="T203_15" style:family="text">
      <style:text-properties fo:color="#1155cc" style:text-underline-style="solid" style:text-underline-color="font-color"/>
    </style:style>
    <style:style style:name="T203_16" style:family="text"/>
    <style:style style:name="T203_17" style:family="text">
      <style:text-properties fo:color="#1155cc" style:text-underline-style="solid" style:text-underline-color="font-color"/>
    </style:style>
    <style:style style:name="T203_18" style:family="text"/>
    <style:style style:name="T203_19" style:family="text">
      <style:text-properties fo:color="#1155cc" style:text-underline-style="solid" style:text-underline-color="font-color"/>
    </style:style>
    <style:style style:name="T203_20" style:family="text"/>
    <style:style style:name="T203_21" style:family="text">
      <style:text-properties fo:color="#1155cc" style:text-underline-style="solid" style:text-underline-color="font-color"/>
    </style:style>
    <style:style style:name="T203_22" style:family="text"/>
    <style:style style:name="T203_23" style:family="text">
      <style:text-properties fo:font-weight="bold" style:font-weight-asian="bold" style:font-weight-complex="bold"/>
    </style:style>
    <style:style style:name="T203_24" style:family="text"/>
    <style:style style:name="T203_25" style:family="text"/>
    <style:style style:name="T203_26" style:family="text"/>
    <style:style style:name="T203_27" style:family="text"/>
    <style:style style:name="T203_28" style:family="text"/>
    <style:style style:name="T203_29" style:family="text"/>
    <style:style style:name="T203_30" style:family="text"/>
    <style:style style:name="T203_31" style:family="text"/>
    <style:style style:name="T203_32" style:family="text"/>
    <style:style style:name="T203_33" style:family="text"/>
    <style:style style:name="T203_34" style:family="text"/>
    <style:style style:name="T203_35" style:family="text"/>
    <style:style style:name="T203_36" style:family="text"/>
    <style:style style:name="T203_37" style:family="text"/>
    <style:style style:name="T203_38" style:family="text"/>
    <style:style style:name="T203_39" style:family="text"/>
    <style:style style:name="T203_40" style:family="text"/>
    <style:style style:name="T203_41" style:family="text"/>
    <style:style style:name="T203_42" style:family="text"/>
    <style:style style:name="T203_43" style:family="text"/>
    <style:style style:name="T203_44" style:family="text"/>
    <style:style style:name="T203_45" style:family="text"/>
    <style:style style:name="T203_46" style:family="text"/>
    <style:style style:name="T203_47" style:family="text"/>
    <style:style style:name="T203_48" style:family="text"/>
    <style:style style:name="T203_49" style:family="text"/>
    <style:style style:name="T203_50" style:family="text"/>
    <style:style style:name="T203_51" style:family="text"/>
    <style:style style:name="T203_52" style:family="text"/>
    <style:style style:name="T203_53" style:family="text"/>
    <style:style style:name="T203_54" style:family="text"/>
    <style:style style:name="T203_55" style:family="text"/>
    <style:style style:name="T203_56" style:family="text"/>
    <style:style style:name="T203_57" style:family="text"/>
    <style:style style:name="T203_58" style:family="text"/>
    <style:style style:name="T203_59" style:family="text"/>
    <style:style style:name="T203_60" style:family="text"/>
    <style:style style:name="T203_61" style:family="text"/>
    <style:style style:name="T203_62" style:family="text"/>
    <style:style style:name="T203_63" style:family="text"/>
    <style:style style:name="T203_64" style:family="text"/>
    <style:style style:name="T203_65" style:family="text"/>
    <style:style style:name="T203_66" style:family="text"/>
    <style:style style:name="T203_67" style:family="text"/>
    <style:style style:name="T203_68" style:family="text"/>
    <style:style style:name="T203_69" style:family="text"/>
    <style:style style:name="T203_70" style:family="text"/>
    <style:style style:name="T203_71" style:family="text"/>
    <style:style style:name="T203_72" style:family="text"/>
    <style:style style:name="T203_73" style:family="text"/>
    <style:style style:name="T203_74" style:family="text"/>
    <style:style style:name="T203_75" style:family="text"/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font-weight="bold" style:font-weight-asian="bold" style:font-weight-complex="bold"/>
    </style:style>
    <style:style style:name="T205_2" style:family="text">
      <style:text-properties fo:font-weight="bold" style:font-weight-asian="bold" style:font-weight-complex="bold"/>
    </style:style>
    <style:style style:name="T205_3" style:family="text"/>
    <style:style style:name="T205_4" style:family="text"/>
    <style:style style:name="T205_5" style:family="text">
      <style:text-properties fo:color="#1155cc" style:text-underline-style="solid" style:text-underline-color="font-color"/>
    </style:style>
    <style:style style:name="T205_6" style:family="text"/>
    <style:style style:name="T205_7" style:family="text">
      <style:text-properties fo:color="#1155cc" style:text-underline-style="solid" style:text-underline-color="font-color"/>
    </style:style>
    <style:style style:name="T205_8" style:family="text"/>
    <style:style style:name="T205_9" style:family="text">
      <style:text-properties fo:color="#1155cc" style:text-underline-style="solid" style:text-underline-color="font-color"/>
    </style:style>
    <style:style style:name="T205_10" style:family="text"/>
    <style:style style:name="T205_11" style:family="text">
      <style:text-properties fo:color="#1155cc" style:text-underline-style="solid" style:text-underline-color="font-color"/>
    </style:style>
    <style:style style:name="T205_12" style:family="text"/>
    <style:style style:name="T205_13" style:family="text">
      <style:text-properties fo:color="#1155cc" style:text-underline-style="solid" style:text-underline-color="font-color"/>
    </style:style>
    <style:style style:name="T205_14" style:family="text"/>
    <style:style style:name="T205_15" style:family="text">
      <style:text-properties fo:color="#1155cc" style:text-underline-style="solid" style:text-underline-color="font-color"/>
    </style:style>
    <style:style style:name="T205_16" style:family="text"/>
    <style:style style:name="T205_17" style:family="text">
      <style:text-properties fo:color="#1155cc" style:text-underline-style="solid" style:text-underline-color="font-color"/>
    </style:style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T205_75" style:family="text"/>
    <style:style style:name="T205_76" style:family="text"/>
    <style:style style:name="T205_77" style:family="text"/>
    <style:style style:name="T205_78" style:family="text"/>
    <style:style style:name="T205_79" style:family="text"/>
    <style:style style:name="T205_80" style:family="text"/>
    <style:style style:name="T205_81" style:family="text"/>
    <style:style style:name="T205_82" style:family="text"/>
    <style:style style:name="T205_83" style:family="text"/>
    <style:style style:name="T205_84" style:family="text"/>
    <style:style style:name="T205_85" style:family="text"/>
    <style:style style:name="T205_86" style:family="text"/>
    <style:style style:name="T205_87" style:family="text"/>
    <style:style style:name="T205_88" style:family="text"/>
    <style:style style:name="T205_89" style:family="text"/>
    <style:style style:name="T205_90" style:family="text"/>
    <style:style style:name="T205_91" style:family="text"/>
    <style:style style:name="T205_92" style:family="text"/>
    <style:style style:name="T205_93" style:family="text"/>
    <style:style style:name="T205_94" style:family="text"/>
    <style:style style:name="T205_95" style:family="text"/>
    <style:style style:name="T205_96" style:family="text"/>
    <style:style style:name="T205_97" style:family="text"/>
    <style:style style:name="T205_98" style:family="text"/>
    <style:style style:name="T205_99" style:family="text"/>
    <style:style style:name="T205_100" style:family="text"/>
    <style:style style:name="T205_101" style:family="text"/>
    <style:style style:name="T205_102" style:family="text"/>
    <style:style style:name="T205_103" style:family="text"/>
    <style:style style:name="T205_104" style:family="text"/>
    <style:style style:name="T205_105" style:family="text"/>
    <style:style style:name="T205_106" style:family="text"/>
    <style:style style:name="T205_107" style:family="text"/>
    <style:style style:name="T205_108" style:family="text"/>
    <style:style style:name="T205_109" style:family="text"/>
    <style:style style:name="T205_110" style:family="text"/>
    <style:style style:name="T205_111" style:family="text"/>
    <style:style style:name="T205_112" style:family="text"/>
    <style:style style:name="T205_113" style:family="text"/>
    <style:style style:name="T205_114" style:family="text"/>
    <style:style style:name="T205_115" style:family="text"/>
    <style:style style:name="T205_116" style:family="text"/>
    <style:style style:name="T205_117" style:family="text"/>
    <style:style style:name="T205_118" style:family="text"/>
    <style:style style:name="T205_119" style:family="text"/>
    <style:style style:name="T205_120" style:family="text"/>
    <style:style style:name="T205_121" style:family="text"/>
    <style:style style:name="T205_122" style:family="text"/>
    <style:style style:name="T205_123" style:family="text"/>
    <style:style style:name="T205_124" style:family="text"/>
    <style:style style:name="T205_125" style:family="text"/>
    <style:style style:name="T205_126" style:family="text"/>
    <style:style style:name="T205_127" style:family="text"/>
    <style:style style:name="T205_128" style:family="text"/>
    <style:style style:name="T205_129" style:family="text"/>
    <style:style style:name="T205_130" style:family="text"/>
    <style:style style:name="T205_131" style:family="text"/>
    <style:style style:name="T205_132" style:family="text"/>
    <style:style style:name="T205_133" style:family="text"/>
    <style:style style:name="T205_134" style:family="text"/>
    <style:style style:name="T205_135" style:family="text"/>
    <style:style style:name="T205_136" style:family="text"/>
    <style:style style:name="T205_137" style:family="text"/>
    <style:style style:name="T205_138" style:family="text"/>
    <style:style style:name="T205_139" style:family="text"/>
    <style:style style:name="T205_140" style:family="text"/>
    <style:style style:name="T205_141" style:family="text"/>
    <style:style style:name="T205_142" style:family="text"/>
    <style:style style:name="T205_143" style:family="text"/>
    <style:style style:name="T205_144" style:family="text"/>
    <style:style style:name="T205_145" style:family="text"/>
    <style:style style:name="T205_146" style:family="text"/>
    <style:style style:name="T205_147" style:family="text"/>
    <style:style style:name="T205_148" style:family="text"/>
    <style:style style:name="T205_149" style:family="text"/>
    <style:style style:name="T205_150" style:family="text"/>
    <style:style style:name="T205_151" style:family="text"/>
    <style:style style:name="T205_152" style:family="text"/>
    <style:style style:name="T205_153" style:family="text"/>
    <style:style style:name="T205_154" style:family="text"/>
    <style:style style:name="T205_155" style:family="text"/>
    <style:style style:name="T205_156" style:family="text"/>
    <style:style style:name="T205_157" style:family="text"/>
    <style:style style:name="T205_158" style:family="text"/>
    <style:style style:name="T205_159" style:family="text"/>
    <style:style style:name="T205_160" style:family="text"/>
    <style:style style:name="T205_161" style:family="text"/>
    <style:style style:name="T205_162" style:family="text"/>
    <style:style style:name="T205_163" style:family="text"/>
    <style:style style:name="T205_164" style:family="text"/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font-weight="bold" style:font-weight-asian="bold" style:font-weight-complex="bold"/>
    </style:style>
    <style:style style:name="T207_2" style:family="text">
      <style:text-properties fo:font-weight="bold" style:font-weight-asian="bold" style:font-weight-complex="bold"/>
    </style:style>
    <style:style style:name="T207_3" style:family="text">
      <style:text-properties fo:font-weight="bold" style:font-weight-asian="bold" style:font-weight-complex="bold"/>
    </style:style>
    <style:style style:name="T207_4" style:family="text">
      <style:text-properties fo:font-weight="bold" style:font-weight-asian="bold" style:font-weight-complex="bold"/>
    </style:style>
    <style:style style:name="T207_5" style:family="text">
      <style:text-properties fo:font-weight="bold" style:font-weight-asian="bold" style:font-weight-complex="bold"/>
    </style:style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/>
    <style:style style:name="T207_26" style:family="text"/>
    <style:style style:name="T207_27" style:family="text"/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T207_59" style:family="text"/>
    <style:style style:name="T207_60" style:family="text"/>
    <style:style style:name="T207_61" style:family="text"/>
    <style:style style:name="T207_62" style:family="text"/>
    <style:style style:name="T207_63" style:family="text"/>
    <style:style style:name="T207_64" style:family="text"/>
    <style:style style:name="T207_65" style:family="text"/>
    <style:style style:name="T207_66" style:family="text"/>
    <style:style style:name="T207_67" style:family="text"/>
    <style:style style:name="T207_68" style:family="text"/>
    <style:style style:name="T207_69" style:family="text"/>
    <style:style style:name="T207_70" style:family="text"/>
    <style:style style:name="T207_71" style:family="text"/>
    <style:style style:name="T207_72" style:family="text"/>
    <style:style style:name="T207_73" style:family="text"/>
    <style:style style:name="T207_74" style:family="text"/>
    <style:style style:name="P208" style:family="paragraph" style:parent-style-name="Standard">
      <style:paragraph-properties fo:break-before="auto" fo:line-height="115%" style:writing-mode="lr-tb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font-weight="bold" style:font-weight-asian="bold" style:font-weight-complex="bold"/>
    </style:style>
    <style:style style:name="T209_2" style:family="text">
      <style:text-properties fo:font-weight="bold" style:font-weight-asian="bold" style:font-weight-complex="bold"/>
    </style:style>
    <style:style style:name="T209_3" style:family="text">
      <style:text-properties fo:font-weight="bold" style:font-weight-asian="bold" style:font-weight-complex="bold"/>
    </style:style>
    <style:style style:name="T209_4" style:family="text">
      <style:text-properties fo:font-weight="bold" style:font-weight-asian="bold" style:font-weight-complex="bold"/>
    </style:style>
    <style:style style:name="T209_5" style:family="text">
      <style:text-properties fo:font-weight="bold" style:font-weight-asian="bold" style:font-weight-complex="bold"/>
    </style:style>
    <style:style style:name="T209_6" style:family="text">
      <style:text-properties fo:font-weight="bold" style:font-weight-asian="bold" style:font-weight-complex="bold"/>
    </style:style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T209_59" style:family="text"/>
    <style:style style:name="T209_60" style:family="text"/>
    <style:style style:name="T209_61" style:family="text"/>
    <style:style style:name="T209_62" style:family="text"/>
    <style:style style:name="T209_63" style:family="text"/>
    <style:style style:name="T209_64" style:family="text"/>
    <style:style style:name="T209_65" style:family="text"/>
    <style:style style:name="T209_66" style:family="text"/>
    <style:style style:name="T209_67" style:family="text"/>
    <style:style style:name="T209_68" style:family="text"/>
    <style:style style:name="T209_69" style:family="text"/>
    <style:style style:name="T209_70" style:family="text"/>
    <style:style style:name="T209_71" style:family="text"/>
    <style:style style:name="T209_72" style:family="text"/>
    <style:style style:name="T209_73" style:family="text"/>
    <style:style style:name="T209_74" style:family="text"/>
    <style:style style:name="T209_75" style:family="text"/>
    <style:style style:name="T209_76" style:family="text"/>
    <style:style style:name="T209_77" style:family="text"/>
    <style:style style:name="T209_78" style:family="text"/>
    <style:style style:name="T209_79" style:family="text"/>
    <style:style style:name="T209_80" style:family="text"/>
    <style:style style:name="T209_81" style:family="text"/>
    <style:style style:name="T209_82" style:family="text"/>
    <style:style style:name="T209_83" style:family="text"/>
    <style:style style:name="T209_84" style:family="text"/>
    <style:style style:name="T209_85" style:family="text"/>
    <style:style style:name="T209_86" style:family="text"/>
    <style:style style:name="T209_87" style:family="text"/>
    <style:style style:name="T209_88" style:family="text"/>
    <style:style style:name="T209_89" style:family="text"/>
    <style:style style:name="T209_90" style:family="text"/>
    <style:style style:name="T209_91" style:family="text"/>
    <style:style style:name="T209_92" style:family="text"/>
    <style:style style:name="T209_93" style:family="text"/>
    <style:style style:name="T209_94" style:family="text"/>
    <style:style style:name="T209_95" style:family="text"/>
    <style:style style:name="T209_96" style:family="text"/>
    <style:style style:name="T209_97" style:family="text"/>
    <style:style style:name="T209_98" style:family="text"/>
    <style:style style:name="T209_99" style:family="text"/>
    <style:style style:name="T209_100" style:family="text"/>
    <style:style style:name="T209_101" style:family="text"/>
    <style:style style:name="T209_102" style:family="text"/>
    <style:style style:name="T209_103" style:family="text"/>
    <style:style style:name="T209_104" style:family="text"/>
    <style:style style:name="T209_105" style:family="text"/>
    <style:style style:name="T209_106" style:family="text"/>
    <style:style style:name="T209_107" style:family="text"/>
    <style:style style:name="T209_108" style:family="text"/>
    <style:style style:name="T209_109" style:family="text"/>
    <style:style style:name="T209_110" style:family="text"/>
    <style:style style:name="T209_111" style:family="text"/>
    <style:style style:name="T209_112" style:family="text"/>
    <style:style style:name="T209_113" style:family="text"/>
    <style:style style:name="T209_114" style:family="text"/>
    <style:style style:name="T209_115" style:family="text"/>
    <style:style style:name="T209_116" style:family="text"/>
    <style:style style:name="T209_117" style:family="text"/>
    <style:style style:name="T209_118" style:family="text"/>
    <style:style style:name="T209_119" style:family="text"/>
    <style:style style:name="T209_120" style:family="text"/>
    <style:style style:name="T209_121" style:family="text"/>
    <style:style style:name="T209_122" style:family="text"/>
    <style:style style:name="T209_123" style:family="text"/>
    <style:style style:name="T209_124" style:family="text"/>
    <style:style style:name="T209_125" style:family="text"/>
    <style:style style:name="T209_126" style:family="text"/>
    <style:style style:name="T209_127" style:family="text"/>
    <style:style style:name="T209_128" style:family="text"/>
    <style:style style:name="T209_129" style:family="text"/>
    <style:style style:name="T209_130" style:family="text"/>
    <style:style style:name="T209_131" style:family="text"/>
    <style:style style:name="T209_132" style:family="text"/>
    <style:style style:name="T209_133" style:family="text"/>
    <style:style style:name="T209_134" style:family="text"/>
    <style:style style:name="T209_135" style:family="text"/>
    <style:style style:name="T209_136" style:family="text"/>
    <style:style style:name="P2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font-weight="bold" style:font-weight-asian="bold" style:font-weight-complex="bold"/>
    </style:style>
    <style:style style:name="T211_2" style:family="text">
      <style:text-properties fo:font-weight="bold" style:font-weight-asian="bold" style:font-weight-complex="bold"/>
    </style:style>
    <style:style style:name="T211_3" style:family="text">
      <style:text-properties fo:font-weight="bold" style:font-weight-asian="bold" style:font-weight-complex="bold"/>
    </style:style>
    <style:style style:name="T211_4" style:family="text">
      <style:text-properties fo:font-weight="bold" style:font-weight-asian="bold" style:font-weight-complex="bold"/>
    </style:style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T211_70" style:family="text"/>
    <style:style style:name="T211_71" style:family="text"/>
    <style:style style:name="T211_72" style:family="text"/>
    <style:style style:name="T211_73" style:family="text"/>
    <style:style style:name="T211_74" style:family="text"/>
    <style:style style:name="P212" style:family="paragraph" style:parent-style-name="Heading_20_2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P213" style:family="paragraph" style:parent-style-name="Standard">
      <style:paragraph-properties fo:break-before="auto" fo:line-height="115%" fo:margin-top="0cm" fo:margin-bottom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T213_56" style:family="text"/>
    <style:style style:name="T213_57" style:family="text"/>
    <style:style style:name="T213_58" style:family="text"/>
    <style:style style:name="T213_59" style:family="text"/>
    <style:style style:name="T213_60" style:family="text"/>
    <style:style style:name="T213_61" style:family="text"/>
    <style:style style:name="T213_62" style:family="text"/>
    <style:style style:name="T213_63" style:family="text"/>
    <style:style style:name="T213_64" style:family="text"/>
    <style:style style:name="T213_65" style:family="text"/>
    <style:style style:name="T213_66" style:family="text"/>
    <style:style style:name="T213_67" style:family="text"/>
    <style:style style:name="T213_68" style:family="text"/>
    <style:style style:name="T213_69" style:family="text"/>
    <style:style style:name="T213_70" style:family="text"/>
    <style:style style:name="T213_71" style:family="text"/>
    <style:style style:name="T213_72" style:family="text"/>
    <style:style style:name="T213_73" style:family="text"/>
    <style:style style:name="T213_74" style:family="text"/>
    <style:style style:name="T213_75" style:family="text"/>
    <style:style style:name="T213_76" style:family="text"/>
    <style:style style:name="T213_77" style:family="text"/>
    <style:style style:name="T213_78" style:family="text"/>
    <style:style style:name="T213_79" style:family="text"/>
    <style:style style:name="T213_80" style:family="text"/>
    <style:style style:name="T213_81" style:family="text"/>
    <style:style style:name="T213_82" style:family="text"/>
    <style:style style:name="T213_83" style:family="text"/>
    <style:style style:name="T213_84" style:family="text"/>
    <style:style style:name="T213_85" style:family="text"/>
    <style:style style:name="T213_86" style:family="text"/>
    <style:style style:name="T213_87" style:family="text"/>
    <style:style style:name="T213_88" style:family="text"/>
    <style:style style:name="T213_89" style:family="text"/>
    <style:style style:name="T213_90" style:family="text"/>
    <style:style style:name="T213_91" style:family="text"/>
    <style:style style:name="T213_92" style:family="text"/>
    <style:style style:name="T213_93" style:family="text"/>
    <style:style style:name="T213_94" style:family="text"/>
    <style:style style:name="T213_95" style:family="text"/>
    <style:style style:name="T213_96" style:family="text"/>
    <style:style style:name="T213_97" style:family="text"/>
    <style:style style:name="T213_98" style:family="text"/>
    <style:style style:name="T213_99" style:family="text"/>
    <style:style style:name="T213_100" style:family="text"/>
    <style:style style:name="T213_101" style:family="text"/>
    <style:style style:name="T213_102" style:family="text"/>
    <style:style style:name="T213_103" style:family="text"/>
    <style:style style:name="T213_104" style:family="text"/>
    <style:style style:name="T213_105" style:family="text"/>
    <style:style style:name="T213_106" style:family="text"/>
    <style:style style:name="T213_107" style:family="text"/>
    <style:style style:name="T213_108" style:family="text"/>
    <style:style style:name="T213_109" style:family="text"/>
    <style:style style:name="T213_110" style:family="text"/>
    <style:style style:name="T213_111" style:family="text"/>
    <style:style style:name="T213_112" style:family="text"/>
    <style:style style:name="T213_113" style:family="text"/>
    <style:style style:name="T213_114" style:family="text"/>
    <style:style style:name="T213_115" style:family="text"/>
    <style:style style:name="T213_116" style:family="text"/>
    <style:style style:name="T213_117" style:family="text"/>
    <style:style style:name="T213_118" style:family="text"/>
    <style:style style:name="T213_119" style:family="text"/>
    <style:style style:name="T213_120" style:family="text"/>
    <style:style style:name="T213_121" style:family="text"/>
    <style:style style:name="T213_122" style:family="text"/>
    <style:style style:name="T213_123" style:family="text"/>
    <style:style style:name="T213_124" style:family="text"/>
    <style:style style:name="T213_125" style:family="text"/>
    <style:style style:name="T213_126" style:family="text"/>
    <style:style style:name="T213_127" style:family="text"/>
    <style:style style:name="T213_128" style:family="text"/>
    <style:style style:name="T213_129" style:family="text"/>
    <style:style style:name="T213_130" style:family="text"/>
    <style:style style:name="T213_131" style:family="text"/>
    <style:style style:name="T213_132" style:family="text"/>
    <style:style style:name="T213_133" style:family="text"/>
    <style:style style:name="T213_134" style:family="text"/>
    <style:style style:name="T213_135" style:family="text"/>
    <style:style style:name="T213_136" style:family="text"/>
    <style:style style:name="T213_137" style:family="text"/>
    <style:style style:name="T213_138" style:family="text"/>
    <style:style style:name="T213_139" style:family="text"/>
    <style:style style:name="T213_140" style:family="text"/>
    <style:style style:name="T213_141" style:family="text"/>
    <style:style style:name="T213_142" style:family="text"/>
    <style:style style:name="T213_143" style:family="text"/>
    <style:style style:name="T213_144" style:family="text"/>
    <style:style style:name="T213_145" style:family="text"/>
    <style:style style:name="T213_146" style:family="text"/>
    <style:style style:name="T213_147" style:family="text"/>
    <style:style style:name="T213_148" style:family="text"/>
    <style:style style:name="T213_149" style:family="text"/>
    <style:style style:name="T213_150" style:family="text"/>
    <style:style style:name="T213_151" style:family="text"/>
    <style:style style:name="T213_152" style:family="text"/>
    <style:style style:name="T213_153" style:family="text"/>
    <style:style style:name="T213_154" style:family="text"/>
    <style:style style:name="T213_155" style:family="text"/>
    <style:style style:name="T213_156" style:family="text"/>
    <style:style style:name="T213_157" style:family="text"/>
    <style:style style:name="T213_158" style:family="text"/>
    <style:style style:name="T213_159" style:family="text"/>
    <style:style style:name="T213_160" style:family="text"/>
    <style:style style:name="T213_161" style:family="text"/>
    <style:style style:name="T213_162" style:family="text"/>
    <style:style style:name="T213_163" style:family="text"/>
    <style:style style:name="T213_164" style:family="text"/>
    <style:style style:name="T213_165" style:family="text"/>
    <style:style style:name="T213_166" style:family="text"/>
    <style:style style:name="T213_167" style:family="text"/>
    <style:style style:name="T213_168" style:family="text"/>
    <style:style style:name="T213_169" style:family="text"/>
    <style:style style:name="T213_170" style:family="text"/>
    <style:style style:name="T213_171" style:family="text"/>
    <style:style style:name="T213_172" style:family="text"/>
    <style:style style:name="T213_173" style:family="text"/>
    <style:style style:name="T213_174" style:family="text"/>
    <style:style style:name="T213_175" style:family="text"/>
    <style:style style:name="T213_176" style:family="text"/>
    <style:style style:name="T213_177" style:family="text"/>
    <style:style style:name="T213_178" style:family="text"/>
    <style:style style:name="T213_179" style:family="text"/>
    <style:style style:name="T213_180" style:family="text"/>
    <style:style style:name="T213_181" style:family="text"/>
    <style:style style:name="T213_182" style:family="text"/>
    <style:style style:name="T213_183" style:family="text"/>
    <style:style style:name="T213_184" style:family="text"/>
    <style:style style:name="T213_185" style:family="text"/>
    <style:style style:name="T213_186" style:family="text"/>
    <style:style style:name="T213_187" style:family="text"/>
    <style:style style:name="T213_188" style:family="text"/>
    <style:style style:name="T213_189" style:family="text"/>
    <style:style style:name="T213_190" style:family="text"/>
    <style:style style:name="T213_191" style:family="text"/>
    <style:style style:name="T213_192" style:family="text"/>
    <style:style style:name="T213_193" style:family="text"/>
    <style:style style:name="T213_194" style:family="text"/>
    <style:style style:name="T213_195" style:family="text"/>
    <style:style style:name="T213_196" style:family="text"/>
    <style:style style:name="T213_197" style:family="text"/>
    <style:style style:name="T213_198" style:family="text"/>
    <style:style style:name="T213_199" style:family="text"/>
    <style:style style:name="T213_200" style:family="text"/>
    <style:style style:name="T213_201" style:family="text"/>
    <style:style style:name="T213_202" style:family="text"/>
    <style:style style:name="T213_203" style:family="text"/>
    <style:style style:name="T213_204" style:family="text"/>
    <style:style style:name="T213_205" style:family="text"/>
    <style:style style:name="T213_206" style:family="text"/>
    <style:style style:name="T213_207" style:family="text"/>
    <style:style style:name="T213_208" style:family="text"/>
    <style:style style:name="T213_209" style:family="text"/>
    <style:style style:name="T213_210" style:family="text"/>
    <style:style style:name="T213_211" style:family="text"/>
    <style:style style:name="T213_212" style:family="text"/>
    <style:style style:name="T213_213" style:family="text"/>
    <style:style style:name="T213_214" style:family="text"/>
    <style:style style:name="T213_215" style:family="text"/>
    <style:style style:name="T213_216" style:family="text"/>
    <style:style style:name="T213_217" style:family="text"/>
    <style:style style:name="T213_218" style:family="text"/>
    <style:style style:name="T213_219" style:family="text"/>
    <style:style style:name="T213_220" style:family="text"/>
    <style:style style:name="T213_221" style:family="text"/>
    <style:style style:name="T213_222" style:family="text"/>
    <style:style style:name="T213_223" style:family="text"/>
    <style:style style:name="T213_224" style:family="text"/>
    <style:style style:name="T213_225" style:family="text"/>
    <style:style style:name="T213_226" style:family="text"/>
    <style:style style:name="T213_227" style:family="text"/>
    <style:style style:name="T213_228" style:family="text"/>
    <style:style style:name="T213_229" style:family="text"/>
    <style:style style:name="T213_230" style:family="text"/>
    <style:style style:name="T213_231" style:family="text"/>
    <style:style style:name="T213_232" style:family="text"/>
    <style:style style:name="T213_233" style:family="text"/>
    <style:style style:name="T213_234" style:family="text"/>
    <style:style style:name="T213_235" style:family="text"/>
    <style:style style:name="T213_236" style:family="text"/>
    <style:style style:name="T213_237" style:family="text"/>
    <style:style style:name="T213_238" style:family="text"/>
    <style:style style:name="T213_239" style:family="text"/>
    <style:style style:name="T213_240" style:family="text"/>
    <style:style style:name="T213_241" style:family="text"/>
    <style:style style:name="T213_242" style:family="text"/>
    <style:style style:name="T213_243" style:family="text"/>
    <style:style style:name="T213_244" style:family="text"/>
    <style:style style:name="T213_245" style:family="text"/>
    <style:style style:name="T213_246" style:family="text"/>
    <style:style style:name="T213_247" style:family="text"/>
    <style:style style:name="T213_248" style:family="text"/>
    <style:style style:name="T213_249" style:family="text"/>
    <style:style style:name="T213_250" style:family="text"/>
    <style:style style:name="T213_251" style:family="text"/>
    <style:style style:name="T213_252" style:family="text"/>
    <style:style style:name="T213_253" style:family="text"/>
    <style:style style:name="T213_254" style:family="text"/>
    <style:style style:name="T213_255" style:family="text"/>
    <style:style style:name="T213_256" style:family="text"/>
    <style:style style:name="T213_257" style:family="text"/>
    <style:style style:name="T213_258" style:family="text"/>
    <style:style style:name="T213_259" style:family="text"/>
    <style:style style:name="T213_260" style:family="text"/>
    <style:style style:name="T213_261" style:family="text"/>
    <style:style style:name="T213_262" style:family="text"/>
    <style:style style:name="T213_263" style:family="text"/>
    <style:style style:name="T213_264" style:family="text"/>
    <style:style style:name="T213_265" style:family="text"/>
    <style:style style:name="T213_266" style:family="text"/>
    <style:style style:name="T213_267" style:family="text"/>
    <style:style style:name="T213_268" style:family="text"/>
    <style:style style:name="T213_269" style:family="text"/>
    <style:style style:name="T213_270" style:family="text"/>
    <style:style style:name="T213_271" style:family="text"/>
    <style:style style:name="T213_272" style:family="text"/>
    <style:style style:name="T213_273" style:family="text"/>
    <style:style style:name="T213_274" style:family="text"/>
    <style:style style:name="T213_275" style:family="text"/>
    <style:style style:name="T213_276" style:family="text"/>
    <style:style style:name="T213_277" style:family="text"/>
    <style:style style:name="T213_278" style:family="text"/>
    <style:style style:name="T213_279" style:family="text"/>
    <style:style style:name="T213_280" style:family="text"/>
    <style:style style:name="T213_281" style:family="text"/>
    <style:style style:name="T213_282" style:family="text"/>
    <style:style style:name="T213_283" style:family="text"/>
    <style:style style:name="T213_284" style:family="text"/>
    <style:style style:name="T213_285" style:family="text"/>
    <style:style style:name="T213_286" style:family="text"/>
    <style:style style:name="T213_287" style:family="text"/>
    <style:style style:name="T213_288" style:family="text"/>
    <style:style style:name="T213_289" style:family="text"/>
    <style:style style:name="T213_290" style:family="text"/>
    <style:style style:name="T213_291" style:family="text"/>
    <style:style style:name="T213_292" style:family="text"/>
    <style:style style:name="T213_293" style:family="text"/>
    <style:style style:name="T213_294" style:family="text"/>
    <style:style style:name="T213_295" style:family="text"/>
    <style:style style:name="T213_296" style:family="text"/>
    <style:style style:name="T213_297" style:family="text"/>
    <style:style style:name="T213_298" style:family="text"/>
    <style:style style:name="T213_299" style:family="text"/>
    <style:style style:name="T213_300" style:family="text"/>
    <style:style style:name="T213_301" style:family="text"/>
    <style:style style:name="T213_302" style:family="text"/>
    <style:style style:name="T213_303" style:family="text"/>
    <style:style style:name="T213_304" style:family="text"/>
    <style:style style:name="T213_305" style:family="text"/>
    <style:style style:name="T213_306" style:family="text"/>
    <style:style style:name="T213_307" style:family="text"/>
    <style:style style:name="T213_308" style:family="text"/>
    <style:style style:name="T213_309" style:family="text"/>
    <style:style style:name="T213_310" style:family="text"/>
    <style:style style:name="P214" style:family="paragraph" style:parent-style-name="Heading_20_2">
      <style:paragraph-properties fo:break-before="auto" fo:line-height="115%" style:writing-mode="lr-tb"/>
    </style:style>
    <style:style style:name="T214_1" style:family="text" style:parent-style-name="Heading_20_2"/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59" style:family="text"/>
    <style:style style:name="T216_60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T217_49" style:family="text"/>
    <style:style style:name="T217_50" style:family="text"/>
    <style:style style:name="T217_51" style:family="text"/>
    <style:style style:name="T217_52" style:family="text"/>
    <style:style style:name="T217_53" style:family="text"/>
    <style:style style:name="T217_54" style:family="text"/>
    <style:style style:name="T217_55" style:family="text"/>
    <style:style style:name="T217_56" style:family="text"/>
    <style:style style:name="T217_57" style:family="text"/>
    <style:style style:name="T217_58" style:family="text"/>
    <style:style style:name="T217_59" style:family="text"/>
    <style:style style:name="T217_60" style:family="text"/>
    <style:style style:name="T217_61" style:family="text"/>
    <style:style style:name="T217_62" style:family="text"/>
    <style:style style:name="T217_63" style:family="text"/>
    <style:style style:name="T217_64" style:family="text"/>
    <style:style style:name="T217_65" style:family="text"/>
    <style:style style:name="T217_66" style:family="text"/>
    <style:style style:name="T217_67" style:family="text"/>
    <style:style style:name="T217_68" style:family="text"/>
    <style:style style:name="T217_69" style:family="text"/>
    <style:style style:name="T217_70" style:family="text"/>
    <style:style style:name="T217_71" style:family="text"/>
    <style:style style:name="T217_72" style:family="text"/>
    <style:style style:name="T217_73" style:family="text"/>
    <style:style style:name="T217_74" style:family="text"/>
    <style:style style:name="T217_75" style:family="text"/>
    <style:style style:name="T217_76" style:family="text"/>
    <style:style style:name="T217_77" style:family="text"/>
    <style:style style:name="T217_78" style:family="text"/>
    <style:style style:name="T217_79" style:family="text"/>
    <style:style style:name="T217_80" style:family="text"/>
    <style:style style:name="T217_81" style:family="text"/>
    <style:style style:name="T217_82" style:family="text"/>
    <style:style style:name="T217_83" style:family="text"/>
    <style:style style:name="T217_84" style:family="text"/>
    <style:style style:name="T217_85" style:family="text"/>
    <style:style style:name="T217_86" style:family="text"/>
    <style:style style:name="T217_87" style:family="text"/>
    <style:style style:name="T217_88" style:family="text"/>
    <style:style style:name="T217_89" style:family="text"/>
    <style:style style:name="T217_90" style:family="text"/>
    <style:style style:name="T217_91" style:family="text"/>
    <style:style style:name="T217_92" style:family="text"/>
    <style:style style:name="T217_93" style:family="text"/>
    <style:style style:name="T217_94" style:family="text"/>
    <style:style style:name="T217_95" style:family="text"/>
    <style:style style:name="T217_96" style:family="text"/>
    <style:style style:name="T217_97" style:family="text"/>
    <style:style style:name="T217_98" style:family="text"/>
    <style:style style:name="T217_99" style:family="text"/>
    <style:style style:name="T217_100" style:family="text"/>
    <style:style style:name="T217_101" style:family="text"/>
    <style:style style:name="T217_102" style:family="text"/>
    <style:style style:name="T217_103" style:family="text"/>
    <style:style style:name="T217_104" style:family="text"/>
    <style:style style:name="T217_105" style:family="text"/>
    <style:style style:name="T217_106" style:family="text"/>
    <style:style style:name="T217_107" style:family="text"/>
    <style:style style:name="T217_108" style:family="text"/>
    <style:style style:name="T217_109" style:family="text"/>
    <style:style style:name="T217_110" style:family="text"/>
    <style:style style:name="T217_111" style:family="text"/>
    <style:style style:name="T217_112" style:family="text"/>
    <style:style style:name="T217_113" style:family="text"/>
    <style:style style:name="T217_114" style:family="text"/>
    <style:style style:name="T217_115" style:family="text"/>
    <style:style style:name="T217_116" style:family="text"/>
    <style:style style:name="T217_117" style:family="text"/>
    <style:style style:name="T217_118" style:family="text"/>
    <style:style style:name="T217_119" style:family="text"/>
    <style:style style:name="T217_120" style:family="text"/>
    <style:style style:name="T217_121" style:family="text"/>
    <style:style style:name="T217_122" style:family="text"/>
    <style:style style:name="T217_123" style:family="text"/>
    <style:style style:name="T217_124" style:family="text"/>
    <style:style style:name="T217_125" style:family="text"/>
    <style:style style:name="T217_126" style:family="text"/>
    <style:style style:name="T217_127" style:family="text"/>
    <style:style style:name="T217_128" style:family="text"/>
    <style:style style:name="T217_129" style:family="text"/>
    <style:style style:name="T217_130" style:family="text"/>
    <style:style style:name="T217_131" style:family="text"/>
    <style:style style:name="T217_132" style:family="text"/>
    <style:style style:name="T217_133" style:family="text"/>
    <style:style style:name="T217_134" style:family="text"/>
    <style:style style:name="T217_135" style:family="text"/>
    <style:style style:name="T217_136" style:family="text"/>
    <style:style style:name="T217_137" style:family="text"/>
    <style:style style:name="T217_138" style:family="text"/>
    <style:style style:name="T217_139" style:family="text"/>
    <style:style style:name="T217_140" style:family="text"/>
    <style:style style:name="T217_141" style:family="text"/>
    <style:style style:name="T217_142" style:family="text"/>
    <style:style style:name="T217_143" style:family="text"/>
    <style:style style:name="T217_144" style:family="text"/>
    <style:style style:name="T217_145" style:family="text"/>
    <style:style style:name="T217_146" style:family="text"/>
    <style:style style:name="T217_147" style:family="text"/>
    <style:style style:name="T217_148" style:family="text"/>
    <style:style style:name="T217_149" style:family="text"/>
    <style:style style:name="T217_150" style:family="text"/>
    <style:style style:name="T217_151" style:family="text"/>
    <style:style style:name="T217_152" style:family="text"/>
    <style:style style:name="T217_153" style:family="text"/>
    <style:style style:name="T217_154" style:family="text"/>
    <style:style style:name="T217_155" style:family="text"/>
    <style:style style:name="T217_156" style:family="text"/>
    <style:style style:name="T217_157" style:family="text"/>
    <style:style style:name="T217_158" style:family="text"/>
    <style:style style:name="T217_159" style:family="text"/>
    <style:style style:name="T217_160" style:family="text"/>
    <style:style style:name="T217_161" style:family="text"/>
    <style:style style:name="T217_162" style:family="text"/>
    <style:style style:name="T217_163" style:family="text"/>
    <style:style style:name="T217_164" style:family="text"/>
    <style:style style:name="T217_165" style:family="text"/>
    <style:style style:name="T217_166" style:family="text"/>
    <style:style style:name="T217_167" style:family="text"/>
    <style:style style:name="T217_168" style:family="text"/>
    <style:style style:name="T217_169" style:family="text"/>
    <style:style style:name="T217_170" style:family="text"/>
    <style:style style:name="T217_171" style:family="text"/>
    <style:style style:name="T217_172" style:family="text"/>
    <style:style style:name="T217_173" style:family="text"/>
    <style:style style:name="T217_174" style:family="text"/>
    <style:style style:name="T217_175" style:family="text"/>
    <style:style style:name="T217_176" style:family="text"/>
    <style:style style:name="T217_177" style:family="text"/>
    <style:style style:name="T217_178" style:family="text"/>
    <style:style style:name="T217_179" style:family="text"/>
    <style:style style:name="T217_180" style:family="text"/>
    <style:style style:name="T217_181" style:family="text"/>
    <style:style style:name="T217_182" style:family="text"/>
    <style:style style:name="T217_183" style:family="text"/>
    <style:style style:name="T217_184" style:family="text"/>
    <style:style style:name="T217_185" style:family="text"/>
    <style:style style:name="T217_186" style:family="text"/>
    <style:style style:name="T217_187" style:family="text"/>
    <style:style style:name="T217_188" style:family="text"/>
    <style:style style:name="T217_189" style:family="text"/>
    <style:style style:name="T217_190" style:family="text"/>
    <style:style style:name="T217_191" style:family="text"/>
    <style:style style:name="T217_192" style:family="text"/>
    <style:style style:name="T217_193" style:family="text"/>
    <style:style style:name="T217_194" style:family="text"/>
    <style:style style:name="T217_195" style:family="text"/>
    <style:style style:name="T217_196" style:family="text"/>
    <style:style style:name="T217_197" style:family="text"/>
    <style:style style:name="T217_198" style:family="text"/>
    <style:style style:name="T217_199" style:family="text"/>
    <style:style style:name="T217_200" style:family="text"/>
    <style:style style:name="T217_201" style:family="text"/>
    <style:style style:name="T217_202" style:family="text"/>
    <style:style style:name="T217_203" style:family="text"/>
    <style:style style:name="T217_204" style:family="text"/>
    <style:style style:name="T217_205" style:family="text"/>
    <style:style style:name="T217_206" style:family="text"/>
    <style:style style:name="T217_207" style:family="text"/>
    <style:style style:name="T217_208" style:family="text"/>
    <style:style style:name="T217_209" style:family="text"/>
    <style:style style:name="T217_210" style:family="text"/>
    <style:style style:name="T217_211" style:family="text"/>
    <style:style style:name="T217_212" style:family="text"/>
    <style:style style:name="T217_213" style:family="text"/>
    <style:style style:name="T217_214" style:family="text"/>
    <style:style style:name="T217_215" style:family="text"/>
    <style:style style:name="T217_216" style:family="text"/>
    <style:style style:name="T217_217" style:family="text"/>
    <style:style style:name="T217_218" style:family="text"/>
    <style:style style:name="T217_219" style:family="text"/>
    <style:style style:name="T217_220" style:family="text"/>
    <style:style style:name="T217_221" style:family="text"/>
    <style:style style:name="T217_222" style:family="text"/>
    <style:style style:name="T217_223" style:family="text"/>
    <style:style style:name="T217_224" style:family="text"/>
    <style:style style:name="T217_225" style:family="text"/>
    <style:style style:name="T217_226" style:family="text"/>
    <style:style style:name="T217_227" style:family="text"/>
    <style:style style:name="T217_228" style:family="text"/>
    <style:style style:name="T217_229" style:family="text"/>
    <style:style style:name="T217_230" style:family="text"/>
    <style:style style:name="T217_231" style:family="text"/>
    <style:style style:name="T217_232" style:family="text"/>
    <style:style style:name="T217_233" style:family="text"/>
    <style:style style:name="T217_234" style:family="text"/>
    <style:style style:name="T217_235" style:family="text"/>
    <style:style style:name="T217_236" style:family="text"/>
    <style:style style:name="T217_237" style:family="text"/>
    <style:style style:name="T217_238" style:family="text"/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Heading_20_2">
      <style:paragraph-properties fo:break-before="auto" fo:line-height="115%" style:writing-mode="lr-tb"/>
    </style:style>
    <style:style style:name="T219_1" style:family="text" style:parent-style-name="Heading_20_2"/>
    <style:style style:name="P2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203" style:family="text"/>
    <style:style style:name="T221_204" style:family="text"/>
    <style:style style:name="T221_205" style:family="text"/>
    <style:style style:name="T221_206" style:family="text"/>
    <style:style style:name="T221_207" style:family="text"/>
    <style:style style:name="T221_208" style:family="text"/>
    <style:style style:name="T221_209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T222_61" style:family="text"/>
    <style:style style:name="T222_62" style:family="text"/>
    <style:style style:name="T222_63" style:family="text"/>
    <style:style style:name="T222_64" style:family="text"/>
    <style:style style:name="T222_65" style:family="text"/>
    <style:style style:name="T222_66" style:family="text"/>
    <style:style style:name="T222_67" style:family="text"/>
    <style:style style:name="T222_68" style:family="text"/>
    <style:style style:name="T222_69" style:family="text"/>
    <style:style style:name="T222_70" style:family="text"/>
    <style:style style:name="T222_71" style:family="text"/>
    <style:style style:name="T222_72" style:family="text"/>
    <style:style style:name="T222_73" style:family="text"/>
    <style:style style:name="T222_74" style:family="text"/>
    <style:style style:name="T222_75" style:family="text"/>
    <style:style style:name="T222_76" style:family="text"/>
    <style:style style:name="T222_77" style:family="text"/>
    <style:style style:name="T222_78" style:family="text"/>
    <style:style style:name="T222_79" style:family="text"/>
    <style:style style:name="T222_80" style:family="text"/>
    <style:style style:name="T222_81" style:family="text"/>
    <style:style style:name="T222_82" style:family="text"/>
    <style:style style:name="T222_83" style:family="text"/>
    <style:style style:name="T222_84" style:family="text"/>
    <style:style style:name="T222_85" style:family="text"/>
    <style:style style:name="T222_86" style:family="text"/>
    <style:style style:name="T222_87" style:family="text"/>
    <style:style style:name="T222_88" style:family="text"/>
    <style:style style:name="T222_89" style:family="text"/>
    <style:style style:name="T222_90" style:family="text"/>
    <style:style style:name="T222_91" style:family="text"/>
    <style:style style:name="T222_92" style:family="text"/>
    <style:style style:name="T222_93" style:family="text"/>
    <style:style style:name="T222_94" style:family="text"/>
    <style:style style:name="T222_95" style:family="text"/>
    <style:style style:name="T222_96" style:family="text"/>
    <style:style style:name="T222_97" style:family="text"/>
    <style:style style:name="T222_98" style:family="text"/>
    <style:style style:name="T222_99" style:family="text"/>
    <style:style style:name="T222_100" style:family="text"/>
    <style:style style:name="T222_101" style:family="text"/>
    <style:style style:name="T222_102" style:family="text"/>
    <style:style style:name="T222_103" style:family="text"/>
    <style:style style:name="T222_104" style:family="text"/>
    <style:style style:name="T222_105" style:family="text"/>
    <style:style style:name="T222_106" style:family="text"/>
    <style:style style:name="T222_107" style:family="text"/>
    <style:style style:name="T222_108" style:family="text"/>
    <style:style style:name="T222_109" style:family="text"/>
    <style:style style:name="T222_110" style:family="text"/>
    <style:style style:name="T222_111" style:family="text"/>
    <style:style style:name="T222_112" style:family="text"/>
    <style:style style:name="T222_113" style:family="text"/>
    <style:style style:name="T222_114" style:family="text"/>
    <style:style style:name="T222_115" style:family="text"/>
    <style:style style:name="T222_116" style:family="text"/>
    <style:style style:name="T222_117" style:family="text"/>
    <style:style style:name="T222_118" style:family="text"/>
    <style:style style:name="T222_119" style:family="text"/>
    <style:style style:name="T222_120" style:family="text"/>
    <style:style style:name="T222_121" style:family="text"/>
    <style:style style:name="T222_122" style:family="text"/>
    <style:style style:name="T222_123" style:family="text"/>
    <style:style style:name="T222_124" style:family="text"/>
    <style:style style:name="T222_125" style:family="text"/>
    <style:style style:name="T222_126" style:family="text"/>
    <style:style style:name="T222_127" style:family="text"/>
    <style:style style:name="T222_128" style:family="text"/>
    <style:style style:name="T222_129" style:family="text"/>
    <style:style style:name="T222_130" style:family="text"/>
    <style:style style:name="T222_131" style:family="text"/>
    <style:style style:name="T222_132" style:family="text"/>
    <style:style style:name="T222_133" style:family="text"/>
    <style:style style:name="T222_134" style:family="text"/>
    <style:style style:name="T222_135" style:family="text"/>
    <style:style style:name="T222_136" style:family="text"/>
    <style:style style:name="T222_137" style:family="text"/>
    <style:style style:name="T222_138" style:family="text"/>
    <style:style style:name="T222_139" style:family="text"/>
    <style:style style:name="T222_140" style:family="text"/>
    <style:style style:name="T222_141" style:family="text"/>
    <style:style style:name="T222_142" style:family="text"/>
    <style:style style:name="T222_143" style:family="text"/>
    <style:style style:name="T222_144" style:family="text"/>
    <style:style style:name="T222_145" style:family="text"/>
    <style:style style:name="T222_146" style:family="text"/>
    <style:style style:name="T222_147" style:family="text"/>
    <style:style style:name="T222_148" style:family="text"/>
    <style:style style:name="T222_149" style:family="text"/>
    <style:style style:name="T222_150" style:family="text"/>
    <style:style style:name="T222_151" style:family="text"/>
    <style:style style:name="T222_152" style:family="text"/>
    <style:style style:name="T222_153" style:family="text"/>
    <style:style style:name="T222_154" style:family="text"/>
    <style:style style:name="T222_155" style:family="text"/>
    <style:style style:name="T222_156" style:family="text"/>
    <style:style style:name="T222_157" style:family="text"/>
    <style:style style:name="T222_158" style:family="text"/>
    <style:style style:name="T222_159" style:family="text"/>
    <style:style style:name="T222_160" style:family="text"/>
    <style:style style:name="T222_161" style:family="text"/>
    <style:style style:name="T222_162" style:family="text"/>
    <style:style style:name="T222_163" style:family="text"/>
    <style:style style:name="T222_164" style:family="text"/>
    <style:style style:name="T222_165" style:family="text"/>
    <style:style style:name="T222_166" style:family="text"/>
    <style:style style:name="T222_167" style:family="text"/>
    <style:style style:name="T222_168" style:family="text"/>
    <style:style style:name="T222_169" style:family="text"/>
    <style:style style:name="T222_170" style:family="text"/>
    <style:style style:name="T222_171" style:family="text"/>
    <style:style style:name="T222_172" style:family="text"/>
    <style:style style:name="T222_173" style:family="text"/>
    <style:style style:name="T222_174" style:family="text"/>
    <style:style style:name="T222_175" style:family="text"/>
    <style:style style:name="T222_176" style:family="text"/>
    <style:style style:name="T222_177" style:family="text"/>
    <style:style style:name="T222_178" style:family="text"/>
    <style:style style:name="T222_179" style:family="text"/>
    <style:style style:name="T222_180" style:family="text"/>
    <style:style style:name="T222_181" style:family="text"/>
    <style:style style:name="T222_182" style:family="text"/>
    <style:style style:name="T222_183" style:family="text"/>
    <style:style style:name="T222_184" style:family="text"/>
    <style:style style:name="T222_185" style:family="text"/>
    <style:style style:name="T222_186" style:family="text"/>
    <style:style style:name="T222_187" style:family="text"/>
    <style:style style:name="T222_188" style:family="text"/>
    <style:style style:name="T222_189" style:family="text"/>
    <style:style style:name="T222_190" style:family="text"/>
    <style:style style:name="T222_191" style:family="text"/>
    <style:style style:name="T222_192" style:family="text"/>
    <style:style style:name="T222_193" style:family="text"/>
    <style:style style:name="T222_194" style:family="text"/>
    <style:style style:name="T222_195" style:family="text"/>
    <style:style style:name="T222_196" style:family="text"/>
    <style:style style:name="T222_197" style:family="text"/>
    <style:style style:name="T222_198" style:family="text"/>
    <style:style style:name="T222_199" style:family="text"/>
    <style:style style:name="T222_200" style:family="text"/>
    <style:style style:name="T222_201" style:family="text"/>
    <style:style style:name="T222_202" style:family="text"/>
    <style:style style:name="T222_203" style:family="text"/>
    <style:style style:name="T222_204" style:family="text"/>
    <style:style style:name="T222_205" style:family="text"/>
    <style:style style:name="T222_206" style:family="text"/>
    <style:style style:name="T222_207" style:family="text"/>
    <style:style style:name="T222_208" style:family="text"/>
    <style:style style:name="T222_209" style:family="text"/>
    <style:style style:name="T222_210" style:family="text"/>
    <style:style style:name="T222_211" style:family="text"/>
    <style:style style:name="T222_212" style:family="text"/>
    <style:style style:name="T222_213" style:family="text"/>
    <style:style style:name="T222_214" style:family="text"/>
    <style:style style:name="T222_215" style:family="text"/>
    <style:style style:name="T222_216" style:family="text"/>
    <style:style style:name="T222_217" style:family="text"/>
    <style:style style:name="T222_218" style:family="text"/>
    <style:style style:name="T222_219" style:family="text"/>
    <style:style style:name="T222_220" style:family="text"/>
    <style:style style:name="T222_221" style:family="text"/>
    <style:style style:name="T222_222" style:family="text"/>
    <style:style style:name="T222_223" style:family="text"/>
    <style:style style:name="T222_224" style:family="text"/>
    <style:style style:name="T222_225" style:family="text"/>
    <style:style style:name="T222_226" style:family="text"/>
    <style:style style:name="T222_227" style:family="text"/>
    <style:style style:name="T222_228" style:family="text"/>
    <style:style style:name="T222_229" style:family="text"/>
    <style:style style:name="T222_230" style:family="text"/>
    <style:style style:name="T222_231" style:family="text"/>
    <style:style style:name="T222_232" style:family="text"/>
    <style:style style:name="T222_233" style:family="text"/>
    <style:style style:name="T222_234" style:family="text"/>
    <style:style style:name="T222_235" style:family="text"/>
    <style:style style:name="T222_236" style:family="text"/>
    <style:style style:name="T222_237" style:family="text"/>
    <style:style style:name="T222_238" style:family="text"/>
    <style:style style:name="T222_239" style:family="text"/>
    <style:style style:name="T222_240" style:family="text"/>
    <style:style style:name="T222_241" style:family="text"/>
    <style:style style:name="T222_242" style:family="text"/>
    <style:style style:name="T222_243" style:family="text"/>
    <style:style style:name="T222_244" style:family="text"/>
    <style:style style:name="T222_245" style:family="text"/>
    <style:style style:name="T222_246" style:family="text"/>
    <style:style style:name="T222_247" style:family="text"/>
    <style:style style:name="T222_248" style:family="text"/>
    <style:style style:name="T222_249" style:family="text"/>
    <style:style style:name="T222_250" style:family="text"/>
    <style:style style:name="T222_251" style:family="text"/>
    <style:style style:name="T222_252" style:family="text"/>
    <style:style style:name="T222_253" style:family="text"/>
    <style:style style:name="T222_254" style:family="text"/>
    <style:style style:name="T222_255" style:family="text"/>
    <style:style style:name="T222_256" style:family="text"/>
    <style:style style:name="T222_257" style:family="text"/>
    <style:style style:name="T222_258" style:family="text"/>
    <style:style style:name="T222_259" style:family="text"/>
    <style:style style:name="T222_260" style:family="text"/>
    <style:style style:name="T222_261" style:family="text"/>
    <style:style style:name="T222_262" style:family="text"/>
    <style:style style:name="T222_263" style:family="text"/>
    <style:style style:name="T222_264" style:family="text"/>
    <style:style style:name="T222_265" style:family="text"/>
    <style:style style:name="T222_266" style:family="text"/>
    <style:style style:name="T222_267" style:family="text"/>
    <style:style style:name="T222_268" style:family="text"/>
    <style:style style:name="T222_269" style:family="text"/>
    <style:style style:name="T222_270" style:family="text"/>
    <style:style style:name="T222_271" style:family="text"/>
    <style:style style:name="T222_272" style:family="text"/>
    <style:style style:name="T222_273" style:family="text"/>
    <style:style style:name="T222_274" style:family="text"/>
    <style:style style:name="T222_275" style:family="text"/>
    <style:style style:name="T222_276" style:family="text"/>
    <style:style style:name="T222_277" style:family="text"/>
    <style:style style:name="T222_278" style:family="text"/>
    <style:style style:name="T222_279" style:family="text"/>
    <style:style style:name="T222_280" style:family="text"/>
    <style:style style:name="T222_281" style:family="text"/>
    <style:style style:name="T222_282" style:family="text"/>
    <style:style style:name="T222_283" style:family="text"/>
    <style:style style:name="T222_284" style:family="text"/>
    <style:style style:name="T222_285" style:family="text"/>
    <style:style style:name="T222_286" style:family="text"/>
    <style:style style:name="T222_287" style:family="text"/>
    <style:style style:name="T222_288" style:family="text"/>
    <style:style style:name="T222_289" style:family="text"/>
    <style:style style:name="T222_290" style:family="text"/>
    <style:style style:name="T222_291" style:family="text"/>
    <style:style style:name="T222_292" style:family="text"/>
    <style:style style:name="T222_293" style:family="text"/>
    <style:style style:name="T222_294" style:family="text"/>
    <style:style style:name="T222_295" style:family="text"/>
    <style:style style:name="T222_296" style:family="text"/>
    <style:style style:name="T222_297" style:family="text"/>
    <style:style style:name="T222_298" style:family="text"/>
    <style:style style:name="T222_299" style:family="text"/>
    <style:style style:name="T222_300" style:family="text"/>
    <style:style style:name="T222_301" style:family="text"/>
    <style:style style:name="T222_302" style:family="text"/>
    <style:style style:name="T222_303" style:family="text"/>
    <style:style style:name="T222_304" style:family="text"/>
    <style:style style:name="T222_305" style:family="text"/>
    <style:style style:name="T222_306" style:family="text"/>
    <style:style style:name="T222_307" style:family="text"/>
    <style:style style:name="T222_308" style:family="text"/>
    <style:style style:name="T222_309" style:family="text"/>
    <style:style style:name="T222_310" style:family="text"/>
    <style:style style:name="T222_311" style:family="text"/>
    <style:style style:name="T222_312" style:family="text"/>
    <style:style style:name="T222_313" style:family="text"/>
    <style:style style:name="T222_314" style:family="text"/>
    <style:style style:name="T222_315" style:family="text"/>
    <style:style style:name="T222_316" style:family="text"/>
    <style:style style:name="T222_317" style:family="text"/>
    <style:style style:name="T222_318" style:family="text"/>
    <style:style style:name="T222_319" style:family="text"/>
    <style:style style:name="T222_320" style:family="text"/>
    <style:style style:name="T222_321" style:family="text"/>
    <style:style style:name="T222_322" style:family="text"/>
    <style:style style:name="T222_323" style:family="text"/>
    <style:style style:name="T222_324" style:family="text"/>
    <style:style style:name="T222_325" style:family="text"/>
    <style:style style:name="T222_326" style:family="text"/>
    <style:style style:name="T222_327" style:family="text"/>
    <style:style style:name="T222_328" style:family="text"/>
    <style:style style:name="T222_329" style:family="text"/>
    <style:style style:name="T222_330" style:family="text"/>
    <style:style style:name="T222_331" style:family="text"/>
    <style:style style:name="T222_332" style:family="text"/>
    <style:style style:name="T222_333" style:family="text"/>
    <style:style style:name="T222_334" style:family="text"/>
    <style:style style:name="T222_335" style:family="text"/>
    <style:style style:name="T222_336" style:family="text"/>
    <style:style style:name="T222_337" style:family="text"/>
    <style:style style:name="T222_338" style:family="text"/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Heading_20_2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fo:font-weight="bold" style:font-weight-asian="bold" style:font-weight-complex="bold"/>
    </style:style>
    <style:style style:name="T225_2" style:family="text">
      <style:text-properties fo:font-weight="bold" style:font-weight-asian="bold" style:font-weight-complex="bold"/>
    </style:style>
    <style:style style:name="T225_3" style:family="text">
      <style:text-properties fo:font-weight="bold" style:font-weight-asian="bold" style:font-weight-complex="bold"/>
    </style:style>
    <style:style style:name="T225_4" style:family="text">
      <style:text-properties fo:font-weight="bold" style:font-weight-asian="bold" style:font-weight-complex="bold"/>
    </style:style>
    <style:style style:name="T225_5" style:family="text"/>
    <style:style style:name="T225_6" style:family="text"/>
    <style:style style:name="T225_7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font-weight="bold" style:font-weight-asian="bold" style:font-weight-complex="bold"/>
    </style:style>
    <style:style style:name="T227_2" style:family="text">
      <style:text-properties fo:font-weight="bold" style:font-weight-asian="bold" style:font-weight-complex="bold"/>
    </style:style>
    <style:style style:name="T227_3" style:family="text">
      <style:text-properties fo:font-weight="bold" style:font-weight-asian="bold" style:font-weight-complex="bold"/>
    </style:style>
    <style:style style:name="T227_4" style:family="text">
      <style:text-properties fo:font-weight="bold" style:font-weight-asian="bold" style:font-weight-complex="bold"/>
    </style:style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P228" style:family="paragraph" style:parent-style-name="Standard">
      <style:paragraph-properties fo:break-before="auto" fo:line-height="115%" style:writing-mode="lr-tb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fo:font-weight="bold" style:font-weight-asian="bold" style:font-weight-complex="bold"/>
    </style:style>
    <style:style style:name="T229_2" style:family="text">
      <style:text-properties fo:font-weight="bold" style:font-weight-asian="bold" style:font-weight-complex="bold"/>
    </style:style>
    <style:style style:name="T229_3" style:family="text">
      <style:text-properties fo:font-weight="bold" style:font-weight-asian="bold" style:font-weight-complex="bold"/>
    </style:style>
    <style:style style:name="T229_4" style:family="text">
      <style:text-properties fo:font-weight="bold" style:font-weight-asian="bold" style:font-weight-complex="bold"/>
    </style:style>
    <style:style style:name="T229_5" style:family="text"/>
    <style:style style:name="T229_6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fo:font-weight="bold" style:font-weight-asian="bold" style:font-weight-complex="bold"/>
    </style:style>
    <style:style style:name="T231_2" style:family="text">
      <style:text-properties fo:font-weight="bold" style:font-weight-asian="bold" style:font-weight-complex="bold"/>
    </style:style>
    <style:style style:name="T231_3" style:family="text">
      <style:text-properties fo:font-weight="bold" style:font-weight-asian="bold" style:font-weight-complex="bold"/>
    </style:style>
    <style:style style:name="T231_4" style:family="text">
      <style:text-properties fo:font-weight="bold" style:font-weight-asian="bold" style:font-weight-complex="bold"/>
    </style:style>
    <style:style style:name="T231_5" style:family="text">
      <style:text-properties fo:font-weight="bold" style:font-weight-asian="bold" style:font-weight-complex="bold"/>
    </style:style>
    <style:style style:name="T231_6" style:family="text">
      <style:text-properties fo:font-weight="bold" style:font-weight-asian="bold" style:font-weight-complex="bold"/>
    </style:style>
    <style:style style:name="T231_7" style:family="text">
      <style:text-properties fo:font-weight="bold" style:font-weight-asian="bold" style:font-weight-complex="bold"/>
    </style:style>
    <style:style style:name="T231_8" style:family="text">
      <style:text-properties fo:font-weight="bold" style:font-weight-asian="bold" style:font-weight-complex="bold"/>
    </style:style>
    <style:style style:name="T231_9" style:family="text"/>
    <style:style style:name="T231_10" style:family="text"/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 style:parent-style-name="Standard"/>
    <style:style style:name="P2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9" style:family="text">
      <style:text-properties fo:font-weight="bold" style:font-weight-asian="bold" style:font-weight-complex="bold"/>
    </style:style>
    <style:style style:name="T235_20" style:family="text">
      <style:text-properties fo:font-weight="bold" style:font-weight-asian="bold" style:font-weight-complex="bold"/>
    </style:style>
    <style:style style:name="T235_21" style:family="text">
      <style:text-properties fo:font-weight="bold" style:font-weight-asian="bold" style:font-weight-complex="bold"/>
    </style:style>
    <style:style style:name="T235_22" style:family="text">
      <style:text-properties fo:font-weight="bold" style:font-weight-asian="bold" style:font-weight-complex="bold"/>
    </style:style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T235_30" style:family="text"/>
    <style:style style:name="T235_31" style:family="text"/>
    <style:style style:name="T235_32" style:family="text"/>
    <style:style style:name="T235_33" style:family="text"/>
    <style:style style:name="T235_34" style:family="text"/>
    <style:style style:name="T235_35" style:family="text"/>
    <style:style style:name="T235_36" style:family="text"/>
    <style:style style:name="T235_37" style:family="text"/>
    <style:style style:name="T235_38" style:family="text"/>
    <style:style style:name="T235_39" style:family="text"/>
    <style:style style:name="T235_40" style:family="text"/>
    <style:style style:name="T235_41" style:family="text"/>
    <style:style style:name="T235_42" style:family="text"/>
    <style:style style:name="T235_43" style:family="text"/>
    <style:style style:name="T235_44" style:family="text"/>
    <style:style style:name="T235_45" style:family="text"/>
    <style:style style:name="T235_46" style:family="text"/>
    <style:style style:name="T235_47" style:family="text"/>
    <style:style style:name="T235_48" style:family="text"/>
    <style:style style:name="T235_49" style:family="text"/>
    <style:style style:name="T235_50" style:family="text"/>
    <style:style style:name="T235_51" style:family="text"/>
    <style:style style:name="T235_52" style:family="text"/>
    <style:style style:name="T235_53" style:family="text"/>
    <style:style style:name="T235_54" style:family="text"/>
    <style:style style:name="T235_55" style:family="text"/>
    <style:style style:name="T235_56" style:family="text"/>
    <style:style style:name="T235_57" style:family="text"/>
    <style:style style:name="T235_58" style:family="text"/>
    <style:style style:name="T235_59" style:family="text"/>
    <style:style style:name="T235_60" style:family="text"/>
    <style:style style:name="T235_61" style:family="text"/>
    <style:style style:name="T235_62" style:family="text"/>
    <style:style style:name="T235_63" style:family="text"/>
    <style:style style:name="T235_64" style:family="text"/>
    <style:style style:name="T235_65" style:family="text"/>
    <style:style style:name="T235_66" style:family="text"/>
    <style:style style:name="T235_67" style:family="text"/>
    <style:style style:name="T235_68" style:family="text"/>
    <style:style style:name="T235_69" style:family="text"/>
    <style:style style:name="T235_70" style:family="text"/>
    <style:style style:name="T235_71" style:family="text"/>
    <style:style style:name="T235_72" style:family="text"/>
    <style:style style:name="T235_73" style:family="text"/>
    <style:style style:name="T235_74" style:family="text"/>
    <style:style style:name="T235_75" style:family="text"/>
    <style:style style:name="T235_76" style:family="text"/>
    <style:style style:name="T235_77" style:family="text"/>
    <style:style style:name="T235_78" style:family="text"/>
    <style:style style:name="T235_79" style:family="text"/>
    <style:style style:name="T235_80" style:family="text"/>
    <style:style style:name="T235_81" style:family="text"/>
    <style:style style:name="T235_82" style:family="text"/>
    <style:style style:name="T235_83" style:family="text"/>
    <style:style style:name="T235_84" style:family="text"/>
    <style:style style:name="T235_85" style:family="text"/>
    <style:style style:name="T235_86" style:family="text"/>
    <style:style style:name="T235_87" style:family="text"/>
    <style:style style:name="T235_88" style:family="text"/>
    <style:style style:name="T235_89" style:family="text"/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fo:margin-top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P238" style:family="paragraph" style:parent-style-name="Standard">
      <style:paragraph-properties fo:break-before="auto" fo:line-height="115%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P239" style:family="paragraph" style:parent-style-name="Standard">
      <style:paragraph-properties fo:break-before="auto" fo:line-height="115%" fo:margin-top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P241" style:family="paragraph" style:parent-style-name="Standard">
      <style:paragraph-properties fo:break-before="auto" fo:line-height="115%" fo:margin-top="0cm" fo:margin-bottom="0cm" style:writing-mode="lr-tb"/>
    </style:style>
    <style:style style:name="T241_1" style:family="text"/>
    <style:style style:name="T241_2" style:family="text"/>
    <style:style style:name="T241_3" style:family="text"/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 style:parent-style-name="Standard"/>
    <style:style style:name="P2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3" style:family="text" style:parent-style-name="Standard"/>
    <style:style style:name="P2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2" style:family="text">
      <style:text-properties fo:font-weight="bold" style:font-weight-asian="bold" style:font-weight-complex="bold"/>
    </style:style>
    <style:style style:name="T247_33" style:family="text">
      <style:text-properties fo:font-weight="bold" style:font-weight-asian="bold" style:font-weight-complex="bold"/>
    </style:style>
    <style:style style:name="T247_34" style:family="text">
      <style:text-properties fo:font-weight="bold" style:font-weight-asian="bold" style:font-weight-complex="bold"/>
    </style:style>
    <style:style style:name="T247_35" style:family="text">
      <style:text-properties fo:font-weight="bold" style:font-weight-asian="bold" style:font-weight-complex="bold"/>
    </style:style>
    <style:style style:name="T247_36" style:family="text">
      <style:text-properties fo:font-weight="bold" style:font-weight-asian="bold" style:font-weight-complex="bold"/>
    </style:style>
    <style:style style:name="T247_37" style:family="text">
      <style:text-properties fo:font-weight="bold" style:font-weight-asian="bold" style:font-weight-complex="bold"/>
    </style:style>
    <style:style style:name="T247_38" style:family="text">
      <style:text-properties fo:font-weight="bold" style:font-weight-asian="bold" style:font-weight-complex="bold"/>
    </style:style>
    <style:style style:name="P248" style:family="paragraph" style:parent-style-name="Standard">
      <style:paragraph-properties fo:text-align="justify"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T248_64" style:family="text"/>
    <style:style style:name="T248_65" style:family="text"/>
    <style:style style:name="T248_66" style:family="text"/>
    <style:style style:name="T248_67" style:family="text"/>
    <style:style style:name="T248_68" style:family="text"/>
    <style:style style:name="T248_69" style:family="text"/>
    <style:style style:name="T248_70" style:family="text"/>
    <style:style style:name="T248_71" style:family="text"/>
    <style:style style:name="T248_72" style:family="text"/>
    <style:style style:name="T248_73" style:family="text"/>
    <style:style style:name="T248_74" style:family="text"/>
    <style:style style:name="T248_75" style:family="text"/>
    <style:style style:name="T248_76" style:family="text"/>
    <style:style style:name="T248_77" style:family="text"/>
    <style:style style:name="T248_78" style:family="text"/>
    <style:style style:name="T248_79" style:family="text"/>
    <style:style style:name="T248_80" style:family="text"/>
    <style:style style:name="T248_81" style:family="text"/>
    <style:style style:name="T248_82" style:family="text"/>
    <style:style style:name="T248_83" style:family="text"/>
    <style:style style:name="T248_84" style:family="text"/>
    <style:style style:name="T248_85" style:family="text"/>
    <style:style style:name="T248_86" style:family="text"/>
    <style:style style:name="T248_87" style:family="text"/>
    <style:style style:name="T248_88" style:family="text"/>
    <style:style style:name="T248_89" style:family="text"/>
    <style:style style:name="T248_90" style:family="text"/>
    <style:style style:name="T248_91" style:family="text"/>
    <style:style style:name="T248_92" style:family="text"/>
    <style:style style:name="T248_93" style:family="text"/>
    <style:style style:name="T248_94" style:family="text"/>
    <style:style style:name="T248_95" style:family="text"/>
    <style:style style:name="T248_96" style:family="text"/>
    <style:style style:name="T248_97" style:family="text"/>
    <style:style style:name="T248_98" style:family="text"/>
    <style:style style:name="T248_99" style:family="text"/>
    <style:style style:name="T248_100" style:family="text"/>
    <style:style style:name="T248_101" style:family="text"/>
    <style:style style:name="T248_102" style:family="text"/>
    <style:style style:name="T248_103" style:family="text"/>
    <style:style style:name="T248_104" style:family="text"/>
    <style:style style:name="T248_105" style:family="text"/>
    <style:style style:name="T248_106" style:family="text"/>
    <style:style style:name="T248_107" style:family="text"/>
    <style:style style:name="T248_108" style:family="text"/>
    <style:style style:name="T248_109" style:family="text"/>
    <style:style style:name="T248_110" style:family="text"/>
    <style:style style:name="T248_111" style:family="text"/>
    <style:style style:name="T248_112" style:family="text"/>
    <style:style style:name="P249" style:family="paragraph" style:parent-style-name="Standard">
      <style:paragraph-properties fo:text-align="justify" fo:break-before="auto" fo:line-height="115%" style:writing-mode="lr-tb"/>
    </style:style>
    <style:style style:name="P250" style:family="paragraph" style:parent-style-name="Standard">
      <style:paragraph-properties fo:text-align="justify"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P251" style:family="paragraph" style:parent-style-name="Standard">
      <style:paragraph-properties fo:text-align="justify" fo:break-before="auto" fo:line-height="115%" style:writing-mode="lr-tb"/>
    </style:style>
    <style:style style:name="P252" style:family="paragraph" style:parent-style-name="Standard">
      <style:paragraph-properties fo:text-align="justify"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P267" style:family="paragraph" style:parent-style-name="Standard">
      <style:paragraph-properties fo:break-before="auto" fo:line-height="115%" style:writing-mode="lr-tb"/>
    </style:style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P283" style:family="paragraph" style:parent-style-name="Standard">
      <style:paragraph-properties fo:break-before="auto" fo:line-height="115%" style:writing-mode="lr-tb"/>
    </style:style>
    <style:style style:name="P284" style:family="paragraph" style:parent-style-name="Heading_20_2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P285" style:family="paragraph" style:parent-style-name="Standard">
      <style:paragraph-properties fo:text-align="justify"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T285_39" style:family="text"/>
    <style:style style:name="T285_40" style:family="text"/>
    <style:style style:name="T285_41" style:family="text"/>
    <style:style style:name="T285_42" style:family="text"/>
    <style:style style:name="T285_43" style:family="text"/>
    <style:style style:name="T285_44" style:family="text"/>
    <style:style style:name="T285_45" style:family="text"/>
    <style:style style:name="T285_46" style:family="text"/>
    <style:style style:name="T285_47" style:family="text"/>
    <style:style style:name="T285_48" style:family="text"/>
    <style:style style:name="T285_49" style:family="text"/>
    <style:style style:name="T285_50" style:family="text"/>
    <style:style style:name="T285_51" style:family="text"/>
    <style:style style:name="T285_52" style:family="text"/>
    <style:style style:name="T285_53" style:family="text"/>
    <style:style style:name="T285_54" style:family="text"/>
    <style:style style:name="T285_55" style:family="text"/>
    <style:style style:name="T285_56" style:family="text"/>
    <style:style style:name="T285_57" style:family="text"/>
    <style:style style:name="T285_58" style:family="text"/>
    <style:style style:name="T285_59" style:family="text"/>
    <style:style style:name="T285_60" style:family="text"/>
    <style:style style:name="T285_61" style:family="text"/>
    <style:style style:name="T285_62" style:family="text"/>
    <style:style style:name="T285_63" style:family="text"/>
    <style:style style:name="T285_64" style:family="text"/>
    <style:style style:name="T285_65" style:family="text"/>
    <style:style style:name="T285_66" style:family="text"/>
    <style:style style:name="T285_67" style:family="text"/>
    <style:style style:name="T285_68" style:family="text"/>
    <style:style style:name="T285_69" style:family="text"/>
    <style:style style:name="T285_70" style:family="text"/>
    <style:style style:name="T285_71" style:family="text"/>
    <style:style style:name="T285_72" style:family="text"/>
    <style:style style:name="T285_73" style:family="text"/>
    <style:style style:name="T285_74" style:family="text"/>
    <style:style style:name="T285_75" style:family="text"/>
    <style:style style:name="T285_76" style:family="text"/>
    <style:style style:name="T285_77" style:family="text"/>
    <style:style style:name="T285_78" style:family="text"/>
    <style:style style:name="T285_79" style:family="text"/>
    <style:style style:name="T285_80" style:family="text"/>
    <style:style style:name="T285_81" style:family="text"/>
    <style:style style:name="T285_82" style:family="text"/>
    <style:style style:name="T285_83" style:family="text"/>
    <style:style style:name="T285_84" style:family="text"/>
    <style:style style:name="T285_85" style:family="text"/>
    <style:style style:name="T285_86" style:family="text"/>
    <style:style style:name="T285_87" style:family="text"/>
    <style:style style:name="T285_88" style:family="text"/>
    <style:style style:name="T285_89" style:family="text"/>
    <style:style style:name="T285_90" style:family="text"/>
    <style:style style:name="T285_91" style:family="text"/>
    <style:style style:name="T285_92" style:family="text"/>
    <style:style style:name="T285_93" style:family="text"/>
    <style:style style:name="T285_94" style:family="text"/>
    <style:style style:name="T285_95" style:family="text"/>
    <style:style style:name="T285_96" style:family="text"/>
    <style:style style:name="T285_97" style:family="text"/>
    <style:style style:name="T285_98" style:family="text"/>
    <style:style style:name="T285_99" style:family="text"/>
    <style:style style:name="T285_100" style:family="text"/>
    <style:style style:name="T285_101" style:family="text"/>
    <style:style style:name="T285_102" style:family="text"/>
    <style:style style:name="T285_103" style:family="text"/>
    <style:style style:name="T285_104" style:family="text"/>
    <style:style style:name="T285_105" style:family="text"/>
    <style:style style:name="T285_106" style:family="text"/>
    <style:style style:name="T285_107" style:family="text"/>
    <style:style style:name="T285_108" style:family="text"/>
    <style:style style:name="T285_109" style:family="text"/>
    <style:style style:name="T285_110" style:family="text"/>
    <style:style style:name="T285_111" style:family="text"/>
    <style:style style:name="T285_112" style:family="text"/>
    <style:style style:name="T285_113" style:family="text"/>
    <style:style style:name="T285_114" style:family="text"/>
  </office:automatic-styles>
  <office:body>
    <office:text>
      <text:h text:style-name="P1" text:outline-level="10"><text:bookmark-start text:name="h.81c41eubv18d"/><text:bookmark-end text:name="h.81c41eubv18d"/><text:span text:style-name="T1_1">Review</text:span><text:span text:style-name="T1_2"><text:s/></text:span><text:span text:style-name="T1_3">Board</text:span><text:span text:style-name="T1_4"><text:s/></text:span><text:span text:style-name="T1_5">feedback</text:span><text:span text:style-name="T1_6"><text:s/></text:span><text:span text:style-name="T1_7">summary</text:span></text:h>
      <text:p text:style-name="P2"/>
      <text:p text:style-name="P3"><text:span text:style-name="T3_1">Deadline</text:span><text:span text:style-name="T3_2"><text:s/></text:span><text:span text:style-name="T3_3">for</text:span><text:span text:style-name="T3_4"><text:s/></text:span><text:span text:style-name="T3_5">your</text:span><text:span text:style-name="T3_6"><text:s/></text:span><text:span text:style-name="T3_7">improved</text:span><text:span text:style-name="T3_8"><text:s/></text:span><text:span text:style-name="T3_9">application</text:span><text:span text:style-name="T3_10"><text:s/></text:span><text:span text:style-name="T3_11">is</text:span><text:span text:style-name="T3_12"><text:s/></text:span><text:span text:style-name="T3_13">February</text:span><text:span text:style-name="T3_14"><text:s/>11</text:span><text:span text:style-name="T3_15">th</text:span><text:span text:style-name="T3_16"><text:s/></text:span><text:span text:style-name="T3_17">at</text:span><text:span text:style-name="T3_18"><text:s/>20.00<text:s/></text:span><text:span text:style-name="T3_19">EET</text:span><text:span text:style-name="T3_20"><text:s/>(</text:span><text:span text:style-name="T3_21">Eastern</text:span><text:span text:style-name="T3_22"><text:s/></text:span><text:span text:style-name="T3_23">European</text:span><text:span text:style-name="T3_24"><text:s/></text:span><text:span text:style-name="T3_25">Timezone</text:span><text:span text:style-name="T3_26">).<text:s/></text:span><text:span text:style-name="T3_27">Send</text:span><text:span text:style-name="T3_28"><text:s/></text:span><text:span text:style-name="T3_29">your</text:span><text:span text:style-name="T3_30"><text:s/></text:span><text:span text:style-name="T3_31">revised</text:span><text:span text:style-name="T3_32"><text:s/></text:span><text:span text:style-name="T3_33">application</text:span><text:span text:style-name="T3_34"><text:s/></text:span><text:span text:style-name="T3_35">to</text:span><text:span text:style-name="T3_36"><text:s/></text:span><text:span text:style-name="T3_37">Tiiamari</text:span><text:span text:style-name="T3_38"><text:s/></text:span><text:span text:style-name="T3_39">Pennanen</text:span><text:span text:style-name="T3_40"><text:s/></text:span><text:span text:style-name="T3_41">at</text:span><text:span text:style-name="T3_42"><text:s/></text:span><text:span text:style-name="T3_43">tiiamari</text:span><text:span text:style-name="T3_44">.</text:span><text:span text:style-name="T3_45">pennanen</text:span><text:span text:style-name="T3_46">@</text:span><text:span text:style-name="T3_47">uutisraivaaja</text:span><text:span text:style-name="T3_48">.</text:span><text:span text:style-name="T3_49">fi</text:span><text:span text:style-name="T3_50">.<text:s/></text:span><text:span text:style-name="T3_51">The</text:span><text:span text:style-name="T3_52"><text:s/></text:span><text:span text:style-name="T3_53">deadline</text:span><text:span text:style-name="T3_54"><text:s/></text:span><text:span text:style-name="T3_55">can</text:span><text:span text:style-name="T3_56">’</text:span><text:span text:style-name="T3_57">t</text:span><text:span text:style-name="T3_58"><text:s/></text:span><text:span text:style-name="T3_59">be</text:span><text:span text:style-name="T3_60"><text:s/></text:span><text:span text:style-name="T3_61">changed</text:span><text:span text:style-name="T3_62">.</text:span></text:p>
      <text:p text:style-name="P4"/>
      <text:p text:style-name="P5"><text:span text:style-name="T5_1">Address</text:span><text:span text:style-name="T5_2"><text:s/></text:span><text:span text:style-name="T5_3">the</text:span><text:span text:style-name="T5_4"><text:s/></text:span><text:span text:style-name="T5_5">questions</text:span><text:span text:style-name="T5_6"><text:s/></text:span><text:span text:style-name="T5_7">the</text:span><text:span text:style-name="T5_8"><text:s/></text:span><text:span text:style-name="T5_9">reviewers</text:span><text:span text:style-name="T5_10"><text:s/></text:span><text:span text:style-name="T5_11">are</text:span><text:span text:style-name="T5_12"><text:s/></text:span><text:span text:style-name="T5_13">posing</text:span><text:span text:style-name="T5_14"><text:s/></text:span><text:span text:style-name="T5_15">the</text:span><text:span text:style-name="T5_16"><text:s/></text:span><text:span text:style-name="T5_17">best</text:span><text:span text:style-name="T5_18"><text:s/></text:span><text:span text:style-name="T5_19">you</text:span><text:span text:style-name="T5_20"><text:s/></text:span><text:span text:style-name="T5_21">can</text:span><text:span text:style-name="T5_22">.<text:s/></text:span><text:span text:style-name="T5_23">If</text:span><text:span text:style-name="T5_24"><text:s/></text:span><text:span text:style-name="T5_25">they</text:span><text:span text:style-name="T5_26"><text:s/></text:span><text:span text:style-name="T5_27">ask</text:span><text:span text:style-name="T5_28"><text:s/></text:span><text:span text:style-name="T5_29">for</text:span><text:span text:style-name="T5_30"><text:s/></text:span><text:span text:style-name="T5_31">improvements</text:span><text:span text:style-name="T5_32"><text:s/></text:span><text:span text:style-name="T5_33">for</text:span><text:span text:style-name="T5_34"><text:s/></text:span><text:span text:style-name="T5_35">the</text:span><text:span text:style-name="T5_36"><text:s/></text:span><text:span text:style-name="T5_37">visualization</text:span><text:span text:style-name="T5_38">,<text:s/></text:span><text:span text:style-name="T5_39">do</text:span><text:span text:style-name="T5_40"><text:s/></text:span><text:span text:style-name="T5_41">that</text:span><text:span text:style-name="T5_42">.<text:s/></text:span><text:span text:style-name="T5_43">If</text:span><text:span text:style-name="T5_44"><text:s/></text:span><text:span text:style-name="T5_45">they</text:span><text:span text:style-name="T5_46"><text:s/></text:span><text:span text:style-name="T5_47">ask</text:span><text:span text:style-name="T5_48"><text:s/></text:span><text:span text:style-name="T5_49">for</text:span><text:span text:style-name="T5_50"><text:s/></text:span><text:span text:style-name="T5_51">better</text:span><text:span text:style-name="T5_52"><text:s/></text:span><text:span text:style-name="T5_53">benchmarking</text:span><text:span text:style-name="T5_54">,<text:s/></text:span><text:span text:style-name="T5_55">do</text:span><text:span text:style-name="T5_56"><text:s/></text:span><text:span text:style-name="T5_57">that</text:span><text:span text:style-name="T5_58">.<text:s/></text:span><text:span text:style-name="T5_59">If</text:span><text:span text:style-name="T5_60"><text:s/></text:span><text:span text:style-name="T5_61">they</text:span><text:span text:style-name="T5_62"><text:s/></text:span><text:span text:style-name="T5_63">ask</text:span><text:span text:style-name="T5_64"><text:s/></text:span><text:span text:style-name="T5_65">for</text:span><text:span text:style-name="T5_66"><text:s/></text:span><text:span text:style-name="T5_67">a</text:span><text:span text:style-name="T5_68"><text:s/></text:span><text:span text:style-name="T5_69">more</text:span><text:span text:style-name="T5_70"><text:s/></text:span><text:span text:style-name="T5_71">detailed</text:span><text:span text:style-name="T5_72"><text:s/></text:span><text:span text:style-name="T5_73">budget</text:span><text:span text:style-name="T5_74">,<text:s/></text:span><text:span text:style-name="T5_75">do</text:span><text:span text:style-name="T5_76"><text:s/></text:span><text:span text:style-name="T5_77">that</text:span><text:span text:style-name="T5_78">.<text:s/></text:span><text:span text:style-name="T5_79">If</text:span><text:span text:style-name="T5_80"><text:s/></text:span><text:span text:style-name="T5_81">the</text:span><text:span text:style-name="T5_82"><text:s/></text:span><text:span text:style-name="T5_83">reviewers</text:span><text:span text:style-name="T5_84"><text:s/></text:span><text:span text:style-name="T5_85">ask</text:span><text:span text:style-name="T5_86"><text:s/></text:span><text:span text:style-name="T5_87">you</text:span><text:span text:style-name="T5_88"><text:s/></text:span><text:span text:style-name="T5_89">to</text:span><text:span text:style-name="T5_90"><text:s/></text:span><text:span text:style-name="T5_91">consider</text:span><text:span text:style-name="T5_92"><text:s/></text:span><text:span text:style-name="T5_93">a</text:span><text:span text:style-name="T5_94"><text:s/></text:span><text:span text:style-name="T5_95">new</text:span><text:span text:style-name="T5_96"><text:s/></text:span><text:span text:style-name="T5_97">direction</text:span><text:span text:style-name="T5_98"><text:s/></text:span><text:span text:style-name="T5_99">for</text:span><text:span text:style-name="T5_100"><text:s/></text:span><text:span text:style-name="T5_101">your</text:span><text:span text:style-name="T5_102"><text:s/></text:span><text:span text:style-name="T5_103">project</text:span><text:span text:style-name="T5_104">,<text:s/></text:span><text:span text:style-name="T5_105">consider</text:span><text:span text:style-name="T5_106"><text:s/></text:span><text:span text:style-name="T5_107">that</text:span><text:span text:style-name="T5_108">.<text:s/></text:span><text:span text:style-name="T5_109">Give</text:span><text:span text:style-name="T5_110"><text:s/></text:span><text:span text:style-name="T5_111">reasoning</text:span><text:span text:style-name="T5_112">,<text:s/></text:span><text:span text:style-name="T5_113">if</text:span><text:span text:style-name="T5_114"><text:s/></text:span><text:span text:style-name="T5_115">you</text:span><text:span text:style-name="T5_116"><text:s/></text:span><text:span text:style-name="T5_117">decide</text:span><text:span text:style-name="T5_118"><text:s/></text:span><text:span text:style-name="T5_119">not</text:span><text:span text:style-name="T5_120"><text:s/></text:span><text:span text:style-name="T5_121">to</text:span><text:span text:style-name="T5_122">.<text:s/></text:span><text:span text:style-name="T5_123">If</text:span><text:span text:style-name="T5_124"><text:s/></text:span><text:span text:style-name="T5_125">you</text:span><text:span text:style-name="T5_126">,<text:s/></text:span><text:span text:style-name="T5_127">for</text:span><text:span text:style-name="T5_128"><text:s/></text:span><text:span text:style-name="T5_129">some</text:span><text:span text:style-name="T5_130"><text:s/></text:span><text:span text:style-name="T5_131">reason</text:span><text:span text:style-name="T5_132">.<text:s/></text:span><text:span text:style-name="T5_133">After</text:span><text:span text:style-name="T5_134"><text:s/></text:span><text:span text:style-name="T5_135">the</text:span><text:span text:style-name="T5_136"><text:s/></text:span><text:span text:style-name="T5_137">revisions</text:span><text:span text:style-name="T5_138">,<text:s/></text:span><text:span text:style-name="T5_139">your</text:span><text:span text:style-name="T5_140"><text:s/></text:span><text:span text:style-name="T5_141">application</text:span><text:span text:style-name="T5_142"><text:s/></text:span><text:span text:style-name="T5_143">will</text:span><text:span text:style-name="T5_144"><text:s/></text:span><text:span text:style-name="T5_145">be</text:span><text:span text:style-name="T5_146"><text:s/></text:span><text:span text:style-name="T5_147">re</text:span><text:span text:style-name="T5_148">-</text:span><text:span text:style-name="T5_149">reviewed</text:span><text:span text:style-name="T5_150">.<text:s/></text:span><text:span text:style-name="T5_151">Best</text:span><text:span text:style-name="T5_152"><text:s/></text:span><text:span text:style-name="T5_153">ones</text:span><text:span text:style-name="T5_154"><text:s/></text:span><text:span text:style-name="T5_155">will</text:span><text:span text:style-name="T5_156"><text:s/></text:span><text:span text:style-name="T5_157">be</text:span><text:span text:style-name="T5_158"><text:s/></text:span><text:span text:style-name="T5_159">invited</text:span><text:span text:style-name="T5_160"><text:s/></text:span><text:span text:style-name="T5_161">to</text:span><text:span text:style-name="T5_162"><text:s/></text:span><text:span text:style-name="T5_163">present</text:span><text:span text:style-name="T5_164"><text:s/></text:span><text:span text:style-name="T5_165">their</text:span><text:span text:style-name="T5_166"><text:s/></text:span><text:span text:style-name="T5_167">project</text:span><text:span text:style-name="T5_168"><text:s/></text:span><text:span text:style-name="T5_169">to</text:span><text:span text:style-name="T5_170"><text:s/></text:span><text:span text:style-name="T5_171">the</text:span><text:span text:style-name="T5_172"><text:s/></text:span><text:span text:style-name="T5_173">reviewers</text:span><text:span text:style-name="T5_174"><text:s/></text:span><text:span text:style-name="T5_175">on</text:span><text:span text:style-name="T5_176"><text:s/>4</text:span><text:span text:style-name="T5_177">th</text:span><text:span text:style-name="T5_178"><text:s/></text:span><text:span text:style-name="T5_179">of</text:span><text:span text:style-name="T5_180"><text:s/></text:span><text:span text:style-name="T5_181">March</text:span><text:span text:style-name="T5_182"><text:s/></text:span><text:span text:style-name="T5_183">at</text:span><text:span text:style-name="T5_184"><text:s/></text:span><text:span text:style-name="T5_185">the</text:span><text:span text:style-name="T5_186"><text:s/></text:span><text:span text:style-name="T5_187">Päivälehti</text:span><text:span text:style-name="T5_188"><text:s/></text:span><text:span text:style-name="T5_189">Museum</text:span><text:span text:style-name="T5_190">.<text:s/></text:span><text:span text:style-name="T5_191">If</text:span><text:span text:style-name="T5_192"><text:s/></text:span><text:span text:style-name="T5_193">you</text:span><text:span text:style-name="T5_194"><text:s/></text:span><text:span text:style-name="T5_195">can</text:span><text:span text:style-name="T5_196">’</text:span><text:span text:style-name="T5_197">t</text:span><text:span text:style-name="T5_198"><text:s/></text:span><text:span text:style-name="T5_199">travel</text:span><text:span text:style-name="T5_200"><text:s/></text:span><text:span text:style-name="T5_201">to</text:span><text:span text:style-name="T5_202"><text:s/></text:span><text:span text:style-name="T5_203">Helsinki</text:span><text:span text:style-name="T5_204"><text:s/></text:span><text:span text:style-name="T5_205">for</text:span><text:span text:style-name="T5_206"><text:s/></text:span><text:span text:style-name="T5_207">the</text:span><text:span text:style-name="T5_208"><text:s/></text:span><text:span text:style-name="T5_209">presentation</text:span><text:span text:style-name="T5_210"><text:s/>(</text:span><text:span text:style-name="T5_211">presenting</text:span><text:span text:style-name="T5_212"><text:s/></text:span><text:span text:style-name="T5_213">live</text:span><text:span text:style-name="T5_214"><text:s/></text:span><text:span text:style-name="T5_215">is</text:span><text:span text:style-name="T5_216"><text:s/></text:span><text:span text:style-name="T5_217">highly</text:span><text:span text:style-name="T5_218"><text:s/></text:span><text:span text:style-name="T5_219">recommended</text:span><text:span text:style-name="T5_220">),<text:s/></text:span><text:span text:style-name="T5_221">you</text:span><text:span text:style-name="T5_222"><text:s/></text:span><text:span text:style-name="T5_223">can</text:span><text:span text:style-name="T5_224"><text:s/></text:span><text:span text:style-name="T5_225">alternatively</text:span><text:span text:style-name="T5_226"><text:s/></text:span><text:span text:style-name="T5_227">make</text:span><text:span text:style-name="T5_228"><text:s/></text:span><text:span text:style-name="T5_229">a</text:span><text:span text:style-name="T5_230"><text:s/></text:span><text:span text:style-name="T5_231">video</text:span><text:span text:style-name="T5_232"><text:s/></text:span><text:span text:style-name="T5_233">of</text:span><text:span text:style-name="T5_234"><text:s/></text:span><text:span text:style-name="T5_235">your</text:span><text:span text:style-name="T5_236"><text:s/></text:span><text:span text:style-name="T5_237">project</text:span><text:span text:style-name="T5_238">.<text:s/></text:span><text:span text:style-name="T5_239">More</text:span><text:span text:style-name="T5_240"><text:s/></text:span><text:span text:style-name="T5_241">instructions</text:span><text:span text:style-name="T5_242"><text:s/></text:span><text:span text:style-name="T5_243">will</text:span><text:span text:style-name="T5_244"><text:s/></text:span><text:span text:style-name="T5_245">follow</text:span><text:span text:style-name="T5_246"><text:s/></text:span><text:span text:style-name="T5_247">about</text:span><text:span text:style-name="T5_248"><text:s/></text:span><text:span text:style-name="T5_249">this</text:span><text:span text:style-name="T5_250"><text:s/></text:span><text:span text:style-name="T5_251">in</text:span><text:span text:style-name="T5_252"><text:s/></text:span><text:span text:style-name="T5_253">the</text:span><text:span text:style-name="T5_254"><text:s/></text:span><text:span text:style-name="T5_255">case</text:span><text:span text:style-name="T5_256"><text:s/></text:span><text:span text:style-name="T5_257">you</text:span><text:span text:style-name="T5_258"><text:s/></text:span><text:span text:style-name="T5_259">will</text:span><text:span text:style-name="T5_260"><text:s/></text:span><text:span text:style-name="T5_261">be</text:span><text:span text:style-name="T5_262"><text:s/></text:span><text:span text:style-name="T5_263">selected</text:span><text:span text:style-name="T5_264"><text:s/></text:span><text:span text:style-name="T5_265">to</text:span><text:span text:style-name="T5_266"><text:s/></text:span><text:span text:style-name="T5_267">present</text:span><text:span text:style-name="T5_268">.<text:s/></text:span><text:span text:style-name="T5_269">Only</text:span><text:span text:style-name="T5_270"><text:s/></text:span><text:span text:style-name="T5_271">a</text:span><text:span text:style-name="T5_272"><text:s/></text:span><text:span text:style-name="T5_273">small</text:span><text:span text:style-name="T5_274"><text:s/></text:span><text:span text:style-name="T5_275">fraction</text:span><text:span text:style-name="T5_276"><text:s/></text:span><text:span text:style-name="T5_277">of</text:span><text:span text:style-name="T5_278"><text:s/></text:span><text:span text:style-name="T5_279">revised</text:span><text:span text:style-name="T5_280"><text:s/></text:span><text:span text:style-name="T5_281">applications</text:span><text:span text:style-name="T5_282"><text:s/></text:span><text:span text:style-name="T5_283">will</text:span><text:span text:style-name="T5_284"><text:s/></text:span><text:span text:style-name="T5_285">get</text:span><text:span text:style-name="T5_286"><text:s/></text:span><text:span text:style-name="T5_287">a</text:span><text:span text:style-name="T5_288"><text:s/></text:span><text:span text:style-name="T5_289">chance</text:span><text:span text:style-name="T5_290"><text:s/></text:span><text:span text:style-name="T5_291">to</text:span><text:span text:style-name="T5_292"><text:s/></text:span><text:span text:style-name="T5_293">present</text:span><text:span text:style-name="T5_294">,<text:s/></text:span><text:span text:style-name="T5_295">so</text:span><text:span text:style-name="T5_296"><text:s/></text:span><text:span text:style-name="T5_297">you</text:span><text:span text:style-name="T5_298"><text:s/></text:span><text:span text:style-name="T5_299">should</text:span><text:span text:style-name="T5_300"><text:s/></text:span><text:span text:style-name="T5_301">really</text:span><text:span text:style-name="T5_302"><text:s/></text:span><text:span text:style-name="T5_303">make</text:span><text:span text:style-name="T5_304"><text:s/></text:span><text:span text:style-name="T5_305">an</text:span><text:span text:style-name="T5_306"><text:s/></text:span><text:span text:style-name="T5_307">effort</text:span><text:span text:style-name="T5_308"><text:s/></text:span><text:span text:style-name="T5_309">to</text:span><text:span text:style-name="T5_310"><text:s/></text:span><text:span text:style-name="T5_311">be</text:span><text:span text:style-name="T5_312"><text:s/></text:span><text:span text:style-name="T5_313">among</text:span><text:span text:style-name="T5_314"><text:s/></text:span><text:span text:style-name="T5_315">the</text:span><text:span text:style-name="T5_316"><text:s/></text:span><text:span text:style-name="T5_317">best</text:span><text:span text:style-name="T5_318"><text:s/></text:span><text:span text:style-name="T5_319">ones</text:span><text:span text:style-name="T5_320"><text:s/></text:span><text:span text:style-name="T5_321">by</text:span><text:span text:style-name="T5_322"><text:s/></text:span><text:span text:style-name="T5_323">improving</text:span><text:span text:style-name="T5_324"><text:s/></text:span><text:span text:style-name="T5_325">your</text:span><text:span text:style-name="T5_326"><text:s/></text:span><text:span text:style-name="T5_327">application</text:span><text:span text:style-name="T5_328"><text:s/></text:span><text:span text:style-name="T5_329">based</text:span><text:span text:style-name="T5_330"><text:s/></text:span><text:span text:style-name="T5_331">on</text:span><text:span text:style-name="T5_332"><text:s/></text:span><text:span text:style-name="T5_333">the</text:span><text:span text:style-name="T5_334"><text:s/></text:span><text:span text:style-name="T5_335">reviewers</text:span><text:span text:style-name="T5_336">’<text:s/></text:span><text:span text:style-name="T5_337">feedback</text:span><text:span text:style-name="T5_338">.<text:s/></text:span><text:span text:style-name="T5_339">If</text:span><text:span text:style-name="T5_340"><text:s/></text:span><text:span text:style-name="T5_341">you</text:span><text:span text:style-name="T5_342"><text:s/></text:span><text:span text:style-name="T5_343">are</text:span><text:span text:style-name="T5_344"><text:s/></text:span><text:span text:style-name="T5_345">chosen</text:span><text:span text:style-name="T5_346"><text:s/></text:span><text:span text:style-name="T5_347">to</text:span><text:span text:style-name="T5_348"><text:s/></text:span><text:span text:style-name="T5_349">present</text:span><text:span text:style-name="T5_350">,<text:s/></text:span><text:span text:style-name="T5_351">you</text:span><text:span text:style-name="T5_352">’</text:span><text:span text:style-name="T5_353">ll</text:span><text:span text:style-name="T5_354"><text:s/></text:span><text:span text:style-name="T5_355">be</text:span><text:span text:style-name="T5_356"><text:s/></text:span><text:span text:style-name="T5_357">notified</text:span><text:span text:style-name="T5_358"><text:s/></text:span><text:span text:style-name="T5_359">by</text:span><text:span text:style-name="T5_360"><text:s/>17</text:span><text:span text:style-name="T5_361">th</text:span><text:span text:style-name="T5_362"><text:s/></text:span><text:span text:style-name="T5_363">of</text:span><text:span text:style-name="T5_364"><text:s/></text:span><text:span text:style-name="T5_365">February</text:span><text:span text:style-name="T5_366">.</text:span></text:p>
      <text:p text:style-name="P6"/>
      <text:p text:style-name="P7"><text:span text:style-name="T7_1">Address</text:span><text:span text:style-name="T7_2"><text:s/></text:span><text:span text:style-name="T7_3">these</text:span><text:span text:style-name="T7_4"><text:s/></text:span><text:span text:style-name="T7_5"><office:annotation><dc:creator/><text:p text:style-name="P8"><text:span text:style-name="T8_1">Phuoc</text:span><text:span text:style-name="T8_2"><text:s/></text:span><text:span text:style-name="T8_3">Tran</text:span><text:span text:style-name="T8_4"><text:s/></text:span><text:span text:style-name="T8_5">Minh</text:span><text:span text:style-name="T8_6">:</text:span></text:p><text:p text:style-name="P9"><text:span text:style-name="T9_1">Yleisesti</text:span><text:span text:style-name="T9_2"><text:s/></text:span><text:span text:style-name="T9_3">ottaen</text:span><text:span text:style-name="T9_4"><text:s/></text:span><text:span text:style-name="T9_5">olen</text:span><text:span text:style-name="T9_6"><text:s/></text:span><text:span text:style-name="T9_7">samaa</text:span><text:span text:style-name="T9_8"><text:s/></text:span><text:span text:style-name="T9_9">mieltä</text:span><text:span text:style-name="T9_10"><text:s/></text:span><text:span text:style-name="T9_11">kuin</text:span><text:span text:style-name="T9_12"><text:s/></text:span><text:span text:style-name="T9_13">jo</text:span><text:span text:style-name="T9_14"><text:s/></text:span><text:span text:style-name="T9_15">saamanne</text:span><text:span text:style-name="T9_16"><text:s/></text:span><text:span text:style-name="T9_17">virallinen</text:span><text:span text:style-name="T9_18"><text:s/></text:span><text:span text:style-name="T9_19">palaute</text:span><text:span text:style-name="T9_20">:<text:s/></text:span><text:span text:style-name="T9_21">hyvä</text:span><text:span text:style-name="T9_22"><text:s/></text:span><text:span text:style-name="T9_23">idea</text:span><text:span text:style-name="T9_24"><text:s/></text:span><text:span text:style-name="T9_25">mutta</text:span><text:span text:style-name="T9_26"><text:s/></text:span><text:span text:style-name="T9_27">fokus</text:span><text:span text:style-name="T9_28">,<text:s/></text:span><text:span text:style-name="T9_29">liiketoimintastrategia</text:span><text:span text:style-name="T9_30"><text:s/></text:span><text:span text:style-name="T9_31">ja</text:span><text:span text:style-name="T9_32"><text:s/></text:span><text:span text:style-name="T9_33">ansaintamalli</text:span><text:span text:style-name="T9_34"><text:s/></text:span><text:span text:style-name="T9_35">olisi</text:span><text:span text:style-name="T9_36"><text:s/></text:span><text:span text:style-name="T9_37">nyt</text:span><text:span text:style-name="T9_38"><text:s/></text:span><text:span text:style-name="T9_39">hyvä</text:span><text:span text:style-name="T9_40"><text:s/></text:span><text:span text:style-name="T9_41">tarkentaa</text:span><text:span text:style-name="T9_42">.</text:span></text:p></office:annotation></text:span><text:span text:style-name="T9_43">comments</text:span><text:span text:style-name="T9_44"><text:s/></text:span><text:span text:style-name="T9_45">and</text:span><text:span text:style-name="T9_46"><text:s/></text:span><text:span text:style-name="T9_47">questions</text:span><text:span text:style-name="T9_48"><text:s/></text:span><text:span text:style-name="T9_49">when</text:span><text:span text:style-name="T9_50"><text:s/></text:span><text:span text:style-name="T9_51">improving</text:span><text:span text:style-name="T9_52"><text:s/></text:span><text:span text:style-name="T9_53">your</text:span><text:span text:style-name="T9_54"><text:s/></text:span><text:span text:style-name="T9_55">application</text:span><text:span text:style-name="T9_56">.</text:span></text:p>
      <text:h text:style-name="P10" text:outline-level="10"><text:bookmark-start text:name="h.505xln3caov"/><text:bookmark-end text:name="h.505xln3caov"/></text:h>
      <text:h text:style-name="P11" text:outline-level="10"><text:bookmark-start text:name="h.cxn0tcm23n9k"/><text:bookmark-end text:name="h.cxn0tcm23n9k"/></text:h>
      <text:h text:style-name="P12" text:outline-level="10"><text:bookmark-start text:name="h.pyu5j7h8j7vw"/><text:bookmark-end text:name="h.pyu5j7h8j7vw"/></text:h>
      <text:h text:style-name="P13" text:outline-level="10"><text:bookmark-start text:name="h.ol7q49spbuxk"/><text:bookmark-end text:name="h.ol7q49spbuxk"/></text:h>
      <text:h text:style-name="P14" text:outline-level="10"><text:bookmark-start text:name="h.jjufi3ene2wp"/><text:bookmark-end text:name="h.jjufi3ene2wp"/></text:h>
      <text:h text:style-name="P15" text:outline-level="10"><text:bookmark-start text:name="h.3s5o7ny7hmge"/><text:bookmark-end text:name="h.3s5o7ny7hmge"/></text:h>
      <text:h text:style-name="P16" text:outline-level="10"><text:bookmark-start text:name="h.xhb1f0glpvv"/><text:bookmark-end text:name="h.xhb1f0glpvv"/><text:span text:style-name="T16_1">Cover</text:span><text:span text:style-name="T16_2"><text:s/></text:span><text:span text:style-name="T16_3">letter</text:span></text:h>
      <text:p text:style-name="P17"/>
      <text:p text:style-name="P18"><text:span text:style-name="T18_1">Dear</text:span><text:span text:style-name="T18_2"><text:s/></text:span><text:span text:style-name="T18_3">Tiiamari</text:span><text:span text:style-name="T18_4">,</text:span></text:p>
      <text:p text:style-name="P19"/>
      <text:p text:style-name="P20"><text:span text:style-name="T20_1">Thanks</text:span><text:span text:style-name="T20_2"><text:s/></text:span><text:span text:style-name="T20_3">for</text:span><text:span text:style-name="T20_4"><text:s/></text:span><text:span text:style-name="T20_5">the</text:span><text:span text:style-name="T20_6"><text:s/></text:span><text:span text:style-name="T20_7">feedback</text:span><text:span text:style-name="T20_8"><text:s/></text:span><text:span text:style-name="T20_9">regarding</text:span><text:span text:style-name="T20_10"><text:s/></text:span><text:span text:style-name="T20_11">our</text:span><text:span text:style-name="T20_12"><text:s/></text:span><text:span text:style-name="T20_13">Uutisraivaaja</text:span><text:span text:style-name="T20_14"><text:s/></text:span><text:span text:style-name="T20_15">application</text:span><text:span text:style-name="T20_16">.<text:s/></text:span><text:span text:style-name="T20_17">We</text:span><text:span text:style-name="T20_18"><text:s/></text:span><text:span text:style-name="T20_19">have</text:span><text:span text:style-name="T20_20"><text:s/></text:span><text:span text:style-name="T20_21">now</text:span><text:span text:style-name="T20_22"><text:s/></text:span><text:span text:style-name="T20_23">crefully</text:span><text:span text:style-name="T20_24"><text:s/></text:span><text:span text:style-name="T20_25">considered</text:span><text:span text:style-name="T20_26"><text:s/></text:span><text:span text:style-name="T20_27">the</text:span><text:span text:style-name="T20_28"><text:s/></text:span><text:span text:style-name="T20_29">feedback</text:span><text:span text:style-name="T20_30"><text:s/></text:span><text:span text:style-name="T20_31">and</text:span><text:span text:style-name="T20_32"><text:s/></text:span><text:span text:style-name="T20_33">taken</text:span><text:span text:style-name="T20_34"><text:s/></text:span><text:span text:style-name="T20_35">it</text:span><text:span text:style-name="T20_36"><text:s/></text:span><text:span text:style-name="T20_37">into</text:span><text:span text:style-name="T20_38"><text:s/></text:span><text:span text:style-name="T20_39">account</text:span><text:span text:style-name="T20_40"><text:s/></text:span><text:span text:style-name="T20_41">in</text:span><text:span text:style-name="T20_42"><text:s/></text:span><text:span text:style-name="T20_43">the</text:span><text:span text:style-name="T20_44"><text:s/></text:span><text:span text:style-name="T20_45">revised</text:span><text:span text:style-name="T20_46"><text:s/></text:span><text:span text:style-name="T20_47">application</text:span><text:span text:style-name="T20_48">.<text:s/></text:span><text:span text:style-name="T20_49">Below</text:span><text:span text:style-name="T20_50"><text:s/></text:span><text:span text:style-name="T20_51">you</text:span><text:span text:style-name="T20_52"><text:s/></text:span><text:span text:style-name="T20_53">can</text:span><text:span text:style-name="T20_54"><text:s/></text:span><text:span text:style-name="T20_55">find</text:span><text:span text:style-name="T20_56"><text:s/></text:span><text:span text:style-name="T20_57">our</text:span><text:span text:style-name="T20_58"><text:s/></text:span><text:span text:style-name="T20_59">brief</text:span><text:span text:style-name="T20_60"><text:s/></text:span><text:span text:style-name="T20_61">responses</text:span><text:span text:style-name="T20_62"><text:s/></text:span><text:span text:style-name="T20_63">to</text:span><text:span text:style-name="T20_64"><text:s/></text:span><text:span text:style-name="T20_65">the</text:span><text:span text:style-name="T20_66"><text:s/></text:span><text:span text:style-name="T20_67">reviewer</text:span><text:span text:style-name="T20_68"><text:s/></text:span><text:span text:style-name="T20_69">feedback</text:span><text:span text:style-name="T20_70"><text:s/>-<text:s/></text:span><text:span text:style-name="T20_71">further</text:span><text:span text:style-name="T20_72"><text:s/></text:span><text:span text:style-name="T20_73">details</text:span><text:span text:style-name="T20_74"><text:s/></text:span><text:span text:style-name="T20_75">are</text:span><text:span text:style-name="T20_76"><text:s/></text:span><text:span text:style-name="T20_77">described</text:span><text:span text:style-name="T20_78"><text:s/></text:span><text:span text:style-name="T20_79">in</text:span><text:span text:style-name="T20_80"><text:s/></text:span><text:span text:style-name="T20_81">the</text:span><text:span text:style-name="T20_82"><text:s/></text:span><text:span text:style-name="T20_83">application</text:span><text:span text:style-name="T20_84"><text:s/></text:span><text:span text:style-name="T20_85">text</text:span><text:span text:style-name="T20_86">.</text:span></text:p>
      <text:p text:style-name="P21"/>
      <text:p text:style-name="P22"><text:span text:style-name="T22_1">kind</text:span><text:span text:style-name="T22_2"><text:s/></text:span><text:span text:style-name="T22_3">regards</text:span><text:span text:style-name="T22_4"><text:s/></text:span><text:span text:style-name="T22_5">in</text:span><text:span text:style-name="T22_6"><text:s/></text:span><text:span text:style-name="T22_7">behalf</text:span><text:span text:style-name="T22_8"><text:s/></text:span><text:span text:style-name="T22_9">of</text:span><text:span text:style-name="T22_10"><text:s/></text:span><text:span text:style-name="T22_11">the</text:span><text:span text:style-name="T22_12"><text:s/></text:span><text:span text:style-name="T22_13">Protomedia</text:span><text:span text:style-name="T22_14"><text:s/></text:span><text:span text:style-name="T22_15">team</text:span><text:span text:style-name="T22_16">,</text:span></text:p>
      <text:p text:style-name="P23"><text:span text:style-name="T23_1">Antti</text:span><text:span text:style-name="T23_2"><text:s/></text:span><text:span text:style-name="T23_3">Poikola</text:span><text:span text:style-name="T23_4"><text:s/></text:span></text:p>
      <text:p text:style-name="P24"/>
      <text:p text:style-name="P25"><text:span text:style-name="T25_1">Feedback</text:span><text:span text:style-name="T25_2"><text:s/></text:span><text:span text:style-name="T25_3">on</text:span><text:span text:style-name="T25_4"><text:s/></text:span><text:span text:style-name="T25_5">the</text:span><text:span text:style-name="T25_6"><text:s/></text:span><text:span text:style-name="T25_7">business</text:span><text:span text:style-name="T25_8"><text:s/></text:span><text:span text:style-name="T25_9">model</text:span><text:span text:style-name="T25_10">:</text:span></text:p>
      <text:p text:style-name="P26"/>
      <text:list text:style-name="LS1" xml:id="list0">
        <text:list-item>
          <text:p text:style-name="P27"><text:span text:style-name="T27_1">What</text:span><text:span text:style-name="T27_2"><text:s/></text:span><text:span text:style-name="T27_3">will</text:span><text:span text:style-name="T27_4"><text:s/></text:span><text:span text:style-name="T27_5">be</text:span><text:span text:style-name="T27_6"><text:s/></text:span><text:span text:style-name="T27_7">the</text:span><text:span text:style-name="T27_8"><text:s/></text:span><text:span text:style-name="T27_9">price</text:span><text:span text:style-name="T27_10"><text:s/></text:span><text:span text:style-name="T27_11">of</text:span><text:span text:style-name="T27_12"><text:s/></text:span><text:span text:style-name="T27_13">the</text:span><text:span text:style-name="T27_14"><text:s/></text:span><text:span text:style-name="T27_15">service</text:span><text:span text:style-name="T27_16"><text:s/></text:span><text:span text:style-name="T27_17">for</text:span><text:span text:style-name="T27_18"><text:s/></text:span><text:span text:style-name="T27_19">media</text:span><text:span text:style-name="T27_20"><text:s/></text:span><text:span text:style-name="T27_21">organizations</text:span><text:span text:style-name="T27_22">?<text:s/></text:span><text:span text:style-name="T27_23">That</text:span><text:span text:style-name="T27_24"><text:s/></text:span><text:span text:style-name="T27_25">is</text:span><text:span text:style-name="T27_26"><text:s/></text:span><text:span text:style-name="T27_27">the</text:span><text:span text:style-name="T27_28"><text:s/></text:span><text:span text:style-name="T27_29">main</text:span><text:span text:style-name="T27_30"><text:s/></text:span><text:span text:style-name="T27_31">question</text:span><text:span text:style-name="T27_32"><text:s/></text:span><text:span text:style-name="T27_33">when</text:span><text:span text:style-name="T27_34"><text:s/></text:span><text:span text:style-name="T27_35">thinking</text:span><text:span text:style-name="T27_36"><text:s/></text:span><text:span text:style-name="T27_37">about</text:span><text:span text:style-name="T27_38"><text:s/></text:span><text:span text:style-name="T27_39">the</text:span><text:span text:style-name="T27_40"><text:s/></text:span><text:span text:style-name="T27_41">possibility</text:span><text:span text:style-name="T27_42"><text:s/></text:span><text:span text:style-name="T27_43">of</text:span><text:span text:style-name="T27_44"><text:s/></text:span><text:span text:style-name="T27_45">someone</text:span><text:span text:style-name="T27_46"><text:s/></text:span><text:span text:style-name="T27_47">buying</text:span><text:span text:style-name="T27_48"><text:s/></text:span><text:span text:style-name="T27_49">the</text:span><text:span text:style-name="T27_50"><text:s/></text:span><text:span text:style-name="T27_51">servic</text:span></text:p>
        </text:list-item>
      </text:list>
      <text:p text:style-name="P28"/>
      <text:p text:style-name="P29"><text:span text:style-name="T29_1">Thanks</text:span><text:span text:style-name="T29_2">.<text:s/></text:span><text:span text:style-name="T29_3">We</text:span><text:span text:style-name="T29_4"><text:s/></text:span><text:span text:style-name="T29_5">have</text:span><text:span text:style-name="T29_6"><text:s/></text:span><text:span text:style-name="T29_7">now</text:span><text:span text:style-name="T29_8"><text:s/></text:span><text:span text:style-name="T29_9">made</text:span><text:span text:style-name="T29_10"><text:s/></text:span><text:span text:style-name="T29_11">more</text:span><text:span text:style-name="T29_12"><text:s/></text:span><text:span text:style-name="T29_13">explicit</text:span><text:span text:style-name="T29_14"><text:s/></text:span><text:span text:style-name="T29_15">plans</text:span><text:span text:style-name="T29_16"><text:s/></text:span><text:span text:style-name="T29_17">regarding</text:span><text:span text:style-name="T29_18"><text:s/></text:span><text:span text:style-name="T29_19">this</text:span><text:span text:style-name="T29_20"><text:s/></text:span><text:span text:style-name="T29_21">in</text:span><text:span text:style-name="T29_22"><text:s/></text:span><text:span text:style-name="T29_23">the</text:span><text:span text:style-name="T29_24"><text:s/></text:span><text:span text:style-name="T29_25">funding</text:span><text:span text:style-name="T29_26"><text:s/></text:span><text:span text:style-name="T29_27">section</text:span><text:span text:style-name="T29_28">.</text:span></text:p>
      <text:p text:style-name="P30"><text:span text:style-name="T30_1">.</text:span></text:p>
      <text:list text:style-name="LS1" xml:id="list1">
        <text:list-item>
          <text:p text:style-name="P31"><text:span text:style-name="T31_1">Many</text:span><text:span text:style-name="T31_2"><text:s/></text:span><text:span text:style-name="T31_3">managing</text:span><text:span text:style-name="T31_4"><text:s/></text:span><text:span text:style-name="T31_5">editors</text:span><text:span text:style-name="T31_6"><text:s/></text:span><text:span text:style-name="T31_7">don</text:span><text:span text:style-name="T31_8">`</text:span><text:span text:style-name="T31_9">t</text:span><text:span text:style-name="T31_10"><text:s/></text:span><text:span text:style-name="T31_11">know</text:span><text:span text:style-name="T31_12"><text:s/></text:span><text:span text:style-name="T31_13">much</text:span><text:span text:style-name="T31_14"><text:s/></text:span><text:span text:style-name="T31_15">about</text:span><text:span text:style-name="T31_16"><text:s/></text:span><text:span text:style-name="T31_17">data</text:span><text:span text:style-name="T31_18"><text:s/></text:span><text:span text:style-name="T31_19">journalism</text:span><text:span text:style-name="T31_20"><text:s/></text:span><text:span text:style-name="T31_21">but</text:span><text:span text:style-name="T31_22"><text:s/></text:span><text:span text:style-name="T31_23">might</text:span><text:span text:style-name="T31_24"><text:s/></text:span><text:span text:style-name="T31_25">be</text:span><text:span text:style-name="T31_26"><text:s/></text:span><text:span text:style-name="T31_27">interested</text:span><text:span text:style-name="T31_28"><text:s/></text:span><text:span text:style-name="T31_29">in</text:span><text:span text:style-name="T31_30"><text:s/></text:span><text:span text:style-name="T31_31">it</text:span><text:span text:style-name="T31_32"><text:s/></text:span><text:span text:style-name="T31_33">if</text:span><text:span text:style-name="T31_34"><text:s/></text:span><text:span text:style-name="T31_35">shown</text:span><text:span text:style-name="T31_36"><text:s/></text:span><text:span text:style-name="T31_37">interesting</text:span><text:span text:style-name="T31_38"><text:s/></text:span><text:span text:style-name="T31_39">examples</text:span><text:span text:style-name="T31_40">.<text:s/></text:span><text:span text:style-name="T31_41"><office:annotation><dc:creator/><text:p text:style-name="P32"><text:span text:style-name="T32_1">Phuoc</text:span><text:span text:style-name="T32_2"><text:s/></text:span><text:span text:style-name="T32_3">Tran</text:span><text:span text:style-name="T32_4"><text:s/></text:span><text:span text:style-name="T32_5">Minh</text:span><text:span text:style-name="T32_6">:</text:span></text:p><text:p text:style-name="P33"><text:span text:style-name="T33_1">Toisin</text:span><text:span text:style-name="T33_2"><text:s/></text:span><text:span text:style-name="T33_3">sanoen</text:span><text:span text:style-name="T33_4">:<text:s/></text:span><text:span text:style-name="T33_5">mikä</text:span><text:span text:style-name="T33_6"><text:s/></text:span><text:span text:style-name="T33_7">on</text:span><text:span text:style-name="T33_8"><text:s/></text:span><text:span text:style-name="T33_9">varsinainen</text:span><text:span text:style-name="T33_10"><text:s/></text:span><text:span text:style-name="T33_11">sales</text:span><text:span text:style-name="T33_12"><text:s/></text:span><text:span text:style-name="T33_13">pitch</text:span><text:span text:style-name="T33_14"><text:s/></text:span><text:span text:style-name="T33_15">ja</text:span><text:span text:style-name="T33_16"><text:s/>(</text:span><text:span text:style-name="T33_17">asiakas</text:span><text:span text:style-name="T33_18">)</text:span><text:span text:style-name="T33_19">kohderyhmä</text:span><text:span text:style-name="T33_20">,<text:s/></text:span><text:span text:style-name="T33_21">minkälaisia</text:span><text:span text:style-name="T33_22"><text:s/></text:span><text:span text:style-name="T33_23">pilotti</text:span><text:span text:style-name="T33_24">/</text:span><text:span text:style-name="T33_25">referenssihankkeita</text:span><text:span text:style-name="T33_26"><text:s/></text:span><text:span text:style-name="T33_27">aiotte</text:span><text:span text:style-name="T33_28"><text:s/></text:span><text:span text:style-name="T33_29">aluksi</text:span><text:span text:style-name="T33_30"><text:s/></text:span><text:span text:style-name="T33_31">hakea</text:span><text:span text:style-name="T33_32"><text:s/></text:span><text:span text:style-name="T33_33">ja</text:span><text:span text:style-name="T33_34"><text:s/></text:span><text:span text:style-name="T33_35">mitkä</text:span><text:span text:style-name="T33_36"><text:s/></text:span><text:span text:style-name="T33_37">ovat</text:span><text:span text:style-name="T33_38"><text:s/></text:span><text:span text:style-name="T33_39">vahvuutenne</text:span><text:span text:style-name="T33_40"><text:s/></text:span><text:span text:style-name="T33_41">juuri</text:span><text:span text:style-name="T33_42"><text:s/></text:span><text:span text:style-name="T33_43">niiden</text:span><text:span text:style-name="T33_44"><text:s/></text:span><text:span text:style-name="T33_45">kohdalla</text:span><text:span text:style-name="T33_46">?<text:s/></text:span><text:span text:style-name="T33_47">Mitkä</text:span><text:span text:style-name="T33_48"><text:s/></text:span><text:span text:style-name="T33_49">ovat</text:span><text:span text:style-name="T33_50"><text:s/></text:span><text:span text:style-name="T33_51">pidemmällä</text:span><text:span text:style-name="T33_52"><text:s/></text:span><text:span text:style-name="T33_53">tähtäimellä</text:span><text:span text:style-name="T33_54"><text:s/></text:span><text:span text:style-name="T33_55">tärkeimpien</text:span><text:span text:style-name="T33_56"><text:s/></text:span><text:span text:style-name="T33_57">kohdemarkkinoidenne</text:span><text:span text:style-name="T33_58"><text:s/></text:span><text:span text:style-name="T33_59">suuruus</text:span><text:span text:style-name="T33_60"><text:s/></text:span><text:span text:style-name="T33_61">ja</text:span><text:span text:style-name="T33_62"><text:s/></text:span><text:span text:style-name="T33_63">tavoittelemanne</text:span><text:span text:style-name="T33_64"><text:s/></text:span><text:span text:style-name="T33_65">markkinaosuus</text:span><text:span text:style-name="T33_66">?<text:s/></text:span><text:span text:style-name="T33_67">Ehkä</text:span><text:span text:style-name="T33_68"><text:s/></text:span><text:span text:style-name="T33_69">Uutisraivaaja</text:span><text:span text:style-name="T33_70">-</text:span><text:span text:style-name="T33_71">kontekstinkin</text:span><text:span text:style-name="T33_72"><text:s/></text:span><text:span text:style-name="T33_73">takia</text:span><text:span text:style-name="T33_74"><text:s/></text:span><text:span text:style-name="T33_75">näytätte</text:span><text:span text:style-name="T33_76"><text:s/></text:span><text:span text:style-name="T33_77">keskittyvän</text:span><text:span text:style-name="T33_78"><text:s/></text:span><text:span text:style-name="T33_79">datajournalismiin</text:span><text:span text:style-name="T33_80">,<text:s/></text:span><text:span text:style-name="T33_81">mutta</text:span><text:span text:style-name="T33_82"><text:s/></text:span><text:span text:style-name="T33_83">mielestäni</text:span><text:span text:style-name="T33_84"><text:s/>”</text:span><text:span text:style-name="T33_85">avoimeen</text:span><text:span text:style-name="T33_86"><text:s/></text:span><text:span text:style-name="T33_87">ja</text:span><text:span text:style-name="T33_88"><text:s/></text:span><text:span text:style-name="T33_89">yhteiskunnalliseen</text:span><text:span text:style-name="T33_90"><text:s/></text:span><text:span text:style-name="T33_91">dataan</text:span><text:span text:style-name="T33_92"><text:s/></text:span><text:span text:style-name="T33_93">erikoistunut</text:span><text:span text:style-name="T33_94"><text:s/></text:span><text:span text:style-name="T33_95">datadesk</text:span><text:span text:style-name="T33_96">”<text:s/></text:span><text:span text:style-name="T33_97">on</text:span><text:span text:style-name="T33_98"><text:s/></text:span><text:span text:style-name="T33_99">kuitenkin</text:span><text:span text:style-name="T33_100"><text:s/></text:span><text:span text:style-name="T33_101">se</text:span><text:span text:style-name="T33_102"><text:s/></text:span><text:span text:style-name="T33_103">ydin</text:span><text:span text:style-name="T33_104">,<text:s/></text:span><text:span text:style-name="T33_105">jonka</text:span><text:span text:style-name="T33_106"><text:s/></text:span><text:span text:style-name="T33_107">ympärille</text:span><text:span text:style-name="T33_108"><text:s/></text:span><text:span text:style-name="T33_109">toimintanne</text:span><text:span text:style-name="T33_110"><text:s/></text:span><text:span text:style-name="T33_111">rakentuisi</text:span><text:span text:style-name="T33_112">,<text:s/></text:span><text:span text:style-name="T33_113">eikä</text:span><text:span text:style-name="T33_114"><text:s/></text:span><text:span text:style-name="T33_115">silloin</text:span><text:span text:style-name="T33_116"><text:s/></text:span><text:span text:style-name="T33_117">kannata</text:span><text:span text:style-name="T33_118"><text:s/></text:span><text:span text:style-name="T33_119">sulkea</text:span><text:span text:style-name="T33_120"><text:s/></text:span><text:span text:style-name="T33_121">pois</text:span><text:span text:style-name="T33_122"><text:s/></text:span><text:span text:style-name="T33_123">julkisen</text:span><text:span text:style-name="T33_124"><text:s/></text:span><text:span text:style-name="T33_125">sektorin</text:span><text:span text:style-name="T33_126">,<text:s/></text:span><text:span text:style-name="T33_127">edunvalvontajärjestöjen</text:span><text:span text:style-name="T33_128"><text:s/></text:span><text:span text:style-name="T33_129">ym</text:span><text:span text:style-name="T33_130">.<text:s/></text:span><text:span text:style-name="T33_131">yhdistysten</text:span><text:span text:style-name="T33_132">,<text:s/></text:span><text:span text:style-name="T33_133">konsultti</text:span><text:span text:style-name="T33_134">-<text:s/></text:span><text:span text:style-name="T33_135">ja</text:span><text:span text:style-name="T33_136"><text:s/></text:span><text:span text:style-name="T33_137">markkinatutkimusfirmojen</text:span><text:span text:style-name="T33_138"><text:s/></text:span><text:span text:style-name="T33_139">jne</text:span><text:span text:style-name="T33_140">.<text:s/></text:span><text:span text:style-name="T33_141">tarvetta</text:span><text:span text:style-name="T33_142"><text:s/></text:span><text:span text:style-name="T33_143">datadesk</text:span><text:span text:style-name="T33_144">-</text:span><text:span text:style-name="T33_145">palveluille</text:span><text:span text:style-name="T33_146"><text:s/>(</text:span><text:span text:style-name="T33_147">vrt</text:span><text:span text:style-name="T33_148">.<text:s/></text:span><text:span text:style-name="T33_149">datajournalismiin</text:span><text:span text:style-name="T33_150"><text:s/></text:span><text:span text:style-name="T33_151">käytettävät</text:span><text:span text:style-name="T33_152"><text:s/></text:span><text:span text:style-name="T33_153">rahat</text:span><text:span text:style-name="T33_154"><text:s/></text:span><text:span text:style-name="T33_155">vs</text:span><text:span text:style-name="T33_156">.<text:s/></text:span><text:span text:style-name="T33_157">kaikki</text:span><text:span text:style-name="T33_158"><text:s/></text:span><text:span text:style-name="T33_159">muunlaiset</text:span><text:span text:style-name="T33_160"><text:s/></text:span><text:span text:style-name="T33_161">yhteiskunnalliset</text:span><text:span text:style-name="T33_162"><text:s/></text:span><text:span text:style-name="T33_163">selvitykset</text:span><text:span text:style-name="T33_164"><text:s/></text:span><text:span text:style-name="T33_165">ja</text:span><text:span text:style-name="T33_166"><text:s/></text:span><text:span text:style-name="T33_167">tutkimukset</text:span><text:span text:style-name="T33_168">,<text:s/></text:span><text:span text:style-name="T33_169">joissa</text:span><text:span text:style-name="T33_170"><text:s/></text:span><text:span text:style-name="T33_171">tarvetta</text:span><text:span text:style-name="T33_172"><text:s/></text:span><text:span text:style-name="T33_173">avoimelle</text:span><text:span text:style-name="T33_174"><text:s/></text:span><text:span text:style-name="T33_175">datalle</text:span><text:span text:style-name="T33_176"><text:s/></text:span><text:span text:style-name="T33_177">ja</text:span><text:span text:style-name="T33_178"><text:s/></text:span><text:span text:style-name="T33_179">visualisoinneille</text:span><text:span text:style-name="T33_180">).<text:s/></text:span><text:span text:style-name="T33_181">Nämä</text:span><text:span text:style-name="T33_182"><text:s/></text:span><text:span text:style-name="T33_183">kysymykset</text:span><text:span text:style-name="T33_184"><text:s/></text:span><text:span text:style-name="T33_185">kytkeytyvät</text:span><text:span text:style-name="T33_186"><text:s/></text:span><text:span text:style-name="T33_187">vahvasti</text:span><text:span text:style-name="T33_188"><text:s/></text:span><text:span text:style-name="T33_189">kilpailija</text:span><text:span text:style-name="T33_190">-</text:span><text:span text:style-name="T33_191">analyysiin</text:span><text:span text:style-name="T33_192"><text:s/>(</text:span><text:span text:style-name="T33_193">ja</text:span><text:span text:style-name="T33_194"><text:s/></text:span><text:span text:style-name="T33_195">kilpailijoista</text:span><text:span text:style-name="T33_196"><text:s/></text:span><text:span text:style-name="T33_197">erottautumiseen</text:span><text:span text:style-name="T33_198">),<text:s/></text:span><text:span text:style-name="T33_199">josta</text:span><text:span text:style-name="T33_200"><text:s/></text:span><text:span text:style-name="T33_201">laitoin</text:span><text:span text:style-name="T33_202"><text:s/></text:span><text:span text:style-name="T33_203">erillisen</text:span><text:span text:style-name="T33_204"><text:s/></text:span><text:span text:style-name="T33_205">kommentin</text:span><text:span text:style-name="T33_206">.</text:span></text:p></office:annotation></text:span><text:span text:style-name="T33_207">You</text:span><text:span text:style-name="T33_208"><text:s/></text:span><text:span text:style-name="T33_209">should</text:span><text:span text:style-name="T33_210"><text:s/></text:span><text:span text:style-name="T33_211">think</text:span><text:span text:style-name="T33_212"><text:s/></text:span><text:span text:style-name="T33_213">more</text:span><text:span text:style-name="T33_214"><text:s/></text:span><text:span text:style-name="T33_215">about</text:span><text:span text:style-name="T33_216"><text:s/></text:span><text:span text:style-name="T33_217">how</text:span><text:span text:style-name="T33_218"><text:s/></text:span><text:span text:style-name="T33_219">you</text:span><text:span text:style-name="T33_220"><text:s/></text:span><text:span text:style-name="T33_221">will</text:span><text:span text:style-name="T33_222"><text:s/></text:span><text:span text:style-name="T33_223">sell</text:span><text:span text:style-name="T33_224"><text:s/></text:span><text:span text:style-name="T33_225">your</text:span><text:span text:style-name="T33_226"><text:s/></text:span><text:span text:style-name="T33_227">service</text:span><text:span text:style-name="T33_228"><text:s/></text:span><text:span text:style-name="T33_229">to</text:span><text:span text:style-name="T33_230"><text:s/></text:span><text:span text:style-name="T33_231">your</text:span><text:span text:style-name="T33_232"><text:s/></text:span><text:span text:style-name="T33_233">potential</text:span><text:span text:style-name="T33_234"><text:s/></text:span><text:span text:style-name="T33_235">customers</text:span><text:span text:style-name="T33_236">.</text:span></text:p>
        </text:list-item>
      </text:list>
      <text:p text:style-name="P34"/>
      <text:p text:style-name="P35"><text:span text:style-name="T35_1">This</text:span><text:span text:style-name="T35_2"><text:s/></text:span><text:span text:style-name="T35_3">is</text:span><text:span text:style-name="T35_4"><text:s/></text:span><text:span text:style-name="T35_5">now</text:span><text:span text:style-name="T35_6"><text:s/></text:span><text:span text:style-name="T35_7">clarified</text:span><text:span text:style-name="T35_8"><text:s/></text:span><text:span text:style-name="T35_9">in</text:span><text:span text:style-name="T35_10"><text:s/></text:span><text:span text:style-name="T35_11">the</text:span><text:span text:style-name="T35_12"><text:s/></text:span><text:span text:style-name="T35_13">Strategy</text:span><text:span text:style-name="T35_14"><text:s/></text:span><text:span text:style-name="T35_15">and</text:span><text:span text:style-name="T35_16"><text:s/></text:span><text:span text:style-name="T35_17">business</text:span><text:span text:style-name="T35_18"><text:s/></text:span><text:span text:style-name="T35_19">model</text:span><text:span text:style-name="T35_20"><text:s/></text:span><text:span text:style-name="T35_21">section</text:span><text:span text:style-name="T35_22">.<text:s/></text:span><text:span text:style-name="T35_23">We</text:span><text:span text:style-name="T35_24"><text:s/></text:span><text:span text:style-name="T35_25">use</text:span><text:span text:style-name="T35_26"><text:s/></text:span><text:span text:style-name="T35_27">as</text:span><text:span text:style-name="T35_28"><text:s/></text:span><text:span text:style-name="T35_29">showcases</text:span><text:span text:style-name="T35_30"><text:s/></text:span><text:span text:style-name="T35_31">the</text:span><text:span text:style-name="T35_32"><text:s/></text:span><text:span text:style-name="T35_33">already</text:span><text:span text:style-name="T35_34"><text:s/></text:span><text:span text:style-name="T35_35">established</text:span><text:span text:style-name="T35_36"><text:s/></text:span><text:span text:style-name="T35_37">examples</text:span><text:span text:style-name="T35_38"><text:s/></text:span><text:span text:style-name="T35_39">on</text:span><text:span text:style-name="T35_40"><text:s/></text:span><text:span text:style-name="T35_41">open</text:span><text:span text:style-name="T35_42"><text:s/></text:span><text:span text:style-name="T35_43">data</text:span><text:span text:style-name="T35_44"><text:s/></text:span><text:span text:style-name="T35_45">analytics</text:span><text:span text:style-name="T35_46"><text:s/></text:span><text:span text:style-name="T35_47">and</text:span><text:span text:style-name="T35_48"><text:s/></text:span><text:span text:style-name="T35_49">education</text:span><text:span text:style-name="T35_50"><text:s/></text:span><text:span text:style-name="T35_51">by</text:span><text:span text:style-name="T35_52"><text:s/></text:span><text:span text:style-name="T35_53">the</text:span><text:span text:style-name="T35_54"><text:s/></text:span><text:span text:style-name="T35_55">team</text:span><text:span text:style-name="T35_56"><text:s/></text:span><text:span text:style-name="T35_57">members</text:span><text:span text:style-name="T35_58">.</text:span></text:p>
      <text:p text:style-name="P36"/>
      <text:list text:style-name="LS1" xml:id="list2">
        <text:list-item>
          <text:p text:style-name="P37"><text:span text:style-name="T37_1">Media</text:span><text:span text:style-name="T37_2"><text:s/></text:span><text:span text:style-name="T37_3">companies</text:span><text:span text:style-name="T37_4"><text:s/></text:span><text:span text:style-name="T37_5">have</text:span><text:span text:style-name="T37_6"><text:s/></text:span><text:span text:style-name="T37_7">their</text:span><text:span text:style-name="T37_8"><text:s/></text:span><text:span text:style-name="T37_9">own</text:span><text:span text:style-name="T37_10"><text:s/></text:span><text:span text:style-name="T37_11">data</text:span><text:span text:style-name="T37_12"><text:s/></text:span><text:span text:style-name="T37_13">journalists</text:span><text:span text:style-name="T37_14">,<text:s/></text:span><text:span text:style-name="T37_15">but</text:span><text:span text:style-name="T37_16"><text:s/></text:span><text:span text:style-name="T37_17">what</text:span><text:span text:style-name="T37_18"><text:s/></text:span><text:span text:style-name="T37_19">about</text:span><text:span text:style-name="T37_20"><text:s/></text:span><text:span text:style-name="T37_21">freelancers</text:span><text:span text:style-name="T37_22"><text:s/></text:span><text:span text:style-name="T37_23">and</text:span><text:span text:style-name="T37_24"><text:s/></text:span><text:span text:style-name="T37_25">not</text:span><text:span text:style-name="T37_26"><text:s/></text:span><text:span text:style-name="T37_27">tech</text:span><text:span text:style-name="T37_28">-</text:span><text:span text:style-name="T37_29">savvy</text:span><text:span text:style-name="T37_30"><text:s/></text:span><text:span text:style-name="T37_31">students</text:span><text:span text:style-name="T37_32">?<text:s/></text:span><text:span text:style-name="T37_33">I</text:span><text:span text:style-name="T37_34"><text:s/></text:span><text:span text:style-name="T37_35">think</text:span><text:span text:style-name="T37_36"><text:s/></text:span><text:span text:style-name="T37_37">this</text:span><text:span text:style-name="T37_38"><text:s/></text:span><text:span text:style-name="T37_39">kind</text:span><text:span text:style-name="T37_40"><text:s/></text:span><text:span text:style-name="T37_41">of</text:span><text:span text:style-name="T37_42"><text:s/></text:span><text:span text:style-name="T37_43">service</text:span><text:span text:style-name="T37_44"><text:s/></text:span><text:span text:style-name="T37_45">would</text:span><text:span text:style-name="T37_46"><text:s/></text:span><text:span text:style-name="T37_47">be</text:span><text:span text:style-name="T37_48"><text:s/></text:span><text:span text:style-name="T37_49">very</text:span><text:span text:style-name="T37_50"><text:s/></text:span><text:span text:style-name="T37_51">handy</text:span><text:span text:style-name="T37_52">,<text:s/></text:span><text:span text:style-name="T37_53">but</text:span><text:span text:style-name="T37_54"><text:s/></text:span><text:span text:style-name="T37_55">how</text:span><text:span text:style-name="T37_56"><text:s/></text:span><text:span text:style-name="T37_57">does</text:span><text:span text:style-name="T37_58"><text:s/></text:span><text:span text:style-name="T37_59">it</text:span><text:span text:style-name="T37_60"><text:s/></text:span><text:span text:style-name="T37_61">differ</text:span><text:span text:style-name="T37_62"><text:s/></text:span><text:span text:style-name="T37_63">from</text:span><text:span text:style-name="T37_64"><text:s/></text:span><text:span text:style-name="T37_65">a</text:span><text:span text:style-name="T37_66"><text:s/></text:span><text:span text:style-name="T37_67">company</text:span><text:span text:style-name="T37_68"><text:s/></text:span><text:span text:style-name="T37_69">selling</text:span><text:span text:style-name="T37_70"><text:s/></text:span><text:span text:style-name="T37_71">this</text:span><text:span text:style-name="T37_72"><text:s/></text:span><text:span text:style-name="T37_73">kind</text:span><text:span text:style-name="T37_74"><text:s/></text:span><text:span text:style-name="T37_75">of</text:span><text:span text:style-name="T37_76"><text:s/></text:span><text:span text:style-name="T37_77">service</text:span><text:span text:style-name="T37_78">?<text:s/></text:span><text:span text:style-name="T37_79">To</text:span><text:span text:style-name="T37_80"><text:s/></text:span><text:span text:style-name="T37_81">be</text:span><text:span text:style-name="T37_82"><text:s/></text:span><text:span text:style-name="T37_83">truly</text:span><text:span text:style-name="T37_84"><text:s/></text:span><text:span text:style-name="T37_85">revolutionary</text:span><text:span text:style-name="T37_86"><text:s/></text:span><text:span text:style-name="T37_87">it</text:span><text:span text:style-name="T37_88"><text:s/></text:span><text:span text:style-name="T37_89">should</text:span><text:span text:style-name="T37_90"><text:s/></text:span><text:span text:style-name="T37_91">be</text:span><text:span text:style-name="T37_92"><text:s/></text:span><text:span text:style-name="T37_93">a</text:span><text:span text:style-name="T37_94"><text:s/></text:span><text:span text:style-name="T37_95">public</text:span><text:span text:style-name="T37_96"><text:s/></text:span><text:span text:style-name="T37_97">service</text:span><text:span text:style-name="T37_98"><text:s/></text:span><text:span text:style-name="T37_99">like</text:span><text:span text:style-name="T37_100"><text:s/></text:span><text:span text:style-name="T37_101">a</text:span><text:span text:style-name="T37_102"><text:s/></text:span><text:span text:style-name="T37_103">library</text:span><text:span text:style-name="T37_104">.</text:span></text:p>
        </text:list-item>
      </text:list>
      <text:p text:style-name="P38"/>
      <text:p text:style-name="P39"><text:span text:style-name="T39_1">Indeed</text:span><text:span text:style-name="T39_2"><text:s/></text:span><text:span text:style-name="T39_3">our</text:span><text:span text:style-name="T39_4"><text:s/></text:span><text:span text:style-name="T39_5">model</text:span><text:span text:style-name="T39_6"><text:s/></text:span><text:span text:style-name="T39_7">provides</text:span><text:span text:style-name="T39_8"><text:s/></text:span><text:span text:style-name="T39_9">a</text:span><text:span text:style-name="T39_10"><text:s/></text:span><text:span text:style-name="T39_11">public</text:span><text:span text:style-name="T39_12"><text:s/></text:span><text:span text:style-name="T39_13">library</text:span><text:span text:style-name="T39_14"><text:s/></text:span><text:span text:style-name="T39_15">of</text:span><text:span text:style-name="T39_16"><text:s/></text:span><text:span text:style-name="T39_17">easy</text:span><text:span text:style-name="T39_18">-</text:span><text:span text:style-name="T39_19">to</text:span><text:span text:style-name="T39_20">-</text:span><text:span text:style-name="T39_21">use</text:span><text:span text:style-name="T39_22"><text:s/></text:span><text:span text:style-name="T39_23">data</text:span><text:span text:style-name="T39_24"><text:s/></text:span><text:span text:style-name="T39_25">and</text:span><text:span text:style-name="T39_26"><text:s/></text:span><text:span text:style-name="T39_27">code</text:span><text:span text:style-name="T39_28"><text:s/></text:span><text:span text:style-name="T39_29">resources</text:span><text:span text:style-name="T39_30">,<text:s/></text:span><text:span text:style-name="T39_31">while</text:span><text:span text:style-name="T39_32"><text:s/></text:span><text:span text:style-name="T39_33">the</text:span><text:span text:style-name="T39_34"><text:s/></text:span><text:span text:style-name="T39_35">expert</text:span><text:span text:style-name="T39_36"><text:s/></text:span><text:span text:style-name="T39_37">services</text:span><text:span text:style-name="T39_38"><text:s/></text:span><text:span text:style-name="T39_39">tailored</text:span><text:span text:style-name="T39_40"><text:s/></text:span><text:span text:style-name="T39_41">to</text:span><text:span text:style-name="T39_42"><text:s/></text:span><text:span text:style-name="T39_43">the</text:span><text:span text:style-name="T39_44"><text:s/></text:span><text:span text:style-name="T39_45">needs</text:span><text:span text:style-name="T39_46"><text:s/></text:span><text:span text:style-name="T39_47">of</text:span><text:span text:style-name="T39_48"><text:s/></text:span><text:span text:style-name="T39_49">customers</text:span><text:span text:style-name="T39_50"><text:s/></text:span><text:span text:style-name="T39_51">is</text:span><text:span text:style-name="T39_52"><text:s/></text:span><text:span text:style-name="T39_53">the</text:span><text:span text:style-name="T39_54"><text:s/></text:span><text:span text:style-name="T39_55">key</text:span><text:span text:style-name="T39_56"><text:s/></text:span><text:span text:style-name="T39_57">product</text:span><text:span text:style-name="T39_58"><text:s/></text:span><text:span text:style-name="T39_59">to</text:span><text:span text:style-name="T39_60"><text:s/></text:span><text:span text:style-name="T39_61">be</text:span><text:span text:style-name="T39_62"><text:s/></text:span><text:span text:style-name="T39_63">sold</text:span><text:span text:style-name="T39_64">.<text:s/></text:span><text:span text:style-name="T39_65">Open</text:span><text:span text:style-name="T39_66"><text:s/></text:span><text:span text:style-name="T39_67">data</text:span><text:span text:style-name="T39_68"><text:s/></text:span><text:span text:style-name="T39_69">and</text:span><text:span text:style-name="T39_70"><text:s/></text:span><text:span text:style-name="T39_71">source</text:span><text:span text:style-name="T39_72"><text:s/></text:span><text:span text:style-name="T39_73">code</text:span><text:span text:style-name="T39_74"><text:s/></text:span><text:span text:style-name="T39_75">resources</text:span><text:span text:style-name="T39_76"><text:s/></text:span><text:span text:style-name="T39_77">will</text:span><text:span text:style-name="T39_78"><text:s/></text:span><text:span text:style-name="T39_79">increase</text:span><text:span text:style-name="T39_80"><text:s/></text:span><text:span text:style-name="T39_81">the</text:span><text:span text:style-name="T39_82"><text:s/></text:span><text:span text:style-name="T39_83">transparency</text:span><text:span text:style-name="T39_84"><text:s/></text:span><text:span text:style-name="T39_85">and</text:span><text:span text:style-name="T39_86"><text:s/></text:span><text:span text:style-name="T39_87">trustworthiness</text:span><text:span text:style-name="T39_88"><text:s/></text:span><text:span text:style-name="T39_89">of</text:span><text:span text:style-name="T39_90"><text:s/></text:span><text:span text:style-name="T39_91">the</text:span><text:span text:style-name="T39_92"><text:s/></text:span><text:span text:style-name="T39_93">data</text:span><text:span text:style-name="T39_94"><text:s/></text:span><text:span text:style-name="T39_95">and</text:span><text:span text:style-name="T39_96"><text:s/></text:span><text:span text:style-name="T39_97">analyses</text:span><text:span text:style-name="T39_98"><text:s/></text:span><text:span text:style-name="T39_99">and</text:span><text:span text:style-name="T39_100"><text:s/></text:span><text:span text:style-name="T39_101">provides</text:span><text:span text:style-name="T39_102"><text:s/></text:span><text:span text:style-name="T39_103">additional</text:span><text:span text:style-name="T39_104"><text:s/></text:span><text:span text:style-name="T39_105">opportunities</text:span><text:span text:style-name="T39_106"><text:s/></text:span><text:span text:style-name="T39_107">for</text:span><text:span text:style-name="T39_108"><text:s/></text:span><text:span text:style-name="T39_109">crowdsourcing</text:span><text:span text:style-name="T39_110">.<text:s/></text:span><text:span text:style-name="T39_111">We</text:span><text:span text:style-name="T39_112"><text:s/></text:span><text:span text:style-name="T39_113">aim</text:span><text:span text:style-name="T39_114"><text:s/></text:span><text:span text:style-name="T39_115">to</text:span><text:span text:style-name="T39_116"><text:s/></text:span><text:span text:style-name="T39_117">create</text:span><text:span text:style-name="T39_118"><text:s/></text:span><text:span text:style-name="T39_119">an</text:span><text:span text:style-name="T39_120"><text:s/></text:span><text:span text:style-name="T39_121">enterprise</text:span><text:span text:style-name="T39_122"><text:s/></text:span><text:span text:style-name="T39_123">that</text:span><text:span text:style-name="T39_124"><text:s/></text:span><text:span text:style-name="T39_125">is</text:span><text:span text:style-name="T39_126"><text:s/></text:span><text:span text:style-name="T39_127">sufficiently</text:span><text:span text:style-name="T39_128"><text:s/></text:span><text:span text:style-name="T39_129">large</text:span><text:span text:style-name="T39_130"><text:s/></text:span><text:span text:style-name="T39_131">to</text:span><text:span text:style-name="T39_132"><text:s/></text:span><text:span text:style-name="T39_133">be</text:span><text:span text:style-name="T39_134"><text:s/></text:span><text:span text:style-name="T39_135">credible</text:span><text:span text:style-name="T39_136"><text:s/></text:span><text:span text:style-name="T39_137">and</text:span><text:span text:style-name="T39_138"><text:s/></text:span><text:span text:style-name="T39_139">to</text:span><text:span text:style-name="T39_140"><text:s/></text:span><text:span text:style-name="T39_141">achieve</text:span><text:span text:style-name="T39_142"><text:s/></text:span><text:span text:style-name="T39_143">advantages</text:span><text:span text:style-name="T39_144"><text:s/></text:span><text:span text:style-name="T39_145">of</text:span><text:span text:style-name="T39_146"><text:s/></text:span><text:span text:style-name="T39_147">scale</text:span><text:span text:style-name="T39_148"><text:s/></text:span><text:span text:style-name="T39_149">that</text:span><text:span text:style-name="T39_150"><text:s/></text:span><text:span text:style-name="T39_151">will</text:span><text:span text:style-name="T39_152"><text:s/></text:span><text:span text:style-name="T39_153">differentiate</text:span><text:span text:style-name="T39_154"><text:s/></text:span><text:span text:style-name="T39_155">it</text:span><text:span text:style-name="T39_156"><text:s/></text:span><text:span text:style-name="T39_157">from</text:span><text:span text:style-name="T39_158"><text:s/></text:span><text:span text:style-name="T39_159">freelancers</text:span><text:span text:style-name="T39_160">.<text:s/></text:span><text:span text:style-name="T39_161">Keeping</text:span><text:span text:style-name="T39_162"><text:s/></text:span><text:span text:style-name="T39_163">the</text:span><text:span text:style-name="T39_164"><text:s/></text:span><text:span text:style-name="T39_165">project</text:span><text:span text:style-name="T39_166"><text:s/></text:span><text:span text:style-name="T39_167">as</text:span><text:span text:style-name="T39_168"><text:s/></text:span><text:span text:style-name="T39_169">a</text:span><text:span text:style-name="T39_170"><text:s/></text:span><text:span text:style-name="T39_171">private</text:span><text:span text:style-name="T39_172"><text:s/></text:span><text:span text:style-name="T39_173">enterprise</text:span><text:span text:style-name="T39_174"><text:s/></text:span><text:span text:style-name="T39_175">will</text:span><text:span text:style-name="T39_176"><text:s/></text:span><text:span text:style-name="T39_177">ensure</text:span><text:span text:style-name="T39_178"><text:s/></text:span><text:span text:style-name="T39_179">agility</text:span><text:span text:style-name="T39_180">.<text:s/></text:span><text:span text:style-name="T39_181">Further</text:span><text:span text:style-name="T39_182"><text:s/></text:span><text:span text:style-name="T39_183">details</text:span><text:span text:style-name="T39_184"><text:s/></text:span><text:span text:style-name="T39_185">are</text:span><text:span text:style-name="T39_186"><text:s/></text:span><text:span text:style-name="T39_187">described</text:span><text:span text:style-name="T39_188"><text:s/></text:span><text:span text:style-name="T39_189">in</text:span><text:span text:style-name="T39_190"><text:s/></text:span><text:span text:style-name="T39_191">the</text:span><text:span text:style-name="T39_192"><text:s/></text:span><text:span text:style-name="T39_193">revised</text:span><text:span text:style-name="T39_194"><text:s/></text:span><text:span text:style-name="T39_195">application</text:span><text:span text:style-name="T39_196">.</text:span></text:p>
      <text:p text:style-name="P40"/>
      <text:p text:style-name="P41"><text:span text:style-name="T41_1">Feedback</text:span><text:span text:style-name="T41_2"><text:s/></text:span><text:span text:style-name="T41_3">on</text:span><text:span text:style-name="T41_4"><text:s/></text:span><text:span text:style-name="T41_5">implementation</text:span></text:p>
      <text:p text:style-name="P42"/>
      <text:list text:style-name="LS2" xml:id="list3">
        <text:list-item>
          <text:p text:style-name="P43"><text:span text:style-name="T43_1">The</text:span><text:span text:style-name="T43_2"><text:s/></text:span><text:span text:style-name="T43_3">idea</text:span><text:span text:style-name="T43_4"><text:s/></text:span><text:span text:style-name="T43_5">is</text:span><text:span text:style-name="T43_6"><text:s/></text:span><text:span text:style-name="T43_7">nice</text:span><text:span text:style-name="T43_8">,<text:s/></text:span><text:span text:style-name="T43_9">but</text:span><text:span text:style-name="T43_10"><text:s/></text:span><text:span text:style-name="T43_11">the</text:span><text:span text:style-name="T43_12"><text:s/></text:span><text:span text:style-name="T43_13"><office:annotation><dc:creator/><text:p text:style-name="P44"><text:span text:style-name="T44_1">Phuoc</text:span><text:span text:style-name="T44_2"><text:s/></text:span><text:span text:style-name="T44_3">Tran</text:span><text:span text:style-name="T44_4"><text:s/></text:span><text:span text:style-name="T44_5">Minh</text:span><text:span text:style-name="T44_6">:</text:span></text:p><text:p text:style-name="P45"><text:span text:style-name="T45_1">Mikä</text:span><text:span text:style-name="T45_2"><text:s/></text:span><text:span text:style-name="T45_3">on</text:span><text:span text:style-name="T45_4"><text:s/></text:span><text:span text:style-name="T45_5">suhtautumisenne</text:span><text:span text:style-name="T45_6"><text:s/></text:span><text:span text:style-name="T45_7">avoimuuteen</text:span><text:span text:style-name="T45_8"><text:s/>/<text:s/></text:span><text:span text:style-name="T45_9">open</text:span><text:span text:style-name="T45_10"><text:s/></text:span><text:span text:style-name="T45_11">sourceen</text:span><text:span text:style-name="T45_12"><text:s/></text:span><text:span text:style-name="T45_13">ja</text:span><text:span text:style-name="T45_14"><text:s/></text:span><text:span text:style-name="T45_15">miten</text:span><text:span text:style-name="T45_16"><text:s/></text:span><text:span text:style-name="T45_17">se</text:span><text:span text:style-name="T45_18"><text:s/></text:span><text:span text:style-name="T45_19">vaikuttaa</text:span><text:span text:style-name="T45_20"><text:s/></text:span><text:span text:style-name="T45_21">ansaintamalliinne</text:span><text:span text:style-name="T45_22"><text:s/></text:span><text:span text:style-name="T45_23">ja</text:span><text:span text:style-name="T45_24"><text:s/></text:span><text:span text:style-name="T45_25">kilpailukykyynne</text:span><text:span text:style-name="T45_26">?</text:span></text:p></office:annotation></text:span><text:span text:style-name="T45_27">implementation</text:span><text:span text:style-name="T45_28"><text:s/></text:span><text:span text:style-name="T45_29">details</text:span><text:span text:style-name="T45_30"><text:s/></text:span><text:span text:style-name="T45_31">seem</text:span><text:span text:style-name="T45_32"><text:s/></text:span><text:span text:style-name="T45_33">unrealistic</text:span></text:p>
        </text:list-item>
      </text:list>
      <text:p text:style-name="P46"/>
      <text:p text:style-name="P47"><text:span text:style-name="T47_1">Thanks</text:span><text:span text:style-name="T47_2"><text:s/></text:span><text:span text:style-name="T47_3">for</text:span><text:span text:style-name="T47_4"><text:s/></text:span><text:span text:style-name="T47_5">the</text:span><text:span text:style-name="T47_6"><text:s/></text:span><text:span text:style-name="T47_7">feedback</text:span><text:span text:style-name="T47_8">.<text:s/></text:span><text:span text:style-name="T47_9">We</text:span><text:span text:style-name="T47_10"><text:s/></text:span><text:span text:style-name="T47_11">have</text:span><text:span text:style-name="T47_12"><text:s/></text:span><text:span text:style-name="T47_13">now</text:span><text:span text:style-name="T47_14"><text:s/></text:span><text:span text:style-name="T47_15">polished</text:span><text:span text:style-name="T47_16"><text:s/></text:span><text:span text:style-name="T47_17">the</text:span><text:span text:style-name="T47_18"><text:s/></text:span><text:span text:style-name="T47_19">implementation</text:span><text:span text:style-name="T47_20"><text:s/></text:span><text:span text:style-name="T47_21">details</text:span><text:span text:style-name="T47_22"><text:s/></text:span><text:span text:style-name="T47_23">and</text:span><text:span text:style-name="T47_24"><text:s/></text:span><text:span text:style-name="T47_25">paid</text:span><text:span text:style-name="T47_26"><text:s/></text:span><text:span text:style-name="T47_27">further</text:span><text:span text:style-name="T47_28"><text:s/></text:span><text:span text:style-name="T47_29">attention</text:span><text:span text:style-name="T47_30"><text:s/></text:span><text:span text:style-name="T47_31">on</text:span><text:span text:style-name="T47_32"><text:s/></text:span><text:span text:style-name="T47_33">the</text:span><text:span text:style-name="T47_34"><text:s/></text:span><text:span text:style-name="T47_35">details</text:span><text:span text:style-name="T47_36"><text:s/></text:span><text:span text:style-name="T47_37">of</text:span><text:span text:style-name="T47_38"><text:s/></text:span><text:span text:style-name="T47_39">the</text:span><text:span text:style-name="T47_40"><text:s/></text:span><text:span text:style-name="T47_41">business</text:span><text:span text:style-name="T47_42"><text:s/></text:span><text:span text:style-name="T47_43">plan</text:span><text:span text:style-name="T47_44">.<text:s/></text:span><text:span text:style-name="T47_45">It</text:span><text:span text:style-name="T47_46"><text:s/></text:span><text:span text:style-name="T47_47">should</text:span><text:span text:style-name="T47_48"><text:s/></text:span><text:span text:style-name="T47_49">be</text:span><text:span text:style-name="T47_50"><text:s/></text:span><text:span text:style-name="T47_51">emphasized</text:span><text:span text:style-name="T47_52"><text:s/></text:span><text:span text:style-name="T47_53">that</text:span><text:span text:style-name="T47_54"><text:s/></text:span><text:span text:style-name="T47_55">the</text:span><text:span text:style-name="T47_56"><text:s/></text:span><text:span text:style-name="T47_57">key</text:span><text:span text:style-name="T47_58"><text:s/></text:span><text:span text:style-name="T47_59">product</text:span><text:span text:style-name="T47_60"><text:s/></text:span><text:span text:style-name="T47_61">are</text:span><text:span text:style-name="T47_62"><text:s/></text:span><text:span text:style-name="T47_63">the</text:span><text:span text:style-name="T47_64"><text:s/></text:span><text:span text:style-name="T47_65">expert</text:span><text:span text:style-name="T47_66"><text:s/></text:span><text:span text:style-name="T47_67">resources</text:span><text:span text:style-name="T47_68"><text:s/></text:span><text:span text:style-name="T47_69">for</text:span><text:span text:style-name="T47_70"><text:s/></text:span><text:span text:style-name="T47_71">open</text:span><text:span text:style-name="T47_72"><text:s/></text:span><text:span text:style-name="T47_73">data</text:span><text:span text:style-name="T47_74"><text:s/></text:span><text:span text:style-name="T47_75">analytics</text:span><text:span text:style-name="T47_76">,<text:s/></text:span><text:span text:style-name="T47_77">while</text:span><text:span text:style-name="T47_78"><text:s/></text:span><text:span text:style-name="T47_79">open</text:span><text:span text:style-name="T47_80"><text:s/></text:span><text:span text:style-name="T47_81">library</text:span><text:span text:style-name="T47_82"><text:s/></text:span><text:span text:style-name="T47_83">of</text:span><text:span text:style-name="T47_84"><text:s/></text:span><text:span text:style-name="T47_85">data</text:span><text:span text:style-name="T47_86"><text:s/></text:span><text:span text:style-name="T47_87">and</text:span><text:span text:style-name="T47_88"><text:s/></text:span><text:span text:style-name="T47_89">code</text:span><text:span text:style-name="T47_90"><text:s/></text:span><text:span text:style-name="T47_91">are</text:span><text:span text:style-name="T47_92"><text:s/></text:span><text:span text:style-name="T47_93">essential</text:span><text:span text:style-name="T47_94"><text:s/></text:span><text:span text:style-name="T47_95">to</text:span><text:span text:style-name="T47_96"><text:s/></text:span><text:span text:style-name="T47_97">support</text:span><text:span text:style-name="T47_98"><text:s/></text:span><text:span text:style-name="T47_99">the</text:span><text:span text:style-name="T47_100"><text:s/></text:span><text:span text:style-name="T47_101">service</text:span><text:span text:style-name="T47_102"><text:s/></text:span><text:span text:style-name="T47_103">concept</text:span><text:span text:style-name="T47_104">.<text:s/></text:span><text:span text:style-name="T47_105">Our</text:span><text:span text:style-name="T47_106"><text:s/></text:span><text:span text:style-name="T47_107">business</text:span><text:span text:style-name="T47_108"><text:s/></text:span><text:span text:style-name="T47_109">logic</text:span><text:span text:style-name="T47_110"><text:s/></text:span><text:span text:style-name="T47_111">is</text:span><text:span text:style-name="T47_112"><text:s/></text:span><text:span text:style-name="T47_113">based</text:span><text:span text:style-name="T47_114"><text:s/></text:span><text:span text:style-name="T47_115">on</text:span><text:span text:style-name="T47_116"><text:s/></text:span><text:span text:style-name="T47_117">the</text:span><text:span text:style-name="T47_118"><text:s/></text:span><text:span text:style-name="T47_119">well</text:span><text:span text:style-name="T47_120">-</text:span><text:span text:style-name="T47_121">established</text:span><text:span text:style-name="T47_122"><text:s/></text:span><text:span text:style-name="T47_123">observation</text:span><text:span text:style-name="T47_124"><text:s/></text:span><text:span text:style-name="T47_125">that</text:span><text:span text:style-name="T47_126"><text:s/></text:span><text:span text:style-name="T47_127">main</text:span><text:span text:style-name="T47_128"><text:s/></text:span><text:span text:style-name="T47_129">revenue</text:span><text:span text:style-name="T47_130"><text:s/></text:span><text:span text:style-name="T47_131">in</text:span><text:span text:style-name="T47_132"><text:s/></text:span><text:span text:style-name="T47_133">open</text:span><text:span text:style-name="T47_134"><text:s/></text:span><text:span text:style-name="T47_135">source</text:span><text:span text:style-name="T47_136"><text:s/></text:span><text:span text:style-name="T47_137">projects</text:span><text:span text:style-name="T47_138"><text:s/></text:span><text:span text:style-name="T47_139">comes</text:span><text:span text:style-name="T47_140"><text:s/></text:span><text:span text:style-name="T47_141">from</text:span><text:span text:style-name="T47_142"><text:s/></text:span><text:span text:style-name="T47_143">expert</text:span><text:span text:style-name="T47_144"><text:s/></text:span><text:span text:style-name="T47_145">services</text:span><text:span text:style-name="T47_146">,<text:s/></text:span><text:span text:style-name="T47_147">not</text:span><text:span text:style-name="T47_148"><text:s/></text:span><text:span text:style-name="T47_149">the</text:span><text:span text:style-name="T47_150"><text:s/></text:span><text:span text:style-name="T47_151">software</text:span><text:span text:style-name="T47_152"><text:s/></text:span><text:span text:style-name="T47_153">itself</text:span><text:span text:style-name="T47_154">.<text:s/></text:span><text:span text:style-name="T47_155">In</text:span><text:span text:style-name="T47_156"><text:s/></text:span><text:span text:style-name="T47_157">our</text:span><text:span text:style-name="T47_158"><text:s/></text:span><text:span text:style-name="T47_159">case</text:span><text:span text:style-name="T47_160">,<text:s/></text:span><text:span text:style-name="T47_161">open</text:span><text:span text:style-name="T47_162"><text:s/></text:span><text:span text:style-name="T47_163">availability</text:span><text:span text:style-name="T47_164"><text:s/></text:span><text:span text:style-name="T47_165">of</text:span><text:span text:style-name="T47_166"><text:s/></text:span><text:span text:style-name="T47_167">the</text:span><text:span text:style-name="T47_168"><text:s/></text:span><text:span text:style-name="T47_169">project</text:span><text:span text:style-name="T47_170"><text:s/></text:span><text:span text:style-name="T47_171">data</text:span><text:span text:style-name="T47_172"><text:s/></text:span><text:span text:style-name="T47_173">and</text:span><text:span text:style-name="T47_174"><text:s/></text:span><text:span text:style-name="T47_175">code</text:span><text:span text:style-name="T47_176"><text:s/></text:span><text:span text:style-name="T47_177">resources</text:span><text:span text:style-name="T47_178"><text:s/></text:span><text:span text:style-name="T47_179">will</text:span><text:span text:style-name="T47_180"><text:s/></text:span><text:span text:style-name="T47_181">bring</text:span><text:span text:style-name="T47_182"><text:s/></text:span><text:span text:style-name="T47_183">added</text:span><text:span text:style-name="T47_184"><text:s/></text:span><text:span text:style-name="T47_185">value</text:span><text:span text:style-name="T47_186"><text:s/></text:span><text:span text:style-name="T47_187">through</text:span><text:span text:style-name="T47_188"><text:s/></text:span><text:span text:style-name="T47_189">increased</text:span><text:span text:style-name="T47_190"><text:s/></text:span><text:span text:style-name="T47_191">trustworthiness</text:span><text:span text:style-name="T47_192"><text:s/></text:span><text:span text:style-name="T47_193">and</text:span><text:span text:style-name="T47_194"><text:s/></text:span><text:span text:style-name="T47_195">impact</text:span><text:span text:style-name="T47_196"><text:s/></text:span><text:span text:style-name="T47_197">of</text:span><text:span text:style-name="T47_198"><text:s/></text:span><text:span text:style-name="T47_199">journalistic</text:span><text:span text:style-name="T47_200"><text:s/></text:span><text:span text:style-name="T47_201">work</text:span><text:span text:style-name="T47_202"><text:s/></text:span><text:span text:style-name="T47_203">as</text:span><text:span text:style-name="T47_204"><text:s/></text:span><text:span text:style-name="T47_205">described</text:span><text:span text:style-name="T47_206"><text:s/></text:span><text:span text:style-name="T47_207">in</text:span><text:span text:style-name="T47_208"><text:s/></text:span><text:span text:style-name="T47_209">more</text:span><text:span text:style-name="T47_210"><text:s/></text:span><text:span text:style-name="T47_211">detail</text:span><text:span text:style-name="T47_212"><text:s/></text:span><text:span text:style-name="T47_213">in</text:span><text:span text:style-name="T47_214"><text:s/></text:span><text:span text:style-name="T47_215">the</text:span><text:span text:style-name="T47_216"><text:s/></text:span><text:span text:style-name="T47_217">revised</text:span><text:span text:style-name="T47_218"><text:s/></text:span><text:span text:style-name="T47_219">application</text:span><text:span text:style-name="T47_220">.</text:span></text:p>
      <text:p text:style-name="P48"><text:span text:style-name="T48_1">.<text:s/></text:span></text:p>
      <text:list text:style-name="LS2" xml:id="list4">
        <text:list-item>
          <text:p text:style-name="P49"><text:span text:style-name="T49_1">What</text:span><text:span text:style-name="T49_2"><text:s/></text:span><text:span text:style-name="T49_3">data</text:span><text:span text:style-name="T49_4"><text:s/></text:span><text:span text:style-name="T49_5">standardization</text:span><text:span text:style-name="T49_6"><text:s/></text:span><text:span text:style-name="T49_7">technology</text:span><text:span text:style-name="T49_8"><text:s/></text:span><text:span text:style-name="T49_9">is</text:span><text:span text:style-name="T49_10"><text:s/></text:span><text:span text:style-name="T49_11">the</text:span><text:span text:style-name="T49_12"><text:s/></text:span><text:span text:style-name="T49_13">team</text:span><text:span text:style-name="T49_14"><text:s/></text:span><text:span text:style-name="T49_15">proposing</text:span><text:span text:style-name="T49_16"><text:s/></text:span><text:span text:style-name="T49_17">to</text:span><text:span text:style-name="T49_18"><text:s/></text:span><text:span text:style-name="T49_19">use</text:span><text:span text:style-name="T49_20">?<text:s/></text:span><text:span text:style-name="T49_21">It</text:span><text:span text:style-name="T49_22">'</text:span><text:span text:style-name="T49_23">s</text:span><text:span text:style-name="T49_24"><text:s/></text:span><text:span text:style-name="T49_25">not</text:span><text:span text:style-name="T49_26"><text:s/></text:span><text:span text:style-name="T49_27">clear</text:span><text:span text:style-name="T49_28"><text:s/></text:span><text:span text:style-name="T49_29">from</text:span><text:span text:style-name="T49_30"><text:s/></text:span><text:span text:style-name="T49_31">the</text:span><text:span text:style-name="T49_32"><text:s/></text:span><text:span text:style-name="T49_33">English</text:span><text:span text:style-name="T49_34"><text:s/></text:span><text:span text:style-name="T49_35">diagram</text:span><text:span text:style-name="T49_36"><text:s/></text:span><text:span text:style-name="T49_37">or</text:span><text:span text:style-name="T49_38"><text:s/></text:span><text:span text:style-name="T49_39">closing</text:span><text:span text:style-name="T49_40"><text:s/></text:span><text:span text:style-name="T49_41">paragraph</text:span><text:span text:style-name="T49_42">.</text:span></text:p>
        </text:list-item>
      </text:list>
      <text:p text:style-name="P50"/>
      <text:p text:style-name="P51"><text:span text:style-name="T51_1">Our</text:span><text:span text:style-name="T51_2"><text:s/></text:span><text:span text:style-name="T51_3">key</text:span><text:span text:style-name="T51_4"><text:s/></text:span><text:span text:style-name="T51_5">product</text:span><text:span text:style-name="T51_6"><text:s/></text:span><text:span text:style-name="T51_7">is</text:span><text:span text:style-name="T51_8"><text:s/></text:span><text:span text:style-name="T51_9">the</text:span><text:span text:style-name="T51_10"><text:s/></text:span><text:span text:style-name="T51_11">support</text:span><text:span text:style-name="T51_12">,<text:s/></text:span><text:span text:style-name="T51_13">analytics</text:span><text:span text:style-name="T51_14"><text:s/></text:span><text:span text:style-name="T51_15">and</text:span><text:span text:style-name="T51_16"><text:s/></text:span><text:span text:style-name="T51_17">education</text:span><text:span text:style-name="T51_18"><text:s/></text:span><text:span text:style-name="T51_19">regarding</text:span><text:span text:style-name="T51_20"><text:s/></text:span><text:span text:style-name="T51_21">the</text:span><text:span text:style-name="T51_22"><text:s/></text:span><text:span text:style-name="T51_23">use</text:span><text:span text:style-name="T51_24"><text:s/></text:span><text:span text:style-name="T51_25">of</text:span><text:span text:style-name="T51_26"><text:s/></text:span><text:span text:style-name="T51_27">open</text:span><text:span text:style-name="T51_28"><text:s/></text:span><text:span text:style-name="T51_29">data</text:span><text:span text:style-name="T51_30"><text:s/></text:span><text:span text:style-name="T51_31">streams</text:span><text:span text:style-name="T51_32"><text:s/></text:span><text:span text:style-name="T51_33">in</text:span><text:span text:style-name="T51_34"><text:s/></text:span><text:span text:style-name="T51_35">journalistic</text:span><text:span text:style-name="T51_36"><text:s/></text:span><text:span text:style-name="T51_37">work</text:span><text:span text:style-name="T51_38">.<text:s/></text:span><text:span text:style-name="T51_39">This</text:span><text:span text:style-name="T51_40"><text:s/></text:span><text:span text:style-name="T51_41">is</text:span><text:span text:style-name="T51_42"><text:s/></text:span><text:span text:style-name="T51_43">not</text:span><text:span text:style-name="T51_44"><text:s/></text:span><text:span text:style-name="T51_45">limited</text:span><text:span text:style-name="T51_46"><text:s/></text:span><text:span text:style-name="T51_47">to</text:span><text:span text:style-name="T51_48"><text:s/></text:span><text:span text:style-name="T51_49">the</text:span><text:span text:style-name="T51_50"><text:s/></text:span><text:span text:style-name="T51_51">open</text:span><text:span text:style-name="T51_52"><text:s/></text:span><text:span text:style-name="T51_53">database</text:span><text:span text:style-name="T51_54"><text:s/></text:span><text:span text:style-name="T51_55">maintained</text:span><text:span text:style-name="T51_56"><text:s/></text:span><text:span text:style-name="T51_57">by</text:span><text:span text:style-name="T51_58"><text:s/></text:span><text:span text:style-name="T51_59">Protomedia</text:span><text:span text:style-name="T51_60"><text:s/></text:span><text:span text:style-name="T51_61">but</text:span><text:span text:style-name="T51_62"><text:s/></text:span><text:span text:style-name="T51_63">includes</text:span><text:span text:style-name="T51_64"><text:s/></text:span><text:span text:style-name="T51_65">further</text:span><text:span text:style-name="T51_66"><text:s/></text:span><text:span text:style-name="T51_67">governmental</text:span><text:span text:style-name="T51_68"><text:s/></text:span><text:span text:style-name="T51_69">and</text:span><text:span text:style-name="T51_70"><text:s/></text:span><text:span text:style-name="T51_71">other</text:span><text:span text:style-name="T51_72"><text:s/></text:span><text:span text:style-name="T51_73">data</text:span><text:span text:style-name="T51_74"><text:s/></text:span><text:span text:style-name="T51_75">resources</text:span><text:span text:style-name="T51_76">.<text:s/></text:span><text:span text:style-name="T51_77">It</text:span><text:span text:style-name="T51_78"><text:s/></text:span><text:span text:style-name="T51_79">is</text:span><text:span text:style-name="T51_80"><text:s/></text:span><text:span text:style-name="T51_81">not</text:span><text:span text:style-name="T51_82"><text:s/></text:span><text:span text:style-name="T51_83">meaningful</text:span><text:span text:style-name="T51_84"><text:s/></text:span><text:span text:style-name="T51_85">to</text:span><text:span text:style-name="T51_86"><text:s/></text:span><text:span text:style-name="T51_87">try</text:span><text:span text:style-name="T51_88"><text:s/></text:span><text:span text:style-name="T51_89">integrate</text:span><text:span text:style-name="T51_90"><text:s/></text:span><text:span text:style-name="T51_91">various</text:span><text:span text:style-name="T51_92"><text:s/></text:span><text:span text:style-name="T51_93">rich</text:span><text:span text:style-name="T51_94"><text:s/></text:span><text:span text:style-name="T51_95">sources</text:span><text:span text:style-name="T51_96"><text:s/></text:span><text:span text:style-name="T51_97">of</text:span><text:span text:style-name="T51_98"><text:s/></text:span><text:span text:style-name="T51_99">information</text:span><text:span text:style-name="T51_100"><text:s/></text:span><text:span text:style-name="T51_101">under</text:span><text:span text:style-name="T51_102"><text:s/></text:span><text:span text:style-name="T51_103">a</text:span><text:span text:style-name="T51_104"><text:s/></text:span><text:span text:style-name="T51_105">single</text:span><text:span text:style-name="T51_106"><text:s/></text:span><text:span text:style-name="T51_107">database</text:span><text:span text:style-name="T51_108"><text:s/></text:span><text:span text:style-name="T51_109">structure</text:span><text:span text:style-name="T51_110">.<text:s/></text:span><text:span text:style-name="T51_111">Instead</text:span><text:span text:style-name="T51_112">,<text:s/></text:span><text:span text:style-name="T51_113">we</text:span><text:span text:style-name="T51_114"><text:s/></text:span><text:span text:style-name="T51_115">collect</text:span><text:span text:style-name="T51_116"><text:s/></text:span><text:span text:style-name="T51_117">easy</text:span><text:span text:style-name="T51_118">-</text:span><text:span text:style-name="T51_119">to</text:span><text:span text:style-name="T51_120">-</text:span><text:span text:style-name="T51_121">use</text:span><text:span text:style-name="T51_122"><text:s/></text:span><text:span text:style-name="T51_123">data</text:span><text:span text:style-name="T51_124"><text:s/></text:span><text:span text:style-name="T51_125">resources</text:span><text:span text:style-name="T51_126"><text:s/></text:span><text:span text:style-name="T51_127">onto</text:span><text:span text:style-name="T51_128"><text:s/></text:span><text:span text:style-name="T51_129">a</text:span><text:span text:style-name="T51_130"><text:s/></text:span><text:span text:style-name="T51_131">single</text:span><text:span text:style-name="T51_132"><text:s/></text:span><text:span text:style-name="T51_133">hub</text:span><text:span text:style-name="T51_134"><text:s/></text:span><text:span text:style-name="T51_135">server</text:span><text:span text:style-name="T51_136"><text:s/></text:span><text:span text:style-name="T51_137">as</text:span><text:span text:style-name="T51_138"><text:s/></text:span><text:span text:style-name="T51_139">a</text:span><text:span text:style-name="T51_140"><text:s/></text:span><text:span text:style-name="T51_141">collection</text:span><text:span text:style-name="T51_142"><text:s/></text:span><text:span text:style-name="T51_143">that</text:span><text:span text:style-name="T51_144"><text:s/></text:span><text:span text:style-name="T51_145">will</text:span><text:span text:style-name="T51_146"><text:s/></text:span><text:span text:style-name="T51_147">best</text:span><text:span text:style-name="T51_148"><text:s/></text:span><text:span text:style-name="T51_149">support</text:span><text:span text:style-name="T51_150"><text:s/></text:span><text:span text:style-name="T51_151">the</text:span><text:span text:style-name="T51_152"><text:s/></text:span><text:span text:style-name="T51_153">Protomedia</text:span><text:span text:style-name="T51_154"><text:s/></text:span><text:span text:style-name="T51_155">service</text:span><text:span text:style-name="T51_156"><text:s/></text:span><text:span text:style-name="T51_157">concept</text:span><text:span text:style-name="T51_158">.<text:s/></text:span><text:span text:style-name="T51_159">We</text:span><text:span text:style-name="T51_160"><text:s/></text:span><text:span text:style-name="T51_161">will</text:span><text:span text:style-name="T51_162"><text:s/></text:span><text:span text:style-name="T51_163">distribute</text:span><text:span text:style-name="T51_164"><text:s/></text:span><text:span text:style-name="T51_165">preprocessed</text:span><text:span text:style-name="T51_166"><text:s/></text:span><text:span text:style-name="T51_167">data</text:span><text:span text:style-name="T51_168"><text:s/></text:span><text:span text:style-name="T51_169">but</text:span><text:span text:style-name="T51_170"><text:s/></text:span><text:span text:style-name="T51_171">the</text:span><text:span text:style-name="T51_172"><text:s/></text:span><text:span text:style-name="T51_173">final</text:span><text:span text:style-name="T51_174"><text:s/></text:span><text:span text:style-name="T51_175">format</text:span><text:span text:style-name="T51_176"><text:s/></text:span><text:span text:style-name="T51_177">can</text:span><text:span text:style-name="T51_178"><text:s/></text:span><text:span text:style-name="T51_179">vary</text:span><text:span text:style-name="T51_180"><text:s/></text:span><text:span text:style-name="T51_181">on</text:span><text:span text:style-name="T51_182"><text:s/></text:span><text:span text:style-name="T51_183">a</text:span><text:span text:style-name="T51_184"><text:s/></text:span><text:span text:style-name="T51_185">case</text:span><text:span text:style-name="T51_186">-</text:span><text:span text:style-name="T51_187">by</text:span><text:span text:style-name="T51_188">-</text:span><text:span text:style-name="T51_189">case</text:span><text:span text:style-name="T51_190"><text:s/></text:span><text:span text:style-name="T51_191">basis</text:span><text:span text:style-name="T51_192">.<text:s/></text:span><text:span text:style-name="T51_193">A</text:span><text:span text:style-name="T51_194"><text:s/></text:span><text:span text:style-name="T51_195">centralized</text:span><text:span text:style-name="T51_196"><text:s/></text:span><text:span text:style-name="T51_197">data</text:span><text:span text:style-name="T51_198"><text:s/></text:span><text:span text:style-name="T51_199">catalogue</text:span><text:span text:style-name="T51_200"><text:s/></text:span><text:span text:style-name="T51_201">will</text:span><text:span text:style-name="T51_202"><text:s/></text:span><text:span text:style-name="T51_203">be</text:span><text:span text:style-name="T51_204"><text:s/></text:span><text:span text:style-name="T51_205">maintained</text:span><text:span text:style-name="T51_206"><text:s/></text:span><text:span text:style-name="T51_207">to</text:span><text:span text:style-name="T51_208"><text:s/></text:span><text:span text:style-name="T51_209">keep</text:span><text:span text:style-name="T51_210"><text:s/></text:span><text:span text:style-name="T51_211">track</text:span><text:span text:style-name="T51_212"><text:s/></text:span><text:span text:style-name="T51_213">on</text:span><text:span text:style-name="T51_214"><text:s/></text:span><text:span text:style-name="T51_215">all</text:span><text:span text:style-name="T51_216"><text:s/></text:span><text:span text:style-name="T51_217">available</text:span><text:span text:style-name="T51_218"><text:s/></text:span><text:span text:style-name="T51_219">data</text:span><text:span text:style-name="T51_220"><text:s/></text:span><text:span text:style-name="T51_221">resources</text:span><text:span text:style-name="T51_222">.<text:s/></text:span><text:span text:style-name="T51_223">We</text:span><text:span text:style-name="T51_224"><text:s/></text:span><text:span text:style-name="T51_225">emphasize</text:span><text:span text:style-name="T51_226"><text:s/></text:span><text:span text:style-name="T51_227">flexibility</text:span><text:span text:style-name="T51_228"><text:s/></text:span><text:span text:style-name="T51_229">over</text:span><text:span text:style-name="T51_230"><text:s/></text:span><text:span text:style-name="T51_231">standardization</text:span><text:span text:style-name="T51_232">,<text:s/></text:span><text:span text:style-name="T51_233">as</text:span><text:span text:style-name="T51_234"><text:s/></text:span><text:span text:style-name="T51_235">data</text:span><text:span text:style-name="T51_236"><text:s/></text:span><text:span text:style-name="T51_237">standards</text:span><text:span text:style-name="T51_238"><text:s/></text:span><text:span text:style-name="T51_239">and</text:span><text:span text:style-name="T51_240"><text:s/></text:span><text:span text:style-name="T51_241">requirements</text:span><text:span text:style-name="T51_242"><text:s/></text:span><text:span text:style-name="T51_243">vary</text:span><text:span text:style-name="T51_244">,<text:s/></text:span><text:span text:style-name="T51_245">and</text:span><text:span text:style-name="T51_246"><text:s/></text:span><text:span text:style-name="T51_247">stringent</text:span><text:span text:style-name="T51_248"><text:s/></text:span><text:span text:style-name="T51_249">requirements</text:span><text:span text:style-name="T51_250"><text:s/></text:span><text:span text:style-name="T51_251">for</text:span><text:span text:style-name="T51_252"><text:s/></text:span><text:span text:style-name="T51_253">data</text:span><text:span text:style-name="T51_254"><text:s/></text:span><text:span text:style-name="T51_255">formats</text:span><text:span text:style-name="T51_256"><text:s/></text:span><text:span text:style-name="T51_257">will</text:span><text:span text:style-name="T51_258"><text:s/></text:span><text:span text:style-name="T51_259">cause</text:span><text:span text:style-name="T51_260"><text:s/></text:span><text:span text:style-name="T51_261">unnecessary</text:span><text:span text:style-name="T51_262"><text:s/></text:span><text:span text:style-name="T51_263">friction</text:span><text:span text:style-name="T51_264"><text:s/></text:span><text:span text:style-name="T51_265">for</text:span><text:span text:style-name="T51_266"><text:s/></text:span><text:span text:style-name="T51_267">data</text:span><text:span text:style-name="T51_268"><text:s/></text:span><text:span text:style-name="T51_269">utilization</text:span><text:span text:style-name="T51_270">.<text:s/></text:span><text:span text:style-name="T51_271">Moreover</text:span><text:span text:style-name="T51_272">,<text:s/></text:span><text:span text:style-name="T51_273">as</text:span><text:span text:style-name="T51_274"><text:s/></text:span><text:span text:style-name="T51_275">the</text:span><text:span text:style-name="T51_276"><text:s/></text:span><text:span text:style-name="T51_277">analysis</text:span><text:span text:style-name="T51_278"><text:s/></text:span><text:span text:style-name="T51_279">pipelines</text:span><text:span text:style-name="T51_280"><text:s/></text:span><text:span text:style-name="T51_281">that</text:span><text:span text:style-name="T51_282"><text:s/></text:span><text:span text:style-name="T51_283">utilize</text:span><text:span text:style-name="T51_284"><text:s/></text:span><text:span text:style-name="T51_285">the</text:span><text:span text:style-name="T51_286"><text:s/></text:span><text:span text:style-name="T51_287">data</text:span><text:span text:style-name="T51_288"><text:s/></text:span><text:span text:style-name="T51_289">will</text:span><text:span text:style-name="T51_290"><text:s/></text:span><text:span text:style-name="T51_291">also</text:span><text:span text:style-name="T51_292"><text:s/></text:span><text:span text:style-name="T51_293">be</text:span><text:span text:style-name="T51_294"><text:s/></text:span><text:span text:style-name="T51_295">made</text:span><text:span text:style-name="T51_296"><text:s/></text:span><text:span text:style-name="T51_297">open</text:span><text:span text:style-name="T51_298"><text:s/></text:span><text:span text:style-name="T51_299">these</text:span><text:span text:style-name="T51_300"><text:s/></text:span><text:span text:style-name="T51_301">practical</text:span><text:span text:style-name="T51_302"><text:s/></text:span><text:span text:style-name="T51_303">demo</text:span><text:span text:style-name="T51_304"><text:s/></text:span><text:span text:style-name="T51_305">cases</text:span><text:span text:style-name="T51_306"><text:s/></text:span><text:span text:style-name="T51_307">will</text:span><text:span text:style-name="T51_308"><text:s/></text:span><text:span text:style-name="T51_309">show</text:span><text:span text:style-name="T51_310"><text:s/></text:span><text:span text:style-name="T51_311">how</text:span><text:span text:style-name="T51_312"><text:s/></text:span><text:span text:style-name="T51_313">particular</text:span><text:span text:style-name="T51_314"><text:s/></text:span><text:span text:style-name="T51_315">data</text:span><text:span text:style-name="T51_316"><text:s/></text:span><text:span text:style-name="T51_317">sources</text:span><text:span text:style-name="T51_318"><text:s/></text:span><text:span text:style-name="T51_319">can</text:span><text:span text:style-name="T51_320"><text:s/></text:span><text:span text:style-name="T51_321">be</text:span><text:span text:style-name="T51_322"><text:s/></text:span><text:span text:style-name="T51_323">accessed</text:span><text:span text:style-name="T51_324"><text:s/></text:span><text:span text:style-name="T51_325">and</text:span><text:span text:style-name="T51_326"><text:s/></text:span><text:span text:style-name="T51_327">utilized</text:span><text:span text:style-name="T51_328">.<text:s/></text:span><text:span text:style-name="T51_329">Where</text:span><text:span text:style-name="T51_330"><text:s/></text:span><text:span text:style-name="T51_331">possible</text:span><text:span text:style-name="T51_332">,<text:s/></text:span><text:span text:style-name="T51_333">the</text:span><text:span text:style-name="T51_334"><text:s/></text:span><text:span text:style-name="T51_335">data</text:span><text:span text:style-name="T51_336"><text:s/></text:span><text:span text:style-name="T51_337">sets</text:span><text:span text:style-name="T51_338"><text:s/></text:span><text:span text:style-name="T51_339">will</text:span><text:span text:style-name="T51_340"><text:s/></text:span><text:span text:style-name="T51_341">be</text:span><text:span text:style-name="T51_342"><text:s/></text:span><text:span text:style-name="T51_343">integrated</text:span><text:span text:style-name="T51_344"><text:s/></text:span><text:span text:style-name="T51_345">into</text:span><text:span text:style-name="T51_346"><text:s/></text:span><text:span text:style-name="T51_347">a</text:span><text:span text:style-name="T51_348"><text:s/></text:span><text:span text:style-name="T51_349">single</text:span><text:span text:style-name="T51_350"><text:s/></text:span><text:span text:style-name="T51_351">database</text:span><text:span text:style-name="T51_352"><text:s/></text:span><text:span text:style-name="T51_353">structure</text:span><text:span text:style-name="T51_354"><text:s/></text:span><text:span text:style-name="T51_355">and</text:span><text:span text:style-name="T51_356"><text:s/></text:span><text:span text:style-name="T51_357">provided</text:span><text:span text:style-name="T51_358"><text:s/></text:span><text:span text:style-name="T51_359">through</text:span><text:span text:style-name="T51_360"><text:s/></text:span><text:span text:style-name="T51_361">open</text:span><text:span text:style-name="T51_362"><text:s/></text:span><text:span text:style-name="T51_363">and</text:span><text:span text:style-name="T51_364"><text:s/></text:span><text:span text:style-name="T51_365">standardized</text:span><text:span text:style-name="T51_366"><text:s/></text:span><text:span text:style-name="T51_367">API</text:span><text:span text:style-name="T51_368"><text:s/></text:span><text:span text:style-name="T51_369">with</text:span><text:span text:style-name="T51_370"><text:s/></text:span><text:span text:style-name="T51_371">XML</text:span><text:span text:style-name="T51_372"><text:s/></text:span><text:span text:style-name="T51_373">and</text:span><text:span text:style-name="T51_374"><text:s/></text:span><text:span text:style-name="T51_375">JSON</text:span><text:span text:style-name="T51_376"><text:s/></text:span><text:span text:style-name="T51_377">formats</text:span><text:span text:style-name="T51_378"><text:s/></text:span><text:span text:style-name="T51_379">or</text:span><text:span text:style-name="T51_380"><text:s/></text:span><text:span text:style-name="T51_381">as</text:span><text:span text:style-name="T51_382"><text:s/></text:span><text:span text:style-name="T51_383">ready</text:span><text:span text:style-name="T51_384">-</text:span><text:span text:style-name="T51_385">to</text:span><text:span text:style-name="T51_386">-</text:span><text:span text:style-name="T51_387">use</text:span><text:span text:style-name="T51_388"><text:s/></text:span><text:span text:style-name="T51_389">CSV</text:span><text:span text:style-name="T51_390"><text:s/></text:span><text:span text:style-name="T51_391">files</text:span><text:span text:style-name="T51_392">.<text:s/></text:span><text:span text:style-name="T51_393">We</text:span><text:span text:style-name="T51_394"><text:s/></text:span><text:span text:style-name="T51_395">will</text:span><text:span text:style-name="T51_396"><text:s/></text:span><text:span text:style-name="T51_397">use</text:span><text:span text:style-name="T51_398"><text:s/></text:span><text:span text:style-name="T51_399">NoSQL</text:span><text:span text:style-name="T51_400"><text:s/></text:span><text:span text:style-name="T51_401">databases</text:span><text:span text:style-name="T51_402"><text:s/></text:span><text:span text:style-name="T51_403">such</text:span><text:span text:style-name="T51_404"><text:s/></text:span><text:span text:style-name="T51_405">as</text:span><text:span text:style-name="T51_406"><text:s/></text:span><text:span text:style-name="T51_407">mongoDB</text:span><text:span text:style-name="T51_408"><text:s/></text:span><text:span text:style-name="T51_409">for</text:span><text:span text:style-name="T51_410"><text:s/></text:span><text:span text:style-name="T51_411">storing</text:span><text:span text:style-name="T51_412"><text:s/></text:span><text:span text:style-name="T51_413">and</text:span><text:span text:style-name="T51_414"><text:s/></text:span><text:span text:style-name="T51_415">serving</text:span><text:span text:style-name="T51_416"><text:s/></text:span><text:span text:style-name="T51_417">data</text:span><text:span text:style-name="T51_418"><text:s/></text:span><text:span text:style-name="T51_419">that</text:span><text:span text:style-name="T51_420"><text:s/></text:span><text:span text:style-name="T51_421">will</text:span><text:span text:style-name="T51_422"><text:s/></text:span><text:span text:style-name="T51_423">not</text:span><text:span text:style-name="T51_424"><text:s/></text:span><text:span text:style-name="T51_425">need</text:span><text:span text:style-name="T51_426"><text:s/></text:span><text:span text:style-name="T51_427">many</text:span><text:span text:style-name="T51_428"><text:s/></text:span><text:span text:style-name="T51_429">cross</text:span><text:span text:style-name="T51_430">-</text:span><text:span text:style-name="T51_431">references</text:span><text:span text:style-name="T51_432"><text:s/></text:span><text:span text:style-name="T51_433">and</text:span><text:span text:style-name="T51_434"><text:s/></text:span><text:span text:style-name="T51_435">SQL</text:span><text:span text:style-name="T51_436"><text:s/></text:span><text:span text:style-name="T51_437">databases</text:span><text:span text:style-name="T51_438"><text:s/></text:span><text:span text:style-name="T51_439">for</text:span><text:span text:style-name="T51_440"><text:s/></text:span><text:span text:style-name="T51_441">data</text:span><text:span text:style-name="T51_442"><text:s/></text:span><text:span text:style-name="T51_443">that</text:span><text:span text:style-name="T51_444"><text:s/></text:span><text:span text:style-name="T51_445">will</text:span><text:span text:style-name="T51_446"><text:s/></text:span><text:span text:style-name="T51_447">benefit</text:span><text:span text:style-name="T51_448"><text:s/></text:span><text:span text:style-name="T51_449">from</text:span><text:span text:style-name="T51_450"><text:s/></text:span><text:span text:style-name="T51_451">an</text:span><text:span text:style-name="T51_452"><text:s text:c="2"/></text:span><text:span text:style-name="T51_453">ability</text:span><text:span text:style-name="T51_454"><text:s/></text:span><text:span text:style-name="T51_455">to</text:span><text:span text:style-name="T51_456"><text:s/></text:span><text:span text:style-name="T51_457">perform</text:span><text:span text:style-name="T51_458"><text:s/></text:span><text:span text:style-name="T51_459">more</text:span><text:span text:style-name="T51_460"><text:s/></text:span><text:span text:style-name="T51_461">complicated</text:span><text:span text:style-name="T51_462"><text:s/></text:span><text:span text:style-name="T51_463">cross</text:span><text:span text:style-name="T51_464">-</text:span><text:span text:style-name="T51_465">dataset</text:span><text:span text:style-name="T51_466"><text:s/></text:span><text:span text:style-name="T51_467">queries</text:span><text:span text:style-name="T51_468">.</text:span></text:p>
      <text:p text:style-name="P52"/>
      <text:p text:style-name="P53"><text:span text:style-name="T53_1">Feedback</text:span><text:span text:style-name="T53_2"><text:s/></text:span><text:span text:style-name="T53_3">on</text:span><text:span text:style-name="T53_4"><text:s/></text:span><text:span text:style-name="T53_5">scope</text:span><text:span text:style-name="T53_6">:</text:span></text:p>
      <text:p text:style-name="P54"/>
      <text:list text:style-name="LS3" xml:id="list5">
        <text:list-item>
          <text:p text:style-name="P55"><text:span text:style-name="T55_1">I</text:span><text:span text:style-name="T55_2"><text:s/></text:span><text:span text:style-name="T55_3">would</text:span><text:span text:style-name="T55_4"><text:s/></text:span><text:span text:style-name="T55_5">redirect</text:span><text:span text:style-name="T55_6"><text:s/></text:span><text:span text:style-name="T55_7">it</text:span><text:span text:style-name="T55_8"><text:s/></text:span><text:span text:style-name="T55_9">to</text:span><text:span text:style-name="T55_10"><text:s/></text:span><text:span text:style-name="T55_11">focus</text:span><text:span text:style-name="T55_12"><text:s/></text:span><text:span text:style-name="T55_13">only</text:span><text:span text:style-name="T55_14"><text:s/></text:span><text:span text:style-name="T55_15">on</text:span><text:span text:style-name="T55_16"><text:s/></text:span><text:span text:style-name="T55_17">Helsinki</text:span><text:span text:style-name="T55_18">-</text:span><text:span text:style-name="T55_19">area</text:span><text:span text:style-name="T55_20"><text:s/></text:span><text:span text:style-name="T55_21">news</text:span><text:span text:style-name="T55_22"><text:s/></text:span><text:span text:style-name="T55_23">or</text:span><text:span text:style-name="T55_24"><text:s/></text:span><text:span text:style-name="T55_25">even</text:span><text:span text:style-name="T55_26"><text:s/></text:span><text:span text:style-name="T55_27">news</text:span><text:span text:style-name="T55_28"><text:s/></text:span><text:span text:style-name="T55_29">of</text:span><text:span text:style-name="T55_30"><text:s/></text:span><text:span text:style-name="T55_31">smaller</text:span><text:span text:style-name="T55_32"><text:s/></text:span><text:span text:style-name="T55_33">geographical</text:span><text:span text:style-name="T55_34"><text:s/></text:span><text:span text:style-name="T55_35">area</text:span><text:span text:style-name="T55_36"><text:s/></text:span><text:span text:style-name="T55_37">and</text:span><text:span text:style-name="T55_38"><text:s/></text:span><text:span text:style-name="T55_39">go</text:span><text:span text:style-name="T55_40"><text:s/></text:span><text:span text:style-name="T55_41">focus</text:span><text:span text:style-name="T55_42"><text:s/></text:span><text:span text:style-name="T55_43">on</text:span><text:span text:style-name="T55_44"><text:s/></text:span><text:span text:style-name="T55_45">some</text:span><text:span text:style-name="T55_46"><text:s/></text:span><text:span text:style-name="T55_47">platforms</text:span><text:span text:style-name="T55_48">.</text:span></text:p>
        </text:list-item>
      </text:list>
      <text:p text:style-name="P56"/>
      <text:p text:style-name="P57"><text:span text:style-name="T57_1">To</text:span><text:span text:style-name="T57_2"><text:s/></text:span><text:span text:style-name="T57_3">obtain</text:span><text:span text:style-name="T57_4"><text:s/></text:span><text:span text:style-name="T57_5">sufficient</text:span><text:span text:style-name="T57_6"><text:s/></text:span><text:span text:style-name="T57_7">revenue</text:span><text:span text:style-name="T57_8"><text:s/></text:span><text:span text:style-name="T57_9">it</text:span><text:span text:style-name="T57_10"><text:s/></text:span><text:span text:style-name="T57_11">is</text:span><text:span text:style-name="T57_12"><text:s/></text:span><text:span text:style-name="T57_13">essential</text:span><text:span text:style-name="T57_14"><text:s/></text:span><text:span text:style-name="T57_15">not</text:span><text:span text:style-name="T57_16"><text:s/></text:span><text:span text:style-name="T57_17">to</text:span><text:span text:style-name="T57_18"><text:s/></text:span><text:span text:style-name="T57_19">define</text:span><text:span text:style-name="T57_20"><text:s/></text:span><text:span text:style-name="T57_21">the</text:span><text:span text:style-name="T57_22"><text:s/></text:span><text:span text:style-name="T57_23">scope</text:span><text:span text:style-name="T57_24"><text:s/></text:span><text:span text:style-name="T57_25">too</text:span><text:span text:style-name="T57_26"><text:s/></text:span><text:span text:style-name="T57_27">narrowly</text:span><text:span text:style-name="T57_28">.<text:s/></text:span><text:span text:style-name="T57_29">In</text:span><text:span text:style-name="T57_30"><text:s/></text:span><text:span text:style-name="T57_31">fact</text:span><text:span text:style-name="T57_32">,<text:s/></text:span><text:span text:style-name="T57_33">we</text:span><text:span text:style-name="T57_34"><text:s/></text:span><text:span text:style-name="T57_35">aim</text:span><text:span text:style-name="T57_36"><text:s/></text:span><text:span text:style-name="T57_37">to</text:span><text:span text:style-name="T57_38"><text:s/></text:span><text:span text:style-name="T57_39">expand</text:span><text:span text:style-name="T57_40"><text:s/></text:span><text:span text:style-name="T57_41">the</text:span><text:span text:style-name="T57_42"><text:s/></text:span><text:span text:style-name="T57_43">services</text:span><text:span text:style-name="T57_44"><text:s/></text:span><text:span text:style-name="T57_45">at</text:span><text:span text:style-name="T57_46"><text:s/></text:span><text:span text:style-name="T57_47">international</text:span><text:span text:style-name="T57_48"><text:s/></text:span><text:span text:style-name="T57_49">level</text:span><text:span text:style-name="T57_50"><text:s/></text:span><text:span text:style-name="T57_51">in</text:span><text:span text:style-name="T57_52"><text:s/></text:span><text:span text:style-name="T57_53">the</text:span><text:span text:style-name="T57_54"><text:s/></text:span><text:span text:style-name="T57_55">long</text:span><text:span text:style-name="T57_56"><text:s/></text:span><text:span text:style-name="T57_57">term</text:span><text:span text:style-name="T57_58"><text:s/></text:span><text:span text:style-name="T57_59">while</text:span><text:span text:style-name="T57_60"><text:s/></text:span><text:span text:style-name="T57_61">we</text:span><text:span text:style-name="T57_62"><text:s/></text:span><text:span text:style-name="T57_63">agree</text:span><text:span text:style-name="T57_64"><text:s/></text:span><text:span text:style-name="T57_65">that</text:span><text:span text:style-name="T57_66"><text:s/></text:span><text:span text:style-name="T57_67">the</text:span><text:span text:style-name="T57_68"><text:s/></text:span><text:span text:style-name="T57_69">service</text:span><text:span text:style-name="T57_70"><text:s/></text:span><text:span text:style-name="T57_71">should</text:span><text:span text:style-name="T57_72"><text:s/></text:span><text:span text:style-name="T57_73">have</text:span><text:span text:style-name="T57_74"><text:s/></text:span><text:span text:style-name="T57_75">a</text:span><text:span text:style-name="T57_76"><text:s/></text:span><text:span text:style-name="T57_77">well</text:span><text:span text:style-name="T57_78">-</text:span><text:span text:style-name="T57_79">defined</text:span><text:span text:style-name="T57_80"><text:s/></text:span><text:span text:style-name="T57_81">scope</text:span><text:span text:style-name="T57_82"><text:s/></text:span><text:span text:style-name="T57_83">to</text:span><text:span text:style-name="T57_84"><text:s/></text:span><text:span text:style-name="T57_85">succeed</text:span><text:span text:style-name="T57_86"><text:s/></text:span><text:span text:style-name="T57_87">in</text:span><text:span text:style-name="T57_88"><text:s/></text:span><text:span text:style-name="T57_89">competition</text:span><text:span text:style-name="T57_90">.<text:s/></text:span><text:span text:style-name="T57_91">This</text:span><text:span text:style-name="T57_92"><text:s/></text:span><text:span text:style-name="T57_93">will</text:span><text:span text:style-name="T57_94"><text:s/></text:span><text:span text:style-name="T57_95">be</text:span><text:span text:style-name="T57_96"><text:s/></text:span><text:span text:style-name="T57_97">the</text:span><text:span text:style-name="T57_98"><text:s/></text:span><text:span text:style-name="T57_99">distribution</text:span><text:span text:style-name="T57_100"><text:s/></text:span><text:span text:style-name="T57_101">of</text:span><text:span text:style-name="T57_102"><text:s/></text:span><text:span text:style-name="T57_103">trustworthy</text:span><text:span text:style-name="T57_104">,<text:s/></text:span><text:span text:style-name="T57_105">high</text:span><text:span text:style-name="T57_106"><text:s/></text:span><text:span text:style-name="T57_107">quality</text:span><text:span text:style-name="T57_108"><text:s/></text:span><text:span text:style-name="T57_109">open</text:span><text:span text:style-name="T57_110"><text:s/></text:span><text:span text:style-name="T57_111">data</text:span><text:span text:style-name="T57_112"><text:s/></text:span><text:span text:style-name="T57_113">on</text:span><text:span text:style-name="T57_114"><text:s/></text:span><text:span text:style-name="T57_115">society</text:span><text:span text:style-name="T57_116"><text:s/></text:span><text:span text:style-name="T57_117">combined</text:span><text:span text:style-name="T57_118"><text:s/></text:span><text:span text:style-name="T57_119">with</text:span><text:span text:style-name="T57_120"><text:s/></text:span><text:span text:style-name="T57_121">in</text:span><text:span text:style-name="T57_122">-</text:span><text:span text:style-name="T57_123">depth</text:span><text:span text:style-name="T57_124"><text:s/></text:span><text:span text:style-name="T57_125">expertise</text:span><text:span text:style-name="T57_126"><text:s/></text:span><text:span text:style-name="T57_127">in</text:span><text:span text:style-name="T57_128"><text:s/></text:span><text:span text:style-name="T57_129">utilizing</text:span><text:span text:style-name="T57_130"><text:s/></text:span><text:span text:style-name="T57_131">such</text:span><text:span text:style-name="T57_132"><text:s/></text:span><text:span text:style-name="T57_133">data</text:span><text:span text:style-name="T57_134"><text:s/></text:span><text:span text:style-name="T57_135">in</text:span><text:span text:style-name="T57_136"><text:s/></text:span><text:span text:style-name="T57_137">journalistic</text:span><text:span text:style-name="T57_138"><text:s/></text:span><text:span text:style-name="T57_139">work</text:span><text:span text:style-name="T57_140"><text:s/></text:span><text:span text:style-name="T57_141">from</text:span><text:span text:style-name="T57_142"><text:s/></text:span><text:span text:style-name="T57_143">raw</text:span><text:span text:style-name="T57_144"><text:s/></text:span><text:span text:style-name="T57_145">data</text:span><text:span text:style-name="T57_146"><text:s/></text:span><text:span text:style-name="T57_147">to</text:span><text:span text:style-name="T57_148"><text:s/></text:span><text:span text:style-name="T57_149">final</text:span><text:span text:style-name="T57_150"><text:s/></text:span><text:span text:style-name="T57_151">conclusions</text:span><text:span text:style-name="T57_152"><text:s/></text:span><text:span text:style-name="T57_153">and</text:span><text:span text:style-name="T57_154"><text:s/></text:span><text:span text:style-name="T57_155">communication</text:span><text:span text:style-name="T57_156">.<text:s/></text:span><text:span text:style-name="T57_157">Building</text:span><text:span text:style-name="T57_158"><text:s/></text:span><text:span text:style-name="T57_159">transparent</text:span><text:span text:style-name="T57_160"><text:s/></text:span><text:span text:style-name="T57_161">and</text:span><text:span text:style-name="T57_162"><text:s/></text:span><text:span text:style-name="T57_163">reproducible</text:span><text:span text:style-name="T57_164"><text:s/></text:span><text:span text:style-name="T57_165">analysis</text:span><text:span text:style-name="T57_166"><text:s/></text:span><text:span text:style-name="T57_167">pipelines</text:span><text:span text:style-name="T57_168"><text:s/></text:span><text:span text:style-name="T57_169">from</text:span><text:span text:style-name="T57_170"><text:s/></text:span><text:span text:style-name="T57_171">raw</text:span><text:span text:style-name="T57_172"><text:s/></text:span><text:span text:style-name="T57_173">data</text:span><text:span text:style-name="T57_174"><text:s/></text:span><text:span text:style-name="T57_175">to</text:span><text:span text:style-name="T57_176"><text:s/></text:span><text:span text:style-name="T57_177">analyses</text:span><text:span text:style-name="T57_178"><text:s/></text:span><text:span text:style-name="T57_179">and</text:span><text:span text:style-name="T57_180"><text:s/></text:span><text:span text:style-name="T57_181">visualizations</text:span><text:span text:style-name="T57_182"><text:s/></text:span><text:span text:style-name="T57_183">will</text:span><text:span text:style-name="T57_184"><text:s/></text:span><text:span text:style-name="T57_185">create</text:span><text:span text:style-name="T57_186"><text:s/></text:span><text:span text:style-name="T57_187">further</text:span><text:span text:style-name="T57_188"><text:s/></text:span><text:span text:style-name="T57_189">opportunities</text:span><text:span text:style-name="T57_190"><text:s/></text:span><text:span text:style-name="T57_191">for</text:span><text:span text:style-name="T57_192"><text:s/></text:span><text:span text:style-name="T57_193">crowd</text:span><text:span text:style-name="T57_194">-</text:span><text:span text:style-name="T57_195">sourcing</text:span><text:span text:style-name="T57_196"><text:s/></text:span><text:span text:style-name="T57_197">and</text:span><text:span text:style-name="T57_198"><text:s/></text:span><text:span text:style-name="T57_199">gamification</text:span><text:span text:style-name="T57_200">,<text:s/></text:span><text:span text:style-name="T57_201">which</text:span><text:span text:style-name="T57_202"><text:s/></text:span><text:span text:style-name="T57_203">we</text:span><text:span text:style-name="T57_204"><text:s/></text:span><text:span text:style-name="T57_205">will</text:span><text:span text:style-name="T57_206"><text:s/></text:span><text:span text:style-name="T57_207">however</text:span><text:span text:style-name="T57_208"><text:s/></text:span><text:span text:style-name="T57_209">skip</text:span><text:span text:style-name="T57_210"><text:s/></text:span><text:span text:style-name="T57_211">in</text:span><text:span text:style-name="T57_212"><text:s/></text:span><text:span text:style-name="T57_213">the</text:span><text:span text:style-name="T57_214"><text:s/></text:span><text:span text:style-name="T57_215">first</text:span><text:span text:style-name="T57_216"><text:s/></text:span><text:span text:style-name="T57_217">stage</text:span><text:span text:style-name="T57_218">.<text:s/></text:span></text:p>
      <text:p text:style-name="P58"/>
      <text:p text:style-name="P59"><text:span text:style-name="T59_1">We</text:span><text:span text:style-name="T59_2"><text:s/></text:span><text:span text:style-name="T59_3">will</text:span><text:span text:style-name="T59_4"><text:s/></text:span><text:span text:style-name="T59_5">intentionally</text:span><text:span text:style-name="T59_6"><text:s/></text:span><text:span text:style-name="T59_7">avoid</text:span><text:span text:style-name="T59_8"><text:s/></text:span><text:span text:style-name="T59_9">focusing</text:span><text:span text:style-name="T59_10"><text:s/></text:span><text:span text:style-name="T59_11">on</text:span><text:span text:style-name="T59_12"><text:s/></text:span><text:span text:style-name="T59_13">specific</text:span><text:span text:style-name="T59_14"><text:s/></text:span><text:span text:style-name="T59_15">platforms</text:span><text:span text:style-name="T59_16"><text:s/></text:span><text:span text:style-name="T59_17">since</text:span><text:span text:style-name="T59_18"><text:s/></text:span><text:span text:style-name="T59_19">we</text:span><text:span text:style-name="T59_20"><text:s/></text:span><text:span text:style-name="T59_21">are</text:span><text:span text:style-name="T59_22"><text:s/></text:span><text:span text:style-name="T59_23">not</text:span><text:span text:style-name="T59_24"><text:s/></text:span><text:span text:style-name="T59_25">providing</text:span><text:span text:style-name="T59_26"><text:s/></text:span><text:span text:style-name="T59_27">a</text:span><text:span text:style-name="T59_28"><text:s/></text:span><text:span text:style-name="T59_29">web</text:span><text:span text:style-name="T59_30"><text:s/></text:span><text:span text:style-name="T59_31">service</text:span><text:span text:style-name="T59_32"><text:s/></text:span><text:span text:style-name="T59_33">per</text:span><text:span text:style-name="T59_34"><text:s/></text:span><text:span text:style-name="T59_35">se</text:span><text:span text:style-name="T59_36">.<text:s/></text:span><text:span text:style-name="T59_37">Instead</text:span><text:span text:style-name="T59_38">,<text:s/></text:span><text:span text:style-name="T59_39">the</text:span><text:span text:style-name="T59_40"><text:s/></text:span><text:span text:style-name="T59_41">expertise</text:span><text:span text:style-name="T59_42"><text:s/></text:span><text:span text:style-name="T59_43">and</text:span><text:span text:style-name="T59_44"><text:s/></text:span><text:span text:style-name="T59_45">openly</text:span><text:span text:style-name="T59_46"><text:s/></text:span><text:span text:style-name="T59_47">downloadable</text:span><text:span text:style-name="T59_48"><text:s/></text:span><text:span text:style-name="T59_49">data</text:span><text:span text:style-name="T59_50"><text:s/></text:span><text:span text:style-name="T59_51">resources</text:span><text:span text:style-name="T59_52"><text:s/></text:span><text:span text:style-name="T59_53">are</text:span><text:span text:style-name="T59_54"><text:s/></text:span><text:span text:style-name="T59_55">the</text:span><text:span text:style-name="T59_56"><text:s/></text:span><text:span text:style-name="T59_57">key</text:span><text:span text:style-name="T59_58"><text:s/></text:span><text:span text:style-name="T59_59">service</text:span><text:span text:style-name="T59_60">.<text:s/></text:span><text:span text:style-name="T59_61">We</text:span><text:span text:style-name="T59_62"><text:s/></text:span><text:span text:style-name="T59_63">will</text:span><text:span text:style-name="T59_64"><text:s/></text:span><text:span text:style-name="T59_65">distribute</text:span><text:span text:style-name="T59_66"><text:s/></text:span><text:span text:style-name="T59_67">the</text:span><text:span text:style-name="T59_68"><text:s/></text:span><text:span text:style-name="T59_69">data</text:span><text:span text:style-name="T59_70"><text:s/></text:span><text:span text:style-name="T59_71">in</text:span><text:span text:style-name="T59_72"><text:s/></text:span><text:span text:style-name="T59_73">commonly</text:span><text:span text:style-name="T59_74"><text:s/></text:span><text:span text:style-name="T59_75">accepted</text:span><text:span text:style-name="T59_76"><text:s/></text:span><text:span text:style-name="T59_77">formats</text:span><text:span text:style-name="T59_78"><text:s/></text:span><text:span text:style-name="T59_79">such</text:span><text:span text:style-name="T59_80"><text:s/></text:span><text:span text:style-name="T59_81">as</text:span><text:span text:style-name="T59_82"><text:s/></text:span><text:span text:style-name="T59_83">CSV</text:span><text:span text:style-name="T59_84"><text:s/></text:span><text:span text:style-name="T59_85">and</text:span><text:span text:style-name="T59_86"><text:s/></text:span><text:span text:style-name="T59_87">XML</text:span><text:span text:style-name="T59_88"><text:s/></text:span><text:span text:style-name="T59_89">and</text:span><text:span text:style-name="T59_90"><text:s/></text:span><text:span text:style-name="T59_91">we</text:span><text:span text:style-name="T59_92"><text:s/></text:span><text:span text:style-name="T59_93">will</text:span><text:span text:style-name="T59_94"><text:s/></text:span><text:span text:style-name="T59_95">guarantee</text:span><text:span text:style-name="T59_96"><text:s/></text:span><text:span text:style-name="T59_97">these</text:span><text:span text:style-name="T59_98"><text:s/></text:span><text:span text:style-name="T59_99">are</text:span><text:span text:style-name="T59_100"><text:s/></text:span><text:span text:style-name="T59_101">easily</text:span><text:span text:style-name="T59_102"><text:s/></text:span><text:span text:style-name="T59_103">accessible</text:span><text:span text:style-name="T59_104"><text:s/></text:span><text:span text:style-name="T59_105">and</text:span><text:span text:style-name="T59_106"><text:s/></text:span><text:span text:style-name="T59_107">downloadable</text:span><text:span text:style-name="T59_108"><text:s/></text:span><text:span text:style-name="T59_109">from</text:span><text:span text:style-name="T59_110"><text:s/></text:span><text:span text:style-name="T59_111">the</text:span><text:span text:style-name="T59_112"><text:s/></text:span><text:span text:style-name="T59_113">server</text:span><text:span text:style-name="T59_114"><text:s/></text:span><text:span text:style-name="T59_115">but</text:span><text:span text:style-name="T59_116"><text:s/></text:span><text:span text:style-name="T59_117">otherwise</text:span><text:span text:style-name="T59_118"><text:s/></text:span><text:span text:style-name="T59_119">the</text:span><text:span text:style-name="T59_120"><text:s/></text:span><text:span text:style-name="T59_121">technical</text:span><text:span text:style-name="T59_122"><text:s/></text:span><text:span text:style-name="T59_123">implementation</text:span><text:span text:style-name="T59_124"><text:s/></text:span><text:span text:style-name="T59_125">details</text:span><text:span text:style-name="T59_126"><text:s/></text:span><text:span text:style-name="T59_127">are</text:span><text:span text:style-name="T59_128"><text:s/></text:span><text:span text:style-name="T59_129">a</text:span><text:span text:style-name="T59_130"><text:s/></text:span><text:span text:style-name="T59_131">side</text:span><text:span text:style-name="T59_132"><text:s/></text:span><text:span text:style-name="T59_133">issue</text:span><text:span text:style-name="T59_134"><text:s/></text:span><text:span text:style-name="T59_135">from</text:span><text:span text:style-name="T59_136"><text:s/></text:span><text:span text:style-name="T59_137">customers</text:span><text:span text:style-name="T59_138">’<text:s/></text:span><text:span text:style-name="T59_139">point</text:span><text:span text:style-name="T59_140"><text:s/></text:span><text:span text:style-name="T59_141">of</text:span><text:span text:style-name="T59_142"><text:s/></text:span><text:span text:style-name="T59_143">view</text:span><text:span text:style-name="T59_144">.<text:s/></text:span><text:span text:style-name="T59_145">In</text:span><text:span text:style-name="T59_146"><text:s/></text:span><text:span text:style-name="T59_147">the</text:span><text:span text:style-name="T59_148"><text:s/></text:span><text:span text:style-name="T59_149">longer</text:span><text:span text:style-name="T59_150"><text:s/></text:span><text:span text:style-name="T59_151">term</text:span><text:span text:style-name="T59_152"><text:s/></text:span><text:span text:style-name="T59_153">we</text:span><text:span text:style-name="T59_154"><text:s/></text:span><text:span text:style-name="T59_155">are</text:span><text:span text:style-name="T59_156"><text:s/></text:span><text:span text:style-name="T59_157">investigating</text:span><text:span text:style-name="T59_158"><text:s/></text:span><text:span text:style-name="T59_159">opportunities</text:span><text:span text:style-name="T59_160"><text:s/></text:span><text:span text:style-name="T59_161">to</text:span><text:span text:style-name="T59_162"><text:s/></text:span><text:span text:style-name="T59_163">build</text:span><text:span text:style-name="T59_164"><text:s/></text:span><text:span text:style-name="T59_165">completely</text:span><text:span text:style-name="T59_166"><text:s/></text:span><text:span text:style-name="T59_167">transparent</text:span><text:span text:style-name="T59_168"><text:s/></text:span><text:span text:style-name="T59_169">analysis</text:span><text:span text:style-name="T59_170"><text:s/></text:span><text:span text:style-name="T59_171">pipelines</text:span><text:span text:style-name="T59_172"><text:s/></text:span><text:span text:style-name="T59_173">and</text:span><text:span text:style-name="T59_174"><text:s/></text:span><text:span text:style-name="T59_175">tools</text:span><text:span text:style-name="T59_176"><text:s/>-<text:s/></text:span><text:span text:style-name="T59_177">including</text:span><text:span text:style-name="T59_178"><text:s/></text:span><text:span text:style-name="T59_179">data</text:span><text:span text:style-name="T59_180"><text:s/></text:span><text:span text:style-name="T59_181">and</text:span><text:span text:style-name="T59_182"><text:s/></text:span><text:span text:style-name="T59_183">analysis</text:span><text:span text:style-name="T59_184"><text:s/></text:span><text:span text:style-name="T59_185">code</text:span><text:span text:style-name="T59_186"><text:s/>-<text:s/></text:span><text:span text:style-name="T59_187">in</text:span><text:span text:style-name="T59_188"><text:s/></text:span><text:span text:style-name="T59_189">cloud</text:span><text:span text:style-name="T59_190"><text:s/></text:span><text:span text:style-name="T59_191">servers</text:span><text:span text:style-name="T59_192">.<text:s/></text:span><text:span text:style-name="T59_193">This</text:span><text:span text:style-name="T59_194"><text:s/></text:span><text:span text:style-name="T59_195">would</text:span><text:span text:style-name="T59_196"><text:s/></text:span><text:span text:style-name="T59_197">bring</text:span><text:span text:style-name="T59_198"><text:s/></text:span><text:span text:style-name="T59_199">the</text:span><text:span text:style-name="T59_200"><text:s/></text:span><text:span text:style-name="T59_201">service</text:span><text:span text:style-name="T59_202"><text:s/></text:span><text:span text:style-name="T59_203">at</text:span><text:span text:style-name="T59_204"><text:s/></text:span><text:span text:style-name="T59_205">a</text:span><text:span text:style-name="T59_206"><text:s/></text:span><text:span text:style-name="T59_207">new</text:span><text:span text:style-name="T59_208"><text:s/></text:span><text:span text:style-name="T59_209">level</text:span><text:span text:style-name="T59_210"><text:s/></text:span><text:span text:style-name="T59_211">but</text:span><text:span text:style-name="T59_212"><text:s/></text:span><text:span text:style-name="T59_213">will</text:span><text:span text:style-name="T59_214"><text:s/></text:span><text:span text:style-name="T59_215">remarkably</text:span><text:span text:style-name="T59_216"><text:s/></text:span><text:span text:style-name="T59_217">benefit</text:span><text:span text:style-name="T59_218"><text:s/></text:span><text:span text:style-name="T59_219">from</text:span><text:span text:style-name="T59_220"><text:s/></text:span><text:span text:style-name="T59_221">practical</text:span><text:span text:style-name="T59_222"><text:s/></text:span><text:span text:style-name="T59_223">experiences</text:span><text:span text:style-name="T59_224"><text:s/></text:span><text:span text:style-name="T59_225">gathered</text:span><text:span text:style-name="T59_226"><text:s/></text:span><text:span text:style-name="T59_227">through</text:span><text:span text:style-name="T59_228"><text:s/></text:span><text:span text:style-name="T59_229">a</text:span><text:span text:style-name="T59_230"><text:s/></text:span><text:span text:style-name="T59_231">simpler</text:span><text:span text:style-name="T59_232"><text:s/></text:span><text:span text:style-name="T59_233">modular</text:span><text:span text:style-name="T59_234"><text:s/></text:span><text:span text:style-name="T59_235">approach</text:span><text:span text:style-name="T59_236"><text:s/></text:span><text:span text:style-name="T59_237">where</text:span><text:span text:style-name="T59_238"><text:s/></text:span><text:span text:style-name="T59_239">the</text:span><text:span text:style-name="T59_240"><text:s/></text:span><text:span text:style-name="T59_241">data</text:span><text:span text:style-name="T59_242"><text:s/></text:span><text:span text:style-name="T59_243">and</text:span><text:span text:style-name="T59_244"><text:s/></text:span><text:span text:style-name="T59_245">analysis</text:span><text:span text:style-name="T59_246"><text:s/></text:span><text:span text:style-name="T59_247">code</text:span><text:span text:style-name="T59_248"><text:s/></text:span><text:span text:style-name="T59_249">form</text:span><text:span text:style-name="T59_250"><text:s/></text:span><text:span text:style-name="T59_251">separate</text:span><text:span text:style-name="T59_252"><text:s/></text:span><text:span text:style-name="T59_253">entities</text:span><text:span text:style-name="T59_254"><text:s/></text:span><text:span text:style-name="T59_255">that</text:span><text:span text:style-name="T59_256"><text:s/></text:span><text:span text:style-name="T59_257">support</text:span><text:span text:style-name="T59_258"><text:s/></text:span><text:span text:style-name="T59_259">expert</text:span><text:span text:style-name="T59_260"><text:s/></text:span><text:span text:style-name="T59_261">analyses</text:span><text:span text:style-name="T59_262">.<text:s/>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<text:span text:style-name="T83_1">Protomedia</text:span><text:span text:style-name="T83_2"><text:s/></text:span><text:span text:style-name="T83_3">Uutisraivaaja</text:span><text:span text:style-name="T83_4">-</text:span><text:span text:style-name="T83_5">kisaan</text:span></text:p>
      <text:p text:style-name="P84"><text:span text:style-name="T84_1">Uutisraivaajaskaba</text:span><text:span text:style-name="T84_2"><text:s/></text:span><text:span text:style-name="T84_3"><text:a xlink:type="simple" xlink:href="http://uutisraivaaja.fi/index.html"><text:span text:style-name="T84_4">http</text:span></text:a></text:span><text:span text:style-name="T84_5"><text:a xlink:type="simple" xlink:href="http://uutisraivaaja.fi/index.html"><text:span text:style-name="T84_6">://</text:span></text:a></text:span><text:span text:style-name="T84_7"><text:a xlink:type="simple" xlink:href="http://uutisraivaaja.fi/index.html"><text:span text:style-name="T84_8">uutisraivaaja</text:span></text:a></text:span><text:span text:style-name="T84_9"><text:a xlink:type="simple" xlink:href="http://uutisraivaaja.fi/index.html"><text:span text:style-name="T84_10">.</text:span></text:a></text:span><text:span text:style-name="T84_11"><text:a xlink:type="simple" xlink:href="http://uutisraivaaja.fi/index.html"><text:span text:style-name="T84_12">fi</text:span></text:a></text:span><text:span text:style-name="T84_13"><text:a xlink:type="simple" xlink:href="http://uutisraivaaja.fi/index.html"><text:span text:style-name="T84_14">/</text:span></text:a></text:span><text:span text:style-name="T84_15"><text:a xlink:type="simple" xlink:href="http://uutisraivaaja.fi/index.html"><text:span text:style-name="T84_16">index</text:span></text:a></text:span><text:span text:style-name="T84_17"><text:a xlink:type="simple" xlink:href="http://uutisraivaaja.fi/index.html"><text:span text:style-name="T84_18">.</text:span></text:a></text:span><text:span text:style-name="T84_19"><text:a xlink:type="simple" xlink:href="http://uutisraivaaja.fi/index.html"><text:span text:style-name="T84_20">html</text:span></text:a></text:span></text:p>
      <text:p text:style-name="P85"/>
      <text:p text:style-name="P86"><text:span text:style-name="T86_1"><text:a xlink:type="simple" xlink:href="#h.b2smlvejni6"><text:span text:style-name="T86_2">Kilpailun</text:span></text:a></text:span><text:span text:style-name="T86_3"><text:a xlink:type="simple" xlink:href="#h.b2smlvejni6"><text:span text:style-name="T86_4"><text:s/></text:span></text:a></text:span><text:span text:style-name="T86_5"><text:a xlink:type="simple" xlink:href="#h.b2smlvejni6"><text:span text:style-name="T86_6">kriteerit</text:span></text:a></text:span></text:p>
      <text:p text:style-name="P87"><text:span text:style-name="T87_1"><text:a xlink:type="simple" xlink:href="#h.3tkj24bp95h1"><text:span text:style-name="T87_2">Hakijan</text:span></text:a></text:span><text:span text:style-name="T87_3"><text:a xlink:type="simple" xlink:href="#h.3tkj24bp95h1"><text:span text:style-name="T87_4"><text:s/></text:span></text:a></text:span><text:span text:style-name="T87_5"><text:a xlink:type="simple" xlink:href="#h.3tkj24bp95h1"><text:span text:style-name="T87_6">tiedot</text:span></text:a></text:span></text:p>
      <text:p text:style-name="P88"><text:span text:style-name="T88_1"><text:a xlink:type="simple" xlink:href="#h.aapojgr71e9n"><text:span text:style-name="T88_2">Projektin</text:span></text:a></text:span><text:span text:style-name="T88_3"><text:a xlink:type="simple" xlink:href="#h.aapojgr71e9n"><text:span text:style-name="T88_4"><text:s/></text:span></text:a></text:span><text:span text:style-name="T88_5"><text:a xlink:type="simple" xlink:href="#h.aapojgr71e9n"><text:span text:style-name="T88_6">kuvaus</text:span></text:a></text:span></text:p>
      <text:p text:style-name="P89"><text:span text:style-name="T89_1"><text:a xlink:type="simple" xlink:href="#h.iw99grrkhk0q"><text:span text:style-name="T89_2">Visualisointi</text:span></text:a></text:span></text:p>
      <text:p text:style-name="P90"><text:span text:style-name="T90_1"><text:a xlink:type="simple" xlink:href="#h.f74a1or7nexy"><text:span text:style-name="T90_2">Kohderyhmä</text:span></text:a></text:span></text:p>
      <text:p text:style-name="P91"><text:span text:style-name="T91_1"><text:a xlink:type="simple" xlink:href="#h.d1dn35xowha7"><text:span text:style-name="T91_2">Muut</text:span></text:a></text:span><text:span text:style-name="T91_3"><text:a xlink:type="simple" xlink:href="#h.d1dn35xowha7"><text:span text:style-name="T91_4"><text:s/></text:span></text:a></text:span><text:span text:style-name="T91_5"><text:a xlink:type="simple" xlink:href="#h.d1dn35xowha7"><text:span text:style-name="T91_6">palvelut</text:span></text:a></text:span></text:p>
      <text:p text:style-name="P92"><text:span text:style-name="T92_1"><text:a xlink:type="simple" xlink:href="#h.q6cznl46w2ii"><text:span text:style-name="T92_2">Minkä</text:span></text:a></text:span><text:span text:style-name="T92_3"><text:a xlink:type="simple" xlink:href="#h.q6cznl46w2ii"><text:span text:style-name="T92_4"><text:s/></text:span></text:a></text:span><text:span text:style-name="T92_5"><text:a xlink:type="simple" xlink:href="#h.q6cznl46w2ii"><text:span text:style-name="T92_6">osan</text:span></text:a></text:span><text:span text:style-name="T92_7"><text:a xlink:type="simple" xlink:href="#h.q6cznl46w2ii"><text:span text:style-name="T92_8"><text:s/></text:span></text:a></text:span><text:span text:style-name="T92_9"><text:a xlink:type="simple" xlink:href="#h.q6cznl46w2ii"><text:span text:style-name="T92_10">projektistasi</text:span></text:a></text:span><text:span text:style-name="T92_11"><text:a xlink:type="simple" xlink:href="#h.q6cznl46w2ii"><text:span text:style-name="T92_12"><text:s/></text:span></text:a></text:span><text:span text:style-name="T92_13"><text:a xlink:type="simple" xlink:href="#h.q6cznl46w2ii"><text:span text:style-name="T92_14">olet</text:span></text:a></text:span><text:span text:style-name="T92_15"><text:a xlink:type="simple" xlink:href="#h.q6cznl46w2ii"><text:span text:style-name="T92_16"><text:s/></text:span></text:a></text:span><text:span text:style-name="T92_17"><text:a xlink:type="simple" xlink:href="#h.q6cznl46w2ii"><text:span text:style-name="T92_18">rakentanut</text:span></text:a></text:span><text:span text:style-name="T92_19"><text:a xlink:type="simple" xlink:href="#h.q6cznl46w2ii"><text:span text:style-name="T92_20">,<text:s/></text:span></text:a></text:span><text:span text:style-name="T92_21"><text:a xlink:type="simple" xlink:href="#h.q6cznl46w2ii"><text:span text:style-name="T92_22">jos</text:span></text:a></text:span><text:span text:style-name="T92_23"><text:a xlink:type="simple" xlink:href="#h.q6cznl46w2ii"><text:span text:style-name="T92_24"><text:s/></text:span></text:a></text:span><text:span text:style-name="T92_25"><text:a xlink:type="simple" xlink:href="#h.q6cznl46w2ii"><text:span text:style-name="T92_26">olet</text:span></text:a></text:span><text:span text:style-name="T92_27"><text:a xlink:type="simple" xlink:href="#h.q6cznl46w2ii"><text:span text:style-name="T92_28"><text:s/></text:span></text:a></text:span><text:span text:style-name="T92_29"><text:a xlink:type="simple" xlink:href="#h.q6cznl46w2ii"><text:span text:style-name="T92_30">jo</text:span></text:a></text:span><text:span text:style-name="T92_31"><text:a xlink:type="simple" xlink:href="#h.q6cznl46w2ii"><text:span text:style-name="T92_32"><text:s/></text:span></text:a></text:span><text:span text:style-name="T92_33"><text:a xlink:type="simple" xlink:href="#h.q6cznl46w2ii"><text:span text:style-name="T92_34">rakentanut</text:span></text:a></text:span><text:span text:style-name="T92_35"><text:a xlink:type="simple" xlink:href="#h.q6cznl46w2ii"><text:span text:style-name="T92_36"><text:s/></text:span></text:a></text:span><text:span text:style-name="T92_37"><text:a xlink:type="simple" xlink:href="#h.q6cznl46w2ii"><text:span text:style-name="T92_38">jotakin</text:span></text:a></text:span><text:span text:style-name="T92_39"><text:a xlink:type="simple" xlink:href="#h.q6cznl46w2ii"><text:span text:style-name="T92_40">?</text:span></text:a></text:span></text:p>
      <text:p text:style-name="P93"><text:span text:style-name="T93_1"><text:a xlink:type="simple" xlink:href="#h.anfjn3g1w7kw"><text:span text:style-name="T93_2">Innovatiivisuus</text:span></text:a></text:span></text:p>
      <text:p text:style-name="P94"><text:span text:style-name="T94_1"><text:a xlink:type="simple" xlink:href="#h.hicbvfqprd5i"><text:span text:style-name="T94_2">Kilpailijat</text:span></text:a></text:span></text:p>
      <text:p text:style-name="P95"><text:span text:style-name="T95_1"><text:a xlink:type="simple" xlink:href="#h.i3oz1u5ynnxw"><text:span text:style-name="T95_2">Suomalainen</text:span></text:a></text:span><text:span text:style-name="T95_3"><text:a xlink:type="simple" xlink:href="#h.i3oz1u5ynnxw"><text:span text:style-name="T95_4"><text:s/></text:span></text:a></text:span><text:span text:style-name="T95_5"><text:a xlink:type="simple" xlink:href="#h.i3oz1u5ynnxw"><text:span text:style-name="T95_6">journalismi</text:span></text:a></text:span></text:p>
      <text:p text:style-name="P96"><text:span text:style-name="T96_1"><text:a xlink:type="simple" xlink:href="#h.fbls4tmelouq"><text:span text:style-name="T96_2">Yhteistyö</text:span></text:a></text:span></text:p>
      <text:p text:style-name="P97"><text:span text:style-name="T97_1"><text:a xlink:type="simple" xlink:href="#h.esuggujon38g"><text:span text:style-name="T97_2">Visio</text:span></text:a></text:span></text:p>
      <text:p text:style-name="P98"><text:span text:style-name="T98_1"><text:a xlink:type="simple" xlink:href="#h.xz8bv58kapq9"><text:span text:style-name="T98_2">Valitse</text:span></text:a></text:span><text:span text:style-name="T98_3"><text:a xlink:type="simple" xlink:href="#h.xz8bv58kapq9"><text:span text:style-name="T98_4"><text:s/></text:span></text:a></text:span><text:span text:style-name="T98_5"><text:a xlink:type="simple" xlink:href="#h.xz8bv58kapq9"><text:span text:style-name="T98_6">projektillesi</text:span></text:a></text:span><text:span text:style-name="T98_7"><text:a xlink:type="simple" xlink:href="#h.xz8bv58kapq9"><text:span text:style-name="T98_8"><text:s/></text:span></text:a></text:span><text:span text:style-name="T98_9"><text:a xlink:type="simple" xlink:href="#h.xz8bv58kapq9"><text:span text:style-name="T98_10">sopivin</text:span></text:a></text:span><text:span text:style-name="T98_11"><text:a xlink:type="simple" xlink:href="#h.xz8bv58kapq9"><text:span text:style-name="T98_12"><text:s/></text:span></text:a></text:span><text:span text:style-name="T98_13"><text:a xlink:type="simple" xlink:href="#h.xz8bv58kapq9"><text:span text:style-name="T98_14">kanava</text:span></text:a></text:span><text:span text:style-name="T98_15"><text:a xlink:type="simple" xlink:href="#h.xz8bv58kapq9"><text:span text:style-name="T98_16"><text:s/></text:span></text:a></text:span><text:span text:style-name="T98_17"><text:a xlink:type="simple" xlink:href="#h.xz8bv58kapq9"><text:span text:style-name="T98_18">ja</text:span></text:a></text:span><text:span text:style-name="T98_19"><text:a xlink:type="simple" xlink:href="#h.xz8bv58kapq9"><text:span text:style-name="T98_20"><text:s/></text:span></text:a></text:span><text:span text:style-name="T98_21"><text:a xlink:type="simple" xlink:href="#h.xz8bv58kapq9"><text:span text:style-name="T98_22">kategoria</text:span></text:a></text:span></text:p>
      <text:p text:style-name="P99"><text:span text:style-name="T99_1"><text:a xlink:type="simple" xlink:href="#h.yn1aw0dd8jml"><text:span text:style-name="T99_2">Aikataulu</text:span></text:a></text:span><text:span text:style-name="T99_3"><text:a xlink:type="simple" xlink:href="#h.yn1aw0dd8jml"><text:span text:style-name="T99_4">,<text:s/></text:span></text:a></text:span><text:span text:style-name="T99_5"><text:a xlink:type="simple" xlink:href="#h.yn1aw0dd8jml"><text:span text:style-name="T99_6">budjetti</text:span></text:a></text:span><text:span text:style-name="T99_7"><text:a xlink:type="simple" xlink:href="#h.yn1aw0dd8jml"><text:span text:style-name="T99_8"><text:s/></text:span></text:a></text:span><text:span text:style-name="T99_9"><text:a xlink:type="simple" xlink:href="#h.yn1aw0dd8jml"><text:span text:style-name="T99_10">ja</text:span></text:a></text:span><text:span text:style-name="T99_11"><text:a xlink:type="simple" xlink:href="#h.yn1aw0dd8jml"><text:span text:style-name="T99_12"><text:s/></text:span></text:a></text:span><text:span text:style-name="T99_13"><text:a xlink:type="simple" xlink:href="#h.yn1aw0dd8jml"><text:span text:style-name="T99_14">ansaintamalli</text:span></text:a></text:span></text:p>
      <text:p text:style-name="P100"><text:span text:style-name="T100_1"><text:a xlink:type="simple" xlink:href="#h.5jhgmxdwq5rs"><text:span text:style-name="T100_2">Rahoitussuunnitelma</text:span></text:a></text:span><text:span text:style-name="T100_3"><text:a xlink:type="simple" xlink:href="#h.5jhgmxdwq5rs"><text:span text:style-name="T100_4"><text:s/></text:span></text:a></text:span><text:span text:style-name="T100_5"><text:a xlink:type="simple" xlink:href="#h.5jhgmxdwq5rs"><text:span text:style-name="T100_6">Uutisraivaaja</text:span></text:a></text:span><text:span text:style-name="T100_7"><text:a xlink:type="simple" xlink:href="#h.5jhgmxdwq5rs"><text:span text:style-name="T100_8">-</text:span></text:a></text:span><text:span text:style-name="T100_9"><text:a xlink:type="simple" xlink:href="#h.5jhgmxdwq5rs"><text:span text:style-name="T100_10">kauden</text:span></text:a></text:span><text:span text:style-name="T100_11"><text:a xlink:type="simple" xlink:href="#h.5jhgmxdwq5rs"><text:span text:style-name="T100_12"><text:s/></text:span></text:a></text:span><text:span text:style-name="T100_13"><text:a xlink:type="simple" xlink:href="#h.5jhgmxdwq5rs"><text:span text:style-name="T100_14">jälkeen</text:span></text:a></text:span></text:p>
      <text:p text:style-name="P101"><text:span text:style-name="T101_1"><text:a xlink:type="simple" xlink:href="#h.5aezdi4djt2e"><text:span text:style-name="T101_2">Englanninkielinen</text:span></text:a></text:span><text:span text:style-name="T101_3"><text:a xlink:type="simple" xlink:href="#h.5aezdi4djt2e"><text:span text:style-name="T101_4"><text:s/></text:span></text:a></text:span><text:span text:style-name="T101_5"><text:a xlink:type="simple" xlink:href="#h.5aezdi4djt2e"><text:span text:style-name="T101_6">tiivistelmä</text:span></text:a></text:span></text:p>
      <text:h text:style-name="P102" text:outline-level="10"><text:bookmark-start text:name="h.qsj9vanxhhn2"/><text:bookmark-end text:name="h.qsj9vanxhhn2"/></text:h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h text:style-name="P122" text:outline-level="10"><text:bookmark-start text:name="h.3tkj24bp95h1"/><text:bookmark-end text:name="h.3tkj24bp95h1"/><text:span text:style-name="T122_1">Information</text:span><text:span text:style-name="T122_2"><text:s/></text:span><text:span text:style-name="T122_3">of</text:span><text:span text:style-name="T122_4"><text:s/></text:span><text:span text:style-name="T122_5">the</text:span><text:span text:style-name="T122_6"><text:s/></text:span><text:span text:style-name="T122_7">applicant</text:span></text:h>
      <text:p text:style-name="P123"/>
      <text:p text:style-name="P124"><text:span text:style-name="T124_1">Project</text:span><text:span text:style-name="T124_2"><text:s/></text:span><text:span text:style-name="T124_3">name</text:span><text:span text:style-name="T124_4">:</text:span><text:span text:style-name="T124_5"><text:s/></text:span><text:span text:style-name="T124_6">Protomedia</text:span></text:p>
      <text:p text:style-name="P125"><text:span text:style-name="T125_1">Applicant</text:span><text:span text:style-name="T125_2">:</text:span><text:span text:style-name="T125_3"><text:s/></text:span><text:span text:style-name="T125_4">Open</text:span><text:span text:style-name="T125_5"><text:s/></text:span><text:span text:style-name="T125_6">Knowledge</text:span><text:span text:style-name="T125_7"><text:s/></text:span><text:span text:style-name="T125_8">Finland</text:span><text:span text:style-name="T125_9"><text:s/></text:span><text:span text:style-name="T125_10">ry</text:span><text:span text:style-name="T125_11">.<text:s/>(</text:span><text:span text:style-name="T125_12">Y</text:span><text:span text:style-name="T125_13">-</text:span><text:span text:style-name="T125_14">tunnus</text:span><text:span text:style-name="T125_15">:<text:s/>2520401-8)</text:span></text:p>
      <text:p text:style-name="P126"><text:span text:style-name="T126_1">Address</text:span><text:span text:style-name="T126_2">:<text:s/></text:span><text:span text:style-name="T126_3">Annankatu</text:span><text:span text:style-name="T126_4"><text:s/>9<text:s/></text:span><text:span text:style-name="T126_5">A</text:span><text:span text:style-name="T126_6"><text:s/>11,<text:s/>00120<text:s/></text:span><text:span text:style-name="T126_7">HELSINKI</text:span></text:p>
      <text:p text:style-name="P127"><text:span text:style-name="T127_1">Tel</text:span><text:span text:style-name="T127_2">:</text:span><text:span text:style-name="T127_3"><text:s/>+358<text:s/>40<text:s/>5655<text:s/>872<text:s/>(</text:span><text:span text:style-name="T127_4">Leo</text:span><text:span text:style-name="T127_5"><text:s/></text:span><text:span text:style-name="T127_6">Lahti</text:span><text:span text:style-name="T127_7">);<text:s/>+358<text:s/>44<text:s/>337<text:s/>5439<text:s/>(</text:span><text:span text:style-name="T127_8">Antti</text:span><text:span text:style-name="T127_9"><text:s/></text:span><text:span text:style-name="T127_10">Poikola</text:span><text:span text:style-name="T127_11">)</text:span></text:p>
      <text:p text:style-name="P128"><text:span text:style-name="T128_1">Email</text:span><text:span text:style-name="T128_2">:</text:span><text:span text:style-name="T128_3"><text:s/></text:span><text:span text:style-name="T128_4">leo</text:span><text:span text:style-name="T128_5">.</text:span><text:span text:style-name="T128_6">lahti</text:span><text:span text:style-name="T128_7">@</text:span><text:span text:style-name="T128_8">iki</text:span><text:span text:style-name="T128_9">.</text:span><text:span text:style-name="T128_10">fi</text:span><text:span text:style-name="T128_11"><text:s/>(</text:span><text:span text:style-name="T128_12">Leo</text:span><text:span text:style-name="T128_13"><text:s/></text:span><text:span text:style-name="T128_14">Lahti</text:span><text:span text:style-name="T128_15">);<text:s/></text:span><text:span text:style-name="T128_16">antti</text:span><text:span text:style-name="T128_17">.</text:span><text:span text:style-name="T128_18">poikola</text:span><text:span text:style-name="T128_19">@</text:span><text:span text:style-name="T128_20">gmail</text:span><text:span text:style-name="T128_21">.</text:span><text:span text:style-name="T128_22">com</text:span><text:span text:style-name="T128_23"><text:s/>(</text:span><text:span text:style-name="T128_24">Antti</text:span><text:span text:style-name="T128_25"><text:s/></text:span><text:span text:style-name="T128_26">Poikola</text:span><text:span text:style-name="T128_27">)</text:span></text:p>
      <text:p text:style-name="P129"/>
      <text:p text:style-name="P130"><text:span text:style-name="T130_1">T</text:span><text:span text:style-name="T130_2">eam</text:span><text:span text:style-name="T130_3">:<text:s/></text:span><text:span text:style-name="T130_4">members</text:span><text:span text:style-name="T130_5">,<text:s/></text:span><text:span text:style-name="T130_6">ages</text:span><text:span text:style-name="T130_7">,<text:s/></text:span><text:span text:style-name="T130_8">titles</text:span><text:span text:style-name="T130_9"><text:s/></text:span><text:span text:style-name="T130_10">and</text:span><text:span text:style-name="T130_11"><text:s/></text:span><text:span text:style-name="T130_12">employers</text:span><text:span text:style-name="T130_13">.<text:s/></text:span><text:span text:style-name="T130_14">List</text:span><text:span text:style-name="T130_15"><text:s/></text:span><text:span text:style-name="T130_16">the</text:span><text:span text:style-name="T130_17"><text:s/></text:span><text:span text:style-name="T130_18">strengths</text:span><text:span text:style-name="T130_19"><text:s/></text:span><text:span text:style-name="T130_20">and</text:span><text:span text:style-name="T130_21"><text:s/></text:span><text:span text:style-name="T130_22">weaknesses</text:span><text:span text:style-name="T130_23">.<text:s/></text:span></text:p>
      <text:p text:style-name="P131"/>
      <text:list text:style-name="LS4" xml:id="list6">
        <text:list-item>
          <text:p text:style-name="P132"><text:span text:style-name="T132_1">Antti</text:span><text:span text:style-name="T132_2"><text:s/></text:span><text:span text:style-name="T132_3">Poikola</text:span><text:span text:style-name="T132_4">,<text:s/>33,<text:s/></text:span><text:span text:style-name="T132_5">M</text:span><text:span text:style-name="T132_6">.</text:span><text:span text:style-name="T132_7">Sc</text:span><text:span text:style-name="T132_8">.(</text:span><text:span text:style-name="T132_9">Tech</text:span><text:span text:style-name="T132_10">.),<text:s/></text:span><text:span text:style-name="T132_11">open</text:span><text:span text:style-name="T132_12"><text:s/></text:span><text:span text:style-name="T132_13">data</text:span><text:span text:style-name="T132_14"><text:s/></text:span><text:span text:style-name="T132_15">expert</text:span><text:span text:style-name="T132_16"><text:s/></text:span><text:span text:style-name="T132_17">and</text:span><text:span text:style-name="T132_18"><text:s/></text:span><text:span text:style-name="T132_19">data</text:span><text:span text:style-name="T132_20"><text:s/></text:span><text:span text:style-name="T132_21">journalism</text:span><text:span text:style-name="T132_22"><text:s/></text:span><text:span text:style-name="T132_23">lecturer</text:span><text:span text:style-name="T132_24">.<text:s/></text:span><text:span text:style-name="T132_25">Otavan</text:span><text:span text:style-name="T132_26"><text:s/></text:span><text:span text:style-name="T132_27">opisto</text:span><text:span text:style-name="T132_28"><text:s/></text:span><text:span text:style-name="T132_29">and</text:span><text:span text:style-name="T132_30"><text:s/></text:span><text:span text:style-name="T132_31">Hila</text:span><text:span text:style-name="T132_32"><text:s/></text:span><text:span text:style-name="T132_33">Open</text:span><text:span text:style-name="T132_34"><text:s/></text:span><text:span text:style-name="T132_35">Oy</text:span><text:span text:style-name="T132_36">,<text:s/></text:span><text:span text:style-name="T132_37">Open</text:span><text:span text:style-name="T132_38"><text:s/></text:span><text:span text:style-name="T132_39">Knowledge</text:span><text:span text:style-name="T132_40"><text:s/></text:span><text:span text:style-name="T132_41">Finland</text:span><text:span text:style-name="T132_42"><text:s/></text:span><text:span text:style-name="T132_43">ry</text:span><text:span text:style-name="T132_44">.<text:s/></text:span><text:span text:style-name="T132_45">founding</text:span><text:span text:style-name="T132_46"><text:s/></text:span><text:span text:style-name="T132_47">member</text:span><text:span text:style-name="T132_48"><text:s/>(</text:span><text:span text:style-name="T132_49"><text:a xlink:type="simple" xlink:href="http://about.me/apoikola%29"><text:span text:style-name="T132_50">http</text:span></text:a></text:span><text:span text:style-name="T132_51"><text:a xlink:type="simple" xlink:href="http://about.me/apoikola%29"><text:span text:style-name="T132_52">://</text:span></text:a></text:span><text:span text:style-name="T132_53"><text:a xlink:type="simple" xlink:href="http://about.me/apoikola%29"><text:span text:style-name="T132_54">about</text:span></text:a></text:span><text:span text:style-name="T132_55"><text:a xlink:type="simple" xlink:href="http://about.me/apoikola%29"><text:span text:style-name="T132_56">.</text:span></text:a></text:span><text:span text:style-name="T132_57"><text:a xlink:type="simple" xlink:href="http://about.me/apoikola%29"><text:span text:style-name="T132_58">me</text:span></text:a></text:span><text:span text:style-name="T132_59"><text:a xlink:type="simple" xlink:href="http://about.me/apoikola%29"><text:span text:style-name="T132_60">/</text:span></text:a></text:span><text:span text:style-name="T132_61"><text:a xlink:type="simple" xlink:href="http://about.me/apoikola%29"><text:span text:style-name="T132_62">apoikola</text:span></text:a></text:span><text:span text:style-name="T132_63">)</text:span></text:p>
        </text:list-item>
        <text:list-item>
          <text:p text:style-name="P133"><text:span text:style-name="T133_1">Leo</text:span><text:span text:style-name="T133_2"><text:s/></text:span><text:span text:style-name="T133_3">Lahti</text:span><text:span text:style-name="T133_4">,<text:s/>33,<text:s/></text:span><text:span text:style-name="T133_5">D</text:span><text:span text:style-name="T133_6">.</text:span><text:span text:style-name="T133_7">Sc</text:span><text:span text:style-name="T133_8">.(</text:span><text:span text:style-name="T133_9">Tech</text:span><text:span text:style-name="T133_10">.),<text:s/></text:span><text:span text:style-name="T133_11">Academy</text:span><text:span text:style-name="T133_12"><text:s/></text:span><text:span text:style-name="T133_13">of</text:span><text:span text:style-name="T133_14"><text:s/></text:span><text:span text:style-name="T133_15">Finland</text:span><text:span text:style-name="T133_16"><text:s/></text:span><text:span text:style-name="T133_17">postdoctoral</text:span><text:span text:style-name="T133_18"><text:s/></text:span><text:span text:style-name="T133_19">research</text:span><text:span text:style-name="T133_20"><text:s/></text:span><text:span text:style-name="T133_21">fellow</text:span><text:span text:style-name="T133_22"><text:s/></text:span><text:span text:style-name="T133_23">and</text:span><text:span text:style-name="T133_24"><text:s/></text:span><text:span text:style-name="T133_25">open</text:span><text:span text:style-name="T133_26"><text:s/></text:span><text:span text:style-name="T133_27">data</text:span><text:span text:style-name="T133_28"><text:s/></text:span><text:span text:style-name="T133_29">advocate</text:span><text:span text:style-name="T133_30">;<text:s/></text:span><text:span text:style-name="T133_31">applied</text:span><text:span text:style-name="T133_32"><text:s/></text:span><text:span text:style-name="T133_33">data</text:span><text:span text:style-name="T133_34"><text:s/></text:span><text:span text:style-name="T133_35">analysis</text:span><text:span text:style-name="T133_36">;<text:s/></text:span><text:span text:style-name="T133_37">University</text:span><text:span text:style-name="T133_38"><text:s/></text:span><text:span text:style-name="T133_39">of</text:span><text:span text:style-name="T133_40"><text:s/></text:span><text:span text:style-name="T133_41">Helsinki</text:span><text:span text:style-name="T133_42">,<text:s/></text:span><text:span text:style-name="T133_43">Finland</text:span><text:span text:style-name="T133_44">;<text:s/></text:span><text:span text:style-name="T133_45">Wageningen</text:span><text:span text:style-name="T133_46"><text:s/></text:span><text:span text:style-name="T133_47">University</text:span><text:span text:style-name="T133_48">,<text:s/></text:span><text:span text:style-name="T133_49">Netherlands</text:span><text:span text:style-name="T133_50"><text:s/>(</text:span><text:span text:style-name="T133_51"><text:a xlink:type="simple" xlink:href="http://www.iki.fi/Leo.Lahti"><text:span text:style-name="T133_52">http</text:span></text:a></text:span><text:span text:style-name="T133_53"><text:a xlink:type="simple" xlink:href="http://www.iki.fi/Leo.Lahti"><text:span text:style-name="T133_54">://</text:span></text:a></text:span><text:span text:style-name="T133_55"><text:a xlink:type="simple" xlink:href="http://www.iki.fi/Leo.Lahti"><text:span text:style-name="T133_56">www</text:span></text:a></text:span><text:span text:style-name="T133_57"><text:a xlink:type="simple" xlink:href="http://www.iki.fi/Leo.Lahti"><text:span text:style-name="T133_58">.</text:span></text:a></text:span><text:span text:style-name="T133_59"><text:a xlink:type="simple" xlink:href="http://www.iki.fi/Leo.Lahti"><text:span text:style-name="T133_60">iki</text:span></text:a></text:span><text:span text:style-name="T133_61"><text:a xlink:type="simple" xlink:href="http://www.iki.fi/Leo.Lahti"><text:span text:style-name="T133_62">.</text:span></text:a></text:span><text:span text:style-name="T133_63"><text:a xlink:type="simple" xlink:href="http://www.iki.fi/Leo.Lahti"><text:span text:style-name="T133_64">fi</text:span></text:a></text:span><text:span text:style-name="T133_65"><text:a xlink:type="simple" xlink:href="http://www.iki.fi/Leo.Lahti"><text:span text:style-name="T133_66">/</text:span></text:a></text:span><text:span text:style-name="T133_67"><text:a xlink:type="simple" xlink:href="http://www.iki.fi/Leo.Lahti"><text:span text:style-name="T133_68">Leo</text:span></text:a></text:span><text:span text:style-name="T133_69"><text:a xlink:type="simple" xlink:href="http://www.iki.fi/Leo.Lahti"><text:span text:style-name="T133_70">.</text:span></text:a></text:span><text:span text:style-name="T133_71"><text:a xlink:type="simple" xlink:href="http://www.iki.fi/Leo.Lahti"><text:span text:style-name="T133_72">Lahti</text:span></text:a></text:span><text:span text:style-name="T133_73"><text:s/>);<text:s/></text:span><text:span text:style-name="T133_74">Louhos</text:span><text:span text:style-name="T133_75"><text:s/></text:span><text:span text:style-name="T133_76">project</text:span><text:span text:style-name="T133_77"><text:s/>(</text:span><text:span text:style-name="T133_78">louhos</text:span><text:span text:style-name="T133_79">.</text:span><text:span text:style-name="T133_80">github</text:span><text:span text:style-name="T133_81">.</text:span><text:span text:style-name="T133_82">com</text:span><text:span text:style-name="T133_83">).</text:span></text:p>
        </text:list-item>
        <text:list-item>
          <text:p text:style-name="P134"><text:span text:style-name="T134_1">Juha</text:span><text:span text:style-name="T134_2"><text:s/></text:span><text:span text:style-name="T134_3">Yrjölä</text:span><text:span text:style-name="T134_4">,<text:s/>32,<text:s/></text:span><text:span text:style-name="T134_5">software</text:span><text:span text:style-name="T134_6"><text:s/></text:span><text:span text:style-name="T134_7">architect</text:span><text:span text:style-name="T134_8">;<text:s/></text:span><text:span text:style-name="T134_9">Code</text:span><text:span text:style-name="T134_10">4</text:span><text:span text:style-name="T134_11">Europe</text:span><text:span text:style-name="T134_12">-</text:span><text:span text:style-name="T134_13">fellow</text:span><text:span text:style-name="T134_14">,<text:s/></text:span><text:span text:style-name="T134_15">Municipality</text:span><text:span text:style-name="T134_16"><text:s/></text:span><text:span text:style-name="T134_17">of</text:span><text:span text:style-name="T134_18"><text:s/></text:span><text:span text:style-name="T134_19">Helsinki</text:span><text:span text:style-name="T134_20"><text:s/>(</text:span><text:span text:style-name="T134_21">http</text:span><text:span text:style-name="T134_22">://</text:span><text:span text:style-name="T134_23">www</text:span><text:span text:style-name="T134_24">.</text:span><text:span text:style-name="T134_25">codeforeurope</text:span><text:span text:style-name="T134_26">.</text:span><text:span text:style-name="T134_27">net</text:span><text:span text:style-name="T134_28">);<text:s/></text:span><text:span text:style-name="T134_29">Kansan</text:span><text:span text:style-name="T134_30"><text:s/></text:span><text:span text:style-name="T134_31">muisti</text:span><text:span text:style-name="T134_32"><text:s/></text:span><text:span text:style-name="T134_33">ry</text:span><text:span text:style-name="T134_34"><text:s/></text:span><text:span text:style-name="T134_35">parliamentary</text:span><text:span text:style-name="T134_36"><text:s/></text:span><text:span text:style-name="T134_37">monitoring</text:span><text:span text:style-name="T134_38"><text:s/></text:span><text:span text:style-name="T134_39">organization</text:span><text:span text:style-name="T134_40"><text:s/></text:span><text:span text:style-name="T134_41">founding</text:span><text:span text:style-name="T134_42"><text:s/></text:span><text:span text:style-name="T134_43">member</text:span><text:span text:style-name="T134_44"><text:s/></text:span><text:span text:style-name="T134_45">and</text:span><text:span text:style-name="T134_46"><text:s/></text:span><text:span text:style-name="T134_47">chair</text:span><text:span text:style-name="T134_48"><text:s/>(</text:span><text:span text:style-name="T134_49">http</text:span><text:span text:style-name="T134_50">://</text:span><text:span text:style-name="T134_51">www</text:span><text:span text:style-name="T134_52">.</text:span><text:span text:style-name="T134_53">kansanmuisti</text:span><text:span text:style-name="T134_54">.</text:span><text:span text:style-name="T134_55">fi</text:span><text:span text:style-name="T134_56">)</text:span></text:p>
        </text:list-item>
        <text:list-item>
          <text:p text:style-name="P135"><text:span text:style-name="T135_1">Joona</text:span><text:span text:style-name="T135_2"><text:s/></text:span><text:span text:style-name="T135_3">Lehtomäki</text:span><text:span text:style-name="T135_4">,<text:s/>30,<text:s/></text:span><text:span text:style-name="T135_5">M</text:span><text:span text:style-name="T135_6">.</text:span><text:span text:style-name="T135_7">Sc</text:span><text:span text:style-name="T135_8">.,<text:s/></text:span><text:span text:style-name="T135_9">Researcher</text:span><text:span text:style-name="T135_10">,<text:s/></text:span><text:span text:style-name="T135_11">Finnish</text:span><text:span text:style-name="T135_12"><text:s/></text:span><text:span text:style-name="T135_13">Environmental</text:span><text:span text:style-name="T135_14"><text:s/></text:span><text:span text:style-name="T135_15">Institute</text:span><text:span text:style-name="T135_16"><text:s/>(</text:span><text:span text:style-name="T135_17">SYKE</text:span><text:span text:style-name="T135_18">),<text:s/></text:span><text:span text:style-name="T135_19">Kansan</text:span><text:span text:style-name="T135_20"><text:s/></text:span><text:span text:style-name="T135_21">muisti</text:span><text:span text:style-name="T135_22"><text:s/></text:span><text:span text:style-name="T135_23">ry</text:span><text:span text:style-name="T135_24"><text:s/></text:span><text:span text:style-name="T135_25">board</text:span><text:span text:style-name="T135_26"><text:s/></text:span><text:span text:style-name="T135_27">member</text:span><text:span text:style-name="T135_28"><text:s/>;<text:s/></text:span><text:span text:style-name="T135_29">Louhos</text:span><text:span text:style-name="T135_30">-</text:span><text:span text:style-name="T135_31">project</text:span><text:span text:style-name="T135_32"><text:s/>(</text:span><text:span text:style-name="T135_33">louhos</text:span><text:span text:style-name="T135_34">.</text:span><text:span text:style-name="T135_35">github</text:span><text:span text:style-name="T135_36">.</text:span><text:span text:style-name="T135_37">com</text:span><text:span text:style-name="T135_38"><text:s/>)</text:span></text:p>
        </text:list-item>
        <text:list-item>
          <text:p text:style-name="P136"><text:span text:style-name="T136_1">Teemo</text:span><text:span text:style-name="T136_2"><text:s/></text:span><text:span text:style-name="T136_3">Tebest</text:span><text:span text:style-name="T136_4">,<text:s/>28,<text:s/></text:span><text:span text:style-name="T136_5">M</text:span><text:span text:style-name="T136_6">.</text:span><text:span text:style-name="T136_7">Sc</text:span><text:span text:style-name="T136_8">.(</text:span><text:span text:style-name="T136_9">Tech</text:span><text:span text:style-name="T136_10">.),<text:s/></text:span><text:span text:style-name="T136_11">Data</text:span><text:span text:style-name="T136_12"><text:s/></text:span><text:span text:style-name="T136_13">journalist</text:span><text:span text:style-name="T136_14">,<text:s/></text:span><text:span text:style-name="T136_15">Yleisradio</text:span><text:span text:style-name="T136_16"><text:s/>(</text:span><text:span text:style-name="T136_17"><text:a xlink:type="simple" xlink:href="http://teelmo.info/"><text:span text:style-name="T136_18">http</text:span></text:a></text:span><text:span text:style-name="T136_19"><text:a xlink:type="simple" xlink:href="http://teelmo.info/"><text:span text:style-name="T136_20">://</text:span></text:a></text:span><text:span text:style-name="T136_21"><text:a xlink:type="simple" xlink:href="http://teelmo.info/"><text:span text:style-name="T136_22">teelmo</text:span></text:a></text:span><text:span text:style-name="T136_23"><text:a xlink:type="simple" xlink:href="http://teelmo.info/"><text:span text:style-name="T136_24">.</text:span></text:a></text:span><text:span text:style-name="T136_25"><text:a xlink:type="simple" xlink:href="http://teelmo.info/"><text:span text:style-name="T136_26">info</text:span></text:a></text:span><text:span text:style-name="T136_27"><text:a xlink:type="simple" xlink:href="http://teelmo.info/"><text:span text:style-name="T136_28">/</text:span></text:a></text:span><text:span text:style-name="T136_29">)</text:span></text:p>
        </text:list-item>
        <text:list-item>
          <text:p text:style-name="P137"><text:span text:style-name="T137_1">Juuso</text:span><text:span text:style-name="T137_2"><text:s/></text:span><text:span text:style-name="T137_3">Parkkinen</text:span><text:span text:style-name="T137_4">,<text:s/>28,<text:s/></text:span><text:span text:style-name="T137_5">M</text:span><text:span text:style-name="T137_6">.</text:span><text:span text:style-name="T137_7">Sc</text:span><text:span text:style-name="T137_8">.(</text:span><text:span text:style-name="T137_9">Tech</text:span><text:span text:style-name="T137_10">.),<text:s/></text:span><text:span text:style-name="T137_11">Researcher</text:span><text:span text:style-name="T137_12">;<text:s/></text:span><text:span text:style-name="T137_13">applied</text:span><text:span text:style-name="T137_14"><text:s/></text:span><text:span text:style-name="T137_15">data</text:span><text:span text:style-name="T137_16"><text:s/></text:span><text:span text:style-name="T137_17">analysis</text:span><text:span text:style-name="T137_18">,<text:s/></text:span><text:span text:style-name="T137_19">Aalto</text:span><text:span text:style-name="T137_20">-</text:span><text:span text:style-name="T137_21">university</text:span><text:span text:style-name="T137_22"><text:s/>(</text:span><text:span text:style-name="T137_23"><text:a xlink:type="simple" xlink:href="http://ouzor.github.com/"><text:span text:style-name="T137_24">http</text:span></text:a></text:span><text:span text:style-name="T137_25"><text:a xlink:type="simple" xlink:href="http://ouzor.github.com/"><text:span text:style-name="T137_26">://</text:span></text:a></text:span><text:span text:style-name="T137_27"><text:a xlink:type="simple" xlink:href="http://ouzor.github.com/"><text:span text:style-name="T137_28">ouzor</text:span></text:a></text:span><text:span text:style-name="T137_29"><text:a xlink:type="simple" xlink:href="http://ouzor.github.com/"><text:span text:style-name="T137_30">.</text:span></text:a></text:span><text:span text:style-name="T137_31"><text:a xlink:type="simple" xlink:href="http://ouzor.github.com/"><text:span text:style-name="T137_32">github</text:span></text:a></text:span><text:span text:style-name="T137_33"><text:a xlink:type="simple" xlink:href="http://ouzor.github.com/"><text:span text:style-name="T137_34">.</text:span></text:a></text:span><text:span text:style-name="T137_35"><text:a xlink:type="simple" xlink:href="http://ouzor.github.com/"><text:span text:style-name="T137_36">com</text:span></text:a></text:span><text:span text:style-name="T137_37">)<text:s/></text:span><text:span text:style-name="T137_38">Louhos</text:span><text:span text:style-name="T137_39">-</text:span><text:span text:style-name="T137_40">project</text:span><text:span text:style-name="T137_41"><text:s/>(</text:span><text:span text:style-name="T137_42">louhos</text:span><text:span text:style-name="T137_43">.</text:span><text:span text:style-name="T137_44">github</text:span><text:span text:style-name="T137_45">.</text:span><text:span text:style-name="T137_46">com</text:span><text:span text:style-name="T137_47"><text:s/>)</text:span></text:p>
        </text:list-item>
      </text:list>
      <text:p text:style-name="P138"/>
      <text:p text:style-name="P139"><text:span text:style-name="T139_1">The</text:span><text:span text:style-name="T139_2"><text:s/></text:span><text:span text:style-name="T139_3">team</text:span><text:span text:style-name="T139_4"><text:s/></text:span><text:span text:style-name="T139_5">has</text:span><text:span text:style-name="T139_6"><text:s/></text:span><text:span text:style-name="T139_7">strong</text:span><text:span text:style-name="T139_8"><text:s/></text:span><text:span text:style-name="T139_9">experience</text:span><text:span text:style-name="T139_10"><text:s/></text:span><text:span text:style-name="T139_11">in</text:span><text:span text:style-name="T139_12"><text:s/></text:span><text:span text:style-name="T139_13">developing</text:span><text:span text:style-name="T139_14"><text:s/></text:span><text:span text:style-name="T139_15">solutions</text:span><text:span text:style-name="T139_16"><text:s/></text:span><text:span text:style-name="T139_17">and</text:span><text:span text:style-name="T139_18"><text:s/></text:span><text:span text:style-name="T139_19">consulting</text:span><text:span text:style-name="T139_20"><text:s/></text:span><text:span text:style-name="T139_21">in</text:span><text:span text:style-name="T139_22"><text:s/></text:span><text:span text:style-name="T139_23">open</text:span><text:span text:style-name="T139_24"><text:s/></text:span><text:span text:style-name="T139_25">data</text:span><text:span text:style-name="T139_26"><text:s/></text:span><text:span text:style-name="T139_27">and</text:span><text:span text:style-name="T139_28"><text:s/></text:span><text:span text:style-name="T139_29">data</text:span><text:span text:style-name="T139_30"><text:s/></text:span><text:span text:style-name="T139_31">journalism</text:span><text:span text:style-name="T139_32"><text:s/></text:span><text:span text:style-name="T139_33">scene</text:span><text:span text:style-name="T139_34"><text:s/></text:span><text:span text:style-name="T139_35">in</text:span><text:span text:style-name="T139_36"><text:s/></text:span><text:span text:style-name="T139_37">public</text:span><text:span text:style-name="T139_38"><text:s/></text:span><text:span text:style-name="T139_39">bodies</text:span><text:span text:style-name="T139_40">,<text:s/></text:span><text:span text:style-name="T139_41">companies</text:span><text:span text:style-name="T139_42"><text:s/></text:span><text:span text:style-name="T139_43">and</text:span><text:span text:style-name="T139_44"><text:s/></text:span><text:span text:style-name="T139_45">academic</text:span><text:span text:style-name="T139_46"><text:s/></text:span><text:span text:style-name="T139_47">research</text:span><text:span text:style-name="T139_48"><text:s/></text:span><text:span text:style-name="T139_49">as</text:span><text:span text:style-name="T139_50"><text:s/></text:span><text:span text:style-name="T139_51">well</text:span><text:span text:style-name="T139_52"><text:s/></text:span><text:span text:style-name="T139_53">as</text:span><text:span text:style-name="T139_54"><text:s/></text:span><text:span text:style-name="T139_55">civil</text:span><text:span text:style-name="T139_56"><text:s/></text:span><text:span text:style-name="T139_57">society</text:span><text:span text:style-name="T139_58">.<text:s/></text:span><text:span text:style-name="T139_59">The</text:span><text:span text:style-name="T139_60"><text:s/></text:span><text:span text:style-name="T139_61">previous</text:span><text:span text:style-name="T139_62"><text:s/></text:span><text:span text:style-name="T139_63">works</text:span><text:span text:style-name="T139_64"><text:s/></text:span><text:span text:style-name="T139_65">by</text:span><text:span text:style-name="T139_66"><text:s/></text:span><text:span text:style-name="T139_67">the</text:span><text:span text:style-name="T139_68"><text:s/></text:span><text:span text:style-name="T139_69">team</text:span><text:span text:style-name="T139_70"><text:s/></text:span><text:span text:style-name="T139_71">members</text:span><text:span text:style-name="T139_72"><text:s/></text:span><text:span text:style-name="T139_73">have</text:span><text:span text:style-name="T139_74"><text:s/></text:span><text:span text:style-name="T139_75">received</text:span><text:span text:style-name="T139_76"><text:s/></text:span><text:span text:style-name="T139_77">national</text:span><text:span text:style-name="T139_78"><text:s/></text:span><text:span text:style-name="T139_79">awards</text:span><text:span text:style-name="T139_80"><text:s/></text:span><text:span text:style-name="T139_81">in</text:span><text:span text:style-name="T139_82"><text:s/></text:span><text:span text:style-name="T139_83">Apps</text:span><text:span text:style-name="T139_84">4</text:span><text:span text:style-name="T139_85">Finland</text:span><text:span text:style-name="T139_86"><text:s/>2011-2012.<text:s/></text:span><text:span text:style-name="T139_87">In</text:span><text:span text:style-name="T139_88"><text:s/></text:span><text:span text:style-name="T139_89">the</text:span><text:span text:style-name="T139_90"><text:s/></text:span><text:span text:style-name="T139_91">area</text:span><text:span text:style-name="T139_92"><text:s/></text:span><text:span text:style-name="T139_93">of</text:span><text:span text:style-name="T139_94"><text:s/></text:span><text:span text:style-name="T139_95">data</text:span><text:span text:style-name="T139_96"><text:s/></text:span><text:span text:style-name="T139_97">journalism</text:span><text:span text:style-name="T139_98"><text:s/></text:span><text:span text:style-name="T139_99">the</text:span><text:span text:style-name="T139_100"><text:s/></text:span><text:span text:style-name="T139_101">applicants</text:span><text:span text:style-name="T139_102"><text:s/></text:span><text:span text:style-name="T139_103">have</text:span><text:span text:style-name="T139_104"><text:s/></text:span><text:span text:style-name="T139_105">collaborated</text:span><text:span text:style-name="T139_106"><text:s/></text:span><text:span text:style-name="T139_107">with</text:span><text:span text:style-name="T139_108"><text:s/></text:span><text:span text:style-name="T139_109">media</text:span><text:span text:style-name="T139_110"><text:s/></text:span><text:span text:style-name="T139_111">companies</text:span><text:span text:style-name="T139_112"><text:s/></text:span><text:span text:style-name="T139_113">including</text:span><text:span text:style-name="T139_114"><text:s/></text:span><text:span text:style-name="T139_115">Helsingin</text:span><text:span text:style-name="T139_116"><text:s/></text:span><text:span text:style-name="T139_117">Sanomat</text:span><text:span text:style-name="T139_118">,<text:s/></text:span><text:span text:style-name="T139_119">Yleisradio</text:span><text:span text:style-name="T139_120"><text:s/></text:span><text:span text:style-name="T139_121">and</text:span><text:span text:style-name="T139_122"><text:s/></text:span><text:span text:style-name="T139_123">Otavamedia</text:span><text:span text:style-name="T139_124">.<text:s/></text:span><text:span text:style-name="T139_125">Two</text:span><text:span text:style-name="T139_126"><text:s/></text:span><text:span text:style-name="T139_127">team</text:span><text:span text:style-name="T139_128"><text:s/></text:span><text:span text:style-name="T139_129">members</text:span><text:span text:style-name="T139_130"><text:s/></text:span><text:span text:style-name="T139_131">have</text:span><text:span text:style-name="T139_132"><text:s/></text:span><text:span text:style-name="T139_133">an</text:span><text:span text:style-name="T139_134"><text:s/></text:span><text:span text:style-name="T139_135">entrepreneurship</text:span><text:span text:style-name="T139_136"><text:s/></text:span><text:span text:style-name="T139_137">background</text:span><text:span text:style-name="T139_138"><text:s/></text:span><text:span text:style-name="T139_139">and</text:span><text:span text:style-name="T139_140"><text:s/></text:span><text:span text:style-name="T139_141">the</text:span><text:span text:style-name="T139_142"><text:s/></text:span><text:span text:style-name="T139_143">team</text:span><text:span text:style-name="T139_144"><text:s/></text:span><text:span text:style-name="T139_145">has</text:span><text:span text:style-name="T139_146"><text:s/></text:span><text:span text:style-name="T139_147">strong</text:span><text:span text:style-name="T139_148"><text:s/></text:span><text:span text:style-name="T139_149">national</text:span><text:span text:style-name="T139_150"><text:s/></text:span><text:span text:style-name="T139_151">and</text:span><text:span text:style-name="T139_152"><text:s/></text:span><text:span text:style-name="T139_153">international</text:span><text:span text:style-name="T139_154"><text:s/></text:span><text:span text:style-name="T139_155">networks</text:span><text:span text:style-name="T139_156"><text:s/></text:span><text:span text:style-name="T139_157">in</text:span><text:span text:style-name="T139_158"><text:s/></text:span><text:span text:style-name="T139_159">information</text:span><text:span text:style-name="T139_160">-</text:span><text:span text:style-name="T139_161">intensive</text:span><text:span text:style-name="T139_162"><text:s/></text:span><text:span text:style-name="T139_163">fields</text:span><text:span text:style-name="T139_164">.<text:s/></text:span><text:span text:style-name="T139_165">The</text:span><text:span text:style-name="T139_166"><text:s/></text:span><text:span text:style-name="T139_167">team</text:span><text:span text:style-name="T139_168"><text:s/></text:span><text:span text:style-name="T139_169">was</text:span><text:span text:style-name="T139_170"><text:s/></text:span><text:span text:style-name="T139_171">formed</text:span><text:span text:style-name="T139_172"><text:s/></text:span><text:span text:style-name="T139_173">during</text:span><text:span text:style-name="T139_174"><text:s/></text:span><text:span text:style-name="T139_175">the</text:span><text:span text:style-name="T139_176"><text:s/></text:span><text:span text:style-name="T139_177">Apps</text:span><text:span text:style-name="T139_178">4</text:span><text:span text:style-name="T139_179">Finland</text:span><text:span text:style-name="T139_180"><text:s/>2012<text:s/></text:span><text:span text:style-name="T139_181">competition</text:span><text:span text:style-name="T139_182">.<text:s/></text:span><text:span text:style-name="T139_183">The</text:span><text:span text:style-name="T139_184"><text:s/></text:span><text:span text:style-name="T139_185">versatile</text:span><text:span text:style-name="T139_186"><text:s/></text:span><text:span text:style-name="T139_187">backgrounds</text:span><text:span text:style-name="T139_188"><text:s/></text:span><text:span text:style-name="T139_189">of</text:span><text:span text:style-name="T139_190"><text:s/></text:span><text:span text:style-name="T139_191">the</text:span><text:span text:style-name="T139_192"><text:s/></text:span><text:span text:style-name="T139_193">team</text:span><text:span text:style-name="T139_194"><text:s/></text:span><text:span text:style-name="T139_195">members</text:span><text:span text:style-name="T139_196"><text:s/></text:span><text:span text:style-name="T139_197">bring</text:span><text:span text:style-name="T139_198"><text:s/></text:span><text:span text:style-name="T139_199">complementary</text:span><text:span text:style-name="T139_200"><text:s/></text:span><text:span text:style-name="T139_201">skills</text:span><text:span text:style-name="T139_202">.<text:s/></text:span><text:span text:style-name="T139_203">An</text:span><text:span text:style-name="T139_204"><text:s/></text:span><text:span text:style-name="T139_205">investigative</text:span><text:span text:style-name="T139_206"><text:s/></text:span><text:span text:style-name="T139_207">journalist</text:span><text:span text:style-name="T139_208"><text:s/></text:span><text:span text:style-name="T139_209">is</text:span><text:span text:style-name="T139_210"><text:s/></text:span><text:span text:style-name="T139_211">missing</text:span><text:span text:style-name="T139_212"><text:s/></text:span><text:span text:style-name="T139_213">from</text:span><text:span text:style-name="T139_214"><text:s/></text:span><text:span text:style-name="T139_215">the</text:span><text:span text:style-name="T139_216"><text:s/></text:span><text:span text:style-name="T139_217">team</text:span><text:span text:style-name="T139_218">.<text:s/></text:span><text:span text:style-name="T139_219">The</text:span><text:span text:style-name="T139_220"><text:s/></text:span><text:span text:style-name="T139_221">geographical</text:span><text:span text:style-name="T139_222"><text:s/></text:span><text:span text:style-name="T139_223">distribution</text:span><text:span text:style-name="T139_224"><text:s/></text:span><text:span text:style-name="T139_225">of</text:span><text:span text:style-name="T139_226"><text:s/></text:span><text:span text:style-name="T139_227">team</text:span><text:span text:style-name="T139_228"><text:s/></text:span><text:span text:style-name="T139_229">members</text:span><text:span text:style-name="T139_230"><text:s/></text:span><text:span text:style-name="T139_231">to</text:span><text:span text:style-name="T139_232"><text:s/></text:span><text:span text:style-name="T139_233">Helsinki</text:span><text:span text:style-name="T139_234">,<text:s/></text:span><text:span text:style-name="T139_235">Jyväskylä</text:span><text:span text:style-name="T139_236"><text:s/></text:span><text:span text:style-name="T139_237">and</text:span><text:span text:style-name="T139_238"><text:s/></text:span><text:span text:style-name="T139_239">Wageningen</text:span><text:span text:style-name="T139_240"><text:s/></text:span><text:span text:style-name="T139_241">is</text:span><text:span text:style-name="T139_242"><text:s/></text:span><text:span text:style-name="T139_243">at</text:span><text:span text:style-name="T139_244"><text:s/></text:span><text:span text:style-name="T139_245">the</text:span><text:span text:style-name="T139_246"><text:s/></text:span><text:span text:style-name="T139_247">same</text:span><text:span text:style-name="T139_248"><text:s/></text:span><text:span text:style-name="T139_249">time</text:span><text:span text:style-name="T139_250"><text:s/></text:span><text:span text:style-name="T139_251">a</text:span><text:span text:style-name="T139_252"><text:s/></text:span><text:span text:style-name="T139_253">challenge</text:span><text:span text:style-name="T139_254"><text:s/></text:span><text:span text:style-name="T139_255">for</text:span><text:span text:style-name="T139_256"><text:s/></text:span><text:span text:style-name="T139_257">coordination</text:span><text:span text:style-name="T139_258"><text:s/></text:span><text:span text:style-name="T139_259">and</text:span><text:span text:style-name="T139_260"><text:s/></text:span><text:span text:style-name="T139_261">an</text:span><text:span text:style-name="T139_262"><text:s/></text:span><text:span text:style-name="T139_263">asset</text:span><text:span text:style-name="T139_264"><text:s/></text:span><text:span text:style-name="T139_265">for</text:span><text:span text:style-name="T139_266"><text:s/></text:span><text:span text:style-name="T139_267">collaborations</text:span><text:span text:style-name="T139_268">.<text:s/></text:span><text:span text:style-name="T139_269">The</text:span><text:span text:style-name="T139_270"><text:s/></text:span><text:span text:style-name="T139_271">service</text:span><text:span text:style-name="T139_272"><text:s/></text:span><text:span text:style-name="T139_273">concept</text:span><text:span text:style-name="T139_274"><text:s/></text:span><text:span text:style-name="T139_275">utilizes</text:span><text:span text:style-name="T139_276"><text:s/></text:span><text:span text:style-name="T139_277">fully</text:span><text:span text:style-name="T139_278"><text:s/></text:span><text:span text:style-name="T139_279">open</text:span><text:span text:style-name="T139_280"><text:s/></text:span><text:span text:style-name="T139_281">data</text:span><text:span text:style-name="T139_282"><text:s/></text:span><text:span text:style-name="T139_283">and</text:span><text:span text:style-name="T139_284"><text:s/></text:span><text:span text:style-name="T139_285">code</text:span><text:span text:style-name="T139_286"><text:s/></text:span><text:span text:style-name="T139_287">resources</text:span><text:span text:style-name="T139_288">,<text:s/></text:span><text:span text:style-name="T139_289">which</text:span><text:span text:style-name="T139_290"><text:s/></text:span><text:span text:style-name="T139_291">is</text:span><text:span text:style-name="T139_292"><text:s/></text:span><text:span text:style-name="T139_293">new</text:span><text:span text:style-name="T139_294"><text:s/></text:span><text:span text:style-name="T139_295">and</text:span><text:span text:style-name="T139_296"><text:s/></text:span><text:span text:style-name="T139_297">innovative</text:span><text:span text:style-name="T139_298"><text:s/></text:span><text:span text:style-name="T139_299">but</text:span><text:span text:style-name="T139_300"><text:s/></text:span><text:span text:style-name="T139_301">also</text:span><text:span text:style-name="T139_302"><text:s/></text:span><text:span text:style-name="T139_303">less</text:span><text:span text:style-name="T139_304"><text:s/></text:span><text:span text:style-name="T139_305">well</text:span><text:span text:style-name="T139_306"><text:s/></text:span><text:span text:style-name="T139_307">tested</text:span><text:span text:style-name="T139_308"><text:s/></text:span><text:span text:style-name="T139_309">in</text:span><text:span text:style-name="T139_310"><text:s/></text:span><text:span text:style-name="T139_311">practice</text:span><text:span text:style-name="T139_312">.</text:span></text:p>
      <text:p text:style-name="P140"/>
      <text:h text:style-name="P141" text:outline-level="10"><text:bookmark-start text:name="h.aapojgr71e9n"/><text:bookmark-end text:name="h.aapojgr71e9n"/><text:span text:style-name="T141_1"><office:annotation><dc:creator/><text:p text:style-name="P142"><text:span text:style-name="T142_1">Leo</text:span><text:span text:style-name="T142_2"><text:s/></text:span><text:span text:style-name="T142_3">Lahti</text:span><text:span text:style-name="T142_4">:</text:span></text:p><text:p text:style-name="P143"><text:span text:style-name="T143_1">Painotin</text:span><text:span text:style-name="T143_2"><text:s/></text:span><text:span text:style-name="T143_3">lisää</text:span><text:span text:style-name="T143_4"><text:s/></text:span><text:span text:style-name="T143_5">asiantuntijuutta</text:span><text:span text:style-name="T143_6"><text:s/></text:span><text:span text:style-name="T143_7">päätuotteena</text:span><text:span text:style-name="T143_8">,<text:s/></text:span><text:span text:style-name="T143_9">jota</text:span><text:span text:style-name="T143_10"><text:s/></text:span><text:span text:style-name="T143_11">tietokantaresurssit</text:span><text:span text:style-name="T143_12"><text:s/></text:span><text:span text:style-name="T143_13">tukevat</text:span><text:span text:style-name="T143_14">.</text:span></text:p></office:annotation></text:span><text:span text:style-name="T143_15">Project</text:span><text:span text:style-name="T143_16"><text:s/></text:span><text:span text:style-name="T143_17">su</text:span><text:span text:style-name="T143_18"><office:annotation><dc:creator/><text:p text:style-name="P144"><text:span text:style-name="T144_1">Leo</text:span><text:span text:style-name="T144_2"><text:s/></text:span><text:span text:style-name="T144_3">Lahti</text:span><text:span text:style-name="T144_4">:</text:span></text:p><text:p text:style-name="P145"><text:span text:style-name="T145_1">Idean</text:span><text:span text:style-name="T145_2"><text:s/></text:span><text:span text:style-name="T145_3">kuvaus</text:span><text:span text:style-name="T145_4">:<text:s/></text:span><text:span text:style-name="T145_5">Kuvaile</text:span><text:span text:style-name="T145_6"><text:s/></text:span><text:span text:style-name="T145_7">ideaasi</text:span><text:span text:style-name="T145_8">/</text:span><text:span text:style-name="T145_9">projektiasi</text:span><text:span text:style-name="T145_10">/</text:span><text:span text:style-name="T145_11">palveluasi</text:span><text:span text:style-name="T145_12">/</text:span><text:span text:style-name="T145_13">tuotettasi</text:span><text:span text:style-name="T145_14"><text:s/></text:span><text:span text:style-name="T145_15">lyhyesti</text:span><text:span text:style-name="T145_16"><text:s/>(</text:span><text:span text:style-name="T145_17">max</text:span><text:span text:style-name="T145_18"><text:s/>200<text:s/></text:span><text:span text:style-name="T145_19">sanaa</text:span><text:span text:style-name="T145_20">).<text:s/></text:span><text:span text:style-name="T145_21">Vastaa</text:span><text:span text:style-name="T145_22"><text:s/></text:span><text:span text:style-name="T145_23">kysymyksiin</text:span><text:span text:style-name="T145_24">:<text:s/></text:span><text:span text:style-name="T145_25">Mikä</text:span><text:span text:style-name="T145_26"><text:s/></text:span><text:span text:style-name="T145_27">se</text:span><text:span text:style-name="T145_28"><text:s/></text:span><text:span text:style-name="T145_29">on</text:span><text:span text:style-name="T145_30">?<text:s/></text:span><text:span text:style-name="T145_31">Miten</text:span><text:span text:style-name="T145_32"><text:s/></text:span><text:span text:style-name="T145_33">se</text:span><text:span text:style-name="T145_34"><text:s/></text:span><text:span text:style-name="T145_35">toimii</text:span><text:span text:style-name="T145_36">?</text:span></text:p></office:annotation></text:span><text:span text:style-name="T145_37">mmar</text:span><text:span text:style-name="T145_38">y</text:span></text:h>
      <text:p text:style-name="P146"><text:span text:style-name="T146_1">The</text:span><text:span text:style-name="T146_2"><text:s/></text:span><text:span text:style-name="T146_3">rise</text:span><text:span text:style-name="T146_4"><text:s/></text:span><text:span text:style-name="T146_5">of</text:span><text:span text:style-name="T146_6"><text:s/></text:span><text:span text:style-name="T146_7">data</text:span><text:span text:style-name="T146_8">-</text:span><text:span text:style-name="T146_9">driven</text:span><text:span text:style-name="T146_10"><text:s/></text:span><text:span text:style-name="T146_11">journalism</text:span><text:span text:style-name="T146_12"><text:s/></text:span><text:span text:style-name="T146_13">is</text:span><text:span text:style-name="T146_14"><text:s/></text:span><text:span text:style-name="T146_15">a</text:span><text:span text:style-name="T146_16"><text:s/></text:span><text:span text:style-name="T146_17">central</text:span><text:span text:style-name="T146_18"><text:s/></text:span><text:span text:style-name="T146_19">factor</text:span><text:span text:style-name="T146_20"><text:s/></text:span><text:span text:style-name="T146_21">in</text:span><text:span text:style-name="T146_22"><text:s/></text:span><text:span text:style-name="T146_23">the</text:span><text:span text:style-name="T146_24"><text:s/></text:span><text:span text:style-name="T146_25">changing</text:span><text:span text:style-name="T146_26"><text:s/></text:span><text:span text:style-name="T146_27">media</text:span><text:span text:style-name="T146_28"><text:s/></text:span><text:span text:style-name="T146_29">landscape</text:span><text:span text:style-name="T146_30">.<text:s/></text:span><text:span text:style-name="T146_31">High</text:span><text:span text:style-name="T146_32"><text:s/></text:span><text:span text:style-name="T146_33">quality</text:span><text:span text:style-name="T146_34"><text:s/></text:span><text:span text:style-name="T146_35">data</text:span><text:span text:style-name="T146_36"><text:s/></text:span><text:span text:style-name="T146_37">journalism</text:span><text:span text:style-name="T146_38"><text:s/></text:span><text:span text:style-name="T146_39">is</text:span><text:span text:style-name="T146_40"><text:s/></text:span><text:span text:style-name="T146_41">one</text:span><text:span text:style-name="T146_42"><text:s/></text:span><text:span text:style-name="T146_43">way</text:span><text:span text:style-name="T146_44"><text:s/></text:span><text:span text:style-name="T146_45">to</text:span><text:span text:style-name="T146_46"><text:s/></text:span><text:span text:style-name="T146_47">distinguish</text:span><text:span text:style-name="T146_48"><text:s/></text:span><text:span text:style-name="T146_49">a</text:span><text:span text:style-name="T146_50"><text:s/></text:span><text:span text:style-name="T146_51">media</text:span><text:span text:style-name="T146_52"><text:s/></text:span><text:span text:style-name="T146_53">company</text:span><text:span text:style-name="T146_54"><text:s/></text:span><text:span text:style-name="T146_55">from</text:span><text:span text:style-name="T146_56"><text:s/></text:span><text:span text:style-name="T146_57">the</text:span><text:span text:style-name="T146_58"><text:s/></text:span><text:span text:style-name="T146_59">rest</text:span><text:span text:style-name="T146_60"><text:s/></text:span><text:span text:style-name="T146_61">in</text:span><text:span text:style-name="T146_62"><text:s/></text:span><text:span text:style-name="T146_63">an</text:span><text:span text:style-name="T146_64"><text:s/></text:span><text:span text:style-name="T146_65">era</text:span><text:span text:style-name="T146_66"><text:s/></text:span><text:span text:style-name="T146_67">where</text:span><text:span text:style-name="T146_68"><text:s/></text:span><text:span text:style-name="T146_69">superficial</text:span><text:span text:style-name="T146_70"><text:s/></text:span><text:span text:style-name="T146_71">news</text:span><text:span text:style-name="T146_72"><text:s/></text:span><text:span text:style-name="T146_73">are</text:span><text:span text:style-name="T146_74"><text:s/></text:span><text:span text:style-name="T146_75">easily</text:span><text:span text:style-name="T146_76"><text:s/></text:span><text:span text:style-name="T146_77">accessible</text:span><text:span text:style-name="T146_78"><text:s/></text:span><text:span text:style-name="T146_79">to</text:span><text:span text:style-name="T146_80"><text:s/></text:span><text:span text:style-name="T146_81">everyone</text:span><text:span text:style-name="T146_82">.<text:s/></text:span><text:span text:style-name="T146_83">However</text:span><text:span text:style-name="T146_84">,<text:s/></text:span><text:span text:style-name="T146_85">to</text:span><text:span text:style-name="T146_86"><text:s/></text:span><text:span text:style-name="T146_87">produce</text:span><text:span text:style-name="T146_88"><text:s/></text:span><text:span text:style-name="T146_89">high</text:span><text:span text:style-name="T146_90"><text:s/></text:span><text:span text:style-name="T146_91">quality</text:span><text:span text:style-name="T146_92"><text:s/></text:span><text:span text:style-name="T146_93">journalism</text:span><text:span text:style-name="T146_94"><text:s/></text:span><text:span text:style-name="T146_95">and</text:span><text:span text:style-name="T146_96"><text:s/></text:span><text:span text:style-name="T146_97">to</text:span><text:span text:style-name="T146_98"><text:s/></text:span><text:span text:style-name="T146_99">stand</text:span><text:span text:style-name="T146_100"><text:s/></text:span><text:span text:style-name="T146_101">out</text:span><text:span text:style-name="T146_102"><text:s/></text:span><text:span text:style-name="T146_103">requires</text:span><text:span text:style-name="T146_104"><text:s/></text:span><text:span text:style-name="T146_105">specific</text:span><text:span text:style-name="T146_106"><text:s/></text:span><text:span text:style-name="T146_107">resources</text:span><text:span text:style-name="T146_108"><text:s/></text:span><text:span text:style-name="T146_109">and</text:span><text:span text:style-name="T146_110"><text:s/></text:span><text:span text:style-name="T146_111">skills</text:span><text:span text:style-name="T146_112"><text:s/></text:span><text:span text:style-name="T146_113">to</text:span><text:span text:style-name="T146_114"><text:s/></text:span><text:span text:style-name="T146_115">preprocess</text:span><text:span text:style-name="T146_116">,<text:s/></text:span><text:span text:style-name="T146_117">analyze</text:span><text:span text:style-name="T146_118"><text:s/></text:span><text:span text:style-name="T146_119">and</text:span><text:span text:style-name="T146_120"><text:s/></text:span><text:span text:style-name="T146_121">visualize</text:span><text:span text:style-name="T146_122"><text:s/></text:span><text:span text:style-name="T146_123">data</text:span><text:span text:style-name="T146_124">.<text:s/></text:span><text:span text:style-name="T146_125">The</text:span><text:span text:style-name="T146_126"><text:s/></text:span><text:span text:style-name="T146_127">expertise</text:span><text:span text:style-name="T146_128"><text:s/></text:span><text:span text:style-name="T146_129">of</text:span><text:span text:style-name="T146_130"><text:s/></text:span><text:span text:style-name="T146_131">a</text:span><text:span text:style-name="T146_132"><text:s/></text:span><text:span text:style-name="T146_133">dedicated</text:span><text:span text:style-name="T146_134"><text:s/></text:span><text:span text:style-name="T146_135">Datadesk</text:span><text:span text:style-name="T146_136"><text:s/></text:span><text:span text:style-name="T146_137">service</text:span><text:span text:style-name="T146_138"><text:s/></text:span><text:span text:style-name="T146_139">is</text:span><text:span text:style-name="T146_140"><text:s/></text:span><text:span text:style-name="T146_141">something</text:span><text:span text:style-name="T146_142"><text:s/></text:span><text:span text:style-name="T146_143">only</text:span><text:span text:style-name="T146_144"><text:s/></text:span><text:span text:style-name="T146_145">the</text:span><text:span text:style-name="T146_146"><text:s/></text:span><text:span text:style-name="T146_147">largest</text:span><text:span text:style-name="T146_148"><text:s/></text:span><text:span text:style-name="T146_149">media</text:span><text:span text:style-name="T146_150"><text:s/></text:span><text:span text:style-name="T146_151">companies</text:span><text:span text:style-name="T146_152"><text:s/></text:span><text:span text:style-name="T146_153">can</text:span><text:span text:style-name="T146_154"><text:s/></text:span><text:span text:style-name="T146_155">afford</text:span><text:span text:style-name="T146_156"><text:s/></text:span><text:span text:style-name="T146_157">to</text:span><text:span text:style-name="T146_158"><text:s/></text:span><text:span text:style-name="T146_159">establish</text:span><text:span text:style-name="T146_160"><text:s/></text:span><text:span text:style-name="T146_161">themselves</text:span><text:span text:style-name="T146_162">.<text:s/></text:span><text:span text:style-name="T146_163">Protomedia</text:span><text:span text:style-name="T146_164"><text:s/></text:span><text:span text:style-name="T146_165">brings</text:span><text:span text:style-name="T146_166"><text:s/></text:span><text:span text:style-name="T146_167">such</text:span><text:span text:style-name="T146_168"><text:s/></text:span><text:span text:style-name="T146_169">expertise</text:span><text:span text:style-name="T146_170"><text:s/></text:span><text:span text:style-name="T146_171">available</text:span><text:span text:style-name="T146_172"><text:s/></text:span><text:span text:style-name="T146_173">for</text:span><text:span text:style-name="T146_174"><text:s/></text:span><text:span text:style-name="T146_175">all</text:span><text:span text:style-name="T146_176"><text:s/></text:span><text:span text:style-name="T146_177">media</text:span><text:span text:style-name="T146_178"><text:s/></text:span><text:span text:style-name="T146_179">companies</text:span><text:span text:style-name="T146_180"><text:s/></text:span><text:span text:style-name="T146_181">regardless</text:span><text:span text:style-name="T146_182"><text:s/></text:span><text:span text:style-name="T146_183">of</text:span><text:span text:style-name="T146_184"><text:s/></text:span><text:span text:style-name="T146_185">their</text:span><text:span text:style-name="T146_186"><text:s/></text:span><text:span text:style-name="T146_187">size</text:span><text:span text:style-name="T146_188"><text:s/></text:span><text:span text:style-name="T146_189">and</text:span><text:span text:style-name="T146_190"><text:s/></text:span><text:span text:style-name="T146_191">budget</text:span><text:span text:style-name="T146_192">.<text:s/></text:span></text:p>
      <text:p text:style-name="P147"/>
      <text:p text:style-name="P148"><text:span text:style-name="T148_1">Our</text:span><text:span text:style-name="T148_2"><text:s/></text:span><text:span text:style-name="T148_3">central</text:span><text:span text:style-name="T148_4"><text:s/></text:span><text:span text:style-name="T148_5">offering</text:span><text:span text:style-name="T148_6"><text:s/></text:span><text:span text:style-name="T148_7">is</text:span><text:span text:style-name="T148_8"><text:s/></text:span><text:span text:style-name="T148_9">Datadesk</text:span><text:span text:style-name="T148_10"><text:s/></text:span><text:span text:style-name="T148_11">expertise</text:span><text:span text:style-name="T148_12"><text:s/></text:span><text:span text:style-name="T148_13">coupled</text:span><text:span text:style-name="T148_14"><text:s/></text:span><text:span text:style-name="T148_15">with</text:span><text:span text:style-name="T148_16"><text:s/></text:span><text:span text:style-name="T148_17">open</text:span><text:span text:style-name="T148_18"><text:s/></text:span><text:span text:style-name="T148_19">access</text:span><text:span text:style-name="T148_20"><text:s/></text:span><text:span text:style-name="T148_21">to</text:span><text:span text:style-name="T148_22"><text:s/></text:span><text:span text:style-name="T148_23">high</text:span><text:span text:style-name="T148_24"><text:s/></text:span><text:span text:style-name="T148_25">quality</text:span><text:span text:style-name="T148_26"><text:s/></text:span><text:span text:style-name="T148_27">societal</text:span><text:span text:style-name="T148_28"><text:s/></text:span><text:span text:style-name="T148_29">data</text:span><text:span text:style-name="T148_30"><text:s/></text:span><text:span text:style-name="T148_31">in</text:span><text:span text:style-name="T148_32"><text:s/></text:span><text:span text:style-name="T148_33">an</text:span><text:span text:style-name="T148_34"><text:s/></text:span><text:span text:style-name="T148_35">easy</text:span><text:span text:style-name="T148_36">-</text:span><text:span text:style-name="T148_37">to</text:span><text:span text:style-name="T148_38">-</text:span><text:span text:style-name="T148_39">use</text:span><text:span text:style-name="T148_40"><text:s/></text:span><text:span text:style-name="T148_41">format</text:span><text:span text:style-name="T148_42">.<text:s/></text:span><text:span text:style-name="T148_43">The</text:span><text:span text:style-name="T148_44"><text:s/></text:span><text:span text:style-name="T148_45">Datadesk</text:span><text:span text:style-name="T148_46"><text:s/></text:span><text:span text:style-name="T148_47">will</text:span><text:span text:style-name="T148_48"><text:s/></text:span><text:span text:style-name="T148_49">provide</text:span><text:span text:style-name="T148_50"><text:s/></text:span><text:span text:style-name="T148_51">analyses</text:span><text:span text:style-name="T148_52">,<text:s/></text:span><text:span text:style-name="T148_53">support</text:span><text:span text:style-name="T148_54">,<text:s/></text:span><text:span text:style-name="T148_55">and</text:span><text:span text:style-name="T148_56"><text:s/></text:span><text:span text:style-name="T148_57">education</text:span><text:span text:style-name="T148_58"><text:s/></text:span><text:span text:style-name="T148_59">regarding</text:span><text:span text:style-name="T148_60"><text:s/></text:span><text:span text:style-name="T148_61">the</text:span><text:span text:style-name="T148_62"><text:s/></text:span><text:span text:style-name="T148_63">use</text:span><text:span text:style-name="T148_64"><text:s/></text:span><text:span text:style-name="T148_65">of</text:span><text:span text:style-name="T148_66"><text:s/></text:span><text:span text:style-name="T148_67">publicly</text:span><text:span text:style-name="T148_68"><text:s/></text:span><text:span text:style-name="T148_69">available</text:span><text:span text:style-name="T148_70"><text:s/></text:span><text:span text:style-name="T148_71">information</text:span><text:span text:style-name="T148_72"><text:s/></text:span><text:span text:style-name="T148_73">sources</text:span><text:span text:style-name="T148_74"><text:s/></text:span><text:span text:style-name="T148_75">to</text:span><text:span text:style-name="T148_76"><text:s/></text:span><text:span text:style-name="T148_77">support</text:span><text:span text:style-name="T148_78"><text:s/></text:span><text:span text:style-name="T148_79">data</text:span><text:span text:style-name="T148_80">-</text:span><text:span text:style-name="T148_81">driven</text:span><text:span text:style-name="T148_82"><text:s/></text:span><text:span text:style-name="T148_83">exploration</text:span><text:span text:style-name="T148_84"><text:s/></text:span><text:span text:style-name="T148_85">and</text:span><text:span text:style-name="T148_86"><text:s/></text:span><text:span text:style-name="T148_87">storytelling</text:span><text:span text:style-name="T148_88">.<text:s/></text:span><text:span text:style-name="T148_89">The</text:span><text:span text:style-name="T148_90"><text:s/></text:span><text:span text:style-name="T148_91">data</text:span><text:span text:style-name="T148_92"><text:s/></text:span><text:span text:style-name="T148_93">created</text:span><text:span text:style-name="T148_94"><text:s/></text:span><text:span text:style-name="T148_95">and</text:span><text:span text:style-name="T148_96"><text:s/></text:span><text:span text:style-name="T148_97">cleaned</text:span><text:span text:style-name="T148_98"><text:s/></text:span><text:span text:style-name="T148_99">through</text:span><text:span text:style-name="T148_100"><text:s/></text:span><text:span text:style-name="T148_101">commercial</text:span><text:span text:style-name="T148_102"><text:s/></text:span><text:span text:style-name="T148_103">activities</text:span><text:span text:style-name="T148_104"><text:s/></text:span><text:span text:style-name="T148_105">will</text:span><text:span text:style-name="T148_106"><text:s/></text:span><text:span text:style-name="T148_107">be</text:span><text:span text:style-name="T148_108"><text:s/></text:span><text:span text:style-name="T148_109">opened</text:span><text:span text:style-name="T148_110"><text:s/></text:span><text:span text:style-name="T148_111">for</text:span><text:span text:style-name="T148_112"><text:s/></text:span><text:span text:style-name="T148_113">everyone</text:span><text:span text:style-name="T148_114">,<text:s/></text:span><text:span text:style-name="T148_115">accumulating</text:span><text:span text:style-name="T148_116"><text:s/></text:span><text:span text:style-name="T148_117">and</text:span><text:span text:style-name="T148_118"><text:s/></text:span><text:span text:style-name="T148_119">enriching</text:span><text:span text:style-name="T148_120"><text:s/></text:span><text:span text:style-name="T148_121">the</text:span><text:span text:style-name="T148_122"><text:s/></text:span><text:span text:style-name="T148_123">societal</text:span><text:span text:style-name="T148_124"><text:s/></text:span><text:span text:style-name="T148_125">open</text:span><text:span text:style-name="T148_126"><text:s/></text:span><text:span text:style-name="T148_127">data</text:span><text:span text:style-name="T148_128"><text:s/></text:span><text:span text:style-name="T148_129">resources</text:span><text:span text:style-name="T148_130">.<text:s/></text:span><text:span text:style-name="T148_131">This</text:span><text:span text:style-name="T148_132"><text:s/></text:span><text:span text:style-name="T148_133">will</text:span><text:span text:style-name="T148_134"><text:s/></text:span><text:span text:style-name="T148_135">facilitate</text:span><text:span text:style-name="T148_136"><text:s/></text:span><text:span text:style-name="T148_137">transparency</text:span><text:span text:style-name="T148_138">,<text:s/></text:span><text:span text:style-name="T148_139">reproducibility</text:span><text:span text:style-name="T148_140"><text:s/></text:span><text:span text:style-name="T148_141">and</text:span><text:span text:style-name="T148_142"><text:s/></text:span><text:span text:style-name="T148_143">crowd</text:span><text:span text:style-name="T148_144">-</text:span><text:span text:style-name="T148_145">sourcing</text:span><text:span text:style-name="T148_146"><text:s/>-<text:s/></text:span><text:span text:style-name="T148_147">central</text:span><text:span text:style-name="T148_148"><text:s/></text:span><text:span text:style-name="T148_149">factors</text:span><text:span text:style-name="T148_150"><text:s/></text:span><text:span text:style-name="T148_151">for</text:span><text:span text:style-name="T148_152"><text:s/></text:span><text:span text:style-name="T148_153">producing</text:span><text:span text:style-name="T148_154"><text:s/></text:span><text:span text:style-name="T148_155">reliable</text:span><text:span text:style-name="T148_156"><text:s/></text:span><text:span text:style-name="T148_157">journalism</text:span><text:span text:style-name="T148_158"><text:s/></text:span><text:span text:style-name="T148_159">and</text:span><text:span text:style-name="T148_160"><text:s/></text:span><text:span text:style-name="T148_161">key</text:span><text:span text:style-name="T148_162"><text:s/></text:span><text:span text:style-name="T148_163">features</text:span><text:span text:style-name="T148_164"><text:s/></text:span><text:span text:style-name="T148_165">in</text:span><text:span text:style-name="T148_166"><text:s/></text:span><text:span text:style-name="T148_167">Protomedia</text:span><text:span text:style-name="T148_168">’</text:span><text:span text:style-name="T148_169">s</text:span><text:span text:style-name="T148_170"><text:s/></text:span><text:span text:style-name="T148_171">data</text:span><text:span text:style-name="T148_172"><text:s/></text:span><text:span text:style-name="T148_173">management</text:span><text:span text:style-name="T148_174"><text:s/></text:span><text:span text:style-name="T148_175">and</text:span><text:span text:style-name="T148_176"><text:s/></text:span><text:span text:style-name="T148_177">process</text:span><text:span text:style-name="T148_178"><text:s/></text:span><text:span text:style-name="T148_179">chain</text:span><text:span text:style-name="T148_180"><text:s/></text:span><text:span text:style-name="T148_181">from</text:span><text:span text:style-name="T148_182"><text:s/></text:span><text:span text:style-name="T148_183">raw</text:span><text:span text:style-name="T148_184"><text:s/></text:span><text:span text:style-name="T148_185">data</text:span><text:span text:style-name="T148_186"><text:s/></text:span><text:span text:style-name="T148_187">to</text:span><text:span text:style-name="T148_188"><text:s/></text:span><text:span text:style-name="T148_189">publication</text:span><text:span text:style-name="T148_190">.<text:s/></text:span></text:p>
      <text:h text:style-name="P149" text:outline-level="10"><text:bookmark-start text:name="h.iw99grrkhk0q"/><text:bookmark-end text:name="h.iw99grrkhk0q"/><text:span text:style-name="T149_1"><office:annotation><dc:creator/><text:p text:style-name="P150"><text:span text:style-name="T150_1">Leo</text:span><text:span text:style-name="T150_2"><text:s/></text:span><text:span text:style-name="T150_3">Lahti</text:span><text:span text:style-name="T150_4">:</text:span></text:p><text:p text:style-name="P151"><text:span text:style-name="T151_1">(</text:span><text:span text:style-name="T151_2">Liite</text:span><text:span text:style-name="T151_3">:<text:s/></text:span><text:span text:style-name="T151_4">Visualisointi</text:span><text:span text:style-name="T151_5">)</text:span></text:p><text:p text:style-name="P152"/><text:p text:style-name="P153"><text:span text:style-name="T153_1">Kuinka</text:span><text:span text:style-name="T153_2"><text:s/></text:span><text:span text:style-name="T153_3">projektisi</text:span><text:span text:style-name="T153_4">/</text:span><text:span text:style-name="T153_5">palvelusi</text:span><text:span text:style-name="T153_6"><text:s/></text:span><text:span text:style-name="T153_7">toimii</text:span><text:span text:style-name="T153_8">?<text:s/></text:span><text:span text:style-name="T153_9">Liitä</text:span><text:span text:style-name="T153_10"><text:s/></text:span><text:span text:style-name="T153_11">liitetiedostona</text:span><text:span text:style-name="T153_12"><text:s/></text:span><text:span text:style-name="T153_13">kuvallinen</text:span><text:span text:style-name="T153_14"><text:s/></text:span><text:span text:style-name="T153_15">eli</text:span><text:span text:style-name="T153_16"><text:s/></text:span><text:span text:style-name="T153_17">visuaalinen</text:span><text:span text:style-name="T153_18"><text:s/></text:span><text:span text:style-name="T153_19">kuvaus</text:span><text:span text:style-name="T153_20"><text:s/></text:span><text:span text:style-name="T153_21">projektistasi</text:span><text:span text:style-name="T153_22">.<text:s/></text:span><text:span text:style-name="T153_23">Visuaalinen</text:span><text:span text:style-name="T153_24"><text:s/></text:span><text:span text:style-name="T153_25">kuvaus</text:span><text:span text:style-name="T153_26"><text:s/></text:span><text:span text:style-name="T153_27">voi</text:span><text:span text:style-name="T153_28"><text:s/></text:span><text:span text:style-name="T153_29">olla</text:span><text:span text:style-name="T153_30"><text:s/></text:span><text:span text:style-name="T153_31">myös</text:span><text:span text:style-name="T153_32"><text:s/></text:span><text:span text:style-name="T153_33">kuva</text:span><text:span text:style-name="T153_34"><text:s/></text:span><text:span text:style-name="T153_35">prototyyppisi</text:span><text:span text:style-name="T153_36"><text:s/></text:span><text:span text:style-name="T153_37">verkkosivusta</text:span><text:span text:style-name="T153_38">,<text:s/></text:span><text:span text:style-name="T153_39">jos</text:span><text:span text:style-name="T153_40"><text:s/></text:span><text:span text:style-name="T153_41">sinulla</text:span><text:span text:style-name="T153_42"><text:s/></text:span><text:span text:style-name="T153_43">sellainen</text:span><text:span text:style-name="T153_44"><text:s/></text:span><text:span text:style-name="T153_45">jo</text:span><text:span text:style-name="T153_46"><text:s/></text:span><text:span text:style-name="T153_47">on</text:span><text:span text:style-name="T153_48">.<text:s/></text:span><text:span text:style-name="T153_49">Saat</text:span><text:span text:style-name="T153_50"><text:s/></text:span><text:span text:style-name="T153_51">itse</text:span><text:span text:style-name="T153_52"><text:s/></text:span><text:span text:style-name="T153_53">valita</text:span><text:span text:style-name="T153_54">,<text:s/></text:span><text:span text:style-name="T153_55">millaisen</text:span><text:span text:style-name="T153_56"><text:s/></text:span><text:span text:style-name="T153_57">visualisoinnin</text:span><text:span text:style-name="T153_58"><text:s/></text:span><text:span text:style-name="T153_59">esität</text:span><text:span text:style-name="T153_60">.<text:s/></text:span><text:span text:style-name="T153_61">Hyviä</text:span><text:span text:style-name="T153_62"><text:s/></text:span><text:span text:style-name="T153_63">visualisointitapoja</text:span><text:span text:style-name="T153_64"><text:s/></text:span><text:span text:style-name="T153_65">on</text:span><text:span text:style-name="T153_66"><text:s/></text:span><text:span text:style-name="T153_67">lukuisia</text:span><text:span text:style-name="T153_68"><text:s/>-<text:s/></text:span><text:span text:style-name="T153_69">tärkeintä</text:span><text:span text:style-name="T153_70"><text:s/></text:span><text:span text:style-name="T153_71">on</text:span><text:span text:style-name="T153_72">,<text:s/></text:span><text:span text:style-name="T153_73">että</text:span><text:span text:style-name="T153_74"><text:s/></text:span><text:span text:style-name="T153_75">visualisointi</text:span><text:span text:style-name="T153_76"><text:s/></text:span><text:span text:style-name="T153_77">kertoo</text:span><text:span text:style-name="T153_78"><text:s/></text:span><text:span text:style-name="T153_79">tuomaristolle</text:span><text:span text:style-name="T153_80">,<text:s/></text:span><text:span text:style-name="T153_81">mistä</text:span><text:span text:style-name="T153_82"><text:s/></text:span><text:span text:style-name="T153_83">ideassasi</text:span><text:span text:style-name="T153_84"><text:s/></text:span><text:span text:style-name="T153_85">on</text:span><text:span text:style-name="T153_86"><text:s/></text:span><text:span text:style-name="T153_87">kysymys</text:span><text:span text:style-name="T153_88"><text:s/></text:span><text:span text:style-name="T153_89">ja</text:span><text:span text:style-name="T153_90"><text:s/></text:span><text:span text:style-name="T153_91">miten</text:span><text:span text:style-name="T153_92"><text:s/></text:span><text:span text:style-name="T153_93">se</text:span><text:span text:style-name="T153_94"><text:s/></text:span><text:span text:style-name="T153_95">toimii</text:span><text:span text:style-name="T153_96">.<text:s/></text:span><text:span text:style-name="T153_97">Esimerkki</text:span><text:span text:style-name="T153_98"><text:s/></text:span><text:span text:style-name="T153_99">visualisoinnista</text:span><text:span text:style-name="T153_100">:<text:s/></text:span><text:span text:style-name="T153_101">Jos</text:span><text:span text:style-name="T153_102"><text:s/></text:span><text:span text:style-name="T153_103">haluat</text:span><text:span text:style-name="T153_104"><text:s/></text:span><text:span text:style-name="T153_105">rakentaa</text:span><text:span text:style-name="T153_106"><text:s/></text:span><text:span text:style-name="T153_107">Uutisraivaaja</text:span><text:span text:style-name="T153_108">-</text:span><text:span text:style-name="T153_109">rahoituksella</text:span><text:span text:style-name="T153_110"><text:s/></text:span><text:span text:style-name="T153_111">mobiilisovelluksen</text:span><text:span text:style-name="T153_112">,<text:s/></text:span><text:span text:style-name="T153_113">voit</text:span><text:span text:style-name="T153_114"><text:s/></text:span><text:span text:style-name="T153_115">esittää</text:span><text:span text:style-name="T153_116"><text:s/></text:span><text:span text:style-name="T153_117">esimerkiksi</text:span><text:span text:style-name="T153_118"><text:s/></text:span><text:span text:style-name="T153_119">mobiilisovelluksen</text:span><text:span text:style-name="T153_120"><text:s/></text:span><text:span text:style-name="T153_121">käyttäjänäkymän</text:span><text:span text:style-name="T153_122"><text:s/></text:span><text:span text:style-name="T153_123">luonnoksen</text:span><text:span text:style-name="T153_124"><text:s/></text:span><text:span text:style-name="T153_125">ja</text:span><text:span text:style-name="T153_126"><text:s/></text:span><text:span text:style-name="T153_127">kaavion</text:span><text:span text:style-name="T153_128">,<text:s/></text:span><text:span text:style-name="T153_129">kuinka</text:span><text:span text:style-name="T153_130"><text:s/></text:span><text:span text:style-name="T153_131">käyttäjä</text:span><text:span text:style-name="T153_132"><text:s/></text:span><text:span text:style-name="T153_133">navigoi</text:span><text:span text:style-name="T153_134"><text:s/></text:span><text:span text:style-name="T153_135">sovelluksen</text:span><text:span text:style-name="T153_136"><text:s/></text:span><text:span text:style-name="T153_137">lävitse</text:span><text:span text:style-name="T153_138">.<text:s/></text:span><text:span text:style-name="T153_139">Voit</text:span><text:span text:style-name="T153_140"><text:s/></text:span><text:span text:style-name="T153_141">piirtää</text:span><text:span text:style-name="T153_142"><text:s/></text:span><text:span text:style-name="T153_143">käsin</text:span><text:span text:style-name="T153_144">,<text:s/></text:span><text:span text:style-name="T153_145">hyödyntää</text:span><text:span text:style-name="T153_146"><text:s/></text:span><text:span text:style-name="T153_147">käytössäsi</text:span><text:span text:style-name="T153_148"><text:s/></text:span><text:span text:style-name="T153_149">olevia</text:span><text:span text:style-name="T153_150"><text:s/></text:span><text:span text:style-name="T153_151">ohjelmistoja</text:span><text:span text:style-name="T153_152"><text:s/></text:span><text:span text:style-name="T153_153">tai</text:span><text:span text:style-name="T153_154"><text:s/></text:span><text:span text:style-name="T153_155">käyttää</text:span><text:span text:style-name="T153_156"><text:s/></text:span><text:span text:style-name="T153_157">verkossa</text:span><text:span text:style-name="T153_158"><text:s/></text:span><text:span text:style-name="T153_159">saatavilla</text:span><text:span text:style-name="T153_160"><text:s/></text:span><text:span text:style-name="T153_161">olevia</text:span><text:span text:style-name="T153_162"><text:s/></text:span><text:span text:style-name="T153_163">ilmaisia</text:span><text:span text:style-name="T153_164"><text:s/></text:span><text:span text:style-name="T153_165">ohjelmistoja</text:span><text:span text:style-name="T153_166">,<text:s/></text:span><text:span text:style-name="T153_167">kuten</text:span><text:span text:style-name="T153_168"><text:s/></text:span><text:span text:style-name="T153_169">Balsamiqia</text:span><text:span text:style-name="T153_170"><text:s/>(</text:span><text:span text:style-name="T153_171">http</text:span><text:span text:style-name="T153_172">://</text:span><text:span text:style-name="T153_173">www</text:span><text:span text:style-name="T153_174">.</text:span><text:span text:style-name="T153_175">balsamiq</text:span><text:span text:style-name="T153_176">.</text:span><text:span text:style-name="T153_177">com</text:span><text:span text:style-name="T153_178">/)<text:s/></text:span><text:span text:style-name="T153_179">tms</text:span><text:span text:style-name="T153_180">.<text:s/></text:span><text:span text:style-name="T153_181">Visualisointi</text:span><text:span text:style-name="T153_182"><text:s/></text:span><text:span text:style-name="T153_183">auttaa</text:span><text:span text:style-name="T153_184"><text:s/></text:span><text:span text:style-name="T153_185">tuomaristoa</text:span><text:span text:style-name="T153_186"><text:s/></text:span><text:span text:style-name="T153_187">ymmärtämään</text:span><text:span text:style-name="T153_188"><text:s/></text:span><text:span text:style-name="T153_189">projektiasi</text:span><text:span text:style-name="T153_190"><text:s/></text:span><text:span text:style-name="T153_191">paremmin</text:span><text:span text:style-name="T153_192">.</text:span></text:p></office:annotation></text:span><text:span text:style-name="T153_193">Visuali</text:span><text:span text:style-name="T153_194">zation</text:span></text:h>
      <text:p text:style-name="P154"><text:span text:style-name="T154_1"><text:a xlink:type="simple" xlink:href="http://www.slideshare.net/apoikola/protomedia-en"><text:span text:style-name="T154_2">http</text:span></text:a></text:span><text:span text:style-name="T154_3"><text:a xlink:type="simple" xlink:href="http://www.slideshare.net/apoikola/protomedia-en"><text:span text:style-name="T154_4">://</text:span></text:a></text:span><text:span text:style-name="T154_5"><text:a xlink:type="simple" xlink:href="http://www.slideshare.net/apoikola/protomedia-en"><text:span text:style-name="T154_6">www</text:span></text:a></text:span><text:span text:style-name="T154_7"><text:a xlink:type="simple" xlink:href="http://www.slideshare.net/apoikola/protomedia-en"><text:span text:style-name="T154_8">.</text:span></text:a></text:span><text:span text:style-name="T154_9"><text:a xlink:type="simple" xlink:href="http://www.slideshare.net/apoikola/protomedia-en"><text:span text:style-name="T154_10">slideshare</text:span></text:a></text:span><text:span text:style-name="T154_11"><text:a xlink:type="simple" xlink:href="http://www.slideshare.net/apoikola/protomedia-en"><text:span text:style-name="T154_12">.</text:span></text:a></text:span><text:span text:style-name="T154_13"><text:a xlink:type="simple" xlink:href="http://www.slideshare.net/apoikola/protomedia-en"><text:span text:style-name="T154_14">net</text:span></text:a></text:span><text:span text:style-name="T154_15"><text:a xlink:type="simple" xlink:href="http://www.slideshare.net/apoikola/protomedia-en"><text:span text:style-name="T154_16">/</text:span></text:a></text:span><text:span text:style-name="T154_17"><text:a xlink:type="simple" xlink:href="http://www.slideshare.net/apoikola/protomedia-en"><text:span text:style-name="T154_18">apoikola</text:span></text:a></text:span><text:span text:style-name="T154_19"><text:a xlink:type="simple" xlink:href="http://www.slideshare.net/apoikola/protomedia-en"><text:span text:style-name="T154_20">/</text:span></text:a></text:span><text:span text:style-name="T154_21"><text:a xlink:type="simple" xlink:href="http://www.slideshare.net/apoikola/protomedia-en"><text:span text:style-name="T154_22">protomedia</text:span></text:a></text:span><text:span text:style-name="T154_23"><text:a xlink:type="simple" xlink:href="http://www.slideshare.net/apoikola/protomedia-en"><text:span text:style-name="T154_24">-</text:span></text:a></text:span><text:span text:style-name="T154_25"><text:a xlink:type="simple" xlink:href="http://www.slideshare.net/apoikola/protomedia-en"><text:span text:style-name="T154_26">en</text:span></text:a></text:span></text:p>
      <text:p text:style-name="P155"><text:span text:style-name="T155_1"><text:a xlink:type="simple" xlink:href="https://dl.dropbox.com/u/2949803/protomedia/protomedia_EN.pdf"><text:span text:style-name="T155_2">https</text:span></text:a></text:span><text:span text:style-name="T155_3"><text:a xlink:type="simple" xlink:href="https://dl.dropbox.com/u/2949803/protomedia/protomedia_EN.pdf"><text:span text:style-name="T155_4">://</text:span></text:a></text:span><text:span text:style-name="T155_5"><text:a xlink:type="simple" xlink:href="https://dl.dropbox.com/u/2949803/protomedia/protomedia_EN.pdf"><text:span text:style-name="T155_6">dl</text:span></text:a></text:span><text:span text:style-name="T155_7"><text:a xlink:type="simple" xlink:href="https://dl.dropbox.com/u/2949803/protomedia/protomedia_EN.pdf"><text:span text:style-name="T155_8">.</text:span></text:a></text:span><text:span text:style-name="T155_9"><text:a xlink:type="simple" xlink:href="https://dl.dropbox.com/u/2949803/protomedia/protomedia_EN.pdf"><text:span text:style-name="T155_10">dropbox</text:span></text:a></text:span><text:span text:style-name="T155_11"><text:a xlink:type="simple" xlink:href="https://dl.dropbox.com/u/2949803/protomedia/protomedia_EN.pdf"><text:span text:style-name="T155_12">.</text:span></text:a></text:span><text:span text:style-name="T155_13"><text:a xlink:type="simple" xlink:href="https://dl.dropbox.com/u/2949803/protomedia/protomedia_EN.pdf"><text:span text:style-name="T155_14">com</text:span></text:a></text:span><text:span text:style-name="T155_15"><text:a xlink:type="simple" xlink:href="https://dl.dropbox.com/u/2949803/protomedia/protomedia_EN.pdf"><text:span text:style-name="T155_16">/</text:span></text:a></text:span><text:span text:style-name="T155_17"><text:a xlink:type="simple" xlink:href="https://dl.dropbox.com/u/2949803/protomedia/protomedia_EN.pdf"><text:span text:style-name="T155_18">u</text:span></text:a></text:span><text:span text:style-name="T155_19"><text:a xlink:type="simple" xlink:href="https://dl.dropbox.com/u/2949803/protomedia/protomedia_EN.pdf"><text:span text:style-name="T155_20">/2949803/</text:span></text:a></text:span><text:span text:style-name="T155_21"><text:a xlink:type="simple" xlink:href="https://dl.dropbox.com/u/2949803/protomedia/protomedia_EN.pdf"><text:span text:style-name="T155_22">protomedia</text:span></text:a></text:span><text:span text:style-name="T155_23"><text:a xlink:type="simple" xlink:href="https://dl.dropbox.com/u/2949803/protomedia/protomedia_EN.pdf"><text:span text:style-name="T155_24">/</text:span></text:a></text:span><text:span text:style-name="T155_25"><text:a xlink:type="simple" xlink:href="https://dl.dropbox.com/u/2949803/protomedia/protomedia_EN.pdf"><text:span text:style-name="T155_26">protomedia</text:span></text:a></text:span><text:span text:style-name="T155_27"><text:a xlink:type="simple" xlink:href="https://dl.dropbox.com/u/2949803/protomedia/protomedia_EN.pdf"><text:span text:style-name="T155_28">_</text:span></text:a></text:span><text:span text:style-name="T155_29"><text:a xlink:type="simple" xlink:href="https://dl.dropbox.com/u/2949803/protomedia/protomedia_EN.pdf"><text:span text:style-name="T155_30">EN</text:span></text:a></text:span><text:span text:style-name="T155_31"><text:a xlink:type="simple" xlink:href="https://dl.dropbox.com/u/2949803/protomedia/protomedia_EN.pdf"><text:span text:style-name="T155_32">.</text:span></text:a></text:span><text:span text:style-name="T155_33"><text:a xlink:type="simple" xlink:href="https://dl.dropbox.com/u/2949803/protomedia/protomedia_EN.pdf"><text:span text:style-name="T155_34">pdf</text:span></text:a></text:span></text:p>
      <text:h text:style-name="P156" text:outline-level="10"><text:bookmark-start text:name="h.f74a1or7nexy"/><text:bookmark-end text:name="h.f74a1or7nexy"/><text:span text:style-name="T156_1"><office:annotation><dc:creator/><text:p text:style-name="P157"><text:span text:style-name="T157_1">Leo</text:span><text:span text:style-name="T157_2"><text:s/></text:span><text:span text:style-name="T157_3">Lahti</text:span><text:span text:style-name="T157_4">:</text:span></text:p><text:p text:style-name="P158"><text:span text:style-name="T158_1">Kenelle</text:span><text:span text:style-name="T158_2"><text:s/></text:span><text:span text:style-name="T158_3">projektisi</text:span><text:span text:style-name="T158_4">/</text:span><text:span text:style-name="T158_5">palvelusi</text:span><text:span text:style-name="T158_6">/</text:span><text:span text:style-name="T158_7">tuotteesi</text:span><text:span text:style-name="T158_8"><text:s/></text:span><text:span text:style-name="T158_9">on</text:span><text:span text:style-name="T158_10"><text:s/></text:span><text:span text:style-name="T158_11">suunnattu</text:span><text:span text:style-name="T158_12">?<text:s/></text:span><text:span text:style-name="T158_13">Miksi</text:span><text:span text:style-name="T158_14"><text:s/></text:span><text:span text:style-name="T158_15">he</text:span><text:span text:style-name="T158_16"><text:s/></text:span><text:span text:style-name="T158_17">käyttäisivät</text:span><text:span text:style-name="T158_18"><text:s/></text:span><text:span text:style-name="T158_19">sitä</text:span><text:span text:style-name="T158_20">?</text:span></text:p></office:annotation></text:span><text:span text:style-name="T158_21">Customers</text:span><text:span text:style-name="T158_22"><text:s/></text:span></text:h>
      <text:p text:style-name="P159"><text:span text:style-name="T159_1">The</text:span><text:span text:style-name="T159_2"><text:s/></text:span><text:span text:style-name="T159_3">services</text:span><text:span text:style-name="T159_4"><text:s/></text:span><text:span text:style-name="T159_5">are</text:span><text:span text:style-name="T159_6"><text:s/></text:span><text:span text:style-name="T159_7">primarily</text:span><text:span text:style-name="T159_8"><text:s/></text:span><text:span text:style-name="T159_9">targeted</text:span><text:span text:style-name="T159_10"><text:s/></text:span><text:span text:style-name="T159_11">at</text:span><text:span text:style-name="T159_12"><text:s/></text:span><text:span text:style-name="T159_13">media</text:span><text:span text:style-name="T159_14"><text:s/></text:span><text:span text:style-name="T159_15">companies</text:span><text:span text:style-name="T159_16"><text:s/></text:span><text:span text:style-name="T159_17">and</text:span><text:span text:style-name="T159_18"><text:s/></text:span><text:span text:style-name="T159_19">journalists</text:span><text:span text:style-name="T159_20"><text:s/></text:span><text:span text:style-name="T159_21">who</text:span><text:span text:style-name="T159_22"><text:s/></text:span><text:span text:style-name="T159_23">cannot</text:span><text:span text:style-name="T159_24"><text:s/></text:span><text:span text:style-name="T159_25">maintain</text:span><text:span text:style-name="T159_26"><text:s/></text:span><text:span text:style-name="T159_27">their</text:span><text:span text:style-name="T159_28"><text:s/></text:span><text:span text:style-name="T159_29">own</text:span><text:span text:style-name="T159_30"><text:s/></text:span><text:span text:style-name="T159_31">Datadesk</text:span><text:span text:style-name="T159_32"><text:s/></text:span><text:span text:style-name="T159_33">and</text:span><text:span text:style-name="T159_34"><text:s/></text:span><text:span text:style-name="T159_35">need</text:span><text:span text:style-name="T159_36"><text:s/></text:span><text:span text:style-name="T159_37">trustworthy</text:span><text:span text:style-name="T159_38"><text:s/></text:span><text:span text:style-name="T159_39">technical</text:span><text:span text:style-name="T159_40"><text:s/></text:span><text:span text:style-name="T159_41">expertise</text:span><text:span text:style-name="T159_42"><text:s/></text:span><text:span text:style-name="T159_43">and</text:span><text:span text:style-name="T159_44"><text:s/></text:span><text:span text:style-name="T159_45">infrastructure</text:span><text:span text:style-name="T159_46"><text:s/></text:span><text:span text:style-name="T159_47">to</text:span><text:span text:style-name="T159_48"><text:s/></text:span><text:span text:style-name="T159_49">carry</text:span><text:span text:style-name="T159_50"><text:s/></text:span><text:span text:style-name="T159_51">out</text:span><text:span text:style-name="T159_52"><text:s/></text:span><text:span text:style-name="T159_53">data</text:span><text:span text:style-name="T159_54"><text:s/></text:span><text:span text:style-name="T159_55">journalistic</text:span><text:span text:style-name="T159_56"><text:s/></text:span><text:span text:style-name="T159_57">tasks</text:span><text:span text:style-name="T159_58">.<text:s/></text:span><text:span text:style-name="T159_59">Datadesk</text:span><text:span text:style-name="T159_60"><text:s/></text:span><text:span text:style-name="T159_61">refers</text:span><text:span text:style-name="T159_62"><text:s/></text:span><text:span text:style-name="T159_63">to</text:span><text:span text:style-name="T159_64"><text:s/></text:span><text:span text:style-name="T159_65">sufficient</text:span><text:span text:style-name="T159_66"><text:s/></text:span><text:span text:style-name="T159_67">technical</text:span><text:span text:style-name="T159_68"><text:s/></text:span><text:span text:style-name="T159_69">infrastructure</text:span><text:span text:style-name="T159_70"><text:s/></text:span><text:span text:style-name="T159_71">and</text:span><text:span text:style-name="T159_72"><text:s/></text:span><text:span text:style-name="T159_73">skills</text:span><text:span text:style-name="T159_74"><text:s/></text:span><text:span text:style-name="T159_75">for</text:span><text:span text:style-name="T159_76"><text:s/></text:span><text:span text:style-name="T159_77">data</text:span><text:span text:style-name="T159_78"><text:s/></text:span><text:span text:style-name="T159_79">analysis</text:span><text:span text:style-name="T159_80"><text:s/></text:span><text:span text:style-name="T159_81">and</text:span><text:span text:style-name="T159_82"><text:s/></text:span><text:span text:style-name="T159_83">visualization</text:span><text:span text:style-name="T159_84"><text:s/></text:span><text:span text:style-name="T159_85">in</text:span><text:span text:style-name="T159_86"><text:s/></text:span><text:span text:style-name="T159_87">the</text:span><text:span text:style-name="T159_88"><text:s/></text:span><text:span text:style-name="T159_89">context</text:span><text:span text:style-name="T159_90"><text:s/></text:span><text:span text:style-name="T159_91">of</text:span><text:span text:style-name="T159_92"><text:s/></text:span><text:span text:style-name="T159_93">media</text:span><text:span text:style-name="T159_94"><text:s/></text:span><text:span text:style-name="T159_95">and</text:span><text:span text:style-name="T159_96"><text:s/></text:span><text:span text:style-name="T159_97">news</text:span><text:span text:style-name="T159_98"><text:s/></text:span><text:span text:style-name="T159_99">applications</text:span><text:span text:style-name="T159_100">.<text:s/></text:span><text:span text:style-name="T159_101">The</text:span><text:span text:style-name="T159_102"><text:s/></text:span><text:span text:style-name="T159_103">accumulating</text:span><text:span text:style-name="T159_104"><text:s/></text:span><text:span text:style-name="T159_105">open</text:span><text:span text:style-name="T159_106"><text:s/></text:span><text:span text:style-name="T159_107">knowledge</text:span><text:span text:style-name="T159_108"><text:s/></text:span><text:span text:style-name="T159_109">base</text:span><text:span text:style-name="T159_110"><text:s/></text:span><text:span text:style-name="T159_111">and</text:span><text:span text:style-name="T159_112"><text:s/></text:span><text:span text:style-name="T159_113">analysis</text:span><text:span text:style-name="T159_114"><text:s/></text:span><text:span text:style-name="T159_115">tools</text:span><text:span text:style-name="T159_116"><text:s/></text:span><text:span text:style-name="T159_117">will</text:span><text:span text:style-name="T159_118"><text:s/></text:span><text:span text:style-name="T159_119">be</text:span><text:span text:style-name="T159_120"><text:s/></text:span><text:span text:style-name="T159_121">also</text:span><text:span text:style-name="T159_122"><text:s/></text:span><text:span text:style-name="T159_123">available</text:span><text:span text:style-name="T159_124"><text:s/></text:span><text:span text:style-name="T159_125">for</text:span><text:span text:style-name="T159_126"><text:s/></text:span><text:span text:style-name="T159_127">researchers</text:span><text:span text:style-name="T159_128">,<text:s/></text:span><text:span text:style-name="T159_129">organizations</text:span><text:span text:style-name="T159_130"><text:s/></text:span><text:span text:style-name="T159_131">and</text:span><text:span text:style-name="T159_132"><text:s/></text:span><text:span text:style-name="T159_133">civil</text:span><text:span text:style-name="T159_134"><text:s/></text:span><text:span text:style-name="T159_135">society</text:span><text:span text:style-name="T159_136">.<text:s/></text:span><text:span text:style-name="T159_137">This</text:span><text:span text:style-name="T159_138"><text:s/></text:span><text:span text:style-name="T159_139">allows</text:span><text:span text:style-name="T159_140"><text:s/></text:span><text:span text:style-name="T159_141">transparent</text:span><text:span text:style-name="T159_142">,<text:s/></text:span><text:span text:style-name="T159_143">evidence</text:span><text:span text:style-name="T159_144">-</text:span><text:span text:style-name="T159_145">based</text:span><text:span text:style-name="T159_146"><text:s/></text:span><text:span text:style-name="T159_147">analyses</text:span><text:span text:style-name="T159_148"><text:s/></text:span><text:span text:style-name="T159_149">and</text:span><text:span text:style-name="T159_150"><text:s/></text:span><text:span text:style-name="T159_151">helps</text:span><text:span text:style-name="T159_152"><text:s/></text:span><text:span text:style-name="T159_153">to</text:span><text:span text:style-name="T159_154"><text:s/></text:span><text:span text:style-name="T159_155">increase</text:span><text:span text:style-name="T159_156"><text:s/></text:span><text:span text:style-name="T159_157">the</text:span><text:span text:style-name="T159_158"><text:s/></text:span><text:span text:style-name="T159_159">impact</text:span><text:span text:style-name="T159_160"><text:s/></text:span><text:span text:style-name="T159_161">of</text:span><text:span text:style-name="T159_162"><text:s/></text:span><text:span text:style-name="T159_163">journalistic</text:span><text:span text:style-name="T159_164"><text:s/></text:span><text:span text:style-name="T159_165">work</text:span><text:span text:style-name="T159_166"><text:s/></text:span><text:span text:style-name="T159_167">and</text:span><text:span text:style-name="T159_168"><text:s/></text:span><text:span text:style-name="T159_169">gather</text:span><text:span text:style-name="T159_170"><text:s/></text:span><text:span text:style-name="T159_171">valuable</text:span><text:span text:style-name="T159_172"><text:s/></text:span><text:span text:style-name="T159_173">feedback</text:span><text:span text:style-name="T159_174"><text:s/></text:span><text:span text:style-name="T159_175">from</text:span><text:span text:style-name="T159_176"><text:s/></text:span><text:span text:style-name="T159_177">wider</text:span><text:span text:style-name="T159_178"><text:s/></text:span><text:span text:style-name="T159_179">audience</text:span><text:span text:style-name="T159_180"><text:s/></text:span><text:span text:style-name="T159_181">to</text:span><text:span text:style-name="T159_182"><text:s/></text:span><text:span text:style-name="T159_183">improve</text:span><text:span text:style-name="T159_184"><text:s/></text:span><text:span text:style-name="T159_185">the</text:span><text:span text:style-name="T159_186"><text:s/></text:span><text:span text:style-name="T159_187">data</text:span><text:span text:style-name="T159_188"><text:s/></text:span><text:span text:style-name="T159_189">and</text:span><text:span text:style-name="T159_190"><text:s/></text:span><text:span text:style-name="T159_191">code</text:span><text:span text:style-name="T159_192"><text:s/></text:span><text:span text:style-name="T159_193">sharing</text:span><text:span text:style-name="T159_194"><text:s/></text:span><text:span text:style-name="T159_195">infrastructure</text:span><text:span text:style-name="T159_196">.</text:span></text:p>
      <text:h text:style-name="P160" text:outline-level="10"><text:bookmark-start text:name="h.se0xuh5us0wy"/><text:bookmark-end text:name="h.se0xuh5us0wy"/><text:span text:style-name="T160_1"><office:annotation><dc:creator/><text:p text:style-name="P161"><text:span text:style-name="T161_1">Leo</text:span><text:span text:style-name="T161_2"><text:s/></text:span><text:span text:style-name="T161_3">Lahti</text:span><text:span text:style-name="T161_4">:</text:span></text:p><text:p text:style-name="P162"><text:span text:style-name="T162_1">(</text:span><text:span text:style-name="T162_2">esim</text:span><text:span text:style-name="T162_3">.<text:s/></text:span><text:span text:style-name="T162_4">rajapinnat</text:span><text:span text:style-name="T162_5">)<text:s/></text:span><text:span text:style-name="T162_6">Jos</text:span><text:span text:style-name="T162_7"><text:s/></text:span><text:span text:style-name="T162_8">projektisi</text:span><text:span text:style-name="T162_9"><text:s/></text:span><text:span text:style-name="T162_10">hyödyntää</text:span><text:span text:style-name="T162_11"><text:s/></text:span><text:span text:style-name="T162_12">muita</text:span><text:span text:style-name="T162_13"><text:s/></text:span><text:span text:style-name="T162_14">olemassa</text:span><text:span text:style-name="T162_15"><text:s/></text:span><text:span text:style-name="T162_16">olevia</text:span><text:span text:style-name="T162_17"><text:s/></text:span><text:span text:style-name="T162_18">palveluita</text:span><text:span text:style-name="T162_19">,<text:s/></text:span><text:span text:style-name="T162_20">kuten</text:span><text:span text:style-name="T162_21"><text:s/></text:span><text:span text:style-name="T162_22">Facebookia</text:span><text:span text:style-name="T162_23"><text:s/></text:span><text:span text:style-name="T162_24">tai</text:span><text:span text:style-name="T162_25"><text:s/></text:span><text:span text:style-name="T162_26">Twitteriä</text:span><text:span text:style-name="T162_27">,<text:s/></text:span><text:span text:style-name="T162_28">esimerkiksi</text:span><text:span text:style-name="T162_29"><text:s/></text:span><text:span text:style-name="T162_30">rajapintojen</text:span><text:span text:style-name="T162_31"><text:s/></text:span><text:span text:style-name="T162_32">kautta</text:span><text:span text:style-name="T162_33">,<text:s/></text:span><text:span text:style-name="T162_34">listaa</text:span><text:span text:style-name="T162_35"><text:s/></text:span><text:span text:style-name="T162_36">nämä</text:span><text:span text:style-name="T162_37"><text:s/></text:span><text:span text:style-name="T162_38">palvelut</text:span><text:span text:style-name="T162_39"><text:s/></text:span><text:span text:style-name="T162_40">tässä</text:span><text:span text:style-name="T162_41"><text:s/></text:span><text:span text:style-name="T162_42">ja</text:span><text:span text:style-name="T162_43"><text:s/></text:span><text:span text:style-name="T162_44">kerro</text:span><text:span text:style-name="T162_45">,<text:s/></text:span><text:span text:style-name="T162_46">miten</text:span><text:span text:style-name="T162_47"><text:s/></text:span><text:span text:style-name="T162_48">projektisi</text:span><text:span text:style-name="T162_49"><text:s/></text:span><text:span text:style-name="T162_50">käyttää</text:span><text:span text:style-name="T162_51"><text:s/></text:span><text:span text:style-name="T162_52">näitä</text:span><text:span text:style-name="T162_53"><text:s/></text:span><text:span text:style-name="T162_54">palveluita</text:span><text:span text:style-name="T162_55">.</text:span></text:p></office:annotation></text:span><text:span text:style-name="T162_56">External</text:span><text:span text:style-name="T162_57"><text:s/></text:span><text:span text:style-name="T162_58">services</text:span><text:span text:style-name="T162_59"><text:s/></text:span></text:h>
      <text:p text:style-name="P163"><text:span text:style-name="T163_1">Data</text:span><text:span text:style-name="T163_2"><text:s/></text:span><text:span text:style-name="T163_3">from</text:span><text:span text:style-name="T163_4"><text:s/></text:span><text:span text:style-name="T163_5">various</text:span><text:span text:style-name="T163_6"><text:s/></text:span><text:span text:style-name="T163_7">sources</text:span><text:span text:style-name="T163_8"><text:s/></text:span><text:span text:style-name="T163_9">is</text:span><text:span text:style-name="T163_10"><text:s/></text:span><text:span text:style-name="T163_11">collected</text:span><text:span text:style-name="T163_12"><text:s/></text:span><text:span text:style-name="T163_13">and</text:span><text:span text:style-name="T163_14"><text:s/></text:span><text:span text:style-name="T163_15">preprocessed</text:span><text:span text:style-name="T163_16"><text:s/></text:span><text:span text:style-name="T163_17">to</text:span><text:span text:style-name="T163_18"><text:s/></text:span><text:span text:style-name="T163_19">easy</text:span><text:span text:style-name="T163_20">-</text:span><text:span text:style-name="T163_21">to</text:span><text:span text:style-name="T163_22">-</text:span><text:span text:style-name="T163_23">use</text:span><text:span text:style-name="T163_24"><text:s/></text:span><text:span text:style-name="T163_25">format</text:span><text:span text:style-name="T163_26">.<text:s/></text:span><text:span text:style-name="T163_27">Examples</text:span><text:span text:style-name="T163_28"><text:s/></text:span><text:span text:style-name="T163_29">of</text:span><text:span text:style-name="T163_30"><text:s/></text:span><text:span text:style-name="T163_31">open</text:span><text:span text:style-name="T163_32"><text:s/></text:span><text:span text:style-name="T163_33">data</text:span><text:span text:style-name="T163_34"><text:s/></text:span><text:span text:style-name="T163_35">sources</text:span><text:span text:style-name="T163_36"><text:s/></text:span><text:span text:style-name="T163_37">that</text:span><text:span text:style-name="T163_38"><text:s/></text:span><text:span text:style-name="T163_39">currently</text:span><text:span text:style-name="T163_40"><text:s/></text:span><text:span text:style-name="T163_41">require</text:span><text:span text:style-name="T163_42"><text:s/></text:span><text:span text:style-name="T163_43">considerable</text:span><text:span text:style-name="T163_44"><text:s/></text:span><text:span text:style-name="T163_45">preprocessing</text:span><text:span text:style-name="T163_46"><text:s/></text:span><text:span text:style-name="T163_47">before</text:span><text:span text:style-name="T163_48"><text:s/></text:span><text:span text:style-name="T163_49">journalistic</text:span><text:span text:style-name="T163_50"><text:s/></text:span><text:span text:style-name="T163_51">analysis</text:span><text:span text:style-name="T163_52"><text:s/></text:span><text:span text:style-name="T163_53">include</text:span><text:span text:style-name="T163_54">,<text:s/></text:span><text:span text:style-name="T163_55">but</text:span><text:span text:style-name="T163_56"><text:s/></text:span><text:span text:style-name="T163_57">are</text:span><text:span text:style-name="T163_58"><text:s/></text:span><text:span text:style-name="T163_59">not</text:span><text:span text:style-name="T163_60"><text:s/></text:span><text:span text:style-name="T163_61">limited</text:span><text:span text:style-name="T163_62"><text:s/></text:span><text:span text:style-name="T163_63">to</text:span><text:span text:style-name="T163_64">:</text:span></text:p>
      <text:p text:style-name="P164"/>
      <text:list text:style-name="LS5" xml:id="list12">
        <text:list-item>
          <text:p text:style-name="P165"><text:span text:style-name="T165_1">Governmental</text:span><text:span text:style-name="T165_2"><text:s/></text:span><text:span text:style-name="T165_3">organizations</text:span><text:span text:style-name="T165_4">’<text:s/></text:span><text:span text:style-name="T165_5">websites</text:span><text:span text:style-name="T165_6"><text:s/></text:span><text:span text:style-name="T165_7">contain</text:span><text:span text:style-name="T165_8"><text:s/></text:span><text:span text:style-name="T165_9">rich</text:span><text:span text:style-name="T165_10"><text:s/></text:span><text:span text:style-name="T165_11">sets</text:span><text:span text:style-name="T165_12"><text:s/></text:span><text:span text:style-name="T165_13">of</text:span><text:span text:style-name="T165_14"><text:s/></text:span><text:span text:style-name="T165_15">journalistically</text:span><text:span text:style-name="T165_16"><text:s/></text:span><text:span text:style-name="T165_17">relevant</text:span><text:span text:style-name="T165_18"><text:s/></text:span><text:span text:style-name="T165_19">content</text:span><text:span text:style-name="T165_20"><text:s/></text:span><text:span text:style-name="T165_21">including</text:span><text:span text:style-name="T165_22"><text:s/></text:span><text:span text:style-name="T165_23">information</text:span><text:span text:style-name="T165_24"><text:s/></text:span><text:span text:style-name="T165_25">on</text:span><text:span text:style-name="T165_26"><text:s/></text:span><text:span text:style-name="T165_27">election</text:span><text:span text:style-name="T165_28"><text:s/></text:span><text:span text:style-name="T165_29">candidates</text:span><text:span text:style-name="T165_30"><text:s/></text:span><text:span text:style-name="T165_31">personal</text:span><text:span text:style-name="T165_32"><text:s/></text:span><text:span text:style-name="T165_33">information</text:span><text:span text:style-name="T165_34"><text:s/></text:span><text:span text:style-name="T165_35">and</text:span><text:span text:style-name="T165_36"><text:s/></text:span><text:span text:style-name="T165_37">funding</text:span><text:span text:style-name="T165_38"><text:s/></text:span><text:span text:style-name="T165_39">sources</text:span><text:span text:style-name="T165_40"><text:s/>(</text:span><text:span text:style-name="T165_41">http</text:span><text:span text:style-name="T165_42">://192.49.229.35/).<text:s/></text:span><text:span text:style-name="T165_43">Further</text:span><text:span text:style-name="T165_44"><text:s/></text:span><text:span text:style-name="T165_45">data</text:span><text:span text:style-name="T165_46"><text:s/></text:span><text:span text:style-name="T165_47">sets</text:span><text:span text:style-name="T165_48"><text:s/></text:span><text:span text:style-name="T165_49">will</text:span><text:span text:style-name="T165_50"><text:s/></text:span><text:span text:style-name="T165_51">include</text:span><text:span text:style-name="T165_52"><text:s/></text:span><text:span text:style-name="T165_53">data</text:span><text:span text:style-name="T165_54"><text:s/></text:span><text:span text:style-name="T165_55">on</text:span><text:span text:style-name="T165_56"><text:s/></text:span><text:span text:style-name="T165_57">voting</text:span><text:span text:style-name="T165_58"><text:s/></text:span><text:span text:style-name="T165_59">results</text:span><text:span text:style-name="T165_60"><text:s/></text:span><text:span text:style-name="T165_61">in</text:span><text:span text:style-name="T165_62"><text:s/></text:span><text:span text:style-name="T165_63">the</text:span><text:span text:style-name="T165_64"><text:s/></text:span><text:span text:style-name="T165_65">Finnish</text:span><text:span text:style-name="T165_66"><text:s/></text:span><text:span text:style-name="T165_67">Parliament</text:span><text:span text:style-name="T165_68"><text:s/></text:span><text:span text:style-name="T165_69">in</text:span><text:span text:style-name="T165_70"><text:s/>2013<text:s/>(</text:span><text:span text:style-name="T165_71">now</text:span><text:span text:style-name="T165_72"><text:s/></text:span><text:span text:style-name="T165_73">available</text:span><text:span text:style-name="T165_74"><text:s/></text:span><text:span text:style-name="T165_75">from</text:span><text:span text:style-name="T165_76"><text:s/></text:span><text:span text:style-name="T165_77">biomi</text:span><text:span text:style-name="T165_78">.</text:span><text:span text:style-name="T165_79">org</text:span><text:span text:style-name="T165_80"><text:s/></text:span><text:span text:style-name="T165_81"><text:a xlink:type="simple" xlink:href="http://biomi.org/eduskunta/eduskunta.html"><text:span text:style-name="T165_82">http</text:span></text:a></text:span><text:span text:style-name="T165_83"><text:a xlink:type="simple" xlink:href="http://biomi.org/eduskunta/eduskunta.html"><text:span text:style-name="T165_84">://</text:span></text:a></text:span><text:span text:style-name="T165_85"><text:a xlink:type="simple" xlink:href="http://biomi.org/eduskunta/eduskunta.html"><text:span text:style-name="T165_86">biomi</text:span></text:a></text:span><text:span text:style-name="T165_87"><text:a xlink:type="simple" xlink:href="http://biomi.org/eduskunta/eduskunta.html"><text:span text:style-name="T165_88">.</text:span></text:a></text:span><text:span text:style-name="T165_89"><text:a xlink:type="simple" xlink:href="http://biomi.org/eduskunta/eduskunta.html"><text:span text:style-name="T165_90">org</text:span></text:a></text:span><text:span text:style-name="T165_91"><text:a xlink:type="simple" xlink:href="http://biomi.org/eduskunta/eduskunta.html"><text:span text:style-name="T165_92">/</text:span></text:a></text:span><text:span text:style-name="T165_93"><text:a xlink:type="simple" xlink:href="http://biomi.org/eduskunta/eduskunta.html"><text:span text:style-name="T165_94">eduskunta</text:span></text:a></text:span><text:span text:style-name="T165_95"><text:a xlink:type="simple" xlink:href="http://biomi.org/eduskunta/eduskunta.html"><text:span text:style-name="T165_96">/</text:span></text:a></text:span><text:span text:style-name="T165_97"><text:a xlink:type="simple" xlink:href="http://biomi.org/eduskunta/eduskunta.html"><text:span text:style-name="T165_98">eduskunta</text:span></text:a></text:span><text:span text:style-name="T165_99"><text:a xlink:type="simple" xlink:href="http://biomi.org/eduskunta/eduskunta.html"><text:span text:style-name="T165_100">.</text:span></text:a></text:span><text:span text:style-name="T165_101"><text:a xlink:type="simple" xlink:href="http://biomi.org/eduskunta/eduskunta.html"><text:span text:style-name="T165_102">html</text:span></text:a></text:span><text:span text:style-name="T165_103">),<text:s/></text:span><text:span text:style-name="T165_104">environmental</text:span><text:span text:style-name="T165_105"><text:s/></text:span><text:span text:style-name="T165_106">institutes</text:span><text:span text:style-name="T165_107"><text:s/>(</text:span><text:span text:style-name="T165_108"><text:a xlink:type="simple" xlink:href="http://wwwp2.ymparisto.fi/scripts/oiva.asp"><text:span text:style-name="T165_109">http</text:span></text:a></text:span><text:span text:style-name="T165_110"><text:a xlink:type="simple" xlink:href="http://wwwp2.ymparisto.fi/scripts/oiva.asp"><text:span text:style-name="T165_111">://</text:span></text:a></text:span><text:span text:style-name="T165_112"><text:a xlink:type="simple" xlink:href="http://wwwp2.ymparisto.fi/scripts/oiva.asp"><text:span text:style-name="T165_113">wwwp</text:span></text:a></text:span><text:span text:style-name="T165_114"><text:a xlink:type="simple" xlink:href="http://wwwp2.ymparisto.fi/scripts/oiva.asp"><text:span text:style-name="T165_115">2.</text:span></text:a></text:span><text:span text:style-name="T165_116"><text:a xlink:type="simple" xlink:href="http://wwwp2.ymparisto.fi/scripts/oiva.asp"><text:span text:style-name="T165_117">ymparisto</text:span></text:a></text:span><text:span text:style-name="T165_118"><text:a xlink:type="simple" xlink:href="http://wwwp2.ymparisto.fi/scripts/oiva.asp"><text:span text:style-name="T165_119">.</text:span></text:a></text:span><text:span text:style-name="T165_120"><text:a xlink:type="simple" xlink:href="http://wwwp2.ymparisto.fi/scripts/oiva.asp"><text:span text:style-name="T165_121">fi</text:span></text:a></text:span><text:span text:style-name="T165_122"><text:a xlink:type="simple" xlink:href="http://wwwp2.ymparisto.fi/scripts/oiva.asp"><text:span text:style-name="T165_123">/</text:span></text:a></text:span><text:span text:style-name="T165_124"><text:a xlink:type="simple" xlink:href="http://wwwp2.ymparisto.fi/scripts/oiva.asp"><text:span text:style-name="T165_125">scripts</text:span></text:a></text:span><text:span text:style-name="T165_126"><text:a xlink:type="simple" xlink:href="http://wwwp2.ymparisto.fi/scripts/oiva.asp"><text:span text:style-name="T165_127">/</text:span></text:a></text:span><text:span text:style-name="T165_128"><text:a xlink:type="simple" xlink:href="http://wwwp2.ymparisto.fi/scripts/oiva.asp"><text:span text:style-name="T165_129">oiva</text:span></text:a></text:span><text:span text:style-name="T165_130"><text:a xlink:type="simple" xlink:href="http://wwwp2.ymparisto.fi/scripts/oiva.asp"><text:span text:style-name="T165_131">.</text:span></text:a></text:span><text:span text:style-name="T165_132"><text:a xlink:type="simple" xlink:href="http://wwwp2.ymparisto.fi/scripts/oiva.asp"><text:span text:style-name="T165_133">asp</text:span></text:a></text:span><text:span text:style-name="T165_134">),<text:s/></text:span><text:span text:style-name="T165_135">National</text:span><text:span text:style-name="T165_136"><text:s/></text:span><text:span text:style-name="T165_137">Institute</text:span><text:span text:style-name="T165_138"><text:s/></text:span><text:span text:style-name="T165_139">for</text:span><text:span text:style-name="T165_140"><text:s/></text:span><text:span text:style-name="T165_141">Health</text:span><text:span text:style-name="T165_142"><text:s/></text:span><text:span text:style-name="T165_143">and</text:span><text:span text:style-name="T165_144"><text:s/></text:span><text:span text:style-name="T165_145">Welfare</text:span><text:span text:style-name="T165_146"><text:s/>(</text:span><text:span text:style-name="T165_147"><text:a xlink:type="simple" xlink:href="http://uusi.sotkanet.fi/portal/page/portal/etusivu"><text:span text:style-name="T165_148">http</text:span></text:a></text:span><text:span text:style-name="T165_149"><text:a xlink:type="simple" xlink:href="http://uusi.sotkanet.fi/portal/page/portal/etusivu"><text:span text:style-name="T165_150">://</text:span></text:a></text:span><text:span text:style-name="T165_151"><text:a xlink:type="simple" xlink:href="http://uusi.sotkanet.fi/portal/page/portal/etusivu"><text:span text:style-name="T165_152">uusi</text:span></text:a></text:span><text:span text:style-name="T165_153"><text:a xlink:type="simple" xlink:href="http://uusi.sotkanet.fi/portal/page/portal/etusivu"><text:span text:style-name="T165_154">.</text:span></text:a></text:span><text:span text:style-name="T165_155"><text:a xlink:type="simple" xlink:href="http://uusi.sotkanet.fi/portal/page/portal/etusivu"><text:span text:style-name="T165_156">sotkanet</text:span></text:a></text:span><text:span text:style-name="T165_157"><text:a xlink:type="simple" xlink:href="http://uusi.sotkanet.fi/portal/page/portal/etusivu"><text:span text:style-name="T165_158">.</text:span></text:a></text:span><text:span text:style-name="T165_159"><text:a xlink:type="simple" xlink:href="http://uusi.sotkanet.fi/portal/page/portal/etusivu"><text:span text:style-name="T165_160">fi</text:span></text:a></text:span><text:span text:style-name="T165_161"><text:a xlink:type="simple" xlink:href="http://uusi.sotkanet.fi/portal/page/portal/etusivu"><text:span text:style-name="T165_162">/</text:span></text:a></text:span><text:span text:style-name="T165_163"><text:a xlink:type="simple" xlink:href="http://uusi.sotkanet.fi/portal/page/portal/etusivu"><text:span text:style-name="T165_164">portal</text:span></text:a></text:span><text:span text:style-name="T165_165"><text:a xlink:type="simple" xlink:href="http://uusi.sotkanet.fi/portal/page/portal/etusivu"><text:span text:style-name="T165_166">/</text:span></text:a></text:span><text:span text:style-name="T165_167"><text:a xlink:type="simple" xlink:href="http://uusi.sotkanet.fi/portal/page/portal/etusivu"><text:span text:style-name="T165_168">page</text:span></text:a></text:span><text:span text:style-name="T165_169"><text:a xlink:type="simple" xlink:href="http://uusi.sotkanet.fi/portal/page/portal/etusivu"><text:span text:style-name="T165_170">/</text:span></text:a></text:span><text:span text:style-name="T165_171"><text:a xlink:type="simple" xlink:href="http://uusi.sotkanet.fi/portal/page/portal/etusivu"><text:span text:style-name="T165_172">portal</text:span></text:a></text:span><text:span text:style-name="T165_173"><text:a xlink:type="simple" xlink:href="http://uusi.sotkanet.fi/portal/page/portal/etusivu"><text:span text:style-name="T165_174">/</text:span></text:a></text:span><text:span text:style-name="T165_175"><text:a xlink:type="simple" xlink:href="http://uusi.sotkanet.fi/portal/page/portal/etusivu"><text:span text:style-name="T165_176">etusivu</text:span></text:a></text:span><text:span text:style-name="T165_177">),<text:s/></text:span><text:span text:style-name="T165_178">Statistics</text:span><text:span text:style-name="T165_179"><text:s/></text:span><text:span text:style-name="T165_180">Finland</text:span><text:span text:style-name="T165_181"><text:s/>(</text:span><text:span text:style-name="T165_182"><text:a xlink:type="simple" xlink:href="http://www.stat.fi/"><text:span text:style-name="T165_183">http</text:span></text:a></text:span><text:span text:style-name="T165_184"><text:a xlink:type="simple" xlink:href="http://www.stat.fi/"><text:span text:style-name="T165_185">://</text:span></text:a></text:span><text:span text:style-name="T165_186"><text:a xlink:type="simple" xlink:href="http://www.stat.fi/"><text:span text:style-name="T165_187">www</text:span></text:a></text:span><text:span text:style-name="T165_188"><text:a xlink:type="simple" xlink:href="http://www.stat.fi/"><text:span text:style-name="T165_189">.</text:span></text:a></text:span><text:span text:style-name="T165_190"><text:a xlink:type="simple" xlink:href="http://www.stat.fi/"><text:span text:style-name="T165_191">stat</text:span></text:a></text:span><text:span text:style-name="T165_192"><text:a xlink:type="simple" xlink:href="http://www.stat.fi/"><text:span text:style-name="T165_193">.</text:span></text:a></text:span><text:span text:style-name="T165_194"><text:a xlink:type="simple" xlink:href="http://www.stat.fi/"><text:span text:style-name="T165_195">fi</text:span></text:a></text:span><text:span text:style-name="T165_196"><text:a xlink:type="simple" xlink:href="http://www.stat.fi/"><text:span text:style-name="T165_197">/</text:span></text:a></text:span><text:span text:style-name="T165_198">)<text:s/></text:span><text:span text:style-name="T165_199">etc</text:span><text:span text:style-name="T165_200">.<text:s/></text:span><text:span text:style-name="T165_201">The</text:span><text:span text:style-name="T165_202"><text:s/></text:span><text:span text:style-name="T165_203">amount</text:span><text:span text:style-name="T165_204"><text:s/></text:span><text:span text:style-name="T165_205">of</text:span><text:span text:style-name="T165_206"><text:s/></text:span><text:span text:style-name="T165_207">open</text:span><text:span text:style-name="T165_208"><text:s/></text:span><text:span text:style-name="T165_209">government</text:span><text:span text:style-name="T165_210"><text:s/></text:span><text:span text:style-name="T165_211">data</text:span><text:span text:style-name="T165_212"><text:s/></text:span><text:span text:style-name="T165_213">is</text:span><text:span text:style-name="T165_214"><text:s/></text:span><text:span text:style-name="T165_215">rapidly</text:span><text:span text:style-name="T165_216"><text:s/></text:span><text:span text:style-name="T165_217">increasing</text:span><text:span text:style-name="T165_218"><text:s/></text:span><text:span text:style-name="T165_219">but</text:span><text:span text:style-name="T165_220"><text:s/></text:span><text:span text:style-name="T165_221">much</text:span><text:span text:style-name="T165_222"><text:s/></text:span><text:span text:style-name="T165_223">of</text:span><text:span text:style-name="T165_224"><text:s/></text:span><text:span text:style-name="T165_225">this</text:span><text:span text:style-name="T165_226"><text:s/></text:span><text:span text:style-name="T165_227">information</text:span><text:span text:style-name="T165_228"><text:s/></text:span><text:span text:style-name="T165_229">is</text:span><text:span text:style-name="T165_230"><text:s/></text:span><text:span text:style-name="T165_231">not</text:span><text:span text:style-name="T165_232"><text:s/></text:span><text:span text:style-name="T165_233">in</text:span><text:span text:style-name="T165_234"><text:s/></text:span><text:span text:style-name="T165_235">a</text:span><text:span text:style-name="T165_236"><text:s/></text:span><text:span text:style-name="T165_237">readily</text:span><text:span text:style-name="T165_238"><text:s/></text:span><text:span text:style-name="T165_239">usable</text:span><text:span text:style-name="T165_240"><text:s/></text:span><text:span text:style-name="T165_241">format</text:span><text:span text:style-name="T165_242"><text:s/></text:span><text:span text:style-name="T165_243">and</text:span><text:span text:style-name="T165_244"><text:s/></text:span><text:span text:style-name="T165_245">requires</text:span><text:span text:style-name="T165_246"><text:s/></text:span><text:span text:style-name="T165_247">considerable</text:span><text:span text:style-name="T165_248"><text:s/></text:span><text:span text:style-name="T165_249">preprocessing</text:span><text:span text:style-name="T165_250">.<text:s/></text:span><text:span text:style-name="T165_251">During</text:span><text:span text:style-name="T165_252"><text:s/>2012<text:s/></text:span><text:span text:style-name="T165_253">municipal</text:span><text:span text:style-name="T165_254"><text:s/></text:span><text:span text:style-name="T165_255">elections</text:span><text:span text:style-name="T165_256">,<text:s/></text:span><text:span text:style-name="T165_257">for</text:span><text:span text:style-name="T165_258"><text:s/></text:span><text:span text:style-name="T165_259">instance</text:span><text:span text:style-name="T165_260">,<text:s/></text:span><text:span text:style-name="T165_261">we</text:span><text:span text:style-name="T165_262"><text:s/></text:span><text:span text:style-name="T165_263">preprocessed</text:span><text:span text:style-name="T165_264"><text:s/></text:span><text:span text:style-name="T165_265">and</text:span><text:span text:style-name="T165_266"><text:s/></text:span><text:span text:style-name="T165_267">shared</text:span><text:span text:style-name="T165_268"><text:s/></text:span><text:span text:style-name="T165_269">the</text:span><text:span text:style-name="T165_270"><text:s/></text:span><text:span text:style-name="T165_271">election</text:span><text:span text:style-name="T165_272"><text:s/></text:span><text:span text:style-name="T165_273">candidate</text:span><text:span text:style-name="T165_274"><text:s/></text:span><text:span text:style-name="T165_275">data</text:span><text:span text:style-name="T165_276"><text:s/></text:span><text:span text:style-name="T165_277">from</text:span><text:span text:style-name="T165_278"><text:s/></text:span><text:span text:style-name="T165_279">Ministry</text:span><text:span text:style-name="T165_280"><text:s/></text:span><text:span text:style-name="T165_281">of</text:span><text:span text:style-name="T165_282"><text:s/></text:span><text:span text:style-name="T165_283">Justice</text:span><text:span text:style-name="T165_284"><text:s/>(</text:span><text:span text:style-name="T165_285"><text:a xlink:type="simple" xlink:href="http://louhos.wordpress.com/2012/09/28/datavaalit-oikeusministerion-vaalitulosdata-sorvattu-auki/"><text:span text:style-name="T165_286">http</text:span></text:a></text:span><text:span text:style-name="T165_287"><text:a xlink:type="simple" xlink:href="http://louhos.wordpress.com/2012/09/28/datavaalit-oikeusministerion-vaalitulosdata-sorvattu-auki/"><text:span text:style-name="T165_288">://</text:span></text:a></text:span><text:span text:style-name="T165_289"><text:a xlink:type="simple" xlink:href="http://louhos.wordpress.com/2012/09/28/datavaalit-oikeusministerion-vaalitulosdata-sorvattu-auki/"><text:span text:style-name="T165_290">louhos</text:span></text:a></text:span><text:span text:style-name="T165_291"><text:a xlink:type="simple" xlink:href="http://louhos.wordpress.com/2012/09/28/datavaalit-oikeusministerion-vaalitulosdata-sorvattu-auki/"><text:span text:style-name="T165_292">.</text:span></text:a></text:span><text:span text:style-name="T165_293"><text:a xlink:type="simple" xlink:href="http://louhos.wordpress.com/2012/09/28/datavaalit-oikeusministerion-vaalitulosdata-sorvattu-auki/"><text:span text:style-name="T165_294">wordpress</text:span></text:a></text:span><text:span text:style-name="T165_295"><text:a xlink:type="simple" xlink:href="http://louhos.wordpress.com/2012/09/28/datavaalit-oikeusministerion-vaalitulosdata-sorvattu-auki/"><text:span text:style-name="T165_296">.</text:span></text:a></text:span><text:span text:style-name="T165_297"><text:a xlink:type="simple" xlink:href="http://louhos.wordpress.com/2012/09/28/datavaalit-oikeusministerion-vaalitulosdata-sorvattu-auki/"><text:span text:style-name="T165_298">com</text:span></text:a></text:span><text:span text:style-name="T165_299"><text:a xlink:type="simple" xlink:href="http://louhos.wordpress.com/2012/09/28/datavaalit-oikeusministerion-vaalitulosdata-sorvattu-auki/"><text:span text:style-name="T165_300">/2012/09/28/</text:span></text:a></text:span><text:span text:style-name="T165_301"><text:a xlink:type="simple" xlink:href="http://louhos.wordpress.com/2012/09/28/datavaalit-oikeusministerion-vaalitulosdata-sorvattu-auki/"><text:span text:style-name="T165_302">datavaalit</text:span></text:a></text:span><text:span text:style-name="T165_303"><text:a xlink:type="simple" xlink:href="http://louhos.wordpress.com/2012/09/28/datavaalit-oikeusministerion-vaalitulosdata-sorvattu-auki/"><text:span text:style-name="T165_304">-</text:span></text:a></text:span><text:span text:style-name="T165_305"><text:a xlink:type="simple" xlink:href="http://louhos.wordpress.com/2012/09/28/datavaalit-oikeusministerion-vaalitulosdata-sorvattu-auki/"><text:span text:style-name="T165_306">oikeusministerion</text:span></text:a></text:span><text:span text:style-name="T165_307"><text:a xlink:type="simple" xlink:href="http://louhos.wordpress.com/2012/09/28/datavaalit-oikeusministerion-vaalitulosdata-sorvattu-auki/"><text:span text:style-name="T165_308">-</text:span></text:a></text:span><text:span text:style-name="T165_309"><text:a xlink:type="simple" xlink:href="http://louhos.wordpress.com/2012/09/28/datavaalit-oikeusministerion-vaalitulosdata-sorvattu-auki/"><text:span text:style-name="T165_310">vaalitulosdata</text:span></text:a></text:span><text:span text:style-name="T165_311"><text:a xlink:type="simple" xlink:href="http://louhos.wordpress.com/2012/09/28/datavaalit-oikeusministerion-vaalitulosdata-sorvattu-auki/"><text:span text:style-name="T165_312">-</text:span></text:a></text:span><text:span text:style-name="T165_313"><text:a xlink:type="simple" xlink:href="http://louhos.wordpress.com/2012/09/28/datavaalit-oikeusministerion-vaalitulosdata-sorvattu-auki/"><text:span text:style-name="T165_314">sorvattu</text:span></text:a></text:span><text:span text:style-name="T165_315"><text:a xlink:type="simple" xlink:href="http://louhos.wordpress.com/2012/09/28/datavaalit-oikeusministerion-vaalitulosdata-sorvattu-auki/"><text:span text:style-name="T165_316">-</text:span></text:a></text:span><text:span text:style-name="T165_317"><text:a xlink:type="simple" xlink:href="http://louhos.wordpress.com/2012/09/28/datavaalit-oikeusministerion-vaalitulosdata-sorvattu-auki/"><text:span text:style-name="T165_318">auki</text:span></text:a></text:span><text:span text:style-name="T165_319"><text:a xlink:type="simple" xlink:href="http://louhos.wordpress.com/2012/09/28/datavaalit-oikeusministerion-vaalitulosdata-sorvattu-auki/"><text:span text:style-name="T165_320">/</text:span></text:a></text:span><text:span text:style-name="T165_321">)<text:s/></text:span><text:span text:style-name="T165_322">and</text:span><text:span text:style-name="T165_323"><text:s/></text:span><text:span text:style-name="T165_324">time</text:span><text:span text:style-name="T165_325"><text:s/></text:span><text:span text:style-name="T165_326">series</text:span><text:span text:style-name="T165_327"><text:s/></text:span><text:span text:style-name="T165_328">from</text:span><text:span text:style-name="T165_329"><text:s/>2004-2012<text:s/></text:span><text:span text:style-name="T165_330">municipal</text:span><text:span text:style-name="T165_331"><text:s/></text:span><text:span text:style-name="T165_332">elections</text:span><text:span text:style-name="T165_333"><text:s/></text:span><text:span text:style-name="T165_334">based</text:span><text:span text:style-name="T165_335"><text:s/></text:span><text:span text:style-name="T165_336">on</text:span><text:span text:style-name="T165_337"><text:s/></text:span><text:span text:style-name="T165_338">open</text:span><text:span text:style-name="T165_339"><text:s/></text:span><text:span text:style-name="T165_340">data</text:span><text:span text:style-name="T165_341"><text:s/></text:span><text:span text:style-name="T165_342">from</text:span><text:span text:style-name="T165_343"><text:s/></text:span><text:span text:style-name="T165_344">Statistics</text:span><text:span text:style-name="T165_345"><text:s/></text:span><text:span text:style-name="T165_346">Finland</text:span><text:span text:style-name="T165_347"><text:s/>(</text:span><text:span text:style-name="T165_348"><text:a xlink:type="simple" xlink:href="http://louhos.wordpress.com/2012/10/05/kunnallisvaalien-vertailukelpoiset-ehdokasdatat-csv-taulukkoina-2004-2008-2012/"><text:span text:style-name="T165_349">http</text:span></text:a></text:span><text:span text:style-name="T165_350"><text:a xlink:type="simple" xlink:href="http://louhos.wordpress.com/2012/10/05/kunnallisvaalien-vertailukelpoiset-ehdokasdatat-csv-taulukkoina-2004-2008-2012/"><text:span text:style-name="T165_351">://</text:span></text:a></text:span><text:span text:style-name="T165_352"><text:a xlink:type="simple" xlink:href="http://louhos.wordpress.com/2012/10/05/kunnallisvaalien-vertailukelpoiset-ehdokasdatat-csv-taulukkoina-2004-2008-2012/"><text:span text:style-name="T165_353">louhos</text:span></text:a></text:span><text:span text:style-name="T165_354"><text:a xlink:type="simple" xlink:href="http://louhos.wordpress.com/2012/10/05/kunnallisvaalien-vertailukelpoiset-ehdokasdatat-csv-taulukkoina-2004-2008-2012/"><text:span text:style-name="T165_355">.</text:span></text:a></text:span><text:span text:style-name="T165_356"><text:a xlink:type="simple" xlink:href="http://louhos.wordpress.com/2012/10/05/kunnallisvaalien-vertailukelpoiset-ehdokasdatat-csv-taulukkoina-2004-2008-2012/"><text:span text:style-name="T165_357">wordpress</text:span></text:a></text:span><text:span text:style-name="T165_358"><text:a xlink:type="simple" xlink:href="http://louhos.wordpress.com/2012/10/05/kunnallisvaalien-vertailukelpoiset-ehdokasdatat-csv-taulukkoina-2004-2008-2012/"><text:span text:style-name="T165_359">.</text:span></text:a></text:span><text:span text:style-name="T165_360"><text:a xlink:type="simple" xlink:href="http://louhos.wordpress.com/2012/10/05/kunnallisvaalien-vertailukelpoiset-ehdokasdatat-csv-taulukkoina-2004-2008-2012/"><text:span text:style-name="T165_361">com</text:span></text:a></text:span><text:span text:style-name="T165_362"><text:a xlink:type="simple" xlink:href="http://louhos.wordpress.com/2012/10/05/kunnallisvaalien-vertailukelpoiset-ehdokasdatat-csv-taulukkoina-2004-2008-2012/"><text:span text:style-name="T165_363">/2012/10/05/</text:span></text:a></text:span><text:span text:style-name="T165_364"><text:a xlink:type="simple" xlink:href="http://louhos.wordpress.com/2012/10/05/kunnallisvaalien-vertailukelpoiset-ehdokasdatat-csv-taulukkoina-2004-2008-2012/"><text:span text:style-name="T165_365">kunnallisvaalien</text:span></text:a></text:span><text:span text:style-name="T165_366"><text:a xlink:type="simple" xlink:href="http://louhos.wordpress.com/2012/10/05/kunnallisvaalien-vertailukelpoiset-ehdokasdatat-csv-taulukkoina-2004-2008-2012/"><text:span text:style-name="T165_367">-</text:span></text:a></text:span><text:span text:style-name="T165_368"><text:a xlink:type="simple" xlink:href="http://louhos.wordpress.com/2012/10/05/kunnallisvaalien-vertailukelpoiset-ehdokasdatat-csv-taulukkoina-2004-2008-2012/"><text:span text:style-name="T165_369">vertailukelpoiset</text:span></text:a></text:span><text:span text:style-name="T165_370"><text:a xlink:type="simple" xlink:href="http://louhos.wordpress.com/2012/10/05/kunnallisvaalien-vertailukelpoiset-ehdokasdatat-csv-taulukkoina-2004-2008-2012/"><text:span text:style-name="T165_371">-</text:span></text:a></text:span><text:span text:style-name="T165_372"><text:a xlink:type="simple" xlink:href="http://louhos.wordpress.com/2012/10/05/kunnallisvaalien-vertailukelpoiset-ehdokasdatat-csv-taulukkoina-2004-2008-2012/"><text:span text:style-name="T165_373">ehdokasdatat</text:span></text:a></text:span><text:span text:style-name="T165_374"><text:a xlink:type="simple" xlink:href="http://louhos.wordpress.com/2012/10/05/kunnallisvaalien-vertailukelpoiset-ehdokasdatat-csv-taulukkoina-2004-2008-2012/"><text:span text:style-name="T165_375">-</text:span></text:a></text:span><text:span text:style-name="T165_376"><text:a xlink:type="simple" xlink:href="http://louhos.wordpress.com/2012/10/05/kunnallisvaalien-vertailukelpoiset-ehdokasdatat-csv-taulukkoina-2004-2008-2012/"><text:span text:style-name="T165_377">csv</text:span></text:a></text:span><text:span text:style-name="T165_378"><text:a xlink:type="simple" xlink:href="http://louhos.wordpress.com/2012/10/05/kunnallisvaalien-vertailukelpoiset-ehdokasdatat-csv-taulukkoina-2004-2008-2012/"><text:span text:style-name="T165_379">-</text:span></text:a></text:span><text:span text:style-name="T165_380"><text:a xlink:type="simple" xlink:href="http://louhos.wordpress.com/2012/10/05/kunnallisvaalien-vertailukelpoiset-ehdokasdatat-csv-taulukkoina-2004-2008-2012/"><text:span text:style-name="T165_381">taulukkoina</text:span></text:a></text:span><text:span text:style-name="T165_382"><text:a xlink:type="simple" xlink:href="http://louhos.wordpress.com/2012/10/05/kunnallisvaalien-vertailukelpoiset-ehdokasdatat-csv-taulukkoina-2004-2008-2012/"><text:span text:style-name="T165_383">-2004-2008-2012/</text:span></text:a></text:span><text:span text:style-name="T165_384">).<text:s/></text:span></text:p>
        </text:list-item>
      </text:list>
      <text:p text:style-name="P166"/>
      <text:list text:style-name="LS6" xml:id="list13">
        <text:list-item>
          <text:p text:style-name="P167"><text:span text:style-name="T167_1">Social</text:span><text:span text:style-name="T167_2"><text:s/></text:span><text:span text:style-name="T167_3">media</text:span><text:span text:style-name="T167_4"><text:s/></text:span><text:span text:style-name="T167_5">feeds</text:span><text:span text:style-name="T167_6"><text:s/></text:span><text:span text:style-name="T167_7">(</text:span><text:span text:style-name="T167_8">Facebook</text:span><text:span text:style-name="T167_9">,<text:s/></text:span><text:span text:style-name="T167_10">Twitter</text:span><text:span text:style-name="T167_11">,<text:s/></text:span><text:span text:style-name="T167_12">etc</text:span><text:span text:style-name="T167_13">).<text:s/></text:span><text:span text:style-name="T167_14">The</text:span><text:span text:style-name="T167_15"><text:s/></text:span><text:span text:style-name="T167_16">team</text:span><text:span text:style-name="T167_17"><text:s/></text:span><text:span text:style-name="T167_18">has</text:span><text:span text:style-name="T167_19"><text:s/></text:span><text:span text:style-name="T167_20">created</text:span><text:span text:style-name="T167_21"><text:s/></text:span><text:span text:style-name="T167_22">a</text:span><text:span text:style-name="T167_23"><text:s/></text:span><text:span text:style-name="T167_24">social</text:span><text:span text:style-name="T167_25"><text:s/></text:span><text:span text:style-name="T167_26">media</text:span><text:span text:style-name="T167_27"><text:s/></text:span><text:span text:style-name="T167_28">aggregate</text:span><text:span text:style-name="T167_29"><text:s/></text:span><text:span text:style-name="T167_30">to</text:span><text:span text:style-name="T167_31"><text:s/></text:span><text:span text:style-name="T167_32">collect</text:span><text:span text:style-name="T167_33"><text:s/></text:span><text:span text:style-name="T167_34">social</text:span><text:span text:style-name="T167_35"><text:s/></text:span><text:span text:style-name="T167_36">media</text:span><text:span text:style-name="T167_37"><text:s/></text:span><text:span text:style-name="T167_38">feeds</text:span><text:span text:style-name="T167_39"><text:s/></text:span><text:span text:style-name="T167_40">of</text:span><text:span text:style-name="T167_41"><text:s/></text:span><text:span text:style-name="T167_42">election</text:span><text:span text:style-name="T167_43"><text:s/></text:span><text:span text:style-name="T167_44">candidates</text:span><text:span text:style-name="T167_45"><text:s/></text:span><text:span text:style-name="T167_46">in</text:span><text:span text:style-name="T167_47"><text:s/></text:span><text:span text:style-name="T167_48">time</text:span><text:span text:style-name="T167_49"><text:s/></text:span><text:span text:style-name="T167_50">series</text:span><text:span text:style-name="T167_51"><text:s/>(</text:span><text:span text:style-name="T167_52"><text:a xlink:type="simple" xlink:href="http://www.datavaalit.fi/candidates/social/"><text:span text:style-name="T167_53">http</text:span></text:a></text:span><text:span text:style-name="T167_54"><text:a xlink:type="simple" xlink:href="http://www.datavaalit.fi/candidates/social/"><text:span text:style-name="T167_55">://</text:span></text:a></text:span><text:span text:style-name="T167_56"><text:a xlink:type="simple" xlink:href="http://www.datavaalit.fi/candidates/social/"><text:span text:style-name="T167_57">www</text:span></text:a></text:span><text:span text:style-name="T167_58"><text:a xlink:type="simple" xlink:href="http://www.datavaalit.fi/candidates/social/"><text:span text:style-name="T167_59">.</text:span></text:a></text:span><text:span text:style-name="T167_60"><text:a xlink:type="simple" xlink:href="http://www.datavaalit.fi/candidates/social/"><text:span text:style-name="T167_61">datavaalit</text:span></text:a></text:span><text:span text:style-name="T167_62"><text:a xlink:type="simple" xlink:href="http://www.datavaalit.fi/candidates/social/"><text:span text:style-name="T167_63">.</text:span></text:a></text:span><text:span text:style-name="T167_64"><text:a xlink:type="simple" xlink:href="http://www.datavaalit.fi/candidates/social/"><text:span text:style-name="T167_65">fi</text:span></text:a></text:span><text:span text:style-name="T167_66"><text:a xlink:type="simple" xlink:href="http://www.datavaalit.fi/candidates/social/"><text:span text:style-name="T167_67">/</text:span></text:a></text:span><text:span text:style-name="T167_68"><text:a xlink:type="simple" xlink:href="http://www.datavaalit.fi/candidates/social/"><text:span text:style-name="T167_69">candidates</text:span></text:a></text:span><text:span text:style-name="T167_70"><text:a xlink:type="simple" xlink:href="http://www.datavaalit.fi/candidates/social/"><text:span text:style-name="T167_71">/</text:span></text:a></text:span><text:span text:style-name="T167_72"><text:a xlink:type="simple" xlink:href="http://www.datavaalit.fi/candidates/social/"><text:span text:style-name="T167_73">social</text:span></text:a></text:span><text:span text:style-name="T167_74"><text:a xlink:type="simple" xlink:href="http://www.datavaalit.fi/candidates/social/"><text:span text:style-name="T167_75">/</text:span></text:a></text:span><text:span text:style-name="T167_76">).<text:s/></text:span><text:span text:style-name="T167_77">This</text:span><text:span text:style-name="T167_78"><text:s/></text:span><text:span text:style-name="T167_79">allows</text:span><text:span text:style-name="T167_80"><text:s/></text:span><text:span text:style-name="T167_81">focused</text:span><text:span text:style-name="T167_82"><text:s/></text:span><text:span text:style-name="T167_83">quantitative</text:span><text:span text:style-name="T167_84"><text:s/></text:span><text:span text:style-name="T167_85">and</text:span><text:span text:style-name="T167_86"><text:s/></text:span><text:span text:style-name="T167_87">semantic</text:span><text:span text:style-name="T167_88"><text:s/></text:span><text:span text:style-name="T167_89">analyses</text:span><text:span text:style-name="T167_90"><text:s/></text:span><text:span text:style-name="T167_91">of</text:span><text:span text:style-name="T167_92"><text:s/></text:span><text:span text:style-name="T167_93">decision</text:span><text:span text:style-name="T167_94">-</text:span><text:span text:style-name="T167_95">makers</text:span><text:span text:style-name="T167_96"><text:s/></text:span><text:span text:style-name="T167_97">commentaries</text:span><text:span text:style-name="T167_98"><text:s/></text:span><text:span text:style-name="T167_99">and</text:span><text:span text:style-name="T167_100"><text:s/></text:span><text:span text:style-name="T167_101">ensures</text:span><text:span text:style-name="T167_102"><text:s/></text:span><text:span text:style-name="T167_103">the</text:span><text:span text:style-name="T167_104"><text:s/></text:span><text:span text:style-name="T167_105">availability</text:span><text:span text:style-name="T167_106"><text:s/></text:span><text:span text:style-name="T167_107">of</text:span><text:span text:style-name="T167_108"><text:s/></text:span><text:span text:style-name="T167_109">historical</text:span><text:span text:style-name="T167_110"><text:s/></text:span><text:span text:style-name="T167_111">data</text:span><text:span text:style-name="T167_112"><text:s/></text:span><text:span text:style-name="T167_113">in</text:span><text:span text:style-name="T167_114"><text:s/></text:span><text:span text:style-name="T167_115">long</text:span><text:span text:style-name="T167_116"><text:s/></text:span><text:span text:style-name="T167_117">term</text:span><text:span text:style-name="T167_118">.<text:s/></text:span><text:span text:style-name="T167_119">At</text:span><text:span text:style-name="T167_120"><text:s/></text:span><text:span text:style-name="T167_121">the</text:span><text:span text:style-name="T167_122"><text:s/></text:span><text:span text:style-name="T167_123">moment</text:span><text:span text:style-name="T167_124"><text:s/></text:span><text:span text:style-name="T167_125">the</text:span><text:span text:style-name="T167_126"><text:s/></text:span><text:span text:style-name="T167_127">aggregate</text:span><text:span text:style-name="T167_128"><text:s/></text:span><text:span text:style-name="T167_129">has</text:span><text:span text:style-name="T167_130"><text:s/></text:span><text:span text:style-name="T167_131">half</text:span><text:span text:style-name="T167_132"><text:s/></text:span><text:span text:style-name="T167_133">million</text:span><text:span text:style-name="T167_134"><text:s/></text:span><text:span text:style-name="T167_135">updates</text:span><text:span text:style-name="T167_136"><text:s/></text:span><text:span text:style-name="T167_137">from</text:span><text:span text:style-name="T167_138"><text:s/></text:span><text:span text:style-name="T167_139">thousands</text:span><text:span text:style-name="T167_140"><text:s/></text:span><text:span text:style-name="T167_141">of</text:span><text:span text:style-name="T167_142"><text:s/></text:span><text:span text:style-name="T167_143">candidates</text:span><text:span text:style-name="T167_144"><text:s/></text:span><text:span text:style-name="T167_145">in</text:span><text:span text:style-name="T167_146"><text:s/></text:span><text:span text:style-name="T167_147">social</text:span><text:span text:style-name="T167_148"><text:s/></text:span><text:span text:style-name="T167_149">media</text:span><text:span text:style-name="T167_150">.</text:span></text:p>
        </text:list-item>
      </text:list>
      <text:p text:style-name="P168"/>
      <text:list text:style-name="LS7" xml:id="list14">
        <text:list-item>
          <text:p text:style-name="P169"><text:span text:style-name="T169_1">Election</text:span><text:span text:style-name="T169_2"><text:s/></text:span><text:span text:style-name="T169_3">machines</text:span><text:span text:style-name="T169_4"><text:s/></text:span><text:span text:style-name="T169_5">Media</text:span><text:span text:style-name="T169_6"><text:s/></text:span><text:span text:style-name="T169_7">companies</text:span><text:span text:style-name="T169_8"><text:s/></text:span><text:span text:style-name="T169_9">collect</text:span><text:span text:style-name="T169_10"><text:s/></text:span><text:span text:style-name="T169_11">information</text:span><text:span text:style-name="T169_12"><text:s/></text:span><text:span text:style-name="T169_13">on</text:span><text:span text:style-name="T169_14"><text:s/></text:span><text:span text:style-name="T169_15">election</text:span><text:span text:style-name="T169_16"><text:s/></text:span><text:span text:style-name="T169_17">candidates</text:span><text:span text:style-name="T169_18">’<text:s/></text:span><text:span text:style-name="T169_19">and</text:span><text:span text:style-name="T169_20"><text:s/></text:span><text:span text:style-name="T169_21">voters</text:span><text:span text:style-name="T169_22">’<text:s/></text:span><text:span text:style-name="T169_23">political</text:span><text:span text:style-name="T169_24"><text:s/></text:span><text:span text:style-name="T169_25">views</text:span><text:span text:style-name="T169_26"><text:s/></text:span><text:span text:style-name="T169_27">using</text:span><text:span text:style-name="T169_28"><text:s/></text:span><text:span text:style-name="T169_29">election</text:span><text:span text:style-name="T169_30"><text:s/></text:span><text:span text:style-name="T169_31">machines</text:span><text:span text:style-name="T169_32"><text:s/></text:span><text:span text:style-name="T169_33">and</text:span><text:span text:style-name="T169_34"><text:s/></text:span><text:span text:style-name="T169_35">often</text:span><text:span text:style-name="T169_36"><text:s/></text:span><text:span text:style-name="T169_37">openly</text:span><text:span text:style-name="T169_38"><text:s/></text:span><text:span text:style-name="T169_39">share</text:span><text:span text:style-name="T169_40"><text:s/></text:span><text:span text:style-name="T169_41">this</text:span><text:span text:style-name="T169_42"><text:s/></text:span><text:span text:style-name="T169_43">data</text:span><text:span text:style-name="T169_44">.<text:s/></text:span><text:span text:style-name="T169_45">At</text:span><text:span text:style-name="T169_46"><text:s/></text:span><text:span text:style-name="T169_47">best</text:span><text:span text:style-name="T169_48">,<text:s/></text:span><text:span text:style-name="T169_49">this</text:span><text:span text:style-name="T169_50"><text:s/></text:span><text:span text:style-name="T169_51">can</text:span><text:span text:style-name="T169_52"><text:s/></text:span><text:span text:style-name="T169_53">make</text:span><text:span text:style-name="T169_54"><text:s/></text:span><text:span text:style-name="T169_55">possible</text:span><text:span text:style-name="T169_56"><text:s/></text:span><text:span text:style-name="T169_57">the</text:span><text:span text:style-name="T169_58"><text:s/></text:span><text:span text:style-name="T169_59">analysis</text:span><text:span text:style-name="T169_60"><text:s/></text:span><text:span text:style-name="T169_61">of</text:span><text:span text:style-name="T169_62"><text:s/></text:span><text:span text:style-name="T169_63">the</text:span><text:span text:style-name="T169_64"><text:s/></text:span><text:span text:style-name="T169_65">political</text:span><text:span text:style-name="T169_66"><text:s/></text:span><text:span text:style-name="T169_67">views</text:span><text:span text:style-name="T169_68"><text:s/></text:span><text:span text:style-name="T169_69">hundreds</text:span><text:span text:style-name="T169_70"><text:s/></text:span><text:span text:style-name="T169_71">of</text:span><text:span text:style-name="T169_72"><text:s/></text:span><text:span text:style-name="T169_73">thousands</text:span><text:span text:style-name="T169_74"><text:s/></text:span><text:span text:style-name="T169_75">of</text:span><text:span text:style-name="T169_76"><text:s/></text:span><text:span text:style-name="T169_77">voters</text:span><text:span text:style-name="T169_78"><text:s/></text:span><text:span text:style-name="T169_79">and</text:span><text:span text:style-name="T169_80"><text:s/></text:span><text:span text:style-name="T169_81">candidates</text:span><text:span text:style-name="T169_82">,<text:s/></text:span><text:span text:style-name="T169_83">as</text:span><text:span text:style-name="T169_84"><text:s/></text:span><text:span text:style-name="T169_85">in</text:span><text:span text:style-name="T169_86"><text:s/></text:span><text:span text:style-name="T169_87">our</text:span><text:span text:style-name="T169_88"><text:s/></text:span><text:span text:style-name="T169_89">previous</text:span><text:span text:style-name="T169_90"><text:s/></text:span><text:span text:style-name="T169_91">blog</text:span><text:span text:style-name="T169_92"><text:s/></text:span><text:span text:style-name="T169_93">post</text:span><text:span text:style-name="T169_94"><text:s/></text:span><text:span text:style-name="T169_95">based</text:span><text:span text:style-name="T169_96"><text:s/></text:span><text:span text:style-name="T169_97">on</text:span><text:span text:style-name="T169_98"><text:s/></text:span><text:span text:style-name="T169_99">Helsingin</text:span><text:span text:style-name="T169_100"><text:s/></text:span><text:span text:style-name="T169_101">Sanomat</text:span><text:span text:style-name="T169_102"><text:s/></text:span><text:span text:style-name="T169_103">data</text:span><text:span text:style-name="T169_104">,<text:s/></text:span><text:span text:style-name="T169_105">spring</text:span><text:span text:style-name="T169_106"><text:s/>2012<text:s/></text:span><text:span text:style-name="T169_107"><text:a xlink:type="simple" xlink:href="http://blogit.hs.fi/hsnext/helsingin-sanomat-julkaisee-vaalikoneen-tiedot-avoimena-rajapintana"><text:span text:style-name="T169_108">http</text:span></text:a></text:span><text:span text:style-name="T169_109"><text:a xlink:type="simple" xlink:href="http://blogit.hs.fi/hsnext/helsingin-sanomat-julkaisee-vaalikoneen-tiedot-avoimena-rajapintana"><text:span text:style-name="T169_110">://</text:span></text:a></text:span><text:span text:style-name="T169_111"><text:a xlink:type="simple" xlink:href="http://blogit.hs.fi/hsnext/helsingin-sanomat-julkaisee-vaalikoneen-tiedot-avoimena-rajapintana"><text:span text:style-name="T169_112">blogit</text:span></text:a></text:span><text:span text:style-name="T169_113"><text:a xlink:type="simple" xlink:href="http://blogit.hs.fi/hsnext/helsingin-sanomat-julkaisee-vaalikoneen-tiedot-avoimena-rajapintana"><text:span text:style-name="T169_114">.</text:span></text:a></text:span><text:span text:style-name="T169_115"><text:a xlink:type="simple" xlink:href="http://blogit.hs.fi/hsnext/helsingin-sanomat-julkaisee-vaalikoneen-tiedot-avoimena-rajapintana"><text:span text:style-name="T169_116">hs</text:span></text:a></text:span><text:span text:style-name="T169_117"><text:a xlink:type="simple" xlink:href="http://blogit.hs.fi/hsnext/helsingin-sanomat-julkaisee-vaalikoneen-tiedot-avoimena-rajapintana"><text:span text:style-name="T169_118">.</text:span></text:a></text:span><text:span text:style-name="T169_119"><text:a xlink:type="simple" xlink:href="http://blogit.hs.fi/hsnext/helsingin-sanomat-julkaisee-vaalikoneen-tiedot-avoimena-rajapintana"><text:span text:style-name="T169_120">fi</text:span></text:a></text:span><text:span text:style-name="T169_121"><text:a xlink:type="simple" xlink:href="http://blogit.hs.fi/hsnext/helsingin-sanomat-julkaisee-vaalikoneen-tiedot-avoimena-rajapintana"><text:span text:style-name="T169_122">/</text:span></text:a></text:span><text:span text:style-name="T169_123"><text:a xlink:type="simple" xlink:href="http://blogit.hs.fi/hsnext/helsingin-sanomat-julkaisee-vaalikoneen-tiedot-avoimena-rajapintana"><text:span text:style-name="T169_124">hsnext</text:span></text:a></text:span><text:span text:style-name="T169_125"><text:a xlink:type="simple" xlink:href="http://blogit.hs.fi/hsnext/helsingin-sanomat-julkaisee-vaalikoneen-tiedot-avoimena-rajapintana"><text:span text:style-name="T169_126">/</text:span></text:a></text:span><text:span text:style-name="T169_127"><text:a xlink:type="simple" xlink:href="http://blogit.hs.fi/hsnext/helsingin-sanomat-julkaisee-vaalikoneen-tiedot-avoimena-rajapintana"><text:span text:style-name="T169_128">helsingin</text:span></text:a></text:span><text:span text:style-name="T169_129"><text:a xlink:type="simple" xlink:href="http://blogit.hs.fi/hsnext/helsingin-sanomat-julkaisee-vaalikoneen-tiedot-avoimena-rajapintana"><text:span text:style-name="T169_130">-</text:span></text:a></text:span><text:span text:style-name="T169_131"><text:a xlink:type="simple" xlink:href="http://blogit.hs.fi/hsnext/helsingin-sanomat-julkaisee-vaalikoneen-tiedot-avoimena-rajapintana"><text:span text:style-name="T169_132">sanomat</text:span></text:a></text:span><text:span text:style-name="T169_133"><text:a xlink:type="simple" xlink:href="http://blogit.hs.fi/hsnext/helsingin-sanomat-julkaisee-vaalikoneen-tiedot-avoimena-rajapintana"><text:span text:style-name="T169_134">-</text:span></text:a></text:span><text:span text:style-name="T169_135"><text:a xlink:type="simple" xlink:href="http://blogit.hs.fi/hsnext/helsingin-sanomat-julkaisee-vaalikoneen-tiedot-avoimena-rajapintana"><text:span text:style-name="T169_136">julkaisee</text:span></text:a></text:span><text:span text:style-name="T169_137"><text:a xlink:type="simple" xlink:href="http://blogit.hs.fi/hsnext/helsingin-sanomat-julkaisee-vaalikoneen-tiedot-avoimena-rajapintana"><text:span text:style-name="T169_138">-</text:span></text:a></text:span><text:span text:style-name="T169_139"><text:a xlink:type="simple" xlink:href="http://blogit.hs.fi/hsnext/helsingin-sanomat-julkaisee-vaalikoneen-tiedot-avoimena-rajapintana"><text:span text:style-name="T169_140">vaalikoneen</text:span></text:a></text:span><text:span text:style-name="T169_141"><text:a xlink:type="simple" xlink:href="http://blogit.hs.fi/hsnext/helsingin-sanomat-julkaisee-vaalikoneen-tiedot-avoimena-rajapintana"><text:span text:style-name="T169_142">-</text:span></text:a></text:span><text:span text:style-name="T169_143"><text:a xlink:type="simple" xlink:href="http://blogit.hs.fi/hsnext/helsingin-sanomat-julkaisee-vaalikoneen-tiedot-avoimena-rajapintana"><text:span text:style-name="T169_144">tiedot</text:span></text:a></text:span><text:span text:style-name="T169_145"><text:a xlink:type="simple" xlink:href="http://blogit.hs.fi/hsnext/helsingin-sanomat-julkaisee-vaalikoneen-tiedot-avoimena-rajapintana"><text:span text:style-name="T169_146">-</text:span></text:a></text:span><text:span text:style-name="T169_147"><text:a xlink:type="simple" xlink:href="http://blogit.hs.fi/hsnext/helsingin-sanomat-julkaisee-vaalikoneen-tiedot-avoimena-rajapintana"><text:span text:style-name="T169_148">avoimena</text:span></text:a></text:span><text:span text:style-name="T169_149"><text:a xlink:type="simple" xlink:href="http://blogit.hs.fi/hsnext/helsingin-sanomat-julkaisee-vaalikoneen-tiedot-avoimena-rajapintana"><text:span text:style-name="T169_150">-</text:span></text:a></text:span><text:span text:style-name="T169_151"><text:a xlink:type="simple" xlink:href="http://blogit.hs.fi/hsnext/helsingin-sanomat-julkaisee-vaalikoneen-tiedot-avoimena-rajapintana"><text:span text:style-name="T169_152">rajapintana</text:span></text:a></text:span><text:span text:style-name="T169_153">.<text:s/></text:span><text:span text:style-name="T169_154">Combining</text:span><text:span text:style-name="T169_155"><text:s/></text:span><text:span text:style-name="T169_156">the</text:span><text:span text:style-name="T169_157"><text:s/></text:span><text:span text:style-name="T169_158">information</text:span><text:span text:style-name="T169_159"><text:s/></text:span><text:span text:style-name="T169_160">across</text:span><text:span text:style-name="T169_161"><text:s/></text:span><text:span text:style-name="T169_162">multiple</text:span><text:span text:style-name="T169_163"><text:s/></text:span><text:span text:style-name="T169_164">election</text:span><text:span text:style-name="T169_165"><text:s/></text:span><text:span text:style-name="T169_166">machines</text:span><text:span text:style-name="T169_167"><text:s/></text:span><text:span text:style-name="T169_168">at</text:span><text:span text:style-name="T169_169"><text:s/></text:span><text:span text:style-name="T169_170">national</text:span><text:span text:style-name="T169_171"><text:s/></text:span><text:span text:style-name="T169_172">and</text:span><text:span text:style-name="T169_173"><text:s/></text:span><text:span text:style-name="T169_174">international</text:span><text:span text:style-name="T169_175"><text:s/></text:span><text:span text:style-name="T169_176">level</text:span><text:span text:style-name="T169_177"><text:s/></text:span><text:span text:style-name="T169_178">and</text:span><text:span text:style-name="T169_179"><text:s/></text:span><text:span text:style-name="T169_180">with</text:span><text:span text:style-name="T169_181"><text:s/></text:span><text:span text:style-name="T169_182">socio</text:span><text:span text:style-name="T169_183">-</text:span><text:span text:style-name="T169_184">economical</text:span><text:span text:style-name="T169_185"><text:s/></text:span><text:span text:style-name="T169_186">information</text:span><text:span text:style-name="T169_187"><text:s/></text:span><text:span text:style-name="T169_188">would</text:span><text:span text:style-name="T169_189"><text:s/></text:span><text:span text:style-name="T169_190">enrich</text:span><text:span text:style-name="T169_191"><text:s/></text:span><text:span text:style-name="T169_192">these</text:span><text:span text:style-name="T169_193"><text:s/></text:span><text:span text:style-name="T169_194">data</text:span><text:span text:style-name="T169_195"><text:s/></text:span><text:span text:style-name="T169_196">sources</text:span><text:span text:style-name="T169_197"><text:s/></text:span><text:span text:style-name="T169_198">but</text:span><text:span text:style-name="T169_199"><text:s/></text:span><text:span text:style-name="T169_200">requires</text:span><text:span text:style-name="T169_201"><text:s/></text:span><text:span text:style-name="T169_202">further</text:span><text:span text:style-name="T169_203"><text:s/></text:span><text:span text:style-name="T169_204">work</text:span><text:span text:style-name="T169_205">.<text:s/></text:span></text:p>
        </text:list-item>
      </text:list>
      <text:p text:style-name="P170"/>
      <text:p text:style-name="P171"><text:span text:style-name="T171_1">Other</text:span><text:span text:style-name="T171_2"><text:s/></text:span><text:span text:style-name="T171_3">relevant</text:span><text:span text:style-name="T171_4"><text:s/></text:span><text:span text:style-name="T171_5">external</text:span><text:span text:style-name="T171_6"><text:s/></text:span><text:span text:style-name="T171_7">services</text:span><text:span text:style-name="T171_8">:</text:span></text:p>
      <text:p text:style-name="P172"/>
      <text:list text:style-name="LS8" xml:id="list15">
        <text:list-item>
          <text:p text:style-name="P173"><text:span text:style-name="T173_1">Data</text:span><text:span text:style-name="T173_2"><text:s/></text:span><text:span text:style-name="T173_3">catalogues</text:span><text:span text:style-name="T173_4"><text:s/></text:span><text:span text:style-name="T173_5">We</text:span><text:span text:style-name="T173_6"><text:s/></text:span><text:span text:style-name="T173_7">will</text:span><text:span text:style-name="T173_8"><text:s/></text:span><text:span text:style-name="T173_9">utilize</text:span><text:span text:style-name="T173_10"><text:s/></text:span><text:span text:style-name="T173_11">and</text:span><text:span text:style-name="T173_12"><text:s/></text:span><text:span text:style-name="T173_13">contribute</text:span><text:span text:style-name="T173_14"><text:s/></text:span><text:span text:style-name="T173_15">to</text:span><text:span text:style-name="T173_16"><text:s/></text:span><text:span text:style-name="T173_17">relevant</text:span><text:span text:style-name="T173_18"><text:s/></text:span><text:span text:style-name="T173_19">data</text:span><text:span text:style-name="T173_20"><text:s/></text:span><text:span text:style-name="T173_21">catalogues</text:span><text:span text:style-name="T173_22"><text:s/></text:span><text:span text:style-name="T173_23">that</text:span><text:span text:style-name="T173_24"><text:s/></text:span><text:span text:style-name="T173_25">provide</text:span><text:span text:style-name="T173_26"><text:s/></text:span><text:span text:style-name="T173_27">comprehensive</text:span><text:span text:style-name="T173_28"><text:s/></text:span><text:span text:style-name="T173_29">information</text:span><text:span text:style-name="T173_30"><text:s/></text:span><text:span text:style-name="T173_31">on</text:span><text:span text:style-name="T173_32"><text:s/></text:span><text:span text:style-name="T173_33">available</text:span><text:span text:style-name="T173_34"><text:s/></text:span><text:span text:style-name="T173_35">open</text:span><text:span text:style-name="T173_36"><text:s/></text:span><text:span text:style-name="T173_37">data</text:span><text:span text:style-name="T173_38">,<text:s/></text:span><text:span text:style-name="T173_39">including</text:span><text:span text:style-name="T173_40"><text:s/></text:span><text:span text:style-name="T173_41">Helsinki</text:span><text:span text:style-name="T173_42"><text:s/></text:span><text:span text:style-name="T173_43">Region</text:span><text:span text:style-name="T173_44"><text:s/></text:span><text:span text:style-name="T173_45">Infoshare</text:span><text:span text:style-name="T173_46"><text:s/>(</text:span><text:span text:style-name="T173_47"><text:a xlink:type="simple" xlink:href="http://www.hri.fi/fi/"><text:span text:style-name="T173_48">http</text:span></text:a></text:span><text:span text:style-name="T173_49"><text:a xlink:type="simple" xlink:href="http://www.hri.fi/fi/"><text:span text:style-name="T173_50">://</text:span></text:a></text:span><text:span text:style-name="T173_51"><text:a xlink:type="simple" xlink:href="http://www.hri.fi/fi/"><text:span text:style-name="T173_52">www</text:span></text:a></text:span><text:span text:style-name="T173_53"><text:a xlink:type="simple" xlink:href="http://www.hri.fi/fi/"><text:span text:style-name="T173_54">.</text:span></text:a></text:span><text:span text:style-name="T173_55"><text:a xlink:type="simple" xlink:href="http://www.hri.fi/fi/"><text:span text:style-name="T173_56">hri</text:span></text:a></text:span><text:span text:style-name="T173_57"><text:a xlink:type="simple" xlink:href="http://www.hri.fi/fi/"><text:span text:style-name="T173_58">.</text:span></text:a></text:span><text:span text:style-name="T173_59"><text:a xlink:type="simple" xlink:href="http://www.hri.fi/fi/"><text:span text:style-name="T173_60">fi</text:span></text:a></text:span><text:span text:style-name="T173_61"><text:a xlink:type="simple" xlink:href="http://www.hri.fi/fi/"><text:span text:style-name="T173_62">/</text:span></text:a></text:span><text:span text:style-name="T173_63"><text:a xlink:type="simple" xlink:href="http://www.hri.fi/fi/"><text:span text:style-name="T173_64">fi</text:span></text:a></text:span><text:span text:style-name="T173_65">),<text:s/></text:span><text:span text:style-name="T173_66">Jyväskylä</text:span><text:span text:style-name="T173_67"><text:s/></text:span><text:span text:style-name="T173_68">(</text:span><text:span text:style-name="T173_69"><text:a xlink:type="simple" xlink:href="http://data.jyvaskyla.fi/"><text:span text:style-name="T173_70">http</text:span></text:a></text:span><text:span text:style-name="T173_71"><text:a xlink:type="simple" xlink:href="http://data.jyvaskyla.fi/"><text:span text:style-name="T173_72">://</text:span></text:a></text:span><text:span text:style-name="T173_73"><text:a xlink:type="simple" xlink:href="http://data.jyvaskyla.fi/"><text:span text:style-name="T173_74">data</text:span></text:a></text:span><text:span text:style-name="T173_75"><text:a xlink:type="simple" xlink:href="http://data.jyvaskyla.fi/"><text:span text:style-name="T173_76">.</text:span></text:a></text:span><text:span text:style-name="T173_77"><text:a xlink:type="simple" xlink:href="http://data.jyvaskyla.fi/"><text:span text:style-name="T173_78">jyvaskyla</text:span></text:a></text:span><text:span text:style-name="T173_79"><text:a xlink:type="simple" xlink:href="http://data.jyvaskyla.fi/"><text:span text:style-name="T173_80">.</text:span></text:a></text:span><text:span text:style-name="T173_81"><text:a xlink:type="simple" xlink:href="http://data.jyvaskyla.fi/"><text:span text:style-name="T173_82">fi</text:span></text:a></text:span><text:span text:style-name="T173_83"><text:a xlink:type="simple" xlink:href="http://data.jyvaskyla.fi/"><text:span text:style-name="T173_84">/</text:span></text:a></text:span><text:span text:style-name="T173_85">)<text:s/></text:span><text:span text:style-name="T173_86">Finland</text:span><text:span text:style-name="T173_87"><text:s/>(</text:span><text:span text:style-name="T173_88"><text:a xlink:type="simple" xlink:href="http://data.suomi.fi"><text:span text:style-name="T173_89">http</text:span></text:a></text:span><text:span text:style-name="T173_90"><text:a xlink:type="simple" xlink:href="http://data.suomi.fi"><text:span text:style-name="T173_91">://</text:span></text:a></text:span><text:span text:style-name="T173_92"><text:a xlink:type="simple" xlink:href="http://data.suomi.fi"><text:span text:style-name="T173_93">data</text:span></text:a></text:span><text:span text:style-name="T173_94"><text:a xlink:type="simple" xlink:href="http://data.suomi.fi"><text:span text:style-name="T173_95">.</text:span></text:a></text:span><text:span text:style-name="T173_96"><text:a xlink:type="simple" xlink:href="http://data.suomi.fi"><text:span text:style-name="T173_97">suomi</text:span></text:a></text:span><text:span text:style-name="T173_98"><text:a xlink:type="simple" xlink:href="http://data.suomi.fi"><text:span text:style-name="T173_99">.</text:span></text:a></text:span><text:span text:style-name="T173_100"><text:a xlink:type="simple" xlink:href="http://data.suomi.fi"><text:span text:style-name="T173_101">fi</text:span></text:a></text:span><text:span text:style-name="T173_102">),<text:s/></text:span><text:span text:style-name="T173_103">and</text:span><text:span text:style-name="T173_104"><text:s/></text:span><text:span text:style-name="T173_105">DataHub</text:span><text:span text:style-name="T173_106"><text:s/></text:span><text:span text:style-name="T173_107">Finland</text:span><text:span text:style-name="T173_108"><text:s/>(</text:span><text:span text:style-name="T173_109"><text:a xlink:type="simple" xlink:href="http://fi.thedatahub.org/"><text:span text:style-name="T173_110">http</text:span></text:a></text:span><text:span text:style-name="T173_111"><text:a xlink:type="simple" xlink:href="http://fi.thedatahub.org/"><text:span text:style-name="T173_112">://</text:span></text:a></text:span><text:span text:style-name="T173_113"><text:a xlink:type="simple" xlink:href="http://fi.thedatahub.org/"><text:span text:style-name="T173_114">fi</text:span></text:a></text:span><text:span text:style-name="T173_115"><text:a xlink:type="simple" xlink:href="http://fi.thedatahub.org/"><text:span text:style-name="T173_116">.</text:span></text:a></text:span><text:span text:style-name="T173_117"><text:a xlink:type="simple" xlink:href="http://fi.thedatahub.org/"><text:span text:style-name="T173_118">thedatahub</text:span></text:a></text:span><text:span text:style-name="T173_119"><text:a xlink:type="simple" xlink:href="http://fi.thedatahub.org/"><text:span text:style-name="T173_120">.</text:span></text:a></text:span><text:span text:style-name="T173_121"><text:a xlink:type="simple" xlink:href="http://fi.thedatahub.org/"><text:span text:style-name="T173_122">org</text:span></text:a></text:span><text:span text:style-name="T173_123"><text:a xlink:type="simple" xlink:href="http://fi.thedatahub.org/"><text:span text:style-name="T173_124">/</text:span></text:a></text:span><text:span text:style-name="T173_125">).</text:span></text:p>
        </text:list-item>
      </text:list>
      <text:p text:style-name="P174"/>
      <text:list text:style-name="LS8" xml:id="list16">
        <text:list-item>
          <text:p text:style-name="P175"><text:span text:style-name="T175_1">Github</text:span><text:span text:style-name="T175_2"><text:s/></text:span><text:span text:style-name="T175_3">Data</text:span><text:span text:style-name="T175_4"><text:s/></text:span><text:span text:style-name="T175_5">and</text:span><text:span text:style-name="T175_6"><text:s/></text:span><text:span text:style-name="T175_7">source</text:span><text:span text:style-name="T175_8"><text:s/></text:span><text:span text:style-name="T175_9">code</text:span><text:span text:style-name="T175_10"><text:s/></text:span><text:span text:style-name="T175_11">resources</text:span><text:span text:style-name="T175_12"><text:s/></text:span><text:span text:style-name="T175_13">from</text:span><text:span text:style-name="T175_14"><text:s/></text:span><text:span text:style-name="T175_15">the</text:span><text:span text:style-name="T175_16"><text:s/></text:span><text:span text:style-name="T175_17">project</text:span><text:span text:style-name="T175_18"><text:s/></text:span><text:span text:style-name="T175_19">are</text:span><text:span text:style-name="T175_20"><text:s/></text:span><text:span text:style-name="T175_21">shared</text:span><text:span text:style-name="T175_22"><text:s/></text:span><text:span text:style-name="T175_23">through</text:span><text:span text:style-name="T175_24"><text:s/></text:span><text:span text:style-name="T175_25">Github</text:span><text:span text:style-name="T175_26"><text:s/>(</text:span><text:span text:style-name="T175_27">github</text:span><text:span text:style-name="T175_28">.</text:span><text:span text:style-name="T175_29">com</text:span><text:span text:style-name="T175_30">).</text:span></text:p>
        </text:list-item>
      </text:list>
      <text:h text:style-name="P176" text:outline-level="10"><text:bookmark-start text:name="h.amvts1lorxee"/><text:bookmark-end text:name="h.amvts1lorxee"/><text:span text:style-name="T176_1">Components</text:span><text:span text:style-name="T176_2"><text:s/></text:span><text:span text:style-name="T176_3">that</text:span><text:span text:style-name="T176_4"><text:s/></text:span><text:span text:style-name="T176_5">have</text:span><text:span text:style-name="T176_6"><text:s/></text:span><text:span text:style-name="T176_7">already</text:span><text:span text:style-name="T176_8"><text:s/></text:span><text:span text:style-name="T176_9">been</text:span><text:span text:style-name="T176_10"><text:s/></text:span><text:span text:style-name="T176_11">established</text:span></text:h>
      <text:p text:style-name="P177"><text:span text:style-name="T177_1">The</text:span><text:span text:style-name="T177_2"><text:s/></text:span><text:span text:style-name="T177_3">Protomedia</text:span><text:span text:style-name="T177_4"><text:s/></text:span><text:span text:style-name="T177_5">technical</text:span><text:span text:style-name="T177_6"><text:s/></text:span><text:span text:style-name="T177_7">infrastructure</text:span><text:span text:style-name="T177_8"><text:s/></text:span><text:span text:style-name="T177_9">takes</text:span><text:span text:style-name="T177_10"><text:s/></text:span><text:span text:style-name="T177_11">advantage</text:span><text:span text:style-name="T177_12"><text:s/></text:span><text:span text:style-name="T177_13">of</text:span><text:span text:style-name="T177_14"><text:s/></text:span><text:span text:style-name="T177_15">the</text:span><text:span text:style-name="T177_16"><text:s/></text:span><text:span text:style-name="T177_17">team</text:span><text:span text:style-name="T177_18"><text:s/></text:span><text:span text:style-name="T177_19">members</text:span><text:span text:style-name="T177_20"><text:s/></text:span><text:span text:style-name="T177_21">previous</text:span><text:span text:style-name="T177_22"><text:s/></text:span><text:span text:style-name="T177_23">code</text:span><text:span text:style-name="T177_24"><text:s/></text:span><text:span text:style-name="T177_25">and</text:span><text:span text:style-name="T177_26"><text:s/></text:span><text:span text:style-name="T177_27">analysis</text:span><text:span text:style-name="T177_28"><text:s/></text:span><text:span text:style-name="T177_29">methodologies</text:span><text:span text:style-name="T177_30"><text:s/></text:span><text:span text:style-name="T177_31">and</text:span><text:span text:style-name="T177_32"><text:s/></text:span><text:span text:style-name="T177_33">harmonizes</text:span><text:span text:style-name="T177_34"><text:s/></text:span><text:span text:style-name="T177_35">these</text:span><text:span text:style-name="T177_36"><text:s/></text:span><text:span text:style-name="T177_37">into</text:span><text:span text:style-name="T177_38"><text:s/></text:span><text:span text:style-name="T177_39">a</text:span><text:span text:style-name="T177_40"><text:s/></text:span><text:span text:style-name="T177_41">single</text:span><text:span text:style-name="T177_42"><text:s/></text:span><text:span text:style-name="T177_43">service</text:span><text:span text:style-name="T177_44"><text:s/></text:span><text:span text:style-name="T177_45">package</text:span><text:span text:style-name="T177_46">.<text:s/></text:span><text:span text:style-name="T177_47">The</text:span><text:span text:style-name="T177_48"><text:s/></text:span><text:span text:style-name="T177_49">key</text:span><text:span text:style-name="T177_50"><text:s/></text:span><text:span text:style-name="T177_51">componentes</text:span><text:span text:style-name="T177_52"><text:s/></text:span><text:span text:style-name="T177_53">include</text:span><text:span text:style-name="T177_54">:</text:span></text:p>
      <text:p text:style-name="P178"/>
      <text:p text:style-name="P179"><text:span text:style-name="T179_1">Database</text:span><text:span text:style-name="T179_2"><text:s/></text:span><text:span text:style-name="T179_3">Protomedia</text:span><text:span text:style-name="T179_4"><text:s/></text:span><text:span text:style-name="T179_5">will</text:span><text:span text:style-name="T179_6"><text:s/></text:span><text:span text:style-name="T179_7">develop</text:span><text:span text:style-name="T179_8"><text:s/></text:span><text:span text:style-name="T179_9">a</text:span><text:span text:style-name="T179_10"><text:s/></text:span><text:span text:style-name="T179_11">new</text:span><text:span text:style-name="T179_12"><text:s/></text:span><text:span text:style-name="T179_13">database</text:span><text:span text:style-name="T179_14"><text:s/></text:span><text:span text:style-name="T179_15">based</text:span><text:span text:style-name="T179_16"><text:s/></text:span><text:span text:style-name="T179_17">on</text:span><text:span text:style-name="T179_18"><text:s/></text:span><text:span text:style-name="T179_19"><text:a xlink:type="simple" xlink:href="http://www.datavaalit.fi"><text:span text:style-name="T179_20">www</text:span></text:a></text:span><text:span text:style-name="T179_21"><text:a xlink:type="simple" xlink:href="http://www.datavaalit.fi"><text:span text:style-name="T179_22">.</text:span></text:a></text:span><text:span text:style-name="T179_23"><text:a xlink:type="simple" xlink:href="http://www.datavaalit.fi"><text:span text:style-name="T179_24">datavaalit</text:span></text:a></text:span><text:span text:style-name="T179_25"><text:a xlink:type="simple" xlink:href="http://www.datavaalit.fi"><text:span text:style-name="T179_26">.</text:span></text:a></text:span><text:span text:style-name="T179_27"><text:a xlink:type="simple" xlink:href="http://www.datavaalit.fi"><text:span text:style-name="T179_28">fi</text:span></text:a></text:span><text:span text:style-name="T179_29"><text:s/></text:span><text:span text:style-name="T179_30">project</text:span><text:span text:style-name="T179_31">,<text:s/></text:span><text:span text:style-name="T179_32">which</text:span><text:span text:style-name="T179_33"><text:s/></text:span><text:span text:style-name="T179_34">already</text:span><text:span text:style-name="T179_35"><text:s/></text:span><text:span text:style-name="T179_36">now</text:span><text:span text:style-name="T179_37"><text:s/></text:span><text:span text:style-name="T179_38">provides</text:span><text:span text:style-name="T179_39"><text:s/></text:span><text:span text:style-name="T179_40">open</text:span><text:span text:style-name="T179_41"><text:s/></text:span><text:span text:style-name="T179_42">data</text:span><text:span text:style-name="T179_43"><text:s/></text:span><text:span text:style-name="T179_44">on</text:span><text:span text:style-name="T179_45"><text:s/></text:span><text:span text:style-name="T179_46">election</text:span><text:span text:style-name="T179_47"><text:s/></text:span><text:span text:style-name="T179_48">candidates</text:span><text:span text:style-name="T179_49"><text:s/></text:span><text:span text:style-name="T179_50">and</text:span><text:span text:style-name="T179_51"><text:s/></text:span><text:span text:style-name="T179_52">their</text:span><text:span text:style-name="T179_53"><text:s/></text:span><text:span text:style-name="T179_54">funding</text:span><text:span text:style-name="T179_55">.<text:s/></text:span><text:span text:style-name="T179_56">The</text:span><text:span text:style-name="T179_57"><text:s/></text:span><text:span text:style-name="T179_58">project</text:span><text:span text:style-name="T179_59"><text:s/></text:span><text:span text:style-name="T179_60">was</text:span><text:span text:style-name="T179_61"><text:s/></text:span><text:span text:style-name="T179_62">awarded</text:span><text:span text:style-name="T179_63"><text:s/></text:span><text:span text:style-name="T179_64">the</text:span><text:span text:style-name="T179_65"><text:s/></text:span><text:span text:style-name="T179_66">in</text:span><text:span text:style-name="T179_67"><text:s/></text:span><text:span text:style-name="T179_68">Apps</text:span><text:span text:style-name="T179_69">4</text:span><text:span text:style-name="T179_70">Finland</text:span><text:span text:style-name="T179_71"><text:s/>2012<text:s/></text:span><text:span text:style-name="T179_72">competition</text:span><text:span text:style-name="T179_73">.<text:s/></text:span><text:span text:style-name="T179_74">The</text:span><text:span text:style-name="T179_75"><text:s/></text:span><text:span text:style-name="T179_76">team</text:span><text:span text:style-name="T179_77"><text:s/></text:span><text:span text:style-name="T179_78">can</text:span><text:span text:style-name="T179_79"><text:s/></text:span><text:span text:style-name="T179_80">also</text:span><text:span text:style-name="T179_81"><text:s/></text:span><text:span text:style-name="T179_82">utilize</text:span><text:span text:style-name="T179_83"><text:s/></text:span><text:span text:style-name="T179_84">the</text:span><text:span text:style-name="T179_85"><text:s/></text:span><text:span text:style-name="T179_86">database</text:span><text:span text:style-name="T179_87"><text:s/></text:span><text:span text:style-name="T179_88">and</text:span><text:span text:style-name="T179_89"><text:s/></text:span><text:span text:style-name="T179_90">development</text:span><text:span text:style-name="T179_91"><text:s/></text:span><text:span text:style-name="T179_92">resources</text:span><text:span text:style-name="T179_93"><text:s/></text:span><text:span text:style-name="T179_94">of</text:span><text:span text:style-name="T179_95"><text:s/></text:span><text:span text:style-name="T179_96">Kansan</text:span><text:span text:style-name="T179_97"><text:s/></text:span><text:span text:style-name="T179_98">muisti</text:span><text:span text:style-name="T179_99"><text:s/></text:span><text:span text:style-name="T179_100">ry</text:span><text:span text:style-name="T179_101"><text:s/>(</text:span><text:span text:style-name="T179_102"><text:a xlink:type="simple" xlink:href="http://www.kansanmuisti.fi"><text:span text:style-name="T179_103">http</text:span></text:a></text:span><text:span text:style-name="T179_104"><text:a xlink:type="simple" xlink:href="http://www.kansanmuisti.fi"><text:span text:style-name="T179_105">://</text:span></text:a></text:span><text:span text:style-name="T179_106"><text:a xlink:type="simple" xlink:href="http://www.kansanmuisti.fi"><text:span text:style-name="T179_107">www</text:span></text:a></text:span><text:span text:style-name="T179_108"><text:a xlink:type="simple" xlink:href="http://www.kansanmuisti.fi"><text:span text:style-name="T179_109">.</text:span></text:a></text:span><text:span text:style-name="T179_110"><text:a xlink:type="simple" xlink:href="http://www.kansanmuisti.fi"><text:span text:style-name="T179_111">kansanmuisti</text:span></text:a></text:span><text:span text:style-name="T179_112"><text:a xlink:type="simple" xlink:href="http://www.kansanmuisti.fi"><text:span text:style-name="T179_113">.</text:span></text:a></text:span><text:span text:style-name="T179_114"><text:a xlink:type="simple" xlink:href="http://www.kansanmuisti.fi"><text:span text:style-name="T179_115">fi</text:span></text:a></text:span><text:span text:style-name="T179_116">).<text:s/></text:span><text:span text:style-name="T179_117">The</text:span><text:span text:style-name="T179_118"><text:s/></text:span><text:span text:style-name="T179_119">current</text:span><text:span text:style-name="T179_120"><text:s/></text:span><text:span text:style-name="T179_121">database</text:span><text:span text:style-name="T179_122"><text:s/></text:span><text:span text:style-name="T179_123">resources</text:span><text:span text:style-name="T179_124"><text:s/></text:span><text:span text:style-name="T179_125">provide</text:span><text:span text:style-name="T179_126"><text:s/></text:span><text:span text:style-name="T179_127">a</text:span><text:span text:style-name="T179_128"><text:s/></text:span><text:span text:style-name="T179_129">solid</text:span><text:span text:style-name="T179_130"><text:s/></text:span><text:span text:style-name="T179_131">basis</text:span><text:span text:style-name="T179_132"><text:s/></text:span><text:span text:style-name="T179_133">for</text:span><text:span text:style-name="T179_134"><text:s/></text:span><text:span text:style-name="T179_135">developing</text:span><text:span text:style-name="T179_136"><text:s/></text:span><text:span text:style-name="T179_137">Protomedia</text:span><text:span text:style-name="T179_138"><text:s/></text:span><text:span text:style-name="T179_139">service</text:span><text:span text:style-name="T179_140"><text:s/></text:span><text:span text:style-name="T179_141">concept</text:span><text:span text:style-name="T179_142"><text:s/></text:span><text:span text:style-name="T179_143">and</text:span><text:span text:style-name="T179_144"><text:s/></text:span><text:span text:style-name="T179_145">sharing</text:span><text:span text:style-name="T179_146"><text:s/></text:span><text:span text:style-name="T179_147">infrastructure</text:span><text:span text:style-name="T179_148"><text:s/></text:span><text:span text:style-name="T179_149">further</text:span><text:span text:style-name="T179_150">.</text:span></text:p>
      <text:p text:style-name="P180"/>
      <text:p text:style-name="P181"><text:span text:style-name="T181_1">Source</text:span><text:span text:style-name="T181_2"><text:s/></text:span><text:span text:style-name="T181_3">code</text:span><text:span text:style-name="T181_4"><text:s/></text:span><text:span text:style-name="T181_5">base</text:span><text:span text:style-name="T181_6"><text:s/></text:span><text:span text:style-name="T181_7">Protomedia</text:span><text:span text:style-name="T181_8"><text:s/></text:span><text:span text:style-name="T181_9">maintains</text:span><text:span text:style-name="T181_10"><text:s/></text:span><text:span text:style-name="T181_11">a</text:span><text:span text:style-name="T181_12"><text:s/></text:span><text:span text:style-name="T181_13">comprehensive</text:span><text:span text:style-name="T181_14"><text:s/></text:span><text:span text:style-name="T181_15">source</text:span><text:span text:style-name="T181_16"><text:s/></text:span><text:span text:style-name="T181_17">code</text:span><text:span text:style-name="T181_18"><text:s/></text:span><text:span text:style-name="T181_19">base</text:span><text:span text:style-name="T181_20"><text:s/></text:span><text:span text:style-name="T181_21">that</text:span><text:span text:style-name="T181_22"><text:s/></text:span><text:span text:style-name="T181_23">covers</text:span><text:span text:style-name="T181_24"><text:s/></text:span><text:span text:style-name="T181_25">the</text:span><text:span text:style-name="T181_26"><text:s/></text:span><text:span text:style-name="T181_27">complete</text:span><text:span text:style-name="T181_28"><text:s/></text:span><text:span text:style-name="T181_29">analysis</text:span><text:span text:style-name="T181_30"><text:s/></text:span><text:span text:style-name="T181_31">pipeline</text:span><text:span text:style-name="T181_32"><text:s/></text:span><text:span text:style-name="T181_33">from</text:span><text:span text:style-name="T181_34"><text:s/></text:span><text:span text:style-name="T181_35">raw</text:span><text:span text:style-name="T181_36"><text:s/></text:span><text:span text:style-name="T181_37">data</text:span><text:span text:style-name="T181_38"><text:s/></text:span><text:span text:style-name="T181_39">to</text:span><text:span text:style-name="T181_40"><text:s/></text:span><text:span text:style-name="T181_41">final</text:span><text:span text:style-name="T181_42"><text:s/></text:span><text:span text:style-name="T181_43">visualization</text:span><text:span text:style-name="T181_44">.<text:s/></text:span><text:span text:style-name="T181_45">This</text:span><text:span text:style-name="T181_46"><text:s/></text:span><text:span text:style-name="T181_47">allows</text:span><text:span text:style-name="T181_48"><text:s/></text:span><text:span text:style-name="T181_49">rapid</text:span><text:span text:style-name="T181_50">,<text:s/></text:span><text:span text:style-name="T181_51">reproducible</text:span><text:span text:style-name="T181_52"><text:s/></text:span><text:span text:style-name="T181_53">and</text:span><text:span text:style-name="T181_54"><text:s/></text:span><text:span text:style-name="T181_55">transparent</text:span><text:span text:style-name="T181_56"><text:s/></text:span><text:span text:style-name="T181_57">analyses</text:span><text:span text:style-name="T181_58"><text:s/></text:span><text:span text:style-name="T181_59">of</text:span><text:span text:style-name="T181_60"><text:s/></text:span><text:span text:style-name="T181_61">open</text:span><text:span text:style-name="T181_62"><text:s/></text:span><text:span text:style-name="T181_63">data</text:span><text:span text:style-name="T181_64"><text:s/></text:span><text:span text:style-name="T181_65">streams</text:span><text:span text:style-name="T181_66"><text:s/></text:span><text:span text:style-name="T181_67">based</text:span><text:span text:style-name="T181_68"><text:s/></text:span><text:span text:style-name="T181_69">on</text:span><text:span text:style-name="T181_70"><text:s/></text:span><text:span text:style-name="T181_71">the</text:span><text:span text:style-name="T181_72"><text:s/></text:span><text:span text:style-name="T181_73">Louhos</text:span><text:span text:style-name="T181_74"><text:s/></text:span><text:span text:style-name="T181_75">software</text:span><text:span text:style-name="T181_76"><text:s/></text:span><text:span text:style-name="T181_77">libraries</text:span><text:span text:style-name="T181_78"><text:s/>(</text:span><text:span text:style-name="T181_79"><text:a xlink:type="simple" xlink:href="http://louhos.github.com/sorvi"><text:span text:style-name="T181_80">http</text:span></text:a></text:span><text:span text:style-name="T181_81"><text:a xlink:type="simple" xlink:href="http://louhos.github.com/sorvi"><text:span text:style-name="T181_82">://</text:span></text:a></text:span><text:span text:style-name="T181_83"><text:a xlink:type="simple" xlink:href="http://louhos.github.com/sorvi"><text:span text:style-name="T181_84">louhos</text:span></text:a></text:span><text:span text:style-name="T181_85"><text:a xlink:type="simple" xlink:href="http://louhos.github.com/sorvi"><text:span text:style-name="T181_86">.</text:span></text:a></text:span><text:span text:style-name="T181_87"><text:a xlink:type="simple" xlink:href="http://louhos.github.com/sorvi"><text:span text:style-name="T181_88">github</text:span></text:a></text:span><text:span text:style-name="T181_89"><text:a xlink:type="simple" xlink:href="http://louhos.github.com/sorvi"><text:span text:style-name="T181_90">.</text:span></text:a></text:span><text:span text:style-name="T181_91"><text:a xlink:type="simple" xlink:href="http://louhos.github.com/sorvi"><text:span text:style-name="T181_92">com</text:span></text:a></text:span><text:span text:style-name="T181_93"><text:a xlink:type="simple" xlink:href="http://louhos.github.com/sorvi"><text:span text:style-name="T181_94">/</text:span></text:a></text:span><text:span text:style-name="T181_95"><text:a xlink:type="simple" xlink:href="http://louhos.github.com/sorvi"><text:span text:style-name="T181_96">sorvi</text:span></text:a></text:span><text:span text:style-name="T181_97">),<text:s/></text:span><text:span text:style-name="T181_98">double</text:span><text:span text:style-name="T181_99">-</text:span><text:span text:style-name="T181_100">winner</text:span><text:span text:style-name="T181_101"><text:s/></text:span><text:span text:style-name="T181_102">in</text:span><text:span text:style-name="T181_103"><text:s/></text:span><text:span text:style-name="T181_104">Apps</text:span><text:span text:style-name="T181_105">4</text:span><text:span text:style-name="T181_106">Finland</text:span><text:span text:style-name="T181_107"><text:s/>2011</text:span><text:span text:style-name="T181_108">.<text:s/></text:span><text:span text:style-name="T181_109">Documented</text:span><text:span text:style-name="T181_110"><text:s/></text:span><text:span text:style-name="T181_111">examples</text:span><text:span text:style-name="T181_112"><text:s/></text:span><text:span text:style-name="T181_113">are</text:span><text:span text:style-name="T181_114"><text:s/></text:span><text:span text:style-name="T181_115">collected</text:span><text:span text:style-name="T181_116"><text:s/></text:span><text:span text:style-name="T181_117">in</text:span><text:span text:style-name="T181_118"><text:s/></text:span><text:span text:style-name="T181_119">Datawiki</text:span><text:span text:style-name="T181_120"><text:s/>(</text:span><text:span text:style-name="T181_121"><text:a xlink:type="simple" xlink:href="http://louhos.github.com/datawiki/"><text:span text:style-name="T181_122">http</text:span></text:a></text:span><text:span text:style-name="T181_123"><text:a xlink:type="simple" xlink:href="http://louhos.github.com/datawiki/"><text:span text:style-name="T181_124">://</text:span></text:a></text:span><text:span text:style-name="T181_125"><text:a xlink:type="simple" xlink:href="http://louhos.github.com/datawiki/"><text:span text:style-name="T181_126">louhos</text:span></text:a></text:span><text:span text:style-name="T181_127"><text:a xlink:type="simple" xlink:href="http://louhos.github.com/datawiki/"><text:span text:style-name="T181_128">.</text:span></text:a></text:span><text:span text:style-name="T181_129"><text:a xlink:type="simple" xlink:href="http://louhos.github.com/datawiki/"><text:span text:style-name="T181_130">github</text:span></text:a></text:span><text:span text:style-name="T181_131"><text:a xlink:type="simple" xlink:href="http://louhos.github.com/datawiki/"><text:span text:style-name="T181_132">.</text:span></text:a></text:span><text:span text:style-name="T181_133"><text:a xlink:type="simple" xlink:href="http://louhos.github.com/datawiki/"><text:span text:style-name="T181_134">com</text:span></text:a></text:span><text:span text:style-name="T181_135"><text:a xlink:type="simple" xlink:href="http://louhos.github.com/datawiki/"><text:span text:style-name="T181_136">/</text:span></text:a></text:span><text:span text:style-name="T181_137"><text:a xlink:type="simple" xlink:href="http://louhos.github.com/datawiki/"><text:span text:style-name="T181_138">datawiki</text:span></text:a></text:span><text:span text:style-name="T181_139"><text:a xlink:type="simple" xlink:href="http://louhos.github.com/datawiki/"><text:span text:style-name="T181_140">/</text:span></text:a></text:span><text:span text:style-name="T181_141">),<text:s/></text:span><text:span text:style-name="T181_142">an</text:span><text:span text:style-name="T181_143"><text:s/></text:span><text:span text:style-name="T181_144">Apps</text:span><text:span text:style-name="T181_145">4</text:span><text:span text:style-name="T181_146">Finland</text:span><text:span text:style-name="T181_147"><text:s/>2012<text:s/></text:span><text:span text:style-name="T181_148">winner</text:span><text:span text:style-name="T181_149">.</text:span></text:p>
      <text:p text:style-name="P182"/>
      <text:p text:style-name="P183"><text:span text:style-name="T183_1">Collaboration</text:span><text:span text:style-name="T183_2"><text:s/></text:span><text:span text:style-name="T183_3">networks</text:span><text:span text:style-name="T183_4"><text:s/></text:span><text:span text:style-name="T183_5">and</text:span><text:span text:style-name="T183_6"><text:s/></text:span><text:span text:style-name="T183_7">consulting</text:span><text:span text:style-name="T183_8"><text:s/></text:span><text:span text:style-name="T183_9">services</text:span><text:span text:style-name="T183_10"><text:s/></text:span><text:span text:style-name="T183_11">The</text:span><text:span text:style-name="T183_12"><text:s/></text:span><text:span text:style-name="T183_13">long</text:span><text:span text:style-name="T183_14">-</text:span><text:span text:style-name="T183_15">term</text:span><text:span text:style-name="T183_16"><text:s/></text:span><text:span text:style-name="T183_17">experience</text:span><text:span text:style-name="T183_18"><text:s/></text:span><text:span text:style-name="T183_19">of</text:span><text:span text:style-name="T183_20"><text:s/></text:span><text:span text:style-name="T183_21">the</text:span><text:span text:style-name="T183_22"><text:s/></text:span><text:span text:style-name="T183_23">team</text:span><text:span text:style-name="T183_24"><text:s/></text:span><text:span text:style-name="T183_25">members</text:span><text:span text:style-name="T183_26"><text:s/></text:span><text:span text:style-name="T183_27">on</text:span><text:span text:style-name="T183_28"><text:s/></text:span><text:span text:style-name="T183_29">open</text:span><text:span text:style-name="T183_30"><text:s/></text:span><text:span text:style-name="T183_31">data</text:span><text:span text:style-name="T183_32">,<text:s/></text:span><text:span text:style-name="T183_33">open</text:span><text:span text:style-name="T183_34"><text:s/></text:span><text:span text:style-name="T183_35">source</text:span><text:span text:style-name="T183_36">,<text:s/></text:span><text:span text:style-name="T183_37">and</text:span><text:span text:style-name="T183_38"><text:s/></text:span><text:span text:style-name="T183_39">open</text:span><text:span text:style-name="T183_40"><text:s/></text:span><text:span text:style-name="T183_41">science</text:span><text:span text:style-name="T183_42"><text:s/></text:span><text:span text:style-name="T183_43">has</text:span><text:span text:style-name="T183_44"><text:s/></text:span><text:span text:style-name="T183_45">created</text:span><text:span text:style-name="T183_46"><text:s/></text:span><text:span text:style-name="T183_47">comprehensive</text:span><text:span text:style-name="T183_48"><text:s/></text:span><text:span text:style-name="T183_49">national</text:span><text:span text:style-name="T183_50"><text:s/></text:span><text:span text:style-name="T183_51">and</text:span><text:span text:style-name="T183_52"><text:s/></text:span><text:span text:style-name="T183_53">international</text:span><text:span text:style-name="T183_54"><text:s/></text:span><text:span text:style-name="T183_55">collaboration</text:span><text:span text:style-name="T183_56"><text:s/></text:span><text:span text:style-name="T183_57">networks</text:span><text:span text:style-name="T183_58">.<text:s/></text:span><text:span text:style-name="T183_59">A</text:span><text:span text:style-name="T183_60"><text:s/></text:span><text:span text:style-name="T183_61">remarkable</text:span><text:span text:style-name="T183_62"><text:s/></text:span><text:span text:style-name="T183_63">portion</text:span><text:span text:style-name="T183_64"><text:s/></text:span><text:span text:style-name="T183_65">of</text:span><text:span text:style-name="T183_66"><text:s/></text:span><text:span text:style-name="T183_67">the</text:span><text:span text:style-name="T183_68"><text:s/></text:span><text:span text:style-name="T183_69">data</text:span><text:span text:style-name="T183_70"><text:s/></text:span><text:span text:style-name="T183_71">journalistic</text:span><text:span text:style-name="T183_72"><text:s/></text:span><text:span text:style-name="T183_73">consultation</text:span><text:span text:style-name="T183_74"><text:s/></text:span><text:span text:style-name="T183_75">services</text:span><text:span text:style-name="T183_76"><text:s/></text:span><text:span text:style-name="T183_77">in</text:span><text:span text:style-name="T183_78"><text:s/></text:span><text:span text:style-name="T183_79">Finland</text:span><text:span text:style-name="T183_80"><text:s/></text:span><text:span text:style-name="T183_81">so</text:span><text:span text:style-name="T183_82"><text:s/></text:span><text:span text:style-name="T183_83">far</text:span><text:span text:style-name="T183_84"><text:s/></text:span><text:span text:style-name="T183_85">has</text:span><text:span text:style-name="T183_86"><text:s/></text:span><text:span text:style-name="T183_87">been</text:span><text:span text:style-name="T183_88"><text:s/></text:span><text:span text:style-name="T183_89">provided</text:span><text:span text:style-name="T183_90"><text:s/></text:span><text:span text:style-name="T183_91">by</text:span><text:span text:style-name="T183_92"><text:s/></text:span><text:span text:style-name="T183_93">the</text:span><text:span text:style-name="T183_94"><text:s/></text:span><text:span text:style-name="T183_95">team</text:span><text:span text:style-name="T183_96"><text:s/></text:span><text:span text:style-name="T183_97">members</text:span><text:span text:style-name="T183_98">.<text:s/></text:span><text:span text:style-name="T183_99">Now</text:span><text:span text:style-name="T183_100"><text:s/></text:span><text:span text:style-name="T183_101">the</text:span><text:span text:style-name="T183_102"><text:s/></text:span><text:span text:style-name="T183_103">demanded</text:span><text:span text:style-name="T183_104"><text:s/></text:span><text:span text:style-name="T183_105">expert</text:span><text:span text:style-name="T183_106"><text:s/></text:span><text:span text:style-name="T183_107">services</text:span><text:span text:style-name="T183_108"><text:s/></text:span><text:span text:style-name="T183_109">will</text:span><text:span text:style-name="T183_110"><text:s/></text:span><text:span text:style-name="T183_111">be</text:span><text:span text:style-name="T183_112"><text:s/></text:span><text:span text:style-name="T183_113">made</text:span><text:span text:style-name="T183_114"><text:s/></text:span><text:span text:style-name="T183_115">available</text:span><text:span text:style-name="T183_116"><text:s/></text:span><text:span text:style-name="T183_117">for</text:span><text:span text:style-name="T183_118"><text:s/></text:span><text:span text:style-name="T183_119">a</text:span><text:span text:style-name="T183_120"><text:s/></text:span><text:span text:style-name="T183_121">wider</text:span><text:span text:style-name="T183_122"><text:s/></text:span><text:span text:style-name="T183_123">audience</text:span><text:span text:style-name="T183_124">.</text:span></text:p>
      <text:h text:style-name="P184" text:outline-level="10"><text:bookmark-start text:name="h.anfjn3g1w7kw"/><text:bookmark-end text:name="h.anfjn3g1w7kw"/><text:span text:style-name="T184_1">Innovativeness</text:span></text:h>
      <text:p text:style-name="P185"><text:span text:style-name="T185_1">The</text:span><text:span text:style-name="T185_2"><text:s/></text:span><text:span text:style-name="T185_3">central</text:span><text:span text:style-name="T185_4"><text:s/></text:span><text:span text:style-name="T185_5">innovation</text:span><text:span text:style-name="T185_6"><text:s/></text:span><text:span text:style-name="T185_7">of</text:span><text:span text:style-name="T185_8"><text:s/></text:span><text:span text:style-name="T185_9">Protomedia</text:span><text:span text:style-name="T185_10"><text:s/></text:span><text:span text:style-name="T185_11">is</text:span><text:span text:style-name="T185_12"><text:s/></text:span><text:span text:style-name="T185_13">to</text:span><text:span text:style-name="T185_14"><text:s/></text:span><text:span text:style-name="T185_15">accumulate</text:span><text:span text:style-name="T185_16"><text:s/></text:span><text:span text:style-name="T185_17">a</text:span><text:span text:style-name="T185_18"><text:s/></text:span><text:span text:style-name="T185_19">sustainable</text:span><text:span text:style-name="T185_20"><text:s/></text:span><text:span text:style-name="T185_21">open</text:span><text:span text:style-name="T185_22"><text:s/></text:span><text:span text:style-name="T185_23">knowledge</text:span><text:span text:style-name="T185_24"><text:s/></text:span><text:span text:style-name="T185_25">base</text:span><text:span text:style-name="T185_26"><text:s/></text:span><text:span text:style-name="T185_27">of</text:span><text:span text:style-name="T185_28"><text:s/></text:span><text:span text:style-name="T185_29">data</text:span><text:span text:style-name="T185_30">,<text:s/></text:span><text:span text:style-name="T185_31">code</text:span><text:span text:style-name="T185_32"><text:s/></text:span><text:span text:style-name="T185_33">and</text:span><text:span text:style-name="T185_34"><text:s/></text:span><text:span text:style-name="T185_35">other</text:span><text:span text:style-name="T185_36"><text:s/></text:span><text:span text:style-name="T185_37">material</text:span><text:span text:style-name="T185_38"><text:s/></text:span><text:span text:style-name="T185_39">produced</text:span><text:span text:style-name="T185_40"><text:s/></text:span><text:span text:style-name="T185_41">in</text:span><text:span text:style-name="T185_42"><text:s/></text:span><text:span text:style-name="T185_43">data</text:span><text:span text:style-name="T185_44"><text:s/></text:span><text:span text:style-name="T185_45">journalistic</text:span><text:span text:style-name="T185_46"><text:s/></text:span><text:span text:style-name="T185_47">applications</text:span><text:span text:style-name="T185_48">.<text:s/></text:span><text:span text:style-name="T185_49">This</text:span><text:span text:style-name="T185_50"><text:s/></text:span><text:span text:style-name="T185_51">helps</text:span><text:span text:style-name="T185_52"><text:s/></text:span><text:span text:style-name="T185_53">to</text:span><text:span text:style-name="T185_54"><text:s/></text:span><text:span text:style-name="T185_55">avoid</text:span><text:span text:style-name="T185_56"><text:s/></text:span><text:span text:style-name="T185_57">duplication</text:span><text:span text:style-name="T185_58"><text:s/></text:span><text:span text:style-name="T185_59">of</text:span><text:span text:style-name="T185_60"><text:s/></text:span><text:span text:style-name="T185_61">work</text:span><text:span text:style-name="T185_62">,<text:s/></text:span><text:span text:style-name="T185_63">lowering</text:span><text:span text:style-name="T185_64"><text:s/></text:span><text:span text:style-name="T185_65">the</text:span><text:span text:style-name="T185_66"><text:s/></text:span><text:span text:style-name="T185_67">costs</text:span><text:span text:style-name="T185_68"><text:s/></text:span><text:span text:style-name="T185_69">of</text:span><text:span text:style-name="T185_70"><text:s/></text:span><text:span text:style-name="T185_71">journalistic</text:span><text:span text:style-name="T185_72"><text:s/></text:span><text:span text:style-name="T185_73">work</text:span><text:span text:style-name="T185_74">,<text:s/></text:span><text:span text:style-name="T185_75">and</text:span><text:span text:style-name="T185_76"><text:s/></text:span><text:span text:style-name="T185_77">to</text:span><text:span text:style-name="T185_78"><text:s/></text:span><text:span text:style-name="T185_79">gather</text:span><text:span text:style-name="T185_80"><text:s/></text:span><text:span text:style-name="T185_81">feedback</text:span><text:span text:style-name="T185_82"><text:s/></text:span><text:span text:style-name="T185_83">from</text:span><text:span text:style-name="T185_84"><text:s/></text:span><text:span text:style-name="T185_85">the</text:span><text:span text:style-name="T185_86"><text:s/></text:span><text:span text:style-name="T185_87">public</text:span><text:span text:style-name="T185_88">.<text:s/></text:span><text:span text:style-name="T185_89">Decreased</text:span><text:span text:style-name="T185_90"><text:s/></text:span><text:span text:style-name="T185_91">work</text:span><text:span text:style-name="T185_92"><text:s/></text:span><text:span text:style-name="T185_93">load</text:span><text:span text:style-name="T185_94"><text:s/></text:span><text:span text:style-name="T185_95">on</text:span><text:span text:style-name="T185_96"><text:s/></text:span><text:span text:style-name="T185_97">technical</text:span><text:span text:style-name="T185_98"><text:s/></text:span><text:span text:style-name="T185_99">processing</text:span><text:span text:style-name="T185_100"><text:s/></text:span><text:span text:style-name="T185_101">side</text:span><text:span text:style-name="T185_102"><text:s/></text:span><text:span text:style-name="T185_103">will</text:span><text:span text:style-name="T185_104"><text:s/></text:span><text:span text:style-name="T185_105">help</text:span><text:span text:style-name="T185_106"><text:s/></text:span><text:span text:style-name="T185_107">the</text:span><text:span text:style-name="T185_108"><text:s/></text:span><text:span text:style-name="T185_109">journalists</text:span><text:span text:style-name="T185_110"><text:s/></text:span><text:span text:style-name="T185_111">to</text:span><text:span text:style-name="T185_112"><text:s/></text:span><text:span text:style-name="T185_113">focus</text:span><text:span text:style-name="T185_114"><text:s/></text:span><text:span text:style-name="T185_115">on</text:span><text:span text:style-name="T185_116"><text:s/></text:span><text:span text:style-name="T185_117">the</text:span><text:span text:style-name="T185_118"><text:s/></text:span><text:span text:style-name="T185_119">actual</text:span><text:span text:style-name="T185_120"><text:s/></text:span><text:span text:style-name="T185_121">analysis</text:span><text:span text:style-name="T185_122"><text:s/></text:span><text:span text:style-name="T185_123">and</text:span><text:span text:style-name="T185_124"><text:s/></text:span><text:span text:style-name="T185_125">journalistic</text:span><text:span text:style-name="T185_126"><text:s/></text:span><text:span text:style-name="T185_127">tasks</text:span><text:span text:style-name="T185_128">.<text:s/></text:span><text:span text:style-name="T185_129">While</text:span><text:span text:style-name="T185_130"><text:s/></text:span><text:span text:style-name="T185_131">the</text:span><text:span text:style-name="T185_132"><text:s/></text:span><text:span text:style-name="T185_133">principal</text:span><text:span text:style-name="T185_134"><text:s/></text:span><text:span text:style-name="T185_135">assett</text:span><text:span text:style-name="T185_136"><text:s/></text:span><text:span text:style-name="T185_137">is</text:span><text:span text:style-name="T185_138"><text:s/></text:span><text:span text:style-name="T185_139">the</text:span><text:span text:style-name="T185_140"><text:s/></text:span><text:span text:style-name="T185_141">expertise</text:span><text:span text:style-name="T185_142"><text:s/></text:span><text:span text:style-name="T185_143">and</text:span><text:span text:style-name="T185_144"><text:s/></text:span><text:span text:style-name="T185_145">skills</text:span><text:span text:style-name="T185_146"><text:s/></text:span><text:span text:style-name="T185_147">of</text:span><text:span text:style-name="T185_148"><text:s/></text:span><text:span text:style-name="T185_149">the</text:span><text:span text:style-name="T185_150"><text:s/></text:span><text:span text:style-name="T185_151">working</text:span><text:span text:style-name="T185_152"><text:s/></text:span><text:span text:style-name="T185_153">team</text:span><text:span text:style-name="T185_154">,<text:s/></text:span><text:span text:style-name="T185_155">the</text:span><text:span text:style-name="T185_156"><text:s/></text:span><text:span text:style-name="T185_157">open</text:span><text:span text:style-name="T185_158"><text:s/></text:span><text:span text:style-name="T185_159">knowledge</text:span><text:span text:style-name="T185_160"><text:s/></text:span><text:span text:style-name="T185_161">base</text:span><text:span text:style-name="T185_162"><text:s/></text:span><text:span text:style-name="T185_163">will</text:span><text:span text:style-name="T185_164"><text:s/></text:span><text:span text:style-name="T185_165">support</text:span><text:span text:style-name="T185_166"><text:s/></text:span><text:span text:style-name="T185_167">the</text:span><text:span text:style-name="T185_168"><text:s/></text:span><text:span text:style-name="T185_169">service</text:span><text:span text:style-name="T185_170"><text:s/></text:span><text:span text:style-name="T185_171">concept</text:span><text:span text:style-name="T185_172"><text:s/></text:span><text:span text:style-name="T185_173">and</text:span><text:span text:style-name="T185_174"><text:s/></text:span><text:span text:style-name="T185_175">creates</text:span><text:span text:style-name="T185_176"><text:s/></text:span><text:span text:style-name="T185_177">added</text:span><text:span text:style-name="T185_178"><text:s/></text:span><text:span text:style-name="T185_179">value</text:span><text:span text:style-name="T185_180"><text:s/></text:span><text:span text:style-name="T185_181">through</text:span><text:span text:style-name="T185_182"><text:s/></text:span><text:span text:style-name="T185_183">transparency</text:span><text:span text:style-name="T185_184">,<text:s/></text:span><text:span text:style-name="T185_185">reproducibility</text:span><text:span text:style-name="T185_186"><text:s/></text:span><text:span text:style-name="T185_187">and</text:span><text:span text:style-name="T185_188"><text:s/></text:span><text:span text:style-name="T185_189">crowd</text:span><text:span text:style-name="T185_190">-</text:span><text:span text:style-name="T185_191">sourcing</text:span><text:span text:style-name="T185_192"><text:s/></text:span><text:span text:style-name="T185_193">opportunities</text:span><text:span text:style-name="T185_194"><text:s/></text:span><text:span text:style-name="T185_195">that</text:span><text:span text:style-name="T185_196"><text:s/></text:span><text:span text:style-name="T185_197">have</text:span><text:span text:style-name="T185_198"><text:s/></text:span><text:span text:style-name="T185_199">been</text:span><text:span text:style-name="T185_200"><text:s/></text:span><text:span text:style-name="T185_201">demonstrated</text:span><text:span text:style-name="T185_202"><text:s/></text:span><text:span text:style-name="T185_203">in</text:span><text:span text:style-name="T185_204"><text:s/></text:span><text:span text:style-name="T185_205">the</text:span><text:span text:style-name="T185_206"><text:s/></text:span><text:span text:style-name="T185_207">teams</text:span><text:span text:style-name="T185_208"><text:s/></text:span><text:span text:style-name="T185_209">previous</text:span><text:span text:style-name="T185_210"><text:s/></text:span><text:span text:style-name="T185_211">projects</text:span><text:span text:style-name="T185_212"><text:s/>(</text:span><text:span text:style-name="T185_213">see</text:span><text:span text:style-name="T185_214"><text:s/></text:span><text:span text:style-name="T185_215">above</text:span><text:span text:style-name="T185_216">).<text:s/></text:span><text:span text:style-name="T185_217">The</text:span><text:span text:style-name="T185_218"><text:s/></text:span><text:span text:style-name="T185_219">Protomedia</text:span><text:span text:style-name="T185_220"><text:s/></text:span><text:span text:style-name="T185_221">enterprise</text:span><text:span text:style-name="T185_222"><text:s/></text:span><text:span text:style-name="T185_223">will</text:span><text:span text:style-name="T185_224"><text:s/></text:span><text:span text:style-name="T185_225">revolutionize</text:span><text:span text:style-name="T185_226"><text:s/></text:span><text:span text:style-name="T185_227">public</text:span><text:span text:style-name="T185_228"><text:s/></text:span><text:span text:style-name="T185_229">data</text:span><text:span text:style-name="T185_230"><text:s/></text:span><text:span text:style-name="T185_231">availability</text:span><text:span text:style-name="T185_232"><text:s/></text:span><text:span text:style-name="T185_233">through</text:span><text:span text:style-name="T185_234"><text:s/></text:span><text:span text:style-name="T185_235">trustworthy</text:span><text:span text:style-name="T185_236">,<text:s/></text:span><text:span text:style-name="T185_237">easy</text:span><text:span text:style-name="T185_238">-</text:span><text:span text:style-name="T185_239">to</text:span><text:span text:style-name="T185_240">-</text:span><text:span text:style-name="T185_241">use</text:span><text:span text:style-name="T185_242"><text:s/></text:span><text:span text:style-name="T185_243">open</text:span><text:span text:style-name="T185_244"><text:s/></text:span><text:span text:style-name="T185_245">data</text:span><text:span text:style-name="T185_246"><text:s/></text:span><text:span text:style-name="T185_247">libraries</text:span><text:span text:style-name="T185_248"><text:s/></text:span><text:span text:style-name="T185_249">and</text:span><text:span text:style-name="T185_250"><text:s/></text:span><text:span text:style-name="T185_251">associated</text:span><text:span text:style-name="T185_252"><text:s/></text:span><text:span text:style-name="T185_253">analysis</text:span><text:span text:style-name="T185_254"><text:s/></text:span><text:span text:style-name="T185_255">resources</text:span><text:span text:style-name="T185_256">.<text:s text:c="2"/></text:span><text:span text:style-name="T185_257">Transparency</text:span><text:span text:style-name="T185_258"><text:s/></text:span><text:span text:style-name="T185_259">of</text:span><text:span text:style-name="T185_260"><text:s/></text:span><text:span text:style-name="T185_261">the</text:span><text:span text:style-name="T185_262"><text:s/></text:span><text:span text:style-name="T185_263">data</text:span><text:span text:style-name="T185_264"><text:s/></text:span><text:span text:style-name="T185_265">and</text:span><text:span text:style-name="T185_266"><text:s/></text:span><text:span text:style-name="T185_267">code</text:span><text:span text:style-name="T185_268"><text:s/></text:span><text:span text:style-name="T185_269">is</text:span><text:span text:style-name="T185_270"><text:s/></text:span><text:span text:style-name="T185_271">central</text:span><text:span text:style-name="T185_272"><text:s/></text:span><text:span text:style-name="T185_273">for</text:span><text:span text:style-name="T185_274"><text:s/></text:span><text:span text:style-name="T185_275">ensuring</text:span><text:span text:style-name="T185_276"><text:s/></text:span><text:span text:style-name="T185_277">the</text:span><text:span text:style-name="T185_278"><text:s/></text:span><text:span text:style-name="T185_279">reliability</text:span><text:span text:style-name="T185_280"><text:s/></text:span><text:span text:style-name="T185_281">and</text:span><text:span text:style-name="T185_282"><text:s/></text:span><text:span text:style-name="T185_283">trustworthiness</text:span><text:span text:style-name="T185_284"><text:s/></text:span><text:span text:style-name="T185_285">of</text:span><text:span text:style-name="T185_286"><text:s/></text:span><text:span text:style-name="T185_287">the</text:span><text:span text:style-name="T185_288"><text:s/></text:span><text:span text:style-name="T185_289">service</text:span><text:span text:style-name="T185_290"><text:s/></text:span><text:span text:style-name="T185_291">and</text:span><text:span text:style-name="T185_292"><text:s/></text:span><text:span text:style-name="T185_293">follows</text:span><text:span text:style-name="T185_294"><text:s/></text:span><text:span text:style-name="T185_295">good</text:span><text:span text:style-name="T185_296"><text:s/></text:span><text:span text:style-name="T185_297">practices</text:span><text:span text:style-name="T185_298"><text:s/></text:span><text:span text:style-name="T185_299">developed</text:span><text:span text:style-name="T185_300"><text:s/></text:span><text:span text:style-name="T185_301">in</text:span><text:span text:style-name="T185_302"><text:s/></text:span><text:span text:style-name="T185_303">data</text:span><text:span text:style-name="T185_304">-</text:span><text:span text:style-name="T185_305">intensive</text:span><text:span text:style-name="T185_306"><text:s/></text:span><text:span text:style-name="T185_307">scientific</text:span><text:span text:style-name="T185_308"><text:s/></text:span><text:span text:style-name="T185_309">disciplines</text:span><text:span text:style-name="T185_310">.<text:s/></text:span><text:span text:style-name="T185_311">The</text:span><text:span text:style-name="T185_312"><text:s/></text:span><text:span text:style-name="T185_313">project</text:span><text:span text:style-name="T185_314"><text:s/></text:span><text:span text:style-name="T185_315">will</text:span><text:span text:style-name="T185_316"><text:s/></text:span><text:span text:style-name="T185_317">form</text:span><text:span text:style-name="T185_318"><text:s/></text:span><text:span text:style-name="T185_319">a</text:span><text:span text:style-name="T185_320"><text:s/></text:span><text:span text:style-name="T185_321">public</text:span><text:span text:style-name="T185_322"><text:s/></text:span><text:span text:style-name="T185_323">library</text:span><text:span text:style-name="T185_324"><text:s/></text:span><text:span text:style-name="T185_325">of</text:span><text:span text:style-name="T185_326"><text:s/></text:span><text:span text:style-name="T185_327">open</text:span><text:span text:style-name="T185_328"><text:s/></text:span><text:span text:style-name="T185_329">data</text:span><text:span text:style-name="T185_330">,<text:s/></text:span><text:span text:style-name="T185_331">and</text:span><text:span text:style-name="T185_332"><text:s/></text:span><text:span text:style-name="T185_333">the</text:span><text:span text:style-name="T185_334"><text:s/></text:span><text:span text:style-name="T185_335">Protomedia</text:span><text:span text:style-name="T185_336"><text:s/></text:span><text:span text:style-name="T185_337">team</text:span><text:span text:style-name="T185_338"><text:s/></text:span><text:span text:style-name="T185_339">will</text:span><text:span text:style-name="T185_340"><text:s/></text:span><text:span text:style-name="T185_341">possess</text:span><text:span text:style-name="T185_342"><text:s/></text:span><text:span text:style-name="T185_343">comprehensive</text:span><text:span text:style-name="T185_344"><text:s/></text:span><text:span text:style-name="T185_345">in</text:span><text:span text:style-name="T185_346">-</text:span><text:span text:style-name="T185_347">depth</text:span><text:span text:style-name="T185_348"><text:s/></text:span><text:span text:style-name="T185_349">skills</text:span><text:span text:style-name="T185_350"><text:s/></text:span><text:span text:style-name="T185_351">on</text:span><text:span text:style-name="T185_352"><text:s/></text:span><text:span text:style-name="T185_353">utilizing</text:span><text:span text:style-name="T185_354"><text:s/></text:span><text:span text:style-name="T185_355">these</text:span><text:span text:style-name="T185_356"><text:s/></text:span><text:span text:style-name="T185_357">resources</text:span><text:span text:style-name="T185_358"><text:s/></text:span><text:span text:style-name="T185_359">as</text:span><text:span text:style-name="T185_360"><text:s/></text:span><text:span text:style-name="T185_361">part</text:span><text:span text:style-name="T185_362"><text:s/></text:span><text:span text:style-name="T185_363">of</text:span><text:span text:style-name="T185_364"><text:s/></text:span><text:span text:style-name="T185_365">a</text:span><text:span text:style-name="T185_366"><text:s/></text:span><text:span text:style-name="T185_367">wider</text:span><text:span text:style-name="T185_368"><text:s/></text:span><text:span text:style-name="T185_369">set</text:span><text:span text:style-name="T185_370"><text:s/></text:span><text:span text:style-name="T185_371">of</text:span><text:span text:style-name="T185_372"><text:s/></text:span><text:span text:style-name="T185_373">expertise</text:span><text:span text:style-name="T185_374"><text:s/></text:span><text:span text:style-name="T185_375">in</text:span><text:span text:style-name="T185_376"><text:s/></text:span><text:span text:style-name="T185_377">the</text:span><text:span text:style-name="T185_378"><text:s/></text:span><text:span text:style-name="T185_379">fields</text:span><text:span text:style-name="T185_380"><text:s/></text:span><text:span text:style-name="T185_381">of</text:span><text:span text:style-name="T185_382"><text:s/></text:span><text:span text:style-name="T185_383">data</text:span><text:span text:style-name="T185_384"><text:s/></text:span><text:span text:style-name="T185_385">analysis</text:span><text:span text:style-name="T185_386">,<text:s/></text:span><text:span text:style-name="T185_387">data</text:span><text:span text:style-name="T185_388"><text:s/></text:span><text:span text:style-name="T185_389">journalism</text:span><text:span text:style-name="T185_390">,<text:s/></text:span><text:span text:style-name="T185_391">and</text:span><text:span text:style-name="T185_392"><text:s/></text:span><text:span text:style-name="T185_393">consulting</text:span><text:span text:style-name="T185_394">.<text:s/></text:span><text:span text:style-name="T185_395">Keeping</text:span><text:span text:style-name="T185_396"><text:s/></text:span><text:span text:style-name="T185_397">Protomedia</text:span><text:span text:style-name="T185_398"><text:s/></text:span><text:span text:style-name="T185_399">as</text:span><text:span text:style-name="T185_400"><text:s/></text:span><text:span text:style-name="T185_401">a</text:span><text:span text:style-name="T185_402"><text:s/></text:span><text:span text:style-name="T185_403">private</text:span><text:span text:style-name="T185_404"><text:s/></text:span><text:span text:style-name="T185_405">enterprise</text:span><text:span text:style-name="T185_406"><text:s/></text:span><text:span text:style-name="T185_407">will</text:span><text:span text:style-name="T185_408"><text:s/></text:span><text:span text:style-name="T185_409">ensure</text:span><text:span text:style-name="T185_410"><text:s/></text:span><text:span text:style-name="T185_411">agility</text:span><text:span text:style-name="T185_412"><text:s/></text:span><text:span text:style-name="T185_413">while</text:span><text:span text:style-name="T185_414"><text:s/></text:span><text:span text:style-name="T185_415">at</text:span><text:span text:style-name="T185_416"><text:s/></text:span><text:span text:style-name="T185_417">the</text:span><text:span text:style-name="T185_418"><text:s/></text:span><text:span text:style-name="T185_419">same</text:span><text:span text:style-name="T185_420"><text:s/></text:span><text:span text:style-name="T185_421">time</text:span><text:span text:style-name="T185_422"><text:s/></text:span><text:span text:style-name="T185_423">the</text:span><text:span text:style-name="T185_424"><text:s/></text:span><text:span text:style-name="T185_425">advantages</text:span><text:span text:style-name="T185_426"><text:s/></text:span><text:span text:style-name="T185_427">of</text:span><text:span text:style-name="T185_428"><text:s/></text:span><text:span text:style-name="T185_429">scale</text:span><text:span text:style-name="T185_430"><text:s/></text:span><text:span text:style-name="T185_431">will</text:span><text:span text:style-name="T185_432"><text:s/></text:span><text:span text:style-name="T185_433">differentiate</text:span><text:span text:style-name="T185_434"><text:s/></text:span><text:span text:style-name="T185_435">it</text:span><text:span text:style-name="T185_436"><text:s/></text:span><text:span text:style-name="T185_437">from</text:span><text:span text:style-name="T185_438"><text:s/></text:span><text:span text:style-name="T185_439">freelancers</text:span><text:span text:style-name="T185_440"><text:s/></text:span><text:span text:style-name="T185_441">and</text:span><text:span text:style-name="T185_442"><text:s/></text:span><text:span text:style-name="T185_443">ensure</text:span><text:span text:style-name="T185_444"><text:s/></text:span><text:span text:style-name="T185_445">credibility</text:span><text:span text:style-name="T185_446">.<text:s/></text:span></text:p>
      <text:h text:style-name="P186" text:outline-level="10"><text:bookmark-start text:name="h.hicbvfqprd5i"/><text:bookmark-end text:name="h.hicbvfqprd5i"/><text:span text:style-name="T186_1">Competitors</text:span></text:h>
      <text:p text:style-name="P187"><text:span text:style-name="T187_1">Freelance</text:span><text:span text:style-name="T187_2"><text:s/></text:span><text:span text:style-name="T187_3">journalists</text:span><text:span text:style-name="T187_4"><text:s/>/<text:s/></text:span><text:span text:style-name="T187_5">data</text:span><text:span text:style-name="T187_6"><text:s/></text:span><text:span text:style-name="T187_7">analysts</text:span><text:span text:style-name="T187_8"><text:s/></text:span><text:span text:style-name="T187_9">can</text:span><text:span text:style-name="T187_10"><text:s/></text:span><text:span text:style-name="T187_11">provide</text:span><text:span text:style-name="T187_12"><text:s/></text:span><text:span text:style-name="T187_13">similar</text:span><text:span text:style-name="T187_14"><text:s/></text:span><text:span text:style-name="T187_15">analysis</text:span><text:span text:style-name="T187_16"><text:s/></text:span><text:span text:style-name="T187_17">and</text:span><text:span text:style-name="T187_18"><text:s/></text:span><text:span text:style-name="T187_19">education</text:span><text:span text:style-name="T187_20"><text:s/></text:span><text:span text:style-name="T187_21">services</text:span><text:span text:style-name="T187_22"><text:s/></text:span><text:span text:style-name="T187_23">with</text:span><text:span text:style-name="T187_24"><text:s/></text:span><text:span text:style-name="T187_25">potentially</text:span><text:span text:style-name="T187_26"><text:s/></text:span><text:span text:style-name="T187_27">reduced</text:span><text:span text:style-name="T187_28"><text:s/></text:span><text:span text:style-name="T187_29">fixed</text:span><text:span text:style-name="T187_30"><text:s/></text:span><text:span text:style-name="T187_31">costs</text:span><text:span text:style-name="T187_32">.<text:s/></text:span><text:span text:style-name="T187_33">The</text:span><text:span text:style-name="T187_34"><text:s/></text:span><text:span text:style-name="T187_35">added</text:span><text:span text:style-name="T187_36"><text:s/></text:span><text:span text:style-name="T187_37">value</text:span><text:span text:style-name="T187_38"><text:s/></text:span><text:span text:style-name="T187_39">provided</text:span><text:span text:style-name="T187_40"><text:s/></text:span><text:span text:style-name="T187_41">by</text:span><text:span text:style-name="T187_42"><text:s/></text:span><text:span text:style-name="T187_43">Protomedia</text:span><text:span text:style-name="T187_44"><text:s/></text:span><text:span text:style-name="T187_45">comes</text:span><text:span text:style-name="T187_46"><text:s/></text:span><text:span text:style-name="T187_47">from</text:span><text:span text:style-name="T187_48"><text:s/></text:span><text:span text:style-name="T187_49">the</text:span><text:span text:style-name="T187_50"><text:s/></text:span><text:span text:style-name="T187_51">volume</text:span><text:span text:style-name="T187_52"><text:s/></text:span><text:span text:style-name="T187_53">of</text:span><text:span text:style-name="T187_54"><text:s/></text:span><text:span text:style-name="T187_55">accumulated</text:span><text:span text:style-name="T187_56"><text:s/></text:span><text:span text:style-name="T187_57">in</text:span><text:span text:style-name="T187_58">-</text:span><text:span text:style-name="T187_59">house</text:span><text:span text:style-name="T187_60"><text:s/></text:span><text:span text:style-name="T187_61">expertise</text:span><text:span text:style-name="T187_62"><text:s/></text:span><text:span text:style-name="T187_63">that</text:span><text:span text:style-name="T187_64"><text:s/></text:span><text:span text:style-name="T187_65">can</text:span><text:span text:style-name="T187_66"><text:s/></text:span><text:span text:style-name="T187_67">be</text:span><text:span text:style-name="T187_68"><text:s/></text:span><text:span text:style-name="T187_69">utilized</text:span><text:span text:style-name="T187_70"><text:s/></text:span><text:span text:style-name="T187_71">across</text:span><text:span text:style-name="T187_72"><text:s/></text:span><text:span text:style-name="T187_73">projects</text:span><text:span text:style-name="T187_74">.<text:s/></text:span><text:span text:style-name="T187_75">This</text:span><text:span text:style-name="T187_76"><text:s/></text:span><text:span text:style-name="T187_77">will</text:span><text:span text:style-name="T187_78"><text:s/></text:span><text:span text:style-name="T187_79">improve</text:span><text:span text:style-name="T187_80"><text:s/></text:span><text:span text:style-name="T187_81">efficiency</text:span><text:span text:style-name="T187_82"><text:s/></text:span><text:span text:style-name="T187_83">and</text:span><text:span text:style-name="T187_84"><text:s/></text:span><text:span text:style-name="T187_85">reduce</text:span><text:span text:style-name="T187_86"><text:s/></text:span><text:span text:style-name="T187_87">costs</text:span><text:span text:style-name="T187_88">.<text:s/></text:span><text:span text:style-name="T187_89">As</text:span><text:span text:style-name="T187_90"><text:s/></text:span><text:span text:style-name="T187_91">the</text:span><text:span text:style-name="T187_92"><text:s/></text:span><text:span text:style-name="T187_93">data</text:span><text:span text:style-name="T187_94"><text:s/></text:span><text:span text:style-name="T187_95">resources</text:span><text:span text:style-name="T187_96"><text:s/></text:span><text:span text:style-name="T187_97">are</text:span><text:span text:style-name="T187_98"><text:s/></text:span><text:span text:style-name="T187_99">maintained</text:span><text:span text:style-name="T187_100"><text:s/></text:span><text:span text:style-name="T187_101">by</text:span><text:span text:style-name="T187_102"><text:s/></text:span><text:span text:style-name="T187_103">Protomedia</text:span><text:span text:style-name="T187_104">,<text:s/></text:span><text:span text:style-name="T187_105">this</text:span><text:span text:style-name="T187_106"><text:s/></text:span><text:span text:style-name="T187_107">will</text:span><text:span text:style-name="T187_108"><text:s/></text:span><text:span text:style-name="T187_109">guarantee</text:span><text:span text:style-name="T187_110"><text:s/></text:span><text:span text:style-name="T187_111">the</text:span><text:span text:style-name="T187_112"><text:s/></text:span><text:span text:style-name="T187_113">trustworthiness</text:span><text:span text:style-name="T187_114"><text:s/></text:span><text:span text:style-name="T187_115">of</text:span><text:span text:style-name="T187_116"><text:s/></text:span><text:span text:style-name="T187_117">our</text:span><text:span text:style-name="T187_118"><text:s/></text:span><text:span text:style-name="T187_119">service</text:span><text:span text:style-name="T187_120"><text:s/></text:span><text:span text:style-name="T187_121">and</text:span><text:span text:style-name="T187_122"><text:s/></text:span><text:span text:style-name="T187_123">authenticity</text:span><text:span text:style-name="T187_124"><text:s/></text:span><text:span text:style-name="T187_125">of</text:span><text:span text:style-name="T187_126"><text:s/></text:span><text:span text:style-name="T187_127">data</text:span><text:span text:style-name="T187_128"><text:s/></text:span><text:span text:style-name="T187_129">as</text:span><text:span text:style-name="T187_130"><text:s/></text:span><text:span text:style-name="T187_131">well</text:span><text:span text:style-name="T187_132"><text:s/></text:span><text:span text:style-name="T187_133">as</text:span><text:span text:style-name="T187_134"><text:s/></text:span><text:span text:style-name="T187_135">in</text:span><text:span text:style-name="T187_136">-</text:span><text:span text:style-name="T187_137">depth</text:span><text:span text:style-name="T187_138"><text:s/></text:span><text:span text:style-name="T187_139">knowledge</text:span><text:span text:style-name="T187_140"><text:s/></text:span><text:span text:style-name="T187_141">of</text:span><text:span text:style-name="T187_142"><text:s/></text:span><text:span text:style-name="T187_143">the</text:span><text:span text:style-name="T187_144"><text:s/></text:span><text:span text:style-name="T187_145">available</text:span><text:span text:style-name="T187_146"><text:s/></text:span><text:span text:style-name="T187_147">data</text:span><text:span text:style-name="T187_148"><text:s/></text:span><text:span text:style-name="T187_149">resources</text:span><text:span text:style-name="T187_150">,<text:s/></text:span><text:span text:style-name="T187_151">which</text:span><text:span text:style-name="T187_152"><text:s/></text:span><text:span text:style-name="T187_153">is</text:span><text:span text:style-name="T187_154"><text:s/></text:span><text:span text:style-name="T187_155">crucial</text:span><text:span text:style-name="T187_156"><text:s/></text:span><text:span text:style-name="T187_157">for</text:span><text:span text:style-name="T187_158"><text:s/></text:span><text:span text:style-name="T187_159">high</text:span><text:span text:style-name="T187_160"><text:s/></text:span><text:span text:style-name="T187_161">quality</text:span><text:span text:style-name="T187_162"><text:s/></text:span><text:span text:style-name="T187_163">data</text:span><text:span text:style-name="T187_164">-</text:span><text:span text:style-name="T187_165">driven</text:span><text:span text:style-name="T187_166"><text:s/></text:span><text:span text:style-name="T187_167">journalism</text:span><text:span text:style-name="T187_168">.<text:s/></text:span><text:span text:style-name="T187_169">We</text:span><text:span text:style-name="T187_170"><text:s/></text:span><text:span text:style-name="T187_171">have</text:span><text:span text:style-name="T187_172"><text:s/></text:span><text:span text:style-name="T187_173">here</text:span><text:span text:style-name="T187_174"><text:s/></text:span><text:span text:style-name="T187_175">a</text:span><text:span text:style-name="T187_176"><text:s/></text:span><text:span text:style-name="T187_177">competitive</text:span><text:span text:style-name="T187_178"><text:s/></text:span><text:span text:style-name="T187_179">advantage</text:span><text:span text:style-name="T187_180"><text:s/></text:span><text:span text:style-name="T187_181">over</text:span><text:span text:style-name="T187_182"><text:s/></text:span><text:span text:style-name="T187_183">independent</text:span><text:span text:style-name="T187_184"><text:s/></text:span><text:span text:style-name="T187_185">freelancers</text:span><text:span text:style-name="T187_186">.<text:s/></text:span><text:span text:style-name="T187_187">However</text:span><text:span text:style-name="T187_188">,<text:s/></text:span><text:span text:style-name="T187_189">we</text:span><text:span text:style-name="T187_190"><text:s/></text:span><text:span text:style-name="T187_191">are</text:span><text:span text:style-name="T187_192"><text:s/></text:span><text:span text:style-name="T187_193">planning</text:span><text:span text:style-name="T187_194"><text:s/></text:span><text:span text:style-name="T187_195">to</text:span><text:span text:style-name="T187_196"><text:s/></text:span><text:span text:style-name="T187_197">collaborate</text:span><text:span text:style-name="T187_198"><text:s/></text:span><text:span text:style-name="T187_199">with</text:span><text:span text:style-name="T187_200"><text:s/></text:span><text:span text:style-name="T187_201">freelancers</text:span><text:span text:style-name="T187_202"><text:s/></text:span><text:span text:style-name="T187_203">to</text:span><text:span text:style-name="T187_204"><text:s/></text:span><text:span text:style-name="T187_205">help</text:span><text:span text:style-name="T187_206"><text:s/></text:span><text:span text:style-name="T187_207">bring</text:span><text:span text:style-name="T187_208"><text:s/></text:span><text:span text:style-name="T187_209">together</text:span><text:span text:style-name="T187_210"><text:s/></text:span><text:span text:style-name="T187_211">supply</text:span><text:span text:style-name="T187_212"><text:s/></text:span><text:span text:style-name="T187_213">and</text:span><text:span text:style-name="T187_214"><text:s/></text:span><text:span text:style-name="T187_215">demand</text:span><text:span text:style-name="T187_216"><text:s/></text:span><text:span text:style-name="T187_217">for</text:span><text:span text:style-name="T187_218"><text:s/></text:span><text:span text:style-name="T187_219">data</text:span><text:span text:style-name="T187_220"><text:s/></text:span><text:span text:style-name="T187_221">journalistic</text:span><text:span text:style-name="T187_222"><text:s/></text:span><text:span text:style-name="T187_223">expertise</text:span><text:span text:style-name="T187_224">.</text:span></text:p>
      <text:p text:style-name="P188"/>
      <text:p text:style-name="P189"><text:span text:style-name="T189_1">STT</text:span><text:span text:style-name="T189_2"><text:s/>(</text:span><text:span text:style-name="T189_3">Suomen</text:span><text:span text:style-name="T189_4"><text:s/></text:span><text:span text:style-name="T189_5">tietotoimisto</text:span><text:span text:style-name="T189_6">)<text:s/>“</text:span><text:span text:style-name="T189_7">produces</text:span><text:span text:style-name="T189_8"><text:s/></text:span><text:span text:style-name="T189_9">reliable</text:span><text:span text:style-name="T189_10"><text:s/></text:span><text:span text:style-name="T189_11">information</text:span><text:span text:style-name="T189_12"><text:s/></text:span><text:span text:style-name="T189_13">to</text:span><text:span text:style-name="T189_14"><text:s/></text:span><text:span text:style-name="T189_15">help</text:span><text:span text:style-name="T189_16"><text:s/></text:span><text:span text:style-name="T189_17">you</text:span><text:span text:style-name="T189_18"><text:s/></text:span><text:span text:style-name="T189_19">make</text:span><text:span text:style-name="T189_20"><text:s/></text:span><text:span text:style-name="T189_21">your</text:span><text:span text:style-name="T189_22"><text:s/></text:span><text:span text:style-name="T189_23">own</text:span><text:span text:style-name="T189_24"><text:s/></text:span><text:span text:style-name="T189_25">conclusions</text:span><text:span text:style-name="T189_26"><text:s/></text:span><text:span text:style-name="T189_27">and</text:span><text:span text:style-name="T189_28"><text:s/></text:span><text:span text:style-name="T189_29">form</text:span><text:span text:style-name="T189_30"><text:s/></text:span><text:span text:style-name="T189_31">your</text:span><text:span text:style-name="T189_32"><text:s/></text:span><text:span text:style-name="T189_33">own</text:span><text:span text:style-name="T189_34"><text:s/></text:span><text:span text:style-name="T189_35">opinions</text:span><text:span text:style-name="T189_36">”.<text:s/></text:span><text:span text:style-name="T189_37">While</text:span><text:span text:style-name="T189_38"><text:s/></text:span><text:span text:style-name="T189_39">STT</text:span><text:span text:style-name="T189_40"><text:s/></text:span><text:span text:style-name="T189_41">provides</text:span><text:span text:style-name="T189_42"><text:s/></text:span><text:span text:style-name="T189_43">data</text:span><text:span text:style-name="T189_44"><text:s/></text:span><text:span text:style-name="T189_45">for</text:span><text:span text:style-name="T189_46"><text:s/></text:span><text:span text:style-name="T189_47">journalistic</text:span><text:span text:style-name="T189_48"><text:s/></text:span><text:span text:style-name="T189_49">work</text:span><text:span text:style-name="T189_50">,<text:s/></text:span><text:span text:style-name="T189_51">our</text:span><text:span text:style-name="T189_52"><text:s/></text:span><text:span text:style-name="T189_53">concept</text:span><text:span text:style-name="T189_54"><text:s/></text:span><text:span text:style-name="T189_55">is</text:span><text:span text:style-name="T189_56"><text:s/></text:span><text:span text:style-name="T189_57">focused</text:span><text:span text:style-name="T189_58"><text:s/></text:span><text:span text:style-name="T189_59">on</text:span><text:span text:style-name="T189_60"><text:s/></text:span><text:span text:style-name="T189_61">the</text:span><text:span text:style-name="T189_62"><text:s/></text:span><text:span text:style-name="T189_63">expertise</text:span><text:span text:style-name="T189_64"><text:s/></text:span><text:span text:style-name="T189_65">of</text:span><text:span text:style-name="T189_66"><text:s/></text:span><text:span text:style-name="T189_67">utilizing</text:span><text:span text:style-name="T189_68"><text:s/></text:span><text:span text:style-name="T189_69">available</text:span><text:span text:style-name="T189_70"><text:s/></text:span><text:span text:style-name="T189_71">data</text:span><text:span text:style-name="T189_72"><text:s/></text:span><text:span text:style-name="T189_73">sources</text:span><text:span text:style-name="T189_74"><text:s/></text:span><text:span text:style-name="T189_75">in</text:span><text:span text:style-name="T189_76"><text:s/></text:span><text:span text:style-name="T189_77">journalistic</text:span><text:span text:style-name="T189_78"><text:s/></text:span><text:span text:style-name="T189_79">work</text:span><text:span text:style-name="T189_80">.<text:s/></text:span><text:span text:style-name="T189_81">In</text:span><text:span text:style-name="T189_82"><text:s/></text:span><text:span text:style-name="T189_83">addition</text:span><text:span text:style-name="T189_84">,<text:s/></text:span><text:span text:style-name="T189_85">we</text:span><text:span text:style-name="T189_86"><text:s/></text:span><text:span text:style-name="T189_87">provide</text:span><text:span text:style-name="T189_88"><text:s/></text:span><text:span text:style-name="T189_89">preprocessed</text:span><text:span text:style-name="T189_90"><text:s/></text:span><text:span text:style-name="T189_91">societal</text:span><text:span text:style-name="T189_92"><text:s/></text:span><text:span text:style-name="T189_93">and</text:span><text:span text:style-name="T189_94"><text:s/></text:span><text:span text:style-name="T189_95">governmental</text:span><text:span text:style-name="T189_96"><text:s/></text:span><text:span text:style-name="T189_97">raw</text:span><text:span text:style-name="T189_98"><text:s/></text:span><text:span text:style-name="T189_99">data</text:span><text:span text:style-name="T189_100"><text:s/></text:span><text:span text:style-name="T189_101">that</text:span><text:span text:style-name="T189_102"><text:s/></text:span><text:span text:style-name="T189_103">is</text:span><text:span text:style-name="T189_104"><text:s/></text:span><text:span text:style-name="T189_105">not</text:span><text:span text:style-name="T189_106"><text:s/></text:span><text:span text:style-name="T189_107">available</text:span><text:span text:style-name="T189_108"><text:s/></text:span><text:span text:style-name="T189_109">from</text:span><text:span text:style-name="T189_110"><text:s/></text:span><text:span text:style-name="T189_111">other</text:span><text:span text:style-name="T189_112"><text:s/></text:span><text:span text:style-name="T189_113">sources</text:span><text:span text:style-name="T189_114"><text:s/></text:span><text:span text:style-name="T189_115">including</text:span><text:span text:style-name="T189_116"><text:s/></text:span><text:span text:style-name="T189_117">STT</text:span><text:span text:style-name="T189_118">.<text:s/></text:span><text:span text:style-name="T189_119">In</text:span><text:span text:style-name="T189_120"><text:s/></text:span><text:span text:style-name="T189_121">the</text:span><text:span text:style-name="T189_122"><text:s/></text:span><text:span text:style-name="T189_123">long</text:span><text:span text:style-name="T189_124"><text:s/></text:span><text:span text:style-name="T189_125">term</text:span><text:span text:style-name="T189_126">,<text:s/></text:span><text:span text:style-name="T189_127">our</text:span><text:span text:style-name="T189_128"><text:s/></text:span><text:span text:style-name="T189_129">service</text:span><text:span text:style-name="T189_130"><text:s/></text:span><text:span text:style-name="T189_131">concept</text:span><text:span text:style-name="T189_132"><text:s/></text:span><text:span text:style-name="T189_133">can</text:span><text:span text:style-name="T189_134"><text:s/></text:span><text:span text:style-name="T189_135">be</text:span><text:span text:style-name="T189_136"><text:s/></text:span><text:span text:style-name="T189_137">extended</text:span><text:span text:style-name="T189_138"><text:s/></text:span><text:span text:style-name="T189_139">to</text:span><text:span text:style-name="T189_140"><text:s/></text:span><text:span text:style-name="T189_141">a</text:span><text:span text:style-name="T189_142"><text:s/></text:span><text:span text:style-name="T189_143">cloud</text:span><text:span text:style-name="T189_144">/</text:span><text:span text:style-name="T189_145">eWork</text:span><text:span text:style-name="T189_146"><text:s/></text:span><text:span text:style-name="T189_147">ecosystem</text:span><text:span text:style-name="T189_148"><text:s/></text:span><text:span text:style-name="T189_149">where</text:span><text:span text:style-name="T189_150"><text:s/></text:span><text:span text:style-name="T189_151">the</text:span><text:span text:style-name="T189_152"><text:s/></text:span><text:span text:style-name="T189_153">data</text:span><text:span text:style-name="T189_154">,<text:s/></text:span><text:span text:style-name="T189_155">supply</text:span><text:span text:style-name="T189_156">,<text:s/></text:span><text:span text:style-name="T189_157">and</text:span><text:span text:style-name="T189_158"><text:s/></text:span><text:span text:style-name="T189_159">demand</text:span><text:span text:style-name="T189_160"><text:s/></text:span><text:span text:style-name="T189_161">for</text:span><text:span text:style-name="T189_162"><text:s/></text:span><text:span text:style-name="T189_163">analysis</text:span><text:span text:style-name="T189_164"><text:s/></text:span><text:span text:style-name="T189_165">can</text:span><text:span text:style-name="T189_166"><text:s/></text:span><text:span text:style-name="T189_167">meet</text:span><text:span text:style-name="T189_168"><text:s/></text:span><text:span text:style-name="T189_169">efficiently</text:span><text:span text:style-name="T189_170">.</text:span></text:p>
      <text:p text:style-name="P190"/>
      <text:p text:style-name="P191"><text:span text:style-name="T191_1">Infogra</text:span><text:span text:style-name="T191_2">.</text:span><text:span text:style-name="T191_3">am</text:span><text:span text:style-name="T191_4"><text:s/>(</text:span><text:span text:style-name="T191_5"><text:a xlink:type="simple" xlink:href="http://infogr.am/"><text:span text:style-name="T191_6">http</text:span></text:a></text:span><text:span text:style-name="T191_7"><text:a xlink:type="simple" xlink:href="http://infogr.am/"><text:span text:style-name="T191_8">://</text:span></text:a></text:span><text:span text:style-name="T191_9"><text:a xlink:type="simple" xlink:href="http://infogr.am/"><text:span text:style-name="T191_10">infogr</text:span></text:a></text:span><text:span text:style-name="T191_11"><text:a xlink:type="simple" xlink:href="http://infogr.am/"><text:span text:style-name="T191_12">.</text:span></text:a></text:span><text:span text:style-name="T191_13"><text:a xlink:type="simple" xlink:href="http://infogr.am/"><text:span text:style-name="T191_14">am</text:span></text:a></text:span><text:span text:style-name="T191_15"><text:a xlink:type="simple" xlink:href="http://infogr.am/"><text:span text:style-name="T191_16">/</text:span></text:a></text:span><text:span text:style-name="T191_17">)<text:s/>“</text:span><text:span text:style-name="T191_18">is</text:span><text:span text:style-name="T191_19"><text:s/></text:span><text:span text:style-name="T191_20">an</text:span><text:span text:style-name="T191_21"><text:s/></text:span><text:span text:style-name="T191_22">easy</text:span><text:span text:style-name="T191_23"><text:s/></text:span><text:span text:style-name="T191_24">to</text:span><text:span text:style-name="T191_25"><text:s/></text:span><text:span text:style-name="T191_26">use</text:span><text:span text:style-name="T191_27"><text:s/></text:span><text:span text:style-name="T191_28">online</text:span><text:span text:style-name="T191_29"><text:s/></text:span><text:span text:style-name="T191_30">service</text:span><text:span text:style-name="T191_31"><text:s/></text:span><text:span text:style-name="T191_32">that</text:span><text:span text:style-name="T191_33"><text:s/></text:span><text:span text:style-name="T191_34">lets</text:span><text:span text:style-name="T191_35"><text:s/></text:span><text:span text:style-name="T191_36">you</text:span><text:span text:style-name="T191_37"><text:s/></text:span><text:span text:style-name="T191_38">create</text:span><text:span text:style-name="T191_39">,<text:s/></text:span><text:span text:style-name="T191_40">share</text:span><text:span text:style-name="T191_41">,<text:s/></text:span><text:span text:style-name="T191_42">discover</text:span><text:span text:style-name="T191_43"><text:s/></text:span><text:span text:style-name="T191_44">infographics</text:span><text:span text:style-name="T191_45"><text:s/></text:span><text:span text:style-name="T191_46">and</text:span><text:span text:style-name="T191_47"><text:s/></text:span><text:span text:style-name="T191_48">online</text:span><text:span text:style-name="T191_49"><text:s/></text:span><text:span text:style-name="T191_50">charts</text:span><text:span text:style-name="T191_51">.”<text:s/></text:span><text:span text:style-name="T191_52">Various</text:span><text:span text:style-name="T191_53"><text:s/></text:span><text:span text:style-name="T191_54">tools</text:span><text:span text:style-name="T191_55"><text:s/></text:span><text:span text:style-name="T191_56">are</text:span><text:span text:style-name="T191_57"><text:s/></text:span><text:span text:style-name="T191_58">available</text:span><text:span text:style-name="T191_59"><text:s/></text:span><text:span text:style-name="T191_60">for</text:span><text:span text:style-name="T191_61"><text:s/></text:span><text:span text:style-name="T191_62">data</text:span><text:span text:style-name="T191_63"><text:s/></text:span><text:span text:style-name="T191_64">visualization</text:span><text:span text:style-name="T191_65">.<text:s/></text:span><text:span text:style-name="T191_66">Protomedia</text:span><text:span text:style-name="T191_67"><text:s/></text:span><text:span text:style-name="T191_68">complements</text:span><text:span text:style-name="T191_69"><text:s/></text:span><text:span text:style-name="T191_70">these</text:span><text:span text:style-name="T191_71"><text:s/></text:span><text:span text:style-name="T191_72">services</text:span><text:span text:style-name="T191_73"><text:s/></text:span><text:span text:style-name="T191_74">by</text:span><text:span text:style-name="T191_75"><text:s/></text:span><text:span text:style-name="T191_76">providing</text:span><text:span text:style-name="T191_77"><text:s/></text:span><text:span text:style-name="T191_78">easy</text:span><text:span text:style-name="T191_79">-</text:span><text:span text:style-name="T191_80">to</text:span><text:span text:style-name="T191_81">-</text:span><text:span text:style-name="T191_82">use</text:span><text:span text:style-name="T191_83"><text:s/></text:span><text:span text:style-name="T191_84">data</text:span><text:span text:style-name="T191_85"><text:s/></text:span><text:span text:style-name="T191_86">on</text:span><text:span text:style-name="T191_87"><text:s/></text:span><text:span text:style-name="T191_88">various</text:span><text:span text:style-name="T191_89"><text:s/></text:span><text:span text:style-name="T191_90">aspects</text:span><text:span text:style-name="T191_91"><text:s/></text:span><text:span text:style-name="T191_92">of</text:span><text:span text:style-name="T191_93"><text:s/></text:span><text:span text:style-name="T191_94">society</text:span><text:span text:style-name="T191_95">.<text:s/></text:span><text:span text:style-name="T191_96">High</text:span><text:span text:style-name="T191_97">-</text:span><text:span text:style-name="T191_98">quality</text:span><text:span text:style-name="T191_99"><text:s/></text:span><text:span text:style-name="T191_100">data</text:span><text:span text:style-name="T191_101"><text:s/></text:span><text:span text:style-name="T191_102">provided</text:span><text:span text:style-name="T191_103"><text:s/></text:span><text:span text:style-name="T191_104">by</text:span><text:span text:style-name="T191_105"><text:s/></text:span><text:span text:style-name="T191_106">Protomedia</text:span><text:span text:style-name="T191_107"><text:s/></text:span><text:span text:style-name="T191_108">is</text:span><text:span text:style-name="T191_109"><text:s/></text:span><text:span text:style-name="T191_110">a</text:span><text:span text:style-name="T191_111"><text:s/></text:span><text:span text:style-name="T191_112">necessary</text:span><text:span text:style-name="T191_113"><text:s/></text:span><text:span text:style-name="T191_114">starting</text:span><text:span text:style-name="T191_115"><text:s/></text:span><text:span text:style-name="T191_116">point</text:span><text:span text:style-name="T191_117"><text:s/></text:span><text:span text:style-name="T191_118">for</text:span><text:span text:style-name="T191_119"><text:s/></text:span><text:span text:style-name="T191_120">further</text:span><text:span text:style-name="T191_121"><text:s/></text:span><text:span text:style-name="T191_122">analysis</text:span><text:span text:style-name="T191_123"><text:s/></text:span><text:span text:style-name="T191_124">and</text:span><text:span text:style-name="T191_125"><text:s/></text:span><text:span text:style-name="T191_126">visualization</text:span><text:span text:style-name="T191_127">.<text:s/></text:span><text:span text:style-name="T191_128">Moreover</text:span><text:span text:style-name="T191_129">,<text:s/></text:span><text:span text:style-name="T191_130">additional</text:span><text:span text:style-name="T191_131"><text:s/></text:span><text:span text:style-name="T191_132">data</text:span><text:span text:style-name="T191_133"><text:s/></text:span><text:span text:style-name="T191_134">analysis</text:span><text:span text:style-name="T191_135"><text:s/></text:span><text:span text:style-name="T191_136">consultation</text:span><text:span text:style-name="T191_137"><text:s/></text:span><text:span text:style-name="T191_138">is</text:span><text:span text:style-name="T191_139"><text:s/></text:span><text:span text:style-name="T191_140">often</text:span><text:span text:style-name="T191_141"><text:s/></text:span><text:span text:style-name="T191_142">needed</text:span><text:span text:style-name="T191_143"><text:s/></text:span><text:span text:style-name="T191_144">and</text:span><text:span text:style-name="T191_145"><text:s/></text:span><text:span text:style-name="T191_146">this</text:span><text:span text:style-name="T191_147"><text:s/></text:span><text:span text:style-name="T191_148">is</text:span><text:span text:style-name="T191_149"><text:s/></text:span><text:span text:style-name="T191_150">also</text:span><text:span text:style-name="T191_151"><text:s/></text:span><text:span text:style-name="T191_152">available</text:span><text:span text:style-name="T191_153"><text:s/></text:span><text:span text:style-name="T191_154">provided</text:span><text:span text:style-name="T191_155"><text:s/></text:span><text:span text:style-name="T191_156">Protomedia</text:span><text:span text:style-name="T191_157">.</text:span></text:p>
      <text:p text:style-name="P192"/>
      <text:p text:style-name="P193"><text:span text:style-name="T193_1">Tableau</text:span><text:span text:style-name="T193_2"><text:s/></text:span><text:span text:style-name="T193_3">Public</text:span><text:span text:style-name="T193_4"><text:s/>(</text:span><text:span text:style-name="T193_5"><text:a xlink:type="simple" xlink:href="http://public.tableausoftware.com"><text:span text:style-name="T193_6">public</text:span></text:a></text:span><text:span text:style-name="T193_7"><text:a xlink:type="simple" xlink:href="http://public.tableausoftware.com"><text:span text:style-name="T193_8">.</text:span></text:a></text:span><text:span text:style-name="T193_9"><text:a xlink:type="simple" xlink:href="http://public.tableausoftware.com"><text:span text:style-name="T193_10">tableausoftware</text:span></text:a></text:span><text:span text:style-name="T193_11"><text:a xlink:type="simple" xlink:href="http://public.tableausoftware.com"><text:span text:style-name="T193_12">.</text:span></text:a></text:span><text:span text:style-name="T193_13"><text:a xlink:type="simple" xlink:href="http://public.tableausoftware.com"><text:span text:style-name="T193_14">com</text:span></text:a></text:span><text:span text:style-name="T193_15">)</text:span><text:span text:style-name="T193_16"><text:s/></text:span><text:span text:style-name="T193_17">provides</text:span><text:span text:style-name="T193_18"><text:s/></text:span><text:span text:style-name="T193_19">free</text:span><text:span text:style-name="T193_20"><text:s/></text:span><text:span text:style-name="T193_21">software</text:span><text:span text:style-name="T193_22">-</text:span><text:span text:style-name="T193_23">as</text:span><text:span text:style-name="T193_24">-</text:span><text:span text:style-name="T193_25">a</text:span><text:span text:style-name="T193_26">-</text:span><text:span text:style-name="T193_27">service</text:span><text:span text:style-name="T193_28"><text:s/></text:span><text:span text:style-name="T193_29">concept</text:span><text:span text:style-name="T193_30"><text:s/></text:span><text:span text:style-name="T193_31">to</text:span><text:span text:style-name="T193_32"><text:s/></text:span><text:span text:style-name="T193_33">visualize</text:span><text:span text:style-name="T193_34"><text:s/></text:span><text:span text:style-name="T193_35">and</text:span><text:span text:style-name="T193_36"><text:s/></text:span><text:span text:style-name="T193_37">share</text:span><text:span text:style-name="T193_38"><text:s/></text:span><text:span text:style-name="T193_39">data</text:span><text:span text:style-name="T193_40"><text:s/></text:span><text:span text:style-name="T193_41">through</text:span><text:span text:style-name="T193_42"><text:s/></text:span><text:span text:style-name="T193_43">embedded</text:span><text:span text:style-name="T193_44"><text:s/></text:span><text:span text:style-name="T193_45">applications</text:span><text:span text:style-name="T193_46">.<text:s/></text:span><text:span text:style-name="T193_47">The</text:span><text:span text:style-name="T193_48"><text:s/></text:span><text:span text:style-name="T193_49">service</text:span><text:span text:style-name="T193_50"><text:s/></text:span><text:span text:style-name="T193_51">has</text:span><text:span text:style-name="T193_52"><text:s/></text:span><text:span text:style-name="T193_53">been</text:span><text:span text:style-name="T193_54"><text:s/></text:span><text:span text:style-name="T193_55">used</text:span><text:span text:style-name="T193_56"><text:s/></text:span><text:span text:style-name="T193_57">by</text:span><text:span text:style-name="T193_58"><text:s/></text:span><text:span text:style-name="T193_59">Guardian</text:span><text:span text:style-name="T193_60">,<text:s/></text:span><text:span text:style-name="T193_61">Wall</text:span><text:span text:style-name="T193_62"><text:s/></text:span><text:span text:style-name="T193_63">Street</text:span><text:span text:style-name="T193_64"><text:s/></text:span><text:span text:style-name="T193_65">Journal</text:span><text:span text:style-name="T193_66"><text:s/></text:span><text:span text:style-name="T193_67">and</text:span><text:span text:style-name="T193_68"><text:s/></text:span><text:span text:style-name="T193_69">Helsingin</text:span><text:span text:style-name="T193_70"><text:s/></text:span><text:span text:style-name="T193_71">Sanomat</text:span><text:span text:style-name="T193_72">.<text:s/></text:span><text:span text:style-name="T193_73">High</text:span><text:span text:style-name="T193_74">-</text:span><text:span text:style-name="T193_75">quality</text:span><text:span text:style-name="T193_76"><text:s/></text:span><text:span text:style-name="T193_77">data</text:span><text:span text:style-name="T193_78"><text:s/></text:span><text:span text:style-name="T193_79">provided</text:span><text:span text:style-name="T193_80"><text:s/></text:span><text:span text:style-name="T193_81">by</text:span><text:span text:style-name="T193_82"><text:s/></text:span><text:span text:style-name="T193_83">Protomedia</text:span><text:span text:style-name="T193_84"><text:s/></text:span><text:span text:style-name="T193_85">is</text:span><text:span text:style-name="T193_86"><text:s/></text:span><text:span text:style-name="T193_87">a</text:span><text:span text:style-name="T193_88"><text:s/></text:span><text:span text:style-name="T193_89">necessary</text:span><text:span text:style-name="T193_90"><text:s/></text:span><text:span text:style-name="T193_91">starting</text:span><text:span text:style-name="T193_92"><text:s/></text:span><text:span text:style-name="T193_93">point</text:span><text:span text:style-name="T193_94"><text:s/></text:span><text:span text:style-name="T193_95">for</text:span><text:span text:style-name="T193_96"><text:s/></text:span><text:span text:style-name="T193_97">further</text:span><text:span text:style-name="T193_98"><text:s/></text:span><text:span text:style-name="T193_99">analysis</text:span><text:span text:style-name="T193_100"><text:s/></text:span><text:span text:style-name="T193_101">and</text:span><text:span text:style-name="T193_102"><text:s/></text:span><text:span text:style-name="T193_103">visualization</text:span><text:span text:style-name="T193_104">.<text:s/></text:span><text:span text:style-name="T193_105">Moreover</text:span><text:span text:style-name="T193_106">,<text:s/></text:span><text:span text:style-name="T193_107">additional</text:span><text:span text:style-name="T193_108"><text:s/></text:span><text:span text:style-name="T193_109">data</text:span><text:span text:style-name="T193_110"><text:s/></text:span><text:span text:style-name="T193_111">analysis</text:span><text:span text:style-name="T193_112"><text:s/></text:span><text:span text:style-name="T193_113">consultation</text:span><text:span text:style-name="T193_114"><text:s/></text:span><text:span text:style-name="T193_115">is</text:span><text:span text:style-name="T193_116"><text:s/></text:span><text:span text:style-name="T193_117">often</text:span><text:span text:style-name="T193_118"><text:s/></text:span><text:span text:style-name="T193_119">needed</text:span><text:span text:style-name="T193_120"><text:s/></text:span><text:span text:style-name="T193_121">and</text:span><text:span text:style-name="T193_122"><text:s/></text:span><text:span text:style-name="T193_123">this</text:span><text:span text:style-name="T193_124"><text:s/></text:span><text:span text:style-name="T193_125">is</text:span><text:span text:style-name="T193_126"><text:s/></text:span><text:span text:style-name="T193_127">also</text:span><text:span text:style-name="T193_128"><text:s/></text:span><text:span text:style-name="T193_129">available</text:span><text:span text:style-name="T193_130"><text:s/></text:span><text:span text:style-name="T193_131">provided</text:span><text:span text:style-name="T193_132"><text:s/></text:span><text:span text:style-name="T193_133">Protomedia</text:span><text:span text:style-name="T193_134">.</text:span></text:p>
      <text:p text:style-name="P194"/>
      <text:p text:style-name="P195"><text:span text:style-name="T195_1">Sovelto</text:span><text:span text:style-name="T195_2"><text:s/>(</text:span><text:span text:style-name="T195_3"><text:a xlink:type="simple" xlink:href="http://www.sovelto.fi"><text:span text:style-name="T195_4">http</text:span></text:a></text:span><text:span text:style-name="T195_5"><text:a xlink:type="simple" xlink:href="http://www.sovelto.fi"><text:span text:style-name="T195_6">://</text:span></text:a></text:span><text:span text:style-name="T195_7"><text:a xlink:type="simple" xlink:href="http://www.sovelto.fi"><text:span text:style-name="T195_8">www</text:span></text:a></text:span><text:span text:style-name="T195_9"><text:a xlink:type="simple" xlink:href="http://www.sovelto.fi"><text:span text:style-name="T195_10">.</text:span></text:a></text:span><text:span text:style-name="T195_11"><text:a xlink:type="simple" xlink:href="http://www.sovelto.fi"><text:span text:style-name="T195_12">sovelto</text:span></text:a></text:span><text:span text:style-name="T195_13"><text:a xlink:type="simple" xlink:href="http://www.sovelto.fi"><text:span text:style-name="T195_14">.</text:span></text:a></text:span><text:span text:style-name="T195_15"><text:a xlink:type="simple" xlink:href="http://www.sovelto.fi"><text:span text:style-name="T195_16">fi</text:span></text:a></text:span><text:span text:style-name="T195_17">)<text:s/></text:span><text:span text:style-name="T195_18">is</text:span><text:span text:style-name="T195_19"><text:s/></text:span><text:span text:style-name="T195_20">a</text:span><text:span text:style-name="T195_21"><text:s/></text:span><text:span text:style-name="T195_22">Finnish</text:span><text:span text:style-name="T195_23"><text:s/></text:span><text:span text:style-name="T195_24">ICT</text:span><text:span text:style-name="T195_25"><text:s/></text:span><text:span text:style-name="T195_26">instructor</text:span><text:span text:style-name="T195_27"><text:s/></text:span><text:span text:style-name="T195_28">company</text:span><text:span text:style-name="T195_29"><text:s/></text:span><text:span text:style-name="T195_30">in</text:span><text:span text:style-name="T195_31"><text:s/></text:span><text:span text:style-name="T195_32">the</text:span><text:span text:style-name="T195_33"><text:s/></text:span><text:span text:style-name="T195_34">application</text:span><text:span text:style-name="T195_35"><text:s/></text:span><text:span text:style-name="T195_36">development</text:span><text:span text:style-name="T195_37">,<text:s/></text:span><text:span text:style-name="T195_38">infrastructure</text:span><text:span text:style-name="T195_39">,<text:s/></text:span><text:span text:style-name="T195_40">communications</text:span><text:span text:style-name="T195_41">,<text:s/></text:span><text:span text:style-name="T195_42">security</text:span><text:span text:style-name="T195_43"><text:s/></text:span><text:span text:style-name="T195_44">and</text:span><text:span text:style-name="T195_45"><text:s/></text:span><text:span text:style-name="T195_46">information</text:span><text:span text:style-name="T195_47"><text:s/></text:span><text:span text:style-name="T195_48">managements</text:span><text:span text:style-name="T195_49">.<text:s/></text:span><text:span text:style-name="T195_50">Protomedia</text:span><text:span text:style-name="T195_51"><text:s/></text:span><text:span text:style-name="T195_52">provides</text:span><text:span text:style-name="T195_53"><text:s/></text:span><text:span text:style-name="T195_54">data</text:span><text:span text:style-name="T195_55"><text:s/></text:span><text:span text:style-name="T195_56">journalism</text:span><text:span text:style-name="T195_57"><text:s/></text:span><text:span text:style-name="T195_58">education</text:span><text:span text:style-name="T195_59"><text:s/></text:span><text:span text:style-name="T195_60">to</text:span><text:span text:style-name="T195_61"><text:s/></text:span><text:span text:style-name="T195_62">complement</text:span><text:span text:style-name="T195_63"><text:s/></text:span><text:span text:style-name="T195_64">the</text:span><text:span text:style-name="T195_65"><text:s/></text:span><text:span text:style-name="T195_66">data</text:span><text:span text:style-name="T195_67"><text:s/></text:span><text:span text:style-name="T195_68">journalitic</text:span><text:span text:style-name="T195_69"><text:s/></text:span><text:span text:style-name="T195_70">service</text:span><text:span text:style-name="T195_71"><text:s/></text:span><text:span text:style-name="T195_72">concept</text:span><text:span text:style-name="T195_73"><text:s/></text:span><text:span text:style-name="T195_74">but</text:span><text:span text:style-name="T195_75"><text:s/></text:span><text:span text:style-name="T195_76">does</text:span><text:span text:style-name="T195_77"><text:s/></text:span><text:span text:style-name="T195_78">not</text:span><text:span text:style-name="T195_79"><text:s/></text:span><text:span text:style-name="T195_80">aim</text:span><text:span text:style-name="T195_81"><text:s/></text:span><text:span text:style-name="T195_82">to</text:span><text:span text:style-name="T195_83"><text:s/></text:span><text:span text:style-name="T195_84">be</text:span><text:span text:style-name="T195_85"><text:s/></text:span><text:span text:style-name="T195_86">a</text:span><text:span text:style-name="T195_87"><text:s/></text:span><text:span text:style-name="T195_88">general</text:span><text:span text:style-name="T195_89"><text:s/></text:span><text:span text:style-name="T195_90">ICT</text:span><text:span text:style-name="T195_91"><text:s/></text:span><text:span text:style-name="T195_92">education</text:span><text:span text:style-name="T195_93"><text:s/></text:span><text:span text:style-name="T195_94">supplier</text:span><text:span text:style-name="T195_95">.<text:s/></text:span><text:span text:style-name="T195_96">Protomedia</text:span><text:span text:style-name="T195_97"><text:s/></text:span><text:span text:style-name="T195_98">focuses</text:span><text:span text:style-name="T195_99"><text:s/></text:span><text:span text:style-name="T195_100">on</text:span><text:span text:style-name="T195_101"><text:s/></text:span><text:span text:style-name="T195_102">data</text:span><text:span text:style-name="T195_103"><text:s/></text:span><text:span text:style-name="T195_104">journalism</text:span><text:span text:style-name="T195_105"><text:s/></text:span><text:span text:style-name="T195_106">and</text:span><text:span text:style-name="T195_107"><text:s/></text:span><text:span text:style-name="T195_108">open</text:span><text:span text:style-name="T195_109"><text:s/></text:span><text:span text:style-name="T195_110">data</text:span><text:span text:style-name="T195_111">.<text:s/></text:span></text:p>
      <text:p text:style-name="P196"/>
      <text:p text:style-name="P197"><text:span text:style-name="T197_1">Sourcefabric</text:span><text:span text:style-name="T197_2"><text:s/></text:span><text:span text:style-name="T197_3">(</text:span><text:span text:style-name="T197_4"><text:a xlink:type="simple" xlink:href="http://www.sourcefabric.org/"><text:span text:style-name="T197_5">http</text:span></text:a></text:span><text:span text:style-name="T197_6"><text:a xlink:type="simple" xlink:href="http://www.sourcefabric.org/"><text:span text:style-name="T197_7">://</text:span></text:a></text:span><text:span text:style-name="T197_8"><text:a xlink:type="simple" xlink:href="http://www.sourcefabric.org/"><text:span text:style-name="T197_9">www</text:span></text:a></text:span><text:span text:style-name="T197_10"><text:a xlink:type="simple" xlink:href="http://www.sourcefabric.org/"><text:span text:style-name="T197_11">.</text:span></text:a></text:span><text:span text:style-name="T197_12"><text:a xlink:type="simple" xlink:href="http://www.sourcefabric.org/"><text:span text:style-name="T197_13">sourcefabric</text:span></text:a></text:span><text:span text:style-name="T197_14"><text:a xlink:type="simple" xlink:href="http://www.sourcefabric.org/"><text:span text:style-name="T197_15">.</text:span></text:a></text:span><text:span text:style-name="T197_16"><text:a xlink:type="simple" xlink:href="http://www.sourcefabric.org/"><text:span text:style-name="T197_17">org</text:span></text:a></text:span><text:span text:style-name="T197_18"><text:a xlink:type="simple" xlink:href="http://www.sourcefabric.org/"><text:span text:style-name="T197_19">/</text:span></text:a></text:span><text:span text:style-name="T197_20">)<text:s/></text:span><text:span text:style-name="T197_21">provides</text:span><text:span text:style-name="T197_22"><text:s/></text:span><text:span text:style-name="T197_23">Superdesk</text:span><text:span text:style-name="T197_24"><text:s/></text:span><text:span text:style-name="T197_25">software</text:span><text:span text:style-name="T197_26"><text:s/></text:span><text:span text:style-name="T197_27">platform</text:span><text:span text:style-name="T197_28"><text:s/></text:span><text:span text:style-name="T197_29">for</text:span><text:span text:style-name="T197_30"><text:s/></text:span><text:span text:style-name="T197_31">media</text:span><text:span text:style-name="T197_32"><text:s/></text:span><text:span text:style-name="T197_33">companies</text:span><text:span text:style-name="T197_34"><text:s/></text:span><text:span text:style-name="T197_35">and</text:span><text:span text:style-name="T197_36"><text:s/></text:span><text:span text:style-name="T197_37">journalists</text:span><text:span text:style-name="T197_38">.<text:s/></text:span><text:span text:style-name="T197_39">“</text:span><text:span text:style-name="T197_40">Open</text:span><text:span text:style-name="T197_41"><text:s/></text:span><text:span text:style-name="T197_42">software</text:span><text:span text:style-name="T197_43"><text:s/></text:span><text:span text:style-name="T197_44">for</text:span><text:span text:style-name="T197_45"><text:s/></text:span><text:span text:style-name="T197_46">managing</text:span><text:span text:style-name="T197_47"><text:s/></text:span><text:span text:style-name="T197_48">newsrooms</text:span><text:span text:style-name="T197_49"><text:s/></text:span><text:span text:style-name="T197_50">and</text:span><text:span text:style-name="T197_51"><text:s/></text:span><text:span text:style-name="T197_52">their</text:span><text:span text:style-name="T197_53"><text:s/></text:span><text:span text:style-name="T197_54">content</text:span><text:span text:style-name="T197_55">”</text:span><text:span text:style-name="T197_56">.<text:s/></text:span><text:span text:style-name="T197_57">Protomedia</text:span><text:span text:style-name="T197_58"><text:s/></text:span><text:span text:style-name="T197_59">is</text:span><text:span text:style-name="T197_60"><text:s/></text:span><text:span text:style-name="T197_61">not</text:span><text:span text:style-name="T197_62"><text:s/></text:span><text:span text:style-name="T197_63">a</text:span><text:span text:style-name="T197_64"><text:s/></text:span><text:span text:style-name="T197_65">software</text:span><text:span text:style-name="T197_66"><text:s/></text:span><text:span text:style-name="T197_67">company</text:span><text:span text:style-name="T197_68"><text:s/></text:span><text:span text:style-name="T197_69">although</text:span><text:span text:style-name="T197_70"><text:s/></text:span><text:span text:style-name="T197_71">we</text:span><text:span text:style-name="T197_72"><text:s/></text:span><text:span text:style-name="T197_73">maintain</text:span><text:span text:style-name="T197_74"><text:s/></text:span><text:span text:style-name="T197_75">strong</text:span><text:span text:style-name="T197_76"><text:s/></text:span><text:span text:style-name="T197_77">open</text:span><text:span text:style-name="T197_78"><text:s/></text:span><text:span text:style-name="T197_79">source</text:span><text:span text:style-name="T197_80"><text:s/></text:span><text:span text:style-name="T197_81">code</text:span><text:span text:style-name="T197_82"><text:s/></text:span><text:span text:style-name="T197_83">base</text:span><text:span text:style-name="T197_84"><text:s/></text:span><text:span text:style-name="T197_85">for</text:span><text:span text:style-name="T197_86"><text:s/></text:span><text:span text:style-name="T197_87">open</text:span><text:span text:style-name="T197_88"><text:s/></text:span><text:span text:style-name="T197_89">data</text:span><text:span text:style-name="T197_90"><text:s/></text:span><text:span text:style-name="T197_91">processing</text:span><text:span text:style-name="T197_92"><text:s/></text:span><text:span text:style-name="T197_93">purposes</text:span><text:span text:style-name="T197_94">.<text:s/></text:span><text:span text:style-name="T197_95">This</text:span><text:span text:style-name="T197_96"><text:s/></text:span><text:span text:style-name="T197_97">supports</text:span><text:span text:style-name="T197_98"><text:s/></text:span><text:span text:style-name="T197_99">the</text:span><text:span text:style-name="T197_100"><text:s/></text:span><text:span text:style-name="T197_101">Protomedia</text:span><text:span text:style-name="T197_102"><text:s/></text:span><text:span text:style-name="T197_103">service</text:span><text:span text:style-name="T197_104"><text:s/></text:span><text:span text:style-name="T197_105">concept</text:span><text:span text:style-name="T197_106"><text:s/></text:span><text:span text:style-name="T197_107">that</text:span><text:span text:style-name="T197_108"><text:s/></text:span><text:span text:style-name="T197_109">is</text:span><text:span text:style-name="T197_110"><text:s/></text:span><text:span text:style-name="T197_111">primarily</text:span><text:span text:style-name="T197_112"><text:s/></text:span><text:span text:style-name="T197_113">targeted</text:span><text:span text:style-name="T197_114"><text:s/></text:span><text:span text:style-name="T197_115">to</text:span><text:span text:style-name="T197_116"><text:s/></text:span><text:span text:style-name="T197_117">Datadesk</text:span><text:span text:style-name="T197_118"><text:s/></text:span><text:span text:style-name="T197_119">education</text:span><text:span text:style-name="T197_120">,<text:s/></text:span><text:span text:style-name="T197_121">consultancy</text:span><text:span text:style-name="T197_122">,<text:s/></text:span><text:span text:style-name="T197_123">data</text:span><text:span text:style-name="T197_124"><text:s/></text:span><text:span text:style-name="T197_125">analysis</text:span><text:span text:style-name="T197_126"><text:s/></text:span><text:span text:style-name="T197_127">and</text:span><text:span text:style-name="T197_128"><text:s/></text:span><text:span text:style-name="T197_129">other</text:span><text:span text:style-name="T197_130"><text:s/></text:span><text:span text:style-name="T197_131">expert</text:span><text:span text:style-name="T197_132"><text:s/></text:span><text:span text:style-name="T197_133">services</text:span><text:span text:style-name="T197_134">.</text:span></text:p>
      <text:p text:style-name="P198"/>
      <text:p text:style-name="P199"><text:span text:style-name="T199_1">FloApps</text:span><text:span text:style-name="T199_2"><text:s/>(</text:span><text:span text:style-name="T199_3"><text:a xlink:type="simple" xlink:href="http://www.floapps.com"><text:span text:style-name="T199_4">http</text:span></text:a></text:span><text:span text:style-name="T199_5"><text:a xlink:type="simple" xlink:href="http://www.floapps.com"><text:span text:style-name="T199_6">://</text:span></text:a></text:span><text:span text:style-name="T199_7"><text:a xlink:type="simple" xlink:href="http://www.floapps.com"><text:span text:style-name="T199_8">www</text:span></text:a></text:span><text:span text:style-name="T199_9"><text:a xlink:type="simple" xlink:href="http://www.floapps.com"><text:span text:style-name="T199_10">.</text:span></text:a></text:span><text:span text:style-name="T199_11"><text:a xlink:type="simple" xlink:href="http://www.floapps.com"><text:span text:style-name="T199_12">floapps</text:span></text:a></text:span><text:span text:style-name="T199_13"><text:a xlink:type="simple" xlink:href="http://www.floapps.com"><text:span text:style-name="T199_14">.</text:span></text:a></text:span><text:span text:style-name="T199_15"><text:a xlink:type="simple" xlink:href="http://www.floapps.com"><text:span text:style-name="T199_16">com</text:span></text:a></text:span><text:span text:style-name="T199_17"><text:s/>)<text:s/></text:span><text:span text:style-name="T199_18">provides</text:span><text:span text:style-name="T199_19"><text:s/></text:span><text:span text:style-name="T199_20">website</text:span><text:span text:style-name="T199_21"><text:s/></text:span><text:span text:style-name="T199_22">development</text:span><text:span text:style-name="T199_23"><text:s/></text:span><text:span text:style-name="T199_24">and</text:span><text:span text:style-name="T199_25"><text:s/></text:span><text:span text:style-name="T199_26">open</text:span><text:span text:style-name="T199_27"><text:s/></text:span><text:span text:style-name="T199_28">data</text:span><text:span text:style-name="T199_29"><text:s/></text:span><text:span text:style-name="T199_30">software</text:span><text:span text:style-name="T199_31"><text:s/></text:span><text:span text:style-name="T199_32">development</text:span><text:span text:style-name="T199_33"><text:s/></text:span><text:span text:style-name="T199_34">services</text:span><text:span text:style-name="T199_35">.<text:s/></text:span><text:span text:style-name="T199_36">In</text:span><text:span text:style-name="T199_37"><text:s/></text:span><text:span text:style-name="T199_38">contrast</text:span><text:span text:style-name="T199_39">,<text:s/></text:span><text:span text:style-name="T199_40">Protomedia</text:span><text:span text:style-name="T199_41"><text:s/></text:span><text:span text:style-name="T199_42">provides</text:span><text:span text:style-name="T199_43"><text:s/></text:span><text:span text:style-name="T199_44">data</text:span><text:span text:style-name="T199_45">,<text:s/></text:span><text:span text:style-name="T199_46">education</text:span><text:span text:style-name="T199_47"><text:s/></text:span><text:span text:style-name="T199_48">and</text:span><text:span text:style-name="T199_49"><text:s/></text:span><text:span text:style-name="T199_50">expert</text:span><text:span text:style-name="T199_51"><text:s/></text:span><text:span text:style-name="T199_52">services</text:span><text:span text:style-name="T199_53">.<text:s/></text:span><text:span text:style-name="T199_54">While</text:span><text:span text:style-name="T199_55"><text:s/></text:span><text:span text:style-name="T199_56">several</text:span><text:span text:style-name="T199_57"><text:s/></text:span><text:span text:style-name="T199_58">companies</text:span><text:span text:style-name="T199_59"><text:s/></text:span><text:span text:style-name="T199_60">provide</text:span><text:span text:style-name="T199_61"><text:s/></text:span><text:span text:style-name="T199_62">software</text:span><text:span text:style-name="T199_63">,<text:s/></text:span><text:span text:style-name="T199_64">the</text:span><text:span text:style-name="T199_65"><text:s/></text:span><text:span text:style-name="T199_66">availability</text:span><text:span text:style-name="T199_67"><text:s/></text:span><text:span text:style-name="T199_68">of</text:span><text:span text:style-name="T199_69"><text:s/></text:span><text:span text:style-name="T199_70">easy</text:span><text:span text:style-name="T199_71">-</text:span><text:span text:style-name="T199_72">to</text:span><text:span text:style-name="T199_73">-</text:span><text:span text:style-name="T199_74">use</text:span><text:span text:style-name="T199_75"><text:s/></text:span><text:span text:style-name="T199_76">data</text:span><text:span text:style-name="T199_77"><text:s/></text:span><text:span text:style-name="T199_78">and</text:span><text:span text:style-name="T199_79"><text:s/></text:span><text:span text:style-name="T199_80">analysis</text:span><text:span text:style-name="T199_81"><text:s/></text:span><text:span text:style-name="T199_82">services</text:span><text:span text:style-name="T199_83"><text:s/></text:span><text:span text:style-name="T199_84">are</text:span><text:span text:style-name="T199_85"><text:s/></text:span><text:span text:style-name="T199_86">less</text:span><text:span text:style-name="T199_87"><text:s/></text:span><text:span text:style-name="T199_88">widely</text:span><text:span text:style-name="T199_89"><text:s/></text:span><text:span text:style-name="T199_90">available</text:span><text:span text:style-name="T199_91">.<text:s/></text:span><text:span text:style-name="T199_92">Protomedia</text:span><text:span text:style-name="T199_93"><text:s/></text:span><text:span text:style-name="T199_94">provides</text:span><text:span text:style-name="T199_95"><text:s/></text:span><text:span text:style-name="T199_96">a</text:span><text:span text:style-name="T199_97"><text:s/></text:span><text:span text:style-name="T199_98">service</text:span><text:span text:style-name="T199_99"><text:s/></text:span><text:span text:style-name="T199_100">concept</text:span><text:span text:style-name="T199_101"><text:s/></text:span><text:span text:style-name="T199_102">targeted</text:span><text:span text:style-name="T199_103"><text:s/></text:span><text:span text:style-name="T199_104">to</text:span><text:span text:style-name="T199_105"><text:s/></text:span><text:span text:style-name="T199_106">the</text:span><text:span text:style-name="T199_107"><text:s/></text:span><text:span text:style-name="T199_108">needs</text:span><text:span text:style-name="T199_109"><text:s/></text:span><text:span text:style-name="T199_110">of</text:span><text:span text:style-name="T199_111"><text:s/></text:span><text:span text:style-name="T199_112">media</text:span><text:span text:style-name="T199_113"><text:s/></text:span><text:span text:style-name="T199_114">companies</text:span><text:span text:style-name="T199_115"><text:s/></text:span><text:span text:style-name="T199_116">and</text:span><text:span text:style-name="T199_117"><text:s/></text:span><text:span text:style-name="T199_118">journalists</text:span><text:span text:style-name="T199_119">.<text:s/></text:span></text:p>
      <text:h text:style-name="P200" text:outline-level="10"><text:bookmark-start text:name="h.iufcwt3dkpx4"/><text:bookmark-end text:name="h.iufcwt3dkpx4"/><text:span text:style-name="T200_1">Collaboration</text:span></text:h>
      <text:p text:style-name="P201"><text:span text:style-name="T201_1">Open</text:span><text:span text:style-name="T201_2"><text:s/></text:span><text:span text:style-name="T201_3">Knowledge</text:span><text:span text:style-name="T201_4"><text:s/></text:span><text:span text:style-name="T201_5">Foundation</text:span><text:span text:style-name="T201_6"><text:s/></text:span><text:span text:style-name="T201_7">Finland</text:span><text:span text:style-name="T201_8"><text:s/></text:span><text:span text:style-name="T201_9">ry</text:span><text:span text:style-name="T201_10">.</text:span><text:span text:style-name="T201_11"><text:s/>(</text:span><text:span text:style-name="T201_12"><text:a xlink:type="simple" xlink:href="http://fi.okfn.org/"><text:span text:style-name="T201_13">http</text:span></text:a></text:span><text:span text:style-name="T201_14"><text:a xlink:type="simple" xlink:href="http://fi.okfn.org/"><text:span text:style-name="T201_15">://</text:span></text:a></text:span><text:span text:style-name="T201_16"><text:a xlink:type="simple" xlink:href="http://fi.okfn.org/"><text:span text:style-name="T201_17">fi</text:span></text:a></text:span><text:span text:style-name="T201_18"><text:a xlink:type="simple" xlink:href="http://fi.okfn.org/"><text:span text:style-name="T201_19">.</text:span></text:a></text:span><text:span text:style-name="T201_20"><text:a xlink:type="simple" xlink:href="http://fi.okfn.org/"><text:span text:style-name="T201_21">okfn</text:span></text:a></text:span><text:span text:style-name="T201_22"><text:a xlink:type="simple" xlink:href="http://fi.okfn.org/"><text:span text:style-name="T201_23">.</text:span></text:a></text:span><text:span text:style-name="T201_24"><text:a xlink:type="simple" xlink:href="http://fi.okfn.org/"><text:span text:style-name="T201_25">org</text:span></text:a></text:span><text:span text:style-name="T201_26"><text:a xlink:type="simple" xlink:href="http://fi.okfn.org/"><text:span text:style-name="T201_27">/</text:span></text:a></text:span><text:span text:style-name="T201_28">).<text:s/></text:span><text:span text:style-name="T201_29">Protomedia</text:span><text:span text:style-name="T201_30"><text:s/></text:span><text:span text:style-name="T201_31">accounting</text:span><text:span text:style-name="T201_32"><text:s/></text:span><text:span text:style-name="T201_33">will</text:span><text:span text:style-name="T201_34"><text:s/></text:span><text:span text:style-name="T201_35">be</text:span><text:span text:style-name="T201_36"><text:s/></text:span><text:span text:style-name="T201_37">handled</text:span><text:span text:style-name="T201_38"><text:s/></text:span><text:span text:style-name="T201_39">through</text:span><text:span text:style-name="T201_40"><text:s/></text:span><text:span text:style-name="T201_41">OKF</text:span><text:span text:style-name="T201_42"><text:s/></text:span><text:span text:style-name="T201_43">Finland</text:span><text:span text:style-name="T201_44"><text:s/></text:span><text:span text:style-name="T201_45">ry</text:span><text:span text:style-name="T201_46">.<text:s/></text:span><text:span text:style-name="T201_47">OKF</text:span><text:span text:style-name="T201_48"><text:s/></text:span><text:span text:style-name="T201_49">Finland</text:span><text:span text:style-name="T201_50"><text:s/></text:span><text:span text:style-name="T201_51">promotes</text:span><text:span text:style-name="T201_52"><text:s/></text:span><text:span text:style-name="T201_53">the</text:span><text:span text:style-name="T201_54"><text:s/></text:span><text:span text:style-name="T201_55">use</text:span><text:span text:style-name="T201_56"><text:s/></text:span><text:span text:style-name="T201_57">and</text:span><text:span text:style-name="T201_58"><text:s/></text:span><text:span text:style-name="T201_59">availability</text:span><text:span text:style-name="T201_60"><text:s/></text:span><text:span text:style-name="T201_61">of</text:span><text:span text:style-name="T201_62"><text:s/></text:span><text:span text:style-name="T201_63">open</text:span><text:span text:style-name="T201_64"><text:s/></text:span><text:span text:style-name="T201_65">data</text:span><text:span text:style-name="T201_66"><text:s/></text:span><text:span text:style-name="T201_67">in</text:span><text:span text:style-name="T201_68"><text:s/></text:span><text:span text:style-name="T201_69">Finland</text:span><text:span text:style-name="T201_70">.<text:s/></text:span><text:span text:style-name="T201_71">Protomedia</text:span><text:span text:style-name="T201_72"><text:s/></text:span><text:span text:style-name="T201_73">service</text:span><text:span text:style-name="T201_74"><text:s/></text:span><text:span text:style-name="T201_75">concept</text:span><text:span text:style-name="T201_76"><text:s/></text:span><text:span text:style-name="T201_77">supports</text:span><text:span text:style-name="T201_78"><text:s/></text:span><text:span text:style-name="T201_79">this</text:span><text:span text:style-name="T201_80"><text:s/></text:span><text:span text:style-name="T201_81">objective</text:span><text:span text:style-name="T201_82"><text:s/></text:span><text:span text:style-name="T201_83">and</text:span><text:span text:style-name="T201_84"><text:s/></text:span><text:span text:style-name="T201_85">can</text:span><text:span text:style-name="T201_86"><text:s/></text:span><text:span text:style-name="T201_87">in</text:span><text:span text:style-name="T201_88"><text:s/></text:span><text:span text:style-name="T201_89">turn</text:span><text:span text:style-name="T201_90"><text:s/></text:span><text:span text:style-name="T201_91">benefit</text:span><text:span text:style-name="T201_92"><text:s/></text:span><text:span text:style-name="T201_93">from</text:span><text:span text:style-name="T201_94"><text:s/></text:span><text:span text:style-name="T201_95">the</text:span><text:span text:style-name="T201_96"><text:s/></text:span><text:span text:style-name="T201_97">well</text:span><text:span text:style-name="T201_98">-</text:span><text:span text:style-name="T201_99">established</text:span><text:span text:style-name="T201_100"><text:s/></text:span><text:span text:style-name="T201_101">international</text:span><text:span text:style-name="T201_102"><text:s/></text:span><text:span text:style-name="T201_103">networks</text:span><text:span text:style-name="T201_104"><text:s/></text:span><text:span text:style-name="T201_105">of</text:span><text:span text:style-name="T201_106"><text:s/></text:span><text:span text:style-name="T201_107">the</text:span><text:span text:style-name="T201_108"><text:s/></text:span><text:span text:style-name="T201_109">foundation</text:span><text:span text:style-name="T201_110">.</text:span></text:p>
      <text:p text:style-name="P202"/>
      <text:p text:style-name="P203"><text:span text:style-name="T203_1">Kansan</text:span><text:span text:style-name="T203_2"><text:s/></text:span><text:span text:style-name="T203_3">muisti</text:span><text:span text:style-name="T203_4"><text:s/></text:span><text:span text:style-name="T203_5">ry</text:span><text:span text:style-name="T203_6">.<text:s/></text:span><text:span text:style-name="T203_7">(</text:span><text:span text:style-name="T203_8"><text:a xlink:type="simple" xlink:href="http://kansanmuisti.fi"><text:span text:style-name="T203_9">http</text:span></text:a></text:span><text:span text:style-name="T203_10"><text:a xlink:type="simple" xlink:href="http://kansanmuisti.fi"><text:span text:style-name="T203_11">://</text:span></text:a></text:span><text:span text:style-name="T203_12"><text:a xlink:type="simple" xlink:href="http://kansanmuisti.fi"><text:span text:style-name="T203_13">www</text:span></text:a></text:span><text:span text:style-name="T203_14"><text:a xlink:type="simple" xlink:href="http://kansanmuisti.fi"><text:span text:style-name="T203_15">.</text:span></text:a></text:span><text:span text:style-name="T203_16"><text:a xlink:type="simple" xlink:href="http://kansanmuisti.fi"><text:span text:style-name="T203_17">kansanmuisti</text:span></text:a></text:span><text:span text:style-name="T203_18"><text:a xlink:type="simple" xlink:href="http://kansanmuisti.fi"><text:span text:style-name="T203_19">.</text:span></text:a></text:span><text:span text:style-name="T203_20"><text:a xlink:type="simple" xlink:href="http://kansanmuisti.fi"><text:span text:style-name="T203_21">fi</text:span></text:a></text:span><text:span text:style-name="T203_22">)</text:span><text:span text:style-name="T203_23"><text:s/></text:span><text:span text:style-name="T203_24">parliamentary</text:span><text:span text:style-name="T203_25"><text:s/></text:span><text:span text:style-name="T203_26">monitoring</text:span><text:span text:style-name="T203_27"><text:s/></text:span><text:span text:style-name="T203_28">organization</text:span><text:span text:style-name="T203_29"><text:s/>-<text:s/></text:span><text:span text:style-name="T203_30">whose</text:span><text:span text:style-name="T203_31"><text:s/></text:span><text:span text:style-name="T203_32">board</text:span><text:span text:style-name="T203_33"><text:s/></text:span><text:span text:style-name="T203_34">members</text:span><text:span text:style-name="T203_35"><text:s/></text:span><text:span text:style-name="T203_36">are</text:span><text:span text:style-name="T203_37"><text:s/></text:span><text:span text:style-name="T203_38">included</text:span><text:span text:style-name="T203_39"><text:s/></text:span><text:span text:style-name="T203_40">in</text:span><text:span text:style-name="T203_41"><text:s/></text:span><text:span text:style-name="T203_42">Protomedia</text:span><text:span text:style-name="T203_43"><text:s/></text:span><text:span text:style-name="T203_44">team</text:span><text:span text:style-name="T203_45"><text:s/>-<text:s/></text:span><text:span text:style-name="T203_46">has</text:span><text:span text:style-name="T203_47"><text:s/></text:span><text:span text:style-name="T203_48">resources</text:span><text:span text:style-name="T203_49"><text:s/></text:span><text:span text:style-name="T203_50">and</text:span><text:span text:style-name="T203_51"><text:s/></text:span><text:span text:style-name="T203_52">tools</text:span><text:span text:style-name="T203_53"><text:s/></text:span><text:span text:style-name="T203_54">for</text:span><text:span text:style-name="T203_55"><text:s/></text:span><text:span text:style-name="T203_56">database</text:span><text:span text:style-name="T203_57"><text:s/></text:span><text:span text:style-name="T203_58">development</text:span><text:span text:style-name="T203_59"><text:s/></text:span><text:span text:style-name="T203_60">and</text:span><text:span text:style-name="T203_61"><text:s/></text:span><text:span text:style-name="T203_62">maintenance</text:span><text:span text:style-name="T203_63"><text:s/></text:span><text:span text:style-name="T203_64">that</text:span><text:span text:style-name="T203_65"><text:s/></text:span><text:span text:style-name="T203_66">can</text:span><text:span text:style-name="T203_67"><text:s/></text:span><text:span text:style-name="T203_68">be</text:span><text:span text:style-name="T203_69"><text:s/></text:span><text:span text:style-name="T203_70">utilized</text:span><text:span text:style-name="T203_71"><text:s/></text:span><text:span text:style-name="T203_72">by</text:span><text:span text:style-name="T203_73"><text:s/></text:span><text:span text:style-name="T203_74">Protomedia</text:span><text:span text:style-name="T203_75">.</text:span></text:p>
      <text:p text:style-name="P204"/>
      <text:p text:style-name="P205"><text:span text:style-name="T205_1">Louhos</text:span><text:span text:style-name="T205_2"><text:s/></text:span><text:span text:style-name="T205_3">(</text:span><text:span text:style-name="T205_4"><text:a xlink:type="simple" xlink:href="http://louhos.github.com"><text:span text:style-name="T205_5">http</text:span></text:a></text:span><text:span text:style-name="T205_6"><text:a xlink:type="simple" xlink:href="http://louhos.github.com"><text:span text:style-name="T205_7">://</text:span></text:a></text:span><text:span text:style-name="T205_8"><text:a xlink:type="simple" xlink:href="http://louhos.github.com"><text:span text:style-name="T205_9">louhos</text:span></text:a></text:span><text:span text:style-name="T205_10"><text:a xlink:type="simple" xlink:href="http://louhos.github.com"><text:span text:style-name="T205_11">.</text:span></text:a></text:span><text:span text:style-name="T205_12"><text:a xlink:type="simple" xlink:href="http://louhos.github.com"><text:span text:style-name="T205_13">github</text:span></text:a></text:span><text:span text:style-name="T205_14"><text:a xlink:type="simple" xlink:href="http://louhos.github.com"><text:span text:style-name="T205_15">.</text:span></text:a></text:span><text:span text:style-name="T205_16"><text:a xlink:type="simple" xlink:href="http://louhos.github.com"><text:span text:style-name="T205_17">com</text:span></text:a></text:span><text:span text:style-name="T205_18">)<text:s/></text:span><text:span text:style-name="T205_19">open</text:span><text:span text:style-name="T205_20"><text:s/></text:span><text:span text:style-name="T205_21">data</text:span><text:span text:style-name="T205_22"><text:s/></text:span><text:span text:style-name="T205_23">analytics</text:span><text:span text:style-name="T205_24"><text:s/></text:span><text:span text:style-name="T205_25">project</text:span><text:span text:style-name="T205_26"><text:s/></text:span><text:span text:style-name="T205_27">is</text:span><text:span text:style-name="T205_28"><text:s/></text:span><text:span text:style-name="T205_29">a</text:span><text:span text:style-name="T205_30"><text:s/></text:span><text:span text:style-name="T205_31">community</text:span><text:span text:style-name="T205_32">-</text:span><text:span text:style-name="T205_33">driven</text:span><text:span text:style-name="T205_34"><text:s/></text:span><text:span text:style-name="T205_35">open</text:span><text:span text:style-name="T205_36"><text:s/></text:span><text:span text:style-name="T205_37">source</text:span><text:span text:style-name="T205_38"><text:s/></text:span><text:span text:style-name="T205_39">project</text:span><text:span text:style-name="T205_40"><text:s/></text:span><text:span text:style-name="T205_41">established</text:span><text:span text:style-name="T205_42"><text:s/></text:span><text:span text:style-name="T205_43">by</text:span><text:span text:style-name="T205_44"><text:s/></text:span><text:span text:style-name="T205_45">Protomedia</text:span><text:span text:style-name="T205_46"><text:s/></text:span><text:span text:style-name="T205_47">team</text:span><text:span text:style-name="T205_48"><text:s/></text:span><text:span text:style-name="T205_49">members</text:span><text:span text:style-name="T205_50">.<text:s/></text:span><text:span text:style-name="T205_51">The</text:span><text:span text:style-name="T205_52"><text:s/></text:span><text:span text:style-name="T205_53">project</text:span><text:span text:style-name="T205_54"><text:s/></text:span><text:span text:style-name="T205_55">transfers</text:span><text:span text:style-name="T205_56"><text:s/></text:span><text:span text:style-name="T205_57">data</text:span><text:span text:style-name="T205_58"><text:s/></text:span><text:span text:style-name="T205_59">analysis</text:span><text:span text:style-name="T205_60"><text:s/></text:span><text:span text:style-name="T205_61">methodologies</text:span><text:span text:style-name="T205_62"><text:s/></text:span><text:span text:style-name="T205_63">from</text:span><text:span text:style-name="T205_64"><text:s/></text:span><text:span text:style-name="T205_65">data</text:span><text:span text:style-name="T205_66">-</text:span><text:span text:style-name="T205_67">intensive</text:span><text:span text:style-name="T205_68"><text:s/></text:span><text:span text:style-name="T205_69">scientific</text:span><text:span text:style-name="T205_70"><text:s/></text:span><text:span text:style-name="T205_71">disciplines</text:span><text:span text:style-name="T205_72"><text:s/></text:span><text:span text:style-name="T205_73">to</text:span><text:span text:style-name="T205_74"><text:s/></text:span><text:span text:style-name="T205_75">the</text:span><text:span text:style-name="T205_76"><text:s/></text:span><text:span text:style-name="T205_77">domain</text:span><text:span text:style-name="T205_78"><text:s/></text:span><text:span text:style-name="T205_79">of</text:span><text:span text:style-name="T205_80"><text:s/></text:span><text:span text:style-name="T205_81">open</text:span><text:span text:style-name="T205_82"><text:s/></text:span><text:span text:style-name="T205_83">government</text:span><text:span text:style-name="T205_84"><text:s/></text:span><text:span text:style-name="T205_85">data</text:span><text:span text:style-name="T205_86"><text:s/></text:span><text:span text:style-name="T205_87">and</text:span><text:span text:style-name="T205_88"><text:s/></text:span><text:span text:style-name="T205_89">was</text:span><text:span text:style-name="T205_90"><text:s/></text:span><text:span text:style-name="T205_91">awarded</text:span><text:span text:style-name="T205_92"><text:s/></text:span><text:span text:style-name="T205_93">in</text:span><text:span text:style-name="T205_94"><text:s/></text:span><text:span text:style-name="T205_95">Apps</text:span><text:span text:style-name="T205_96">4</text:span><text:span text:style-name="T205_97">Finland</text:span><text:span text:style-name="T205_98"><text:s/>2011<text:s/></text:span><text:span text:style-name="T205_99">competition</text:span><text:span text:style-name="T205_100">.<text:s/></text:span><text:span text:style-name="T205_101">The</text:span><text:span text:style-name="T205_102"><text:s/></text:span><text:span text:style-name="T205_103">methodological</text:span><text:span text:style-name="T205_104"><text:s/></text:span><text:span text:style-name="T205_105">resources</text:span><text:span text:style-name="T205_106"><text:s/></text:span><text:span text:style-name="T205_107">and</text:span><text:span text:style-name="T205_108"><text:s/></text:span><text:span text:style-name="T205_109">scientific</text:span><text:span text:style-name="T205_110"><text:s/></text:span><text:span text:style-name="T205_111">expertise</text:span><text:span text:style-name="T205_112"><text:s/></text:span><text:span text:style-name="T205_113">of</text:span><text:span text:style-name="T205_114"><text:s/></text:span><text:span text:style-name="T205_115">the</text:span><text:span text:style-name="T205_116"><text:s/></text:span><text:span text:style-name="T205_117">team</text:span><text:span text:style-name="T205_118"><text:s/></text:span><text:span text:style-name="T205_119">can</text:span><text:span text:style-name="T205_120"><text:s/></text:span><text:span text:style-name="T205_121">be</text:span><text:span text:style-name="T205_122"><text:s/></text:span><text:span text:style-name="T205_123">utilized</text:span><text:span text:style-name="T205_124"><text:s/></text:span><text:span text:style-name="T205_125">by</text:span><text:span text:style-name="T205_126"><text:s/></text:span><text:span text:style-name="T205_127">Protomedia</text:span><text:span text:style-name="T205_128">.<text:s/></text:span><text:span text:style-name="T205_129">Further</text:span><text:span text:style-name="T205_130"><text:s/></text:span><text:span text:style-name="T205_131">collaboration</text:span><text:span text:style-name="T205_132"><text:s/></text:span><text:span text:style-name="T205_133">with</text:span><text:span text:style-name="T205_134"><text:s/></text:span><text:span text:style-name="T205_135">Finnish</text:span><text:span text:style-name="T205_136"><text:s/></text:span><text:span text:style-name="T205_137">research</text:span><text:span text:style-name="T205_138"><text:s/></text:span><text:span text:style-name="T205_139">groups</text:span><text:span text:style-name="T205_140"><text:s/></text:span><text:span text:style-name="T205_141">in</text:span><text:span text:style-name="T205_142"><text:s/></text:span><text:span text:style-name="T205_143">applied</text:span><text:span text:style-name="T205_144"><text:s/></text:span><text:span text:style-name="T205_145">data</text:span><text:span text:style-name="T205_146"><text:s/></text:span><text:span text:style-name="T205_147">analysis</text:span><text:span text:style-name="T205_148"><text:s/></text:span><text:span text:style-name="T205_149">and</text:span><text:span text:style-name="T205_150"><text:s/></text:span><text:span text:style-name="T205_151">political</text:span><text:span text:style-name="T205_152"><text:s/></text:span><text:span text:style-name="T205_153">and</text:span><text:span text:style-name="T205_154"><text:s/></text:span><text:span text:style-name="T205_155">social</text:span><text:span text:style-name="T205_156"><text:s/></text:span><text:span text:style-name="T205_157">science</text:span><text:span text:style-name="T205_158"><text:s/></text:span><text:span text:style-name="T205_159">has</text:span><text:span text:style-name="T205_160"><text:s/></text:span><text:span text:style-name="T205_161">been</text:span><text:span text:style-name="T205_162"><text:s/></text:span><text:span text:style-name="T205_163">discussed</text:span><text:span text:style-name="T205_164">.</text:span></text:p>
      <text:p text:style-name="P206"/>
      <text:p text:style-name="P207"><text:span text:style-name="T207_1">Data</text:span><text:span text:style-name="T207_2"><text:s/></text:span><text:span text:style-name="T207_3">Hub</text:span><text:span text:style-name="T207_4"><text:s/></text:span><text:span text:style-name="T207_5">Finland</text:span><text:span text:style-name="T207_6"><text:s/>(</text:span><text:span text:style-name="T207_7">fi</text:span><text:span text:style-name="T207_8">.</text:span><text:span text:style-name="T207_9">thedatahub</text:span><text:span text:style-name="T207_10">.</text:span><text:span text:style-name="T207_11">org</text:span><text:span text:style-name="T207_12">)<text:s/></text:span><text:span text:style-name="T207_13">maintains</text:span><text:span text:style-name="T207_14"><text:s/></text:span><text:span text:style-name="T207_15">comprehensive</text:span><text:span text:style-name="T207_16"><text:s/></text:span><text:span text:style-name="T207_17">data</text:span><text:span text:style-name="T207_18"><text:s/></text:span><text:span text:style-name="T207_19">catalogue</text:span><text:span text:style-name="T207_20"><text:s/></text:span><text:span text:style-name="T207_21">for</text:span><text:span text:style-name="T207_22"><text:s/></text:span><text:span text:style-name="T207_23">Finnish</text:span><text:span text:style-name="T207_24"><text:s/></text:span><text:span text:style-name="T207_25">open</text:span><text:span text:style-name="T207_26"><text:s/></text:span><text:span text:style-name="T207_27">data</text:span><text:span text:style-name="T207_28">.<text:s/></text:span><text:span text:style-name="T207_29">Protomedia</text:span><text:span text:style-name="T207_30"><text:s/></text:span><text:span text:style-name="T207_31">will</text:span><text:span text:style-name="T207_32"><text:s/></text:span><text:span text:style-name="T207_33">utilize</text:span><text:span text:style-name="T207_34"><text:s/></text:span><text:span text:style-name="T207_35">this</text:span><text:span text:style-name="T207_36"><text:s/></text:span><text:span text:style-name="T207_37">valuable</text:span><text:span text:style-name="T207_38"><text:s/></text:span><text:span text:style-name="T207_39">service</text:span><text:span text:style-name="T207_40"><text:s/></text:span><text:span text:style-name="T207_41">and</text:span><text:span text:style-name="T207_42"><text:s/></text:span><text:span text:style-name="T207_43">also</text:span><text:span text:style-name="T207_44"><text:s/></text:span><text:span text:style-name="T207_45">contribute</text:span><text:span text:style-name="T207_46"><text:s/></text:span><text:span text:style-name="T207_47">to</text:span><text:span text:style-name="T207_48"><text:s/></text:span><text:span text:style-name="T207_49">developing</text:span><text:span text:style-name="T207_50"><text:s/></text:span><text:span text:style-name="T207_51">it</text:span><text:span text:style-name="T207_52"><text:s/></text:span><text:span text:style-name="T207_53">further</text:span><text:span text:style-name="T207_54">.<text:s/></text:span><text:span text:style-name="T207_55">The</text:span><text:span text:style-name="T207_56"><text:s/></text:span><text:span text:style-name="T207_57">connections</text:span><text:span text:style-name="T207_58"><text:s/></text:span><text:span text:style-name="T207_59">with</text:span><text:span text:style-name="T207_60"><text:s/></text:span><text:span text:style-name="T207_61">Data</text:span><text:span text:style-name="T207_62"><text:s/></text:span><text:span text:style-name="T207_63">Hub</text:span><text:span text:style-name="T207_64"><text:s/></text:span><text:span text:style-name="T207_65">maintainers</text:span><text:span text:style-name="T207_66"><text:s/></text:span><text:span text:style-name="T207_67">are</text:span><text:span text:style-name="T207_68"><text:s/></text:span><text:span text:style-name="T207_69">already</text:span><text:span text:style-name="T207_70"><text:s/></text:span><text:span text:style-name="T207_71">well</text:span><text:span text:style-name="T207_72"><text:s/></text:span><text:span text:style-name="T207_73">established</text:span><text:span text:style-name="T207_74">.<text:s/></text:span></text:p>
      <text:p text:style-name="P208"/>
      <text:p text:style-name="P209"><text:span text:style-name="T209_1">National</text:span><text:span text:style-name="T209_2"><text:s/></text:span><text:span text:style-name="T209_3">data</text:span><text:span text:style-name="T209_4"><text:s/></text:span><text:span text:style-name="T209_5">openers</text:span><text:span text:style-name="T209_6"><text:s/></text:span><text:span text:style-name="T209_7">Protomedia</text:span><text:span text:style-name="T209_8"><text:s/></text:span><text:span text:style-name="T209_9">team</text:span><text:span text:style-name="T209_10"><text:s/></text:span><text:span text:style-name="T209_11">has</text:span><text:span text:style-name="T209_12"><text:s/></text:span><text:span text:style-name="T209_13">wide</text:span><text:span text:style-name="T209_14"><text:s/></text:span><text:span text:style-name="T209_15">networks</text:span><text:span text:style-name="T209_16"><text:s/></text:span><text:span text:style-name="T209_17">to</text:span><text:span text:style-name="T209_18"><text:s/></text:span><text:span text:style-name="T209_19">data</text:span><text:span text:style-name="T209_20"><text:s/></text:span><text:span text:style-name="T209_21">openers</text:span><text:span text:style-name="T209_22">,<text:s/></text:span><text:span text:style-name="T209_23">which</text:span><text:span text:style-name="T209_24"><text:s/></text:span><text:span text:style-name="T209_25">is</text:span><text:span text:style-name="T209_26"><text:s/></text:span><text:span text:style-name="T209_27">central</text:span><text:span text:style-name="T209_28"><text:s/></text:span><text:span text:style-name="T209_29">for</text:span><text:span text:style-name="T209_30"><text:s/></text:span><text:span text:style-name="T209_31">expansion</text:span><text:span text:style-name="T209_32"><text:s/></text:span><text:span text:style-name="T209_33">of</text:span><text:span text:style-name="T209_34"><text:s/></text:span><text:span text:style-name="T209_35">the</text:span><text:span text:style-name="T209_36"><text:s/></text:span><text:span text:style-name="T209_37">service</text:span><text:span text:style-name="T209_38">.<text:s/></text:span><text:span text:style-name="T209_39">These</text:span><text:span text:style-name="T209_40"><text:s/></text:span><text:span text:style-name="T209_41">include</text:span><text:span text:style-name="T209_42"><text:s/></text:span><text:span text:style-name="T209_43">for</text:span><text:span text:style-name="T209_44"><text:s/></text:span><text:span text:style-name="T209_45">instance</text:span><text:span text:style-name="T209_46"><text:s/></text:span><text:span text:style-name="T209_47">Helsinki</text:span><text:span text:style-name="T209_48"><text:s/></text:span><text:span text:style-name="T209_49">Region</text:span><text:span text:style-name="T209_50"><text:s/></text:span><text:span text:style-name="T209_51">Infoshare</text:span><text:span text:style-name="T209_52">,<text:s/></text:span><text:span text:style-name="T209_53">Statistics</text:span><text:span text:style-name="T209_54"><text:s/></text:span><text:span text:style-name="T209_55">Finland</text:span><text:span text:style-name="T209_56">,<text:s/></text:span><text:span text:style-name="T209_57">Land</text:span><text:span text:style-name="T209_58"><text:s/></text:span><text:span text:style-name="T209_59">Survey</text:span><text:span text:style-name="T209_60"><text:s/></text:span><text:span text:style-name="T209_61">Finland</text:span><text:span text:style-name="T209_62"><text:s/>-<text:s/></text:span><text:span text:style-name="T209_63">personal</text:span><text:span text:style-name="T209_64"><text:s/></text:span><text:span text:style-name="T209_65">connections</text:span><text:span text:style-name="T209_66"><text:s/></text:span><text:span text:style-name="T209_67">to</text:span><text:span text:style-name="T209_68"><text:s/></text:span><text:span text:style-name="T209_69">these</text:span><text:span text:style-name="T209_70"><text:s/></text:span><text:span text:style-name="T209_71">organization</text:span><text:span text:style-name="T209_72"><text:s/></text:span><text:span text:style-name="T209_73">are</text:span><text:span text:style-name="T209_74"><text:s/></text:span><text:span text:style-name="T209_75">already</text:span><text:span text:style-name="T209_76"><text:s/></text:span><text:span text:style-name="T209_77">well</text:span><text:span text:style-name="T209_78"><text:s/></text:span><text:span text:style-name="T209_79">established</text:span><text:span text:style-name="T209_80">.<text:s/></text:span><text:span text:style-name="T209_81">The</text:span><text:span text:style-name="T209_82"><text:s/></text:span><text:span text:style-name="T209_83">team</text:span><text:span text:style-name="T209_84"><text:s/></text:span><text:span text:style-name="T209_85">members</text:span><text:span text:style-name="T209_86"><text:s/></text:span><text:span text:style-name="T209_87">have</text:span><text:span text:style-name="T209_88"><text:s/></text:span><text:span text:style-name="T209_89">also</text:span><text:span text:style-name="T209_90"><text:s/></text:span><text:span text:style-name="T209_91">been</text:span><text:span text:style-name="T209_92"><text:s/></text:span><text:span text:style-name="T209_93">involved</text:span><text:span text:style-name="T209_94"><text:s/></text:span><text:span text:style-name="T209_95">at</text:span><text:span text:style-name="T209_96"><text:s/></text:span><text:span text:style-name="T209_97">a</text:span><text:span text:style-name="T209_98"><text:s/></text:span><text:span text:style-name="T209_99">regular</text:span><text:span text:style-name="T209_100"><text:s/></text:span><text:span text:style-name="T209_101">basis</text:span><text:span text:style-name="T209_102"><text:s/></text:span><text:span text:style-name="T209_103">in</text:span><text:span text:style-name="T209_104"><text:s/></text:span><text:span text:style-name="T209_105">discussions</text:span><text:span text:style-name="T209_106"><text:s/></text:span><text:span text:style-name="T209_107">on</text:span><text:span text:style-name="T209_108"><text:s/></text:span><text:span text:style-name="T209_109">opening</text:span><text:span text:style-name="T209_110"><text:s/></text:span><text:span text:style-name="T209_111">governmental</text:span><text:span text:style-name="T209_112"><text:s/></text:span><text:span text:style-name="T209_113">data</text:span><text:span text:style-name="T209_114"><text:s/></text:span><text:span text:style-name="T209_115">sources</text:span><text:span text:style-name="T209_116"><text:s/></text:span><text:span text:style-name="T209_117">with</text:span><text:span text:style-name="T209_118"><text:s/></text:span><text:span text:style-name="T209_119">certain</text:span><text:span text:style-name="T209_120"><text:s/></text:span><text:span text:style-name="T209_121">ministries</text:span><text:span text:style-name="T209_122">,<text:s/></text:span><text:span text:style-name="T209_123">the</text:span><text:span text:style-name="T209_124"><text:s/></text:span><text:span text:style-name="T209_125">Finnish</text:span><text:span text:style-name="T209_126"><text:s/></text:span><text:span text:style-name="T209_127">parliament</text:span><text:span text:style-name="T209_128">,<text:s/></text:span><text:span text:style-name="T209_129">Kuntaliitto</text:span><text:span text:style-name="T209_130">,<text:s/></text:span><text:span text:style-name="T209_131">Helsinki</text:span><text:span text:style-name="T209_132"><text:s/></text:span><text:span text:style-name="T209_133">authorities</text:span><text:span text:style-name="T209_134"><text:s/></text:span><text:span text:style-name="T209_135">etc</text:span><text:span text:style-name="T209_136">.<text:s/></text:span></text:p>
      <text:p text:style-name="P210"/>
      <text:p text:style-name="P211"><text:span text:style-name="T211_1">Media</text:span><text:span text:style-name="T211_2"><text:s/></text:span><text:span text:style-name="T211_3">companies</text:span><text:span text:style-name="T211_4"><text:s/></text:span><text:span text:style-name="T211_5">Contacts</text:span><text:span text:style-name="T211_6"><text:s/></text:span><text:span text:style-name="T211_7">to</text:span><text:span text:style-name="T211_8"><text:s/></text:span><text:span text:style-name="T211_9">main</text:span><text:span text:style-name="T211_10"><text:s/></text:span><text:span text:style-name="T211_11">media</text:span><text:span text:style-name="T211_12"><text:s/></text:span><text:span text:style-name="T211_13">companies</text:span><text:span text:style-name="T211_14"><text:s/></text:span><text:span text:style-name="T211_15">including</text:span><text:span text:style-name="T211_16"><text:s/></text:span><text:span text:style-name="T211_17">YLE</text:span><text:span text:style-name="T211_18"><text:s/></text:span><text:span text:style-name="T211_19">and</text:span><text:span text:style-name="T211_20"><text:s/></text:span><text:span text:style-name="T211_21">HS</text:span><text:span text:style-name="T211_22"><text:s/></text:span><text:span text:style-name="T211_23">have</text:span><text:span text:style-name="T211_24"><text:s/></text:span><text:span text:style-name="T211_25">been</text:span><text:span text:style-name="T211_26"><text:s/></text:span><text:span text:style-name="T211_27">established</text:span><text:span text:style-name="T211_28">.<text:s/></text:span><text:span text:style-name="T211_29">While</text:span><text:span text:style-name="T211_30"><text:s/></text:span><text:span text:style-name="T211_31">no</text:span><text:span text:style-name="T211_32"><text:s/></text:span><text:span text:style-name="T211_33">immediate</text:span><text:span text:style-name="T211_34"><text:s/></text:span><text:span text:style-name="T211_35">collaboration</text:span><text:span text:style-name="T211_36"><text:s/></text:span><text:span text:style-name="T211_37">plans</text:span><text:span text:style-name="T211_38"><text:s/></text:span><text:span text:style-name="T211_39">exist</text:span><text:span text:style-name="T211_40">,<text:s/></text:span><text:span text:style-name="T211_41">personal</text:span><text:span text:style-name="T211_42"><text:s/></text:span><text:span text:style-name="T211_43">connections</text:span><text:span text:style-name="T211_44"><text:s/></text:span><text:span text:style-name="T211_45">and</text:span><text:span text:style-name="T211_46"><text:s/></text:span><text:span text:style-name="T211_47">previous</text:span><text:span text:style-name="T211_48"><text:s/></text:span><text:span text:style-name="T211_49">collaboration</text:span><text:span text:style-name="T211_50"><text:s/></text:span><text:span text:style-name="T211_51">with</text:span><text:span text:style-name="T211_52"><text:s/></text:span><text:span text:style-name="T211_53">major</text:span><text:span text:style-name="T211_54"><text:s/></text:span><text:span text:style-name="T211_55">national</text:span><text:span text:style-name="T211_56"><text:s/></text:span><text:span text:style-name="T211_57">media</text:span><text:span text:style-name="T211_58"><text:s/></text:span><text:span text:style-name="T211_59">companies</text:span><text:span text:style-name="T211_60"><text:s/></text:span><text:span text:style-name="T211_61">will</text:span><text:span text:style-name="T211_62"><text:s/></text:span><text:span text:style-name="T211_63">be</text:span><text:span text:style-name="T211_64"><text:s/></text:span><text:span text:style-name="T211_65">a</text:span><text:span text:style-name="T211_66"><text:s/></text:span><text:span text:style-name="T211_67">valuable</text:span><text:span text:style-name="T211_68"><text:s/></text:span><text:span text:style-name="T211_69">assett</text:span><text:span text:style-name="T211_70"><text:s/></text:span><text:span text:style-name="T211_71">for</text:span><text:span text:style-name="T211_72"><text:s/></text:span><text:span text:style-name="T211_73">Protomedia</text:span><text:span text:style-name="T211_74">.</text:span></text:p>
      <text:h text:style-name="P212" text:outline-level="10"><text:bookmark-start text:name="h.i3oz1u5ynnxw"/><text:bookmark-end text:name="h.i3oz1u5ynnxw"/><text:span text:style-name="T212_1">Contribution</text:span><text:span text:style-name="T212_2"><text:s/></text:span><text:span text:style-name="T212_3">to</text:span><text:span text:style-name="T212_4"><text:s/></text:span><text:span text:style-name="T212_5">Finnish</text:span><text:span text:style-name="T212_6"><text:s/></text:span><text:span text:style-name="T212_7">journalism</text:span></text:h>
      <text:p text:style-name="P213"><text:span text:style-name="T213_1">With</text:span><text:span text:style-name="T213_2"><text:s/></text:span><text:span text:style-name="T213_3">increasing</text:span><text:span text:style-name="T213_4"><text:s/></text:span><text:span text:style-name="T213_5">open</text:span><text:span text:style-name="T213_6"><text:s/></text:span><text:span text:style-name="T213_7">data</text:span><text:span text:style-name="T213_8"><text:s/></text:span><text:span text:style-name="T213_9">streams</text:span><text:span text:style-name="T213_10"><text:s/></text:span><text:span text:style-name="T213_11">nationally</text:span><text:span text:style-name="T213_12"><text:s/></text:span><text:span text:style-name="T213_13">and</text:span><text:span text:style-name="T213_14"><text:s/></text:span><text:span text:style-name="T213_15">internationally</text:span><text:span text:style-name="T213_16">,<text:s/></text:span><text:span text:style-name="T213_17">data</text:span><text:span text:style-name="T213_18"><text:s/></text:span><text:span text:style-name="T213_19">journalism</text:span><text:span text:style-name="T213_20"><text:s/></text:span><text:span text:style-name="T213_21">is</text:span><text:span text:style-name="T213_22"><text:s/></text:span><text:span text:style-name="T213_23">facing</text:span><text:span text:style-name="T213_24"><text:s/></text:span><text:span text:style-name="T213_25">new</text:span><text:span text:style-name="T213_26"><text:s/></text:span><text:span text:style-name="T213_27">opportunities</text:span><text:span text:style-name="T213_28"><text:s/></text:span><text:span text:style-name="T213_29">to</text:span><text:span text:style-name="T213_30"><text:s/></text:span><text:span text:style-name="T213_31">integrate</text:span><text:span text:style-name="T213_32"><text:s/></text:span><text:span text:style-name="T213_33">and</text:span><text:span text:style-name="T213_34"><text:s/></text:span><text:span text:style-name="T213_35">utilize</text:span><text:span text:style-name="T213_36"><text:s/></text:span><text:span text:style-name="T213_37">data</text:span><text:span text:style-name="T213_38"><text:s/></text:span><text:span text:style-name="T213_39">to</text:span><text:span text:style-name="T213_40"><text:s/></text:span><text:span text:style-name="T213_41">produce</text:span><text:span text:style-name="T213_42"><text:s/></text:span><text:span text:style-name="T213_43">high</text:span><text:span text:style-name="T213_44">-</text:span><text:span text:style-name="T213_45">quality</text:span><text:span text:style-name="T213_46"><text:s/></text:span><text:span text:style-name="T213_47">journalism</text:span><text:span text:style-name="T213_48">.<text:s/></text:span><text:span text:style-name="T213_49">A</text:span><text:span text:style-name="T213_50"><text:s/></text:span><text:span text:style-name="T213_51">central</text:span><text:span text:style-name="T213_52"><text:s/></text:span><text:span text:style-name="T213_53">bottleneck</text:span><text:span text:style-name="T213_54"><text:s/></text:span><text:span text:style-name="T213_55">in</text:span><text:span text:style-name="T213_56"><text:s/></text:span><text:span text:style-name="T213_57">data</text:span><text:span text:style-name="T213_58">-</text:span><text:span text:style-name="T213_59">driven</text:span><text:span text:style-name="T213_60"><text:s/></text:span><text:span text:style-name="T213_61">journalism</text:span><text:span text:style-name="T213_62"><text:s/></text:span><text:span text:style-name="T213_63">has</text:span><text:span text:style-name="T213_64"><text:s/></text:span><text:span text:style-name="T213_65">been</text:span><text:span text:style-name="T213_66"><text:s/></text:span><text:span text:style-name="T213_67">the</text:span><text:span text:style-name="T213_68"><text:s/></text:span><text:span text:style-name="T213_69">lack</text:span><text:span text:style-name="T213_70"><text:s/></text:span><text:span text:style-name="T213_71">of</text:span><text:span text:style-name="T213_72"><text:s/></text:span><text:span text:style-name="T213_73">resources</text:span><text:span text:style-name="T213_74"><text:s/></text:span><text:span text:style-name="T213_75">and</text:span><text:span text:style-name="T213_76"><text:s/></text:span><text:span text:style-name="T213_77">skills</text:span><text:span text:style-name="T213_78">,<text:s/></text:span><text:span text:style-name="T213_79">in</text:span><text:span text:style-name="T213_80"><text:s/></text:span><text:span text:style-name="T213_81">particular</text:span><text:span text:style-name="T213_82"><text:s/></text:span><text:span text:style-name="T213_83">associated</text:span><text:span text:style-name="T213_84"><text:s/></text:span><text:span text:style-name="T213_85">with</text:span><text:span text:style-name="T213_86"><text:s/></text:span><text:span text:style-name="T213_87">data</text:span><text:span text:style-name="T213_88"><text:s/></text:span><text:span text:style-name="T213_89">processing</text:span><text:span text:style-name="T213_90"><text:s/></text:span><text:span text:style-name="T213_91">and</text:span><text:span text:style-name="T213_92"><text:s/></text:span><text:span text:style-name="T213_93">analysis</text:span><text:span text:style-name="T213_94">.<text:s/></text:span><text:span text:style-name="T213_95">Protomedia</text:span><text:span text:style-name="T213_96"><text:s/></text:span><text:span text:style-name="T213_97">will</text:span><text:span text:style-name="T213_98"><text:s/></text:span><text:span text:style-name="T213_99">solve</text:span><text:span text:style-name="T213_100"><text:s/></text:span><text:span text:style-name="T213_101">this</text:span><text:span text:style-name="T213_102"><text:s/></text:span><text:span text:style-name="T213_103">by</text:span><text:span text:style-name="T213_104"><text:s/></text:span><text:span text:style-name="T213_105">bringing</text:span><text:span text:style-name="T213_106"><text:s/></text:span><text:span text:style-name="T213_107">the</text:span><text:span text:style-name="T213_108"><text:s/></text:span><text:span text:style-name="T213_109">necessary</text:span><text:span text:style-name="T213_110"><text:s/></text:span><text:span text:style-name="T213_111">services</text:span><text:span text:style-name="T213_112"><text:s/></text:span><text:span text:style-name="T213_113">to</text:span><text:span text:style-name="T213_114"><text:s/></text:span><text:span text:style-name="T213_115">the</text:span><text:span text:style-name="T213_116"><text:s/></text:span><text:span text:style-name="T213_117">reach</text:span><text:span text:style-name="T213_118"><text:s/></text:span><text:span text:style-name="T213_119">of</text:span><text:span text:style-name="T213_120"><text:s/></text:span><text:span text:style-name="T213_121">all</text:span><text:span text:style-name="T213_122"><text:s/></text:span><text:span text:style-name="T213_123">media</text:span><text:span text:style-name="T213_124"><text:s/></text:span><text:span text:style-name="T213_125">actors</text:span><text:span text:style-name="T213_126">.<text:s/></text:span><text:span text:style-name="T213_127">Externalization</text:span><text:span text:style-name="T213_128"><text:s/></text:span><text:span text:style-name="T213_129">of</text:span><text:span text:style-name="T213_130"><text:s/></text:span><text:span text:style-name="T213_131">data</text:span><text:span text:style-name="T213_132"><text:s/></text:span><text:span text:style-name="T213_133">processing</text:span><text:span text:style-name="T213_134"><text:s/></text:span><text:span text:style-name="T213_135">will</text:span><text:span text:style-name="T213_136"><text:s/></text:span><text:span text:style-name="T213_137">reduce</text:span><text:span text:style-name="T213_138"><text:s/></text:span><text:span text:style-name="T213_139">the</text:span><text:span text:style-name="T213_140"><text:s/></text:span><text:span text:style-name="T213_141">total</text:span><text:span text:style-name="T213_142"><text:s/></text:span><text:span text:style-name="T213_143">journalistic</text:span><text:span text:style-name="T213_144"><text:s/></text:span><text:span text:style-name="T213_145">workload</text:span><text:span text:style-name="T213_146"><text:s/></text:span><text:span text:style-name="T213_147">and</text:span><text:span text:style-name="T213_148"><text:s/></text:span><text:span text:style-name="T213_149">centralizing</text:span><text:span text:style-name="T213_150"><text:s/></text:span><text:span text:style-name="T213_151">the</text:span><text:span text:style-name="T213_152"><text:s/></text:span><text:span text:style-name="T213_153">resources</text:span><text:span text:style-name="T213_154"><text:s/></text:span><text:span text:style-name="T213_155">will</text:span><text:span text:style-name="T213_156"><text:s/></text:span><text:span text:style-name="T213_157">improve</text:span><text:span text:style-name="T213_158"><text:s/></text:span><text:span text:style-name="T213_159">the</text:span><text:span text:style-name="T213_160"><text:s/></text:span><text:span text:style-name="T213_161">efficiency</text:span><text:span text:style-name="T213_162"><text:s/></text:span><text:span text:style-name="T213_163">and</text:span><text:span text:style-name="T213_164"><text:s/></text:span><text:span text:style-name="T213_165">quality</text:span><text:span text:style-name="T213_166"><text:s/></text:span><text:span text:style-name="T213_167">of</text:span><text:span text:style-name="T213_168"><text:s/></text:span><text:span text:style-name="T213_169">using</text:span><text:span text:style-name="T213_170"><text:s/></text:span><text:span text:style-name="T213_171">the</text:span><text:span text:style-name="T213_172"><text:s/></text:span><text:span text:style-name="T213_173">resources</text:span><text:span text:style-name="T213_174">.<text:s/></text:span><text:span text:style-name="T213_175">A</text:span><text:span text:style-name="T213_176"><text:s/></text:span><text:span text:style-name="T213_177">central</text:span><text:span text:style-name="T213_178"><text:s/></text:span><text:span text:style-name="T213_179">principle</text:span><text:span text:style-name="T213_180"><text:s/></text:span><text:span text:style-name="T213_181">is</text:span><text:span text:style-name="T213_182"><text:s/></text:span><text:span text:style-name="T213_183">open</text:span><text:span text:style-name="T213_184"><text:s/></text:span><text:span text:style-name="T213_185">sharing</text:span><text:span text:style-name="T213_186"><text:s/></text:span><text:span text:style-name="T213_187">of</text:span><text:span text:style-name="T213_188"><text:s/></text:span><text:span text:style-name="T213_189">data</text:span><text:span text:style-name="T213_190"><text:s/></text:span><text:span text:style-name="T213_191">and</text:span><text:span text:style-name="T213_192"><text:s/></text:span><text:span text:style-name="T213_193">analysis</text:span><text:span text:style-name="T213_194"><text:s/></text:span><text:span text:style-name="T213_195">code</text:span><text:span text:style-name="T213_196">.<text:s/></text:span><text:span text:style-name="T213_197">This</text:span><text:span text:style-name="T213_198"><text:s/></text:span><text:span text:style-name="T213_199">will</text:span><text:span text:style-name="T213_200"><text:s/></text:span><text:span text:style-name="T213_201">increase</text:span><text:span text:style-name="T213_202"><text:s/></text:span><text:span text:style-name="T213_203">the</text:span><text:span text:style-name="T213_204"><text:s/></text:span><text:span text:style-name="T213_205">quality</text:span><text:span text:style-name="T213_206"><text:s/></text:span><text:span text:style-name="T213_207">of</text:span><text:span text:style-name="T213_208"><text:s/></text:span><text:span text:style-name="T213_209">Finnish</text:span><text:span text:style-name="T213_210"><text:s/></text:span><text:span text:style-name="T213_211">journalism</text:span><text:span text:style-name="T213_212"><text:s/></text:span><text:span text:style-name="T213_213">as</text:span><text:span text:style-name="T213_214"><text:s/></text:span><text:span text:style-name="T213_215">the</text:span><text:span text:style-name="T213_216"><text:s/></text:span><text:span text:style-name="T213_217">journalists</text:span><text:span text:style-name="T213_218"><text:s/></text:span><text:span text:style-name="T213_219">will</text:span><text:span text:style-name="T213_220"><text:s/></text:span><text:span text:style-name="T213_221">have</text:span><text:span text:style-name="T213_222"><text:s/></text:span><text:span text:style-name="T213_223">more</text:span><text:span text:style-name="T213_224"><text:s/></text:span><text:span text:style-name="T213_225">data</text:span><text:span text:style-name="T213_226"><text:s/></text:span><text:span text:style-name="T213_227">available</text:span><text:span text:style-name="T213_228">,<text:s/></text:span><text:span text:style-name="T213_229">and</text:span><text:span text:style-name="T213_230"><text:s/></text:span><text:span text:style-name="T213_231">they</text:span><text:span text:style-name="T213_232"><text:s/></text:span><text:span text:style-name="T213_233">can</text:span><text:span text:style-name="T213_234"><text:s/></text:span><text:span text:style-name="T213_235">use</text:span><text:span text:style-name="T213_236"><text:s/></text:span><text:span text:style-name="T213_237">more</text:span><text:span text:style-name="T213_238"><text:s/></text:span><text:span text:style-name="T213_239">of</text:span><text:span text:style-name="T213_240"><text:s/></text:span><text:span text:style-name="T213_241">the</text:span><text:span text:style-name="T213_242"><text:s/></text:span><text:span text:style-name="T213_243">working</text:span><text:span text:style-name="T213_244"><text:s/></text:span><text:span text:style-name="T213_245">times</text:span><text:span text:style-name="T213_246"><text:s/></text:span><text:span text:style-name="T213_247">to</text:span><text:span text:style-name="T213_248"><text:s/></text:span><text:span text:style-name="T213_249">the</text:span><text:span text:style-name="T213_250"><text:s/></text:span><text:span text:style-name="T213_251">actual</text:span><text:span text:style-name="T213_252"><text:s/></text:span><text:span text:style-name="T213_253">high</text:span><text:span text:style-name="T213_254">-</text:span><text:span text:style-name="T213_255">quality</text:span><text:span text:style-name="T213_256"><text:s/></text:span><text:span text:style-name="T213_257">journalistic</text:span><text:span text:style-name="T213_258"><text:s/></text:span><text:span text:style-name="T213_259">analysis</text:span><text:span text:style-name="T213_260"><text:s/></text:span><text:span text:style-name="T213_261">rather</text:span><text:span text:style-name="T213_262"><text:s/></text:span><text:span text:style-name="T213_263">than</text:span><text:span text:style-name="T213_264"><text:s/></text:span><text:span text:style-name="T213_265">technicalities</text:span><text:span text:style-name="T213_266">.<text:s/></text:span><text:span text:style-name="T213_267">This</text:span><text:span text:style-name="T213_268"><text:s/></text:span><text:span text:style-name="T213_269">will</text:span><text:span text:style-name="T213_270"><text:s/></text:span><text:span text:style-name="T213_271">also</text:span><text:span text:style-name="T213_272"><text:s/></text:span><text:span text:style-name="T213_273">allow</text:span><text:span text:style-name="T213_274"><text:s/></text:span><text:span text:style-name="T213_275">Finnish</text:span><text:span text:style-name="T213_276"><text:s/></text:span><text:span text:style-name="T213_277">media</text:span><text:span text:style-name="T213_278"><text:s/></text:span><text:span text:style-name="T213_279">to</text:span><text:span text:style-name="T213_280"><text:s/></text:span><text:span text:style-name="T213_281">compete</text:span><text:span text:style-name="T213_282"><text:s/></text:span><text:span text:style-name="T213_283">with</text:span><text:span text:style-name="T213_284"><text:s/></text:span><text:span text:style-name="T213_285">the</text:span><text:span text:style-name="T213_286"><text:s/></text:span><text:span text:style-name="T213_287">international</text:span><text:span text:style-name="T213_288"><text:s/></text:span><text:span text:style-name="T213_289">competitors</text:span><text:span text:style-name="T213_290"><text:s/></text:span><text:span text:style-name="T213_291">that</text:span><text:span text:style-name="T213_292"><text:s/></text:span><text:span text:style-name="T213_293">have</text:span><text:span text:style-name="T213_294"><text:s/></text:span><text:span text:style-name="T213_295">become</text:span><text:span text:style-name="T213_296"><text:s/></text:span><text:span text:style-name="T213_297">more</text:span><text:span text:style-name="T213_298"><text:s/></text:span><text:span text:style-name="T213_299">and</text:span><text:span text:style-name="T213_300"><text:s/></text:span><text:span text:style-name="T213_301">more</text:span><text:span text:style-name="T213_302"><text:s/></text:span><text:span text:style-name="T213_303">popular</text:span><text:span text:style-name="T213_304"><text:s/></text:span><text:span text:style-name="T213_305">among</text:span><text:span text:style-name="T213_306"><text:s/></text:span><text:span text:style-name="T213_307">Finnish</text:span><text:span text:style-name="T213_308"><text:s/></text:span><text:span text:style-name="T213_309">readers</text:span><text:span text:style-name="T213_310">.</text:span></text:p>
      <text:h text:style-name="P214" text:outline-level="10"><text:bookmark-start text:name="h.esuggujon38g"/><text:bookmark-end text:name="h.esuggujon38g"/><text:span text:style-name="T214_1"><office:annotation><dc:creator/><text:p text:style-name="P215"><text:span text:style-name="T215_1">Leo</text:span><text:span text:style-name="T215_2"><text:s/></text:span><text:span text:style-name="T215_3">Lahti</text:span><text:span text:style-name="T215_4">:</text:span></text:p><text:p text:style-name="P216"><text:span text:style-name="T216_1">Mikä</text:span><text:span text:style-name="T216_2"><text:s/></text:span><text:span text:style-name="T216_3">on</text:span><text:span text:style-name="T216_4"><text:s/></text:span><text:span text:style-name="T216_5">visiosi</text:span><text:span text:style-name="T216_6"><text:s/></text:span><text:span text:style-name="T216_7">tiedonvälityksen</text:span><text:span text:style-name="T216_8"><text:s/></text:span><text:span text:style-name="T216_9">tulevaisuudesta</text:span><text:span text:style-name="T216_10">?<text:s/></text:span><text:span text:style-name="T216_11">Kuvaile</text:span><text:span text:style-name="T216_12"><text:s/></text:span><text:span text:style-name="T216_13">lyhyesti</text:span><text:span text:style-name="T216_14">,<text:s/></text:span><text:span text:style-name="T216_15">mitä</text:span><text:span text:style-name="T216_16"><text:s/></text:span><text:span text:style-name="T216_17">tapahtuu</text:span><text:span text:style-name="T216_18"><text:s/></text:span><text:span text:style-name="T216_19">tiedonvälityksen</text:span><text:span text:style-name="T216_20"><text:s/></text:span><text:span text:style-name="T216_21">ansaintamalleille</text:span><text:span text:style-name="T216_22">,<text:s/></text:span><text:span text:style-name="T216_23">tuotannolle</text:span><text:span text:style-name="T216_24">,<text:s/></text:span><text:span text:style-name="T216_25">julkaisemiselle</text:span><text:span text:style-name="T216_26"><text:s/></text:span><text:span text:style-name="T216_27">ja</text:span><text:span text:style-name="T216_28"><text:s/></text:span><text:span text:style-name="T216_29">kuluttamiselle</text:span><text:span text:style-name="T216_30">,<text:s/></text:span><text:span text:style-name="T216_31">ja</text:span><text:span text:style-name="T216_32"><text:s/></text:span><text:span text:style-name="T216_33">kuinka</text:span><text:span text:style-name="T216_34"><text:s/></text:span><text:span text:style-name="T216_35">oma</text:span><text:span text:style-name="T216_36"><text:s/></text:span><text:span text:style-name="T216_37">projektisi</text:span><text:span text:style-name="T216_38"><text:s/></text:span><text:span text:style-name="T216_39">sopii</text:span><text:span text:style-name="T216_40"><text:s/></text:span><text:span text:style-name="T216_41">visioosi</text:span><text:span text:style-name="T216_42"><text:s/></text:span><text:span text:style-name="T216_43">ja</text:span><text:span text:style-name="T216_44"><text:s/></text:span><text:span text:style-name="T216_45">kuinka</text:span><text:span text:style-name="T216_46"><text:s/></text:span><text:span text:style-name="T216_47">se</text:span><text:span text:style-name="T216_48"><text:s/></text:span><text:span text:style-name="T216_49">vaikuttaa</text:span><text:span text:style-name="T216_50"><text:s/></text:span><text:span text:style-name="T216_51">tiedonvälityksen</text:span><text:span text:style-name="T216_52"><text:s/></text:span><text:span text:style-name="T216_53">tulevaisuuteen</text:span><text:span text:style-name="T216_54">?<text:s/>(</text:span><text:span text:style-name="T216_55">max</text:span><text:span text:style-name="T216_56">.<text:s/>200<text:s/></text:span><text:span text:style-name="T216_57">words</text:span><text:span text:style-name="T216_58">).</text:span></text:p></office:annotation></text:span><text:span text:style-name="T216_59">Visio</text:span><text:span text:style-name="T216_60">n</text:span></text:h>
      <text:p text:style-name="P217"><text:span text:style-name="T217_1">With</text:span><text:span text:style-name="T217_2"><text:s/></text:span><text:span text:style-name="T217_3">increasing</text:span><text:span text:style-name="T217_4"><text:s/></text:span><text:span text:style-name="T217_5">fluxes</text:span><text:span text:style-name="T217_6"><text:s/></text:span><text:span text:style-name="T217_7">of</text:span><text:span text:style-name="T217_8"><text:s/></text:span><text:span text:style-name="T217_9">data</text:span><text:span text:style-name="T217_10">,<text:s/></text:span><text:span text:style-name="T217_11">superficial</text:span><text:span text:style-name="T217_12"><text:s/></text:span><text:span text:style-name="T217_13">reporting</text:span><text:span text:style-name="T217_14"><text:s/></text:span><text:span text:style-name="T217_15">is</text:span><text:span text:style-name="T217_16"><text:s/></text:span><text:span text:style-name="T217_17">becoming</text:span><text:span text:style-name="T217_18"><text:s/></text:span><text:span text:style-name="T217_19">more</text:span><text:span text:style-name="T217_20"><text:s/></text:span><text:span text:style-name="T217_21">and</text:span><text:span text:style-name="T217_22"><text:s/></text:span><text:span text:style-name="T217_23">more</text:span><text:span text:style-name="T217_24"><text:s/></text:span><text:span text:style-name="T217_25">ubiqitous</text:span><text:span text:style-name="T217_26"><text:s/></text:span><text:span text:style-name="T217_27">and</text:span><text:span text:style-name="T217_28"><text:s/></text:span><text:span text:style-name="T217_29">individual</text:span><text:span text:style-name="T217_30"><text:s/></text:span><text:span text:style-name="T217_31">media</text:span><text:span text:style-name="T217_32"><text:s/></text:span><text:span text:style-name="T217_33">will</text:span><text:span text:style-name="T217_34"><text:s/></text:span><text:span text:style-name="T217_35">have</text:span><text:span text:style-name="T217_36"><text:s/></text:span><text:span text:style-name="T217_37">increasing</text:span><text:span text:style-name="T217_38"><text:s/></text:span><text:span text:style-name="T217_39">difficulties</text:span><text:span text:style-name="T217_40"><text:s/></text:span><text:span text:style-name="T217_41">to</text:span><text:span text:style-name="T217_42"><text:s/></text:span><text:span text:style-name="T217_43">distinguish</text:span><text:span text:style-name="T217_44"><text:s/></text:span><text:span text:style-name="T217_45">themselves</text:span><text:span text:style-name="T217_46"><text:s/></text:span><text:span text:style-name="T217_47">from</text:span><text:span text:style-name="T217_48"><text:s/></text:span><text:span text:style-name="T217_49">the</text:span><text:span text:style-name="T217_50"><text:s/></text:span><text:span text:style-name="T217_51">mass</text:span><text:span text:style-name="T217_52">.<text:s/></text:span><text:span text:style-name="T217_53">On</text:span><text:span text:style-name="T217_54"><text:s/></text:span><text:span text:style-name="T217_55">the</text:span><text:span text:style-name="T217_56"><text:s/></text:span><text:span text:style-name="T217_57">other</text:span><text:span text:style-name="T217_58"><text:s/></text:span><text:span text:style-name="T217_59">hand</text:span><text:span text:style-name="T217_60"><text:s/></text:span><text:span text:style-name="T217_61">high</text:span><text:span text:style-name="T217_62">-</text:span><text:span text:style-name="T217_63">quality</text:span><text:span text:style-name="T217_64"><text:s/></text:span><text:span text:style-name="T217_65">investigative</text:span><text:span text:style-name="T217_66"><text:s/></text:span><text:span text:style-name="T217_67">journalism</text:span><text:span text:style-name="T217_68"><text:s/></text:span><text:span text:style-name="T217_69">has</text:span><text:span text:style-name="T217_70"><text:s/></text:span><text:span text:style-name="T217_71">demand</text:span><text:span text:style-name="T217_72"><text:s/></text:span><text:span text:style-name="T217_73">and</text:span><text:span text:style-name="T217_74"><text:s/></text:span><text:span text:style-name="T217_75">data</text:span><text:span text:style-name="T217_76"><text:s/></text:span><text:span text:style-name="T217_77">journalistic</text:span><text:span text:style-name="T217_78"><text:s/></text:span><text:span text:style-name="T217_79">resources</text:span><text:span text:style-name="T217_80"><text:s/></text:span><text:span text:style-name="T217_81">and</text:span><text:span text:style-name="T217_82"><text:s/></text:span><text:span text:style-name="T217_83">expertise</text:span><text:span text:style-name="T217_84"><text:s/></text:span><text:span text:style-name="T217_85">can</text:span><text:span text:style-name="T217_86"><text:s/></text:span><text:span text:style-name="T217_87">provide</text:span><text:span text:style-name="T217_88"><text:s/></text:span><text:span text:style-name="T217_89">tools</text:span><text:span text:style-name="T217_90"><text:s/></text:span><text:span text:style-name="T217_91">to</text:span><text:span text:style-name="T217_92"><text:s/></text:span><text:span text:style-name="T217_93">support</text:span><text:span text:style-name="T217_94"><text:s/></text:span><text:span text:style-name="T217_95">these</text:span><text:span text:style-name="T217_96"><text:s/></text:span><text:span text:style-name="T217_97">goals</text:span><text:span text:style-name="T217_98"><text:s/></text:span><text:span text:style-name="T217_99">and</text:span><text:span text:style-name="T217_100"><text:s/></text:span><text:span text:style-name="T217_101">to</text:span><text:span text:style-name="T217_102"><text:s/></text:span><text:span text:style-name="T217_103">provide</text:span><text:span text:style-name="T217_104"><text:s/></text:span><text:span text:style-name="T217_105">ingredients</text:span><text:span text:style-name="T217_106"><text:s/></text:span><text:span text:style-name="T217_107">for</text:span><text:span text:style-name="T217_108"><text:s/></text:span><text:span text:style-name="T217_109">interesting</text:span><text:span text:style-name="T217_110"><text:s/></text:span><text:span text:style-name="T217_111">and</text:span><text:span text:style-name="T217_112"><text:s/></text:span><text:span text:style-name="T217_113">comprehensive</text:span><text:span text:style-name="T217_114">,<text:s/></text:span><text:span text:style-name="T217_115">evidence</text:span><text:span text:style-name="T217_116">-</text:span><text:span text:style-name="T217_117">based</text:span><text:span text:style-name="T217_118"><text:s/></text:span><text:span text:style-name="T217_119">analyses</text:span><text:span text:style-name="T217_120"><text:s/></text:span><text:span text:style-name="T217_121">in</text:span><text:span text:style-name="T217_122"><text:s/></text:span><text:span text:style-name="T217_123">future</text:span><text:span text:style-name="T217_124"><text:s/></text:span><text:span text:style-name="T217_125">journalism</text:span><text:span text:style-name="T217_126"><text:s/></text:span><text:span text:style-name="T217_127">and</text:span><text:span text:style-name="T217_128"><text:s/></text:span><text:span text:style-name="T217_129">knowledge</text:span><text:span text:style-name="T217_130"><text:s/></text:span><text:span text:style-name="T217_131">distribution</text:span><text:span text:style-name="T217_132">.<text:s/></text:span><text:span text:style-name="T217_133">Protomedia</text:span><text:span text:style-name="T217_134"><text:s/></text:span><text:span text:style-name="T217_135">provides</text:span><text:span text:style-name="T217_136"><text:s/></text:span><text:span text:style-name="T217_137">services</text:span><text:span text:style-name="T217_138"><text:s/></text:span><text:span text:style-name="T217_139">for</text:span><text:span text:style-name="T217_140"><text:s/></text:span><text:span text:style-name="T217_141">media</text:span><text:span text:style-name="T217_142"><text:s/></text:span><text:span text:style-name="T217_143">actors</text:span><text:span text:style-name="T217_144"><text:s/></text:span><text:span text:style-name="T217_145">of</text:span><text:span text:style-name="T217_146"><text:s/></text:span><text:span text:style-name="T217_147">all</text:span><text:span text:style-name="T217_148"><text:s/></text:span><text:span text:style-name="T217_149">sizes</text:span><text:span text:style-name="T217_150"><text:s/></text:span><text:span text:style-name="T217_151">from</text:span><text:span text:style-name="T217_152"><text:s/></text:span><text:span text:style-name="T217_153">individual</text:span><text:span text:style-name="T217_154"><text:s/></text:span><text:span text:style-name="T217_155">journalists</text:span><text:span text:style-name="T217_156"><text:s/></text:span><text:span text:style-name="T217_157">to</text:span><text:span text:style-name="T217_158"><text:s/></text:span><text:span text:style-name="T217_159">large</text:span><text:span text:style-name="T217_160"><text:s/></text:span><text:span text:style-name="T217_161">media</text:span><text:span text:style-name="T217_162"><text:s/></text:span><text:span text:style-name="T217_163">companies</text:span><text:span text:style-name="T217_164">,<text:s/></text:span><text:span text:style-name="T217_165">equalizing</text:span><text:span text:style-name="T217_166"><text:s/></text:span><text:span text:style-name="T217_167">the</text:span><text:span text:style-name="T217_168"><text:s/></text:span><text:span text:style-name="T217_169">opportunities</text:span><text:span text:style-name="T217_170"><text:s/></text:span><text:span text:style-name="T217_171">for</text:span><text:span text:style-name="T217_172"><text:s/></text:span><text:span text:style-name="T217_173">high</text:span><text:span text:style-name="T217_174">-</text:span><text:span text:style-name="T217_175">quality</text:span><text:span text:style-name="T217_176"><text:s/></text:span><text:span text:style-name="T217_177">data</text:span><text:span text:style-name="T217_178">-</text:span><text:span text:style-name="T217_179">driven</text:span><text:span text:style-name="T217_180"><text:s/></text:span><text:span text:style-name="T217_181">journalism</text:span><text:span text:style-name="T217_182">,<text:s/></text:span><text:span text:style-name="T217_183">first</text:span><text:span text:style-name="T217_184"><text:s/></text:span><text:span text:style-name="T217_185">at</text:span><text:span text:style-name="T217_186"><text:s/></text:span><text:span text:style-name="T217_187">national</text:span><text:span text:style-name="T217_188"><text:s/></text:span><text:span text:style-name="T217_189">and</text:span><text:span text:style-name="T217_190"><text:s/></text:span><text:span text:style-name="T217_191">later</text:span><text:span text:style-name="T217_192"><text:s/></text:span><text:span text:style-name="T217_193">at</text:span><text:span text:style-name="T217_194"><text:s/></text:span><text:span text:style-name="T217_195">international</text:span><text:span text:style-name="T217_196"><text:s/></text:span><text:span text:style-name="T217_197">level</text:span><text:span text:style-name="T217_198">.<text:s/></text:span><text:span text:style-name="T217_199">The</text:span><text:span text:style-name="T217_200"><text:s/></text:span><text:span text:style-name="T217_201">Protomedia</text:span><text:span text:style-name="T217_202"><text:s/></text:span><text:span text:style-name="T217_203">enterprise</text:span><text:span text:style-name="T217_204"><text:s/></text:span><text:span text:style-name="T217_205">will</text:span><text:span text:style-name="T217_206"><text:s/></text:span><text:span text:style-name="T217_207">revolutionize</text:span><text:span text:style-name="T217_208"><text:s/></text:span><text:span text:style-name="T217_209">public</text:span><text:span text:style-name="T217_210"><text:s/></text:span><text:span text:style-name="T217_211">data</text:span><text:span text:style-name="T217_212"><text:s/></text:span><text:span text:style-name="T217_213">availability</text:span><text:span text:style-name="T217_214"><text:s/></text:span><text:span text:style-name="T217_215">through</text:span><text:span text:style-name="T217_216"><text:s/></text:span><text:span text:style-name="T217_217">trustworthy</text:span><text:span text:style-name="T217_218">,<text:s/></text:span><text:span text:style-name="T217_219">easy</text:span><text:span text:style-name="T217_220">-</text:span><text:span text:style-name="T217_221">to</text:span><text:span text:style-name="T217_222">-</text:span><text:span text:style-name="T217_223">use</text:span><text:span text:style-name="T217_224"><text:s/></text:span><text:span text:style-name="T217_225">open</text:span><text:span text:style-name="T217_226"><text:s/></text:span><text:span text:style-name="T217_227">data</text:span><text:span text:style-name="T217_228"><text:s/></text:span><text:span text:style-name="T217_229">libraries</text:span><text:span text:style-name="T217_230"><text:s/></text:span><text:span text:style-name="T217_231">and</text:span><text:span text:style-name="T217_232"><text:s/></text:span><text:span text:style-name="T217_233">associated</text:span><text:span text:style-name="T217_234"><text:s/></text:span><text:span text:style-name="T217_235">analysis</text:span><text:span text:style-name="T217_236"><text:s/></text:span><text:span text:style-name="T217_237">resources</text:span><text:span text:style-name="T217_238">.</text:span></text:p>
      <text:p text:style-name="P218"/>
      <text:h text:style-name="P219" text:outline-level="10"><text:bookmark-start text:name="h.nfp7ue47906y"/><text:bookmark-end text:name="h.nfp7ue47906y"/><text:span text:style-name="T219_1"><office:annotation><dc:creator/><text:p text:style-name="P220"><text:span text:style-name="T220_1">Leo</text:span><text:span text:style-name="T220_2"><text:s/></text:span><text:span text:style-name="T220_3">Lahti</text:span><text:span text:style-name="T220_4">:</text:span></text:p><text:p text:style-name="P221"><text:span text:style-name="T221_1">mikä</text:span><text:span text:style-name="T221_2"><text:s/></text:span><text:span text:style-name="T221_3">on</text:span><text:span text:style-name="T221_4"><text:s/></text:span><text:span text:style-name="T221_5">varsinainen</text:span><text:span text:style-name="T221_6"><text:s/></text:span><text:span text:style-name="T221_7">sales</text:span><text:span text:style-name="T221_8"><text:s/></text:span><text:span text:style-name="T221_9">pitch</text:span><text:span text:style-name="T221_10"><text:s/></text:span><text:span text:style-name="T221_11">ja</text:span><text:span text:style-name="T221_12"><text:s/>(</text:span><text:span text:style-name="T221_13">asiakas</text:span><text:span text:style-name="T221_14">)</text:span><text:span text:style-name="T221_15">kohderyhmä</text:span><text:span text:style-name="T221_16">,<text:s/></text:span><text:span text:style-name="T221_17">minkälaisia</text:span><text:span text:style-name="T221_18"><text:s/></text:span><text:span text:style-name="T221_19">pilotti</text:span><text:span text:style-name="T221_20">/</text:span><text:span text:style-name="T221_21">referenssihankkeita</text:span><text:span text:style-name="T221_22"><text:s/></text:span><text:span text:style-name="T221_23">aiotte</text:span><text:span text:style-name="T221_24"><text:s/></text:span><text:span text:style-name="T221_25">aluksi</text:span><text:span text:style-name="T221_26"><text:s/></text:span><text:span text:style-name="T221_27">hakea</text:span><text:span text:style-name="T221_28"><text:s/></text:span><text:span text:style-name="T221_29">ja</text:span><text:span text:style-name="T221_30"><text:s/></text:span><text:span text:style-name="T221_31">mitkä</text:span><text:span text:style-name="T221_32"><text:s/></text:span><text:span text:style-name="T221_33">ovat</text:span><text:span text:style-name="T221_34"><text:s/></text:span><text:span text:style-name="T221_35">vahvuutenne</text:span><text:span text:style-name="T221_36"><text:s/></text:span><text:span text:style-name="T221_37">juuri</text:span><text:span text:style-name="T221_38"><text:s/></text:span><text:span text:style-name="T221_39">niiden</text:span><text:span text:style-name="T221_40"><text:s/></text:span><text:span text:style-name="T221_41">kohdalla</text:span><text:span text:style-name="T221_42">?<text:s/></text:span><text:span text:style-name="T221_43">Mitkä</text:span><text:span text:style-name="T221_44"><text:s/></text:span><text:span text:style-name="T221_45">ovat</text:span><text:span text:style-name="T221_46"><text:s/></text:span><text:span text:style-name="T221_47">pidemmällä</text:span><text:span text:style-name="T221_48"><text:s/></text:span><text:span text:style-name="T221_49">tähtäimellä</text:span><text:span text:style-name="T221_50"><text:s/></text:span><text:span text:style-name="T221_51">tärkeimpien</text:span><text:span text:style-name="T221_52"><text:s/></text:span><text:span text:style-name="T221_53">kohdemarkkinoidenne</text:span><text:span text:style-name="T221_54"><text:s/></text:span><text:span text:style-name="T221_55">suuruus</text:span><text:span text:style-name="T221_56"><text:s/></text:span><text:span text:style-name="T221_57">ja</text:span><text:span text:style-name="T221_58"><text:s/></text:span><text:span text:style-name="T221_59">tavoittelemanne</text:span><text:span text:style-name="T221_60"><text:s/></text:span><text:span text:style-name="T221_61">markkinaosuus</text:span><text:span text:style-name="T221_62">?<text:s/></text:span><text:span text:style-name="T221_63">Ehkä</text:span><text:span text:style-name="T221_64"><text:s/></text:span><text:span text:style-name="T221_65">Uutisraivaaja</text:span><text:span text:style-name="T221_66">-</text:span><text:span text:style-name="T221_67">kontekstinkin</text:span><text:span text:style-name="T221_68"><text:s/></text:span><text:span text:style-name="T221_69">takia</text:span><text:span text:style-name="T221_70"><text:s/></text:span><text:span text:style-name="T221_71">näytätte</text:span><text:span text:style-name="T221_72"><text:s/></text:span><text:span text:style-name="T221_73">keskittyvän</text:span><text:span text:style-name="T221_74"><text:s/></text:span><text:span text:style-name="T221_75">datajournalismiin</text:span><text:span text:style-name="T221_76">,<text:s/></text:span><text:span text:style-name="T221_77">mutta</text:span><text:span text:style-name="T221_78"><text:s/></text:span><text:span text:style-name="T221_79">mielestäni</text:span><text:span text:style-name="T221_80"><text:s/>”</text:span><text:span text:style-name="T221_81">avoimeen</text:span><text:span text:style-name="T221_82"><text:s/></text:span><text:span text:style-name="T221_83">ja</text:span><text:span text:style-name="T221_84"><text:s/></text:span><text:span text:style-name="T221_85">yhteiskunnalliseen</text:span><text:span text:style-name="T221_86"><text:s/></text:span><text:span text:style-name="T221_87">dataan</text:span><text:span text:style-name="T221_88"><text:s/></text:span><text:span text:style-name="T221_89">erikoistunut</text:span><text:span text:style-name="T221_90"><text:s/></text:span><text:span text:style-name="T221_91">datadesk</text:span><text:span text:style-name="T221_92">”<text:s/></text:span><text:span text:style-name="T221_93">on</text:span><text:span text:style-name="T221_94"><text:s/></text:span><text:span text:style-name="T221_95">kuitenkin</text:span><text:span text:style-name="T221_96"><text:s/></text:span><text:span text:style-name="T221_97">se</text:span><text:span text:style-name="T221_98"><text:s/></text:span><text:span text:style-name="T221_99">ydin</text:span><text:span text:style-name="T221_100">,<text:s/></text:span><text:span text:style-name="T221_101">jonka</text:span><text:span text:style-name="T221_102"><text:s/></text:span><text:span text:style-name="T221_103">ympärille</text:span><text:span text:style-name="T221_104"><text:s/></text:span><text:span text:style-name="T221_105">toimintanne</text:span><text:span text:style-name="T221_106"><text:s/></text:span><text:span text:style-name="T221_107">rakentuisi</text:span><text:span text:style-name="T221_108">,<text:s/></text:span><text:span text:style-name="T221_109">eikä</text:span><text:span text:style-name="T221_110"><text:s/></text:span><text:span text:style-name="T221_111">silloin</text:span><text:span text:style-name="T221_112"><text:s/></text:span><text:span text:style-name="T221_113">kannata</text:span><text:span text:style-name="T221_114"><text:s/></text:span><text:span text:style-name="T221_115">sulkea</text:span><text:span text:style-name="T221_116"><text:s/></text:span><text:span text:style-name="T221_117">pois</text:span><text:span text:style-name="T221_118"><text:s/></text:span><text:span text:style-name="T221_119">julkisen</text:span><text:span text:style-name="T221_120"><text:s/></text:span><text:span text:style-name="T221_121">sektorin</text:span><text:span text:style-name="T221_122">,<text:s/></text:span><text:span text:style-name="T221_123">edunvalvontajärjestöjen</text:span><text:span text:style-name="T221_124"><text:s/></text:span><text:span text:style-name="T221_125">ym</text:span><text:span text:style-name="T221_126">.<text:s/></text:span><text:span text:style-name="T221_127">yhdistysten</text:span><text:span text:style-name="T221_128">,<text:s/></text:span><text:span text:style-name="T221_129">konsultti</text:span><text:span text:style-name="T221_130">-<text:s/></text:span><text:span text:style-name="T221_131">ja</text:span><text:span text:style-name="T221_132"><text:s/></text:span><text:span text:style-name="T221_133">markkinatutkimusfirmojen</text:span><text:span text:style-name="T221_134"><text:s/></text:span><text:span text:style-name="T221_135">jne</text:span><text:span text:style-name="T221_136">.<text:s/></text:span><text:span text:style-name="T221_137">tarvetta</text:span><text:span text:style-name="T221_138"><text:s/></text:span><text:span text:style-name="T221_139">datadesk</text:span><text:span text:style-name="T221_140">-</text:span><text:span text:style-name="T221_141">palveluille</text:span><text:span text:style-name="T221_142"><text:s/>(</text:span><text:span text:style-name="T221_143">vrt</text:span><text:span text:style-name="T221_144">.<text:s/></text:span><text:span text:style-name="T221_145">datajournalismiin</text:span><text:span text:style-name="T221_146"><text:s/></text:span><text:span text:style-name="T221_147">käytettävät</text:span><text:span text:style-name="T221_148"><text:s/></text:span><text:span text:style-name="T221_149">rahat</text:span><text:span text:style-name="T221_150"><text:s/></text:span><text:span text:style-name="T221_151">vs</text:span><text:span text:style-name="T221_152">.<text:s/></text:span><text:span text:style-name="T221_153">kaikki</text:span><text:span text:style-name="T221_154"><text:s/></text:span><text:span text:style-name="T221_155">muunlaiset</text:span><text:span text:style-name="T221_156"><text:s/></text:span><text:span text:style-name="T221_157">yhteiskunnalliset</text:span><text:span text:style-name="T221_158"><text:s/></text:span><text:span text:style-name="T221_159">selvitykset</text:span><text:span text:style-name="T221_160"><text:s/></text:span><text:span text:style-name="T221_161">ja</text:span><text:span text:style-name="T221_162"><text:s/></text:span><text:span text:style-name="T221_163">tutkimukset</text:span><text:span text:style-name="T221_164">,<text:s/></text:span><text:span text:style-name="T221_165">joissa</text:span><text:span text:style-name="T221_166"><text:s/></text:span><text:span text:style-name="T221_167">tarvetta</text:span><text:span text:style-name="T221_168"><text:s/></text:span><text:span text:style-name="T221_169">avoimelle</text:span><text:span text:style-name="T221_170"><text:s/></text:span><text:span text:style-name="T221_171">datalle</text:span><text:span text:style-name="T221_172"><text:s/></text:span><text:span text:style-name="T221_173">ja</text:span><text:span text:style-name="T221_174"><text:s/></text:span><text:span text:style-name="T221_175">visualisoinneille</text:span><text:span text:style-name="T221_176">).<text:s/></text:span><text:span text:style-name="T221_177">Nämä</text:span><text:span text:style-name="T221_178"><text:s/></text:span><text:span text:style-name="T221_179">kysymykset</text:span><text:span text:style-name="T221_180"><text:s/></text:span><text:span text:style-name="T221_181">kytkeytyvät</text:span><text:span text:style-name="T221_182"><text:s/></text:span><text:span text:style-name="T221_183">vahvasti</text:span><text:span text:style-name="T221_184"><text:s/></text:span><text:span text:style-name="T221_185">kilpailija</text:span><text:span text:style-name="T221_186">-</text:span><text:span text:style-name="T221_187">analyysiin</text:span><text:span text:style-name="T221_188"><text:s/>(</text:span><text:span text:style-name="T221_189">ja</text:span><text:span text:style-name="T221_190"><text:s/></text:span><text:span text:style-name="T221_191">kilpailijoista</text:span><text:span text:style-name="T221_192"><text:s/></text:span><text:span text:style-name="T221_193">erottautumiseen</text:span><text:span text:style-name="T221_194">),<text:s/></text:span><text:span text:style-name="T221_195">josta</text:span><text:span text:style-name="T221_196"><text:s/></text:span><text:span text:style-name="T221_197">laitoin</text:span><text:span text:style-name="T221_198"><text:s/></text:span><text:span text:style-name="T221_199">erillisen</text:span><text:span text:style-name="T221_200"><text:s/></text:span><text:span text:style-name="T221_201">kommentin</text:span><text:span text:style-name="T221_202">.</text:span></text:p></office:annotation></text:span><text:span text:style-name="T221_203">Strategy</text:span><text:span text:style-name="T221_204"><text:s/></text:span><text:span text:style-name="T221_205">and</text:span><text:span text:style-name="T221_206"><text:s/></text:span><text:span text:style-name="T221_207">business</text:span><text:span text:style-name="T221_208"><text:s/></text:span><text:span text:style-name="T221_209">plan</text:span></text:h>
      <text:p text:style-name="P222"><text:span text:style-name="T222_1">Our</text:span><text:span text:style-name="T222_2"><text:s/></text:span><text:span text:style-name="T222_3">business</text:span><text:span text:style-name="T222_4"><text:s/></text:span><text:span text:style-name="T222_5">logic</text:span><text:span text:style-name="T222_6"><text:s/></text:span><text:span text:style-name="T222_7">is</text:span><text:span text:style-name="T222_8"><text:s/></text:span><text:span text:style-name="T222_9">based</text:span><text:span text:style-name="T222_10"><text:s/></text:span><text:span text:style-name="T222_11">on</text:span><text:span text:style-name="T222_12"><text:s/></text:span><text:span text:style-name="T222_13">the</text:span><text:span text:style-name="T222_14"><text:s/></text:span><text:span text:style-name="T222_15">well</text:span><text:span text:style-name="T222_16">-</text:span><text:span text:style-name="T222_17">established</text:span><text:span text:style-name="T222_18"><text:s/></text:span><text:span text:style-name="T222_19">observation</text:span><text:span text:style-name="T222_20"><text:s/></text:span><text:span text:style-name="T222_21">that</text:span><text:span text:style-name="T222_22"><text:s/></text:span><text:span text:style-name="T222_23">main</text:span><text:span text:style-name="T222_24"><text:s/></text:span><text:span text:style-name="T222_25">revenue</text:span><text:span text:style-name="T222_26"><text:s/></text:span><text:span text:style-name="T222_27">in</text:span><text:span text:style-name="T222_28"><text:s/></text:span><text:span text:style-name="T222_29">open</text:span><text:span text:style-name="T222_30"><text:s/></text:span><text:span text:style-name="T222_31">source</text:span><text:span text:style-name="T222_32"><text:s/></text:span><text:span text:style-name="T222_33">projects</text:span><text:span text:style-name="T222_34"><text:s/></text:span><text:span text:style-name="T222_35">comes</text:span><text:span text:style-name="T222_36"><text:s/></text:span><text:span text:style-name="T222_37">from</text:span><text:span text:style-name="T222_38"><text:s/></text:span><text:span text:style-name="T222_39">expert</text:span><text:span text:style-name="T222_40"><text:s/></text:span><text:span text:style-name="T222_41">services</text:span><text:span text:style-name="T222_42">,<text:s/></text:span><text:span text:style-name="T222_43">not</text:span><text:span text:style-name="T222_44"><text:s/></text:span><text:span text:style-name="T222_45">the</text:span><text:span text:style-name="T222_46"><text:s/></text:span><text:span text:style-name="T222_47">software</text:span><text:span text:style-name="T222_48"><text:s/></text:span><text:span text:style-name="T222_49">itself</text:span><text:span text:style-name="T222_50">.<text:s/></text:span><text:span text:style-name="T222_51">In</text:span><text:span text:style-name="T222_52"><text:s/></text:span><text:span text:style-name="T222_53">our</text:span><text:span text:style-name="T222_54"><text:s/></text:span><text:span text:style-name="T222_55">case</text:span><text:span text:style-name="T222_56">,<text:s/></text:span><text:span text:style-name="T222_57">the</text:span><text:span text:style-name="T222_58"><text:s/></text:span><text:span text:style-name="T222_59">open</text:span><text:span text:style-name="T222_60"><text:s/></text:span><text:span text:style-name="T222_61">availability</text:span><text:span text:style-name="T222_62"><text:s/></text:span><text:span text:style-name="T222_63">of</text:span><text:span text:style-name="T222_64"><text:s/></text:span><text:span text:style-name="T222_65">the</text:span><text:span text:style-name="T222_66"><text:s/></text:span><text:span text:style-name="T222_67">project</text:span><text:span text:style-name="T222_68"><text:s/></text:span><text:span text:style-name="T222_69">resources</text:span><text:span text:style-name="T222_70"><text:s/></text:span><text:span text:style-name="T222_71">will</text:span><text:span text:style-name="T222_72"><text:s/></text:span><text:span text:style-name="T222_73">bring</text:span><text:span text:style-name="T222_74"><text:s/></text:span><text:span text:style-name="T222_75">added</text:span><text:span text:style-name="T222_76"><text:s/></text:span><text:span text:style-name="T222_77">value</text:span><text:span text:style-name="T222_78"><text:s/></text:span><text:span text:style-name="T222_79">through</text:span><text:span text:style-name="T222_80"><text:s/></text:span><text:span text:style-name="T222_81">increasing</text:span><text:span text:style-name="T222_82"><text:s/></text:span><text:span text:style-name="T222_83">the</text:span><text:span text:style-name="T222_84"><text:s/></text:span><text:span text:style-name="T222_85">trustworthiness</text:span><text:span text:style-name="T222_86"><text:s/></text:span><text:span text:style-name="T222_87">and</text:span><text:span text:style-name="T222_88"><text:s/></text:span><text:span text:style-name="T222_89">impact</text:span><text:span text:style-name="T222_90"><text:s/></text:span><text:span text:style-name="T222_91">of</text:span><text:span text:style-name="T222_92"><text:s/></text:span><text:span text:style-name="T222_93">journalistic</text:span><text:span text:style-name="T222_94"><text:s/></text:span><text:span text:style-name="T222_95">work</text:span><text:span text:style-name="T222_96">.<text:s/></text:span><text:span text:style-name="T222_97">We</text:span><text:span text:style-name="T222_98"><text:s/></text:span><text:span text:style-name="T222_99">will</text:span><text:span text:style-name="T222_100"><text:s/></text:span><text:span text:style-name="T222_101">pilot</text:span><text:span text:style-name="T222_102"><text:s/></text:span><text:span text:style-name="T222_103">the</text:span><text:span text:style-name="T222_104"><text:s/></text:span><text:span text:style-name="T222_105">business</text:span><text:span text:style-name="T222_106"><text:s/></text:span><text:span text:style-name="T222_107">model</text:span><text:span text:style-name="T222_108"><text:s/></text:span><text:span text:style-name="T222_109">using</text:span><text:span text:style-name="T222_110"><text:s/></text:span><text:span text:style-name="T222_111">our</text:span><text:span text:style-name="T222_112"><text:s/></text:span><text:span text:style-name="T222_113">established</text:span><text:span text:style-name="T222_114"><text:s/></text:span><text:span text:style-name="T222_115">network</text:span><text:span text:style-name="T222_116"><text:s/></text:span><text:span text:style-name="T222_117">and</text:span><text:span text:style-name="T222_118"><text:s/></text:span><text:span text:style-name="T222_119">media</text:span><text:span text:style-name="T222_120"><text:s/></text:span><text:span text:style-name="T222_121">company</text:span><text:span text:style-name="T222_122"><text:s/></text:span><text:span text:style-name="T222_123">connections</text:span><text:span text:style-name="T222_124">.<text:s/></text:span><text:span text:style-name="T222_125">We</text:span><text:span text:style-name="T222_126"><text:s/></text:span><text:span text:style-name="T222_127">do</text:span><text:span text:style-name="T222_128"><text:s/></text:span><text:span text:style-name="T222_129">not</text:span><text:span text:style-name="T222_130"><text:s/></text:span><text:span text:style-name="T222_131">need</text:span><text:span text:style-name="T222_132"><text:s/></text:span><text:span text:style-name="T222_133">big</text:span><text:span text:style-name="T222_134"><text:s/></text:span><text:span text:style-name="T222_135">initial</text:span><text:span text:style-name="T222_136"><text:s/></text:span><text:span text:style-name="T222_137">investments</text:span><text:span text:style-name="T222_138">,<text:s/></text:span><text:span text:style-name="T222_139">so</text:span><text:span text:style-name="T222_140"><text:s/></text:span><text:span text:style-name="T222_141">we</text:span><text:span text:style-name="T222_142"><text:s/></text:span><text:span text:style-name="T222_143">can</text:span><text:span text:style-name="T222_144"><text:s/></text:span><text:span text:style-name="T222_145">start</text:span><text:span text:style-name="T222_146"><text:s/></text:span><text:span text:style-name="T222_147">with</text:span><text:span text:style-name="T222_148"><text:s/></text:span><text:span text:style-name="T222_149">small</text:span><text:span text:style-name="T222_150"><text:s/></text:span><text:span text:style-name="T222_151">scale</text:span><text:span text:style-name="T222_152"><text:s/></text:span><text:span text:style-name="T222_153">pilots</text:span><text:span text:style-name="T222_154"><text:s/></text:span><text:span text:style-name="T222_155">and</text:span><text:span text:style-name="T222_156"><text:s/></text:span><text:span text:style-name="T222_157">scale</text:span><text:span text:style-name="T222_158"><text:s/></text:span><text:span text:style-name="T222_159">up</text:span><text:span text:style-name="T222_160"><text:s/></text:span><text:span text:style-name="T222_161">and</text:span><text:span text:style-name="T222_162"><text:s/></text:span><text:span text:style-name="T222_163">tune</text:span><text:span text:style-name="T222_164"><text:s/></text:span><text:span text:style-name="T222_165">our</text:span><text:span text:style-name="T222_166"><text:s/></text:span><text:span text:style-name="T222_167">business</text:span><text:span text:style-name="T222_168"><text:s/></text:span><text:span text:style-name="T222_169">model</text:span><text:span text:style-name="T222_170"><text:s/></text:span><text:span text:style-name="T222_171">gradually</text:span><text:span text:style-name="T222_172">.<text:s/></text:span><text:span text:style-name="T222_173">In</text:span><text:span text:style-name="T222_174"><text:s/></text:span><text:span text:style-name="T222_175">the</text:span><text:span text:style-name="T222_176"><text:s/></text:span><text:span text:style-name="T222_177">first</text:span><text:span text:style-name="T222_178"><text:s/></text:span><text:span text:style-name="T222_179">phase</text:span><text:span text:style-name="T222_180"><text:s/></text:span><text:span text:style-name="T222_181">our</text:span><text:span text:style-name="T222_182"><text:s/></text:span><text:span text:style-name="T222_183">customers</text:span><text:span text:style-name="T222_184"><text:s/></text:span><text:span text:style-name="T222_185">will</text:span><text:span text:style-name="T222_186"><text:s/></text:span><text:span text:style-name="T222_187">be</text:span><text:span text:style-name="T222_188"><text:s/></text:span><text:span text:style-name="T222_189">media</text:span><text:span text:style-name="T222_190"><text:s/></text:span><text:span text:style-name="T222_191">companies</text:span><text:span text:style-name="T222_192"><text:s/></text:span><text:span text:style-name="T222_193">of</text:span><text:span text:style-name="T222_194"><text:s/></text:span><text:span text:style-name="T222_195">various</text:span><text:span text:style-name="T222_196"><text:s/></text:span><text:span text:style-name="T222_197">sizes</text:span><text:span text:style-name="T222_198">.<text:s/></text:span><text:span text:style-name="T222_199">However</text:span><text:span text:style-name="T222_200">,<text:s/></text:span><text:span text:style-name="T222_201">we</text:span><text:span text:style-name="T222_202"><text:s/></text:span><text:span text:style-name="T222_203">actively</text:span><text:span text:style-name="T222_204"><text:s/></text:span><text:span text:style-name="T222_205">follow</text:span><text:span text:style-name="T222_206"><text:s/></text:span><text:span text:style-name="T222_207">the</text:span><text:span text:style-name="T222_208"><text:s/></text:span><text:span text:style-name="T222_209">development</text:span><text:span text:style-name="T222_210"><text:s/></text:span><text:span text:style-name="T222_211">of</text:span><text:span text:style-name="T222_212"><text:s/></text:span><text:span text:style-name="T222_213">the</text:span><text:span text:style-name="T222_214"><text:s/></text:span><text:span text:style-name="T222_215">open</text:span><text:span text:style-name="T222_216"><text:s/></text:span><text:span text:style-name="T222_217">data</text:span><text:span text:style-name="T222_218"><text:s/></text:span><text:span text:style-name="T222_219">scene</text:span><text:span text:style-name="T222_220"><text:s/></text:span><text:span text:style-name="T222_221">and</text:span><text:span text:style-name="T222_222"><text:s/></text:span><text:span text:style-name="T222_223">especially</text:span><text:span text:style-name="T222_224"><text:s/></text:span><text:span text:style-name="T222_225">the</text:span><text:span text:style-name="T222_226"><text:s/></text:span><text:span text:style-name="T222_227">potential</text:span><text:span text:style-name="T222_228"><text:s/></text:span><text:span text:style-name="T222_229">business</text:span><text:span text:style-name="T222_230"><text:s/></text:span><text:span text:style-name="T222_231">opportunities</text:span><text:span text:style-name="T222_232"><text:s/></text:span><text:span text:style-name="T222_233">there</text:span><text:span text:style-name="T222_234">.<text:s/></text:span><text:span text:style-name="T222_235">The</text:span><text:span text:style-name="T222_236"><text:s/></text:span><text:span text:style-name="T222_237">kind</text:span><text:span text:style-name="T222_238"><text:s/></text:span><text:span text:style-name="T222_239">of</text:span><text:span text:style-name="T222_240"><text:s/></text:span><text:span text:style-name="T222_241">Datadesk</text:span><text:span text:style-name="T222_242"><text:s/></text:span><text:span text:style-name="T222_243">service</text:span><text:span text:style-name="T222_244"><text:s/></text:span><text:span text:style-name="T222_245">we</text:span><text:span text:style-name="T222_246"><text:s/></text:span><text:span text:style-name="T222_247">are</text:span><text:span text:style-name="T222_248"><text:s/></text:span><text:span text:style-name="T222_249">offering</text:span><text:span text:style-name="T222_250"><text:s/></text:span><text:span text:style-name="T222_251">for</text:span><text:span text:style-name="T222_252"><text:s/></text:span><text:span text:style-name="T222_253">media</text:span><text:span text:style-name="T222_254"><text:s/></text:span><text:span text:style-name="T222_255">companies</text:span><text:span text:style-name="T222_256"><text:s/></text:span><text:span text:style-name="T222_257">would</text:span><text:span text:style-name="T222_258"><text:s/></text:span><text:span text:style-name="T222_259">probably</text:span><text:span text:style-name="T222_260"><text:s/></text:span><text:span text:style-name="T222_261">have</text:span><text:span text:style-name="T222_262"><text:s/></text:span><text:span text:style-name="T222_263">demand</text:span><text:span text:style-name="T222_264"><text:s/></text:span><text:span text:style-name="T222_265">also</text:span><text:span text:style-name="T222_266"><text:s/></text:span><text:span text:style-name="T222_267">outside</text:span><text:span text:style-name="T222_268"><text:s/></text:span><text:span text:style-name="T222_269">media</text:span><text:span text:style-name="T222_270"><text:s/></text:span><text:span text:style-name="T222_271">industry</text:span><text:span text:style-name="T222_272"><text:s/></text:span><text:span text:style-name="T222_273">in</text:span><text:span text:style-name="T222_274"><text:s/></text:span><text:span text:style-name="T222_275">both</text:span><text:span text:style-name="T222_276"><text:s/></text:span><text:span text:style-name="T222_277">private</text:span><text:span text:style-name="T222_278"><text:s/></text:span><text:span text:style-name="T222_279">and</text:span><text:span text:style-name="T222_280"><text:s/></text:span><text:span text:style-name="T222_281">public</text:span><text:span text:style-name="T222_282"><text:s/></text:span><text:span text:style-name="T222_283">sector</text:span><text:span text:style-name="T222_284">.<text:s/></text:span><text:span text:style-name="T222_285">For</text:span><text:span text:style-name="T222_286"><text:s/></text:span><text:span text:style-name="T222_287">example</text:span><text:span text:style-name="T222_288">,<text:s/></text:span><text:span text:style-name="T222_289">both</text:span><text:span text:style-name="T222_290"><text:s/></text:span><text:span text:style-name="T222_291">consulting</text:span><text:span text:style-name="T222_292"><text:s/></text:span><text:span text:style-name="T222_293">companies</text:span><text:span text:style-name="T222_294"><text:s/></text:span><text:span text:style-name="T222_295">and</text:span><text:span text:style-name="T222_296"><text:s/></text:span><text:span text:style-name="T222_297">public</text:span><text:span text:style-name="T222_298"><text:s/></text:span><text:span text:style-name="T222_299">organizations</text:span><text:span text:style-name="T222_300"><text:s/></text:span><text:span text:style-name="T222_301">prepare</text:span><text:span text:style-name="T222_302"><text:s/></text:span><text:span text:style-name="T222_303">tons</text:span><text:span text:style-name="T222_304"><text:s/></text:span><text:span text:style-name="T222_305">of</text:span><text:span text:style-name="T222_306"><text:s/></text:span><text:span text:style-name="T222_307">reports</text:span><text:span text:style-name="T222_308"><text:s/></text:span><text:span text:style-name="T222_309">and</text:span><text:span text:style-name="T222_310"><text:s/></text:span><text:span text:style-name="T222_311">surveys</text:span><text:span text:style-name="T222_312"><text:s/></text:span><text:span text:style-name="T222_313">that</text:span><text:span text:style-name="T222_314"><text:s/></text:span><text:span text:style-name="T222_315">would</text:span><text:span text:style-name="T222_316"><text:s/></text:span><text:span text:style-name="T222_317">benefit</text:span><text:span text:style-name="T222_318"><text:s/></text:span><text:span text:style-name="T222_319">from</text:span><text:span text:style-name="T222_320"><text:s/></text:span><text:span text:style-name="T222_321">easily</text:span><text:span text:style-name="T222_322"><text:s/></text:span><text:span text:style-name="T222_323">accessible</text:span><text:span text:style-name="T222_324"><text:s/></text:span><text:span text:style-name="T222_325">open</text:span><text:span text:style-name="T222_326"><text:s/></text:span><text:span text:style-name="T222_327">data</text:span><text:span text:style-name="T222_328"><text:s/></text:span><text:span text:style-name="T222_329">and</text:span><text:span text:style-name="T222_330"><text:s/></text:span><text:span text:style-name="T222_331">analysis</text:span><text:span text:style-name="T222_332"><text:s/></text:span><text:span text:style-name="T222_333">and</text:span><text:span text:style-name="T222_334"><text:s/></text:span><text:span text:style-name="T222_335">visualization</text:span><text:span text:style-name="T222_336"><text:s/></text:span><text:span text:style-name="T222_337">tools</text:span><text:span text:style-name="T222_338">.<text:s/></text:span></text:p>
      <text:p text:style-name="P223"/>
      <text:h text:style-name="P224" text:outline-level="10"><text:bookmark-start text:name="h.yn1aw0dd8jml"/><text:bookmark-end text:name="h.yn1aw0dd8jml"/><text:span text:style-name="T224_1">Time</text:span><text:span text:style-name="T224_2"><text:s/></text:span><text:span text:style-name="T224_3">schedule</text:span><text:span text:style-name="T224_4">,<text:s/></text:span><text:span text:style-name="T224_5">budget</text:span><text:span text:style-name="T224_6">,<text:s/></text:span><text:span text:style-name="T224_7">and</text:span><text:span text:style-name="T224_8"><text:s/></text:span><text:span text:style-name="T224_9">business</text:span><text:span text:style-name="T224_10"><text:s/></text:span><text:span text:style-name="T224_11">logic</text:span></text:h>
      <text:p text:style-name="P225"><text:span text:style-name="T225_1">Duration</text:span><text:span text:style-name="T225_2"><text:s/>(</text:span><text:span text:style-name="T225_3">months</text:span><text:span text:style-name="T225_4">):<text:s/></text:span><text:span text:style-name="T225_5">24</text:span><text:span text:style-name="T225_6"><text:s/></text:span><text:span text:style-name="T225_7">months</text:span></text:p>
      <text:p text:style-name="P226"/>
      <text:p text:style-name="P227"><text:span text:style-name="T227_1">Annual</text:span><text:span text:style-name="T227_2"><text:s/></text:span><text:span text:style-name="T227_3">budget</text:span><text:span text:style-name="T227_4">:<text:s/></text:span><text:span text:style-name="T227_5">158,500<text:s/></text:span><text:span text:style-name="T227_6">Eur</text:span><text:span text:style-name="T227_7"><text:s/></text:span><text:span text:style-name="T227_8">on</text:span><text:span text:style-name="T227_9"><text:s/></text:span><text:span text:style-name="T227_10">average</text:span><text:span text:style-name="T227_11">,<text:s/></text:span><text:span text:style-name="T227_12">development</text:span><text:span text:style-name="T227_13"><text:s/></text:span><text:span text:style-name="T227_14">and</text:span><text:span text:style-name="T227_15"><text:s/></text:span><text:span text:style-name="T227_16">costs</text:span><text:span text:style-name="T227_17"><text:s/></text:span><text:span text:style-name="T227_18">focus</text:span><text:span text:style-name="T227_19"><text:s/></text:span><text:span text:style-name="T227_20">more</text:span><text:span text:style-name="T227_21"><text:s/></text:span><text:span text:style-name="T227_22">on</text:span><text:span text:style-name="T227_23"><text:s/></text:span><text:span text:style-name="T227_24">the</text:span><text:span text:style-name="T227_25"><text:s/></text:span><text:span text:style-name="T227_26">first</text:span><text:span text:style-name="T227_27"><text:s/></text:span><text:span text:style-name="T227_28">year</text:span><text:span text:style-name="T227_29">,<text:s/></text:span><text:span text:style-name="T227_30">revenues</text:span><text:span text:style-name="T227_31"><text:s/></text:span><text:span text:style-name="T227_32">focus</text:span><text:span text:style-name="T227_33"><text:s/></text:span><text:span text:style-name="T227_34">more</text:span><text:span text:style-name="T227_35"><text:s/></text:span><text:span text:style-name="T227_36">on</text:span><text:span text:style-name="T227_37"><text:s/></text:span><text:span text:style-name="T227_38">the</text:span><text:span text:style-name="T227_39"><text:s/></text:span><text:span text:style-name="T227_40">second</text:span><text:span text:style-name="T227_41"><text:s/></text:span><text:span text:style-name="T227_42">year</text:span><text:span text:style-name="T227_43">.</text:span></text:p>
      <text:p text:style-name="P228"/>
      <text:p text:style-name="P229"><text:span text:style-name="T229_1">Total</text:span><text:span text:style-name="T229_2"><text:s/></text:span><text:span text:style-name="T229_3">budget</text:span><text:span text:style-name="T229_4"><text:s/>:<text:s/></text:span><text:span text:style-name="T229_5">317,000<text:s/></text:span><text:span text:style-name="T229_6">Eur</text:span></text:p>
      <text:p text:style-name="P230"><text:span text:style-name="T230_1">.</text:span></text:p>
      <text:p text:style-name="P231"><text:span text:style-name="T231_1">Money</text:span><text:span text:style-name="T231_2"><text:s/></text:span><text:span text:style-name="T231_3">applied</text:span><text:span text:style-name="T231_4"><text:s/></text:span><text:span text:style-name="T231_5">from</text:span><text:span text:style-name="T231_6"><text:s/></text:span><text:span text:style-name="T231_7">Uutisraivaaja</text:span><text:span text:style-name="T231_8">:<text:s/></text:span><text:span text:style-name="T231_9">240,000<text:s/></text:span><text:span text:style-name="T231_10">Eur</text:span></text:p>
      <text:p text:style-name="P232"/>
      <text:p text:style-name="P233"><text:span text:style-name="T233_1"><office:annotation><dc:creator/><text:p text:style-name="P234"><text:span text:style-name="T234_1">Leo</text:span><text:span text:style-name="T234_2"><text:s/></text:span><text:span text:style-name="T234_3">Lahti</text:span><text:span text:style-name="T234_4">:</text:span></text:p><text:p text:style-name="P235"><text:span text:style-name="T235_1">Listaa</text:span><text:span text:style-name="T235_2"><text:s/></text:span><text:span text:style-name="T235_3">summat</text:span><text:span text:style-name="T235_4"><text:s/></text:span><text:span text:style-name="T235_5">ja</text:span><text:span text:style-name="T235_6"><text:s text:c="2"/></text:span><text:span text:style-name="T235_7">rahoituksen</text:span><text:span text:style-name="T235_8"><text:s/></text:span><text:span text:style-name="T235_9">status</text:span><text:span text:style-name="T235_10"><text:s/>(</text:span><text:span text:style-name="T235_11">haettu</text:span><text:span text:style-name="T235_12">,<text:s/></text:span><text:span text:style-name="T235_13">saatu</text:span><text:span text:style-name="T235_14">,<text:s/></text:span><text:span text:style-name="T235_15">käytetty</text:span><text:span text:style-name="T235_16">,<text:s/></text:span><text:span text:style-name="T235_17">jne</text:span><text:span text:style-name="T235_18">.)</text:span></text:p></office:annotation></text:span><text:span text:style-name="T235_19">Other</text:span><text:span text:style-name="T235_20"><text:s/></text:span><text:span text:style-name="T235_21">funding</text:span><text:span text:style-name="T235_22">:</text:span><text:span text:style-name="T235_23"><text:s/></text:span><text:span text:style-name="T235_24">Protomedia</text:span><text:span text:style-name="T235_25"><text:s/></text:span><text:span text:style-name="T235_26">is</text:span><text:span text:style-name="T235_27"><text:s/></text:span><text:span text:style-name="T235_28">based</text:span><text:span text:style-name="T235_29"><text:s/></text:span><text:span text:style-name="T235_30">on</text:span><text:span text:style-name="T235_31"><text:s/></text:span><text:span text:style-name="T235_32">Datavaalit</text:span><text:span text:style-name="T235_33"><text:s/></text:span><text:span text:style-name="T235_34">project</text:span><text:span text:style-name="T235_35"><text:s/></text:span><text:span text:style-name="T235_36">which</text:span><text:span text:style-name="T235_37"><text:s/></text:span><text:span text:style-name="T235_38">received</text:span><text:span text:style-name="T235_39"><text:s/></text:span><text:span text:style-name="T235_40">Sitra</text:span><text:span text:style-name="T235_41"><text:s/></text:span><text:span text:style-name="T235_42">New</text:span><text:span text:style-name="T235_43"><text:s/></text:span><text:span text:style-name="T235_44">Democracy</text:span><text:span text:style-name="T235_45"><text:s/></text:span><text:span text:style-name="T235_46">seed</text:span><text:span text:style-name="T235_47"><text:s/></text:span><text:span text:style-name="T235_48">funding</text:span><text:span text:style-name="T235_49"><text:s/></text:span><text:span text:style-name="T235_50">in</text:span><text:span text:style-name="T235_51"><text:s/>2012.<text:s/></text:span><text:span text:style-name="T235_52">The</text:span><text:span text:style-name="T235_53"><text:s/></text:span><text:span text:style-name="T235_54">remaining</text:span><text:span text:style-name="T235_55"><text:s/></text:span><text:span text:style-name="T235_56">funds</text:span><text:span text:style-name="T235_57"><text:s/>(<text:s/>5000<text:s/></text:span><text:span text:style-name="T235_58">Eur</text:span><text:span text:style-name="T235_59"><text:s/>)<text:s/></text:span><text:span text:style-name="T235_60">will</text:span><text:span text:style-name="T235_61"><text:s/></text:span><text:span text:style-name="T235_62">be</text:span><text:span text:style-name="T235_63"><text:s/></text:span><text:span text:style-name="T235_64">used</text:span><text:span text:style-name="T235_65"><text:s/></text:span><text:span text:style-name="T235_66">in</text:span><text:span text:style-name="T235_67"><text:s/></text:span><text:span text:style-name="T235_68">entirety</text:span><text:span text:style-name="T235_69"><text:s/></text:span><text:span text:style-name="T235_70">to</text:span><text:span text:style-name="T235_71"><text:s/></text:span><text:span text:style-name="T235_72">the</text:span><text:span text:style-name="T235_73"><text:s/></text:span><text:span text:style-name="T235_74">development</text:span><text:span text:style-name="T235_75"><text:s/></text:span><text:span text:style-name="T235_76">of</text:span><text:span text:style-name="T235_77"><text:s/></text:span><text:span text:style-name="T235_78">Protomedia</text:span><text:span text:style-name="T235_79">.<text:s/></text:span><text:span text:style-name="T235_80">Funding</text:span><text:span text:style-name="T235_81"><text:s/></text:span><text:span text:style-name="T235_82">situation</text:span><text:span text:style-name="T235_83"><text:s/></text:span><text:span text:style-name="T235_84">at</text:span><text:span text:style-name="T235_85"><text:s/></text:span><text:span text:style-name="T235_86">the</text:span><text:span text:style-name="T235_87"><text:s/></text:span><text:span text:style-name="T235_88">moment</text:span><text:span text:style-name="T235_89">:</text:span></text:p>
      <text:p text:style-name="P236"/>
      <text:list text:style-name="LS9" xml:id="list17">
        <text:list-item>
          <text:p text:style-name="P237"><text:span text:style-name="T237_1">Received</text:span><text:span text:style-name="T237_2"><text:s/></text:span><text:span text:style-name="T237_3">Sitra</text:span><text:span text:style-name="T237_4"><text:s/></text:span><text:span text:style-name="T237_5">funding</text:span><text:span text:style-name="T237_6"><text:s/>12,000<text:s/></text:span><text:span text:style-name="T237_7">Eur</text:span></text:p>
        </text:list-item>
        <text:list-item>
          <text:p text:style-name="P238"><text:span text:style-name="T238_1">Selling</text:span><text:span text:style-name="T238_2"><text:s/></text:span><text:span text:style-name="T238_3">revenue</text:span><text:span text:style-name="T238_4"><text:s/></text:span><text:span text:style-name="T238_5">from</text:span><text:span text:style-name="T238_6"><text:s/></text:span><text:span text:style-name="T238_7">data</text:span><text:span text:style-name="T238_8"><text:s/></text:span><text:span text:style-name="T238_9">journalism</text:span><text:span text:style-name="T238_10"><text:s/></text:span><text:span text:style-name="T238_11">education</text:span><text:span text:style-name="T238_12"><text:s/></text:span><text:span text:style-name="T238_13">services</text:span><text:span text:style-name="T238_14">:<text:s/>3800<text:s/></text:span><text:span text:style-name="T238_15">Eur</text:span></text:p>
        </text:list-item>
        <text:list-item>
          <text:p text:style-name="P239"><text:span text:style-name="T239_1">Apps</text:span><text:span text:style-name="T239_2">4</text:span><text:span text:style-name="T239_3">Finland</text:span><text:span text:style-name="T239_4"><text:s/></text:span><text:span text:style-name="T239_5">awards</text:span><text:span text:style-name="T239_6"><text:s/>2012:<text:s/>1200<text:s/></text:span><text:span text:style-name="T239_7">Eur</text:span></text:p>
        </text:list-item>
        <text:list-item>
          <text:p text:style-name="P240"><text:span text:style-name="T240_1">Used</text:span><text:span text:style-name="T240_2">:<text:s/></text:span><text:span text:style-name="T240_3">12,000<text:s/></text:span><text:span text:style-name="T240_4">Eur</text:span></text:p>
        </text:list-item>
        <text:list-item>
          <text:p text:style-name="P241"><text:span text:style-name="T241_1">Remaining</text:span><text:span text:style-name="T241_2">:<text:s/>5000<text:s/></text:span><text:span text:style-name="T241_3">Eur</text:span></text:p>
        </text:list-item>
      </text:list>
      <text:p text:style-name="P242"/>
      <text:p text:style-name="P243"><text:span text:style-name="T243_1"><office:annotation><dc:creator/><text:p text:style-name="P244"><text:span text:style-name="T244_1">Leo</text:span><text:span text:style-name="T244_2"><text:s/></text:span><text:span text:style-name="T244_3">Lahti</text:span><text:span text:style-name="T244_4">:</text:span></text:p><text:p text:style-name="P245"><text:span text:style-name="T245_1">What</text:span><text:span text:style-name="T245_2"><text:s/></text:span><text:span text:style-name="T245_3">will</text:span><text:span text:style-name="T245_4"><text:s/></text:span><text:span text:style-name="T245_5">be</text:span><text:span text:style-name="T245_6"><text:s/></text:span><text:span text:style-name="T245_7">the</text:span><text:span text:style-name="T245_8"><text:s/></text:span><text:span text:style-name="T245_9">price</text:span><text:span text:style-name="T245_10"><text:s/></text:span><text:span text:style-name="T245_11">of</text:span><text:span text:style-name="T245_12"><text:s/></text:span><text:span text:style-name="T245_13">the</text:span><text:span text:style-name="T245_14"><text:s/></text:span><text:span text:style-name="T245_15">service</text:span><text:span text:style-name="T245_16"><text:s/></text:span><text:span text:style-name="T245_17">for</text:span><text:span text:style-name="T245_18"><text:s/></text:span><text:span text:style-name="T245_19">media</text:span><text:span text:style-name="T245_20"><text:s/></text:span><text:span text:style-name="T245_21">organizations</text:span><text:span text:style-name="T245_22">?<text:s/></text:span><text:span text:style-name="T245_23">That</text:span><text:span text:style-name="T245_24"><text:s/></text:span><text:span text:style-name="T245_25">is</text:span><text:span text:style-name="T245_26"><text:s/></text:span><text:span text:style-name="T245_27">the</text:span><text:span text:style-name="T245_28"><text:s/></text:span><text:span text:style-name="T245_29">main</text:span><text:span text:style-name="T245_30"><text:s/></text:span><text:span text:style-name="T245_31">question</text:span><text:span text:style-name="T245_32"><text:s/></text:span><text:span text:style-name="T245_33">when</text:span><text:span text:style-name="T245_34"><text:s/></text:span><text:span text:style-name="T245_35">thinking</text:span><text:span text:style-name="T245_36"><text:s/></text:span><text:span text:style-name="T245_37">about</text:span><text:span text:style-name="T245_38"><text:s/></text:span><text:span text:style-name="T245_39">the</text:span><text:span text:style-name="T245_40"><text:s/></text:span><text:span text:style-name="T245_41">possibility</text:span><text:span text:style-name="T245_42"><text:s/></text:span><text:span text:style-name="T245_43">of</text:span><text:span text:style-name="T245_44"><text:s/></text:span><text:span text:style-name="T245_45">someone</text:span><text:span text:style-name="T245_46"><text:s/></text:span><text:span text:style-name="T245_47">buying</text:span><text:span text:style-name="T245_48"><text:s/></text:span><text:span text:style-name="T245_49">the</text:span><text:span text:style-name="T245_50"><text:s/></text:span><text:span text:style-name="T245_51">service</text:span><text:span text:style-name="T245_52">.</text:span></text:p></office:annotation></text:span><text:span text:style-name="T245_53"><office:annotation><dc:creator/><text:p text:style-name="P246"><text:span text:style-name="T246_1">Leo</text:span><text:span text:style-name="T246_2"><text:s/></text:span><text:span text:style-name="T246_3">Lahti</text:span><text:span text:style-name="T246_4">:</text:span></text:p><text:p text:style-name="P247"><text:span text:style-name="T247_1">(</text:span><text:span text:style-name="T247_2">Kerro</text:span><text:span text:style-name="T247_3">,<text:s text:c="2"/></text:span><text:span text:style-name="T247_4">mistä</text:span><text:span text:style-name="T247_5"><text:s/></text:span><text:span text:style-name="T247_6">projektisi</text:span><text:span text:style-name="T247_7"><text:s/></text:span><text:span text:style-name="T247_8">budjetti</text:span><text:span text:style-name="T247_9"><text:s/></text:span><text:span text:style-name="T247_10">koostuu</text:span><text:span text:style-name="T247_11">,<text:s/></text:span><text:span text:style-name="T247_12">mikä</text:span><text:span text:style-name="T247_13"><text:s/></text:span><text:span text:style-name="T247_14">on</text:span><text:span text:style-name="T247_15"><text:s/></text:span><text:span text:style-name="T247_16">projektin</text:span><text:span text:style-name="T247_17"><text:s/></text:span><text:span text:style-name="T247_18">ansaintamalli</text:span><text:span text:style-name="T247_19">.<text:s text:c="2"/></text:span><text:span text:style-name="T247_20">Riko</text:span><text:span text:style-name="T247_21"><text:s/></text:span><text:span text:style-name="T247_22">budjetti</text:span><text:span text:style-name="T247_23"><text:s/></text:span><text:span text:style-name="T247_24">osiin</text:span><text:span text:style-name="T247_25"><text:s/></text:span><text:span text:style-name="T247_26">vuosittain</text:span><text:span text:style-name="T247_27"><text:s/></text:span><text:span text:style-name="T247_28">ja</text:span><text:span text:style-name="T247_29"><text:s/></text:span><text:span text:style-name="T247_30">kuluerittäin</text:span><text:span text:style-name="T247_31">.)</text:span></text:p></office:annotation></text:span><text:span text:style-name="T247_32">Funding</text:span><text:span text:style-name="T247_33"><text:s/></text:span><text:span text:style-name="T247_34">plan</text:span><text:span text:style-name="T247_35"><text:s/></text:span><text:span text:style-name="T247_36">during</text:span><text:span text:style-name="T247_37"><text:s/></text:span><text:span text:style-name="T247_38">Uutisraivaaja</text:span></text:p>
      <text:p text:style-name="P248"><text:span text:style-name="T248_1">Protomedia</text:span><text:span text:style-name="T248_2"><text:s/></text:span><text:span text:style-name="T248_3">will</text:span><text:span text:style-name="T248_4"><text:s/></text:span><text:span text:style-name="T248_5">be</text:span><text:span text:style-name="T248_6"><text:s/></text:span><text:span text:style-name="T248_7">funded</text:span><text:span text:style-name="T248_8"><text:s/></text:span><text:span text:style-name="T248_9">by</text:span><text:span text:style-name="T248_10"><text:s/></text:span><text:span text:style-name="T248_11">providing</text:span><text:span text:style-name="T248_12"><text:s/></text:span><text:span text:style-name="T248_13">Datadesk</text:span><text:span text:style-name="T248_14"><text:s/></text:span><text:span text:style-name="T248_15">expert</text:span><text:span text:style-name="T248_16"><text:s/></text:span><text:span text:style-name="T248_17">services</text:span><text:span text:style-name="T248_18"><text:s/></text:span><text:span text:style-name="T248_19">and</text:span><text:span text:style-name="T248_20"><text:s/></text:span><text:span text:style-name="T248_21">data</text:span><text:span text:style-name="T248_22"><text:s/></text:span><text:span text:style-name="T248_23">journalism</text:span><text:span text:style-name="T248_24"><text:s/></text:span><text:span text:style-name="T248_25">education</text:span><text:span text:style-name="T248_26">.<text:s/></text:span><text:span text:style-name="T248_27">The</text:span><text:span text:style-name="T248_28"><text:s/></text:span><text:span text:style-name="T248_29">major</text:span><text:span text:style-name="T248_30"><text:s/></text:span><text:span text:style-name="T248_31">costs</text:span><text:span text:style-name="T248_32"><text:s/></text:span><text:span text:style-name="T248_33">come</text:span><text:span text:style-name="T248_34"><text:s/></text:span><text:span text:style-name="T248_35">from</text:span><text:span text:style-name="T248_36"><text:s/></text:span><text:span text:style-name="T248_37">personnell</text:span><text:span text:style-name="T248_38"><text:s/></text:span><text:span text:style-name="T248_39">costs</text:span><text:span text:style-name="T248_40">.<text:s/></text:span><text:span text:style-name="T248_41">In</text:span><text:span text:style-name="T248_42"><text:s/></text:span><text:span text:style-name="T248_43">addition</text:span><text:span text:style-name="T248_44">,<text:s/></text:span><text:span text:style-name="T248_45">we</text:span><text:span text:style-name="T248_46"><text:s/></text:span><text:span text:style-name="T248_47">have</text:span><text:span text:style-name="T248_48"><text:s/></text:span><text:span text:style-name="T248_49">taken</text:span><text:span text:style-name="T248_50"><text:s/></text:span><text:span text:style-name="T248_51">into</text:span><text:span text:style-name="T248_52"><text:s/></text:span><text:span text:style-name="T248_53">account</text:span><text:span text:style-name="T248_54"><text:s/></text:span><text:span text:style-name="T248_55">office</text:span><text:span text:style-name="T248_56"><text:s/></text:span><text:span text:style-name="T248_57">space</text:span><text:span text:style-name="T248_58">,<text:s/></text:span><text:span text:style-name="T248_59">server</text:span><text:span text:style-name="T248_60"><text:s/></text:span><text:span text:style-name="T248_61">and</text:span><text:span text:style-name="T248_62"><text:s/></text:span><text:span text:style-name="T248_63">other</text:span><text:span text:style-name="T248_64"><text:s/></text:span><text:span text:style-name="T248_65">ICT</text:span><text:span text:style-name="T248_66"><text:s/></text:span><text:span text:style-name="T248_67">resources</text:span><text:span text:style-name="T248_68">,<text:s/></text:span><text:span text:style-name="T248_69">marketing</text:span><text:span text:style-name="T248_70"><text:s/></text:span><text:span text:style-name="T248_71">and</text:span><text:span text:style-name="T248_72"><text:s/></text:span><text:span text:style-name="T248_73">other</text:span><text:span text:style-name="T248_74"><text:s/></text:span><text:span text:style-name="T248_75">costs</text:span><text:span text:style-name="T248_76">.<text:s/></text:span><text:span text:style-name="T248_77">At</text:span><text:span text:style-name="T248_78"><text:s/></text:span><text:span text:style-name="T248_79">the</text:span><text:span text:style-name="T248_80"><text:s/></text:span><text:span text:style-name="T248_81">end</text:span><text:span text:style-name="T248_82"><text:s/></text:span><text:span text:style-name="T248_83">of</text:span><text:span text:style-name="T248_84"><text:s/></text:span><text:span text:style-name="T248_85">the</text:span><text:span text:style-name="T248_86"><text:s/></text:span><text:span text:style-name="T248_87">two</text:span><text:span text:style-name="T248_88">-</text:span><text:span text:style-name="T248_89">year</text:span><text:span text:style-name="T248_90"><text:s/></text:span><text:span text:style-name="T248_91">funding</text:span><text:span text:style-name="T248_92"><text:s/></text:span><text:span text:style-name="T248_93">period</text:span><text:span text:style-name="T248_94"><text:s/></text:span><text:span text:style-name="T248_95">the</text:span><text:span text:style-name="T248_96"><text:s/></text:span><text:span text:style-name="T248_97">revenues</text:span><text:span text:style-name="T248_98"><text:s/></text:span><text:span text:style-name="T248_99">will</text:span><text:span text:style-name="T248_100"><text:s/></text:span><text:span text:style-name="T248_101">cover</text:span><text:span text:style-name="T248_102"><text:s/></text:span><text:span text:style-name="T248_103">the</text:span><text:span text:style-name="T248_104"><text:s/></text:span><text:span text:style-name="T248_105">personnell</text:span><text:span text:style-name="T248_106"><text:s/></text:span><text:span text:style-name="T248_107">and</text:span><text:span text:style-name="T248_108"><text:s/></text:span><text:span text:style-name="T248_109">fixed</text:span><text:span text:style-name="T248_110"><text:s/></text:span><text:span text:style-name="T248_111">costs</text:span><text:span text:style-name="T248_112">.</text:span></text:p>
      <text:p text:style-name="P249"/>
      <text:p text:style-name="P250"><text:span text:style-name="T250_1">Budget</text:span><text:span text:style-name="T250_2"><text:s/></text:span><text:span text:style-name="T250_3">for</text:span><text:span text:style-name="T250_4"><text:s/></text:span><text:span text:style-name="T250_5">Uutisraivaaja</text:span><text:span text:style-name="T250_6"><text:s/></text:span><text:span text:style-name="T250_7">funding</text:span><text:span text:style-name="T250_8"><text:s/></text:span><text:span text:style-name="T250_9">period</text:span><text:span text:style-name="T250_10">:</text:span></text:p>
      <text:p text:style-name="P251"/>
      <text:p text:style-name="P252"><text:span text:style-name="T252_1">1.<text:s/></text:span><text:span text:style-name="T252_2">YEAR</text:span><text:span text:style-name="T252_3">:</text:span></text:p>
      <text:p text:style-name="P253"/>
      <text:p text:style-name="P254"><text:span text:style-name="T254_1">1.<text:s/></text:span><text:span text:style-name="T254_2">YEAR</text:span><text:span text:style-name="T254_3"><text:s/></text:span><text:span text:style-name="T254_4">INCOME</text:span><text:span text:style-name="T254_5">:</text:span></text:p>
      <text:p text:style-name="P255"><text:span text:style-name="T255_1">Service</text:span><text:span text:style-name="T255_2"><text:s/></text:span><text:span text:style-name="T255_3">revenues</text:span><text:span text:style-name="T255_4"><text:tab/><text:tab/>6,000</text:span></text:p>
      <text:p text:style-name="P256"><text:span text:style-name="T256_1">Uutisraivaaja</text:span><text:span text:style-name="T256_2"><text:s/></text:span><text:span text:style-name="T256_3">funding</text:span><text:span text:style-name="T256_4"><text:tab/>165,000</text:span></text:p>
      <text:p text:style-name="P257"><text:span text:style-name="T257_1">Datavaalit</text:span><text:span text:style-name="T257_2"><text:s/></text:span><text:span text:style-name="T257_3">project</text:span><text:span text:style-name="T257_4"><text:s/></text:span><text:span text:style-name="T257_5">funding</text:span><text:span text:style-name="T257_6"><text:tab/>5,000</text:span></text:p>
      <text:p text:style-name="P258"><text:span text:style-name="T258_1">TOTAL</text:span><text:span text:style-name="T258_2"><text:s/></text:span><text:span text:style-name="T258_3">INCOME</text:span><text:span text:style-name="T258_4"><text:tab/><text:tab/>176,000</text:span></text:p>
      <text:p text:style-name="P259"/>
      <text:p text:style-name="P260"><text:span text:style-name="T260_1">1.<text:s/></text:span><text:span text:style-name="T260_2">YEAR</text:span><text:span text:style-name="T260_3"><text:s/></text:span><text:span text:style-name="T260_4">COSTS</text:span><text:span text:style-name="T260_5">:</text:span></text:p>
      <text:p text:style-name="P261"><text:span text:style-name="T261_1">Salary</text:span><text:span text:style-name="T261_2"><text:s/>+<text:s/></text:span><text:span text:style-name="T261_3">side</text:span><text:span text:style-name="T261_4"><text:s/></text:span><text:span text:style-name="T261_5">costs</text:span><text:span text:style-name="T261_6"><text:tab/>150,000</text:span></text:p>
      <text:p text:style-name="P262"><text:span text:style-name="T262_1">Office</text:span><text:span text:style-name="T262_2"><text:s/></text:span><text:span text:style-name="T262_3">space</text:span><text:span text:style-name="T262_4"><text:tab/><text:tab/>7,500</text:span></text:p>
      <text:p text:style-name="P263"><text:span text:style-name="T263_1">ICT</text:span><text:span text:style-name="T263_2"><text:tab/><text:tab/>1,800</text:span></text:p>
      <text:p text:style-name="P264"><text:span text:style-name="T264_1">Marketing</text:span><text:span text:style-name="T264_2"><text:tab/>7,500</text:span></text:p>
      <text:p text:style-name="P265"><text:span text:style-name="T265_1">Other</text:span><text:span text:style-name="T265_2"><text:tab/><text:tab/>4,500</text:span></text:p>
      <text:p text:style-name="P266"><text:span text:style-name="T266_1">TOTAL</text:span><text:span text:style-name="T266_2"><text:s/></text:span><text:span text:style-name="T266_3">COSTS</text:span><text:span text:style-name="T266_4"><text:tab/><text:tab/>171,300</text:span></text:p>
      <text:p text:style-name="P267"/>
      <text:p text:style-name="P268"/>
      <text:p text:style-name="P269"><text:span text:style-name="T269_1">2.<text:s/></text:span><text:span text:style-name="T269_2">YEAR</text:span><text:span text:style-name="T269_3">:</text:span></text:p>
      <text:p text:style-name="P270"/>
      <text:p text:style-name="P271"><text:span text:style-name="T271_1">2.<text:s/></text:span><text:span text:style-name="T271_2">YEAR</text:span><text:span text:style-name="T271_3"><text:s/></text:span><text:span text:style-name="T271_4">INCOME</text:span><text:span text:style-name="T271_5">:</text:span></text:p>
      <text:p text:style-name="P272"><text:span text:style-name="T272_1">Services</text:span><text:span text:style-name="T272_2"><text:tab/><text:tab/>66,000</text:span></text:p>
      <text:p text:style-name="P273"><text:span text:style-name="T273_1">Uutisraivaaja</text:span><text:span text:style-name="T273_2"><text:s/></text:span><text:span text:style-name="T273_3">funding</text:span><text:span text:style-name="T273_4"><text:tab/>75,000</text:span></text:p>
      <text:p text:style-name="P274"><text:span text:style-name="T274_1">TOTAL</text:span><text:span text:style-name="T274_2"><text:s/></text:span><text:span text:style-name="T274_3">INCOME</text:span><text:span text:style-name="T274_4"><text:tab/>141,000</text:span></text:p>
      <text:p text:style-name="P275"/>
      <text:p text:style-name="P276"><text:span text:style-name="T276_1">2.<text:s/></text:span><text:span text:style-name="T276_2">YEAR</text:span><text:span text:style-name="T276_3"><text:s/></text:span><text:span text:style-name="T276_4">COSTS</text:span><text:span text:style-name="T276_5">:</text:span></text:p>
      <text:p text:style-name="P277"><text:span text:style-name="T277_1">Salary</text:span><text:span text:style-name="T277_2"><text:s/>+<text:s/></text:span><text:span text:style-name="T277_3">side</text:span><text:span text:style-name="T277_4"><text:s/></text:span><text:span text:style-name="T277_5">costs</text:span><text:span text:style-name="T277_6"><text:tab/>120,000</text:span></text:p>
      <text:p text:style-name="P278"><text:span text:style-name="T278_1">Office</text:span><text:span text:style-name="T278_2"><text:s/></text:span><text:span text:style-name="T278_3">space</text:span><text:span text:style-name="T278_4"><text:tab/><text:tab/>6,000</text:span></text:p>
      <text:p text:style-name="P279"><text:span text:style-name="T279_1">ICT</text:span><text:span text:style-name="T279_2"><text:tab/><text:tab/>3,600</text:span></text:p>
      <text:p text:style-name="P280"><text:span text:style-name="T280_1">Marketing</text:span><text:span text:style-name="T280_2"><text:tab/>9,500</text:span></text:p>
      <text:p text:style-name="P281"><text:span text:style-name="T281_1">Other</text:span><text:span text:style-name="T281_2"><text:tab/><text:tab/>6,600</text:span></text:p>
      <text:p text:style-name="P282"><text:span text:style-name="T282_1">TOTAL</text:span><text:span text:style-name="T282_2"><text:s/></text:span><text:span text:style-name="T282_3">COSTS</text:span><text:span text:style-name="T282_4"><text:tab/><text:tab/>145,700</text:span></text:p>
      <text:p text:style-name="P283"/>
      <text:h text:style-name="P284" text:outline-level="10"><text:bookmark-start text:name="h.xpilo7q6xc9"/><text:bookmark-end text:name="h.xpilo7q6xc9"/><text:span text:style-name="T284_1">Funding</text:span><text:span text:style-name="T284_2"><text:s/></text:span><text:span text:style-name="T284_3">after</text:span><text:span text:style-name="T284_4"><text:s/></text:span><text:span text:style-name="T284_5">Uutisraivaaja</text:span><text:span text:style-name="T284_6"><text:s/></text:span><text:span text:style-name="T284_7">challenge</text:span></text:h>
      <text:p text:style-name="P285"><text:span text:style-name="T285_1">With</text:span><text:span text:style-name="T285_2"><text:s/></text:span><text:span text:style-name="T285_3">Uutisraivaaja</text:span><text:span text:style-name="T285_4"><text:s/></text:span><text:span text:style-name="T285_5">funding</text:span><text:span text:style-name="T285_6"><text:s/></text:span><text:span text:style-name="T285_7">we</text:span><text:span text:style-name="T285_8"><text:s/></text:span><text:span text:style-name="T285_9">can</text:span><text:span text:style-name="T285_10"><text:s/></text:span><text:span text:style-name="T285_11">establish</text:span><text:span text:style-name="T285_12"><text:s/></text:span><text:span text:style-name="T285_13">the</text:span><text:span text:style-name="T285_14"><text:s/></text:span><text:span text:style-name="T285_15">necessary</text:span><text:span text:style-name="T285_16"><text:s/></text:span><text:span text:style-name="T285_17">data</text:span><text:span text:style-name="T285_18"><text:s/></text:span><text:span text:style-name="T285_19">and</text:span><text:span text:style-name="T285_20"><text:s/></text:span><text:span text:style-name="T285_21">code</text:span><text:span text:style-name="T285_22"><text:s/></text:span><text:span text:style-name="T285_23">infrastructure</text:span><text:span text:style-name="T285_24"><text:s/></text:span><text:span text:style-name="T285_25">that</text:span><text:span text:style-name="T285_26"><text:s/></text:span><text:span text:style-name="T285_27">is</text:span><text:span text:style-name="T285_28"><text:s/></text:span><text:span text:style-name="T285_29">needed</text:span><text:span text:style-name="T285_30"><text:s/></text:span><text:span text:style-name="T285_31">to</text:span><text:span text:style-name="T285_32"><text:s/></text:span><text:span text:style-name="T285_33">support</text:span><text:span text:style-name="T285_34"><text:s/></text:span><text:span text:style-name="T285_35">the</text:span><text:span text:style-name="T285_36"><text:s/></text:span><text:span text:style-name="T285_37">expert</text:span><text:span text:style-name="T285_38"><text:s/></text:span><text:span text:style-name="T285_39">education</text:span><text:span text:style-name="T285_40"><text:s/></text:span><text:span text:style-name="T285_41">and</text:span><text:span text:style-name="T285_42"><text:s/></text:span><text:span text:style-name="T285_43">consultation</text:span><text:span text:style-name="T285_44"><text:s/></text:span><text:span text:style-name="T285_45">services</text:span><text:span text:style-name="T285_46">.<text:s/></text:span><text:span text:style-name="T285_47">After</text:span><text:span text:style-name="T285_48"><text:s/></text:span><text:span text:style-name="T285_49">that</text:span><text:span text:style-name="T285_50"><text:s/></text:span><text:span text:style-name="T285_51">the</text:span><text:span text:style-name="T285_52"><text:s/></text:span><text:span text:style-name="T285_53">project</text:span><text:span text:style-name="T285_54"><text:s/></text:span><text:span text:style-name="T285_55">will</text:span><text:span text:style-name="T285_56"><text:s/></text:span><text:span text:style-name="T285_57">be</text:span><text:span text:style-name="T285_58"><text:s/></text:span><text:span text:style-name="T285_59">able</text:span><text:span text:style-name="T285_60"><text:s/></text:span><text:span text:style-name="T285_61">to</text:span><text:span text:style-name="T285_62"><text:s/></text:span><text:span text:style-name="T285_63">cover</text:span><text:span text:style-name="T285_64"><text:s/></text:span><text:span text:style-name="T285_65">its</text:span><text:span text:style-name="T285_66"><text:s/></text:span><text:span text:style-name="T285_67">own</text:span><text:span text:style-name="T285_68"><text:s/></text:span><text:span text:style-name="T285_69">costs</text:span><text:span text:style-name="T285_70"><text:s/></text:span><text:span text:style-name="T285_71">and</text:span><text:span text:style-name="T285_72"><text:s/></text:span><text:span text:style-name="T285_73">core</text:span><text:span text:style-name="T285_74"><text:s/></text:span><text:span text:style-name="T285_75">functionality</text:span><text:span text:style-name="T285_76"><text:s/></text:span><text:span text:style-name="T285_77">can</text:span><text:span text:style-name="T285_78"><text:s/></text:span><text:span text:style-name="T285_79">be</text:span><text:span text:style-name="T285_80"><text:s/></text:span><text:span text:style-name="T285_81">developed</text:span><text:span text:style-name="T285_82"><text:s/></text:span><text:span text:style-name="T285_83">and</text:span><text:span text:style-name="T285_84"><text:s/></text:span><text:span text:style-name="T285_85">maintained</text:span><text:span text:style-name="T285_86"><text:s/></text:span><text:span text:style-name="T285_87">with</text:span><text:span text:style-name="T285_88"><text:s/></text:span><text:span text:style-name="T285_89">the</text:span><text:span text:style-name="T285_90"><text:s/></text:span><text:span text:style-name="T285_91">revenues</text:span><text:span text:style-name="T285_92"><text:s/></text:span><text:span text:style-name="T285_93">from</text:span><text:span text:style-name="T285_94"><text:s/></text:span><text:span text:style-name="T285_95">new</text:span><text:span text:style-name="T285_96"><text:s/></text:span><text:span text:style-name="T285_97">customers</text:span><text:span text:style-name="T285_98"><text:s/></text:span><text:span text:style-name="T285_99">once</text:span><text:span text:style-name="T285_100"><text:s/></text:span><text:span text:style-name="T285_101">the</text:span><text:span text:style-name="T285_102"><text:s/></text:span><text:span text:style-name="T285_103">basic</text:span><text:span text:style-name="T285_104"><text:s/></text:span><text:span text:style-name="T285_105">infrastructure</text:span><text:span text:style-name="T285_106"><text:s/></text:span><text:span text:style-name="T285_107">has</text:span><text:span text:style-name="T285_108"><text:s/></text:span><text:span text:style-name="T285_109">been</text:span><text:span text:style-name="T285_110"><text:s/></text:span><text:span text:style-name="T285_111">set</text:span><text:span text:style-name="T285_112"><text:s/></text:span><text:span text:style-name="T285_113">up</text:span><text:span text:style-name="T285_11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134f5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00"/>
    </style:style>
    <style:style style:name="T1_2" style:family="text">
      <style:text-properties fo:background-color="#ffff00"/>
    </style:style>
    <style:style style:name="T1_3" style:family="text">
      <style:text-properties fo:background-color="#ffff00"/>
    </style:style>
    <style:style style:name="T1_4" style:family="text">
      <style:text-properties fo:background-color="#ffff00"/>
    </style:style>
    <style:style style:name="T1_5" style:family="text"/>
    <style:style style:name="T1_6" style:family="text">
      <style:text-properties fo:background-color="#ffff00" fo:color="#1155cc" style:text-underline-style="solid" style:text-underline-color="font-color"/>
    </style:style>
    <style:style style:name="T1_7" style:family="text"/>
    <style:style style:name="T1_8" style:family="text">
      <style:text-properties fo:background-color="#ffff00" fo:color="#1155cc" style:text-underline-style="solid" style:text-underline-color="font-color"/>
    </style:style>
    <style:style style:name="T1_9" style:family="text"/>
    <style:style style:name="T1_10" style:family="text">
      <style:text-properties fo:background-color="#ffff00" fo:color="#1155cc" style:text-underline-style="solid" style:text-underline-color="font-color"/>
    </style:style>
    <style:style style:name="T1_11" style:family="text"/>
    <style:style style:name="T1_12" style:family="text">
      <style:text-properties fo:background-color="#ffff00" fo:color="#1155cc" style:text-underline-style="solid" style:text-underline-color="font-color"/>
    </style:style>
    <style:style style:name="T1_13" style:family="text"/>
    <style:style style:name="T1_14" style:family="text">
      <style:text-properties fo:background-color="#ffff00" fo:color="#1155cc" style:text-underline-style="solid" style:text-underline-color="font-color"/>
    </style:style>
    <style:style style:name="T1_15" style:family="text"/>
    <style:style style:name="T1_16" style:family="text">
      <style:text-properties fo:background-color="#ffff00" fo:color="#1155cc" style:text-underline-style="solid" style:text-underline-color="font-color"/>
    </style:style>
    <style:style style:name="T1_17" style:family="text"/>
    <style:style style:name="T1_18" style:family="text">
      <style:text-properties fo:background-color="#ffff00" fo:color="#1155cc" style:text-underline-style="solid" style:text-underline-color="font-color"/>
    </style:style>
    <style:style style:name="T1_19" style:family="text">
      <style:text-properties fo:background-color="#ffff00"/>
    </style:style>
    <style:style style:name="P2" style:family="paragraph" style:parent-style-name="Standard">
      <style:paragraph-properties fo:text-align="right" fo:break-before="auto" fo:line-height="115%" style:writing-mode="lr-tb"/>
      <style:text-properties fo:background-color="#ffff00"/>
    </style:style>
  </office:automatic-styles>
  <office:master-styles>
    <style:master-page style:name="Standard" style:page-layout-name="pm1">
      <style:header>
        <text:p text:style-name="P1"><text:span text:style-name="T1_1">Lyhyt</text:span><text:span text:style-name="T1_2"><text:s/></text:span><text:span text:style-name="T1_3">URL</text:span><text:span text:style-name="T1_4">:<text:s/></text:span><text:span text:style-name="T1_5"><text:a xlink:type="simple" xlink:href="http://bit.ly/protomedia"><text:span text:style-name="T1_6">http</text:span></text:a></text:span><text:span text:style-name="T1_7"><text:a xlink:type="simple" xlink:href="http://bit.ly/protomedia"><text:span text:style-name="T1_8">://</text:span></text:a></text:span><text:span text:style-name="T1_9"><text:a xlink:type="simple" xlink:href="http://bit.ly/protomedia"><text:span text:style-name="T1_10">bit</text:span></text:a></text:span><text:span text:style-name="T1_11"><text:a xlink:type="simple" xlink:href="http://bit.ly/protomedia"><text:span text:style-name="T1_12">.</text:span></text:a></text:span><text:span text:style-name="T1_13"><text:a xlink:type="simple" xlink:href="http://bit.ly/protomedia"><text:span text:style-name="T1_14">ly</text:span></text:a></text:span><text:span text:style-name="T1_15"><text:a xlink:type="simple" xlink:href="http://bit.ly/protomedia"><text:span text:style-name="T1_16">/</text:span></text:a></text:span><text:span text:style-name="T1_17"><text:a xlink:type="simple" xlink:href="http://bit.ly/protomedia"><text:span text:style-name="T1_18">protomedia</text:span></text:a></text:span><text:span text:style-name="T1_19"><text:page-number text:select-page="current"/></text:span></text:p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